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e7c6" officeooo:paragraph-rsid="001ae7c6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language="en" fo:country="US" officeooo:rsid="004e2a5b" officeooo:paragraph-rsid="004e2a5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185b13" officeooo:paragraph-rsid="001ea63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erif" fo:font-size="12pt" fo:language="en" fo:country="US" officeooo:rsid="008578d0" officeooo:paragraph-rsid="008578d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000000" officeooo:paragraph-rsid="008578d0"/>
    </style:style>
    <style:style style:name="P7" style:family="paragraph" style:parent-style-name="Text_20_body">
      <style:paragraph-properties fo:text-align="center" style:justify-single-word="false"/>
      <style:text-properties style:font-name="Liberation Serif" fo:font-size="12pt" fo:language="en" fo:country="US" officeooo:rsid="000bb3fd" officeooo:paragraph-rsid="001ae7c6" style:font-size-asian="10.5pt" style:font-size-complex="12pt"/>
    </style:style>
    <style:style style:name="P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1ae7c6" style:font-size-asian="10.5pt" style:font-size-complex="12pt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ae7c6" officeooo:paragraph-rsid="00228a03" style:font-size-asian="10.5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d0530" officeooo:paragraph-rsid="001f872b" style:font-size-asian="10.5pt" style:font-size-complex="12pt"/>
    </style:style>
    <style:style style:name="P1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Liberation Serif" fo:font-size="12pt" fo:language="en" fo:country="US" officeooo:rsid="00185b13" officeooo:paragraph-rsid="001ea639" style:font-size-asian="10.5pt" style:font-size-complex="12pt"/>
    </style:style>
    <style:style style:name="P1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f872b" officeooo:paragraph-rsid="001f872b" style:font-size-asian="10.5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12dca" officeooo:paragraph-rsid="00212dca" style:font-size-asian="10.5pt" style:font-size-complex="12pt"/>
    </style:style>
    <style:style style:name="P1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28a03" officeooo:paragraph-rsid="001ae7c6" style:font-size-asian="10.5pt" style:font-size-complex="12pt"/>
    </style:style>
    <style:style style:name="P1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3c4e1" officeooo:paragraph-rsid="0049e960" style:font-size-asian="10.5pt" style:font-size-complex="12pt"/>
    </style:style>
    <style:style style:name="P1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80e5c" style:font-size-asian="10.5pt" style:font-size-complex="12pt"/>
    </style:style>
    <style:style style:name="P1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80e5c" officeooo:paragraph-rsid="0029f41d" style:font-size-asian="10.5pt" style:font-size-complex="12pt"/>
    </style:style>
    <style:style style:name="P2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d798e" officeooo:paragraph-rsid="002d798e" style:font-size-asian="10.5pt" style:font-size-complex="12pt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368c79" style:font-size-asian="10.5pt" style:font-size-complex="12pt"/>
    </style:style>
    <style:style style:name="P2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f872b" style:font-size-asian="10.5pt" style:font-size-complex="12pt"/>
    </style:style>
    <style:style style:name="P2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8c79" officeooo:paragraph-rsid="001d0530" style:font-size-asian="10.5pt" style:font-size-complex="12pt"/>
    </style:style>
    <style:style style:name="P2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6f4ba" officeooo:paragraph-rsid="0036f4ba" style:font-size-asian="10.5pt" style:font-size-complex="12pt"/>
    </style:style>
    <style:style style:name="P2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37a803" style:font-size-asian="10.5pt" style:font-size-complex="12pt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29f41d" style:font-size-asian="10.5pt" style:font-size-complex="12pt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b899f" style:font-size-asian="10.5pt" style:font-size-complex="12pt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7a803" officeooo:paragraph-rsid="004d7fdd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af253" officeooo:paragraph-rsid="003af253" style:font-size-asian="10.5pt" style:font-size-complex="12pt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3cdaed" style:font-size-asian="10.5pt" style:font-size-complex="12pt"/>
    </style:style>
    <style:style style:name="P3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6e3332" style:font-size-asian="10.5pt" style:font-size-complex="12pt"/>
    </style:style>
    <style:style style:name="P3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cdaed" officeooo:paragraph-rsid="009a130f" style:font-size-asian="10.5pt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d9ab2" officeooo:paragraph-rsid="003d9ab2" style:font-size-asian="10.5pt" style:font-size-complex="12pt"/>
    </style:style>
    <style:style style:name="P3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f0d05" style:font-size-asian="10.5pt" style:font-size-complex="12pt"/>
    </style:style>
    <style:style style:name="P3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37a803" style:font-size-asian="10.5pt" style:font-size-complex="12pt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f0d05" officeooo:paragraph-rsid="00404c9d" style:font-size-asian="10.5pt" style:font-size-complex="12pt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1ae7c6" style:font-size-asian="10.5pt" style:font-size-complex="12pt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2b94" style:font-size-asian="10.5pt" style:font-size-complex="12pt"/>
    </style:style>
    <style:style style:name="P3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42b94" officeooo:paragraph-rsid="004490ff" style:font-size-asian="10.5pt" style:font-size-complex="12pt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b899f" officeooo:paragraph-rsid="004b899f" style:font-size-asian="10.5pt" style:font-size-complex="12pt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4e2a5b" style:font-size-asian="10.5pt" style:font-size-complex="12pt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3918ee" officeooo:paragraph-rsid="003918ee" style:font-size-asian="10.5pt" style:font-size-complex="12pt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50267e" style:font-size-asian="10.5pt" style:font-size-complex="12pt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26bfb6" officeooo:paragraph-rsid="0026bfb6" style:font-size-asian="10.5pt" style:font-size-complex="12pt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267e" officeooo:paragraph-rsid="0050267e" style:font-size-asian="10.5pt" style:font-size-complex="12pt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506008" officeooo:paragraph-rsid="00506008" style:font-size-asian="10.5pt" style:font-size-complex="12pt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1b746a" officeooo:paragraph-rsid="001b746a" style:font-size-asian="10.5pt" style:font-size-complex="12pt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04a6d" officeooo:paragraph-rsid="00604a6d" style:font-size-asian="10.5pt" style:font-size-complex="12pt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24018" officeooo:paragraph-rsid="0023c4e1" style:font-size-asian="10.5pt" style:font-size-complex="12pt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6d275" style:font-size-asian="10.5pt" style:font-size-complex="12pt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6d275" officeooo:paragraph-rsid="00671aef" style:font-size-asian="10.5pt" style:font-size-complex="12pt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71aef" officeooo:paragraph-rsid="00671aef" style:font-size-asian="10.5pt" style:font-size-complex="12pt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6e3f31" officeooo:paragraph-rsid="006e3f31" style:font-size-asian="10.5pt" style:font-size-complex="12pt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43a58" officeooo:paragraph-rsid="00743a58" style:font-size-asian="10.5pt" style:font-size-complex="12pt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53aab" officeooo:paragraph-rsid="00753aab" style:font-size-asian="10.5pt" style:font-size-complex="12pt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34ac" officeooo:paragraph-rsid="007734ac" style:font-size-asian="10.5pt" style:font-size-complex="12pt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76c60" officeooo:paragraph-rsid="00776c60" style:font-size-asian="10.5pt" style:font-size-complex="12pt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78fc22" officeooo:paragraph-rsid="0078fc22" style:font-size-asian="10.5pt" style:font-size-complex="12pt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41626" officeooo:paragraph-rsid="00841626" style:font-size-asian="10.5pt" style:font-size-complex="12pt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8b062" officeooo:paragraph-rsid="0088b062" style:font-size-asian="10.5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97ede" officeooo:paragraph-rsid="00897ede" style:font-size-asian="10.5pt" style:font-size-complex="12pt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897ede" officeooo:paragraph-rsid="008ec8c5" style:font-size-asian="10.5pt" style:font-size-complex="12pt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2b1ca" officeooo:paragraph-rsid="0092b1ca" style:font-size-asian="10.5pt" style:font-size-complex="12pt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95919b" officeooo:paragraph-rsid="0095919b" style:font-size-asian="10.5pt" style:font-size-complex="12pt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3cdaed" style:font-size-asian="10.5pt" style:font-style-asian="italic" style:font-size-complex="12pt" style:font-style-complex="italic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cdaed" officeooo:paragraph-rsid="006e3f31" style:font-size-asian="10.5pt" style:font-style-asian="italic" style:font-size-complex="12pt" style:font-style-complex="italic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b899f" style:font-size-asian="10.5pt" style:font-style-asian="italic" style:font-size-complex="12pt" style:font-style-complex="italic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37a803" officeooo:paragraph-rsid="004d7fdd" style:font-size-asian="10.5pt" style:font-style-asian="italic" style:font-size-complex="12pt" style:font-style-complex="italic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6d275" style:font-size-asian="10.5pt" style:font-style-asian="italic" style:font-size-complex="12pt" style:font-style-complex="italic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6d275" officeooo:paragraph-rsid="00671aef" style:font-size-asian="10.5pt" style:font-style-asian="italic" style:font-size-complex="12pt" style:font-style-complex="italic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671aef" officeooo:paragraph-rsid="00671aef" style:font-size-asian="10.5pt" style:font-style-asian="italic" style:font-size-complex="12pt" style:font-style-complex="italic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90f653" officeooo:paragraph-rsid="0090f653" style:font-size-asian="10.5pt" style:font-style-asian="italic" style:font-size-complex="12pt" style:font-style-complex="italic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italic" officeooo:rsid="00966d48" officeooo:paragraph-rsid="00966d48" style:font-size-asian="10.5pt" style:font-style-asian="italic" style:font-size-complex="12pt" style:font-style-complex="italic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4b899f" officeooo:paragraph-rsid="004b899f" style:font-size-asian="10.5pt" style:font-style-asian="normal" style:font-size-complex="12pt" style:font-style-complex="normal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6d275" officeooo:paragraph-rsid="00671aef" style:font-size-asian="10.5pt" style:font-style-asian="normal" style:font-size-complex="12pt" style:font-style-complex="normal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671aef" officeooo:paragraph-rsid="00671aef" style:font-size-asian="10.5pt" style:font-style-asian="normal" style:font-size-complex="12pt" style:font-style-complex="normal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897ede" officeooo:paragraph-rsid="00897ede" style:font-size-asian="10.5pt" style:font-style-asian="normal" style:font-size-complex="12pt" style:font-style-complex="normal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0f653" officeooo:paragraph-rsid="0090f653" style:font-size-asian="10.5pt" style:font-style-asian="normal" style:font-size-complex="12pt" style:font-style-complex="normal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66d48" officeooo:paragraph-rsid="00966d48" style:font-size-asian="10.5pt" style:font-style-asian="normal" style:font-size-complex="12pt" style:font-style-complex="normal"/>
    </style:style>
    <style:style style:name="P82" style:family="paragraph" style:parent-style-name="Text_20_body">
      <style:paragraph-properties fo:text-align="center" style:justify-single-word="false"/>
      <style:text-properties officeooo:paragraph-rsid="001ae7c6"/>
    </style:style>
    <style:style style:name="P83" style:family="paragraph" style:parent-style-name="Text_20_body">
      <style:text-properties officeooo:paragraph-rsid="001e16ea"/>
    </style:style>
    <style:style style:name="P84" style:family="paragraph" style:parent-style-name="Text_20_body">
      <style:text-properties officeooo:rsid="019ddc74" officeooo:paragraph-rsid="001e16ea"/>
    </style:style>
    <style:style style:name="P85" style:family="paragraph" style:parent-style-name="Title">
      <style:text-properties officeooo:paragraph-rsid="00841626"/>
    </style:style>
    <style:style style:name="P86" style:family="paragraph" style:parent-style-name="Text_20_body" style:list-style-name="L1">
      <style:text-properties officeooo:paragraph-rsid="001e16ea"/>
    </style:style>
    <style:style style:name="P87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1ae7c6" officeooo:paragraph-rsid="001e16ea" style:font-size-asian="10.5pt" style:font-size-complex="12pt"/>
    </style:style>
    <style:style style:name="P88" style:family="paragraph" style:parent-style-name="Text_20_body" style:list-style-name="L1">
      <style:paragraph-properties fo:text-align="justify" style:justify-single-word="false"/>
      <style:text-properties style:font-name="Liberation Serif" fo:font-size="12pt" fo:language="en" fo:country="US" officeooo:rsid="00841626" officeooo:paragraph-rsid="00841626" style:font-size-asian="10.5pt" style:font-size-complex="12pt"/>
    </style:style>
    <style:style style:name="P89" style:family="paragraph" style:parent-style-name="Text_20_body" style:list-style-name="L2">
      <style:paragraph-properties fo:text-align="justify" style:justify-single-word="false"/>
      <style:text-properties style:font-name="Liberation Serif" fo:font-size="12pt" fo:language="en" fo:country="US" officeooo:rsid="019ddc74" officeooo:paragraph-rsid="001e16ea" style:font-size-asian="10.5pt" style:font-size-complex="12pt"/>
    </style:style>
    <style:style style:name="P90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624018" officeooo:paragraph-rsid="00624018" style:font-size-asian="10.5pt" style:font-size-complex="12pt"/>
    </style:style>
    <style:style style:name="P91" style:family="paragraph" style:parent-style-name="Text_20_body" style:list-style-name="L3">
      <style:paragraph-properties fo:text-align="justify" style:justify-single-word="false"/>
      <style:text-properties style:font-name="Liberation Serif" fo:font-size="12pt" fo:language="en" fo:country="US" officeooo:rsid="0023c4e1" officeooo:paragraph-rsid="0023c4e1" style:font-size-asian="10.5pt" style:font-size-complex="12pt"/>
    </style:style>
    <style:style style:name="P92" style:family="paragraph" style:parent-style-name="Text_20_body">
      <style:paragraph-properties fo:text-align="justify" style:justify-single-word="false"/>
      <style:text-properties style:font-name="Liberation Serif" fo:font-size="12pt" fo:language="en" fo:country="US" officeooo:rsid="004e0c01" officeooo:paragraph-rsid="004e2a5b" style:font-size-asian="10.5pt" style:font-size-complex="12pt"/>
    </style:style>
    <style:style style:name="P93" style:family="paragraph" style:parent-style-name="Text_20_body">
      <style:paragraph-properties fo:text-align="justify" style:justify-single-word="false"/>
      <style:text-properties style:font-name="Liberation Serif" fo:font-size="12pt" fo:language="en" fo:country="US" fo:font-style="normal" officeooo:rsid="00966d48" officeooo:paragraph-rsid="00966d48" style:font-size-asian="10.5pt" style:font-style-asian="normal" style:font-size-complex="12pt" style:font-style-complex="normal"/>
    </style:style>
    <style:style style:name="P94" style:family="paragraph" style:parent-style-name="Text_20_body" style:list-style-name="L2">
      <style:text-properties officeooo:rsid="019ddc74" officeooo:paragraph-rsid="001e16ea"/>
    </style:style>
    <style:style style:name="P95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6" style:family="paragraph" style:parent-style-name="Text_20_body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7" style:family="paragraph" style:parent-style-name="Heading_20_1" style:list-style-name=""/>
    <style:style style:name="P98" style:family="paragraph" style:parent-style-name="Heading_20_1">
      <style:paragraph-properties fo:break-before="page"/>
    </style:style>
    <style:style style:name="P99" style:family="paragraph" style:parent-style-name="Index_20_Separator">
      <style:paragraph-properties>
        <style:tab-stops/>
      </style:paragraph-properties>
    </style:style>
    <style:style style:name="T1" style:family="text">
      <style:text-properties officeooo:rsid="0032ab1f"/>
    </style:style>
    <style:style style:name="T2" style:family="text">
      <style:text-properties style:text-position="super 58%" fo:font-weight="bold" style:font-weight-asian="bold" style:font-weight-complex="bold"/>
    </style:style>
    <style:style style:name="T3" style:family="text">
      <style:text-properties style:text-position="super 58%" fo:font-weight="bold" officeooo:rsid="00749e07" style:font-weight-asian="bold" style:font-weight-complex="bold"/>
    </style:style>
    <style:style style:name="T4" style:family="text">
      <style:text-properties style:text-position="super 58%" fo:font-weight="bold" officeooo:rsid="001e16ea" style:font-weight-asian="bold" style:font-weight-complex="bold"/>
    </style:style>
    <style:style style:name="T5" style:family="text">
      <style:text-properties style:text-position="super 58%" fo:font-weight="bold" officeooo:rsid="007b6295" style:font-weight-asian="bold" style:font-weight-complex="bold"/>
    </style:style>
    <style:style style:name="T6" style:family="text">
      <style:text-properties style:text-position="super 58%" fo:font-weight="bold" officeooo:rsid="008578d0" style:font-weight-asian="bold" style:font-weight-complex="bold"/>
    </style:style>
    <style:style style:name="T7" style:family="text">
      <style:text-properties officeooo:rsid="00184249"/>
    </style:style>
    <style:style style:name="T8" style:family="text">
      <style:text-properties officeooo:rsid="001e16ea"/>
    </style:style>
    <style:style style:name="T9" style:family="text">
      <style:text-properties officeooo:rsid="0016dcb2"/>
    </style:style>
    <style:style style:name="T10" style:family="text">
      <style:text-properties officeooo:rsid="002af49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af49a" style:font-weight-asian="bold" style:font-weight-complex="bold"/>
    </style:style>
    <style:style style:name="T13" style:family="text">
      <style:text-properties fo:font-weight="bold" officeooo:rsid="001f5ebc" style:font-weight-asian="bold" style:font-weight-complex="bold"/>
    </style:style>
    <style:style style:name="T14" style:family="text">
      <style:text-properties fo:font-weight="bold" officeooo:rsid="007cf8cf" style:font-weight-asian="bold" style:font-weight-complex="bold"/>
    </style:style>
    <style:style style:name="T15" style:family="text">
      <style:text-properties officeooo:rsid="00368c79"/>
    </style:style>
    <style:style style:name="T16" style:family="text">
      <style:text-properties officeooo:rsid="0036f4ba"/>
    </style:style>
    <style:style style:name="T17" style:family="text">
      <style:text-properties officeooo:rsid="0037a73d"/>
    </style:style>
    <style:style style:name="T18" style:family="text">
      <style:text-properties officeooo:rsid="0037a803"/>
    </style:style>
    <style:style style:name="T19" style:family="text">
      <style:text-properties officeooo:rsid="003918ee"/>
    </style:style>
    <style:style style:name="T20" style:family="text">
      <style:text-properties officeooo:rsid="003d9ab2"/>
    </style:style>
    <style:style style:name="T21" style:family="text">
      <style:text-properties fo:font-style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404c9d" style:font-style-asian="italic" style:font-style-complex="italic"/>
    </style:style>
    <style:style style:name="T24" style:family="text">
      <style:text-properties fo:font-style="italic" officeooo:rsid="0037a73d" style:font-style-asian="italic" style:font-style-complex="italic"/>
    </style:style>
    <style:style style:name="T25" style:family="text">
      <style:text-properties fo:font-style="italic" officeooo:rsid="0044ef6e" style:font-style-asian="italic" style:font-style-complex="italic"/>
    </style:style>
    <style:style style:name="T26" style:family="text">
      <style:text-properties fo:font-style="italic" officeooo:rsid="004b899f" style:font-style-asian="italic" style:font-style-complex="italic"/>
    </style:style>
    <style:style style:name="T27" style:family="text">
      <style:text-properties fo:font-style="italic" officeooo:rsid="004c2d5a" style:font-style-asian="italic" style:font-style-complex="italic"/>
    </style:style>
    <style:style style:name="T28" style:family="text">
      <style:text-properties fo:font-style="italic" officeooo:rsid="0066d275" style:font-style-asian="italic" style:font-style-complex="italic"/>
    </style:style>
    <style:style style:name="T29" style:family="text">
      <style:text-properties fo:font-style="italic" officeooo:rsid="006e3332" style:font-style-asian="italic" style:font-style-complex="italic"/>
    </style:style>
    <style:style style:name="T30" style:family="text">
      <style:text-properties fo:font-style="italic" officeooo:rsid="0090f653" style:font-style-asian="italic" style:font-style-complex="italic"/>
    </style:style>
    <style:style style:name="T31" style:family="text">
      <style:text-properties fo:font-style="italic" officeooo:rsid="0092b1ca" style:font-style-asian="italic" style:font-style-complex="italic"/>
    </style:style>
    <style:style style:name="T32" style:family="text">
      <style:text-properties fo:font-style="italic" officeooo:rsid="009a130f" style:font-style-asian="italic" style:font-style-complex="italic"/>
    </style:style>
    <style:style style:name="T33" style:family="text">
      <style:text-properties officeooo:rsid="00404c9d"/>
    </style:style>
    <style:style style:name="T34" style:family="text">
      <style:text-properties officeooo:rsid="004490ff"/>
    </style:style>
    <style:style style:name="T35" style:family="text">
      <style:text-properties officeooo:rsid="0044ef6e"/>
    </style:style>
    <style:style style:name="T36" style:family="text">
      <style:text-properties officeooo:rsid="0048f9db"/>
    </style:style>
    <style:style style:name="T37" style:family="text">
      <style:text-properties officeooo:rsid="0049e960"/>
    </style:style>
    <style:style style:name="T38" style:family="text">
      <style:text-properties officeooo:rsid="004d7fdd"/>
    </style:style>
    <style:style style:name="T39" style:family="text">
      <style:text-properties officeooo:rsid="004e0c01"/>
    </style:style>
    <style:style style:name="T40" style:family="text">
      <style:text-properties officeooo:rsid="004e2a5b"/>
    </style:style>
    <style:style style:name="T41" style:family="text">
      <style:text-properties officeooo:rsid="0050267e"/>
    </style:style>
    <style:style style:name="T42" style:family="text">
      <style:text-properties officeooo:rsid="00518c1c"/>
    </style:style>
    <style:style style:name="T43" style:family="text">
      <style:text-properties officeooo:rsid="00579a99"/>
    </style:style>
    <style:style style:name="T44" style:family="text">
      <style:text-properties officeooo:rsid="00624018"/>
    </style:style>
    <style:style style:name="T45" style:family="text">
      <style:text-properties officeooo:rsid="0066d275"/>
    </style:style>
    <style:style style:name="T46" style:family="text">
      <style:text-properties officeooo:rsid="00671aef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66d275" style:font-style-asian="normal" style:font-style-complex="normal"/>
    </style:style>
    <style:style style:name="T49" style:family="text">
      <style:text-properties fo:font-style="normal" officeooo:rsid="006e3332" style:font-style-asian="normal" style:font-style-complex="normal"/>
    </style:style>
    <style:style style:name="T50" style:family="text">
      <style:text-properties officeooo:rsid="006a9067"/>
    </style:style>
    <style:style style:name="T51" style:family="text">
      <style:text-properties officeooo:rsid="006e3332"/>
    </style:style>
    <style:style style:name="T52" style:family="text">
      <style:text-properties officeooo:rsid="006e3f31"/>
    </style:style>
    <style:style style:name="T53" style:family="text">
      <style:text-properties officeooo:rsid="0070a716"/>
    </style:style>
    <style:style style:name="T54" style:family="text">
      <style:text-properties officeooo:rsid="00753aab"/>
    </style:style>
    <style:style style:name="T55" style:family="text">
      <style:text-properties officeooo:rsid="007b6295"/>
    </style:style>
    <style:style style:name="T56" style:family="text">
      <style:text-properties officeooo:rsid="007cf8cf"/>
    </style:style>
    <style:style style:name="T57" style:family="text">
      <style:text-properties officeooo:rsid="00841626"/>
    </style:style>
    <style:style style:name="T58" style:family="text">
      <style:text-properties style:font-name="Liberation Serif" fo:font-size="12pt" fo:language="en" fo:country="US" officeooo:rsid="008578d0" style:font-size-asian="10.5pt" style:font-size-complex="12pt"/>
    </style:style>
    <style:style style:name="T59" style:family="text">
      <style:text-properties style:font-name="Liberation Serif" fo:font-size="12pt" fo:language="en" fo:country="US" fo:font-weight="bold" officeooo:rsid="008578d0" style:font-size-asian="10.5pt" style:font-weight-asian="bold" style:font-size-complex="12pt" style:font-weight-complex="bold"/>
    </style:style>
    <style:style style:name="T60" style:family="text">
      <style:text-properties style:font-name="Liberation Serif" fo:font-size="12pt" fo:language="en" fo:country="US" fo:font-style="italic" officeooo:rsid="008578d0" style:font-size-asian="10.5pt" style:font-size-complex="12pt"/>
    </style:style>
    <style:style style:name="T61" style:family="text">
      <style:text-properties style:text-position="0% 100%" fo:font-weight="bold" style:font-weight-asian="bold" style:font-weight-complex="bold"/>
    </style:style>
    <style:style style:name="T62" style:family="text">
      <style:text-properties officeooo:rsid="008a73ed"/>
    </style:style>
    <style:style style:name="T63" style:family="text">
      <style:text-properties officeooo:rsid="008afc92"/>
    </style:style>
    <style:style style:name="T64" style:family="text">
      <style:text-properties officeooo:rsid="008b1f78"/>
    </style:style>
    <style:style style:name="T65" style:family="text">
      <style:text-properties officeooo:rsid="008ec8c5"/>
    </style:style>
    <style:style style:name="T66" style:family="text">
      <style:text-properties officeooo:rsid="0092b1ca"/>
    </style:style>
    <style:style style:name="T67" style:family="text">
      <style:text-properties officeooo:rsid="009467a3"/>
    </style:style>
    <style:style style:name="T68" style:family="text">
      <style:text-properties officeooo:rsid="0095919b"/>
    </style:style>
    <style:style style:name="T69" style:family="text">
      <style:text-properties officeooo:rsid="0097447a"/>
    </style:style>
    <style:style style:name="T70" style:family="text">
      <style:text-properties officeooo:rsid="009911b8"/>
    </style:style>
    <style:style style:name="T71" style:family="text">
      <style:text-properties officeooo:rsid="009bca17"/>
    </style:style>
    <style:style style:name="T72" style:family="text">
      <style:text-properties officeooo:rsid="009e5bbe"/>
    </style:style>
    <style:style style:name="T73" style:family="text">
      <style:text-properties officeooo:rsid="009ffcae"/>
    </style:style>
    <style:style style:name="T74" style:family="text">
      <style:text-properties officeooo:rsid="00a0174e"/>
    </style:style>
    <style:style style:name="T75" style:family="text">
      <style:text-properties officeooo:rsid="00a0f60c"/>
    </style:style>
    <style:style style:name="T76" style:family="text">
      <style:text-properties officeooo:rsid="00a2a0b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alphabetical-index-auto-mark-file xlink:href="../sqlp_concordance.sdi"/>
      <text:p text:style-name="P85"><text:alphabetical-index-mark-start text:id="IMark73339576"/><text:alphabetical-index-mark-start text:id="IMark73579784"/><text:alphabetical-index-mark-start text:id="IMark73431896"/><text:alphabetical-index-mark-start text:id="IMark79777272"/><text:alphabetical-index-mark-start text:id="IMark77755208"/><text:alphabetical-index-mark-start text:id="IMark64574280"/><text:alphabetical-index-mark-start text:id="IMark74110392"/><text:alphabetical-index-mark-start text:id="IMark77402456"/><text:alphabetical-index-mark-start text:id="IMark63708264"/><text:alphabetical-index-mark-start text:id="IMark68138328"/><text:alphabetical-index-mark-start text:id="IMark63531816"/><text:alphabetical-index-mark-start text:id="IMark74386776"/><text:alphabetical-index-mark-start text:id="IMark80986632"/><text:alphabetical-index-mark-start text:id="IMark80596888"/><text:alphabetical-index-mark-start text:id="IMark73746616"/><text:alphabetical-index-mark-start text:id="IMark80066232"/><text:alphabetical-index-mark-start text:id="IMark79570696"/><text:alphabetical-index-mark-start text:id="IMark79106472"/><text:span text:style-name="T15">Sql</text:span><text:alphabetical-index-mark-end text:id="IMark79106472"/><text:alphabetical-index-mark-end text:id="IMark79570696"/><text:alphabetical-index-mark-end text:id="IMark80066232"/><text:alphabetical-index-mark-end text:id="IMark73746616"/><text:alphabetical-index-mark-end text:id="IMark80596888"/><text:alphabetical-index-mark-end text:id="IMark80986632"/><text:alphabetical-index-mark-end text:id="IMark74386776"/><text:alphabetical-index-mark-end text:id="IMark63531816"/><text:alphabetical-index-mark-end text:id="IMark68138328"/><text:alphabetical-index-mark-end text:id="IMark63708264"/><text:alphabetical-index-mark-end text:id="IMark77402456"/><text:alphabetical-index-mark-end text:id="IMark74110392"/><text:alphabetical-index-mark-end text:id="IMark64574280"/><text:alphabetical-index-mark-end text:id="IMark77755208"/><text:alphabetical-index-mark-end text:id="IMark79777272"/><text:alphabetical-index-mark-end text:id="IMark73431896"/><text:alphabetical-index-mark-end text:id="IMark73579784"/><text:alphabetical-index-mark-end text:id="IMark73339576"/><text:span text:style-name="T15">p -</text:span> Simple <text:alphabetical-index-mark-start text:id="IMark65411512"/><text:alphabetical-index-mark-start text:id="IMark80470984"/><text:alphabetical-index-mark-start text:id="IMark79546152"/><text:alphabetical-index-mark-start text:id="IMark79775912"/><text:alphabetical-index-mark-start text:id="IMark78628888"/><text:alphabetical-index-mark-start text:id="IMark80353384"/><text:alphabetical-index-mark-start text:id="IMark79155272"/><text:alphabetical-index-mark-start text:id="IMark72729160"/><text:alphabetical-index-mark-start text:id="IMark80247640"/>terminal<text:alphabetical-index-mark-end text:id="IMark80247640"/><text:alphabetical-index-mark-end text:id="IMark72729160"/><text:alphabetical-index-mark-end text:id="IMark79155272"/><text:alphabetical-index-mark-end text:id="IMark80353384"/><text:alphabetical-index-mark-end text:id="IMark78628888"/><text:alphabetical-index-mark-end text:id="IMark79775912"/><text:alphabetical-index-mark-end text:id="IMark79546152"/><text:alphabetical-index-mark-end text:id="IMark80470984"/><text:alphabetical-index-mark-end text:id="IMark65411512"/> <text:alphabetical-index-mark-start text:id="IMark67810264"/><text:alphabetical-index-mark-start text:id="IMark77326344"/><text:alphabetical-index-mark-start text:id="IMark77562664"/><text:alphabetical-index-mark-start text:id="IMark56690856"/><text:alphabetical-index-mark-start text:id="IMark71251752"/><text:alphabetical-index-mark-start text:id="IMark72739928"/><text:alphabetical-index-mark-start text:id="IMark64030232"/><text:alphabetical-index-mark-start text:id="IMark79562536"/><text:alphabetical-index-mark-start text:id="IMark79100200"/>query<text:alphabetical-index-mark-end text:id="IMark79100200"/><text:alphabetical-index-mark-end text:id="IMark79562536"/><text:alphabetical-index-mark-end text:id="IMark64030232"/><text:alphabetical-index-mark-end text:id="IMark72739928"/><text:alphabetical-index-mark-end text:id="IMark71251752"/><text:alphabetical-index-mark-end text:id="IMark56690856"/><text:alphabetical-index-mark-end text:id="IMark77562664"/><text:alphabetical-index-mark-end text:id="IMark77326344"/><text:alphabetical-index-mark-end text:id="IMark67810264"/> and <text:alphabetical-index-mark-start text:id="IMark74700168"/><text:alphabetical-index-mark-start text:id="IMark80071160"/><text:alphabetical-index-mark-start text:id="IMark80155624"/><text:alphabetical-index-mark-start text:id="IMark56704600"/><text:alphabetical-index-mark-start text:id="IMark74085608"/><text:alphabetical-index-mark-start text:id="IMark70621736"/><text:alphabetical-index-mark-start text:id="IMark73825896"/><text:alphabetical-index-mark-start text:id="IMark80600744"/><text:alphabetical-index-mark-start text:id="IMark74637496"/>.<text:alphabetical-index-mark-start text:id="IMark80151240"/><text:alphabetical-index-mark-start text:id="IMark74558536"/><text:alphabetical-index-mark-start text:id="IMark80587064"/><text:alphabetical-index-mark-start text:id="IMark79208536"/><text:alphabetical-index-mark-start text:id="IMark78143896"/><text:alphabetical-index-mark-start text:id="IMark72745288"/><text:alphabetical-index-mark-start text:id="IMark77273608"/><text:alphabetical-index-mark-start text:id="IMark64363240"/><text:alphabetical-index-mark-start text:id="IMark64364216"/><text:alphabetical-index-mark-start text:id="IMark72671928"/><text:alphabetical-index-mark-start text:id="IMark66154664"/><text:alphabetical-index-mark-start text:id="IMark66155656"/><text:alphabetical-index-mark-start text:id="IMark80757736"/><text:alphabetical-index-mark-start text:id="IMark73288984"/><text:alphabetical-index-mark-start text:id="IMark80072936"/><text:alphabetical-index-mark-start text:id="IMark73713528"/><text:alphabetical-index-mark-start text:id="IMark79557960"/><text:alphabetical-index-mark-start text:id="IMark79731640"/>sql<text:alphabetical-index-mark-end text:id="IMark79731640"/><text:alphabetical-index-mark-end text:id="IMark79557960"/><text:alphabetical-index-mark-end text:id="IMark73713528"/><text:alphabetical-index-mark-end text:id="IMark80072936"/><text:alphabetical-index-mark-end text:id="IMark73288984"/><text:alphabetical-index-mark-end text:id="IMark80757736"/><text:alphabetical-index-mark-end text:id="IMark66155656"/><text:alphabetical-index-mark-end text:id="IMark66154664"/><text:alphabetical-index-mark-end text:id="IMark72671928"/><text:alphabetical-index-mark-end text:id="IMark64364216"/><text:alphabetical-index-mark-end text:id="IMark64363240"/><text:alphabetical-index-mark-end text:id="IMark77273608"/><text:alphabetical-index-mark-end text:id="IMark72745288"/><text:alphabetical-index-mark-end text:id="IMark78143896"/><text:alphabetical-index-mark-end text:id="IMark79208536"/><text:alphabetical-index-mark-end text:id="IMark80587064"/><text:alphabetical-index-mark-end text:id="IMark74558536"/><text:alphabetical-index-mark-end text:id="IMark80151240"/><text:alphabetical-index-mark-end text:id="IMark74637496"/><text:alphabetical-index-mark-end text:id="IMark80600744"/><text:alphabetical-index-mark-end text:id="IMark73825896"/><text:alphabetical-index-mark-end text:id="IMark70621736"/><text:alphabetical-index-mark-end text:id="IMark74085608"/><text:alphabetical-index-mark-end text:id="IMark56704600"/><text:alphabetical-index-mark-end text:id="IMark80155624"/><text:alphabetical-index-mark-end text:id="IMark80071160"/><text:alphabetical-index-mark-end text:id="IMark74700168"/> <text:alphabetical-index-mark-start text:id="IMark78147064"/><text:alphabetical-index-mark-start text:id="IMark77166392"/><text:alphabetical-index-mark-start text:id="IMark64123032"/><text:alphabetical-index-mark-start text:id="IMark74124152"/><text:alphabetical-index-mark-start text:id="IMark64635400"/><text:alphabetical-index-mark-start text:id="IMark79144776"/><text:alphabetical-index-mark-start text:id="IMark79102840"/><text:alphabetical-index-mark-start text:id="IMark74722056"/><text:alphabetical-index-mark-start text:id="IMark79617256"/>file<text:alphabetical-index-mark-end text:id="IMark79617256"/><text:alphabetical-index-mark-end text:id="IMark74722056"/><text:alphabetical-index-mark-end text:id="IMark79102840"/><text:alphabetical-index-mark-end text:id="IMark79144776"/><text:alphabetical-index-mark-end text:id="IMark64635400"/><text:alphabetical-index-mark-end text:id="IMark74124152"/><text:alphabetical-index-mark-end text:id="IMark64123032"/><text:alphabetical-index-mark-end text:id="IMark77166392"/><text:alphabetical-index-mark-end text:id="IMark78147064"/> processing for <text:alphabetical-index-mark-start text:id="IMark79527688"/><text:alphabetical-index-mark-start text:id="IMark56762648"/><text:alphabetical-index-mark-start text:id="IMark73735384"/><text:alphabetical-index-mark-start text:id="IMark64334296"/><text:alphabetical-index-mark-start text:id="IMark64140600"/><text:alphabetical-index-mark-start text:id="IMark72747640"/><text:alphabetical-index-mark-start text:id="IMark79618360"/><text:alphabetical-index-mark-start text:id="IMark80591336"/><text:alphabetical-index-mark-start text:id="IMark50856680"/><text:alphabetical-index-mark-start text:id="IMark56754456"/><text:alphabetical-index-mark-start text:id="IMark79697656"/><text:alphabetical-index-mark-start text:id="IMark74125192"/><text:alphabetical-index-mark-start text:id="IMark74197944"/><text:alphabetical-index-mark-start text:id="IMark80207064"/><text:alphabetical-index-mark-start text:id="IMark74057272"/><text:alphabetical-index-mark-start text:id="IMark73739928"/><text:alphabetical-index-mark-start text:id="IMark64636472"/><text:alphabetical-index-mark-start text:id="IMark74458984"/><text:alphabetical-index-mark-start text:id="IMark77167464"/><text:alphabetical-index-mark-start text:id="IMark72748392"/><text:alphabetical-index-mark-start text:id="IMark79145864"/><text:alphabetical-index-mark-start text:id="IMark74485768"/><text:alphabetical-index-mark-start text:id="IMark79103944"/><text:alphabetical-index-mark-start text:id="IMark73773736"/><text:alphabetical-index-mark-start text:id="IMark73775032"/><text:alphabetical-index-mark-start text:id="IMark79959368"/><text:alphabetical-index-mark-start text:id="IMark80038680"/>Sql<text:alphabetical-index-mark-end text:id="IMark80038680"/><text:alphabetical-index-mark-end text:id="IMark79959368"/><text:alphabetical-index-mark-end text:id="IMark73775032"/><text:alphabetical-index-mark-end text:id="IMark73773736"/><text:alphabetical-index-mark-end text:id="IMark79103944"/><text:alphabetical-index-mark-end text:id="IMark74485768"/><text:alphabetical-index-mark-end text:id="IMark79145864"/><text:alphabetical-index-mark-end text:id="IMark72748392"/><text:alphabetical-index-mark-end text:id="IMark77167464"/><text:alphabetical-index-mark-end text:id="IMark74458984"/><text:alphabetical-index-mark-end text:id="IMark64636472"/><text:alphabetical-index-mark-end text:id="IMark73739928"/><text:alphabetical-index-mark-end text:id="IMark74057272"/><text:alphabetical-index-mark-end text:id="IMark80207064"/><text:alphabetical-index-mark-end text:id="IMark74197944"/><text:alphabetical-index-mark-end text:id="IMark74125192"/><text:alphabetical-index-mark-end text:id="IMark79697656"/><text:alphabetical-index-mark-end text:id="IMark56754456"/>ite<text:alphabetical-index-mark-end text:id="IMark50856680"/><text:alphabetical-index-mark-end text:id="IMark80591336"/><text:alphabetical-index-mark-end text:id="IMark79618360"/><text:alphabetical-index-mark-end text:id="IMark72747640"/><text:alphabetical-index-mark-end text:id="IMark64140600"/><text:alphabetical-index-mark-end text:id="IMark64334296"/><text:alphabetical-index-mark-end text:id="IMark73735384"/><text:alphabetical-index-mark-end text:id="IMark56762648"/><text:alphabetical-index-mark-end text:id="IMark79527688"/>3 <text:span text:style-name="T57">and </text:span><text:alphabetical-index-mark-start text:id="IMark80508664"/><text:alphabetical-index-mark-start text:id="IMark73576376"/><text:span text:style-name="T57">HDF5</text:span><text:alphabetical-index-mark-end text:id="IMark73576376"/><text:alphabetical-index-mark-end text:id="IMark80508664"/><text:span text:style-name="T57"> </text:span><text:alphabetical-index-mark-start text:id="IMark74488504"/><text:alphabetical-index-mark-start text:id="IMark80110712"/><text:span text:style-name="T57">database</text:span><text:alphabetical-index-mark-end text:id="IMark80110712"/><text:alphabetical-index-mark-end text:id="IMark74488504"/><text:span text:style-name="T57">s.</text:span></text:p>
      <text:p text:style-name="Text_20_body"/>
      <text:p text:style-name="P82">Pablo <text:alphabetical-index-mark-start text:id="IMark73775032"/><text:alphabetical-index-mark-start text:id="IMark65411512"/><text:alphabetical-index-mark-start text:id="IMark80508664"/><text:alphabetical-index-mark-start text:id="IMark73431512"/><text:alphabetical-index-mark-start text:id="IMark77754824"/><text:alphabetical-index-mark-start text:id="IMark79570696"/><text:alphabetical-index-mark-start text:id="IMark79106920"/><text:alphabetical-index-mark-start text:id="IMark73020760"/><text:alphabetical-index-mark-start text:id="IMark73547144"/><text:alphabetical-index-mark-start text:id="IMark80069960"/><text:alphabetical-index-mark-start text:id="IMark70851144"/><text:alphabetical-index-mark-start text:id="IMark73893432"/><text:alphabetical-index-mark-start text:id="IMark78629176"/><text:alphabetical-index-mark-start text:id="IMark74404648"/><text:alphabetical-index-mark-start text:id="IMark79776680"/><text:alphabetical-index-mark-start text:id="IMark67809624"/><text:alphabetical-index-mark-start text:id="IMark79106760"/><text:alphabetical-index-mark-start text:id="IMark79604568"/><text:alphabetical-index-mark-start text:id="IMark63674312"/>Edronkin<text:alphabetical-index-mark-end text:id="IMark63674312"/><text:alphabetical-index-mark-end text:id="IMark79604568"/><text:alphabetical-index-mark-end text:id="IMark79106760"/><text:alphabetical-index-mark-end text:id="IMark67809624"/><text:alphabetical-index-mark-end text:id="IMark79776680"/><text:alphabetical-index-mark-end text:id="IMark74404648"/><text:alphabetical-index-mark-end text:id="IMark78629176"/><text:alphabetical-index-mark-end text:id="IMark73893432"/><text:alphabetical-index-mark-end text:id="IMark70851144"/><text:alphabetical-index-mark-end text:id="IMark80069960"/><text:alphabetical-index-mark-end text:id="IMark73547144"/><text:alphabetical-index-mark-end text:id="IMark73020760"/><text:alphabetical-index-mark-end text:id="IMark79106920"/><text:alphabetical-index-mark-end text:id="IMark79570696"/><text:alphabetical-index-mark-end text:id="IMark77754824"/><text:alphabetical-index-mark-end text:id="IMark73431512"/><text:alphabetical-index-mark-end text:id="IMark80508664"/><text:alphabetical-index-mark-end text:id="IMark65411512"/><text:alphabetical-index-mark-end text:id="IMark73775032"/>, <text:span text:style-name="T1">2019</text:span></text:p>
      <text:p text:style-name="P7"><text:a xlink:type="simple" xlink:href="https://orcid.org/0000-0001-8690-7030" text:style-name="Internet_20_link" text:visited-style-name="Visited_20_Internet_20_Link">https://</text:a><text:alphabetical-index-mark-start text:id="IMark65411512"/><text:alphabetical-index-mark-start text:id="IMark80508664"/><text:alphabetical-index-mark-start text:id="IMark73431512"/><text:alphabetical-index-mark-start text:id="IMark77754824"/><text:alphabetical-index-mark-start text:id="IMark79570696"/><text:alphabetical-index-mark-start text:id="IMark79106920"/><text:alphabetical-index-mark-start text:id="IMark73020760"/><text:alphabetical-index-mark-start text:id="IMark73547144"/><text:alphabetical-index-mark-start text:id="IMark80069960"/><text:alphabetical-index-mark-start text:id="IMark63674312"/><text:alphabetical-index-mark-start text:id="IMark73775032"/><text:alphabetical-index-mark-start text:id="IMark64296328"/><text:alphabetical-index-mark-start text:id="IMark74404184"/><text:alphabetical-index-mark-start text:id="IMark77562952"/><text:alphabetical-index-mark-start text:id="IMark78639352"/><text:alphabetical-index-mark-start text:id="IMark78618008"/><text:alphabetical-index-mark-start text:id="IMark80590872"/><text:alphabetical-index-mark-start text:id="IMark64621528"/><text:alphabetical-index-mark-start text:id="IMark74201096"/><text:alphabetical-index-mark-start text:id="IMark74200424"/><text:alphabetical-index-mark-start text:id="IMark64210328"/><text:alphabetical-index-mark-start text:id="IMark73892760"/><text:alphabetical-index-mark-start text:id="IMark80331448"/><text:alphabetical-index-mark-start text:id="IMark74193288"/><text:alphabetical-index-mark-start text:id="IMark73825432"/><text:alphabetical-index-mark-start text:id="IMark74085224"/><text:alphabetical-index-mark-start text:id="IMark74556360"/><text:a xlink:type="simple" xlink:href="https://orcid.org/0000-0001-8690-7030" text:style-name="Internet_20_link" text:visited-style-name="Visited_20_Internet_20_Link">orcid</text:a><text:alphabetical-index-mark-end text:id="IMark74556360"/><text:alphabetical-index-mark-end text:id="IMark74085224"/><text:alphabetical-index-mark-end text:id="IMark73825432"/><text:alphabetical-index-mark-end text:id="IMark74193288"/><text:alphabetical-index-mark-end text:id="IMark80331448"/><text:alphabetical-index-mark-end text:id="IMark73892760"/><text:alphabetical-index-mark-end text:id="IMark64210328"/><text:alphabetical-index-mark-end text:id="IMark74200424"/><text:alphabetical-index-mark-end text:id="IMark74201096"/><text:alphabetical-index-mark-end text:id="IMark64621528"/><text:alphabetical-index-mark-end text:id="IMark80590872"/><text:alphabetical-index-mark-end text:id="IMark78618008"/><text:alphabetical-index-mark-end text:id="IMark78639352"/><text:alphabetical-index-mark-end text:id="IMark77562952"/><text:alphabetical-index-mark-end text:id="IMark74404184"/><text:alphabetical-index-mark-end text:id="IMark64296328"/><text:alphabetical-index-mark-end text:id="IMark73775032"/><text:alphabetical-index-mark-end text:id="IMark63674312"/><text:alphabetical-index-mark-end text:id="IMark80069960"/><text:alphabetical-index-mark-end text:id="IMark73547144"/><text:alphabetical-index-mark-end text:id="IMark73020760"/><text:alphabetical-index-mark-end text:id="IMark79106920"/><text:alphabetical-index-mark-end text:id="IMark79570696"/><text:alphabetical-index-mark-end text:id="IMark77754824"/><text:alphabetical-index-mark-end text:id="IMark73431512"/><text:alphabetical-index-mark-end text:id="IMark80508664"/><text:alphabetical-index-mark-end text:id="IMark65411512"/><text:a xlink:type="simple" xlink:href="https://orcid.org/0000-0001-8690-7030" text:style-name="Internet_20_link" text:visited-style-name="Visited_20_Internet_20_Link">.org/0000-0001-8690-7030</text:a></text:p>
      <text:p text:style-name="P7"/>
      <text:h text:style-name="Heading_20_1" text:outline-level="1"><text:bookmark-start text:name="__RefHeading___Toc941_76759228"/>Abstract.<text:bookmark-end text:name="__RefHeading___Toc941_76759228"/></text:h>
      <text:p text:style-name="P8"/>
      <text:p text:style-name="P23"><text:alphabetical-index-mark-start text:id="IMark80069960"/><text:alphabetical-index-mark-start text:id="IMark73775032"/><text:alphabetical-index-mark-start text:id="IMark74404184"/><text:alphabetical-index-mark-start text:id="IMark64296328"/><text:alphabetical-index-mark-start text:id="IMark80508664"/><text:alphabetical-index-mark-start text:id="IMark56513672"/><text:alphabetical-index-mark-start text:id="IMark73431512"/><text:alphabetical-index-mark-start text:id="IMark80260392"/><text:alphabetical-index-mark-start text:id="IMark65411512"/><text:alphabetical-index-mark-start text:id="IMark77754824"/><text:alphabetical-index-mark-start text:id="IMark80234456"/><text:alphabetical-index-mark-start text:id="IMark79546440"/><text:alphabetical-index-mark-start text:id="IMark73339864"/><text:alphabetical-index-mark-start text:id="IMark79570696"/><text:alphabetical-index-mark-start text:id="IMark73020760"/><text:alphabetical-index-mark-start text:id="IMark79106920"/><text:alphabetical-index-mark-start text:id="IMark74129656"/><text:alphabetical-index-mark-start text:id="IMark63674312"/>Sql<text:alphabetical-index-mark-end text:id="IMark63674312"/><text:alphabetical-index-mark-end text:id="IMark74129656"/><text:alphabetical-index-mark-end text:id="IMark79106920"/><text:alphabetical-index-mark-end text:id="IMark73020760"/><text:alphabetical-index-mark-end text:id="IMark79570696"/><text:alphabetical-index-mark-end text:id="IMark73339864"/><text:alphabetical-index-mark-end text:id="IMark79546440"/><text:alphabetical-index-mark-end text:id="IMark80234456"/><text:alphabetical-index-mark-end text:id="IMark77754824"/><text:alphabetical-index-mark-end text:id="IMark65411512"/><text:alphabetical-index-mark-end text:id="IMark80260392"/><text:alphabetical-index-mark-end text:id="IMark73431512"/><text:alphabetical-index-mark-end text:id="IMark56513672"/><text:alphabetical-index-mark-end text:id="IMark80508664"/><text:alphabetical-index-mark-end text:id="IMark64296328"/><text:alphabetical-index-mark-end text:id="IMark74404184"/><text:alphabetical-index-mark-end text:id="IMark73775032"/><text:alphabetical-index-mark-end text:id="IMark80069960"/>p is a very small <text:alphabetical-index-mark-start text:id="IMark73547144"/><text:alphabetical-index-mark-start text:id="IMark73746232"/><text:alphabetical-index-mark-start text:id="IMark64365640"/><text:alphabetical-index-mark-start text:id="IMark78178008"/><text:alphabetical-index-mark-start text:id="IMark79775528"/><text:alphabetical-index-mark-start text:id="IMark74090984"/><text:alphabetical-index-mark-start text:id="IMark79617992"/><text:alphabetical-index-mark-start text:id="IMark70851144"/><text:alphabetical-index-mark-start text:id="IMark74197112"/>program<text:alphabetical-index-mark-end text:id="IMark74197112"/><text:alphabetical-index-mark-end text:id="IMark70851144"/><text:alphabetical-index-mark-end text:id="IMark79617992"/><text:alphabetical-index-mark-end text:id="IMark74090984"/><text:alphabetical-index-mark-end text:id="IMark79775528"/><text:alphabetical-index-mark-end text:id="IMark78178008"/><text:alphabetical-index-mark-end text:id="IMark64365640"/><text:alphabetical-index-mark-end text:id="IMark73746232"/><text:alphabetical-index-mark-end text:id="IMark73547144"/> written in C++ that allows the user to send <text:alphabetical-index-mark-start text:id="IMark56755208"/><text:alphabetical-index-mark-start text:id="IMark79698408"/><text:alphabetical-index-mark-start text:id="IMark64509304"/><text:alphabetical-index-mark-start text:id="IMark63384712"/><text:alphabetical-index-mark-start text:id="IMark73774488"/><text:alphabetical-index-mark-start text:id="IMark74558824"/><text:alphabetical-index-mark-start text:id="IMark72748920"/><text:alphabetical-index-mark-start text:id="IMark80587816"/><text:alphabetical-index-mark-start text:id="IMark73740632"/><text:alphabetical-index-mark-start text:id="IMark74759048"/><text:alphabetical-index-mark-start text:id="IMark78144648"/><text:alphabetical-index-mark-start text:id="IMark64363528"/><text:alphabetical-index-mark-start text:id="IMark72746040"/><text:alphabetical-index-mark-start text:id="IMark64097944"/><text:alphabetical-index-mark-start text:id="IMark66154952"/><text:alphabetical-index-mark-start text:id="IMark80758200"/><text:alphabetical-index-mark-start text:id="IMark77409944"/><text:alphabetical-index-mark-start text:id="IMark73713816"/>SQL<text:alphabetical-index-mark-end text:id="IMark73713816"/><text:alphabetical-index-mark-end text:id="IMark77409944"/><text:alphabetical-index-mark-end text:id="IMark80758200"/><text:alphabetical-index-mark-end text:id="IMark66154952"/><text:alphabetical-index-mark-end text:id="IMark64097944"/><text:alphabetical-index-mark-end text:id="IMark72746040"/><text:alphabetical-index-mark-end text:id="IMark64363528"/><text:alphabetical-index-mark-end text:id="IMark78144648"/><text:alphabetical-index-mark-end text:id="IMark74759048"/><text:alphabetical-index-mark-end text:id="IMark73740632"/><text:alphabetical-index-mark-end text:id="IMark80587816"/><text:alphabetical-index-mark-end text:id="IMark72748920"/><text:alphabetical-index-mark-end text:id="IMark74558824"/><text:alphabetical-index-mark-end text:id="IMark73774488"/><text:alphabetical-index-mark-end text:id="IMark63384712"/><text:alphabetical-index-mark-end text:id="IMark64509304"/><text:alphabetical-index-mark-end text:id="IMark79698408"/><text:alphabetical-index-mark-end text:id="IMark56755208"/> <text:alphabetical-index-mark-start text:id="IMark74697480"/><text:alphabetical-index-mark-start text:id="IMark74698648"/><text:alphabetical-index-mark-start text:id="IMark64028840"/><text:alphabetical-index-mark-start text:id="IMark63914616"/><text:alphabetical-index-mark-start text:id="IMark64158072"/><text:alphabetical-index-mark-start text:id="IMark64159368"/><text:alphabetical-index-mark-start text:id="IMark64077096"/><text:alphabetical-index-mark-start text:id="IMark80592952"/><text:alphabetical-index-mark-start text:id="IMark64275544"/>queries<text:alphabetical-index-mark-end text:id="IMark64275544"/><text:alphabetical-index-mark-end text:id="IMark80592952"/><text:alphabetical-index-mark-end text:id="IMark64077096"/><text:alphabetical-index-mark-end text:id="IMark64159368"/><text:alphabetical-index-mark-end text:id="IMark64158072"/><text:alphabetical-index-mark-end text:id="IMark63914616"/><text:alphabetical-index-mark-end text:id="IMark64028840"/><text:alphabetical-index-mark-end text:id="IMark74698648"/><text:alphabetical-index-mark-end text:id="IMark74697480"/> to a <text:alphabetical-index-mark-start text:id="IMark80448296"/><text:alphabetical-index-mark-start text:id="IMark80070760"/><text:alphabetical-index-mark-start text:id="IMark74737544"/><text:alphabetical-index-mark-start text:id="IMark74738584"/><text:alphabetical-index-mark-start text:id="IMark80479624"/><text:alphabetical-index-mark-start text:id="IMark69787368"/><text:alphabetical-index-mark-start text:id="IMark80911208"/><text:alphabetical-index-mark-start text:id="IMark63784200"/><text:alphabetical-index-mark-start text:id="IMark80141912"/><text:alphabetical-index-mark-start text:id="IMark80143208"/><text:alphabetical-index-mark-start text:id="IMark64101576"/><text:alphabetical-index-mark-start text:id="IMark79549608"/><text:alphabetical-index-mark-start text:id="IMark74504184"/><text:alphabetical-index-mark-start text:id="IMark36080408"/><text:alphabetical-index-mark-start text:id="IMark36081736"/><text:alphabetical-index-mark-start text:id="IMark80200040"/><text:alphabetical-index-mark-start text:id="IMark78626456"/><text:alphabetical-index-mark-start text:id="IMark78627496"/><text:alphabetical-index-mark-start text:id="IMark64521032"/><text:alphabetical-index-mark-start text:id="IMark63846008"/><text:alphabetical-index-mark-start text:id="IMark72685160"/><text:alphabetical-index-mark-start text:id="IMark72686488"/><text:alphabetical-index-mark-start text:id="IMark64214984"/><text:alphabetical-index-mark-start text:id="IMark64215560"/><text:alphabetical-index-mark-start text:id="IMark74770728"/><text:alphabetical-index-mark-start text:id="IMark74772056"/><text:alphabetical-index-mark-start text:id="IMark64348040"/>Sql<text:alphabetical-index-mark-end text:id="IMark64348040"/><text:alphabetical-index-mark-end text:id="IMark74772056"/><text:alphabetical-index-mark-end text:id="IMark74770728"/><text:alphabetical-index-mark-end text:id="IMark64215560"/><text:alphabetical-index-mark-end text:id="IMark64214984"/><text:alphabetical-index-mark-end text:id="IMark72686488"/><text:alphabetical-index-mark-end text:id="IMark72685160"/><text:alphabetical-index-mark-end text:id="IMark63846008"/><text:alphabetical-index-mark-end text:id="IMark64521032"/><text:alphabetical-index-mark-end text:id="IMark78627496"/><text:alphabetical-index-mark-end text:id="IMark78626456"/><text:alphabetical-index-mark-end text:id="IMark80200040"/><text:alphabetical-index-mark-end text:id="IMark36081736"/><text:alphabetical-index-mark-end text:id="IMark36080408"/><text:alphabetical-index-mark-end text:id="IMark74504184"/><text:alphabetical-index-mark-end text:id="IMark79549608"/><text:alphabetical-index-mark-end text:id="IMark64101576"/><text:alphabetical-index-mark-end text:id="IMark80143208"/>ite<text:alphabetical-index-mark-end text:id="IMark80141912"/><text:alphabetical-index-mark-end text:id="IMark63784200"/><text:alphabetical-index-mark-end text:id="IMark80911208"/><text:alphabetical-index-mark-end text:id="IMark69787368"/><text:alphabetical-index-mark-end text:id="IMark80479624"/><text:alphabetical-index-mark-end text:id="IMark74738584"/><text:alphabetical-index-mark-end text:id="IMark74737544"/><text:alphabetical-index-mark-end text:id="IMark80070760"/><text:alphabetical-index-mark-end text:id="IMark80448296"/>3 <text:span text:style-name="T57">or </text:span><text:alphabetical-index-mark-start text:id="IMark64019688"/><text:alphabetical-index-mark-start text:id="IMark64599192"/><text:span text:style-name="T57">HDF5</text:span><text:alphabetical-index-mark-end text:id="IMark64599192"/><text:alphabetical-index-mark-end text:id="IMark64019688"/> <text:alphabetical-index-mark-start text:id="IMark77257272"/><text:alphabetical-index-mark-start text:id="IMark77404120"/><text:alphabetical-index-mark-start text:id="IMark80025160"/><text:alphabetical-index-mark-start text:id="IMark74122936"/><text:alphabetical-index-mark-start text:id="IMark74195256"/><text:alphabetical-index-mark-start text:id="IMark74682024"/><text:alphabetical-index-mark-start text:id="IMark48643976"/><text:alphabetical-index-mark-start text:id="IMark80353672"/><text:alphabetical-index-mark-start text:id="IMark74529944"/>database<text:alphabetical-index-mark-end text:id="IMark74529944"/><text:alphabetical-index-mark-end text:id="IMark80353672"/><text:alphabetical-index-mark-end text:id="IMark48643976"/><text:alphabetical-index-mark-end text:id="IMark74682024"/><text:alphabetical-index-mark-end text:id="IMark74195256"/><text:alphabetical-index-mark-end text:id="IMark74122936"/><text:alphabetical-index-mark-end text:id="IMark80025160"/><text:alphabetical-index-mark-end text:id="IMark77404120"/><text:alphabetical-index-mark-end text:id="IMark77257272"/> from a <text:alphabetical-index-mark-start text:id="IMark48634648"/><text:alphabetical-index-mark-start text:id="IMark48635608"/><text:alphabetical-index-mark-start text:id="IMark64610584"/><text:alphabetical-index-mark-start text:id="IMark80219800"/><text:alphabetical-index-mark-start text:id="IMark80221096"/><text:alphabetical-index-mark-start text:id="IMark64648008"/><text:alphabetical-index-mark-start text:id="IMark64649336"/><text:alphabetical-index-mark-start text:id="IMark80369928"/><text:alphabetical-index-mark-start text:id="IMark74739336"/>common<text:alphabetical-index-mark-end text:id="IMark74739336"/><text:alphabetical-index-mark-end text:id="IMark80369928"/><text:alphabetical-index-mark-end text:id="IMark64649336"/><text:alphabetical-index-mark-end text:id="IMark64648008"/><text:alphabetical-index-mark-end text:id="IMark80221096"/><text:alphabetical-index-mark-end text:id="IMark80219800"/><text:alphabetical-index-mark-end text:id="IMark64610584"/><text:alphabetical-index-mark-end text:id="IMark48635608"/><text:alphabetical-index-mark-end text:id="IMark48634648"/> <text:alphabetical-index-mark-start text:id="IMark74554536"/><text:alphabetical-index-mark-start text:id="IMark72701096"/><text:alphabetical-index-mark-start text:id="IMark72702120"/><text:alphabetical-index-mark-start text:id="IMark66136888"/><text:alphabetical-index-mark-start text:id="IMark66138216"/><text:alphabetical-index-mark-start text:id="IMark73872744"/><text:alphabetical-index-mark-start text:id="IMark73874008"/><text:alphabetical-index-mark-start text:id="IMark80197736"/><text:alphabetical-index-mark-start text:id="IMark64257560"/>terminal<text:alphabetical-index-mark-end text:id="IMark64257560"/><text:alphabetical-index-mark-end text:id="IMark80197736"/><text:alphabetical-index-mark-end text:id="IMark73874008"/><text:alphabetical-index-mark-end text:id="IMark73872744"/><text:alphabetical-index-mark-end text:id="IMark66138216"/><text:alphabetical-index-mark-end text:id="IMark66136888"/><text:alphabetical-index-mark-end text:id="IMark72702120"/><text:alphabetical-index-mark-end text:id="IMark72701096"/><text:alphabetical-index-mark-end text:id="IMark74554536"/> <text:span text:style-name="T76">or shell</text:span>.</text:p>
      <text:p text:style-name="P23"/>
      <text:p text:style-name="P58">It is not meant as a substitution of <text:alphabetical-index-mark-start text:id="IMark73547144"/><text:alphabetical-index-mark-start text:id="IMark80069960"/><text:alphabetical-index-mark-start text:id="IMark73775032"/><text:alphabetical-index-mark-start text:id="IMark74404184"/><text:alphabetical-index-mark-start text:id="IMark64296328"/><text:alphabetical-index-mark-start text:id="IMark80508664"/><text:alphabetical-index-mark-start text:id="IMark56513672"/><text:alphabetical-index-mark-start text:id="IMark73431512"/><text:alphabetical-index-mark-start text:id="IMark80260392"/><text:alphabetical-index-mark-start text:id="IMark65411512"/><text:alphabetical-index-mark-start text:id="IMark77754824"/><text:alphabetical-index-mark-start text:id="IMark80234456"/>Sql<text:alphabetical-index-mark-end text:id="IMark80234456"/><text:alphabetical-index-mark-end text:id="IMark77754824"/><text:alphabetical-index-mark-end text:id="IMark65411512"/><text:alphabetical-index-mark-end text:id="IMark80260392"/><text:alphabetical-index-mark-end text:id="IMark73431512"/><text:alphabetical-index-mark-end text:id="IMark56513672"/><text:alphabetical-index-mark-end text:id="IMark80508664"/><text:alphabetical-index-mark-end text:id="IMark64296328"/>ite<text:alphabetical-index-mark-end text:id="IMark74404184"/><text:alphabetical-index-mark-end text:id="IMark73775032"/><text:alphabetical-index-mark-end text:id="IMark80069960"/><text:alphabetical-index-mark-end text:id="IMark73547144"/>3’s <text:alphabetical-index-mark-start text:id="IMark79546440"/><text:alphabetical-index-mark-start text:id="IMark73339864"/><text:alphabetical-index-mark-start text:id="IMark79570696"/><text:alphabetical-index-mark-start text:id="IMark73020760"/>dot<text:alphabetical-index-mark-end text:id="IMark73020760"/><text:alphabetical-index-mark-end text:id="IMark79570696"/><text:alphabetical-index-mark-end text:id="IMark73339864"/><text:alphabetical-index-mark-end text:id="IMark79546440"/> <text:alphabetical-index-mark-start text:id="IMark79106920"/><text:alphabetical-index-mark-start text:id="IMark74129656"/><text:alphabetical-index-mark-start text:id="IMark63674312"/><text:alphabetical-index-mark-start text:id="IMark56755208"/>command<text:alphabetical-index-mark-end text:id="IMark56755208"/><text:alphabetical-index-mark-end text:id="IMark63674312"/><text:alphabetical-index-mark-end text:id="IMark74129656"/><text:alphabetical-index-mark-end text:id="IMark79106920"/>s <text:span text:style-name="T57">or </text:span><text:alphabetical-index-mark-start text:id="IMark74197560"/><text:alphabetical-index-mark-start text:id="IMark64509304"/><text:span text:style-name="T57">HDF5</text:span><text:alphabetical-index-mark-end text:id="IMark64509304"/><text:alphabetical-index-mark-end text:id="IMark74197560"/><text:span text:style-name="T57"> </text:span><text:alphabetical-index-mark-start text:id="IMark79698408"/><text:alphabetical-index-mark-start text:id="IMark80010696"/><text:span text:style-name="T57">database</text:span><text:alphabetical-index-mark-end text:id="IMark80010696"/><text:alphabetical-index-mark-end text:id="IMark79698408"/><text:span text:style-name="T57"> editors</text:span>, but rather as a complement. In some cases, using those <text:alphabetical-index-mark-start text:id="IMark80044984"/><text:alphabetical-index-mark-start text:id="IMark63916760"/><text:alphabetical-index-mark-start text:id="IMark80352920"/><text:alphabetical-index-mark-start text:id="IMark80508200"/>command<text:alphabetical-index-mark-end text:id="IMark80508200"/><text:alphabetical-index-mark-end text:id="IMark80352920"/><text:alphabetical-index-mark-end text:id="IMark63916760"/><text:alphabetical-index-mark-end text:id="IMark80044984"/>s <text:span text:style-name="T57">and </text:span><text:alphabetical-index-mark-start text:id="IMark72743112"/><text:alphabetical-index-mark-start text:id="IMark74130504"/><text:span text:style-name="T57">program</text:span><text:alphabetical-index-mark-end text:id="IMark74130504"/><text:alphabetical-index-mark-end text:id="IMark72743112"/><text:span text:style-name="T57">s</text:span> might prove more convenient, while in others, using <text:alphabetical-index-mark-start text:id="IMark48634184"/><text:alphabetical-index-mark-start text:id="IMark48639800"/><text:alphabetical-index-mark-start text:id="IMark80185672"/><text:alphabetical-index-mark-start text:id="IMark77403656"/><text:alphabetical-index-mark-start text:id="IMark72743864"/><text:alphabetical-index-mark-start text:id="IMark79781912"/><text:alphabetical-index-mark-start text:id="IMark79782008"/><text:alphabetical-index-mark-start text:id="IMark64022104"/>sql<text:alphabetical-index-mark-end text:id="IMark64022104"/><text:alphabetical-index-mark-end text:id="IMark79782008"/><text:alphabetical-index-mark-end text:id="IMark79781912"/><text:alphabetical-index-mark-end text:id="IMark72743864"/><text:alphabetical-index-mark-end text:id="IMark77403656"/><text:alphabetical-index-mark-end text:id="IMark80185672"/><text:alphabetical-index-mark-end text:id="IMark48639800"/><text:alphabetical-index-mark-end text:id="IMark48634184"/>p may have its own <text:alphabetical-index-mark-start text:id="IMark74086024"/><text:alphabetical-index-mark-start text:id="IMark70622200"/><text:alphabetical-index-mark-start text:id="IMark64258296"/><text:alphabetical-index-mark-start text:id="IMark66138504"/>advantage<text:alphabetical-index-mark-end text:id="IMark66138504"/><text:alphabetical-index-mark-end text:id="IMark64258296"/><text:alphabetical-index-mark-end text:id="IMark70622200"/><text:alphabetical-index-mark-end text:id="IMark74086024"/>s.</text:p>
      <text:p text:style-name="P8"/>
      <text:h text:style-name="Heading_20_1" text:outline-level="1"><text:bookmark-start text:name="__RefHeading___Toc943_76759228"/>Keywords.<text:bookmark-end text:name="__RefHeading___Toc943_76759228"/></text:h>
      <text:p text:style-name="P8"/>
      <text:p text:style-name="P21"><text:alphabetical-index-mark-start text:id="IMark73020760"/><text:alphabetical-index-mark-start text:id="IMark73547144"/><text:alphabetical-index-mark-start text:id="IMark80069960"/><text:alphabetical-index-mark-start text:id="IMark73775032"/><text:alphabetical-index-mark-start text:id="IMark74404184"/><text:alphabetical-index-mark-start text:id="IMark64296328"/><text:alphabetical-index-mark-start text:id="IMark80508664"/><text:alphabetical-index-mark-start text:id="IMark56513672"/><text:alphabetical-index-mark-start text:id="IMark73431512"/><text:alphabetical-index-mark-start text:id="IMark80260392"/><text:alphabetical-index-mark-start text:id="IMark65411512"/><text:alphabetical-index-mark-start text:id="IMark77754824"/><text:alphabetical-index-mark-start text:id="IMark80234456"/><text:alphabetical-index-mark-start text:id="IMark74197560"/><text:alphabetical-index-mark-start text:id="IMark64509304"/><text:alphabetical-index-mark-start text:id="IMark79698408"/><text:alphabetical-index-mark-start text:id="IMark74129656"/><text:alphabetical-index-mark-start text:id="IMark79106920"/><text:alphabetical-index-mark-start text:id="IMark63674312"/><text:alphabetical-index-mark-start text:id="IMark56755208"/><text:alphabetical-index-mark-start text:id="IMark79546440"/><text:alphabetical-index-mark-start text:id="IMark79570696"/><text:alphabetical-index-mark-start text:id="IMark73339864"/><text:alphabetical-index-mark-start text:id="IMark79558984"/><text:alphabetical-index-mark-start text:id="IMark48640552"/><text:alphabetical-index-mark-start text:id="IMark56740440"/><text:alphabetical-index-mark-start text:id="IMark64350520"/>Sql<text:alphabetical-index-mark-end text:id="IMark64350520"/><text:alphabetical-index-mark-end text:id="IMark56740440"/><text:alphabetical-index-mark-end text:id="IMark48640552"/><text:alphabetical-index-mark-end text:id="IMark79558984"/><text:alphabetical-index-mark-end text:id="IMark73339864"/><text:alphabetical-index-mark-end text:id="IMark79570696"/><text:alphabetical-index-mark-end text:id="IMark79546440"/><text:alphabetical-index-mark-end text:id="IMark56755208"/><text:alphabetical-index-mark-end text:id="IMark63674312"/><text:alphabetical-index-mark-end text:id="IMark79106920"/><text:alphabetical-index-mark-end text:id="IMark74129656"/><text:alphabetical-index-mark-end text:id="IMark79698408"/><text:alphabetical-index-mark-end text:id="IMark64509304"/><text:alphabetical-index-mark-end text:id="IMark74197560"/><text:alphabetical-index-mark-end text:id="IMark80234456"/><text:alphabetical-index-mark-end text:id="IMark77754824"/><text:alphabetical-index-mark-end text:id="IMark65411512"/><text:alphabetical-index-mark-end text:id="IMark80260392"/>ite<text:alphabetical-index-mark-end text:id="IMark73431512"/><text:alphabetical-index-mark-end text:id="IMark56513672"/><text:alphabetical-index-mark-end text:id="IMark80508664"/><text:alphabetical-index-mark-end text:id="IMark64296328"/><text:alphabetical-index-mark-end text:id="IMark74404184"/><text:alphabetical-index-mark-end text:id="IMark73775032"/><text:alphabetical-index-mark-end text:id="IMark80069960"/><text:alphabetical-index-mark-end text:id="IMark73547144"/><text:alphabetical-index-mark-end text:id="IMark73020760"/>, <text:alphabetical-index-mark-start text:id="IMark78694552"/><text:alphabetical-index-mark-start text:id="IMark80009944"/><text:alphabetical-index-mark-start text:id="IMark63937928"/><text:alphabetical-index-mark-start text:id="IMark70622200"/><text:alphabetical-index-mark-start text:id="IMark74559112"/><text:alphabetical-index-mark-start text:id="IMark69787368"/><text:alphabetical-index-mark-start text:id="IMark70851144"/><text:alphabetical-index-mark-start text:id="IMark64028232"/><text:alphabetical-index-mark-start text:id="IMark64598344"/><text:alphabetical-index-mark-start text:id="IMark74698184"/><text:alphabetical-index-mark-start text:id="IMark64100632"/><text:alphabetical-index-mark-start text:id="IMark80199560"/><text:alphabetical-index-mark-start text:id="IMark80199656"/><text:alphabetical-index-mark-start text:id="IMark64076616"/><text:alphabetical-index-mark-start text:id="IMark64076712"/><text:alphabetical-index-mark-start text:id="IMark80369448"/><text:alphabetical-index-mark-start text:id="IMark80369544"/><text:alphabetical-index-mark-start text:id="IMark72702872"/>sql<text:alphabetical-index-mark-end text:id="IMark72702872"/><text:alphabetical-index-mark-end text:id="IMark80369544"/><text:alphabetical-index-mark-end text:id="IMark80369448"/><text:alphabetical-index-mark-end text:id="IMark64076712"/><text:alphabetical-index-mark-end text:id="IMark64076616"/><text:alphabetical-index-mark-end text:id="IMark80199656"/><text:alphabetical-index-mark-end text:id="IMark80199560"/><text:alphabetical-index-mark-end text:id="IMark64100632"/><text:alphabetical-index-mark-end text:id="IMark74698184"/><text:alphabetical-index-mark-end text:id="IMark64598344"/><text:alphabetical-index-mark-end text:id="IMark64028232"/><text:alphabetical-index-mark-end text:id="IMark70851144"/><text:alphabetical-index-mark-end text:id="IMark69787368"/><text:alphabetical-index-mark-end text:id="IMark74559112"/><text:alphabetical-index-mark-end text:id="IMark70622200"/><text:alphabetical-index-mark-end text:id="IMark63937928"/><text:alphabetical-index-mark-end text:id="IMark80009944"/><text:alphabetical-index-mark-end text:id="IMark78694552"/>p, <text:alphabetical-index-mark-start text:id="IMark72702968"/><text:alphabetical-index-mark-start text:id="IMark36081112"/><text:alphabetical-index-mark-start text:id="IMark80593240"/><text:alphabetical-index-mark-start text:id="IMark77274360"/><text:alphabetical-index-mark-start text:id="IMark80758024"/><text:alphabetical-index-mark-start text:id="IMark80449048"/><text:alphabetical-index-mark-start text:id="IMark63784488"/><text:alphabetical-index-mark-start text:id="IMark77395896"/><text:alphabetical-index-mark-start text:id="IMark78627208"/><text:alphabetical-index-mark-start text:id="IMark74738248"/><text:alphabetical-index-mark-start text:id="IMark63846712"/><text:alphabetical-index-mark-start text:id="IMark79550360"/><text:alphabetical-index-mark-start text:id="IMark65431368"/><text:alphabetical-index-mark-start text:id="IMark74555288"/><text:alphabetical-index-mark-start text:id="IMark74195960"/><text:alphabetical-index-mark-start text:id="IMark74504408"/><text:alphabetical-index-mark-start text:id="IMark79554536"/><text:alphabetical-index-mark-start text:id="IMark77368088"/><text:alphabetical-index-mark-start text:id="IMark77369416"/><text:alphabetical-index-mark-start text:id="IMark74497976"/><text:alphabetical-index-mark-start text:id="IMark74499304"/><text:alphabetical-index-mark-start text:id="IMark66135336"/><text:alphabetical-index-mark-start text:id="IMark79537720"/><text:alphabetical-index-mark-start text:id="IMark79538984"/><text:alphabetical-index-mark-start text:id="IMark48636664"/><text:alphabetical-index-mark-start text:id="IMark48637992"/><text:alphabetical-index-mark-start text:id="IMark74059784"/>sql<text:alphabetical-index-mark-end text:id="IMark74059784"/><text:alphabetical-index-mark-end text:id="IMark48637992"/><text:alphabetical-index-mark-end text:id="IMark48636664"/><text:alphabetical-index-mark-end text:id="IMark79538984"/><text:alphabetical-index-mark-end text:id="IMark79537720"/><text:alphabetical-index-mark-end text:id="IMark66135336"/><text:alphabetical-index-mark-end text:id="IMark74499304"/><text:alphabetical-index-mark-end text:id="IMark74497976"/><text:alphabetical-index-mark-end text:id="IMark77369416"/><text:alphabetical-index-mark-end text:id="IMark77368088"/><text:alphabetical-index-mark-end text:id="IMark79554536"/><text:alphabetical-index-mark-end text:id="IMark74504408"/><text:alphabetical-index-mark-end text:id="IMark74195960"/><text:alphabetical-index-mark-end text:id="IMark74555288"/><text:alphabetical-index-mark-end text:id="IMark65431368"/><text:alphabetical-index-mark-end text:id="IMark79550360"/><text:alphabetical-index-mark-end text:id="IMark63846712"/><text:alphabetical-index-mark-end text:id="IMark74738248"/>ite<text:alphabetical-index-mark-end text:id="IMark78627208"/><text:alphabetical-index-mark-end text:id="IMark77395896"/><text:alphabetical-index-mark-end text:id="IMark63784488"/><text:alphabetical-index-mark-end text:id="IMark80449048"/><text:alphabetical-index-mark-end text:id="IMark80758024"/><text:alphabetical-index-mark-end text:id="IMark77274360"/><text:alphabetical-index-mark-end text:id="IMark80593240"/><text:alphabetical-index-mark-end text:id="IMark36081112"/><text:alphabetical-index-mark-end text:id="IMark72702968"/>3, data, <text:alphabetical-index-mark-start text:id="IMark80184344"/><text:alphabetical-index-mark-start text:id="IMark79994856"/><text:alphabetical-index-mark-start text:id="IMark64025896"/><text:alphabetical-index-mark-start text:id="IMark64027224"/><text:alphabetical-index-mark-start text:id="IMark64121336"/><text:alphabetical-index-mark-start text:id="IMark74705272"/><text:alphabetical-index-mark-start text:id="IMark74706600"/><text:alphabetical-index-mark-start text:id="IMark64137384"/><text:alphabetical-index-mark-start text:id="IMark64138712"/>database<text:alphabetical-index-mark-end text:id="IMark64138712"/><text:alphabetical-index-mark-end text:id="IMark64137384"/><text:alphabetical-index-mark-end text:id="IMark74706600"/><text:alphabetical-index-mark-end text:id="IMark74705272"/><text:alphabetical-index-mark-end text:id="IMark64121336"/><text:alphabetical-index-mark-end text:id="IMark64027224"/><text:alphabetical-index-mark-end text:id="IMark64025896"/><text:alphabetical-index-mark-end text:id="IMark79994856"/><text:alphabetical-index-mark-end text:id="IMark80184344"/>, <text:alphabetical-index-mark-start text:id="IMark73296520"/><text:alphabetical-index-mark-start text:id="IMark73297784"/><text:alphabetical-index-mark-start text:id="IMark73316360"/><text:alphabetical-index-mark-start text:id="IMark73317688"/><text:alphabetical-index-mark-start text:id="IMark79454760"/><text:alphabetical-index-mark-start text:id="IMark79456088"/><text:alphabetical-index-mark-start text:id="IMark79843544"/><text:alphabetical-index-mark-start text:id="IMark79844872"/><text:alphabetical-index-mark-start text:id="IMark74632776"/><text:alphabetical-index-mark-start text:id="IMark74634104"/><text:alphabetical-index-mark-start text:id="IMark63653704"/><text:alphabetical-index-mark-start text:id="IMark63655032"/><text:alphabetical-index-mark-start text:id="IMark80180088"/><text:alphabetical-index-mark-start text:id="IMark80181416"/><text:alphabetical-index-mark-start text:id="IMark74730008"/><text:alphabetical-index-mark-start text:id="IMark74731336"/><text:alphabetical-index-mark-start text:id="IMark57000888"/><text:alphabetical-index-mark-start text:id="IMark57002248"/>sql<text:alphabetical-index-mark-end text:id="IMark57002248"/><text:alphabetical-index-mark-end text:id="IMark57000888"/><text:alphabetical-index-mark-end text:id="IMark74731336"/><text:alphabetical-index-mark-end text:id="IMark74730008"/><text:alphabetical-index-mark-end text:id="IMark80181416"/><text:alphabetical-index-mark-end text:id="IMark80180088"/><text:alphabetical-index-mark-end text:id="IMark63655032"/><text:alphabetical-index-mark-end text:id="IMark63653704"/><text:alphabetical-index-mark-end text:id="IMark74634104"/><text:alphabetical-index-mark-end text:id="IMark74632776"/><text:alphabetical-index-mark-end text:id="IMark79844872"/><text:alphabetical-index-mark-end text:id="IMark79843544"/><text:alphabetical-index-mark-end text:id="IMark79456088"/><text:alphabetical-index-mark-end text:id="IMark79454760"/><text:alphabetical-index-mark-end text:id="IMark73317688"/><text:alphabetical-index-mark-end text:id="IMark73316360"/><text:alphabetical-index-mark-end text:id="IMark73297784"/><text:alphabetical-index-mark-end text:id="IMark73296520"/>, <text:alphabetical-index-mark-start text:id="IMark80115496"/><text:alphabetical-index-mark-start text:id="IMark79567336"/><text:span text:style-name="T57">hdf5</text:span><text:alphabetical-index-mark-end text:id="IMark79567336"/><text:alphabetical-index-mark-end text:id="IMark80115496"/><text:span text:style-name="T57">, </text:span><text:alphabetical-index-mark-start text:id="IMark72903768"/><text:alphabetical-index-mark-start text:id="IMark77117512"/><text:span text:style-name="T57">hdfql</text:span><text:alphabetical-index-mark-end text:id="IMark77117512"/><text:alphabetical-index-mark-end text:id="IMark72903768"/></text:p>
      <text:p text:style-name="P8"/>
      <text:h text:style-name="Heading_20_1" text:outline-level="1"><text:bookmark-start text:name="__RefHeading___Toc945_76759228"/>Acknowledgements.<text:bookmark-end text:name="__RefHeading___Toc945_76759228"/></text:h>
      <text:p text:style-name="P8"/>
      <text:p text:style-name="P83"><text:span text:style-name="T7">This </text:span><text:alphabetical-index-mark-start text:id="IMark64296328"/><text:alphabetical-index-mark-start text:id="IMark80508664"/><text:span text:style-name="T7">project</text:span><text:alphabetical-index-mark-end text:id="IMark80508664"/><text:alphabetical-index-mark-end text:id="IMark64296328"/><text:span text:style-name="T7"> could not have taken place without the work done by</text:span>:</text:p>
      <text:list xml:id="list8278338075106088599" text:style-name="L1">
        <text:list-header>
          <text:p text:style-name="P86"/>
        </text:list-header>
        <text:list-item>
          <text:p text:style-name="P87">The <text:alphabetical-index-mark-start text:id="IMark80234456"/><text:alphabetical-index-mark-start text:id="IMark74197560"/><text:alphabetical-index-mark-start text:id="IMark64509304"/><text:alphabetical-index-mark-start text:id="IMark79698408"/><text:alphabetical-index-mark-start text:id="IMark74129656"/><text:alphabetical-index-mark-start text:id="IMark79106920"/><text:alphabetical-index-mark-start text:id="IMark63674312"/><text:alphabetical-index-mark-start text:id="IMark56755208"/><text:alphabetical-index-mark-start text:id="IMark79546440"/><text:alphabetical-index-mark-start text:id="IMark79570696"/>develop<text:alphabetical-index-mark-end text:id="IMark79570696"/><text:alphabetical-index-mark-end text:id="IMark79546440"/>er<text:alphabetical-index-mark-end text:id="IMark56755208"/><text:alphabetical-index-mark-end text:id="IMark63674312"/><text:alphabetical-index-mark-end text:id="IMark79106920"/><text:alphabetical-index-mark-end text:id="IMark74129656"/><text:alphabetical-index-mark-end text:id="IMark79698408"/><text:alphabetical-index-mark-end text:id="IMark64509304"/><text:alphabetical-index-mark-end text:id="IMark74197560"/><text:alphabetical-index-mark-end text:id="IMark80234456"/>s of <text:alphabetical-index-mark-start text:id="IMark73339864"/><text:alphabetical-index-mark-start text:id="IMark79558984"/><text:alphabetical-index-mark-start text:id="IMark48640552"/><text:alphabetical-index-mark-start text:id="IMark56740440"/><text:alphabetical-index-mark-start text:id="IMark64215560"/><text:alphabetical-index-mark-start text:id="IMark79776200"/><text:alphabetical-index-mark-start text:id="IMark73020760"/><text:alphabetical-index-mark-start text:id="IMark73547144"/><text:alphabetical-index-mark-start text:id="IMark80069960"/><text:alphabetical-index-mark-start text:id="IMark74404184"/><text:alphabetical-index-mark-start text:id="IMark73775032"/><text:alphabetical-index-mark-start text:id="IMark78529624"/><text:alphabetical-index-mark-start text:id="IMark48635224"/><text:alphabetical-index-mark-start text:id="IMark56513672"/><text:alphabetical-index-mark-start text:id="IMark64296328"/><text:alphabetical-index-mark-start text:id="IMark80508664"/><text:alphabetical-index-mark-start text:id="IMark80260392"/><text:alphabetical-index-mark-start text:id="IMark73431512"/><text:alphabetical-index-mark-start text:id="IMark73579640"/><text:alphabetical-index-mark-start text:id="IMark77754824"/><text:alphabetical-index-mark-start text:id="IMark65411512"/><text:alphabetical-index-mark-start text:id="IMark48644552"/><text:alphabetical-index-mark-start text:id="IMark72748680"/><text:alphabetical-index-mark-start text:id="IMark72685736"/><text:alphabetical-index-mark-start text:id="IMark64076152"/><text:alphabetical-index-mark-start text:id="IMark64363816"/><text:alphabetical-index-mark-start text:id="IMark77256808"/><text:alphabetical-index-mark-start text:id="IMark80006296"/><text:alphabetical-index-mark-start text:id="IMark74554072"/><text:alphabetical-index-mark-start text:id="IMark79547144"/><text:alphabetical-index-mark-start text:id="IMark79699288"/><text:alphabetical-index-mark-start text:id="IMark73020008"/><text:alphabetical-index-mark-start text:id="IMark64508840"/><text:alphabetical-index-mark-start text:id="IMark63783736"/><text:alphabetical-index-mark-start text:id="IMark64097480"/><text:alphabetical-index-mark-start text:id="IMark73839368"/><text:alphabetical-index-mark-start text:id="IMark74703336"/>Sql<text:alphabetical-index-mark-end text:id="IMark74703336"/><text:alphabetical-index-mark-end text:id="IMark73839368"/><text:alphabetical-index-mark-end text:id="IMark64097480"/><text:alphabetical-index-mark-end text:id="IMark63783736"/><text:alphabetical-index-mark-end text:id="IMark64508840"/><text:alphabetical-index-mark-end text:id="IMark73020008"/><text:alphabetical-index-mark-end text:id="IMark79699288"/><text:alphabetical-index-mark-end text:id="IMark79547144"/><text:alphabetical-index-mark-end text:id="IMark74554072"/><text:alphabetical-index-mark-end text:id="IMark80006296"/><text:alphabetical-index-mark-end text:id="IMark77256808"/><text:alphabetical-index-mark-end text:id="IMark64363816"/><text:alphabetical-index-mark-end text:id="IMark64076152"/><text:alphabetical-index-mark-end text:id="IMark72685736"/><text:alphabetical-index-mark-end text:id="IMark72748680"/><text:alphabetical-index-mark-end text:id="IMark48644552"/><text:alphabetical-index-mark-end text:id="IMark65411512"/><text:alphabetical-index-mark-end text:id="IMark77754824"/><text:alphabetical-index-mark-end text:id="IMark73579640"/>ite<text:alphabetical-index-mark-end text:id="IMark73431512"/><text:alphabetical-index-mark-end text:id="IMark80260392"/><text:alphabetical-index-mark-end text:id="IMark80508664"/><text:alphabetical-index-mark-end text:id="IMark64296328"/><text:alphabetical-index-mark-end text:id="IMark56513672"/><text:alphabetical-index-mark-end text:id="IMark48635224"/><text:alphabetical-index-mark-end text:id="IMark78529624"/><text:alphabetical-index-mark-end text:id="IMark73775032"/><text:alphabetical-index-mark-end text:id="IMark74404184"/>3<text:alphabetical-index-mark-end text:id="IMark80069960"/><text:alphabetical-index-mark-end text:id="IMark73547144"/><text:alphabetical-index-mark-end text:id="IMark73020760"/><text:alphabetical-index-mark-end text:id="IMark79776200"/><text:alphabetical-index-mark-end text:id="IMark64215560"/><text:alphabetical-index-mark-end text:id="IMark56740440"/><text:alphabetical-index-mark-end text:id="IMark48640552"/><text:alphabetical-index-mark-end text:id="IMark79558984"/><text:alphabetical-index-mark-end text:id="IMark73339864"/><text:span text:style-name="T3">[6.</text:span><text:span text:style-name="T4">1</text:span><text:span text:style-name="T3">.]</text:span>.</text:p>
          <text:p text:style-name="P87"/>
        </text:list-item>
        <text:list-item>
          <text:p text:style-name="P88">The developers of <text:alphabetical-index-mark-start text:id="IMark79776200"/><text:alphabetical-index-mark-start text:id="IMark73020760"/>HDF5<text:alphabetical-index-mark-end text:id="IMark73020760"/><text:alphabetical-index-mark-end text:id="IMark79776200"/><text:span text:style-name="T2">[6.</text:span><text:span text:style-name="T6">3</text:span><text:span text:style-name="T2">.]</text:span><text:span text:style-name="T61">.</text:span></text:p>
          <text:p text:style-name="P88"/>
        </text:list-item>
        <text:list-item>
          <text:p text:style-name="P88"><text:soft-page-break/>The developers of <text:alphabetical-index-mark-start text:id="IMark80508664"/><text:alphabetical-index-mark-start text:id="IMark80260392"/>HDFql<text:alphabetical-index-mark-end text:id="IMark80260392"/><text:alphabetical-index-mark-end text:id="IMark80508664"/><text:span text:style-name="T2">[6.</text:span><text:span text:style-name="T6">4</text:span><text:span text:style-name="T2">.]</text:span>.</text:p>
        </text:list-item>
      </text:list>
      <text:p text:style-name="P8"/>
      <text:h text:style-name="Heading_20_1" text:outline-level="1"><text:bookmark-start text:name="__RefHeading___Toc947_76759228"/><text:alphabetical-index-mark-start text:id="IMark79698408"/><text:alphabetical-index-mark-start text:id="IMark79106920"/><text:alphabetical-index-mark-start text:id="IMark63674312"/><text:alphabetical-index-mark-start text:id="IMark56755208"/><text:alphabetical-index-mark-start text:id="IMark79546440"/><text:alphabetical-index-mark-start text:id="IMark79570696"/><text:alphabetical-index-mark-start text:id="IMark78627496"/><text:alphabetical-index-mark-start text:id="IMark73339864"/><text:alphabetical-index-mark-start text:id="IMark80758728"/>License<text:alphabetical-index-mark-end text:id="IMark80758728"/><text:alphabetical-index-mark-end text:id="IMark73339864"/><text:alphabetical-index-mark-end text:id="IMark78627496"/><text:alphabetical-index-mark-end text:id="IMark79570696"/><text:alphabetical-index-mark-end text:id="IMark79546440"/><text:alphabetical-index-mark-end text:id="IMark56755208"/><text:alphabetical-index-mark-end text:id="IMark63674312"/><text:alphabetical-index-mark-end text:id="IMark79106920"/><text:alphabetical-index-mark-end text:id="IMark79698408"/> <text:span text:style-name="T8">and </text:span>info <text:span text:style-name="T8">for contributors.</text:span><text:bookmark-end text:name="__RefHeading___Toc947_76759228"/></text:h>
      <text:p text:style-name="P8"/>
      <text:p text:style-name="P84">Please read the following <text:alphabetical-index-mark-start text:id="IMark79776200"/><text:alphabetical-index-mark-start text:id="IMark73020760"/><text:alphabetical-index-mark-start text:id="IMark73547144"/><text:alphabetical-index-mark-start text:id="IMark80069960"/><text:alphabetical-index-mark-start text:id="IMark74404184"/><text:alphabetical-index-mark-start text:id="IMark73775032"/><text:alphabetical-index-mark-start text:id="IMark48635224"/><text:alphabetical-index-mark-start text:id="IMark78529624"/><text:alphabetical-index-mark-start text:id="IMark64296328"/><text:alphabetical-index-mark-start text:id="IMark56513672"/><text:alphabetical-index-mark-start text:id="IMark80508664"/><text:alphabetical-index-mark-start text:id="IMark80260392"/><text:alphabetical-index-mark-start text:id="IMark73431512"/><text:alphabetical-index-mark-start text:id="IMark73579640"/><text:alphabetical-index-mark-start text:id="IMark77754824"/><text:alphabetical-index-mark-start text:id="IMark80234456"/><text:alphabetical-index-mark-start text:id="IMark65411512"/>fil<text:alphabetical-index-mark-start text:id="IMark64509304"/>e<text:alphabetical-index-mark-end text:id="IMark65411512"/><text:alphabetical-index-mark-end text:id="IMark80234456"/><text:alphabetical-index-mark-end text:id="IMark77754824"/><text:alphabetical-index-mark-end text:id="IMark73579640"/><text:alphabetical-index-mark-end text:id="IMark73431512"/><text:alphabetical-index-mark-end text:id="IMark80260392"/><text:alphabetical-index-mark-end text:id="IMark80508664"/><text:alphabetical-index-mark-end text:id="IMark56513672"/><text:alphabetical-index-mark-end text:id="IMark64296328"/><text:alphabetical-index-mark-end text:id="IMark78529624"/><text:alphabetical-index-mark-end text:id="IMark48635224"/><text:alphabetical-index-mark-end text:id="IMark73775032"/><text:alphabetical-index-mark-end text:id="IMark74404184"/><text:alphabetical-index-mark-end text:id="IMark80069960"/><text:alphabetical-index-mark-end text:id="IMark73547144"/><text:alphabetical-index-mark-end text:id="IMark73020760"/><text:alphabetical-index-mark-end text:id="IMark79776200"/>s<text:alphabetical-index-mark-end text:id="IMark64509304"/> included with this <text:alphabetical-index-mark-start text:id="IMark74197560"/><text:alphabetical-index-mark-start text:id="IMark79698408"/>project<text:alphabetical-index-mark-end text:id="IMark79698408"/><text:alphabetical-index-mark-end text:id="IMark74197560"/>:</text:p>
      <text:p text:style-name="P84"/>
      <text:list xml:id="list3018963485801315975" text:style-name="L2">
        <text:list-item>
          <text:p text:style-name="P94"><text:alphabetical-index-mark-start text:id="IMark79546440"/><text:alphabetical-index-mark-start text:id="IMark79570696"/><text:alphabetical-index-mark-start text:id="IMark78627496"/><text:alphabetical-index-mark-start text:id="IMark73339864"/><text:alphabetical-index-mark-start text:id="IMark74129656"/><text:alphabetical-index-mark-start text:id="IMark79558984"/><text:alphabetical-index-mark-start text:id="IMark48640552"/>README<text:alphabetical-index-mark-end text:id="IMark48640552"/><text:alphabetical-index-mark-end text:id="IMark79558984"/><text:alphabetical-index-mark-end text:id="IMark74129656"/><text:alphabetical-index-mark-end text:id="IMark73339864"/><text:alphabetical-index-mark-end text:id="IMark78627496"/><text:alphabetical-index-mark-end text:id="IMark79570696"/><text:alphabetical-index-mark-end text:id="IMark79546440"/>.md: contains info on <text:alphabetical-index-mark-start text:id="IMark56740440"/><text:alphabetical-index-mark-start text:id="IMark64215560"/><text:alphabetical-index-mark-start text:id="IMark64521320"/><text:alphabetical-index-mark-start text:id="IMark73764584"/><text:alphabetical-index-mark-start text:id="IMark79698408"/><text:alphabetical-index-mark-start text:id="IMark74197560"/>setting<text:alphabetical-index-mark-end text:id="IMark74197560"/><text:alphabetical-index-mark-end text:id="IMark79698408"/><text:alphabetical-index-mark-end text:id="IMark73764584"/><text:alphabetical-index-mark-end text:id="IMark64521320"/><text:alphabetical-index-mark-end text:id="IMark64215560"/><text:alphabetical-index-mark-end text:id="IMark56740440"/> up your <text:alphabetical-index-mark-start text:id="IMark64509304"/><text:alphabetical-index-mark-start text:id="IMark79776200"/><text:alphabetical-index-mark-start text:id="IMark73020760"/><text:alphabetical-index-mark-start text:id="IMark73547144"/><text:alphabetical-index-mark-start text:id="IMark80069960"/><text:alphabetical-index-mark-start text:id="IMark74404184"/><text:alphabetical-index-mark-start text:id="IMark73775032"/><text:alphabetical-index-mark-start text:id="IMark48635224"/><text:alphabetical-index-mark-start text:id="IMark78529624"/><text:alphabetical-index-mark-start text:id="IMark64296328"/><text:alphabetical-index-mark-start text:id="IMark56513672"/><text:alphabetical-index-mark-start text:id="IMark80508664"/><text:alphabetical-index-mark-start text:id="IMark80260392"/><text:alphabetical-index-mark-start text:id="IMark73431512"/><text:alphabetical-index-mark-start text:id="IMark73579640"/><text:alphabetical-index-mark-start text:id="IMark77754824"/><text:alphabetical-index-mark-start text:id="IMark80234456"/><text:alphabetical-index-mark-start text:id="IMark65411512"/><text:alphabetical-index-mark-start text:id="IMark79106920"/><text:alphabetical-index-mark-start text:id="IMark56755208"/><text:alphabetical-index-mark-start text:id="IMark63674312"/><text:alphabetical-index-mark-start text:id="IMark64233496"/><text:alphabetical-index-mark-start text:id="IMark64276200"/><text:alphabetical-index-mark-start text:id="IMark77103272"/><text:alphabetical-index-mark-start text:id="IMark77166760"/><text:alphabetical-index-mark-start text:id="IMark64224776"/><text:alphabetical-index-mark-start text:id="IMark64028456"/><text:alphabetical-index-mark-start text:id="IMark79555720"/><text:alphabetical-index-mark-start text:id="IMark74548952"/>system<text:alphabetical-index-mark-end text:id="IMark74548952"/><text:alphabetical-index-mark-end text:id="IMark79555720"/><text:alphabetical-index-mark-end text:id="IMark64028456"/><text:alphabetical-index-mark-end text:id="IMark64224776"/><text:alphabetical-index-mark-end text:id="IMark77166760"/><text:alphabetical-index-mark-end text:id="IMark77103272"/><text:alphabetical-index-mark-end text:id="IMark64276200"/><text:alphabetical-index-mark-end text:id="IMark64233496"/><text:alphabetical-index-mark-end text:id="IMark63674312"/><text:alphabetical-index-mark-end text:id="IMark56755208"/><text:alphabetical-index-mark-end text:id="IMark79106920"/><text:alphabetical-index-mark-end text:id="IMark65411512"/><text:alphabetical-index-mark-end text:id="IMark80234456"/><text:alphabetical-index-mark-end text:id="IMark77754824"/><text:alphabetical-index-mark-end text:id="IMark73579640"/><text:alphabetical-index-mark-end text:id="IMark73431512"/><text:alphabetical-index-mark-end text:id="IMark80260392"/><text:alphabetical-index-mark-end text:id="IMark80508664"/><text:alphabetical-index-mark-end text:id="IMark56513672"/><text:alphabetical-index-mark-end text:id="IMark64296328"/><text:alphabetical-index-mark-end text:id="IMark78529624"/><text:alphabetical-index-mark-end text:id="IMark48635224"/><text:alphabetical-index-mark-end text:id="IMark73775032"/><text:alphabetical-index-mark-end text:id="IMark74404184"/><text:alphabetical-index-mark-end text:id="IMark80069960"/><text:alphabetical-index-mark-end text:id="IMark73547144"/><text:alphabetical-index-mark-end text:id="IMark73020760"/><text:alphabetical-index-mark-end text:id="IMark79776200"/><text:alphabetical-index-mark-end text:id="IMark64509304"/> and <text:alphabetical-index-mark-start text:id="IMark77073384"/><text:alphabetical-index-mark-start text:id="IMark74736136"/><text:alphabetical-index-mark-start text:id="IMark79938696"/><text:alphabetical-index-mark-start text:id="IMark48646936"/><text:alphabetical-index-mark-start text:id="IMark75121368"/><text:alphabetical-index-mark-start text:id="IMark75122696"/><text:alphabetical-index-mark-start text:id="IMark77114088"/><text:alphabetical-index-mark-start text:id="IMark77115384"/><text:alphabetical-index-mark-start text:id="IMark79964952"/><text:alphabetical-index-mark-start text:id="IMark79966216"/><text:alphabetical-index-mark-start text:id="IMark79967256"/><text:alphabetical-index-mark-start text:id="IMark72760984"/><text:alphabetical-index-mark-start text:id="IMark73836344"/><text:alphabetical-index-mark-start text:id="IMark73837672"/><text:alphabetical-index-mark-start text:id="IMark65131592"/><text:alphabetical-index-mark-start text:id="IMark65132872"/><text:alphabetical-index-mark-start text:id="IMark65133912"/><text:alphabetical-index-mark-start text:id="IMark73303960"/>install<text:alphabetical-index-mark-end text:id="IMark73303960"/><text:alphabetical-index-mark-end text:id="IMark65133912"/><text:alphabetical-index-mark-end text:id="IMark65132872"/><text:alphabetical-index-mark-end text:id="IMark65131592"/><text:alphabetical-index-mark-end text:id="IMark73837672"/><text:alphabetical-index-mark-end text:id="IMark73836344"/><text:alphabetical-index-mark-end text:id="IMark72760984"/><text:alphabetical-index-mark-end text:id="IMark79967256"/><text:alphabetical-index-mark-end text:id="IMark79966216"/><text:alphabetical-index-mark-end text:id="IMark79964952"/><text:alphabetical-index-mark-end text:id="IMark77115384"/><text:alphabetical-index-mark-end text:id="IMark77114088"/><text:alphabetical-index-mark-end text:id="IMark75122696"/><text:alphabetical-index-mark-end text:id="IMark75121368"/><text:alphabetical-index-mark-end text:id="IMark48646936"/><text:alphabetical-index-mark-end text:id="IMark79938696"/><text:alphabetical-index-mark-end text:id="IMark74736136"/><text:alphabetical-index-mark-end text:id="IMark77073384"/>ing the <text:alphabetical-index-mark-start text:id="IMark72822536"/><text:alphabetical-index-mark-start text:id="IMark72823864"/><text:alphabetical-index-mark-start text:id="IMark80323240"/><text:alphabetical-index-mark-start text:id="IMark77223848"/><text:alphabetical-index-mark-start text:id="IMark77225176"/><text:alphabetical-index-mark-start text:id="IMark73738008"/><text:alphabetical-index-mark-start text:id="IMark73739336"/><text:alphabetical-index-mark-start text:id="IMark80346344"/><text:alphabetical-index-mark-start text:id="IMark80347672"/><text:alphabetical-index-mark-start text:id="IMark79457768"/><text:alphabetical-index-mark-start text:id="IMark79459096"/><text:alphabetical-index-mark-start text:id="IMark77081976"/><text:alphabetical-index-mark-start text:id="IMark77083304"/><text:alphabetical-index-mark-start text:id="IMark75127928"/><text:alphabetical-index-mark-start text:id="IMark75129256"/><text:alphabetical-index-mark-start text:id="IMark77069208"/><text:alphabetical-index-mark-start text:id="IMark77070536"/>fil<text:alphabetical-index-mark-start text:id="IMark80119832"/>e<text:alphabetical-index-mark-end text:id="IMark77070536"/><text:alphabetical-index-mark-end text:id="IMark77069208"/><text:alphabetical-index-mark-end text:id="IMark75129256"/><text:alphabetical-index-mark-end text:id="IMark75127928"/><text:alphabetical-index-mark-end text:id="IMark77083304"/><text:alphabetical-index-mark-end text:id="IMark77081976"/><text:alphabetical-index-mark-end text:id="IMark79459096"/><text:alphabetical-index-mark-end text:id="IMark79457768"/><text:alphabetical-index-mark-end text:id="IMark80347672"/><text:alphabetical-index-mark-end text:id="IMark80346344"/><text:alphabetical-index-mark-end text:id="IMark73739336"/><text:alphabetical-index-mark-end text:id="IMark73738008"/><text:alphabetical-index-mark-end text:id="IMark77225176"/><text:alphabetical-index-mark-end text:id="IMark77223848"/><text:alphabetical-index-mark-end text:id="IMark80323240"/><text:alphabetical-index-mark-end text:id="IMark72823864"/><text:alphabetical-index-mark-end text:id="IMark72822536"/>s<text:alphabetical-index-mark-end text:id="IMark80119832"/> <text:span text:style-name="T9">related to this </text:span><text:alphabetical-index-mark-start text:id="IMark64187512"/><text:alphabetical-index-mark-start text:id="IMark64188472"/><text:span text:style-name="T9">module</text:span><text:alphabetical-index-mark-end text:id="IMark64188472"/><text:alphabetical-index-mark-end text:id="IMark64187512"/>.</text:p>
          <text:p text:style-name="P94"/>
        </text:list-item>
        <text:list-item>
          <text:p text:style-name="P94"><text:alphabetical-index-mark-start text:id="IMark73020760"/><text:alphabetical-index-mark-start text:id="IMark73547144"/><text:alphabetical-index-mark-start text:id="IMark80069960"/><text:alphabetical-index-mark-start text:id="IMark74404184"/><text:alphabetical-index-mark-start text:id="IMark73775032"/><text:alphabetical-index-mark-start text:id="IMark48635224"/><text:alphabetical-index-mark-start text:id="IMark78529624"/>CONTRIBUTING<text:alphabetical-index-mark-end text:id="IMark78529624"/><text:alphabetical-index-mark-end text:id="IMark48635224"/><text:alphabetical-index-mark-end text:id="IMark73775032"/><text:alphabetical-index-mark-end text:id="IMark74404184"/><text:alphabetical-index-mark-end text:id="IMark80069960"/><text:alphabetical-index-mark-end text:id="IMark73547144"/><text:alphabetical-index-mark-end text:id="IMark73020760"/>.md: if you wan<text:span text:style-name="T43">t</text:span> to <text:alphabetical-index-mark-start text:id="IMark64296328"/><text:alphabetical-index-mark-start text:id="IMark56513672"/><text:alphabetical-index-mark-start text:id="IMark80508664"/><text:alphabetical-index-mark-start text:id="IMark80260392"/><text:alphabetical-index-mark-start text:id="IMark73431512"/><text:alphabetical-index-mark-start text:id="IMark73579640"/>contribute<text:alphabetical-index-mark-end text:id="IMark73579640"/><text:alphabetical-index-mark-end text:id="IMark73431512"/><text:alphabetical-index-mark-end text:id="IMark80260392"/><text:alphabetical-index-mark-end text:id="IMark80508664"/><text:alphabetical-index-mark-end text:id="IMark56513672"/><text:alphabetical-index-mark-end text:id="IMark64296328"/> to this <text:alphabetical-index-mark-start text:id="IMark77754824"/><text:alphabetical-index-mark-start text:id="IMark80234456"/>project<text:alphabetical-index-mark-end text:id="IMark80234456"/><text:alphabetical-index-mark-end text:id="IMark77754824"/>.</text:p>
          <text:p text:style-name="P94"/>
        </text:list-item>
        <text:list-item>
          <text:p text:style-name="P89"><text:alphabetical-index-mark-start text:id="IMark64215560"/><text:alphabetical-index-mark-start text:id="IMark64521320"/><text:alphabetical-index-mark-start text:id="IMark73764584"/><text:alphabetical-index-mark-start text:id="IMark79698408"/><text:alphabetical-index-mark-start text:id="IMark74197560"/><text:alphabetical-index-mark-start text:id="IMark79546440"/><text:alphabetical-index-mark-start text:id="IMark79570696"/>COPYING<text:alphabetical-index-mark-end text:id="IMark79570696"/><text:alphabetical-index-mark-end text:id="IMark79546440"/><text:alphabetical-index-mark-end text:id="IMark74197560"/><text:alphabetical-index-mark-end text:id="IMark79698408"/><text:alphabetical-index-mark-end text:id="IMark73764584"/><text:alphabetical-index-mark-end text:id="IMark64521320"/><text:alphabetical-index-mark-end text:id="IMark64215560"/>: for <text:alphabetical-index-mark-start text:id="IMark78627496"/><text:alphabetical-index-mark-start text:id="IMark73339864"/><text:alphabetical-index-mark-start text:id="IMark74129656"/><text:alphabetical-index-mark-start text:id="IMark79558984"/><text:alphabetical-index-mark-start text:id="IMark48640552"/><text:alphabetical-index-mark-start text:id="IMark79938696"/><text:alphabetical-index-mark-start text:id="IMark64187512"/><text:alphabetical-index-mark-start text:id="IMark79776200"/><text:alphabetical-index-mark-start text:id="IMark64509304"/><text:alphabetical-index-mark-start text:id="IMark64190088"/><text:alphabetical-index-mark-start text:id="IMark79106920"/><text:alphabetical-index-mark-start text:id="IMark56755208"/><text:alphabetical-index-mark-start text:id="IMark73020760"/><text:alphabetical-index-mark-start text:id="IMark73547144"/><text:alphabetical-index-mark-start text:id="IMark80069960"/><text:alphabetical-index-mark-start text:id="IMark74404184"/><text:alphabetical-index-mark-start text:id="IMark73775032"/><text:alphabetical-index-mark-start text:id="IMark48635224"/><text:alphabetical-index-mark-start text:id="IMark78529624"/>license<text:alphabetical-index-mark-end text:id="IMark78529624"/><text:alphabetical-index-mark-end text:id="IMark48635224"/><text:alphabetical-index-mark-end text:id="IMark73775032"/><text:alphabetical-index-mark-end text:id="IMark74404184"/><text:alphabetical-index-mark-end text:id="IMark80069960"/><text:alphabetical-index-mark-end text:id="IMark73547144"/><text:alphabetical-index-mark-end text:id="IMark73020760"/><text:alphabetical-index-mark-end text:id="IMark56755208"/><text:alphabetical-index-mark-end text:id="IMark79106920"/><text:alphabetical-index-mark-end text:id="IMark64190088"/><text:alphabetical-index-mark-end text:id="IMark64509304"/><text:alphabetical-index-mark-end text:id="IMark79776200"/><text:alphabetical-index-mark-end text:id="IMark64187512"/><text:alphabetical-index-mark-end text:id="IMark79938696"/><text:alphabetical-index-mark-end text:id="IMark48640552"/><text:alphabetical-index-mark-end text:id="IMark79558984"/><text:alphabetical-index-mark-end text:id="IMark74129656"/><text:alphabetical-index-mark-end text:id="IMark73339864"/><text:alphabetical-index-mark-end text:id="IMark78627496"/> <text:alphabetical-index-mark-start text:id="IMark65411512"/>in<text:alphabetical-index-mark-start text:id="IMark80234456"/><text:alphabetical-index-mark-start text:id="IMark77754824"/><text:alphabetical-index-mark-start text:id="IMark64296328"/><text:alphabetical-index-mark-start text:id="IMark56513672"/><text:alphabetical-index-mark-start text:id="IMark80508664"/><text:alphabetical-index-mark-start text:id="IMark80260392"/><text:alphabetical-index-mark-start text:id="IMark73431512"/><text:alphabetical-index-mark-start text:id="IMark73579640"/><text:alphabetical-index-mark-start text:id="IMark72898824"/><text:alphabetical-index-mark-start text:id="IMark64189416"/><text:alphabetical-index-mark-start text:id="IMark80120584"/><text:alphabetical-index-mark-start text:id="IMark73737064"/><text:alphabetical-index-mark-start text:id="IMark80345864"/><text:alphabetical-index-mark-start text:id="IMark80345960"/><text:alphabetical-index-mark-start text:id="IMark75127448"/><text:alphabetical-index-mark-start text:id="IMark75127544"/>format<text:alphabetical-index-mark-end text:id="IMark75127544"/><text:alphabetical-index-mark-end text:id="IMark75127448"/><text:alphabetical-index-mark-end text:id="IMark80345960"/><text:alphabetical-index-mark-end text:id="IMark80345864"/><text:alphabetical-index-mark-end text:id="IMark73737064"/><text:alphabetical-index-mark-end text:id="IMark80120584"/><text:alphabetical-index-mark-end text:id="IMark64189416"/><text:alphabetical-index-mark-end text:id="IMark72898824"/><text:alphabetical-index-mark-end text:id="IMark73579640"/><text:alphabetical-index-mark-end text:id="IMark73431512"/><text:alphabetical-index-mark-end text:id="IMark80260392"/><text:alphabetical-index-mark-end text:id="IMark80508664"/><text:alphabetical-index-mark-end text:id="IMark56513672"/><text:alphabetical-index-mark-end text:id="IMark64296328"/><text:alphabetical-index-mark-end text:id="IMark77754824"/><text:alphabetical-index-mark-end text:id="IMark80234456"/>ion<text:alphabetical-index-mark-end text:id="IMark65411512"/>.</text:p>
        </text:list-item>
      </text:list>
      <text:p text:style-name="P40"/>
      <text:p text:style-name="P40"/>
      <text:p text:style-name="P61">Also read the documentation regarding <text:alphabetical-index-mark-start text:id="IMark77754824"/><text:alphabetical-index-mark-start text:id="IMark64296328"/><text:alphabetical-index-mark-start text:id="IMark56513672"/><text:alphabetical-index-mark-start text:id="IMark80508664"/><text:alphabetical-index-mark-start text:id="IMark80260392"/><text:alphabetical-index-mark-start text:id="IMark73431512"/>Sql<text:alphabetical-index-mark-end text:id="IMark73431512"/><text:alphabetical-index-mark-end text:id="IMark80260392"/><text:alphabetical-index-mark-end text:id="IMark80508664"/><text:alphabetical-index-mark-end text:id="IMark56513672"/>ite<text:alphabetical-index-mark-end text:id="IMark64296328"/><text:alphabetical-index-mark-end text:id="IMark77754824"/>3, <text:alphabetical-index-mark-start text:id="IMark73579640"/><text:alphabetical-index-mark-start text:id="IMark80120584"/>HDF5<text:alphabetical-index-mark-end text:id="IMark80120584"/><text:alphabetical-index-mark-end text:id="IMark73579640"/> and <text:alphabetical-index-mark-start text:id="IMark78627496"/><text:alphabetical-index-mark-start text:id="IMark73339864"/>HDFql<text:alphabetical-index-mark-end text:id="IMark73339864"/><text:alphabetical-index-mark-end text:id="IMark78627496"/> <text:alphabetical-index-mark-start text:id="IMark74129656"/><text:alphabetical-index-mark-start text:id="IMark79558984"/>license<text:alphabetical-index-mark-end text:id="IMark79558984"/><text:alphabetical-index-mark-end text:id="IMark74129656"/>s which should be taken into account in addition to the <text:alphabetical-index-mark-start text:id="IMark48640552"/><text:alphabetical-index-mark-start text:id="IMark79938696"/>license<text:alphabetical-index-mark-end text:id="IMark79938696"/><text:alphabetical-index-mark-end text:id="IMark48640552"/> applicable to <text:alphabetical-index-mark-start text:id="IMark79776200"/><text:alphabetical-index-mark-start text:id="IMark64509304"/><text:alphabetical-index-mark-start text:id="IMark64190088"/><text:alphabetical-index-mark-start text:id="IMark79106920"/>sql<text:alphabetical-index-mark-end text:id="IMark79106920"/><text:alphabetical-index-mark-end text:id="IMark64190088"/><text:alphabetical-index-mark-end text:id="IMark64509304"/><text:alphabetical-index-mark-end text:id="IMark79776200"/>p.</text:p>
      <text:p text:style-name="P40"/>
      <text:table-of-content text:style-name="Sect1" text:name="Table of Contents1">
        <text:table-of-content-source text:outline-level="10">
          <text:index-title-template text:style-name="Heading_20_1">Table of Contents</text:index-title-template>
          <text:table-of-content-entry-template text:outline-level="1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Text_20_body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98" text:outline-level="1"><text:alphabetical-index-mark-start text:id="IMark80069960"/>Table<text:alphabetical-index-mark-end text:id="IMark80069960"/> of Contents</text:h>
          </text:index-title>
          <text:p text:style-name="P95"><text:a xlink:type="simple" xlink:href="#__RefHeading___Toc941_76759228" text:style-name="Index_20_Link" text:visited-style-name="Index_20_Link"><text:span text:style-name="Index_20_Link"/></text:a></text:p>
          <text:p text:style-name="P95"><text:a xlink:type="simple" xlink:href="#__RefHeading___Toc941_76759228" text:style-name="Index_20_Link" text:visited-style-name="Index_20_Link">Abstract.<text:tab/>1</text:a></text:p>
          <text:p text:style-name="P95"><text:a xlink:type="simple" xlink:href="#__RefHeading___Toc943_76759228" text:style-name="Index_20_Link" text:visited-style-name="Index_20_Link">Keywords.<text:tab/>1</text:a></text:p>
          <text:p text:style-name="P95"><text:a xlink:type="simple" xlink:href="#__RefHeading___Toc945_76759228" text:style-name="Index_20_Link" text:visited-style-name="Index_20_Link">Acknowledgements.<text:tab/>1</text:a></text:p>
          <text:p text:style-name="P95"><text:alphabetical-index-mark-start text:id="IMark73764584"/><text:a xlink:type="simple" xlink:href="#__RefHeading___Toc947_76759228" text:style-name="Index_20_Link" text:visited-style-name="Index_20_Link">License</text:a><text:alphabetical-index-mark-end text:id="IMark73764584"/><text:a xlink:type="simple" xlink:href="#__RefHeading___Toc947_76759228" text:style-name="Index_20_Link" text:visited-style-name="Index_20_Link"> and info for contributors.<text:tab/>2</text:a></text:p>
          <text:p text:style-name="P95"><text:a xlink:type="simple" xlink:href="#__RefHeading___Toc949_76759228" text:style-name="Index_20_Link" text:visited-style-name="Index_20_Link">1. Introduction.<text:tab/>5</text:a></text:p>
          <text:p text:style-name="P95"><text:a xlink:type="simple" xlink:href="#__RefHeading___Toc951_76759228" text:style-name="Index_20_Link" text:visited-style-name="Index_20_Link">2. Conventions, caveats and base conditions for development.<text:tab/>7</text:a></text:p>
          <text:p text:style-name="P95"><text:a xlink:type="simple" xlink:href="#__RefHeading___Toc953_76759228" text:style-name="Index_20_Link" text:visited-style-name="Index_20_Link">2.1. Terms and abbreviations used.<text:tab/>7</text:a></text:p>
          <text:p text:style-name="P95"><text:a xlink:type="simple" xlink:href="#__RefHeading___Toc955_76759228" text:style-name="Index_20_Link" text:visited-style-name="Index_20_Link">2.2. Caveats.<text:tab/>7</text:a></text:p>
          <text:p text:style-name="P95"><text:a xlink:type="simple" xlink:href="#__RefHeading___Toc957_76759228" text:style-name="Index_20_Link" text:visited-style-name="Index_20_Link">2.3.1. </text:a><text:alphabetical-index-mark-start text:id="IMark79558984"/><text:alphabetical-index-mark-start text:id="IMark79938696"/><text:a xlink:type="simple" xlink:href="#__RefHeading___Toc957_76759228" text:style-name="Index_20_Link" text:visited-style-name="Index_20_Link">SQL</text:a><text:alphabetical-index-mark-end text:id="IMark79938696"/><text:alphabetical-index-mark-end text:id="IMark79558984"/><text:a xlink:type="simple" xlink:href="#__RefHeading___Toc957_76759228" text:style-name="Index_20_Link" text:visited-style-name="Index_20_Link"> </text:a><text:alphabetical-index-mark-start text:id="IMark74129656"/><text:a xlink:type="simple" xlink:href="#__RefHeading___Toc957_76759228" text:style-name="Index_20_Link" text:visited-style-name="Index_20_Link">dialect</text:a><text:alphabetical-index-mark-end text:id="IMark74129656"/><text:a xlink:type="simple" xlink:href="#__RefHeading___Toc957_76759228" text:style-name="Index_20_Link" text:visited-style-name="Index_20_Link"> for </text:a><text:alphabetical-index-mark-start text:id="IMark73339864"/><text:alphabetical-index-mark-start text:id="IMark78627496"/><text:alphabetical-index-mark-start text:id="IMark73579640"/><text:a xlink:type="simple" xlink:href="#__RefHeading___Toc957_76759228" text:style-name="Index_20_Link" text:visited-style-name="Index_20_Link">Sql</text:a><text:alphabetical-index-mark-end text:id="IMark73579640"/><text:alphabetical-index-mark-end text:id="IMark78627496"/><text:a xlink:type="simple" xlink:href="#__RefHeading___Toc957_76759228" text:style-name="Index_20_Link" text:visited-style-name="Index_20_Link">ite</text:a><text:alphabetical-index-mark-end text:id="IMark73339864"/><text:a xlink:type="simple" xlink:href="#__RefHeading___Toc957_76759228" text:style-name="Index_20_Link" text:visited-style-name="Index_20_Link">3.<text:tab/>7</text:a></text:p>
          <text:p text:style-name="P95"><text:a xlink:type="simple" xlink:href="#__RefHeading___Toc959_76759228" text:style-name="Index_20_Link" text:visited-style-name="Index_20_Link">2.3.2. Retrieval of </text:a><text:alphabetical-index-mark-start text:id="IMark64215560"/><text:a xlink:type="simple" xlink:href="#__RefHeading___Toc959_76759228" text:style-name="Index_20_Link" text:visited-style-name="Index_20_Link">query</text:a><text:alphabetical-index-mark-end text:id="IMark64215560"/><text:a xlink:type="simple" xlink:href="#__RefHeading___Toc959_76759228" text:style-name="Index_20_Link" text:visited-style-name="Index_20_Link"> </text:a><text:alphabetical-index-mark-start text:id="IMark79698408"/><text:alphabetical-index-mark-start text:id="IMark79546440"/><text:a xlink:type="simple" xlink:href="#__RefHeading___Toc959_76759228" text:style-name="Index_20_Link" text:visited-style-name="Index_20_Link">result</text:a><text:alphabetical-index-mark-end text:id="IMark79546440"/><text:a xlink:type="simple" xlink:href="#__RefHeading___Toc959_76759228" text:style-name="Index_20_Link" text:visited-style-name="Index_20_Link">s</text:a><text:alphabetical-index-mark-end text:id="IMark79698408"/><text:a xlink:type="simple" xlink:href="#__RefHeading___Toc959_76759228" text:style-name="Index_20_Link" text:visited-style-name="Index_20_Link">.<text:tab/>8</text:a></text:p>
          <text:p text:style-name="P95"><text:a xlink:type="simple" xlink:href="#__RefHeading___Toc961_76759228" text:style-name="Index_20_Link" text:visited-style-name="Index_20_Link">2.3.3. </text:a><text:alphabetical-index-mark-start text:id="IMark73579640"/><text:alphabetical-index-mark-start text:id="IMark79967256"/><text:a xlink:type="simple" xlink:href="#__RefHeading___Toc961_76759228" text:style-name="Index_20_Link" text:visited-style-name="Index_20_Link">Sql</text:a><text:alphabetical-index-mark-end text:id="IMark79967256"/><text:alphabetical-index-mark-end text:id="IMark73579640"/><text:a xlink:type="simple" xlink:href="#__RefHeading___Toc961_76759228" text:style-name="Index_20_Link" text:visited-style-name="Index_20_Link"> </text:a><text:alphabetical-index-mark-start text:id="IMark79546440"/><text:a xlink:type="simple" xlink:href="#__RefHeading___Toc961_76759228" text:style-name="Index_20_Link" text:visited-style-name="Index_20_Link">file</text:a><text:alphabetical-index-mark-end text:id="IMark79546440"/><text:a xlink:type="simple" xlink:href="#__RefHeading___Toc961_76759228" text:style-name="Index_20_Link" text:visited-style-name="Index_20_Link"> and </text:a><text:alphabetical-index-mark-start text:id="IMark64215560"/><text:a xlink:type="simple" xlink:href="#__RefHeading___Toc961_76759228" text:style-name="Index_20_Link" text:visited-style-name="Index_20_Link">composite</text:a><text:alphabetical-index-mark-end text:id="IMark64215560"/><text:a xlink:type="simple" xlink:href="#__RefHeading___Toc961_76759228" text:style-name="Index_20_Link" text:visited-style-name="Index_20_Link"> </text:a><text:alphabetical-index-mark-start text:id="IMark80234456"/><text:a xlink:type="simple" xlink:href="#__RefHeading___Toc961_76759228" text:style-name="Index_20_Link" text:visited-style-name="Index_20_Link">query</text:a><text:alphabetical-index-mark-end text:id="IMark80234456"/><text:a xlink:type="simple" xlink:href="#__RefHeading___Toc961_76759228" text:style-name="Index_20_Link" text:visited-style-name="Index_20_Link"> </text:a><text:alphabetical-index-mark-start text:id="IMark79570696"/><text:a xlink:type="simple" xlink:href="#__RefHeading___Toc961_76759228" text:style-name="Index_20_Link" text:visited-style-name="Index_20_Link">syntax</text:a><text:alphabetical-index-mark-end text:id="IMark79570696"/><text:a xlink:type="simple" xlink:href="#__RefHeading___Toc961_76759228" text:style-name="Index_20_Link" text:visited-style-name="Index_20_Link">.<text:tab/>9</text:a></text:p>
          <text:p text:style-name="P95"><text:a xlink:type="simple" xlink:href="#__RefHeading___Toc963_76759228" text:style-name="Index_20_Link" text:visited-style-name="Index_20_Link">2.3.4. </text:a><text:alphabetical-index-mark-start text:id="IMark80069960"/><text:alphabetical-index-mark-start text:id="IMark56740440"/><text:a xlink:type="simple" xlink:href="#__RefHeading___Toc963_76759228" text:style-name="Index_20_Link" text:visited-style-name="Index_20_Link">System</text:a><text:alphabetical-index-mark-end text:id="IMark56740440"/><text:alphabetical-index-mark-end text:id="IMark80069960"/><text:a xlink:type="simple" xlink:href="#__RefHeading___Toc963_76759228" text:style-name="Index_20_Link" text:visited-style-name="Index_20_Link"> </text:a><text:alphabetical-index-mark-start text:id="IMark74197560"/><text:a xlink:type="simple" xlink:href="#__RefHeading___Toc963_76759228" text:style-name="Index_20_Link" text:visited-style-name="Index_20_Link">call</text:a><text:alphabetical-index-mark-end text:id="IMark74197560"/><text:a xlink:type="simple" xlink:href="#__RefHeading___Toc963_76759228" text:style-name="Index_20_Link" text:visited-style-name="Index_20_Link">s.<text:tab/>10</text:a></text:p>
          <text:p text:style-name="P95"><text:a xlink:type="simple" xlink:href="#__RefHeading___Toc14020_852932957" text:style-name="Index_20_Link" text:visited-style-name="Index_20_Link">2.3.5. Differences between </text:a><text:alphabetical-index-mark-start text:id="IMark80120584"/><text:alphabetical-index-mark-start text:id="IMark79698408"/><text:a xlink:type="simple" xlink:href="#__RefHeading___Toc14020_852932957" text:style-name="Index_20_Link" text:visited-style-name="Index_20_Link">SQL</text:a><text:alphabetical-index-mark-end text:id="IMark79698408"/><text:alphabetical-index-mark-end text:id="IMark80120584"/><text:a xlink:type="simple" xlink:href="#__RefHeading___Toc14020_852932957" text:style-name="Index_20_Link" text:visited-style-name="Index_20_Link"> and </text:a><text:alphabetical-index-mark-start text:id="IMark77754824"/><text:a xlink:type="simple" xlink:href="#__RefHeading___Toc14020_852932957" text:style-name="Index_20_Link" text:visited-style-name="Index_20_Link">HDFql</text:a><text:alphabetical-index-mark-end text:id="IMark77754824"/><text:a xlink:type="simple" xlink:href="#__RefHeading___Toc14020_852932957" text:style-name="Index_20_Link" text:visited-style-name="Index_20_Link">.<text:tab/>11</text:a></text:p>
          <text:p text:style-name="P95"><text:a xlink:type="simple" xlink:href="#__RefHeading___Toc965_76759228" text:style-name="Index_20_Link" text:visited-style-name="Index_20_Link">3. Development.<text:tab/>13</text:a></text:p>
          <text:p text:style-name="P95"><text:a xlink:type="simple" xlink:href="#__RefHeading___Toc967_76759228" text:style-name="Index_20_Link" text:visited-style-name="Index_20_Link">3.1. Possible developments in the future.<text:tab/>13</text:a></text:p>
          <text:p text:style-name="P95"><text:a xlink:type="simple" xlink:href="#__RefHeading___Toc969_76759228" text:style-name="Index_20_Link" text:visited-style-name="Index_20_Link">3.1.1. Embed </text:a><text:alphabetical-index-mark-start text:id="IMark79106920"/><text:alphabetical-index-mark-start text:id="IMark79546440"/><text:a xlink:type="simple" xlink:href="#__RefHeading___Toc969_76759228" text:style-name="Index_20_Link" text:visited-style-name="Index_20_Link">sql</text:a><text:alphabetical-index-mark-end text:id="IMark79546440"/><text:alphabetical-index-mark-end text:id="IMark79106920"/><text:a xlink:type="simple" xlink:href="#__RefHeading___Toc969_76759228" text:style-name="Index_20_Link" text:visited-style-name="Index_20_Link">p in a multi </text:a><text:alphabetical-index-mark-start text:id="IMark79776200"/><text:a xlink:type="simple" xlink:href="#__RefHeading___Toc969_76759228" text:style-name="Index_20_Link" text:visited-style-name="Index_20_Link">thread</text:a><text:alphabetical-index-mark-end text:id="IMark79776200"/><text:a xlink:type="simple" xlink:href="#__RefHeading___Toc969_76759228" text:style-name="Index_20_Link" text:visited-style-name="Index_20_Link">ed </text:a><text:alphabetical-index-mark-start text:id="IMark56513672"/><text:a xlink:type="simple" xlink:href="#__RefHeading___Toc969_76759228" text:style-name="Index_20_Link" text:visited-style-name="Index_20_Link">environment</text:a><text:alphabetical-index-mark-end text:id="IMark56513672"/><text:a xlink:type="simple" xlink:href="#__RefHeading___Toc969_76759228" text:style-name="Index_20_Link" text:visited-style-name="Index_20_Link">.<text:tab/>13</text:a></text:p>
          <text:p text:style-name="P95"><text:a xlink:type="simple" xlink:href="#__RefHeading___Toc971_76759228" text:style-name="Index_20_Link" text:visited-style-name="Index_20_Link">3.1.2. </text:a><text:alphabetical-index-mark-start text:id="IMark74197560"/><text:a xlink:type="simple" xlink:href="#__RefHeading___Toc971_76759228" text:style-name="Index_20_Link" text:visited-style-name="Index_20_Link">Call</text:a><text:alphabetical-index-mark-end text:id="IMark74197560"/><text:a xlink:type="simple" xlink:href="#__RefHeading___Toc971_76759228" text:style-name="Index_20_Link" text:visited-style-name="Index_20_Link"> </text:a><text:alphabetical-index-mark-start text:id="IMark80503720"/><text:alphabetical-index-mark-start text:id="IMark64521320"/><text:a xlink:type="simple" xlink:href="#__RefHeading___Toc971_76759228" text:style-name="Index_20_Link" text:visited-style-name="Index_20_Link">sql</text:a><text:alphabetical-index-mark-end text:id="IMark64521320"/><text:alphabetical-index-mark-end text:id="IMark80503720"/><text:a xlink:type="simple" xlink:href="#__RefHeading___Toc971_76759228" text:style-name="Index_20_Link" text:visited-style-name="Index_20_Link">p from within an un</text:a><text:alphabetical-index-mark-start text:id="IMark63674312"/><text:a xlink:type="simple" xlink:href="#__RefHeading___Toc971_76759228" text:style-name="Index_20_Link" text:visited-style-name="Index_20_Link">common</text:a><text:alphabetical-index-mark-end text:id="IMark63674312"/><text:a xlink:type="simple" xlink:href="#__RefHeading___Toc971_76759228" text:style-name="Index_20_Link" text:visited-style-name="Index_20_Link"> language.<text:tab/>13</text:a></text:p>
          <text:p text:style-name="P95"><text:a xlink:type="simple" xlink:href="#__RefHeading___Toc973_76759228" text:style-name="Index_20_Link" text:visited-style-name="Index_20_Link">3.1.3. Provide multi </text:a><text:alphabetical-index-mark-start text:id="IMark64296328"/><text:a xlink:type="simple" xlink:href="#__RefHeading___Toc973_76759228" text:style-name="Index_20_Link" text:visited-style-name="Index_20_Link">thread</text:a><text:alphabetical-index-mark-end text:id="IMark64296328"/><text:a xlink:type="simple" xlink:href="#__RefHeading___Toc973_76759228" text:style-name="Index_20_Link" text:visited-style-name="Index_20_Link">ing capability from within </text:a><text:alphabetical-index-mark-start text:id="IMark79938696"/><text:alphabetical-index-mark-start text:id="IMark56740440"/><text:a xlink:type="simple" xlink:href="#__RefHeading___Toc973_76759228" text:style-name="Index_20_Link" text:visited-style-name="Index_20_Link">sql</text:a><text:alphabetical-index-mark-end text:id="IMark56740440"/><text:alphabetical-index-mark-end text:id="IMark79938696"/><text:a xlink:type="simple" xlink:href="#__RefHeading___Toc973_76759228" text:style-name="Index_20_Link" text:visited-style-name="Index_20_Link">p.<text:tab/>14</text:a></text:p>
          <text:p text:style-name="P95"><text:a xlink:type="simple" xlink:href="#__RefHeading___Toc975_76759228" text:style-name="Index_20_Link" text:visited-style-name="Index_20_Link">3.2. </text:a><text:alphabetical-index-mark-start text:id="IMark73764584"/><text:a xlink:type="simple" xlink:href="#__RefHeading___Toc975_76759228" text:style-name="Index_20_Link" text:visited-style-name="Index_20_Link">Operating</text:a><text:alphabetical-index-mark-end text:id="IMark73764584"/><text:a xlink:type="simple" xlink:href="#__RefHeading___Toc975_76759228" text:style-name="Index_20_Link" text:visited-style-name="Index_20_Link"> </text:a><text:alphabetical-index-mark-start text:id="IMark79570696"/><text:alphabetical-index-mark-start text:id="IMark79776200"/><text:a xlink:type="simple" xlink:href="#__RefHeading___Toc975_76759228" text:style-name="Index_20_Link" text:visited-style-name="Index_20_Link">system</text:a><text:alphabetical-index-mark-end text:id="IMark79776200"/><text:alphabetical-index-mark-end text:id="IMark79570696"/><text:a xlink:type="simple" xlink:href="#__RefHeading___Toc975_76759228" text:style-name="Index_20_Link" text:visited-style-name="Index_20_Link">.<text:tab/>14</text:a></text:p>
          <text:p text:style-name="P95"><text:a xlink:type="simple" xlink:href="#__RefHeading___Toc977_76759228" text:style-name="Index_20_Link" text:visited-style-name="Index_20_Link">4. Structure<text:tab/>15</text:a></text:p>
          <text:p text:style-name="P95"><text:a xlink:type="simple" xlink:href="#__RefHeading___Toc979_76759228" text:style-name="Index_20_Link" text:visited-style-name="Index_20_Link">4.1. </text:a><text:alphabetical-index-mark-start text:id="IMark79698408"/><text:a xlink:type="simple" xlink:href="#__RefHeading___Toc979_76759228" text:style-name="Index_20_Link" text:visited-style-name="Index_20_Link">/doc</text:a><text:alphabetical-index-mark-end text:id="IMark79698408"/><text:a xlink:type="simple" xlink:href="#__RefHeading___Toc979_76759228" text:style-name="Index_20_Link" text:visited-style-name="Index_20_Link"><text:tab/>15</text:a></text:p>
          <text:p text:style-name="P95"><text:a xlink:type="simple" xlink:href="#__RefHeading___Toc981_76759228" text:style-name="Index_20_Link" text:visited-style-name="Index_20_Link">4.2. </text:a><text:alphabetical-index-mark-start text:id="IMark80503720"/><text:a xlink:type="simple" xlink:href="#__RefHeading___Toc981_76759228" text:style-name="Index_20_Link" text:visited-style-name="Index_20_Link">/examples</text:a><text:alphabetical-index-mark-end text:id="IMark80503720"/><text:a xlink:type="simple" xlink:href="#__RefHeading___Toc981_76759228" text:style-name="Index_20_Link" text:visited-style-name="Index_20_Link"><text:tab/>15</text:a></text:p>
          <text:p text:style-name="P95"><text:a xlink:type="simple" xlink:href="#__RefHeading___Toc983_76759228" text:style-name="Index_20_Link" text:visited-style-name="Index_20_Link">5. Use<text:tab/>16</text:a></text:p>
          <text:p text:style-name="P95"><text:a xlink:type="simple" xlink:href="#__RefHeading___Toc985_76759228" text:style-name="Index_20_Link" text:visited-style-name="Index_20_Link">5.1. </text:a><text:alphabetical-index-mark-start text:id="IMark48635224"/><text:a xlink:type="simple" xlink:href="#__RefHeading___Toc985_76759228" text:style-name="Index_20_Link" text:visited-style-name="Index_20_Link">Install</text:a><text:alphabetical-index-mark-end text:id="IMark48635224"/><text:a xlink:type="simple" xlink:href="#__RefHeading___Toc985_76759228" text:style-name="Index_20_Link" text:visited-style-name="Index_20_Link">ation<text:tab/>16</text:a></text:p>
          <text:p text:style-name="P95"><text:a xlink:type="simple" xlink:href="#__RefHeading___Toc987_76759228" text:style-name="Index_20_Link" text:visited-style-name="Index_20_Link">5.1.1. Co</text:a><text:alphabetical-index-mark-start text:id="IMark78627496"/><text:a xlink:type="simple" xlink:href="#__RefHeading___Toc987_76759228" text:style-name="Index_20_Link" text:visited-style-name="Index_20_Link">mpi</text:a><text:alphabetical-index-mark-end text:id="IMark78627496"/><text:a xlink:type="simple" xlink:href="#__RefHeading___Toc987_76759228" text:style-name="Index_20_Link" text:visited-style-name="Index_20_Link">lation<text:tab/>16</text:a></text:p>
          <text:p text:style-name="P95"><text:a xlink:type="simple" xlink:href="#__RefHeading___Toc989_76759228" text:style-name="Index_20_Link" text:visited-style-name="Index_20_Link">5.2. De</text:a><text:alphabetical-index-mark-start text:id="IMark64215560"/><text:a xlink:type="simple" xlink:href="#__RefHeading___Toc989_76759228" text:style-name="Index_20_Link" text:visited-style-name="Index_20_Link">install</text:a><text:alphabetical-index-mark-end text:id="IMark64215560"/><text:a xlink:type="simple" xlink:href="#__RefHeading___Toc989_76759228" text:style-name="Index_20_Link" text:visited-style-name="Index_20_Link">ation<text:tab/>17</text:a></text:p>
          <text:p text:style-name="P95"><text:a xlink:type="simple" xlink:href="#__RefHeading___Toc991_76759228" text:style-name="Index_20_Link" text:visited-style-name="Index_20_Link">5.3. </text:a><text:alphabetical-index-mark-start text:id="IMark79938696"/><text:a xlink:type="simple" xlink:href="#__RefHeading___Toc991_76759228" text:style-name="Index_20_Link" text:visited-style-name="Index_20_Link">Call</text:a><text:alphabetical-index-mark-end text:id="IMark79938696"/><text:a xlink:type="simple" xlink:href="#__RefHeading___Toc991_76759228" text:style-name="Index_20_Link" text:visited-style-name="Index_20_Link">ing </text:a><text:alphabetical-index-mark-start text:id="IMark78627496"/><text:alphabetical-index-mark-start text:id="IMark64296328"/><text:a xlink:type="simple" xlink:href="#__RefHeading___Toc991_76759228" text:style-name="Index_20_Link" text:visited-style-name="Index_20_Link">sql</text:a><text:alphabetical-index-mark-end text:id="IMark64296328"/><text:alphabetical-index-mark-end text:id="IMark78627496"/><text:a xlink:type="simple" xlink:href="#__RefHeading___Toc991_76759228" text:style-name="Index_20_Link" text:visited-style-name="Index_20_Link">p with two arguments.<text:tab/>17</text:a></text:p>
          <text:p text:style-name="P95"><text:a xlink:type="simple" xlink:href="#__RefHeading___Toc8555_467953159" text:style-name="Index_20_Link" text:visited-style-name="Index_20_Link">5.4. </text:a><text:alphabetical-index-mark-start text:id="IMark79106920"/><text:a xlink:type="simple" xlink:href="#__RefHeading___Toc8555_467953159" text:style-name="Index_20_Link" text:visited-style-name="Index_20_Link">Call</text:a><text:alphabetical-index-mark-end text:id="IMark79106920"/><text:a xlink:type="simple" xlink:href="#__RefHeading___Toc8555_467953159" text:style-name="Index_20_Link" text:visited-style-name="Index_20_Link">ing </text:a><text:alphabetical-index-mark-start text:id="IMark63674312"/><text:alphabetical-index-mark-start text:id="IMark80508664"/><text:a xlink:type="simple" xlink:href="#__RefHeading___Toc8555_467953159" text:style-name="Index_20_Link" text:visited-style-name="Index_20_Link">sql</text:a><text:alphabetical-index-mark-end text:id="IMark80508664"/><text:alphabetical-index-mark-end text:id="IMark63674312"/><text:a xlink:type="simple" xlink:href="#__RefHeading___Toc8555_467953159" text:style-name="Index_20_Link" text:visited-style-name="Index_20_Link">p with three arguments.<text:tab/>18</text:a></text:p>
          <text:p text:style-name="P95"><text:soft-page-break/><text:a xlink:type="simple" xlink:href="#__RefHeading___Toc6740_413320909" text:style-name="Index_20_Link" text:visited-style-name="Index_20_Link">5.4.1. </text:a><text:alphabetical-index-mark-start text:id="IMark79938696"/><text:a xlink:type="simple" xlink:href="#__RefHeading___Toc6740_413320909" text:style-name="Index_20_Link" text:visited-style-name="Index_20_Link">OPEN_</text:a><text:alphabetical-index-mark-start text:id="IMark73020760"/><text:a xlink:type="simple" xlink:href="#__RefHeading___Toc6740_413320909" text:style-name="Index_20_Link" text:visited-style-name="Index_20_Link">QUERY</text:a><text:alphabetical-index-mark-end text:id="IMark73020760"/><text:a xlink:type="simple" xlink:href="#__RefHeading___Toc6740_413320909" text:style-name="Index_20_Link" text:visited-style-name="Index_20_Link">_CLOSE</text:a><text:alphabetical-index-mark-end text:id="IMark79938696"/><text:a xlink:type="simple" xlink:href="#__RefHeading___Toc6740_413320909" text:style-name="Index_20_Link" text:visited-style-name="Index_20_Link"><text:tab/>19</text:a></text:p>
          <text:p text:style-name="P95"><text:a xlink:type="simple" xlink:href="#__RefHeading___Toc6742_413320909" text:style-name="Index_20_Link" text:visited-style-name="Index_20_Link">5.4.2. </text:a><text:alphabetical-index-mark-start text:id="IMark79106920"/><text:a xlink:type="simple" xlink:href="#__RefHeading___Toc6742_413320909" text:style-name="Index_20_Link" text:visited-style-name="Index_20_Link">TEST_DB</text:a><text:alphabetical-index-mark-end text:id="IMark79106920"/><text:a xlink:type="simple" xlink:href="#__RefHeading___Toc6742_413320909" text:style-name="Index_20_Link" text:visited-style-name="Index_20_Link"><text:tab/>19</text:a></text:p>
          <text:p text:style-name="P95"><text:a xlink:type="simple" xlink:href="#__RefHeading___Toc10215_1965016994" text:style-name="Index_20_Link" text:visited-style-name="Index_20_Link">5.4.3. </text:a><text:alphabetical-index-mark-start text:id="IMark79938696"/><text:alphabetical-index-mark-start text:id="IMark80069960"/><text:a xlink:type="simple" xlink:href="#__RefHeading___Toc10215_1965016994" text:style-name="Index_20_Link" text:visited-style-name="Index_20_Link">OPEN_</text:a><text:alphabetical-index-mark-start text:id="IMark48640552"/><text:a xlink:type="simple" xlink:href="#__RefHeading___Toc10215_1965016994" text:style-name="Index_20_Link" text:visited-style-name="Index_20_Link">QUERY</text:a><text:alphabetical-index-mark-end text:id="IMark48640552"/><text:a xlink:type="simple" xlink:href="#__RefHeading___Toc10215_1965016994" text:style-name="Index_20_Link" text:visited-style-name="Index_20_Link">_CLOSE</text:a><text:alphabetical-index-mark-end text:id="IMark80069960"/><text:a xlink:type="simple" xlink:href="#__RefHeading___Toc10215_1965016994" text:style-name="Index_20_Link" text:visited-style-name="Index_20_Link">_SHOW</text:a><text:alphabetical-index-mark-end text:id="IMark79938696"/><text:a xlink:type="simple" xlink:href="#__RefHeading___Toc10215_1965016994" text:style-name="Index_20_Link" text:visited-style-name="Index_20_Link"><text:tab/>19</text:a></text:p>
          <text:p text:style-name="P95"><text:a xlink:type="simple" xlink:href="#__RefHeading___Toc993_76759228" text:style-name="Index_20_Link" text:visited-style-name="Index_20_Link">6. Sources<text:tab/>20</text:a></text:p>
          <text:p text:style-name="P95"><text:a xlink:type="simple" xlink:href="#__RefHeading___Toc16391_976561107" text:style-name="Index_20_Link" text:visited-style-name="Index_20_Link">Alphabetical Index<text:tab/>21</text:a></text:p>
        </text:index-body>
      </text:table-of-content>
      <text:h text:style-name="P97" text:outline-level="1"/>
      <text:h text:style-name="P98" text:outline-level="1"><text:bookmark-start text:name="__RefHeading___Toc949_76759228"/>1. Introduction.<text:bookmark-end text:name="__RefHeading___Toc949_76759228"/></text:h>
      <text:p text:style-name="P8"/>
      <text:p text:style-name="P22"><text:alphabetical-index-mark-start text:id="IMark74404184"/><text:alphabetical-index-mark-start text:id="IMark80234456"/><text:alphabetical-index-mark-start text:id="IMark48635224"/><text:alphabetical-index-mark-start text:id="IMark73738952"/><text:alphabetical-index-mark-start text:id="IMark80260392"/><text:alphabetical-index-mark-start text:id="IMark63674312"/><text:alphabetical-index-mark-start text:id="IMark80508664"/><text:alphabetical-index-mark-start text:id="IMark56513672"/><text:alphabetical-index-mark-start text:id="IMark79106920"/><text:alphabetical-index-mark-start text:id="IMark79776200"/><text:alphabetical-index-mark-start text:id="IMark79570696"/><text:alphabetical-index-mark-start text:id="IMark73764584"/><text:alphabetical-index-mark-start text:id="IMark73020760"/><text:alphabetical-index-mark-start text:id="IMark79967256"/><text:alphabetical-index-mark-start text:id="IMark80120584"/><text:alphabetical-index-mark-start text:id="IMark79938696"/><text:alphabetical-index-mark-start text:id="IMark48640552"/><text:alphabetical-index-mark-start text:id="IMark56740440"/><text:alphabetical-index-mark-start text:id="IMark78529624"/><text:alphabetical-index-mark-start text:id="IMark79546440"/><text:alphabetical-index-mark-start text:id="IMark79698408"/><text:alphabetical-index-mark-start text:id="IMark56755208"/><text:alphabetical-index-mark-start text:id="IMark73339864"/><text:alphabetical-index-mark-start text:id="IMark78253544"/><text:alphabetical-index-mark-start text:id="IMark64296328"/><text:alphabetical-index-mark-start text:id="IMark77754824"/><text:alphabetical-index-mark-start text:id="IMark73431512"/>Sql<text:alphabetical-index-mark-end text:id="IMark73431512"/><text:alphabetical-index-mark-end text:id="IMark77754824"/><text:alphabetical-index-mark-end text:id="IMark64296328"/><text:alphabetical-index-mark-end text:id="IMark78253544"/><text:alphabetical-index-mark-end text:id="IMark73339864"/><text:alphabetical-index-mark-end text:id="IMark56755208"/><text:alphabetical-index-mark-end text:id="IMark79698408"/><text:alphabetical-index-mark-end text:id="IMark79546440"/><text:alphabetical-index-mark-end text:id="IMark78529624"/><text:alphabetical-index-mark-end text:id="IMark56740440"/><text:alphabetical-index-mark-end text:id="IMark48640552"/><text:alphabetical-index-mark-end text:id="IMark79938696"/><text:alphabetical-index-mark-end text:id="IMark80120584"/><text:alphabetical-index-mark-end text:id="IMark79967256"/><text:alphabetical-index-mark-end text:id="IMark73020760"/><text:alphabetical-index-mark-end text:id="IMark73764584"/><text:alphabetical-index-mark-end text:id="IMark79570696"/><text:alphabetical-index-mark-end text:id="IMark79776200"/>ite<text:alphabetical-index-mark-end text:id="IMark79106920"/><text:alphabetical-index-mark-end text:id="IMark56513672"/><text:alphabetical-index-mark-end text:id="IMark80508664"/><text:alphabetical-index-mark-end text:id="IMark63674312"/><text:alphabetical-index-mark-end text:id="IMark80260392"/><text:alphabetical-index-mark-end text:id="IMark73738952"/><text:alphabetical-index-mark-end text:id="IMark48635224"/><text:alphabetical-index-mark-end text:id="IMark80234456"/><text:alphabetical-index-mark-end text:id="IMark74404184"/>3 is one of the most widely used <text:alphabetical-index-mark-start text:id="IMark73775032"/><text:alphabetical-index-mark-start text:id="IMark79558984"/><text:alphabetical-index-mark-start text:id="IMark48646552"/><text:alphabetical-index-mark-start text:id="IMark78627496"/><text:alphabetical-index-mark-start text:id="IMark65411512"/><text:alphabetical-index-mark-start text:id="IMark74197560"/><text:alphabetical-index-mark-start text:id="IMark79456904"/><text:alphabetical-index-mark-start text:id="IMark80069960"/><text:alphabetical-index-mark-start text:id="IMark64509304"/>relational<text:alphabetical-index-mark-end text:id="IMark64509304"/><text:alphabetical-index-mark-end text:id="IMark80069960"/><text:alphabetical-index-mark-end text:id="IMark79456904"/><text:alphabetical-index-mark-end text:id="IMark74197560"/><text:alphabetical-index-mark-end text:id="IMark65411512"/><text:alphabetical-index-mark-end text:id="IMark78627496"/><text:alphabetical-index-mark-end text:id="IMark48646552"/><text:alphabetical-index-mark-end text:id="IMark79558984"/><text:alphabetical-index-mark-end text:id="IMark73775032"/> <text:alphabetical-index-mark-start text:id="IMark74129656"/><text:alphabetical-index-mark-start text:id="IMark73579640"/><text:alphabetical-index-mark-start text:id="IMark80503720"/><text:alphabetical-index-mark-start text:id="IMark64521320"/><text:alphabetical-index-mark-start text:id="IMark64190088"/><text:alphabetical-index-mark-start text:id="IMark64215560"/><text:alphabetical-index-mark-start text:id="IMark65133912"/><text:alphabetical-index-mark-start text:id="IMark64442552"/><text:alphabetical-index-mark-start text:id="IMark80265800"/>database<text:alphabetical-index-mark-end text:id="IMark80265800"/><text:alphabetical-index-mark-end text:id="IMark64442552"/><text:alphabetical-index-mark-end text:id="IMark65133912"/><text:alphabetical-index-mark-end text:id="IMark64215560"/><text:alphabetical-index-mark-end text:id="IMark64190088"/><text:alphabetical-index-mark-end text:id="IMark64521320"/><text:alphabetical-index-mark-end text:id="IMark80503720"/><text:alphabetical-index-mark-end text:id="IMark73579640"/><text:alphabetical-index-mark-end text:id="IMark74129656"/> <text:alphabetical-index-mark-start text:id="IMark73829608"/><text:alphabetical-index-mark-start text:id="IMark78604088"/><text:alphabetical-index-mark-start text:id="IMark77061736"/><text:alphabetical-index-mark-start text:id="IMark77063064"/><text:alphabetical-index-mark-start text:id="IMark77064392"/><text:alphabetical-index-mark-start text:id="IMark78621608"/><text:alphabetical-index-mark-start text:id="IMark78622936"/><text:alphabetical-index-mark-start text:id="IMark74455016"/><text:alphabetical-index-mark-start text:id="IMark74456344"/><text:alphabetical-index-mark-start text:id="IMark72678856"/><text:alphabetical-index-mark-start text:id="IMark72680184"/><text:alphabetical-index-mark-start text:id="IMark72681512"/><text:alphabetical-index-mark-start text:id="IMark74439672"/><text:alphabetical-index-mark-start text:id="IMark74441000"/><text:alphabetical-index-mark-start text:id="IMark79569000"/><text:alphabetical-index-mark-start text:id="IMark69892440"/><text:alphabetical-index-mark-start text:id="IMark69893768"/><text:alphabetical-index-mark-start text:id="IMark64522744"/>system<text:alphabetical-index-mark-end text:id="IMark64522744"/><text:alphabetical-index-mark-end text:id="IMark69893768"/><text:alphabetical-index-mark-end text:id="IMark69892440"/><text:alphabetical-index-mark-end text:id="IMark79569000"/><text:alphabetical-index-mark-end text:id="IMark74441000"/><text:alphabetical-index-mark-end text:id="IMark74439672"/><text:alphabetical-index-mark-end text:id="IMark72681512"/><text:alphabetical-index-mark-end text:id="IMark72680184"/><text:alphabetical-index-mark-end text:id="IMark72678856"/><text:alphabetical-index-mark-end text:id="IMark74456344"/><text:alphabetical-index-mark-end text:id="IMark74455016"/><text:alphabetical-index-mark-end text:id="IMark78622936"/><text:alphabetical-index-mark-end text:id="IMark78621608"/><text:alphabetical-index-mark-end text:id="IMark77064392"/><text:alphabetical-index-mark-end text:id="IMark77063064"/><text:alphabetical-index-mark-end text:id="IMark77061736"/><text:alphabetical-index-mark-end text:id="IMark78604088"/><text:alphabetical-index-mark-end text:id="IMark73829608"/>s; it is very simple, lightweight and fast, and while it cannot be compared with great <text:alphabetical-index-mark-start text:id="IMark64073032"/><text:alphabetical-index-mark-start text:id="IMark64074296"/><text:alphabetical-index-mark-start text:id="IMark64075624"/><text:alphabetical-index-mark-start text:id="IMark74709560"/><text:alphabetical-index-mark-start text:id="IMark74710888"/><text:alphabetical-index-mark-start text:id="IMark64601688"/><text:alphabetical-index-mark-start text:id="IMark64602984"/><text:alphabetical-index-mark-start text:id="IMark64604312"/><text:alphabetical-index-mark-start text:id="IMark73725672"/>server<text:alphabetical-index-mark-end text:id="IMark73725672"/><text:alphabetical-index-mark-end text:id="IMark64604312"/><text:alphabetical-index-mark-end text:id="IMark64602984"/><text:alphabetical-index-mark-end text:id="IMark64601688"/><text:alphabetical-index-mark-end text:id="IMark74710888"/><text:alphabetical-index-mark-end text:id="IMark74709560"/><text:alphabetical-index-mark-end text:id="IMark64075624"/><text:alphabetical-index-mark-end text:id="IMark64074296"/><text:alphabetical-index-mark-end text:id="IMark64073032"/> - based <text:alphabetical-index-mark-start text:id="IMark80163976"/><text:alphabetical-index-mark-start text:id="IMark64229384"/><text:alphabetical-index-mark-start text:id="IMark64230712"/><text:alphabetical-index-mark-start text:id="IMark72877880"/><text:alphabetical-index-mark-start text:id="IMark72879176"/><text:alphabetical-index-mark-start text:id="IMark72880504"/><text:alphabetical-index-mark-start text:id="IMark72881080"/><text:alphabetical-index-mark-start text:id="IMark77079096"/><text:alphabetical-index-mark-start text:id="IMark77080424"/>relational<text:alphabetical-index-mark-end text:id="IMark77080424"/><text:alphabetical-index-mark-end text:id="IMark77079096"/><text:alphabetical-index-mark-end text:id="IMark72881080"/><text:alphabetical-index-mark-end text:id="IMark72880504"/><text:alphabetical-index-mark-end text:id="IMark72879176"/><text:alphabetical-index-mark-end text:id="IMark72877880"/><text:alphabetical-index-mark-end text:id="IMark64230712"/><text:alphabetical-index-mark-end text:id="IMark64229384"/><text:alphabetical-index-mark-end text:id="IMark80163976"/> <text:alphabetical-index-mark-start text:id="IMark77852632"/><text:alphabetical-index-mark-start text:id="IMark73842440"/><text:alphabetical-index-mark-start text:id="IMark73843768"/><text:alphabetical-index-mark-start text:id="IMark73845096"/><text:alphabetical-index-mark-start text:id="IMark73845192"/><text:alphabetical-index-mark-start text:id="IMark78598392"/><text:alphabetical-index-mark-start text:id="IMark78599432"/><text:alphabetical-index-mark-start text:id="IMark66157976"/><text:alphabetical-index-mark-start text:id="IMark66159304"/>database<text:alphabetical-index-mark-end text:id="IMark66159304"/><text:alphabetical-index-mark-end text:id="IMark66157976"/><text:alphabetical-index-mark-end text:id="IMark78599432"/><text:alphabetical-index-mark-end text:id="IMark78598392"/><text:alphabetical-index-mark-end text:id="IMark73845192"/><text:alphabetical-index-mark-end text:id="IMark73845096"/><text:alphabetical-index-mark-end text:id="IMark73843768"/><text:alphabetical-index-mark-end text:id="IMark73842440"/><text:alphabetical-index-mark-end text:id="IMark77852632"/> <text:alphabetical-index-mark-start text:id="IMark73282728"/><text:alphabetical-index-mark-start text:id="IMark66160504"/><text:alphabetical-index-mark-start text:id="IMark66161832"/><text:alphabetical-index-mark-start text:id="IMark66163160"/><text:alphabetical-index-mark-start text:id="IMark73538920"/><text:alphabetical-index-mark-start text:id="IMark73540248"/><text:alphabetical-index-mark-start text:id="IMark73541576"/><text:alphabetical-index-mark-start text:id="IMark79990040"/><text:alphabetical-index-mark-start text:id="IMark79991368"/><text:alphabetical-index-mark-start text:id="IMark72687240"/><text:alphabetical-index-mark-start text:id="IMark72688568"/><text:alphabetical-index-mark-start text:id="IMark72689896"/><text:alphabetical-index-mark-start text:id="IMark74687096"/><text:alphabetical-index-mark-start text:id="IMark74688424"/><text:alphabetical-index-mark-start text:id="IMark74689752"/><text:alphabetical-index-mark-start text:id="IMark80084968"/><text:alphabetical-index-mark-start text:id="IMark80086296"/><text:alphabetical-index-mark-start text:id="IMark80087624"/>system<text:alphabetical-index-mark-end text:id="IMark80087624"/><text:alphabetical-index-mark-end text:id="IMark80086296"/><text:alphabetical-index-mark-end text:id="IMark80084968"/><text:alphabetical-index-mark-end text:id="IMark74689752"/><text:alphabetical-index-mark-end text:id="IMark74688424"/><text:alphabetical-index-mark-end text:id="IMark74687096"/><text:alphabetical-index-mark-end text:id="IMark72689896"/><text:alphabetical-index-mark-end text:id="IMark72688568"/><text:alphabetical-index-mark-end text:id="IMark72687240"/><text:alphabetical-index-mark-end text:id="IMark79991368"/><text:alphabetical-index-mark-end text:id="IMark79990040"/><text:alphabetical-index-mark-end text:id="IMark73541576"/><text:alphabetical-index-mark-end text:id="IMark73540248"/><text:alphabetical-index-mark-end text:id="IMark73538920"/><text:alphabetical-index-mark-end text:id="IMark66163160"/><text:alphabetical-index-mark-end text:id="IMark66161832"/><text:alphabetical-index-mark-end text:id="IMark66160504"/><text:alphabetical-index-mark-end text:id="IMark73282728"/>s in terms of versatility or capabilities, it does fill a niche for many users, <text:span text:style-name="T36">probably most of those that need a </text:span><text:alphabetical-index-mark-start text:id="IMark73277496"/><text:alphabetical-index-mark-start text:id="IMark74912248"/><text:alphabetical-index-mark-start text:id="IMark73728920"/><text:alphabetical-index-mark-start text:id="IMark73730248"/><text:alphabetical-index-mark-start text:id="IMark73731576"/><text:alphabetical-index-mark-start text:id="IMark80255320"/><text:alphabetical-index-mark-start text:id="IMark80256584"/><text:alphabetical-index-mark-start text:id="IMark80257912"/><text:alphabetical-index-mark-start text:id="IMark57022744"/><text:span text:style-name="T36">relational</text:span><text:alphabetical-index-mark-end text:id="IMark57022744"/><text:alphabetical-index-mark-end text:id="IMark80257912"/><text:alphabetical-index-mark-end text:id="IMark80256584"/><text:alphabetical-index-mark-end text:id="IMark80255320"/><text:alphabetical-index-mark-end text:id="IMark73731576"/><text:alphabetical-index-mark-end text:id="IMark73730248"/><text:alphabetical-index-mark-end text:id="IMark73728920"/><text:alphabetical-index-mark-end text:id="IMark74912248"/><text:alphabetical-index-mark-end text:id="IMark73277496"/><text:span text:style-name="T36"> </text:span><text:alphabetical-index-mark-start text:id="IMark78175128"/><text:alphabetical-index-mark-start text:id="IMark78176456"/><text:alphabetical-index-mark-start text:id="IMark63390856"/><text:alphabetical-index-mark-start text:id="IMark63392184"/><text:alphabetical-index-mark-start text:id="IMark75114840"/><text:alphabetical-index-mark-start text:id="IMark73715896"/><text:alphabetical-index-mark-start text:id="IMark73717224"/><text:alphabetical-index-mark-start text:id="IMark79494856"/><text:alphabetical-index-mark-start text:id="IMark79080712"/><text:span text:style-name="T36">database</text:span><text:alphabetical-index-mark-end text:id="IMark79080712"/><text:alphabetical-index-mark-end text:id="IMark79494856"/><text:alphabetical-index-mark-end text:id="IMark73717224"/><text:alphabetical-index-mark-end text:id="IMark73715896"/><text:alphabetical-index-mark-end text:id="IMark75114840"/><text:alphabetical-index-mark-end text:id="IMark63392184"/><text:alphabetical-index-mark-end text:id="IMark63390856"/><text:alphabetical-index-mark-end text:id="IMark78176456"/><text:alphabetical-index-mark-end text:id="IMark78175128"/><text:span text:style-name="T36"> </text:span><text:alphabetical-index-mark-start text:id="IMark64082616"/><text:alphabetical-index-mark-start text:id="IMark79094088"/><text:alphabetical-index-mark-start text:id="IMark79095416"/><text:alphabetical-index-mark-start text:id="IMark79096744"/><text:alphabetical-index-mark-start text:id="IMark79097784"/><text:alphabetical-index-mark-start text:id="IMark64357752"/><text:alphabetical-index-mark-start text:id="IMark64359080"/><text:alphabetical-index-mark-start text:id="IMark77269272"/><text:alphabetical-index-mark-start text:id="IMark77270600"/><text:alphabetical-index-mark-start text:id="IMark77271928"/><text:alphabetical-index-mark-start text:id="IMark72735416"/><text:alphabetical-index-mark-start text:id="IMark72736744"/><text:alphabetical-index-mark-start text:id="IMark72738072"/><text:alphabetical-index-mark-start text:id="IMark80054792"/><text:alphabetical-index-mark-start text:id="IMark80056120"/><text:alphabetical-index-mark-start text:id="IMark80057448"/><text:alphabetical-index-mark-start text:id="IMark78808712"/><text:alphabetical-index-mark-start text:id="IMark78810072"/><text:span text:style-name="T36">system</text:span><text:alphabetical-index-mark-end text:id="IMark78810072"/><text:alphabetical-index-mark-end text:id="IMark78808712"/><text:alphabetical-index-mark-end text:id="IMark80057448"/><text:alphabetical-index-mark-end text:id="IMark80056120"/><text:alphabetical-index-mark-end text:id="IMark80054792"/><text:alphabetical-index-mark-end text:id="IMark72738072"/><text:alphabetical-index-mark-end text:id="IMark72736744"/><text:alphabetical-index-mark-end text:id="IMark72735416"/><text:alphabetical-index-mark-end text:id="IMark77271928"/><text:alphabetical-index-mark-end text:id="IMark77270600"/><text:alphabetical-index-mark-end text:id="IMark77269272"/><text:alphabetical-index-mark-end text:id="IMark64359080"/><text:alphabetical-index-mark-end text:id="IMark64357752"/><text:alphabetical-index-mark-end text:id="IMark79097784"/><text:alphabetical-index-mark-end text:id="IMark79096744"/><text:alphabetical-index-mark-end text:id="IMark79095416"/><text:alphabetical-index-mark-end text:id="IMark79094088"/><text:alphabetical-index-mark-end text:id="IMark64082616"/><text:span text:style-name="T36"> without the complications involved in maintaining a </text:span><text:alphabetical-index-mark-start text:id="IMark74776728"/><text:alphabetical-index-mark-start text:id="IMark80050120"/><text:alphabetical-index-mark-start text:id="IMark80051448"/><text:alphabetical-index-mark-start text:id="IMark77329288"/><text:alphabetical-index-mark-start text:id="IMark77330616"/><text:alphabetical-index-mark-start text:id="IMark77331944"/><text:alphabetical-index-mark-start text:id="IMark74755032"/><text:alphabetical-index-mark-start text:id="IMark74756360"/><text:alphabetical-index-mark-start text:id="IMark74758216"/><text:span text:style-name="T36">server</text:span><text:alphabetical-index-mark-end text:id="IMark74758216"/><text:alphabetical-index-mark-end text:id="IMark74756360"/><text:alphabetical-index-mark-end text:id="IMark74755032"/><text:alphabetical-index-mark-end text:id="IMark77331944"/><text:alphabetical-index-mark-end text:id="IMark77330616"/><text:alphabetical-index-mark-end text:id="IMark77329288"/><text:alphabetical-index-mark-end text:id="IMark80051448"/><text:alphabetical-index-mark-end text:id="IMark80050120"/><text:alphabetical-index-mark-end text:id="IMark74776728"/><text:span text:style-name="T36"> – based alternative such as </text:span><text:alphabetical-index-mark-start text:id="IMark74534504"/><text:alphabetical-index-mark-start text:id="IMark74535832"/><text:alphabetical-index-mark-start text:id="IMark74537160"/><text:alphabetical-index-mark-start text:id="IMark70851144"/><text:alphabetical-index-mark-start text:id="IMark80364296"/><text:alphabetical-index-mark-start text:id="IMark80365624"/><text:alphabetical-index-mark-start text:id="IMark80366952"/><text:alphabetical-index-mark-start text:id="IMark79156760"/><text:alphabetical-index-mark-start text:id="IMark79158088"/><text:span text:style-name="T36">Postgre</text:span><text:alphabetical-index-mark-start text:id="IMark79160200"/><text:alphabetical-index-mark-start text:id="IMark64302776"/><text:alphabetical-index-mark-start text:id="IMark64304104"/><text:alphabetical-index-mark-start text:id="IMark64305432"/><text:alphabetical-index-mark-start text:id="IMark72711768"/><text:alphabetical-index-mark-start text:id="IMark72713096"/><text:alphabetical-index-mark-start text:id="IMark72714424"/><text:alphabetical-index-mark-start text:id="IMark79983112"/><text:alphabetical-index-mark-start text:id="IMark79984376"/><text:alphabetical-index-mark-start text:id="IMark79985704"/><text:alphabetical-index-mark-start text:id="IMark79987032"/><text:alphabetical-index-mark-start text:id="IMark73767704"/><text:alphabetical-index-mark-start text:id="IMark73769032"/><text:alphabetical-index-mark-start text:id="IMark73770360"/><text:alphabetical-index-mark-start text:id="IMark80076152"/><text:alphabetical-index-mark-start text:id="IMark80077416"/><text:alphabetical-index-mark-start text:id="IMark80078744"/><text:alphabetical-index-mark-start text:id="IMark78255432"/><text:span text:style-name="T36">SQL</text:span><text:alphabetical-index-mark-end text:id="IMark78255432"/><text:alphabetical-index-mark-end text:id="IMark80078744"/><text:alphabetical-index-mark-end text:id="IMark80077416"/><text:alphabetical-index-mark-end text:id="IMark80076152"/><text:alphabetical-index-mark-end text:id="IMark73770360"/><text:alphabetical-index-mark-end text:id="IMark73769032"/><text:alphabetical-index-mark-end text:id="IMark73767704"/><text:alphabetical-index-mark-end text:id="IMark79987032"/><text:alphabetical-index-mark-end text:id="IMark79985704"/><text:alphabetical-index-mark-end text:id="IMark79984376"/><text:alphabetical-index-mark-end text:id="IMark79983112"/><text:alphabetical-index-mark-end text:id="IMark72714424"/><text:alphabetical-index-mark-end text:id="IMark72713096"/><text:alphabetical-index-mark-end text:id="IMark72711768"/><text:alphabetical-index-mark-end text:id="IMark64305432"/><text:alphabetical-index-mark-end text:id="IMark64304104"/><text:alphabetical-index-mark-end text:id="IMark64302776"/><text:alphabetical-index-mark-end text:id="IMark79160200"/><text:alphabetical-index-mark-end text:id="IMark79158088"/><text:alphabetical-index-mark-end text:id="IMark79156760"/><text:alphabetical-index-mark-end text:id="IMark80366952"/><text:alphabetical-index-mark-end text:id="IMark80365624"/><text:alphabetical-index-mark-end text:id="IMark80364296"/><text:alphabetical-index-mark-end text:id="IMark70851144"/><text:alphabetical-index-mark-end text:id="IMark74537160"/><text:alphabetical-index-mark-end text:id="IMark74535832"/><text:alphabetical-index-mark-end text:id="IMark74534504"/><text:span text:style-name="T36">, </text:span><text:alphabetical-index-mark-start text:id="IMark72705368"/><text:alphabetical-index-mark-start text:id="IMark72706632"/><text:alphabetical-index-mark-start text:id="IMark72707896"/><text:alphabetical-index-mark-start text:id="IMark64316760"/><text:alphabetical-index-mark-start text:id="IMark64318024"/><text:alphabetical-index-mark-start text:id="IMark64319352"/><text:alphabetical-index-mark-start text:id="IMark80006296"/><text:alphabetical-index-mark-start text:id="IMark78139528"/><text:alphabetical-index-mark-start text:id="IMark78140856"/><text:span text:style-name="T36">My</text:span><text:alphabetical-index-mark-start text:id="IMark80479224"/><text:alphabetical-index-mark-start text:id="IMark64398504"/><text:alphabetical-index-mark-start text:id="IMark64399832"/><text:alphabetical-index-mark-start text:id="IMark64401160"/><text:alphabetical-index-mark-start text:id="IMark74691848"/><text:alphabetical-index-mark-start text:id="IMark74693112"/><text:alphabetical-index-mark-start text:id="IMark74694440"/><text:alphabetical-index-mark-start text:id="IMark74695768"/><text:alphabetical-index-mark-start text:id="IMark72825624"/><text:alphabetical-index-mark-start text:id="IMark72826952"/><text:alphabetical-index-mark-start text:id="IMark72828280"/><text:alphabetical-index-mark-start text:id="IMark72829608"/><text:alphabetical-index-mark-start text:id="IMark77264504"/><text:alphabetical-index-mark-start text:id="IMark77265832"/><text:alphabetical-index-mark-start text:id="IMark77267160"/><text:alphabetical-index-mark-start text:id="IMark75072360"/><text:alphabetical-index-mark-start text:id="IMark75073624"/><text:alphabetical-index-mark-start text:id="IMark75074984"/><text:span text:style-name="T36">sql</text:span><text:alphabetical-index-mark-end text:id="IMark75074984"/><text:alphabetical-index-mark-end text:id="IMark75073624"/><text:alphabetical-index-mark-end text:id="IMark75072360"/><text:alphabetical-index-mark-end text:id="IMark77267160"/><text:alphabetical-index-mark-end text:id="IMark77265832"/><text:alphabetical-index-mark-end text:id="IMark77264504"/><text:alphabetical-index-mark-end text:id="IMark72829608"/><text:alphabetical-index-mark-end text:id="IMark72828280"/><text:alphabetical-index-mark-end text:id="IMark72826952"/><text:alphabetical-index-mark-end text:id="IMark72825624"/><text:alphabetical-index-mark-end text:id="IMark74695768"/><text:alphabetical-index-mark-end text:id="IMark74694440"/><text:alphabetical-index-mark-end text:id="IMark74693112"/><text:alphabetical-index-mark-end text:id="IMark74691848"/><text:alphabetical-index-mark-end text:id="IMark64401160"/><text:alphabetical-index-mark-end text:id="IMark64399832"/><text:alphabetical-index-mark-end text:id="IMark64398504"/><text:alphabetical-index-mark-end text:id="IMark80479224"/><text:alphabetical-index-mark-end text:id="IMark78140856"/><text:alphabetical-index-mark-end text:id="IMark78139528"/><text:alphabetical-index-mark-end text:id="IMark80006296"/><text:alphabetical-index-mark-end text:id="IMark64319352"/><text:alphabetical-index-mark-end text:id="IMark64318024"/><text:alphabetical-index-mark-end text:id="IMark64316760"/><text:alphabetical-index-mark-end text:id="IMark72707896"/><text:alphabetical-index-mark-end text:id="IMark72706632"/><text:alphabetical-index-mark-end text:id="IMark72705368"/><text:span text:style-name="T36"> or </text:span><text:alphabetical-index-mark-start text:id="IMark74118888"/><text:alphabetical-index-mark-start text:id="IMark74120120"/><text:alphabetical-index-mark-start text:id="IMark74120536"/><text:alphabetical-index-mark-start text:id="IMark72752312"/><text:alphabetical-index-mark-start text:id="IMark72753640"/><text:alphabetical-index-mark-start text:id="IMark72754968"/><text:alphabetical-index-mark-start text:id="IMark78985832"/><text:alphabetical-index-mark-start text:id="IMark78987160"/><text:alphabetical-index-mark-start text:id="IMark78988488"/><text:span text:style-name="T36">MariaDB</text:span><text:alphabetical-index-mark-end text:id="IMark78988488"/><text:alphabetical-index-mark-end text:id="IMark78987160"/><text:alphabetical-index-mark-end text:id="IMark78985832"/><text:alphabetical-index-mark-end text:id="IMark72754968"/><text:alphabetical-index-mark-end text:id="IMark72753640"/><text:alphabetical-index-mark-end text:id="IMark72752312"/><text:alphabetical-index-mark-end text:id="IMark74120536"/><text:alphabetical-index-mark-end text:id="IMark74120120"/><text:alphabetical-index-mark-end text:id="IMark74118888"/>.</text:p>
      <text:p text:style-name="P10"/>
      <text:p text:style-name="P21">Recently I have been developing a <text:alphabetical-index-mark-start text:id="IMark73579640"/><text:alphabetical-index-mark-start text:id="IMark80503720"/><text:alphabetical-index-mark-start text:id="IMark64521320"/><text:alphabetical-index-mark-start text:id="IMark64190088"/><text:alphabetical-index-mark-start text:id="IMark64215560"/><text:alphabetical-index-mark-start text:id="IMark65133912"/><text:alphabetical-index-mark-start text:id="IMark80265800"/><text:alphabetical-index-mark-start text:id="IMark73775032"/><text:alphabetical-index-mark-start text:id="IMark79558984"/>dataset<text:alphabetical-index-mark-end text:id="IMark79558984"/><text:alphabetical-index-mark-end text:id="IMark73775032"/><text:alphabetical-index-mark-end text:id="IMark80265800"/><text:alphabetical-index-mark-end text:id="IMark65133912"/><text:alphabetical-index-mark-end text:id="IMark64215560"/><text:alphabetical-index-mark-end text:id="IMark64190088"/><text:alphabetical-index-mark-end text:id="IMark64521320"/><text:alphabetical-index-mark-end text:id="IMark80503720"/><text:alphabetical-index-mark-end text:id="IMark73579640"/> based on a <text:alphabetical-index-mark-start text:id="IMark48646552"/><text:alphabetical-index-mark-start text:id="IMark78627496"/><text:alphabetical-index-mark-start text:id="IMark65411512"/><text:alphabetical-index-mark-start text:id="IMark74197560"/><text:alphabetical-index-mark-start text:id="IMark79456904"/><text:alphabetical-index-mark-start text:id="IMark80069960"/><text:alphabetical-index-mark-start text:id="IMark64509304"/><text:alphabetical-index-mark-start text:id="IMark74404184"/><text:alphabetical-index-mark-start text:id="IMark80234456"/><text:alphabetical-index-mark-start text:id="IMark48635224"/><text:alphabetical-index-mark-start text:id="IMark73738952"/><text:alphabetical-index-mark-start text:id="IMark80260392"/><text:alphabetical-index-mark-start text:id="IMark63674312"/><text:alphabetical-index-mark-start text:id="IMark80508664"/><text:alphabetical-index-mark-start text:id="IMark56513672"/><text:alphabetical-index-mark-start text:id="IMark79106920"/><text:alphabetical-index-mark-start text:id="IMark79776200"/><text:alphabetical-index-mark-start text:id="IMark79570696"/><text:alphabetical-index-mark-start text:id="IMark73764584"/><text:alphabetical-index-mark-start text:id="IMark73020760"/><text:alphabetical-index-mark-start text:id="IMark79967256"/><text:alphabetical-index-mark-start text:id="IMark80120584"/><text:alphabetical-index-mark-start text:id="IMark79938696"/><text:alphabetical-index-mark-start text:id="IMark48640552"/><text:alphabetical-index-mark-start text:id="IMark56740440"/><text:alphabetical-index-mark-start text:id="IMark78529624"/><text:alphabetical-index-mark-start text:id="IMark79546440"/>Sql<text:alphabetical-index-mark-end text:id="IMark79546440"/><text:alphabetical-index-mark-end text:id="IMark78529624"/><text:alphabetical-index-mark-end text:id="IMark56740440"/><text:alphabetical-index-mark-end text:id="IMark48640552"/><text:alphabetical-index-mark-end text:id="IMark79938696"/><text:alphabetical-index-mark-end text:id="IMark80120584"/><text:alphabetical-index-mark-end text:id="IMark79967256"/><text:alphabetical-index-mark-end text:id="IMark73020760"/><text:alphabetical-index-mark-end text:id="IMark73764584"/><text:alphabetical-index-mark-end text:id="IMark79570696"/><text:alphabetical-index-mark-end text:id="IMark79776200"/><text:alphabetical-index-mark-end text:id="IMark79106920"/><text:alphabetical-index-mark-end text:id="IMark56513672"/><text:alphabetical-index-mark-end text:id="IMark80508664"/><text:alphabetical-index-mark-end text:id="IMark63674312"/><text:alphabetical-index-mark-end text:id="IMark80260392"/><text:alphabetical-index-mark-end text:id="IMark73738952"/><text:alphabetical-index-mark-end text:id="IMark48635224"/>ite<text:alphabetical-index-mark-end text:id="IMark80234456"/><text:alphabetical-index-mark-end text:id="IMark74404184"/><text:alphabetical-index-mark-end text:id="IMark64509304"/><text:alphabetical-index-mark-end text:id="IMark80069960"/><text:alphabetical-index-mark-end text:id="IMark79456904"/><text:alphabetical-index-mark-end text:id="IMark74197560"/><text:alphabetical-index-mark-end text:id="IMark65411512"/><text:alphabetical-index-mark-end text:id="IMark78627496"/><text:alphabetical-index-mark-end text:id="IMark48646552"/>3 <text:alphabetical-index-mark-start text:id="IMark79698408"/><text:alphabetical-index-mark-start text:id="IMark56755208"/><text:alphabetical-index-mark-start text:id="IMark73339864"/><text:alphabetical-index-mark-start text:id="IMark78253544"/><text:alphabetical-index-mark-start text:id="IMark64296328"/><text:alphabetical-index-mark-start text:id="IMark77754824"/><text:alphabetical-index-mark-start text:id="IMark73431512"/><text:alphabetical-index-mark-start text:id="IMark73277496"/><text:alphabetical-index-mark-start text:id="IMark74776728"/>database<text:alphabetical-index-mark-end text:id="IMark74776728"/><text:alphabetical-index-mark-end text:id="IMark73277496"/><text:alphabetical-index-mark-end text:id="IMark73431512"/><text:alphabetical-index-mark-end text:id="IMark77754824"/><text:alphabetical-index-mark-end text:id="IMark64296328"/><text:alphabetical-index-mark-end text:id="IMark78253544"/><text:alphabetical-index-mark-end text:id="IMark73339864"/><text:alphabetical-index-mark-end text:id="IMark56755208"/><text:alphabetical-index-mark-end text:id="IMark79698408"/>. Being a <text:alphabetical-index-mark-start text:id="IMark74129656"/><text:alphabetical-index-mark-start text:id="IMark73829608"/><text:alphabetical-index-mark-start text:id="IMark77065176"/><text:alphabetical-index-mark-start text:id="IMark74749624"/><text:alphabetical-index-mark-start text:id="IMark74910696"/><text:alphabetical-index-mark-start text:id="IMark74775592"/><text:alphabetical-index-mark-start text:id="IMark74754648"/><text:alphabetical-index-mark-start text:id="IMark73742008"/><text:alphabetical-index-mark-start text:id="IMark74534120"/>relational<text:alphabetical-index-mark-end text:id="IMark74534120"/><text:alphabetical-index-mark-end text:id="IMark73742008"/><text:alphabetical-index-mark-end text:id="IMark74754648"/><text:alphabetical-index-mark-end text:id="IMark74775592"/><text:alphabetical-index-mark-end text:id="IMark74910696"/><text:alphabetical-index-mark-end text:id="IMark74749624"/><text:alphabetical-index-mark-end text:id="IMark77065176"/><text:alphabetical-index-mark-end text:id="IMark73829608"/><text:alphabetical-index-mark-end text:id="IMark74129656"/> <text:alphabetical-index-mark-start text:id="IMark78142504"/><text:alphabetical-index-mark-start text:id="IMark74116168"/><text:alphabetical-index-mark-start text:id="IMark74115496"/><text:alphabetical-index-mark-start text:id="IMark77107512"/><text:alphabetical-index-mark-start text:id="IMark77106840"/><text:alphabetical-index-mark-start text:id="IMark56695256"/><text:alphabetical-index-mark-start text:id="IMark56694584"/><text:alphabetical-index-mark-start text:id="IMark73834424"/><text:alphabetical-index-mark-start text:id="IMark73833752"/><text:alphabetical-index-mark-start text:id="IMark75076632"/><text:alphabetical-index-mark-start text:id="IMark78985448"/><text:alphabetical-index-mark-start text:id="IMark80029160"/><text:alphabetical-index-mark-start text:id="IMark80026904"/><text:alphabetical-index-mark-start text:id="IMark80026232"/><text:alphabetical-index-mark-start text:id="IMark74516904"/><text:alphabetical-index-mark-start text:id="IMark80163800"/><text:alphabetical-index-mark-start text:id="IMark64088856"/><text:alphabetical-index-mark-start text:id="IMark79521512"/>system<text:alphabetical-index-mark-end text:id="IMark79521512"/><text:alphabetical-index-mark-end text:id="IMark64088856"/><text:alphabetical-index-mark-end text:id="IMark80163800"/><text:alphabetical-index-mark-end text:id="IMark74516904"/><text:alphabetical-index-mark-end text:id="IMark80026232"/><text:alphabetical-index-mark-end text:id="IMark80026904"/><text:alphabetical-index-mark-end text:id="IMark80029160"/><text:alphabetical-index-mark-end text:id="IMark78985448"/><text:alphabetical-index-mark-end text:id="IMark75076632"/><text:alphabetical-index-mark-end text:id="IMark73833752"/><text:alphabetical-index-mark-end text:id="IMark73834424"/><text:alphabetical-index-mark-end text:id="IMark56694584"/><text:alphabetical-index-mark-end text:id="IMark56695256"/><text:alphabetical-index-mark-end text:id="IMark77106840"/><text:alphabetical-index-mark-end text:id="IMark77107512"/><text:alphabetical-index-mark-end text:id="IMark74115496"/><text:alphabetical-index-mark-end text:id="IMark74116168"/><text:alphabetical-index-mark-end text:id="IMark78142504"/>, <text:alphabetical-index-mark-start text:id="IMark64256136"/><text:alphabetical-index-mark-start text:id="IMark72708184"/><text:alphabetical-index-mark-start text:id="IMark64228712"/><text:alphabetical-index-mark-start text:id="IMark73728072"/><text:alphabetical-index-mark-start text:id="IMark78172360"/><text:alphabetical-index-mark-start text:id="IMark77478344"/><text:alphabetical-index-mark-start text:id="IMark80025160"/><text:alphabetical-index-mark-start text:id="IMark79958488"/><text:alphabetical-index-mark-start text:id="IMark80070760"/>dataset<text:alphabetical-index-mark-end text:id="IMark80070760"/><text:alphabetical-index-mark-end text:id="IMark79958488"/><text:alphabetical-index-mark-end text:id="IMark80025160"/><text:alphabetical-index-mark-end text:id="IMark77478344"/><text:alphabetical-index-mark-end text:id="IMark78172360"/><text:alphabetical-index-mark-end text:id="IMark73728072"/><text:alphabetical-index-mark-end text:id="IMark64228712"/><text:alphabetical-index-mark-end text:id="IMark72708184"/><text:alphabetical-index-mark-end text:id="IMark64256136"/>s constructed using <text:alphabetical-index-mark-start text:id="IMark64186632"/><text:alphabetical-index-mark-start text:id="IMark80049656"/><text:alphabetical-index-mark-start text:id="IMark64397624"/><text:alphabetical-index-mark-start text:id="IMark77404984"/><text:alphabetical-index-mark-start text:id="IMark74757976"/><text:alphabetical-index-mark-start text:id="IMark69891992"/><text:alphabetical-index-mark-start text:id="IMark78596216"/><text:alphabetical-index-mark-start text:id="IMark78597912"/><text:alphabetical-index-mark-start text:id="IMark78598008"/><text:alphabetical-index-mark-start text:id="IMark78603608"/><text:alphabetical-index-mark-start text:id="IMark78603704"/><text:alphabetical-index-mark-start text:id="IMark73715416"/><text:alphabetical-index-mark-start text:id="IMark73715512"/><text:alphabetical-index-mark-start text:id="IMark77328808"/><text:alphabetical-index-mark-start text:id="IMark77328904"/><text:alphabetical-index-mark-start text:id="IMark78139048"/><text:alphabetical-index-mark-start text:id="IMark78139144"/><text:alphabetical-index-mark-start text:id="IMark80255608"/><text:alphabetical-index-mark-start text:id="IMark79983864"/><text:alphabetical-index-mark-start text:id="IMark72706920"/><text:alphabetical-index-mark-start text:id="IMark64317512"/><text:alphabetical-index-mark-start text:id="IMark75072648"/><text:alphabetical-index-mark-start text:id="IMark72706120"/><text:alphabetical-index-mark-start text:id="IMark64231000"/><text:alphabetical-index-mark-start text:id="IMark74711640"/><text:alphabetical-index-mark-start text:id="IMark72724856"/><text:alphabetical-index-mark-start text:id="IMark72878632"/>Sql<text:alphabetical-index-mark-end text:id="IMark72878632"/><text:alphabetical-index-mark-end text:id="IMark72724856"/><text:alphabetical-index-mark-end text:id="IMark74711640"/><text:alphabetical-index-mark-end text:id="IMark64231000"/><text:alphabetical-index-mark-end text:id="IMark72706120"/><text:alphabetical-index-mark-end text:id="IMark75072648"/><text:alphabetical-index-mark-end text:id="IMark64317512"/><text:alphabetical-index-mark-end text:id="IMark72706920"/><text:alphabetical-index-mark-end text:id="IMark79983864"/><text:alphabetical-index-mark-end text:id="IMark80255608"/><text:alphabetical-index-mark-end text:id="IMark78139144"/><text:alphabetical-index-mark-end text:id="IMark78139048"/><text:alphabetical-index-mark-end text:id="IMark77328904"/><text:alphabetical-index-mark-end text:id="IMark77328808"/><text:alphabetical-index-mark-end text:id="IMark73715512"/><text:alphabetical-index-mark-end text:id="IMark73715416"/><text:alphabetical-index-mark-end text:id="IMark78603704"/><text:alphabetical-index-mark-end text:id="IMark78603608"/>ite<text:alphabetical-index-mark-end text:id="IMark78598008"/><text:alphabetical-index-mark-end text:id="IMark78597912"/><text:alphabetical-index-mark-end text:id="IMark78596216"/><text:alphabetical-index-mark-end text:id="IMark69891992"/><text:alphabetical-index-mark-end text:id="IMark74757976"/><text:alphabetical-index-mark-end text:id="IMark77404984"/><text:alphabetical-index-mark-end text:id="IMark64397624"/><text:alphabetical-index-mark-end text:id="IMark80049656"/><text:alphabetical-index-mark-end text:id="IMark64186632"/>3 are far better <text:span text:style-name="T36">to </text:span><text:alphabetical-index-mark-start text:id="IMark72679320"/><text:alphabetical-index-mark-start text:id="IMark72680936"/><text:alphabetical-index-mark-start text:id="IMark74441288"/><text:alphabetical-index-mark-start text:id="IMark69893192"/><text:alphabetical-index-mark-start text:id="IMark73729864"/><text:alphabetical-index-mark-start text:id="IMark80257336"/><text:alphabetical-index-mark-start text:id="IMark80258616"/><text:alphabetical-index-mark-start text:id="IMark63393128"/><text:alphabetical-index-mark-start text:id="IMark73717976"/><text:span text:style-name="T36">handle</text:span><text:alphabetical-index-mark-end text:id="IMark73717976"/><text:alphabetical-index-mark-end text:id="IMark63393128"/><text:alphabetical-index-mark-end text:id="IMark80258616"/><text:alphabetical-index-mark-end text:id="IMark80257336"/><text:alphabetical-index-mark-end text:id="IMark73729864"/><text:alphabetical-index-mark-end text:id="IMark69893192"/><text:alphabetical-index-mark-end text:id="IMark74441288"/><text:alphabetical-index-mark-end text:id="IMark72680936"/><text:alphabetical-index-mark-end text:id="IMark72679320"/><text:span text:style-name="T36"> and to safely keep data </text:span>than <text:alphabetical-index-mark-start text:id="IMark80056872"/><text:alphabetical-index-mark-start text:id="IMark80051064"/><text:alphabetical-index-mark-start text:id="IMark77331560"/><text:alphabetical-index-mark-start text:id="IMark74757112"/><text:alphabetical-index-mark-start text:id="IMark74536536"/><text:alphabetical-index-mark-start text:id="IMark80365240"/><text:alphabetical-index-mark-start text:id="IMark79157512"/><text:alphabetical-index-mark-start text:id="IMark64303480"/><text:alphabetical-index-mark-start text:id="IMark64305048"/>common<text:alphabetical-index-mark-end text:id="IMark64305048"/><text:alphabetical-index-mark-end text:id="IMark64303480"/><text:alphabetical-index-mark-end text:id="IMark79157512"/><text:alphabetical-index-mark-end text:id="IMark80365240"/><text:alphabetical-index-mark-end text:id="IMark74536536"/><text:alphabetical-index-mark-end text:id="IMark74757112"/><text:alphabetical-index-mark-end text:id="IMark77331560"/><text:alphabetical-index-mark-end text:id="IMark80051064"/><text:alphabetical-index-mark-end text:id="IMark80056872"/> flat <text:alphabetical-index-mark-start text:id="IMark80353672"/><text:alphabetical-index-mark-start text:id="IMark78140472"/><text:alphabetical-index-mark-start text:id="IMark64400584"/><text:alphabetical-index-mark-start text:id="IMark74693816"/><text:alphabetical-index-mark-start text:id="IMark74695384"/><text:alphabetical-index-mark-start text:id="IMark72827704"/><text:alphabetical-index-mark-start text:id="IMark72828984"/><text:alphabetical-index-mark-start text:id="IMark77265448"/><text:alphabetical-index-mark-start text:id="IMark72753064"/>file<text:alphabetical-index-mark-end text:id="IMark72753064"/><text:alphabetical-index-mark-end text:id="IMark77265448"/><text:alphabetical-index-mark-end text:id="IMark72828984"/><text:alphabetical-index-mark-end text:id="IMark72827704"/><text:alphabetical-index-mark-end text:id="IMark74695384"/><text:alphabetical-index-mark-end text:id="IMark74693816"/><text:alphabetical-index-mark-end text:id="IMark64400584"/><text:alphabetical-index-mark-end text:id="IMark78140472"/><text:alphabetical-index-mark-end text:id="IMark80353672"/> <text:alphabetical-index-mark-start text:id="IMark78599144"/><text:alphabetical-index-mark-start text:id="IMark77272680"/><text:alphabetical-index-mark-start text:id="IMark80058152"/><text:alphabetical-index-mark-start text:id="IMark72738776"/><text:alphabetical-index-mark-start text:id="IMark79992072"/><text:alphabetical-index-mark-start text:id="IMark74912952"/><text:alphabetical-index-mark-start text:id="IMark74913368"/><text:alphabetical-index-mark-start text:id="IMark74457048"/><text:alphabetical-index-mark-start text:id="IMark78604840"/>format<text:alphabetical-index-mark-end text:id="IMark78604840"/><text:alphabetical-index-mark-end text:id="IMark74457048"/><text:alphabetical-index-mark-end text:id="IMark74913368"/><text:alphabetical-index-mark-end text:id="IMark74912952"/><text:alphabetical-index-mark-end text:id="IMark79992072"/><text:alphabetical-index-mark-end text:id="IMark72738776"/><text:alphabetical-index-mark-end text:id="IMark80058152"/><text:alphabetical-index-mark-end text:id="IMark77272680"/><text:alphabetical-index-mark-end text:id="IMark78599144"/>s used for <text:alphabetical-index-mark-start text:id="IMark75120888"/><text:alphabetical-index-mark-start text:id="IMark80122040"/><text:alphabetical-index-mark-start text:id="IMark80123368"/><text:alphabetical-index-mark-start text:id="IMark80124696"/><text:alphabetical-index-mark-start text:id="IMark80126024"/><text:alphabetical-index-mark-start text:id="IMark80465208"/><text:alphabetical-index-mark-start text:id="IMark80466536"/><text:alphabetical-index-mark-start text:id="IMark80467864"/><text:alphabetical-index-mark-start text:id="IMark80469192"/>dataset<text:alphabetical-index-mark-end text:id="IMark80469192"/><text:alphabetical-index-mark-end text:id="IMark80467864"/><text:alphabetical-index-mark-end text:id="IMark80466536"/><text:alphabetical-index-mark-end text:id="IMark80465208"/><text:alphabetical-index-mark-end text:id="IMark80126024"/><text:alphabetical-index-mark-end text:id="IMark80124696"/><text:alphabetical-index-mark-end text:id="IMark80123368"/><text:alphabetical-index-mark-end text:id="IMark80122040"/><text:alphabetical-index-mark-end text:id="IMark75120888"/> creation, not to mention the fact that data scientists usually spend more time preparing the data from a conventional <text:alphabetical-index-mark-start text:id="IMark80469800"/><text:alphabetical-index-mark-start text:id="IMark77339464"/><text:alphabetical-index-mark-start text:id="IMark77340792"/><text:alphabetical-index-mark-start text:id="IMark56756248"/><text:alphabetical-index-mark-start text:id="IMark56757576"/><text:alphabetical-index-mark-start text:id="IMark56758904"/><text:alphabetical-index-mark-start text:id="IMark56760232"/><text:alphabetical-index-mark-start text:id="IMark56761560"/><text:alphabetical-index-mark-start text:id="IMark78897976"/>dataset<text:alphabetical-index-mark-end text:id="IMark78897976"/><text:alphabetical-index-mark-end text:id="IMark56761560"/><text:alphabetical-index-mark-end text:id="IMark56760232"/><text:alphabetical-index-mark-end text:id="IMark56758904"/><text:alphabetical-index-mark-end text:id="IMark56757576"/><text:alphabetical-index-mark-end text:id="IMark56756248"/><text:alphabetical-index-mark-end text:id="IMark77340792"/><text:alphabetical-index-mark-end text:id="IMark77339464"/><text:alphabetical-index-mark-end text:id="IMark80469800"/> than actually using the data to do the actual research.</text:p>
      <text:p text:style-name="P21"/>
      <text:p text:style-name="P21">In this regard, <text:alphabetical-index-mark-start text:id="IMark64186632"/><text:alphabetical-index-mark-start text:id="IMark74129656"/><text:alphabetical-index-mark-start text:id="IMark73829608"/><text:alphabetical-index-mark-start text:id="IMark79698408"/><text:alphabetical-index-mark-start text:id="IMark56755208"/><text:alphabetical-index-mark-start text:id="IMark73339864"/><text:alphabetical-index-mark-start text:id="IMark78253544"/><text:alphabetical-index-mark-start text:id="IMark64296328"/><text:alphabetical-index-mark-start text:id="IMark77754824"/><text:alphabetical-index-mark-start text:id="IMark73431512"/><text:alphabetical-index-mark-start text:id="IMark73277496"/><text:alphabetical-index-mark-start text:id="IMark74776728"/><text:alphabetical-index-mark-start text:id="IMark48646552"/><text:alphabetical-index-mark-start text:id="IMark78627496"/><text:alphabetical-index-mark-start text:id="IMark65411512"/><text:alphabetical-index-mark-start text:id="IMark74197560"/><text:alphabetical-index-mark-start text:id="IMark79456904"/><text:alphabetical-index-mark-start text:id="IMark80069960"/>SQL<text:alphabetical-index-mark-end text:id="IMark80069960"/><text:alphabetical-index-mark-end text:id="IMark79456904"/><text:alphabetical-index-mark-end text:id="IMark74197560"/><text:alphabetical-index-mark-end text:id="IMark65411512"/><text:alphabetical-index-mark-end text:id="IMark78627496"/><text:alphabetical-index-mark-end text:id="IMark48646552"/><text:alphabetical-index-mark-end text:id="IMark74776728"/><text:alphabetical-index-mark-end text:id="IMark73277496"/><text:alphabetical-index-mark-end text:id="IMark73431512"/><text:alphabetical-index-mark-end text:id="IMark77754824"/><text:alphabetical-index-mark-end text:id="IMark64296328"/><text:alphabetical-index-mark-end text:id="IMark78253544"/><text:alphabetical-index-mark-end text:id="IMark73339864"/><text:alphabetical-index-mark-end text:id="IMark56755208"/><text:alphabetical-index-mark-end text:id="IMark79698408"/><text:alphabetical-index-mark-end text:id="IMark73829608"/><text:alphabetical-index-mark-end text:id="IMark74129656"/><text:alphabetical-index-mark-end text:id="IMark64186632"/> offers several <text:alphabetical-index-mark-start text:id="IMark64509304"/><text:alphabetical-index-mark-start text:id="IMark74404184"/><text:alphabetical-index-mark-start text:id="IMark80234456"/><text:alphabetical-index-mark-start text:id="IMark48635224"/><text:alphabetical-index-mark-start text:id="IMark73738952"/><text:alphabetical-index-mark-start text:id="IMark80260392"/><text:alphabetical-index-mark-start text:id="IMark63674312"/><text:alphabetical-index-mark-start text:id="IMark80508664"/><text:alphabetical-index-mark-start text:id="IMark56513672"/>advantage<text:alphabetical-index-mark-end text:id="IMark56513672"/><text:alphabetical-index-mark-end text:id="IMark80508664"/><text:alphabetical-index-mark-end text:id="IMark63674312"/><text:alphabetical-index-mark-end text:id="IMark80260392"/><text:alphabetical-index-mark-end text:id="IMark73738952"/><text:alphabetical-index-mark-end text:id="IMark48635224"/><text:alphabetical-index-mark-end text:id="IMark80234456"/><text:alphabetical-index-mark-end text:id="IMark74404184"/><text:alphabetical-index-mark-end text:id="IMark64509304"/>s over <text:alphabetical-index-mark-start text:id="IMark79106920"/><text:alphabetical-index-mark-start text:id="IMark79776200"/><text:alphabetical-index-mark-start text:id="IMark79570696"/><text:alphabetical-index-mark-start text:id="IMark73764584"/><text:alphabetical-index-mark-start text:id="IMark73020760"/><text:alphabetical-index-mark-start text:id="IMark79967256"/><text:alphabetical-index-mark-start text:id="IMark80120584"/><text:alphabetical-index-mark-start text:id="IMark79938696"/><text:alphabetical-index-mark-start text:id="IMark48640552"/>tool<text:alphabetical-index-mark-end text:id="IMark48640552"/><text:alphabetical-index-mark-end text:id="IMark79938696"/><text:alphabetical-index-mark-end text:id="IMark80120584"/><text:alphabetical-index-mark-end text:id="IMark79967256"/><text:alphabetical-index-mark-end text:id="IMark73020760"/><text:alphabetical-index-mark-end text:id="IMark73764584"/><text:alphabetical-index-mark-end text:id="IMark79570696"/><text:alphabetical-index-mark-end text:id="IMark79776200"/><text:alphabetical-index-mark-end text:id="IMark79106920"/>s used for flat <text:alphabetical-index-mark-start text:id="IMark56740440"/><text:alphabetical-index-mark-start text:id="IMark78529624"/><text:alphabetical-index-mark-start text:id="IMark79546440"/><text:alphabetical-index-mark-start text:id="IMark73579640"/><text:alphabetical-index-mark-start text:id="IMark80503720"/><text:alphabetical-index-mark-start text:id="IMark64521320"/><text:alphabetical-index-mark-start text:id="IMark64190088"/><text:alphabetical-index-mark-start text:id="IMark64215560"/><text:alphabetical-index-mark-start text:id="IMark65133912"/>file<text:alphabetical-index-mark-end text:id="IMark65133912"/><text:alphabetical-index-mark-end text:id="IMark64215560"/><text:alphabetical-index-mark-end text:id="IMark64190088"/><text:alphabetical-index-mark-end text:id="IMark64521320"/><text:alphabetical-index-mark-end text:id="IMark80503720"/><text:alphabetical-index-mark-end text:id="IMark73579640"/><text:alphabetical-index-mark-end text:id="IMark79546440"/><text:alphabetical-index-mark-end text:id="IMark78529624"/><text:alphabetical-index-mark-end text:id="IMark56740440"/>s, plus, data integrity is better on <text:alphabetical-index-mark-start text:id="IMark80265800"/><text:alphabetical-index-mark-start text:id="IMark73775032"/><text:alphabetical-index-mark-start text:id="IMark79558984"/><text:alphabetical-index-mark-start text:id="IMark75120888"/><text:alphabetical-index-mark-start text:id="IMark73293384"/><text:alphabetical-index-mark-start text:id="IMark78812472"/><text:alphabetical-index-mark-start text:id="IMark74117000"/><text:alphabetical-index-mark-start text:id="IMark74686632"/><text:alphabetical-index-mark-start text:id="IMark80460792"/>relational<text:alphabetical-index-mark-end text:id="IMark80460792"/><text:alphabetical-index-mark-end text:id="IMark74686632"/><text:alphabetical-index-mark-end text:id="IMark74117000"/><text:alphabetical-index-mark-end text:id="IMark78812472"/><text:alphabetical-index-mark-end text:id="IMark73293384"/><text:alphabetical-index-mark-end text:id="IMark75120888"/><text:alphabetical-index-mark-end text:id="IMark79558984"/><text:alphabetical-index-mark-end text:id="IMark73775032"/><text:alphabetical-index-mark-end text:id="IMark80265800"/> <text:alphabetical-index-mark-start text:id="IMark78175416"/><text:alphabetical-index-mark-start text:id="IMark69892728"/><text:alphabetical-index-mark-start text:id="IMark77271176"/><text:alphabetical-index-mark-start text:id="IMark78816008"/><text:alphabetical-index-mark-start text:id="IMark78813752"/><text:alphabetical-index-mark-start text:id="IMark78901880"/><text:alphabetical-index-mark-start text:id="IMark78899624"/><text:alphabetical-index-mark-start text:id="IMark77337768"/><text:alphabetical-index-mark-start text:id="IMark77335512"/>database<text:alphabetical-index-mark-end text:id="IMark77335512"/><text:alphabetical-index-mark-end text:id="IMark77337768"/><text:alphabetical-index-mark-end text:id="IMark78899624"/><text:alphabetical-index-mark-end text:id="IMark78901880"/><text:alphabetical-index-mark-end text:id="IMark78813752"/><text:alphabetical-index-mark-end text:id="IMark78816008"/><text:alphabetical-index-mark-end text:id="IMark77271176"/><text:alphabetical-index-mark-end text:id="IMark69892728"/><text:alphabetical-index-mark-end text:id="IMark78175416"/>s. <text:span text:style-name="T16">However, </text:span><text:alphabetical-index-mark-start text:id="IMark72752600"/><text:alphabetical-index-mark-start text:id="IMark64319928"/><text:alphabetical-index-mark-start text:id="IMark73767992"/><text:alphabetical-index-mark-start text:id="IMark79157048"/><text:alphabetical-index-mark-start text:id="IMark80055368"/><text:alphabetical-index-mark-start text:id="IMark80058440"/><text:alphabetical-index-mark-start text:id="IMark80058536"/><text:alphabetical-index-mark-start text:id="IMark78263256"/><text:alphabetical-index-mark-start text:id="IMark74516904"/><text:alphabetical-index-mark-start text:id="IMark64525144"/><text:alphabetical-index-mark-start text:id="IMark72908632"/><text:alphabetical-index-mark-start text:id="IMark78728488"/><text:alphabetical-index-mark-start text:id="IMark74928696"/><text:alphabetical-index-mark-start text:id="IMark74930056"/><text:alphabetical-index-mark-start text:id="IMark78989224"/><text:alphabetical-index-mark-start text:id="IMark78141592"/><text:alphabetical-index-mark-start text:id="IMark79081448"/><text:alphabetical-index-mark-start text:id="IMark73726408"/><text:alphabetical-index-mark-start text:id="IMark73770648"/><text:alphabetical-index-mark-start text:id="IMark73767048"/><text:alphabetical-index-mark-start text:id="IMark78259336"/><text:alphabetical-index-mark-start text:id="IMark77323160"/><text:alphabetical-index-mark-start text:id="IMark72880792"/><text:alphabetical-index-mark-start text:id="IMark79083112"/><text:alphabetical-index-mark-start text:id="IMark72707208"/><text:alphabetical-index-mark-start text:id="IMark72707512"/><text:alphabetical-index-mark-start text:id="IMark74113976"/><text:span text:style-name="T16">Sql</text:span><text:alphabetical-index-mark-end text:id="IMark74113976"/><text:alphabetical-index-mark-end text:id="IMark72707512"/><text:alphabetical-index-mark-end text:id="IMark72707208"/><text:alphabetical-index-mark-end text:id="IMark79083112"/><text:alphabetical-index-mark-end text:id="IMark72880792"/><text:alphabetical-index-mark-end text:id="IMark77323160"/><text:alphabetical-index-mark-end text:id="IMark78259336"/><text:alphabetical-index-mark-end text:id="IMark73767048"/><text:alphabetical-index-mark-end text:id="IMark73770648"/><text:alphabetical-index-mark-end text:id="IMark73726408"/><text:alphabetical-index-mark-end text:id="IMark79081448"/><text:alphabetical-index-mark-end text:id="IMark78141592"/><text:alphabetical-index-mark-end text:id="IMark78989224"/><text:alphabetical-index-mark-end text:id="IMark74930056"/><text:alphabetical-index-mark-end text:id="IMark74928696"/><text:alphabetical-index-mark-end text:id="IMark78728488"/><text:alphabetical-index-mark-end text:id="IMark72908632"/><text:alphabetical-index-mark-end text:id="IMark64525144"/><text:span text:style-name="T16">ite</text:span><text:alphabetical-index-mark-end text:id="IMark74516904"/><text:alphabetical-index-mark-end text:id="IMark78263256"/><text:alphabetical-index-mark-end text:id="IMark80058536"/><text:alphabetical-index-mark-end text:id="IMark80058440"/><text:alphabetical-index-mark-end text:id="IMark80055368"/><text:alphabetical-index-mark-end text:id="IMark79157048"/><text:alphabetical-index-mark-end text:id="IMark73767992"/><text:alphabetical-index-mark-end text:id="IMark64319928"/><text:alphabetical-index-mark-end text:id="IMark72752600"/><text:span text:style-name="T16">3 has some limitations, and one of those is that it is not easy to </text:span><text:alphabetical-index-mark-start text:id="IMark80121656"/><text:alphabetical-index-mark-start text:id="IMark72689320"/><text:alphabetical-index-mark-start text:id="IMark73541192"/><text:alphabetical-index-mark-start text:id="IMark77270024"/><text:alphabetical-index-mark-start text:id="IMark79094792"/><text:alphabetical-index-mark-start text:id="IMark74440616"/><text:alphabetical-index-mark-start text:id="IMark63392936"/><text:alphabetical-index-mark-start text:id="IMark78986536"/><text:alphabetical-index-mark-start text:id="IMark64318968"/><text:span text:style-name="T16">execute</text:span><text:alphabetical-index-mark-end text:id="IMark64318968"/><text:alphabetical-index-mark-end text:id="IMark78986536"/><text:alphabetical-index-mark-end text:id="IMark63392936"/><text:alphabetical-index-mark-end text:id="IMark74440616"/><text:alphabetical-index-mark-end text:id="IMark79094792"/><text:alphabetical-index-mark-end text:id="IMark77270024"/><text:alphabetical-index-mark-end text:id="IMark73541192"/><text:alphabetical-index-mark-end text:id="IMark72689320"/><text:alphabetical-index-mark-end text:id="IMark80121656"/><text:span text:style-name="T16"> a significant number of </text:span><text:alphabetical-index-mark-start text:id="IMark73321048"/><text:alphabetical-index-mark-start text:id="IMark80125640"/><text:alphabetical-index-mark-start text:id="IMark80468616"/><text:alphabetical-index-mark-start text:id="IMark78140232"/><text:alphabetical-index-mark-start text:id="IMark74695384"/><text:alphabetical-index-mark-start text:id="IMark80050872"/><text:alphabetical-index-mark-start text:id="IMark77331320"/><text:alphabetical-index-mark-start text:id="IMark80365240"/><text:alphabetical-index-mark-start text:id="IMark77063816"/><text:span text:style-name="T16">queries</text:span><text:alphabetical-index-mark-end text:id="IMark77063816"/><text:alphabetical-index-mark-end text:id="IMark80365240"/><text:alphabetical-index-mark-end text:id="IMark77331320"/><text:alphabetical-index-mark-end text:id="IMark80050872"/><text:alphabetical-index-mark-end text:id="IMark74695384"/><text:alphabetical-index-mark-end text:id="IMark78140232"/><text:alphabetical-index-mark-end text:id="IMark80468616"/><text:alphabetical-index-mark-end text:id="IMark80125640"/><text:alphabetical-index-mark-end text:id="IMark73321048"/><text:span text:style-name="T16"> or </text:span><text:alphabetical-index-mark-start text:id="IMark79151272"/><text:alphabetical-index-mark-start text:id="IMark79152568"/><text:alphabetical-index-mark-start text:id="IMark74936936"/><text:alphabetical-index-mark-start text:id="IMark74938264"/><text:alphabetical-index-mark-start text:id="IMark74939592"/><text:alphabetical-index-mark-start text:id="IMark74940920"/><text:alphabetical-index-mark-start text:id="IMark74942248"/><text:alphabetical-index-mark-start text:id="IMark73846184"/><text:alphabetical-index-mark-start text:id="IMark73847512"/><text:alphabetical-index-mark-start text:id="IMark73848840"/><text:alphabetical-index-mark-start text:id="IMark73850168"/><text:alphabetical-index-mark-start text:id="IMark73851496"/><text:alphabetical-index-mark-start text:id="IMark72716472"/><text:alphabetical-index-mark-start text:id="IMark72717800"/><text:alphabetical-index-mark-start text:id="IMark72719128"/><text:alphabetical-index-mark-start text:id="IMark72720456"/><text:alphabetical-index-mark-start text:id="IMark72721784"/><text:alphabetical-index-mark-start text:id="IMark74713800"/><text:span text:style-name="T16">SQL</text:span><text:alphabetical-index-mark-end text:id="IMark74713800"/><text:alphabetical-index-mark-end text:id="IMark72721784"/><text:alphabetical-index-mark-end text:id="IMark72720456"/><text:alphabetical-index-mark-end text:id="IMark72719128"/><text:alphabetical-index-mark-end text:id="IMark72717800"/><text:alphabetical-index-mark-end text:id="IMark72716472"/><text:alphabetical-index-mark-end text:id="IMark73851496"/><text:alphabetical-index-mark-end text:id="IMark73850168"/><text:alphabetical-index-mark-end text:id="IMark73848840"/><text:alphabetical-index-mark-end text:id="IMark73847512"/><text:alphabetical-index-mark-end text:id="IMark73846184"/><text:alphabetical-index-mark-end text:id="IMark74942248"/><text:alphabetical-index-mark-end text:id="IMark74940920"/><text:alphabetical-index-mark-end text:id="IMark74939592"/><text:alphabetical-index-mark-end text:id="IMark74938264"/><text:alphabetical-index-mark-end text:id="IMark74936936"/><text:alphabetical-index-mark-end text:id="IMark79152568"/><text:alphabetical-index-mark-end text:id="IMark79151272"/><text:span text:style-name="T16"> </text:span><text:alphabetical-index-mark-start text:id="IMark78634488"/><text:alphabetical-index-mark-start text:id="IMark78635816"/><text:alphabetical-index-mark-start text:id="IMark78637144"/><text:alphabetical-index-mark-start text:id="IMark77467880"/><text:alphabetical-index-mark-start text:id="IMark77469208"/><text:alphabetical-index-mark-start text:id="IMark77470536"/><text:alphabetical-index-mark-start text:id="IMark77471864"/><text:alphabetical-index-mark-start text:id="IMark77473192"/><text:alphabetical-index-mark-start text:id="IMark77474520"/><text:span text:style-name="T16">sentence</text:span><text:alphabetical-index-mark-end text:id="IMark77474520"/><text:alphabetical-index-mark-end text:id="IMark77473192"/><text:alphabetical-index-mark-end text:id="IMark77471864"/><text:alphabetical-index-mark-end text:id="IMark77470536"/><text:alphabetical-index-mark-end text:id="IMark77469208"/><text:alphabetical-index-mark-end text:id="IMark77467880"/><text:alphabetical-index-mark-end text:id="IMark78637144"/><text:alphabetical-index-mark-end text:id="IMark78635816"/><text:alphabetical-index-mark-end text:id="IMark78634488"/><text:span text:style-name="T16">s at once using scripts or </text:span><text:alphabetical-index-mark-start text:id="IMark77474616"/><text:alphabetical-index-mark-start text:id="IMark80215512"/><text:alphabetical-index-mark-start text:id="IMark80216840"/><text:alphabetical-index-mark-start text:id="IMark80218168"/><text:alphabetical-index-mark-start text:id="IMark73308696"/><text:alphabetical-index-mark-start text:id="IMark73309752"/><text:alphabetical-index-mark-start text:id="IMark73311080"/><text:alphabetical-index-mark-start text:id="IMark73312408"/><text:alphabetical-index-mark-start text:id="IMark73313736"/><text:span text:style-name="T16">program</text:span><text:alphabetical-index-mark-end text:id="IMark73313736"/><text:alphabetical-index-mark-end text:id="IMark73312408"/><text:alphabetical-index-mark-end text:id="IMark73311080"/><text:alphabetical-index-mark-end text:id="IMark73309752"/><text:alphabetical-index-mark-end text:id="IMark73308696"/><text:alphabetical-index-mark-end text:id="IMark80218168"/><text:alphabetical-index-mark-end text:id="IMark80216840"/><text:alphabetical-index-mark-end text:id="IMark80215512"/><text:alphabetical-index-mark-end text:id="IMark77474616"/><text:span text:style-name="T16">s, like it is generally possible with products like those I mentioned before.</text:span></text:p>
      <text:p text:style-name="P21"/>
      <text:p text:style-name="P24">The development of this particular <text:alphabetical-index-mark-start text:id="IMark75120888"/><text:alphabetical-index-mark-start text:id="IMark73293384"/><text:alphabetical-index-mark-start text:id="IMark78812472"/><text:alphabetical-index-mark-start text:id="IMark74117000"/><text:alphabetical-index-mark-start text:id="IMark56740440"/><text:alphabetical-index-mark-start text:id="IMark78529624"/><text:alphabetical-index-mark-start text:id="IMark79546440"/><text:alphabetical-index-mark-start text:id="IMark73579640"/><text:alphabetical-index-mark-start text:id="IMark80503720"/>dataset<text:alphabetical-index-mark-end text:id="IMark80503720"/><text:alphabetical-index-mark-end text:id="IMark73579640"/><text:alphabetical-index-mark-end text:id="IMark79546440"/><text:alphabetical-index-mark-end text:id="IMark78529624"/><text:alphabetical-index-mark-end text:id="IMark56740440"/><text:alphabetical-index-mark-end text:id="IMark74117000"/><text:alphabetical-index-mark-end text:id="IMark78812472"/><text:alphabetical-index-mark-end text:id="IMark73293384"/><text:alphabetical-index-mark-end text:id="IMark75120888"/> requires constant updates and a processing protocol for the data entered that soon became <text:alphabetical-index-mark-start text:id="IMark64521320"/><text:alphabetical-index-mark-start text:id="IMark64190088"/><text:alphabetical-index-mark-start text:id="IMark64215560"/><text:alphabetical-index-mark-start text:id="IMark65133912"/><text:alphabetical-index-mark-start text:id="IMark79106920"/><text:alphabetical-index-mark-start text:id="IMark79776200"/><text:alphabetical-index-mark-start text:id="IMark79570696"/><text:alphabetical-index-mark-start text:id="IMark73764584"/><text:alphabetical-index-mark-start text:id="IMark73020760"/>repetitive<text:alphabetical-index-mark-end text:id="IMark73020760"/><text:alphabetical-index-mark-end text:id="IMark73764584"/><text:alphabetical-index-mark-end text:id="IMark79570696"/><text:alphabetical-index-mark-end text:id="IMark79776200"/><text:alphabetical-index-mark-end text:id="IMark79106920"/><text:alphabetical-index-mark-end text:id="IMark65133912"/><text:alphabetical-index-mark-end text:id="IMark64215560"/><text:alphabetical-index-mark-end text:id="IMark64190088"/><text:alphabetical-index-mark-end text:id="IMark64521320"/>. <text:span text:style-name="T55">I also needed something simpler than the </text:span><text:alphabetical-index-mark-start text:id="IMark79967256"/><text:alphabetical-index-mark-start text:id="IMark80120584"/><text:alphabetical-index-mark-start text:id="IMark79938696"/><text:span text:style-name="T55">command</text:span><text:alphabetical-index-mark-end text:id="IMark79938696"/><text:alphabetical-index-mark-end text:id="IMark80120584"/><text:alphabetical-index-mark-end text:id="IMark79967256"/><text:span text:style-name="T55"> line interpreter</text:span><text:span text:style-name="T5">[6.2.]</text:span><text:span text:style-name="T55"> that </text:span><text:alphabetical-index-mark-start text:id="IMark48640552"/><text:alphabetical-index-mark-start text:id="IMark64509304"/><text:alphabetical-index-mark-start text:id="IMark74404184"/><text:span text:style-name="T55">character</text:span><text:alphabetical-index-mark-end text:id="IMark74404184"/><text:alphabetical-index-mark-end text:id="IMark64509304"/><text:alphabetical-index-mark-end text:id="IMark48640552"/><text:span text:style-name="T55">izes </text:span><text:alphabetical-index-mark-start text:id="IMark80234456"/><text:alphabetical-index-mark-start text:id="IMark48635224"/><text:alphabetical-index-mark-start text:id="IMark73738952"/><text:alphabetical-index-mark-start text:id="IMark80260392"/><text:alphabetical-index-mark-start text:id="IMark63674312"/><text:alphabetical-index-mark-start text:id="IMark80508664"/><text:alphabetical-index-mark-start text:id="IMark56513672"/><text:alphabetical-index-mark-start text:id="IMark64186632"/><text:alphabetical-index-mark-start text:id="IMark74129656"/><text:span text:style-name="T55">Sql</text:span><text:alphabetical-index-mark-end text:id="IMark74129656"/><text:alphabetical-index-mark-end text:id="IMark64186632"/><text:alphabetical-index-mark-end text:id="IMark56513672"/><text:alphabetical-index-mark-end text:id="IMark80508664"/><text:alphabetical-index-mark-end text:id="IMark63674312"/><text:alphabetical-index-mark-end text:id="IMark80260392"/><text:span text:style-name="T55">ite</text:span><text:alphabetical-index-mark-end text:id="IMark73738952"/><text:alphabetical-index-mark-end text:id="IMark48635224"/><text:alphabetical-index-mark-end text:id="IMark80234456"/><text:span text:style-name="T55">3.</text:span> <text:span text:style-name="T55">S</text:span>o I decided to write myself a <text:alphabetical-index-mark-start text:id="IMark73829608"/><text:alphabetical-index-mark-start text:id="IMark79698408"/><text:alphabetical-index-mark-start text:id="IMark56755208"/><text:alphabetical-index-mark-start text:id="IMark73339864"/><text:alphabetical-index-mark-start text:id="IMark78253544"/><text:alphabetical-index-mark-start text:id="IMark64296328"/><text:alphabetical-index-mark-start text:id="IMark77754824"/><text:alphabetical-index-mark-start text:id="IMark73431512"/><text:alphabetical-index-mark-start text:id="IMark73277496"/>program<text:alphabetical-index-mark-end text:id="IMark73277496"/><text:alphabetical-index-mark-end text:id="IMark73431512"/><text:alphabetical-index-mark-end text:id="IMark77754824"/><text:alphabetical-index-mark-end text:id="IMark64296328"/><text:alphabetical-index-mark-end text:id="IMark78253544"/><text:alphabetical-index-mark-end text:id="IMark73339864"/><text:alphabetical-index-mark-end text:id="IMark56755208"/><text:alphabetical-index-mark-end text:id="IMark79698408"/><text:alphabetical-index-mark-end text:id="IMark73829608"/> to help me automate the whole work, and thus I wrote <text:alphabetical-index-mark-start text:id="IMark74776728"/><text:alphabetical-index-mark-start text:id="IMark48646552"/><text:alphabetical-index-mark-start text:id="IMark78627496"/><text:alphabetical-index-mark-start text:id="IMark65411512"/><text:alphabetical-index-mark-start text:id="IMark74197560"/><text:alphabetical-index-mark-start text:id="IMark79456904"/><text:alphabetical-index-mark-start text:id="IMark80069960"/><text:alphabetical-index-mark-start text:id="IMark79792072"/><text:alphabetical-index-mark-start text:id="IMark80265800"/><text:alphabetical-index-mark-start text:id="IMark77328424"/><text:alphabetical-index-mark-start text:id="IMark79558984"/><text:alphabetical-index-mark-start text:id="IMark73775032"/><text:alphabetical-index-mark-start text:id="IMark74536152"/><text:alphabetical-index-mark-start text:id="IMark78623592"/><text:alphabetical-index-mark-start text:id="IMark79986360"/><text:alphabetical-index-mark-start text:id="IMark72688936"/><text:alphabetical-index-mark-start text:id="IMark77340120"/><text:alphabetical-index-mark-start text:id="IMark79150136"/>sql<text:alphabetical-index-mark-end text:id="IMark79150136"/><text:alphabetical-index-mark-end text:id="IMark77340120"/><text:alphabetical-index-mark-end text:id="IMark72688936"/><text:alphabetical-index-mark-end text:id="IMark79986360"/><text:alphabetical-index-mark-end text:id="IMark78623592"/><text:alphabetical-index-mark-end text:id="IMark74536152"/><text:alphabetical-index-mark-end text:id="IMark73775032"/><text:alphabetical-index-mark-end text:id="IMark79558984"/><text:alphabetical-index-mark-end text:id="IMark77328424"/><text:alphabetical-index-mark-end text:id="IMark80265800"/><text:alphabetical-index-mark-end text:id="IMark79792072"/><text:alphabetical-index-mark-end text:id="IMark80069960"/><text:alphabetical-index-mark-end text:id="IMark79456904"/><text:alphabetical-index-mark-end text:id="IMark74197560"/><text:alphabetical-index-mark-end text:id="IMark65411512"/><text:alphabetical-index-mark-end text:id="IMark78627496"/><text:alphabetical-index-mark-end text:id="IMark48646552"/><text:alphabetical-index-mark-end text:id="IMark74776728"/><text:span text:style-name="T72">p</text:span>.</text:p>
      <text:p text:style-name="P24"/>
      <text:p text:style-name="P24"><text:span text:style-name="T36">This is not an ambitious project but a home – grown solution, so to speak. </text:span>It does not pretend to be a <text:span text:style-name="T36">super </text:span><text:alphabetical-index-mark-start text:id="IMark79106920"/><text:alphabetical-index-mark-start text:id="IMark79776200"/><text:alphabetical-index-mark-start text:id="IMark79570696"/><text:alphabetical-index-mark-start text:id="IMark73764584"/><text:alphabetical-index-mark-start text:id="IMark73020760"/><text:alphabetical-index-mark-start text:id="IMark75120888"/><text:alphabetical-index-mark-start text:id="IMark73293384"/><text:alphabetical-index-mark-start text:id="IMark78812472"/><text:alphabetical-index-mark-start text:id="IMark74117000"/><text:span text:style-name="T36">tool</text:span><text:alphabetical-index-mark-end text:id="IMark74117000"/><text:alphabetical-index-mark-end text:id="IMark78812472"/><text:alphabetical-index-mark-end text:id="IMark73293384"/><text:alphabetical-index-mark-end text:id="IMark75120888"/><text:alphabetical-index-mark-end text:id="IMark73020760"/><text:alphabetical-index-mark-end text:id="IMark73764584"/><text:alphabetical-index-mark-end text:id="IMark79570696"/><text:alphabetical-index-mark-end text:id="IMark79776200"/><text:alphabetical-index-mark-end text:id="IMark79106920"/><text:span text:style-name="T36"> of any kind</text:span> but it does the work of executing <text:alphabetical-index-mark-start text:id="IMark56740440"/><text:alphabetical-index-mark-start text:id="IMark78529624"/><text:alphabetical-index-mark-start text:id="IMark79546440"/><text:alphabetical-index-mark-start text:id="IMark73579640"/><text:alphabetical-index-mark-start text:id="IMark80503720"/><text:alphabetical-index-mark-start text:id="IMark79967256"/><text:alphabetical-index-mark-start text:id="IMark80120584"/><text:alphabetical-index-mark-start text:id="IMark79938696"/><text:alphabetical-index-mark-start text:id="IMark48640552"/>independent<text:alphabetical-index-mark-end text:id="IMark48640552"/><text:alphabetical-index-mark-end text:id="IMark79938696"/><text:alphabetical-index-mark-end text:id="IMark80120584"/><text:alphabetical-index-mark-end text:id="IMark79967256"/><text:alphabetical-index-mark-end text:id="IMark80503720"/><text:alphabetical-index-mark-end text:id="IMark73579640"/><text:alphabetical-index-mark-end text:id="IMark79546440"/><text:alphabetical-index-mark-end text:id="IMark78529624"/><text:alphabetical-index-mark-end text:id="IMark56740440"/> <text:alphabetical-index-mark-start text:id="IMark64509304"/><text:alphabetical-index-mark-start text:id="IMark74404184"/><text:alphabetical-index-mark-start text:id="IMark80260392"/><text:alphabetical-index-mark-start text:id="IMark63674312"/><text:alphabetical-index-mark-start text:id="IMark80508664"/><text:alphabetical-index-mark-start text:id="IMark56513672"/><text:alphabetical-index-mark-start text:id="IMark64186632"/><text:alphabetical-index-mark-start text:id="IMark74129656"/><text:alphabetical-index-mark-start text:id="IMark80234456"/><text:alphabetical-index-mark-start text:id="IMark48635224"/><text:alphabetical-index-mark-start text:id="IMark73738952"/><text:alphabetical-index-mark-start text:id="IMark74723656"/><text:alphabetical-index-mark-start text:id="IMark80148504"/><text:alphabetical-index-mark-start text:id="IMark79210936"/><text:alphabetical-index-mark-start text:id="IMark64436136"/><text:alphabetical-index-mark-start text:id="IMark80459368"/><text:alphabetical-index-mark-start text:id="IMark74776728"/><text:alphabetical-index-mark-start text:id="IMark48646552"/>SQL<text:alphabetical-index-mark-end text:id="IMark48646552"/><text:alphabetical-index-mark-end text:id="IMark74776728"/><text:alphabetical-index-mark-end text:id="IMark80459368"/><text:alphabetical-index-mark-end text:id="IMark64436136"/><text:alphabetical-index-mark-end text:id="IMark79210936"/><text:alphabetical-index-mark-end text:id="IMark80148504"/><text:alphabetical-index-mark-end text:id="IMark74723656"/><text:alphabetical-index-mark-end text:id="IMark73738952"/><text:alphabetical-index-mark-end text:id="IMark48635224"/><text:alphabetical-index-mark-end text:id="IMark80234456"/><text:alphabetical-index-mark-end text:id="IMark74129656"/><text:alphabetical-index-mark-end text:id="IMark64186632"/><text:alphabetical-index-mark-end text:id="IMark56513672"/><text:alphabetical-index-mark-end text:id="IMark80508664"/><text:alphabetical-index-mark-end text:id="IMark63674312"/><text:alphabetical-index-mark-end text:id="IMark80260392"/><text:alphabetical-index-mark-end text:id="IMark74404184"/><text:alphabetical-index-mark-end text:id="IMark64509304"/> <text:alphabetical-index-mark-start text:id="IMark78627496"/><text:alphabetical-index-mark-start text:id="IMark65411512"/><text:alphabetical-index-mark-start text:id="IMark74197560"/><text:alphabetical-index-mark-start text:id="IMark79456904"/><text:alphabetical-index-mark-start text:id="IMark80069960"/><text:alphabetical-index-mark-start text:id="IMark79792072"/><text:alphabetical-index-mark-start text:id="IMark80265800"/><text:alphabetical-index-mark-start text:id="IMark77328424"/><text:alphabetical-index-mark-start text:id="IMark79558984"/>queries<text:alphabetical-index-mark-end text:id="IMark79558984"/><text:alphabetical-index-mark-end text:id="IMark77328424"/><text:alphabetical-index-mark-end text:id="IMark80265800"/><text:alphabetical-index-mark-end text:id="IMark79792072"/><text:alphabetical-index-mark-end text:id="IMark80069960"/><text:alphabetical-index-mark-end text:id="IMark79456904"/><text:alphabetical-index-mark-end text:id="IMark74197560"/><text:alphabetical-index-mark-end text:id="IMark65411512"/><text:alphabetical-index-mark-end text:id="IMark78627496"/> or series of several <text:alphabetical-index-mark-start text:id="IMark73775032"/><text:alphabetical-index-mark-start text:id="IMark73829608"/><text:alphabetical-index-mark-start text:id="IMark79698408"/><text:alphabetical-index-mark-start text:id="IMark56755208"/><text:alphabetical-index-mark-start text:id="IMark73339864"/><text:alphabetical-index-mark-start text:id="IMark78253544"/><text:alphabetical-index-mark-start text:id="IMark64296328"/><text:alphabetical-index-mark-start text:id="IMark77754824"/><text:alphabetical-index-mark-start text:id="IMark73431512"/>queries<text:alphabetical-index-mark-end text:id="IMark73431512"/><text:alphabetical-index-mark-end text:id="IMark77754824"/><text:alphabetical-index-mark-end text:id="IMark64296328"/><text:alphabetical-index-mark-end text:id="IMark78253544"/><text:alphabetical-index-mark-end text:id="IMark73339864"/><text:alphabetical-index-mark-end text:id="IMark56755208"/><text:alphabetical-index-mark-end text:id="IMark79698408"/><text:alphabetical-index-mark-end text:id="IMark73829608"/><text:alphabetical-index-mark-end text:id="IMark73775032"/> grouped into a <text:alphabetical-index-mark-start text:id="IMark73277496"/><text:alphabetical-index-mark-start text:id="IMark64190088"/><text:alphabetical-index-mark-start text:id="IMark64521320"/><text:alphabetical-index-mark-start text:id="IMark65133912"/><text:alphabetical-index-mark-start text:id="IMark64215560"/><text:alphabetical-index-mark-start text:id="IMark78990888"/><text:alphabetical-index-mark-start text:id="IMark79097784"/><text:alphabetical-index-mark-start text:id="IMark72881080"/><text:alphabetical-index-mark-start text:id="IMark63390984"/>single<text:alphabetical-index-mark-end text:id="IMark63390984"/><text:alphabetical-index-mark-end text:id="IMark72881080"/><text:alphabetical-index-mark-end text:id="IMark79097784"/><text:alphabetical-index-mark-end text:id="IMark78990888"/><text:alphabetical-index-mark-end text:id="IMark64215560"/><text:alphabetical-index-mark-end text:id="IMark65133912"/><text:alphabetical-index-mark-end text:id="IMark64521320"/><text:alphabetical-index-mark-end text:id="IMark64190088"/><text:alphabetical-index-mark-end text:id="IMark73277496"/> <text:alphabetical-index-mark-start text:id="IMark66160872"/><text:alphabetical-index-mark-start text:id="IMark64434632"/><text:alphabetical-index-mark-start text:id="IMark75119000"/><text:alphabetical-index-mark-start text:id="IMark80256952"/><text:alphabetical-index-mark-start text:id="IMark78902712"/><text:alphabetical-index-mark-start text:id="IMark56694584"/><text:alphabetical-index-mark-start text:id="IMark73276360"/><text:alphabetical-index-mark-start text:id="IMark64178760"/><text:alphabetical-index-mark-start text:id="IMark72812744"/>file<text:alphabetical-index-mark-end text:id="IMark72812744"/><text:alphabetical-index-mark-end text:id="IMark64178760"/><text:alphabetical-index-mark-end text:id="IMark73276360"/><text:alphabetical-index-mark-end text:id="IMark56694584"/><text:alphabetical-index-mark-end text:id="IMark78902712"/><text:alphabetical-index-mark-end text:id="IMark80256952"/><text:alphabetical-index-mark-end text:id="IMark75119000"/><text:alphabetical-index-mark-end text:id="IMark64434632"/><text:alphabetical-index-mark-end text:id="IMark66160872"/>.</text:p>
      <text:p text:style-name="P24"/>
      <text:p text:style-name="P59"><text:alphabetical-index-mark-start text:id="IMark79570696"/><text:alphabetical-index-mark-start text:id="IMark73764584"/><text:alphabetical-index-mark-start text:id="IMark73020760"/><text:alphabetical-index-mark-start text:id="IMark75120888"/><text:alphabetical-index-mark-start text:id="IMark73293384"/><text:alphabetical-index-mark-start text:id="IMark78812472"/><text:alphabetical-index-mark-start text:id="IMark74117000"/><text:alphabetical-index-mark-start text:id="IMark74709928"/><text:alphabetical-index-mark-start text:id="IMark73844424"/><text:alphabetical-index-mark-start text:id="IMark64087992"/><text:alphabetical-index-mark-start text:id="IMark73277496"/><text:alphabetical-index-mark-start text:id="IMark64190088"/>Sql<text:alphabetical-index-mark-end text:id="IMark64190088"/><text:alphabetical-index-mark-end text:id="IMark73277496"/><text:alphabetical-index-mark-end text:id="IMark64087992"/><text:alphabetical-index-mark-end text:id="IMark73844424"/><text:alphabetical-index-mark-end text:id="IMark74709928"/><text:alphabetical-index-mark-end text:id="IMark74117000"/><text:alphabetical-index-mark-end text:id="IMark78812472"/><text:alphabetical-index-mark-end text:id="IMark73293384"/>ite<text:alphabetical-index-mark-end text:id="IMark75120888"/><text:alphabetical-index-mark-end text:id="IMark73020760"/><text:alphabetical-index-mark-end text:id="IMark73764584"/><text:alphabetical-index-mark-end text:id="IMark79570696"/>3 has some very good <text:alphabetical-index-mark-start text:id="IMark64521320"/><text:alphabetical-index-mark-start text:id="IMark65133912"/><text:alphabetical-index-mark-start text:id="IMark64215560"/><text:alphabetical-index-mark-start text:id="IMark78990888"/>tool<text:alphabetical-index-mark-end text:id="IMark78990888"/><text:alphabetical-index-mark-end text:id="IMark64215560"/><text:alphabetical-index-mark-end text:id="IMark65133912"/><text:alphabetical-index-mark-end text:id="IMark64521320"/>s to achieve similar tasks as <text:alphabetical-index-mark-start text:id="IMark79097784"/><text:alphabetical-index-mark-start text:id="IMark72881080"/><text:alphabetical-index-mark-start text:id="IMark73775032"/><text:alphabetical-index-mark-start text:id="IMark73829608"/><text:alphabetical-index-mark-start text:id="IMark79698408"/><text:alphabetical-index-mark-start text:id="IMark56755208"/><text:alphabetical-index-mark-start text:id="IMark73339864"/><text:alphabetical-index-mark-start text:id="IMark78253544"/>sql<text:alphabetical-index-mark-end text:id="IMark78253544"/><text:alphabetical-index-mark-end text:id="IMark73339864"/><text:alphabetical-index-mark-end text:id="IMark56755208"/><text:alphabetical-index-mark-end text:id="IMark79698408"/><text:alphabetical-index-mark-end text:id="IMark73829608"/><text:alphabetical-index-mark-end text:id="IMark73775032"/><text:alphabetical-index-mark-end text:id="IMark72881080"/><text:alphabetical-index-mark-end text:id="IMark79097784"/>p, but alt least in some cases, the simpler <text:alphabetical-index-mark-start text:id="IMark64296328"/><text:alphabetical-index-mark-start text:id="IMark77754824"/><text:alphabetical-index-mark-start text:id="IMark73431512"/><text:alphabetical-index-mark-start text:id="IMark78627496"/>syntax<text:alphabetical-index-mark-end text:id="IMark78627496"/><text:alphabetical-index-mark-end text:id="IMark73431512"/><text:alphabetical-index-mark-end text:id="IMark77754824"/><text:alphabetical-index-mark-end text:id="IMark64296328"/> of <text:alphabetical-index-mark-start text:id="IMark65411512"/><text:alphabetical-index-mark-start text:id="IMark74197560"/><text:alphabetical-index-mark-start text:id="IMark79456904"/><text:alphabetical-index-mark-start text:id="IMark80069960"/><text:alphabetical-index-mark-start text:id="IMark79792072"/><text:alphabetical-index-mark-start text:id="IMark80265800"/><text:alphabetical-index-mark-start text:id="IMark77328424"/><text:alphabetical-index-mark-start text:id="IMark79558984"/>sql<text:alphabetical-index-mark-end text:id="IMark79558984"/><text:alphabetical-index-mark-end text:id="IMark77328424"/><text:alphabetical-index-mark-end text:id="IMark80265800"/><text:alphabetical-index-mark-end text:id="IMark79792072"/><text:alphabetical-index-mark-end text:id="IMark80069960"/><text:alphabetical-index-mark-end text:id="IMark79456904"/><text:alphabetical-index-mark-end text:id="IMark74197560"/><text:alphabetical-index-mark-end text:id="IMark65411512"/> could make it more convenient: <text:alphabetical-index-mark-start text:id="IMark64509304"/><text:alphabetical-index-mark-start text:id="IMark74404184"/><text:alphabetical-index-mark-start text:id="IMark80260392"/><text:alphabetical-index-mark-start text:id="IMark63674312"/>dot<text:alphabetical-index-mark-end text:id="IMark63674312"/><text:alphabetical-index-mark-end text:id="IMark80260392"/><text:alphabetical-index-mark-end text:id="IMark74404184"/><text:alphabetical-index-mark-end text:id="IMark64509304"/> <text:alphabetical-index-mark-start text:id="IMark80508664"/><text:alphabetical-index-mark-start text:id="IMark56513672"/><text:alphabetical-index-mark-start text:id="IMark64186632"/><text:alphabetical-index-mark-start text:id="IMark74129656"/>command<text:alphabetical-index-mark-end text:id="IMark74129656"/><text:alphabetical-index-mark-end text:id="IMark64186632"/><text:alphabetical-index-mark-end text:id="IMark56513672"/><text:alphabetical-index-mark-end text:id="IMark80508664"/>s are interpreted by <text:alphabetical-index-mark-start text:id="IMark80234456"/><text:alphabetical-index-mark-start text:id="IMark48635224"/><text:alphabetical-index-mark-start text:id="IMark73738952"/><text:alphabetical-index-mark-start text:id="IMark74723656"/><text:alphabetical-index-mark-start text:id="IMark80148504"/><text:alphabetical-index-mark-start text:id="IMark79210936"/><text:alphabetical-index-mark-start text:id="IMark64436136"/><text:alphabetical-index-mark-start text:id="IMark80459368"/><text:alphabetical-index-mark-start text:id="IMark74776728"/><text:alphabetical-index-mark-start text:id="IMark48646552"/><text:alphabetical-index-mark-start text:id="IMark56740440"/><text:alphabetical-index-mark-start text:id="IMark78529624"/>Sql<text:alphabetical-index-mark-end text:id="IMark78529624"/><text:alphabetical-index-mark-end text:id="IMark56740440"/><text:alphabetical-index-mark-end text:id="IMark48646552"/><text:alphabetical-index-mark-end text:id="IMark74776728"/><text:alphabetical-index-mark-end text:id="IMark80459368"/><text:alphabetical-index-mark-end text:id="IMark64436136"/><text:alphabetical-index-mark-end text:id="IMark79210936"/><text:alphabetical-index-mark-end text:id="IMark80148504"/>ite<text:alphabetical-index-mark-end text:id="IMark74723656"/><text:alphabetical-index-mark-end text:id="IMark73738952"/><text:alphabetical-index-mark-end text:id="IMark48635224"/><text:alphabetical-index-mark-end text:id="IMark80234456"/>’3’s <text:alphabetical-index-mark-start text:id="IMark79546440"/><text:alphabetical-index-mark-start text:id="IMark73579640"/><text:alphabetical-index-mark-start text:id="IMark80503720"/><text:alphabetical-index-mark-start text:id="IMark79967256"/>command<text:alphabetical-index-mark-end text:id="IMark79967256"/><text:alphabetical-index-mark-end text:id="IMark80503720"/><text:alphabetical-index-mark-end text:id="IMark73579640"/><text:alphabetical-index-mark-end text:id="IMark79546440"/> line interpreter, and not <text:alphabetical-index-mark-start text:id="IMark80120584"/><text:alphabetical-index-mark-start text:id="IMark79938696"/><text:alphabetical-index-mark-start text:id="IMark48640552"/><text:alphabetical-index-mark-start text:id="IMark79776200"/><text:alphabetical-index-mark-start text:id="IMark79106920"/><text:alphabetical-index-mark-start text:id="IMark77252936"/><text:alphabetical-index-mark-start text:id="IMark77251432"/><text:alphabetical-index-mark-start text:id="IMark77249928"/><text:alphabetical-index-mark-start text:id="IMark77248424"/><text:alphabetical-index-mark-start text:id="IMark79788680"/><text:alphabetical-index-mark-start text:id="IMark79597896"/><text:alphabetical-index-mark-start text:id="IMark80025160"/>Sql<text:alphabetical-index-mark-end text:id="IMark80025160"/><text:alphabetical-index-mark-end text:id="IMark79597896"/><text:alphabetical-index-mark-end text:id="IMark79788680"/><text:alphabetical-index-mark-end text:id="IMark77248424"/><text:alphabetical-index-mark-end text:id="IMark77249928"/><text:alphabetical-index-mark-end text:id="IMark77251432"/><text:alphabetical-index-mark-end text:id="IMark77252936"/><text:alphabetical-index-mark-end text:id="IMark79106920"/>ite<text:alphabetical-index-mark-end text:id="IMark79776200"/><text:alphabetical-index-mark-end text:id="IMark48640552"/><text:alphabetical-index-mark-end text:id="IMark79938696"/><text:alphabetical-index-mark-end text:id="IMark80120584"/>3 itself, while <text:alphabetical-index-mark-start text:id="IMark56715096"/><text:alphabetical-index-mark-start text:id="IMark56716152"/><text:alphabetical-index-mark-start text:id="IMark56717480"/><text:alphabetical-index-mark-start text:id="IMark56718808"/><text:alphabetical-index-mark-start text:id="IMark77345336"/><text:alphabetical-index-mark-start text:id="IMark77346664"/><text:alphabetical-index-mark-start text:id="IMark77347992"/><text:alphabetical-index-mark-start text:id="IMark77349352"/>sql<text:alphabetical-index-mark-end text:id="IMark77349352"/><text:alphabetical-index-mark-end text:id="IMark77347992"/><text:alphabetical-index-mark-end text:id="IMark77346664"/><text:alphabetical-index-mark-end text:id="IMark77345336"/><text:alphabetical-index-mark-end text:id="IMark56718808"/><text:alphabetical-index-mark-end text:id="IMark56717480"/><text:alphabetical-index-mark-end text:id="IMark56716152"/><text:alphabetical-index-mark-end text:id="IMark56715096"/>p passes everything directly to <text:alphabetical-index-mark-start text:id="IMark66148760"/><text:alphabetical-index-mark-start text:id="IMark66150088"/><text:alphabetical-index-mark-start text:id="IMark66151416"/><text:alphabetical-index-mark-start text:id="IMark66152744"/><text:alphabetical-index-mark-start text:id="IMark74943832"/><text:alphabetical-index-mark-start text:id="IMark74945160"/><text:alphabetical-index-mark-start text:id="IMark74946488"/><text:alphabetical-index-mark-start text:id="IMark74948344"/><text:alphabetical-index-mark-start text:id="IMark74949672"/><text:alphabetical-index-mark-start text:id="IMark74951000"/><text:alphabetical-index-mark-start text:id="IMark73264840"/><text:alphabetical-index-mark-start text:id="IMark73266200"/>Sql<text:alphabetical-index-mark-end text:id="IMark73266200"/><text:alphabetical-index-mark-end text:id="IMark73264840"/><text:alphabetical-index-mark-end text:id="IMark74951000"/><text:alphabetical-index-mark-end text:id="IMark74949672"/><text:alphabetical-index-mark-end text:id="IMark74948344"/><text:alphabetical-index-mark-end text:id="IMark74946488"/><text:alphabetical-index-mark-end text:id="IMark74945160"/><text:alphabetical-index-mark-end text:id="IMark74943832"/>ite<text:alphabetical-index-mark-end text:id="IMark66152744"/><text:alphabetical-index-mark-end text:id="IMark66151416"/><text:alphabetical-index-mark-end text:id="IMark66150088"/><text:alphabetical-index-mark-end text:id="IMark66148760"/>3, no questions asked.</text:p>
      <text:p text:style-name="P24"/>
      <text:p text:style-name="P62">After the initial phase of development involving <text:alphabetical-index-mark-start text:id="IMark73845800"/><text:alphabetical-index-mark-start text:id="IMark80120584"/><text:alphabetical-index-mark-start text:id="IMark79938696"/><text:alphabetical-index-mark-start text:id="IMark48640552"/><text:alphabetical-index-mark-start text:id="IMark79776200"/><text:alphabetical-index-mark-start text:id="IMark79106920"/>Sql<text:alphabetical-index-mark-end text:id="IMark79106920"/><text:alphabetical-index-mark-end text:id="IMark79776200"/><text:alphabetical-index-mark-end text:id="IMark48640552"/><text:alphabetical-index-mark-end text:id="IMark79938696"/>ite<text:alphabetical-index-mark-end text:id="IMark80120584"/><text:alphabetical-index-mark-end text:id="IMark73845800"/>3 compatibility, I began studying the feasibility of using <text:alphabetical-index-mark-start text:id="IMark79546440"/><text:alphabetical-index-mark-start text:id="IMark73579640"/><text:alphabetical-index-mark-start text:id="IMark80503720"/><text:alphabetical-index-mark-start text:id="IMark79967256"/>sql<text:alphabetical-index-mark-end text:id="IMark79967256"/><text:alphabetical-index-mark-end text:id="IMark80503720"/><text:alphabetical-index-mark-end text:id="IMark73579640"/><text:alphabetical-index-mark-end text:id="IMark79546440"/>p with other <text:alphabetical-index-mark-start text:id="IMark80234456"/><text:alphabetical-index-mark-start text:id="IMark48635224"/>format<text:alphabetical-index-mark-end text:id="IMark48635224"/><text:alphabetical-index-mark-end text:id="IMark80234456"/>s. <text:alphabetical-index-mark-start text:id="IMark73738952"/><text:alphabetical-index-mark-start text:id="IMark74723656"/>HDF5<text:alphabetical-index-mark-end text:id="IMark74723656"/><text:alphabetical-index-mark-end text:id="IMark73738952"/> and the fairly newly – developed HDF <text:alphabetical-index-mark-start text:id="IMark80148504"/><text:alphabetical-index-mark-start text:id="IMark79210936"/>query<text:alphabetical-index-mark-end text:id="IMark79210936"/><text:alphabetical-index-mark-end text:id="IMark80148504"/> language (<text:alphabetical-index-mark-start text:id="IMark64436136"/><text:alphabetical-index-mark-start text:id="IMark80459368"/>HDFql<text:alphabetical-index-mark-end text:id="IMark80459368"/><text:alphabetical-index-mark-end text:id="IMark64436136"/>) soon proved an interesting venue to purse for various reasons, including the <text:soft-page-break/>practicality of <text:alphabetical-index-mark-start text:id="IMark74776728"/><text:alphabetical-index-mark-start text:id="IMark48646552"/>HDF5<text:alphabetical-index-mark-end text:id="IMark48646552"/><text:alphabetical-index-mark-end text:id="IMark74776728"/> for storing large amounts of data, similitudes between <text:alphabetical-index-mark-start text:id="IMark56740440"/><text:alphabetical-index-mark-start text:id="IMark78529624"/><text:alphabetical-index-mark-start text:id="IMark80508664"/><text:alphabetical-index-mark-start text:id="IMark56513672"/>SQL<text:alphabetical-index-mark-end text:id="IMark56513672"/><text:alphabetical-index-mark-end text:id="IMark80508664"/><text:alphabetical-index-mark-end text:id="IMark78529624"/><text:alphabetical-index-mark-end text:id="IMark56740440"/> and <text:alphabetical-index-mark-start text:id="IMark64186632"/><text:alphabetical-index-mark-start text:id="IMark74129656"/>HDFql<text:alphabetical-index-mark-end text:id="IMark74129656"/><text:alphabetical-index-mark-end text:id="IMark64186632"/>, and the adap<text:alphabetical-index-mark-start text:id="IMark64509304"/><text:alphabetical-index-mark-start text:id="IMark74404184"/>table<text:alphabetical-index-mark-end text:id="IMark74404184"/><text:alphabetical-index-mark-end text:id="IMark64509304"/> nature of <text:alphabetical-index-mark-start text:id="IMark80260392"/><text:alphabetical-index-mark-start text:id="IMark63674312"/><text:alphabetical-index-mark-start text:id="IMark65411512"/><text:alphabetical-index-mark-start text:id="IMark74197560"/>sql<text:alphabetical-index-mark-end text:id="IMark74197560"/><text:alphabetical-index-mark-end text:id="IMark65411512"/><text:alphabetical-index-mark-end text:id="IMark63674312"/><text:alphabetical-index-mark-end text:id="IMark80260392"/>p’s <text:alphabetical-index-mark-start text:id="IMark79456904"/><text:alphabetical-index-mark-start text:id="IMark80069960"/>code<text:alphabetical-index-mark-end text:id="IMark80069960"/><text:alphabetical-index-mark-end text:id="IMark79456904"/>.</text:p>
      <text:p text:style-name="P62"/>
      <text:p text:style-name="P64"><text:alphabetical-index-mark-start text:id="IMark79558984"/><text:alphabetical-index-mark-start text:id="IMark64296328"/>HDFql<text:alphabetical-index-mark-end text:id="IMark64296328"/><text:alphabetical-index-mark-end text:id="IMark79558984"/>, like <text:alphabetical-index-mark-start text:id="IMark77754824"/><text:alphabetical-index-mark-start text:id="IMark73431512"/><text:alphabetical-index-mark-start text:id="IMark78627496"/><text:alphabetical-index-mark-start text:id="IMark79097784"/><text:alphabetical-index-mark-start text:id="IMark72881080"/><text:alphabetical-index-mark-start text:id="IMark73775032"/>Sql<text:alphabetical-index-mark-end text:id="IMark73775032"/><text:alphabetical-index-mark-end text:id="IMark72881080"/><text:alphabetical-index-mark-end text:id="IMark79097784"/><text:alphabetical-index-mark-end text:id="IMark78627496"/>ite<text:alphabetical-index-mark-end text:id="IMark73431512"/><text:alphabetical-index-mark-end text:id="IMark77754824"/>3, comes with a <text:alphabetical-index-mark-start text:id="IMark73829608"/><text:alphabetical-index-mark-start text:id="IMark79698408"/>command<text:alphabetical-index-mark-end text:id="IMark79698408"/><text:alphabetical-index-mark-end text:id="IMark73829608"/> line interpreter and its <text:alphabetical-index-mark-start text:id="IMark56755208"/><text:alphabetical-index-mark-start text:id="IMark73339864"/>queries<text:alphabetical-index-mark-end text:id="IMark73339864"/><text:alphabetical-index-mark-end text:id="IMark56755208"/> are quite similar to those of the latter, so I decided to adapt it to <text:alphabetical-index-mark-start text:id="IMark78253544"/><text:alphabetical-index-mark-start text:id="IMark64521320"/><text:alphabetical-index-mark-start text:id="IMark65133912"/><text:alphabetical-index-mark-start text:id="IMark64215560"/>sql<text:alphabetical-index-mark-end text:id="IMark64215560"/><text:alphabetical-index-mark-end text:id="IMark65133912"/><text:alphabetical-index-mark-end text:id="IMark64521320"/><text:alphabetical-index-mark-end text:id="IMark78253544"/>p. <text:span text:style-name="T65">As a </text:span><text:alphabetical-index-mark-start text:id="IMark78990888"/><text:alphabetical-index-mark-start text:id="IMark79570696"/><text:span text:style-name="T65">result</text:span><text:alphabetical-index-mark-end text:id="IMark79570696"/><text:alphabetical-index-mark-end text:id="IMark78990888"/><text:span text:style-name="T65">, the main </text:span><text:alphabetical-index-mark-start text:id="IMark73764584"/><text:alphabetical-index-mark-start text:id="IMark73020760"/><text:span text:style-name="T65">advantage</text:span><text:alphabetical-index-mark-end text:id="IMark73020760"/><text:alphabetical-index-mark-end text:id="IMark73764584"/><text:span text:style-name="T65"> in this regard, at least in my view, is that </text:span><text:alphabetical-index-mark-start text:id="IMark75120888"/><text:alphabetical-index-mark-start text:id="IMark73293384"/><text:alphabetical-index-mark-start text:id="IMark78812472"/><text:alphabetical-index-mark-start text:id="IMark74117000"/><text:span text:style-name="T65">sql</text:span><text:alphabetical-index-mark-end text:id="IMark74117000"/><text:alphabetical-index-mark-end text:id="IMark78812472"/><text:alphabetical-index-mark-end text:id="IMark73293384"/><text:alphabetical-index-mark-end text:id="IMark75120888"/><text:span text:style-name="T65">p offer a </text:span><text:alphabetical-index-mark-start text:id="IMark74709928"/><text:alphabetical-index-mark-start text:id="IMark73844424"/><text:span text:style-name="T65">single</text:span><text:alphabetical-index-mark-end text:id="IMark73844424"/><text:alphabetical-index-mark-end text:id="IMark74709928"/><text:span text:style-name="T65"> user interface both for </text:span><text:alphabetical-index-mark-start text:id="IMark64087992"/><text:alphabetical-index-mark-start text:id="IMark73277496"/><text:alphabetical-index-mark-start text:id="IMark64190088"/><text:alphabetical-index-mark-start text:id="IMark74694808"/><text:alphabetical-index-mark-start text:id="IMark80125064"/><text:alphabetical-index-mark-start text:id="IMark64229000"/><text:span text:style-name="T65">Sql</text:span><text:alphabetical-index-mark-end text:id="IMark64229000"/><text:alphabetical-index-mark-end text:id="IMark80125064"/><text:alphabetical-index-mark-end text:id="IMark74694808"/><text:alphabetical-index-mark-end text:id="IMark64190088"/><text:span text:style-name="T65">ite</text:span><text:alphabetical-index-mark-end text:id="IMark73277496"/><text:alphabetical-index-mark-end text:id="IMark64087992"/><text:span text:style-name="T65">’s version of </text:span><text:alphabetical-index-mark-start text:id="IMark66153032"/><text:alphabetical-index-mark-start text:id="IMark78169656"/><text:alphabetical-index-mark-start text:id="IMark57025224"/><text:alphabetical-index-mark-start text:id="IMark77108344"/><text:span text:style-name="T65">SQL</text:span><text:alphabetical-index-mark-end text:id="IMark77108344"/><text:alphabetical-index-mark-end text:id="IMark57025224"/><text:alphabetical-index-mark-end text:id="IMark78169656"/><text:alphabetical-index-mark-end text:id="IMark66153032"/><text:span text:style-name="T65"> and </text:span><text:alphabetical-index-mark-start text:id="IMark77362840"/><text:alphabetical-index-mark-start text:id="IMark80069960"/><text:span text:style-name="T65">HDFql</text:span><text:alphabetical-index-mark-end text:id="IMark80069960"/><text:alphabetical-index-mark-end text:id="IMark77362840"/><text:span text:style-name="T65">, which is a </text:span><text:alphabetical-index-mark-start text:id="IMark79456904"/><text:alphabetical-index-mark-start text:id="IMark80260392"/><text:alphabetical-index-mark-start text:id="IMark63674312"/><text:alphabetical-index-mark-start text:id="IMark65411512"/><text:span text:style-name="T65">SQL</text:span><text:alphabetical-index-mark-end text:id="IMark65411512"/><text:alphabetical-index-mark-end text:id="IMark63674312"/><text:alphabetical-index-mark-end text:id="IMark80260392"/><text:alphabetical-index-mark-end text:id="IMark79456904"/><text:span text:style-name="T65"> – like </text:span><text:alphabetical-index-mark-start text:id="IMark74197560"/><text:alphabetical-index-mark-start text:id="IMark64509304"/><text:span text:style-name="T65">query</text:span><text:alphabetical-index-mark-end text:id="IMark64509304"/><text:alphabetical-index-mark-end text:id="IMark74197560"/><text:span text:style-name="T65"> language for </text:span><text:alphabetical-index-mark-start text:id="IMark74404184"/><text:alphabetical-index-mark-start text:id="IMark64186632"/><text:span text:style-name="T65">HDF5</text:span><text:alphabetical-index-mark-end text:id="IMark64186632"/><text:alphabetical-index-mark-end text:id="IMark74404184"/><text:span text:style-name="T65"> </text:span><text:alphabetical-index-mark-start text:id="IMark74129656"/><text:alphabetical-index-mark-start text:id="IMark56740440"/><text:span text:style-name="T65">database</text:span><text:alphabetical-index-mark-end text:id="IMark56740440"/><text:alphabetical-index-mark-end text:id="IMark74129656"/><text:span text:style-name="T65">s.</text:span></text:p>
      <text:p text:style-name="P63"/>
      <text:p text:style-name="P63">Much like in the case of <text:alphabetical-index-mark-start text:id="IMark64436136"/><text:alphabetical-index-mark-start text:id="IMark80459368"/><text:alphabetical-index-mark-start text:id="IMark80148504"/><text:alphabetical-index-mark-start text:id="IMark79210936"/><text:alphabetical-index-mark-start text:id="IMark73738952"/><text:alphabetical-index-mark-start text:id="IMark74723656"/>Sql<text:alphabetical-index-mark-end text:id="IMark74723656"/><text:alphabetical-index-mark-end text:id="IMark73738952"/><text:alphabetical-index-mark-end text:id="IMark79210936"/><text:alphabetical-index-mark-end text:id="IMark80148504"/>ite<text:alphabetical-index-mark-end text:id="IMark80459368"/><text:alphabetical-index-mark-end text:id="IMark64436136"/>, for now support for <text:alphabetical-index-mark-start text:id="IMark80234456"/><text:alphabetical-index-mark-start text:id="IMark48635224"/>HDF5<text:alphabetical-index-mark-end text:id="IMark48635224"/><text:alphabetical-index-mark-end text:id="IMark80234456"/> via <text:alphabetical-index-mark-start text:id="IMark79546440"/><text:alphabetical-index-mark-start text:id="IMark73579640"/>HDFql<text:alphabetical-index-mark-end text:id="IMark73579640"/><text:alphabetical-index-mark-end text:id="IMark79546440"/> has some limitations in <text:alphabetical-index-mark-start text:id="IMark80503720"/><text:alphabetical-index-mark-start text:id="IMark79967256"/><text:alphabetical-index-mark-start text:id="IMark73845800"/><text:alphabetical-index-mark-start text:id="IMark80120584"/>sql<text:alphabetical-index-mark-end text:id="IMark80120584"/><text:alphabetical-index-mark-end text:id="IMark73845800"/><text:alphabetical-index-mark-end text:id="IMark79967256"/><text:alphabetical-index-mark-end text:id="IMark80503720"/>p, but it essentially works. </text:p>
      <text:p text:style-name="P62"/>
      <text:p text:style-name="P62"/>
      <text:p text:style-name="P24"/>
      <text:p text:style-name="P10"/>
      <text:p text:style-name="P13"/>
      <text:p text:style-name="P8"/>
      <text:h text:style-name="P98" text:outline-level="1"><text:bookmark-start text:name="__RefHeading___Toc951_76759228"/>2. Conventions, caveats and base conditions for development.<text:bookmark-end text:name="__RefHeading___Toc951_76759228"/></text:h>
      <text:p text:style-name="P8"/>
      <text:p text:style-name="P16">Take into consideration these <text:alphabetical-index-mark-start text:id="IMark78627496"/><text:alphabetical-index-mark-start text:id="IMark79097784"/><text:alphabetical-index-mark-start text:id="IMark72881080"/><text:alphabetical-index-mark-start text:id="IMark73775032"/><text:alphabetical-index-mark-start text:id="IMark79558984"/><text:alphabetical-index-mark-start text:id="IMark64296328"/><text:alphabetical-index-mark-start text:id="IMark78529624"/><text:alphabetical-index-mark-start text:id="IMark78990888"/><text:alphabetical-index-mark-start text:id="IMark79570696"/>factor<text:alphabetical-index-mark-end text:id="IMark79570696"/><text:alphabetical-index-mark-end text:id="IMark78990888"/><text:alphabetical-index-mark-end text:id="IMark78529624"/><text:alphabetical-index-mark-end text:id="IMark64296328"/><text:alphabetical-index-mark-end text:id="IMark79558984"/><text:alphabetical-index-mark-end text:id="IMark73775032"/><text:alphabetical-index-mark-end text:id="IMark72881080"/><text:alphabetical-index-mark-end text:id="IMark79097784"/><text:alphabetical-index-mark-end text:id="IMark78627496"/>s.</text:p>
      <text:p text:style-name="P14"/>
      <text:h text:style-name="Heading_20_2" text:outline-level="2"><text:bookmark-start text:name="__RefHeading___Toc953_76759228"/>2.1. Terms and abbreviations used.<text:bookmark-end text:name="__RefHeading___Toc953_76759228"/></text:h>
      <text:p text:style-name="P16"/>
      <text:list xml:id="list504511212400438296" text:style-name="L3">
        <text:list-item>
          <text:p text:style-name="P90"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64087992"/><text:alphabetical-index-mark-start text:id="IMark73277496"/><text:alphabetical-index-mark-start text:id="IMark66153032"/><text:alphabetical-index-mark-start text:id="IMark78169656"/>Composite<text:alphabetical-index-mark-end text:id="IMark78169656"/><text:alphabetical-index-mark-end text:id="IMark66153032"/><text:alphabetical-index-mark-end text:id="IMark73277496"/><text:alphabetical-index-mark-end text:id="IMark64087992"/><text:alphabetical-index-mark-end text:id="IMark64229000"/><text:alphabetical-index-mark-end text:id="IMark80125064"/><text:alphabetical-index-mark-end text:id="IMark74694808"/><text:alphabetical-index-mark-end text:id="IMark64190088"/> <text:alphabetical-index-mark-start text:id="IMark57025224"/><text:alphabetical-index-mark-start text:id="IMark77108344"/><text:alphabetical-index-mark-start text:id="IMark77362840"/><text:alphabetical-index-mark-start text:id="IMark80069960"/><text:alphabetical-index-mark-start text:id="IMark79456904"/><text:alphabetical-index-mark-start text:id="IMark80260392"/><text:alphabetical-index-mark-start text:id="IMark63674312"/><text:alphabetical-index-mark-start text:id="IMark65411512"/>query<text:alphabetical-index-mark-end text:id="IMark65411512"/><text:alphabetical-index-mark-end text:id="IMark63674312"/><text:alphabetical-index-mark-end text:id="IMark80260392"/><text:alphabetical-index-mark-end text:id="IMark79456904"/><text:alphabetical-index-mark-end text:id="IMark80069960"/><text:alphabetical-index-mark-end text:id="IMark77362840"/><text:alphabetical-index-mark-end text:id="IMark77108344"/><text:alphabetical-index-mark-end text:id="IMark57025224"/>: a <text:alphabetical-index-mark-start text:id="IMark74197560"/><text:alphabetical-index-mark-start text:id="IMark64509304"/><text:alphabetical-index-mark-start text:id="IMark74404184"/><text:alphabetical-index-mark-start text:id="IMark64186632"/><text:alphabetical-index-mark-start text:id="IMark74129656"/><text:alphabetical-index-mark-start text:id="IMark56740440"/><text:alphabetical-index-mark-start text:id="IMark56513672"/><text:alphabetical-index-mark-start text:id="IMark80508664"/>query<text:alphabetical-index-mark-end text:id="IMark80508664"/><text:alphabetical-index-mark-end text:id="IMark56513672"/><text:alphabetical-index-mark-end text:id="IMark56740440"/><text:alphabetical-index-mark-end text:id="IMark74129656"/><text:alphabetical-index-mark-end text:id="IMark64186632"/><text:alphabetical-index-mark-end text:id="IMark74404184"/><text:alphabetical-index-mark-end text:id="IMark64509304"/><text:alphabetical-index-mark-end text:id="IMark74197560"/> passed as argument to <text:alphabetical-index-mark-start text:id="IMark48646552"/><text:alphabetical-index-mark-start text:id="IMark74776728"/><text:alphabetical-index-mark-start text:id="IMark78599432"/>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<text:alphabetical-index-mark-start text:id="IMark64436136"/><text:alphabetical-index-mark-start text:id="IMark80459368"/><text:alphabetical-index-mark-start text:id="IMark80148504"/><text:alphabetical-index-mark-start text:id="IMark79210936"/><text:alphabetical-index-mark-start text:id="IMark73738952"/>sql<text:alphabetical-index-mark-end text:id="IMark73738952"/><text:alphabetical-index-mark-end text:id="IMark79210936"/><text:alphabetical-index-mark-end text:id="IMark80148504"/><text:alphabetical-index-mark-end text:id="IMark80459368"/><text:alphabetical-index-mark-end text:id="IMark64436136"/><text:alphabetical-index-mark-end text:id="IMark48635224"/><text:alphabetical-index-mark-end text:id="IMark80234456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alphabetical-index-mark-end text:id="IMark78599432"/><text:alphabetical-index-mark-end text:id="IMark74776728"/><text:alphabetical-index-mark-end text:id="IMark48646552"/>c that is in fact, a succession of two or more <text:alphabetical-index-mark-start text:id="IMark74723656"/><text:alphabetical-index-mark-start text:id="IMark79938696"/><text:alphabetical-index-mark-start text:id="IMark73732440"/><text:alphabetical-index-mark-start text:id="IMark79776200"/><text:alphabetical-index-mark-start text:id="IMark48640552"/><text:alphabetical-index-mark-start text:id="IMark79792072"/><text:alphabetical-index-mark-start text:id="IMark79106920"/><text:alphabetical-index-mark-start text:id="IMark80265800"/>queries<text:alphabetical-index-mark-end text:id="IMark80265800"/><text:alphabetical-index-mark-end text:id="IMark79106920"/><text:alphabetical-index-mark-end text:id="IMark79792072"/><text:alphabetical-index-mark-end text:id="IMark48640552"/><text:alphabetical-index-mark-end text:id="IMark79776200"/><text:alphabetical-index-mark-end text:id="IMark73732440"/><text:alphabetical-index-mark-end text:id="IMark79938696"/><text:alphabetical-index-mark-end text:id="IMark74723656"/> separated one from the other by a “;” <text:alphabetical-index-mark-start text:id="IMark77328424"/><text:alphabetical-index-mark-start text:id="IMark78253544"/><text:alphabetical-index-mark-start text:id="IMark74690040"/><text:alphabetical-index-mark-start text:id="IMark65133912"/><text:alphabetical-index-mark-start text:id="IMark64521320"/><text:alphabetical-index-mark-start text:id="IMark56755208"/><text:alphabetical-index-mark-start text:id="IMark64215560"/><text:alphabetical-index-mark-start text:id="IMark73339864"/>character<text:alphabetical-index-mark-end text:id="IMark73339864"/><text:alphabetical-index-mark-end text:id="IMark64215560"/><text:alphabetical-index-mark-end text:id="IMark56755208"/><text:alphabetical-index-mark-end text:id="IMark64521320"/><text:alphabetical-index-mark-end text:id="IMark65133912"/><text:alphabetical-index-mark-end text:id="IMark74690040"/><text:alphabetical-index-mark-end text:id="IMark78253544"/><text:alphabetical-index-mark-end text:id="IMark77328424"/>.</text:p>
          <text:p text:style-name="P90"/>
        </text:list-item>
        <text:list-item>
          <text:p text:style-name="P91"><text:span text:style-name="T17">DB</text:span>: <text:span text:style-name="T17">Data base</text:span>.</text:p>
          <text:p text:style-name="P91"/>
        </text:list-item>
        <text:list-item>
          <text:p text:style-name="P91"><text:span text:style-name="T17">RDB</text:span>: <text:alphabetical-index-mark-start text:id="IMark79558984"/><text:alphabetical-index-mark-start text:id="IMark64296328"/><text:alphabetical-index-mark-start text:id="IMark78529624"/><text:alphabetical-index-mark-start text:id="IMark78990888"/><text:alphabetical-index-mark-start text:id="IMark79570696"/><text:alphabetical-index-mark-start text:id="IMark73764584"/><text:alphabetical-index-mark-start text:id="IMark75120888"/><text:alphabetical-index-mark-start text:id="IMark73020760"/><text:alphabetical-index-mark-start text:id="IMark73293384"/><text:span text:style-name="T17">Relational</text:span><text:alphabetical-index-mark-end text:id="IMark73293384"/><text:alphabetical-index-mark-end text:id="IMark73020760"/><text:alphabetical-index-mark-end text:id="IMark75120888"/><text:alphabetical-index-mark-end text:id="IMark73764584"/><text:alphabetical-index-mark-end text:id="IMark79570696"/><text:alphabetical-index-mark-end text:id="IMark78990888"/><text:alphabetical-index-mark-end text:id="IMark78529624"/><text:alphabetical-index-mark-end text:id="IMark64296328"/><text:alphabetical-index-mark-end text:id="IMark79558984"/><text:span text:style-name="T17"> data base</text:span>.</text:p>
          <text:p text:style-name="P91"/>
        </text:list-item>
        <text:list-item>
          <text:p text:style-name="P91"><text:alphabetical-index-mark-start text:id="IMark77328424"/><text:alphabetical-index-mark-start text:id="IMark74690040"/><text:alphabetical-index-mark-start text:id="IMark65133912"/><text:alphabetical-index-mark-start text:id="IMark64521320"/><text:alphabetical-index-mark-start text:id="IMark56755208"/><text:alphabetical-index-mark-start text:id="IMark64215560"/><text:alphabetical-index-mark-start text:id="IMark73339864"/><text:alphabetical-index-mark-start text:id="IMark74723656"/><text:alphabetical-index-mark-start text:id="IMark79938696"/>R<text:alphabetical-index-mark-start text:id="IMark73732440"/><text:alphabetical-index-mark-start text:id="IMark79776200"/><text:alphabetical-index-mark-start text:id="IMark48640552"/>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span text:style-name="T17">DBMS</text:span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<text:alphabetical-index-mark-end text:id="IMark48640552"/><text:alphabetical-index-mark-end text:id="IMark79776200"/><text:alphabetical-index-mark-end text:id="IMark73732440"/><text:alphabetical-index-mark-end text:id="IMark79938696"/><text:alphabetical-index-mark-end text:id="IMark74723656"/><text:alphabetical-index-mark-end text:id="IMark73339864"/><text:alphabetical-index-mark-end text:id="IMark64215560"/><text:alphabetical-index-mark-end text:id="IMark56755208"/><text:alphabetical-index-mark-end text:id="IMark64521320"/><text:alphabetical-index-mark-end text:id="IMark65133912"/><text:alphabetical-index-mark-end text:id="IMark74690040"/><text:alphabetical-index-mark-end text:id="IMark77328424"/>: 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<text:alphabetical-index-mark-start text:id="IMark64436136"/>Re<text:span text:style-name="T17">lational</text:span><text:alphabetical-index-mark-end text:id="IMark64436136"/><text:alphabetical-index-mark-end text:id="IMark48635224"/><text:alphabetical-index-mark-end text:id="IMark80234456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span text:style-name="T17"> data base </text:span><text:alphabetical-index-mark-start text:id="IMark80459368"/><text:alphabetical-index-mark-start text:id="IMark80148504"/><text:alphabetical-index-mark-start text:id="IMark79210936"/><text:alphabetical-index-mark-start text:id="IMark73738952"/><text:alphabetical-index-mark-start text:id="IMark74197560"/><text:alphabetical-index-mark-start text:id="IMark64509304"/><text:alphabetical-index-mark-start text:id="IMark74404184"/><text:alphabetical-index-mark-start text:id="IMark64186632"/><text:alphabetical-index-mark-start text:id="IMark74129656"/><text:span text:style-name="T17">manage</text:span><text:alphabetical-index-mark-end text:id="IMark74129656"/><text:alphabetical-index-mark-end text:id="IMark64186632"/><text:alphabetical-index-mark-end text:id="IMark74404184"/><text:alphabetical-index-mark-end text:id="IMark64509304"/><text:alphabetical-index-mark-end text:id="IMark74197560"/><text:alphabetical-index-mark-end text:id="IMark73738952"/><text:alphabetical-index-mark-end text:id="IMark79210936"/><text:alphabetical-index-mark-end text:id="IMark80148504"/><text:alphabetical-index-mark-end text:id="IMark80459368"/><text:span text:style-name="T17">ment </text:span><text:alphabetical-index-mark-start text:id="IMark56740440"/><text:alphabetical-index-mark-start text:id="IMark56513672"/><text:alphabetical-index-mark-start text:id="IMark80508664"/><text:alphabetical-index-mark-start text:id="IMark57025224"/><text:alphabetical-index-mark-start text:id="IMark77108344"/><text:alphabetical-index-mark-start text:id="IMark77362840"/><text:alphabetical-index-mark-start text:id="IMark80069960"/><text:alphabetical-index-mark-start text:id="IMark79456904"/><text:alphabetical-index-mark-start text:id="IMark80260392"/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64087992"/><text:alphabetical-index-mark-start text:id="IMark73277496"/><text:alphabetical-index-mark-start text:id="IMark66153032"/><text:span text:style-name="T17">system</text:span><text:alphabetical-index-mark-end text:id="IMark66153032"/><text:alphabetical-index-mark-end text:id="IMark73277496"/><text:alphabetical-index-mark-end text:id="IMark6408799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alphabetical-index-mark-end text:id="IMark80260392"/><text:alphabetical-index-mark-end text:id="IMark79456904"/><text:alphabetical-index-mark-end text:id="IMark80069960"/><text:alphabetical-index-mark-end text:id="IMark77362840"/><text:alphabetical-index-mark-end text:id="IMark77108344"/><text:alphabetical-index-mark-end text:id="IMark57025224"/><text:alphabetical-index-mark-end text:id="IMark80508664"/><text:alphabetical-index-mark-end text:id="IMark56513672"/><text:alphabetical-index-mark-end text:id="IMark56740440"/>.</text:p>
          <text:p text:style-name="P91"/>
        </text:list-item>
        <text:list-item>
          <text:p text:style-name="P91"><text:alphabetical-index-mark-start text:id="IMark79698408"/><text:alphabetical-index-mark-start text:id="IMark77754824"/><text:alphabetical-index-mark-start text:id="IMark78627496"/><text:alphabetical-index-mark-start text:id="IMark79097784"/><text:alphabetical-index-mark-start text:id="IMark73775032"/><text:alphabetical-index-mark-start text:id="IMark72881080"/><text:alphabetical-index-mark-start text:id="IMark66152360"/><text:alphabetical-index-mark-start text:id="IMark75071880"/>.<text:alphabetical-index-mark-start text:id="IMark78812472"/><text:alphabetical-index-mark-start text:id="IMark79558984"/><text:alphabetical-index-mark-start text:id="IMark64296328"/><text:alphabetical-index-mark-start text:id="IMark78529624"/><text:alphabetical-index-mark-start text:id="IMark78990888"/><text:alphabetical-index-mark-start text:id="IMark79570696"/><text:alphabetical-index-mark-start text:id="IMark73764584"/><text:alphabetical-index-mark-start text:id="IMark75120888"/><text:alphabetical-index-mark-start text:id="IMark73020760"/><text:alphabetical-index-mark-start text:id="IMark73293384"/><text:alphabetical-index-mark-start text:id="IMark73844424"/><text:alphabetical-index-mark-start text:id="IMark74117000"/><text:alphabetical-index-mark-start text:id="IMark74947432"/><text:alphabetical-index-mark-start text:id="IMark74950616"/><text:alphabetical-index-mark-start text:id="IMark78253544"/><text:alphabetical-index-mark-start text:id="IMark74709928"/><text:span text:style-name="T44">sql</text:span><text:alphabetical-index-mark-end text:id="IMark74709928"/><text:alphabetical-index-mark-end text:id="IMark78253544"/><text:alphabetical-index-mark-end text:id="IMark74950616"/><text:alphabetical-index-mark-end text:id="IMark74947432"/><text:alphabetical-index-mark-end text:id="IMark74117000"/><text:alphabetical-index-mark-end text:id="IMark73844424"/><text:alphabetical-index-mark-end text:id="IMark73293384"/><text:alphabetical-index-mark-end text:id="IMark73020760"/><text:alphabetical-index-mark-end text:id="IMark75120888"/><text:alphabetical-index-mark-end text:id="IMark73764584"/><text:alphabetical-index-mark-end text:id="IMark79570696"/><text:alphabetical-index-mark-end text:id="IMark78990888"/><text:alphabetical-index-mark-end text:id="IMark78529624"/><text:alphabetical-index-mark-end text:id="IMark64296328"/><text:alphabetical-index-mark-end text:id="IMark79558984"/><text:alphabetical-index-mark-end text:id="IMark78812472"/><text:alphabetical-index-mark-end text:id="IMark75071880"/><text:alphabetical-index-mark-end text:id="IMark66152360"/><text:alphabetical-index-mark-end text:id="IMark72881080"/><text:alphabetical-index-mark-end text:id="IMark73775032"/><text:alphabetical-index-mark-end text:id="IMark79097784"/><text:alphabetical-index-mark-end text:id="IMark78627496"/><text:alphabetical-index-mark-end text:id="IMark77754824"/><text:alphabetical-index-mark-end text:id="IMark79698408"/><text:span text:style-name="T44"> </text:span><text:alphabetical-index-mark-start text:id="IMark75067384"/><text:alphabetical-index-mark-start text:id="IMark78169656"/><text:alphabetical-index-mark-start text:id="IMark77328424"/><text:alphabetical-index-mark-start text:id="IMark74690040"/><text:alphabetical-index-mark-start text:id="IMark65133912"/><text:alphabetical-index-mark-start text:id="IMark64521320"/><text:alphabetical-index-mark-start text:id="IMark56755208"/><text:alphabetical-index-mark-start text:id="IMark64215560"/><text:span text:style-name="T44">file</text:span><text:alphabetical-index-mark-end text:id="IMark64215560"/><text:alphabetical-index-mark-end text:id="IMark56755208"/><text:alphabetical-index-mark-end text:id="IMark64521320"/><text:alphabetical-index-mark-end text:id="IMark65133912"/><text:alphabetical-index-mark-end text:id="IMark74690040"/><text:alphabetical-index-mark-end text:id="IMark77328424"/><text:alphabetical-index-mark-end text:id="IMark78169656"/><text:alphabetical-index-mark-end text:id="IMark75067384"/><text:span text:style-name="T44">: a flat </text:span><text:alphabetical-index-mark-start text:id="IMark73339864"/><text:alphabetical-index-mark-start text:id="IMark74723656"/><text:alphabetical-index-mark-start text:id="IMark79938696"/><text:alphabetical-index-mark-start text:id="IMark73732440"/><text:alphabetical-index-mark-start text:id="IMark79776200"/><text:alphabetical-index-mark-start text:id="IMark48640552"/><text:alphabetical-index-mark-start text:id="IMark79792072"/><text:alphabetical-index-mark-start text:id="IMark79106920"/><text:span text:style-name="T44">file</text:span><text:alphabetical-index-mark-end text:id="IMark79106920"/><text:alphabetical-index-mark-end text:id="IMark79792072"/><text:alphabetical-index-mark-end text:id="IMark48640552"/><text:alphabetical-index-mark-end text:id="IMark79776200"/><text:alphabetical-index-mark-end text:id="IMark73732440"/><text:alphabetical-index-mark-end text:id="IMark79938696"/><text:alphabetical-index-mark-end text:id="IMark74723656"/><text:alphabetical-index-mark-end text:id="IMark73339864"/><text:span text:style-name="T44"> that contains various </text:span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5069848"/>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<text:alphabetical-index-mark-start text:id="IMark64436136"/><text:alphabetical-index-mark-start text:id="IMark80459368"/><text:alphabetical-index-mark-start text:id="IMark80148504"/><text:span text:style-name="T44">SQL</text:span><text:alphabetical-index-mark-end text:id="IMark80148504"/><text:alphabetical-index-mark-end text:id="IMark80459368"/><text:alphabetical-index-mark-end text:id="IMark64436136"/><text:alphabetical-index-mark-end text:id="IMark48635224"/><text:alphabetical-index-mark-end text:id="IMark80234456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alphabetical-index-mark-end text:id="IMark75069848"/><text:alphabetical-index-mark-end text:id="IMark78599432"/><text:alphabetical-index-mark-end text:id="IMark74776728"/><text:alphabetical-index-mark-end text:id="IMark48646552"/><text:alphabetical-index-mark-end text:id="IMark80265800"/><text:span text:style-name="T44"> </text:span><text:alphabetical-index-mark-start text:id="IMark79210936"/><text:alphabetical-index-mark-start text:id="IMark73738952"/><text:alphabetical-index-mark-start text:id="IMark74197560"/><text:alphabetical-index-mark-start text:id="IMark64509304"/><text:alphabetical-index-mark-start text:id="IMark74404184"/><text:alphabetical-index-mark-start text:id="IMark64186632"/><text:alphabetical-index-mark-start text:id="IMark74129656"/><text:alphabetical-index-mark-start text:id="IMark56513672"/><text:span text:style-name="T44">queries</text:span><text:alphabetical-index-mark-end text:id="IMark56513672"/><text:alphabetical-index-mark-end text:id="IMark74129656"/><text:alphabetical-index-mark-end text:id="IMark64186632"/><text:alphabetical-index-mark-end text:id="IMark74404184"/><text:alphabetical-index-mark-end text:id="IMark64509304"/><text:alphabetical-index-mark-end text:id="IMark74197560"/><text:alphabetical-index-mark-end text:id="IMark73738952"/><text:alphabetical-index-mark-end text:id="IMark79210936"/><text:span text:style-name="T44">. Such a </text:span><text:alphabetical-index-mark-start text:id="IMark56740440"/><text:alphabetical-index-mark-start text:id="IMark80508664"/><text:alphabetical-index-mark-start text:id="IMark57025224"/><text:alphabetical-index-mark-start text:id="IMark77108344"/><text:alphabetical-index-mark-start text:id="IMark77362840"/><text:alphabetical-index-mark-start text:id="IMark80069960"/><text:alphabetical-index-mark-start text:id="IMark79456904"/><text:alphabetical-index-mark-start text:id="IMark80260392"/><text:span text:style-name="T44">file</text:span><text:alphabetical-index-mark-end text:id="IMark80260392"/><text:alphabetical-index-mark-end text:id="IMark79456904"/><text:alphabetical-index-mark-end text:id="IMark80069960"/><text:alphabetical-index-mark-end text:id="IMark77362840"/><text:alphabetical-index-mark-end text:id="IMark77108344"/><text:alphabetical-index-mark-end text:id="IMark57025224"/><text:alphabetical-index-mark-end text:id="IMark80508664"/><text:alphabetical-index-mark-end text:id="IMark56740440"/><text:span text:style-name="T44"> contains, in fact, a </text:span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64087992"/><text:alphabetical-index-mark-start text:id="IMark73277496"/><text:span text:style-name="T44">composite</text:span><text:alphabetical-index-mark-end text:id="IMark73277496"/><text:alphabetical-index-mark-end text:id="IMark6408799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span text:style-name="T44"> </text:span><text:alphabetical-index-mark-start text:id="IMark66153032"/><text:alphabetical-index-mark-start text:id="IMark73431512"/><text:alphabetical-index-mark-start text:id="IMark73829608"/><text:alphabetical-index-mark-start text:id="IMark73864120"/><text:alphabetical-index-mark-start text:id="IMark73861112"/><text:alphabetical-index-mark-start text:id="IMark80225160"/><text:alphabetical-index-mark-start text:id="IMark80222152"/><text:alphabetical-index-mark-start text:id="IMark74506008"/><text:span text:style-name="T44">query</text:span><text:alphabetical-index-mark-end text:id="IMark74506008"/><text:alphabetical-index-mark-end text:id="IMark80222152"/><text:alphabetical-index-mark-end text:id="IMark80225160"/><text:alphabetical-index-mark-end text:id="IMark73861112"/><text:alphabetical-index-mark-end text:id="IMark73864120"/><text:alphabetical-index-mark-end text:id="IMark73829608"/><text:alphabetical-index-mark-end text:id="IMark73431512"/><text:alphabetical-index-mark-end text:id="IMark66153032"/><text:span text:style-name="T44">.</text:span></text:p>
        </text:list-item>
      </text:list>
      <text:p text:style-name="P51"/>
      <text:p text:style-name="P16"/>
      <text:h text:style-name="Heading_20_2" text:outline-level="2"><text:bookmark-start text:name="__RefHeading___Toc955_76759228"/>2.2. Caveats.<text:bookmark-end text:name="__RefHeading___Toc955_76759228"/></text:h>
      <text:p text:style-name="P16"/>
      <text:p text:style-name="P16"><text:span text:style-name="T37">While using </text:span><text:alphabetical-index-mark-start text:id="IMark78990888"/><text:alphabetical-index-mark-start text:id="IMark79570696"/><text:alphabetical-index-mark-start text:id="IMark73764584"/><text:alphabetical-index-mark-start text:id="IMark75120888"/><text:alphabetical-index-mark-start text:id="IMark73020760"/><text:alphabetical-index-mark-start text:id="IMark73293384"/><text:alphabetical-index-mark-start text:id="IMark73844424"/><text:alphabetical-index-mark-start text:id="IMark74117000"/><text:alphabetical-index-mark-start text:id="IMark74947432"/><text:alphabetical-index-mark-start text:id="IMark74950616"/><text:alphabetical-index-mark-start text:id="IMark78253544"/><text:alphabetical-index-mark-start text:id="IMark74709928"/><text:alphabetical-index-mark-start text:id="IMark75067384"/><text:alphabetical-index-mark-start text:id="IMark78169656"/><text:alphabetical-index-mark-start text:id="IMark77328424"/><text:alphabetical-index-mark-start text:id="IMark74690040"/><text:alphabetical-index-mark-start text:id="IMark65133912"/><text:alphabetical-index-mark-start text:id="IMark64521320"/><text:span text:style-name="T37">sql</text:span><text:alphabetical-index-mark-end text:id="IMark64521320"/><text:alphabetical-index-mark-end text:id="IMark65133912"/><text:alphabetical-index-mark-end text:id="IMark74690040"/><text:alphabetical-index-mark-end text:id="IMark77328424"/><text:alphabetical-index-mark-end text:id="IMark78169656"/><text:alphabetical-index-mark-end text:id="IMark75067384"/><text:alphabetical-index-mark-end text:id="IMark74709928"/><text:alphabetical-index-mark-end text:id="IMark78253544"/><text:alphabetical-index-mark-end text:id="IMark74950616"/><text:alphabetical-index-mark-end text:id="IMark74947432"/><text:alphabetical-index-mark-end text:id="IMark74117000"/><text:alphabetical-index-mark-end text:id="IMark73844424"/><text:alphabetical-index-mark-end text:id="IMark73293384"/><text:alphabetical-index-mark-end text:id="IMark73020760"/><text:alphabetical-index-mark-end text:id="IMark75120888"/><text:alphabetical-index-mark-end text:id="IMark73764584"/><text:alphabetical-index-mark-end text:id="IMark79570696"/><text:alphabetical-index-mark-end text:id="IMark78990888"/><text:span text:style-name="T37">c y</text:span>ou should be aware of:</text:p>
      <text:p text:style-name="P16"/>
      <text:h text:style-name="Heading_20_3" text:outline-level="3"><text:bookmark-start text:name="__RefHeading___Toc957_76759228"/>2.3.1. <text:alphabetical-index-mark-start text:id="IMark73732440"/><text:alphabetical-index-mark-start text:id="IMark48640552"/>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5069848"/>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<text:alphabetical-index-mark-start text:id="IMark64436136"/>S<text:span text:style-name="T17">QL</text:span><text:alphabetical-index-mark-end text:id="IMark64436136"/><text:alphabetical-index-mark-end text:id="IMark48635224"/><text:alphabetical-index-mark-end text:id="IMark80234456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alphabetical-index-mark-end text:id="IMark75069848"/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<text:alphabetical-index-mark-end text:id="IMark48640552"/><text:alphabetical-index-mark-end text:id="IMark73732440"/><text:span text:style-name="T17"> </text:span><text:alphabetical-index-mark-start text:id="IMark80459368"/><text:alphabetical-index-mark-start text:id="IMark80148504"/><text:alphabetical-index-mark-start text:id="IMark79210936"/><text:alphabetical-index-mark-start text:id="IMark73738952"/><text:alphabetical-index-mark-start text:id="IMark74197560"/><text:alphabetical-index-mark-start text:id="IMark64509304"/><text:alphabetical-index-mark-start text:id="IMark74404184"/><text:alphabetical-index-mark-start text:id="IMark64186632"/><text:alphabetical-index-mark-start text:id="IMark74129656"/><text:span text:style-name="T17">dialect</text:span><text:alphabetical-index-mark-end text:id="IMark74129656"/><text:alphabetical-index-mark-end text:id="IMark64186632"/><text:alphabetical-index-mark-end text:id="IMark74404184"/><text:alphabetical-index-mark-end text:id="IMark64509304"/><text:alphabetical-index-mark-end text:id="IMark74197560"/><text:alphabetical-index-mark-end text:id="IMark73738952"/><text:alphabetical-index-mark-end text:id="IMark79210936"/><text:alphabetical-index-mark-end text:id="IMark80148504"/><text:alphabetical-index-mark-end text:id="IMark80459368"/><text:span text:style-name="T17"> for </text:span><text:alphabetical-index-mark-start text:id="IMark56513672"/><text:alphabetical-index-mark-start text:id="IMark56740440"/><text:alphabetical-index-mark-start text:id="IMark80508664"/><text:alphabetical-index-mark-start text:id="IMark57025224"/><text:alphabetical-index-mark-start text:id="IMark77108344"/><text:alphabetical-index-mark-start text:id="IMark77362840"/><text:span text:style-name="T17">Sql</text:span><text:alphabetical-index-mark-end text:id="IMark77362840"/><text:alphabetical-index-mark-end text:id="IMark77108344"/><text:alphabetical-index-mark-end text:id="IMark57025224"/><text:alphabetical-index-mark-end text:id="IMark80508664"/><text:span text:style-name="T17">ite</text:span><text:alphabetical-index-mark-end text:id="IMark56740440"/><text:alphabetical-index-mark-end text:id="IMark56513672"/><text:span text:style-name="T17">3.</text:span><text:bookmark-end text:name="__RefHeading___Toc957_76759228"/></text:h>
      <text:p text:style-name="P16"/>
      <text:p text:style-name="P16"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64087992"/><text:alphabetical-index-mark-start text:id="IMark73277496"/><text:alphabetical-index-mark-start text:id="IMark66153032"/><text:alphabetical-index-mark-start text:id="IMark73431512"/><text:alphabetical-index-mark-start text:id="IMark73829608"/><text:alphabetical-index-mark-start text:id="IMark78627496"/><text:alphabetical-index-mark-start text:id="IMark77754824"/><text:alphabetical-index-mark-start text:id="IMark73775032"/><text:alphabetical-index-mark-start text:id="IMark79097784"/><text:alphabetical-index-mark-start text:id="IMark66152360"/><text:alphabetical-index-mark-start text:id="IMark72881080"/><text:alphabetical-index-mark-start text:id="IMark80317192"/><text:alphabetical-index-mark-start text:id="IMark80319112"/><text:alphabetical-index-mark-start text:id="IMark77143704"/><text:alphabetical-index-mark-start text:id="IMark77145624"/><text:alphabetical-index-mark-start text:id="IMark75071880"/><text:alphabetical-index-mark-start text:id="IMark78812472"/><text:alphabetical-index-mark-start text:id="IMark79558984"/><text:alphabetical-index-mark-start text:id="IMark80312392"/><text:alphabetical-index-mark-start text:id="IMark80316232"/><text:alphabetical-index-mark-start text:id="IMark80310472"/><text:span text:style-name="T17">Sql</text:span><text:alphabetical-index-mark-end text:id="IMark80310472"/><text:alphabetical-index-mark-end text:id="IMark80316232"/><text:alphabetical-index-mark-end text:id="IMark80312392"/><text:alphabetical-index-mark-end text:id="IMark79558984"/><text:alphabetical-index-mark-end text:id="IMark78812472"/><text:alphabetical-index-mark-end text:id="IMark75071880"/><text:alphabetical-index-mark-end text:id="IMark77145624"/><text:alphabetical-index-mark-end text:id="IMark77143704"/><text:alphabetical-index-mark-end text:id="IMark80319112"/><text:alphabetical-index-mark-end text:id="IMark80317192"/><text:alphabetical-index-mark-end text:id="IMark72881080"/><text:alphabetical-index-mark-end text:id="IMark66152360"/><text:alphabetical-index-mark-end text:id="IMark79097784"/><text:alphabetical-index-mark-end text:id="IMark73775032"/><text:alphabetical-index-mark-end text:id="IMark77754824"/><text:alphabetical-index-mark-end text:id="IMark78627496"/><text:alphabetical-index-mark-end text:id="IMark73829608"/><text:alphabetical-index-mark-end text:id="IMark73431512"/><text:span text:style-name="T17">ite</text:span><text:alphabetical-index-mark-end text:id="IMark66153032"/><text:alphabetical-index-mark-end text:id="IMark73277496"/><text:alphabetical-index-mark-end text:id="IMark6408799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span text:style-name="T17">3 uses its own </text:span><text:alphabetical-index-mark-start text:id="IMark78529624"/><text:alphabetical-index-mark-start text:id="IMark64296328"/><text:alphabetical-index-mark-start text:id="IMark80318152"/><text:alphabetical-index-mark-start text:id="IMark56755208"/><text:alphabetical-index-mark-start text:id="IMark78990888"/><text:alphabetical-index-mark-start text:id="IMark79570696"/><text:alphabetical-index-mark-start text:id="IMark73764584"/><text:alphabetical-index-mark-start text:id="IMark75120888"/><text:alphabetical-index-mark-start text:id="IMark73020760"/><text:alphabetical-index-mark-start text:id="IMark73293384"/><text:alphabetical-index-mark-start text:id="IMark73844424"/><text:alphabetical-index-mark-start text:id="IMark74117000"/><text:alphabetical-index-mark-start text:id="IMark74947432"/><text:alphabetical-index-mark-start text:id="IMark74950616"/><text:alphabetical-index-mark-start text:id="IMark78253544"/><text:alphabetical-index-mark-start text:id="IMark74709928"/><text:alphabetical-index-mark-start text:id="IMark75067384"/><text:alphabetical-index-mark-start text:id="IMark78169656"/><text:span text:style-name="T17">SQL</text:span><text:alphabetical-index-mark-end text:id="IMark78169656"/><text:alphabetical-index-mark-end text:id="IMark75067384"/><text:alphabetical-index-mark-end text:id="IMark74709928"/><text:alphabetical-index-mark-end text:id="IMark78253544"/><text:alphabetical-index-mark-end text:id="IMark74950616"/><text:alphabetical-index-mark-end text:id="IMark74947432"/><text:alphabetical-index-mark-end text:id="IMark74117000"/><text:alphabetical-index-mark-end text:id="IMark73844424"/><text:alphabetical-index-mark-end text:id="IMark73293384"/><text:alphabetical-index-mark-end text:id="IMark73020760"/><text:alphabetical-index-mark-end text:id="IMark75120888"/><text:alphabetical-index-mark-end text:id="IMark73764584"/><text:alphabetical-index-mark-end text:id="IMark79570696"/><text:alphabetical-index-mark-end text:id="IMark78990888"/><text:alphabetical-index-mark-end text:id="IMark56755208"/><text:alphabetical-index-mark-end text:id="IMark80318152"/><text:alphabetical-index-mark-end text:id="IMark64296328"/><text:alphabetical-index-mark-end text:id="IMark78529624"/><text:span text:style-name="T17"> </text:span><text:alphabetical-index-mark-start text:id="IMark77328424"/><text:alphabetical-index-mark-start text:id="IMark74690040"/><text:alphabetical-index-mark-start text:id="IMark65133912"/><text:alphabetical-index-mark-start text:id="IMark64521320"/><text:alphabetical-index-mark-start text:id="IMark73339864"/><text:alphabetical-index-mark-start text:id="IMark64215560"/><text:alphabetical-index-mark-start text:id="IMark75081336"/><text:alphabetical-index-mark-start text:id="IMark79938696"/><text:alphabetical-index-mark-start text:id="IMark74723656"/><text:span text:style-name="T17">dialect</text:span><text:alphabetical-index-mark-end text:id="IMark74723656"/><text:alphabetical-index-mark-end text:id="IMark79938696"/><text:alphabetical-index-mark-end text:id="IMark75081336"/><text:alphabetical-index-mark-end text:id="IMark64215560"/><text:alphabetical-index-mark-end text:id="IMark73339864"/><text:alphabetical-index-mark-end text:id="IMark64521320"/><text:alphabetical-index-mark-end text:id="IMark65133912"/><text:alphabetical-index-mark-end text:id="IMark74690040"/><text:alphabetical-index-mark-end text:id="IMark77328424"/>. <text:span text:style-name="T17">This </text:span><text:alphabetical-index-mark-start text:id="IMark79776200"/><text:alphabetical-index-mark-start text:id="IMark73732440"/><text:alphabetical-index-mark-start text:id="IMark48640552"/>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span text:style-name="T17">program</text:span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<text:alphabetical-index-mark-end text:id="IMark48640552"/><text:alphabetical-index-mark-end text:id="IMark73732440"/><text:alphabetical-index-mark-end text:id="IMark79776200"/><text:span text:style-name="T17"> does not do anything with the </text:span><text:alphabetical-index-mark-start text:id="IMark75069848"/>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<text:span text:style-name="T17">code</text:span><text:alphabetical-index-mark-end text:id="IMark48635224"/><text:alphabetical-index-mark-end text:id="IMark80234456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alphabetical-index-mark-end text:id="IMark75069848"/><text:span text:style-name="T17"> passed to </text:span><text:alphabetical-index-mark-start text:id="IMark64436136"/><text:alphabetical-index-mark-start text:id="IMark80459368"/><text:alphabetical-index-mark-start text:id="IMark80148504"/><text:alphabetical-index-mark-start text:id="IMark79210936"/><text:alphabetical-index-mark-start text:id="IMark73738952"/><text:alphabetical-index-mark-start text:id="IMark74197560"/><text:alphabetical-index-mark-start text:id="IMark64509304"/><text:alphabetical-index-mark-start text:id="IMark74404184"/><text:alphabetical-index-mark-start text:id="IMark64186632"/><text:alphabetical-index-mark-start text:id="IMark74129656"/><text:alphabetical-index-mark-start text:id="IMark80508664"/><text:alphabetical-index-mark-start text:id="IMark57025224"/><text:alphabetical-index-mark-start text:id="IMark77108344"/><text:alphabetical-index-mark-start text:id="IMark77362840"/><text:alphabetical-index-mark-start text:id="IMark56513672"/><text:alphabetical-index-mark-start text:id="IMark56740440"/><text:alphabetical-index-mark-start text:id="IMark79456904"/><text:alphabetical-index-mark-start text:id="IMark80069960"/><text:alphabetical-index-mark-start text:id="IMark79698408"/><text:alphabetical-index-mark-start text:id="IMark80260392"/><text:alphabetical-index-mark-start text:id="IMark75085704"/><text:alphabetical-index-mark-start text:id="IMark75080376"/><text:alphabetical-index-mark-start text:id="IMark74215016"/><text:alphabetical-index-mark-start text:id="IMark74955272"/><text:alphabetical-index-mark-start text:id="IMark74957192"/><text:alphabetical-index-mark-start text:id="IMark77146584"/><text:alphabetical-index-mark-start text:id="IMark80132408"/><text:span text:style-name="T17">Sql</text:span><text:alphabetical-index-mark-end text:id="IMark80132408"/><text:alphabetical-index-mark-end text:id="IMark77146584"/><text:alphabetical-index-mark-end text:id="IMark74957192"/><text:alphabetical-index-mark-end text:id="IMark74955272"/><text:alphabetical-index-mark-end text:id="IMark74215016"/><text:alphabetical-index-mark-end text:id="IMark75080376"/><text:alphabetical-index-mark-end text:id="IMark75085704"/><text:alphabetical-index-mark-end text:id="IMark80260392"/><text:alphabetical-index-mark-end text:id="IMark79698408"/><text:alphabetical-index-mark-end text:id="IMark80069960"/><text:alphabetical-index-mark-end text:id="IMark79456904"/><text:alphabetical-index-mark-end text:id="IMark56740440"/><text:alphabetical-index-mark-end text:id="IMark56513672"/><text:alphabetical-index-mark-end text:id="IMark77362840"/><text:alphabetical-index-mark-end text:id="IMark77108344"/><text:alphabetical-index-mark-end text:id="IMark57025224"/><text:alphabetical-index-mark-end text:id="IMark80508664"/><text:alphabetical-index-mark-end text:id="IMark74129656"/><text:span text:style-name="T17">ite</text:span><text:alphabetical-index-mark-end text:id="IMark64186632"/><text:alphabetical-index-mark-end text:id="IMark74404184"/><text:alphabetical-index-mark-end text:id="IMark64509304"/><text:alphabetical-index-mark-end text:id="IMark74197560"/><text:alphabetical-index-mark-end text:id="IMark73738952"/><text:alphabetical-index-mark-end text:id="IMark79210936"/><text:alphabetical-index-mark-end text:id="IMark80148504"/><text:alphabetical-index-mark-end text:id="IMark80459368"/><text:alphabetical-index-mark-end text:id="IMark64436136"/><text:span text:style-name="T17">3; however you still need to pass adequate </text:span><text:alphabetical-index-mark-start text:id="IMark74920968"/><text:alphabetical-index-mark-start text:id="IMark80315272"/><text:alphabetical-index-mark-start text:id="IMark80136248"/><text:alphabetical-index-mark-start text:id="IMark74214056"/><text:alphabetical-index-mark-start text:id="IMark75084744"/><text:alphabetical-index-mark-start text:id="IMark79928152"/><text:alphabetical-index-mark-start text:id="IMark72770024"/><text:alphabetical-index-mark-start text:id="IMark72767016"/><text:alphabetical-index-mark-start text:id="IMark73861112"/><text:span text:style-name="T17">code</text:span><text:alphabetical-index-mark-end text:id="IMark73861112"/><text:alphabetical-index-mark-end text:id="IMark72767016"/><text:alphabetical-index-mark-end text:id="IMark72770024"/><text:alphabetical-index-mark-end text:id="IMark79928152"/><text:alphabetical-index-mark-end text:id="IMark75084744"/><text:alphabetical-index-mark-end text:id="IMark74214056"/><text:alphabetical-index-mark-end text:id="IMark80136248"/><text:alphabetical-index-mark-end text:id="IMark80315272"/><text:alphabetical-index-mark-end text:id="IMark74920968"/><text:span text:style-name="T17">. If it seems that </text:span><text:alphabetical-index-mark-start text:id="IMark74136200"/><text:alphabetical-index-mark-start text:id="IMark56748824"/><text:span text:style-name="T17">s</text:span><text:alphabetical-index-mark-start text:id="IMark77141848"/><text:alphabetical-index-mark-start text:id="IMark77185160"/><text:alphabetical-index-mark-start text:id="IMark74210840"/><text:alphabetical-index-mark-start text:id="IMark74207832"/><text:alphabetical-index-mark-start text:id="IMark80128776"/><text:alphabetical-index-mark-start text:id="IMark74975048"/><text:alphabetical-index-mark-start text:id="IMark74969032"/><text:alphabetical-index-mark-start text:id="IMark74914744"/><text:alphabetical-index-mark-start text:id="IMark79976904"/><text:alphabetical-index-mark-start text:id="IMark79929656"/><text:alphabetical-index-mark-start text:id="IMark75134248"/><text:alphabetical-index-mark-start text:id="IMark79921208"/><text:alphabetical-index-mark-start text:id="IMark79922440"/><text:alphabetical-index-mark-start text:id="IMark75135480"/><text:alphabetical-index-mark-start text:id="IMark72896456"/><text:alphabetical-index-mark-start text:id="IMark80284088"/><text:span text:style-name="T17">ql</text:span><text:alphabetical-index-mark-end text:id="IMark80284088"/><text:alphabetical-index-mark-end text:id="IMark72896456"/><text:alphabetical-index-mark-end text:id="IMark75135480"/><text:alphabetical-index-mark-end text:id="IMark79922440"/><text:alphabetical-index-mark-end text:id="IMark79921208"/><text:alphabetical-index-mark-end text:id="IMark75134248"/><text:alphabetical-index-mark-end text:id="IMark79929656"/><text:alphabetical-index-mark-end text:id="IMark79976904"/><text:alphabetical-index-mark-end text:id="IMark74914744"/><text:alphabetical-index-mark-end text:id="IMark74969032"/><text:alphabetical-index-mark-end text:id="IMark74975048"/><text:alphabetical-index-mark-end text:id="IMark80128776"/><text:alphabetical-index-mark-end text:id="IMark74207832"/><text:alphabetical-index-mark-end text:id="IMark74210840"/><text:alphabetical-index-mark-end text:id="IMark77185160"/><text:alphabetical-index-mark-end text:id="IMark77141848"/><text:alphabetical-index-mark-end text:id="IMark56748824"/><text:alphabetical-index-mark-end text:id="IMark74136200"/><text:span text:style-name="T17">p does nothing when you are attempting to use it, the most likely reason is that your </text:span><text:alphabetical-index-mark-start text:id="IMark78156136"/><text:alphabetical-index-mark-start text:id="IMark78157400"/><text:alphabetical-index-mark-start text:id="IMark78158728"/><text:alphabetical-index-mark-start text:id="IMark78160056"/><text:alphabetical-index-mark-start text:id="IMark78161384"/><text:alphabetical-index-mark-start text:id="IMark78162712"/><text:alphabetical-index-mark-start text:id="IMark78164040"/><text:alphabetical-index-mark-start text:id="IMark78165368"/><text:alphabetical-index-mark-start text:id="IMark78166696"/><text:alphabetical-index-mark-start text:id="IMark78168024"/><text:alphabetical-index-mark-start text:id="IMark73894584"/><text:alphabetical-index-mark-start text:id="IMark73895912"/><text:alphabetical-index-mark-start text:id="IMark73897240"/><text:alphabetical-index-mark-start text:id="IMark73898568"/><text:alphabetical-index-mark-start text:id="IMark73899896"/><text:alphabetical-index-mark-start text:id="IMark73901256"/><text:span text:style-name="T17">SQL</text:span><text:alphabetical-index-mark-end text:id="IMark73901256"/><text:alphabetical-index-mark-end text:id="IMark73899896"/><text:alphabetical-index-mark-end text:id="IMark73898568"/><text:alphabetical-index-mark-end text:id="IMark73897240"/><text:alphabetical-index-mark-end text:id="IMark73895912"/><text:alphabetical-index-mark-end text:id="IMark73894584"/><text:alphabetical-index-mark-end text:id="IMark78168024"/><text:alphabetical-index-mark-end text:id="IMark78166696"/><text:alphabetical-index-mark-end text:id="IMark78165368"/><text:alphabetical-index-mark-end text:id="IMark78164040"/><text:alphabetical-index-mark-end text:id="IMark78162712"/><text:alphabetical-index-mark-end text:id="IMark78161384"/><text:alphabetical-index-mark-end text:id="IMark78160056"/><text:alphabetical-index-mark-end text:id="IMark78158728"/><text:alphabetical-index-mark-end text:id="IMark78157400"/><text:alphabetical-index-mark-end text:id="IMark78156136"/><text:span text:style-name="T17"> has an error, as understood by </text:span><text:alphabetical-index-mark-start text:id="IMark77037032"/><text:alphabetical-index-mark-start text:id="IMark77038360"/><text:alphabetical-index-mark-start text:id="IMark77039688"/><text:alphabetical-index-mark-start text:id="IMark77041016"/><text:alphabetical-index-mark-start text:id="IMark77042344"/><text:alphabetical-index-mark-start text:id="IMark77043672"/><text:alphabetical-index-mark-start text:id="IMark77045000"/><text:alphabetical-index-mark-start text:id="IMark77046328"/><text:alphabetical-index-mark-start text:id="IMark77047688"/><text:alphabetical-index-mark-start text:id="IMark77049016"/><text:alphabetical-index-mark-start text:id="IMark77050344"/><text:alphabetical-index-mark-start text:id="IMark77051672"/><text:alphabetical-index-mark-start text:id="IMark77053000"/><text:alphabetical-index-mark-start text:id="IMark77054328"/><text:alphabetical-index-mark-start text:id="IMark77056184"/><text:alphabetical-index-mark-start text:id="IMark77057512"/><text:alphabetical-index-mark-start text:id="IMark78179864"/><text:alphabetical-index-mark-start text:id="IMark78181192"/><text:alphabetical-index-mark-start text:id="IMark78182520"/><text:alphabetical-index-mark-start text:id="IMark78183848"/><text:alphabetical-index-mark-start text:id="IMark78185176"/><text:alphabetical-index-mark-start text:id="IMark78186504"/><text:alphabetical-index-mark-start text:id="IMark78187832"/><text:alphabetical-index-mark-start text:id="IMark78189192"/><text:span text:style-name="T17">Sql</text:span><text:alphabetical-index-mark-end text:id="IMark78189192"/><text:alphabetical-index-mark-end text:id="IMark78187832"/><text:alphabetical-index-mark-end text:id="IMark78186504"/><text:alphabetical-index-mark-end text:id="IMark78185176"/><text:alphabetical-index-mark-end text:id="IMark78183848"/><text:alphabetical-index-mark-end text:id="IMark78182520"/><text:alphabetical-index-mark-end text:id="IMark78181192"/><text:alphabetical-index-mark-end text:id="IMark78179864"/><text:alphabetical-index-mark-end text:id="IMark77057512"/><text:alphabetical-index-mark-end text:id="IMark77056184"/><text:alphabetical-index-mark-end text:id="IMark77054328"/><text:alphabetical-index-mark-end text:id="IMark77053000"/><text:alphabetical-index-mark-end text:id="IMark77051672"/><text:alphabetical-index-mark-end text:id="IMark77050344"/><text:alphabetical-index-mark-end text:id="IMark77049016"/><text:alphabetical-index-mark-end text:id="IMark77047688"/><text:span text:style-name="T17">ite</text:span><text:alphabetical-index-mark-end text:id="IMark77046328"/><text:alphabetical-index-mark-end text:id="IMark77045000"/><text:alphabetical-index-mark-end text:id="IMark77043672"/><text:alphabetical-index-mark-end text:id="IMark77042344"/><text:alphabetical-index-mark-end text:id="IMark77041016"/><text:alphabetical-index-mark-end text:id="IMark77039688"/><text:alphabetical-index-mark-end text:id="IMark77038360"/><text:alphabetical-index-mark-end text:id="IMark77037032"/><text:span text:style-name="T17">3. In that case:</text:span></text:p>
      <text:p text:style-name="P16"><text:soft-page-break/></text:p>
      <text:p text:style-name="P16"/>
      <text:p text:style-name="P50"><text:span text:style-name="T11">2.3.1.1.</text:span> Check that your <text:alphabetical-index-mark-start text:id="IMark80319112"/><text:alphabetical-index-mark-start text:id="IMark77143704"/><text:alphabetical-index-mark-start text:id="IMark77145624"/><text:alphabetical-index-mark-start text:id="IMark75071880"/><text:alphabetical-index-mark-start text:id="IMark78812472"/><text:alphabetical-index-mark-start text:id="IMark79558984"/><text:alphabetical-index-mark-start text:id="IMark80312392"/><text:alphabetical-index-mark-start text:id="IMark80316232"/><text:alphabetical-index-mark-start text:id="IMark80310472"/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64087992"/>SQL<text:alphabetical-index-mark-end text:id="IMark6408799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alphabetical-index-mark-end text:id="IMark80310472"/><text:alphabetical-index-mark-end text:id="IMark80316232"/><text:alphabetical-index-mark-end text:id="IMark80312392"/><text:alphabetical-index-mark-end text:id="IMark79558984"/><text:alphabetical-index-mark-end text:id="IMark78812472"/><text:alphabetical-index-mark-end text:id="IMark75071880"/><text:alphabetical-index-mark-end text:id="IMark77145624"/><text:alphabetical-index-mark-end text:id="IMark77143704"/><text:alphabetical-index-mark-end text:id="IMark80319112"/> is syntacti<text:alphabetical-index-mark-start text:id="IMark73277496"/><text:alphabetical-index-mark-start text:id="IMark66153032"/><text:alphabetical-index-mark-start text:id="IMark78529624"/><text:alphabetical-index-mark-start text:id="IMark64296328"/><text:alphabetical-index-mark-start text:id="IMark80318152"/><text:alphabetical-index-mark-start text:id="IMark56755208"/><text:alphabetical-index-mark-start text:id="IMark78990888"/><text:alphabetical-index-mark-start text:id="IMark79570696"/>call<text:alphabetical-index-mark-end text:id="IMark79570696"/><text:alphabetical-index-mark-end text:id="IMark78990888"/><text:alphabetical-index-mark-end text:id="IMark56755208"/><text:alphabetical-index-mark-end text:id="IMark80318152"/><text:alphabetical-index-mark-end text:id="IMark64296328"/><text:alphabetical-index-mark-end text:id="IMark78529624"/><text:alphabetical-index-mark-end text:id="IMark66153032"/><text:alphabetical-index-mark-end text:id="IMark73277496"/>y correct, according to <text:alphabetical-index-mark-start text:id="IMark73764584"/><text:alphabetical-index-mark-start text:id="IMark75120888"/><text:alphabetical-index-mark-start text:id="IMark73020760"/><text:alphabetical-index-mark-start text:id="IMark73293384"/><text:alphabetical-index-mark-start text:id="IMark73844424"/><text:alphabetical-index-mark-start text:id="IMark74117000"/><text:alphabetical-index-mark-start text:id="IMark74947432"/><text:alphabetical-index-mark-start text:id="IMark74950616"/><text:alphabetical-index-mark-start text:id="IMark78253544"/><text:alphabetical-index-mark-start text:id="IMark74709928"/><text:alphabetical-index-mark-start text:id="IMark75067384"/><text:alphabetical-index-mark-start text:id="IMark78169656"/><text:alphabetical-index-mark-start text:id="IMark77328424"/><text:alphabetical-index-mark-start text:id="IMark74690040"/><text:alphabetical-index-mark-start text:id="IMark65133912"/><text:alphabetical-index-mark-start text:id="IMark64521320"/><text:alphabetical-index-mark-start text:id="IMark73339864"/><text:alphabetical-index-mark-start text:id="IMark64215560"/><text:alphabetical-index-mark-start text:id="IMark75081336"/><text:alphabetical-index-mark-start text:id="IMark79938696"/><text:alphabetical-index-mark-start text:id="IMark74723656"/><text:alphabetical-index-mark-start text:id="IMark79776200"/><text:alphabetical-index-mark-start text:id="IMark73732440"/><text:alphabetical-index-mark-start text:id="IMark48640552"/>Sql<text:alphabetical-index-mark-end text:id="IMark48640552"/><text:alphabetical-index-mark-end text:id="IMark73732440"/><text:alphabetical-index-mark-end text:id="IMark79776200"/><text:alphabetical-index-mark-end text:id="IMark74723656"/><text:alphabetical-index-mark-end text:id="IMark79938696"/><text:alphabetical-index-mark-end text:id="IMark75081336"/><text:alphabetical-index-mark-end text:id="IMark64215560"/><text:alphabetical-index-mark-end text:id="IMark73339864"/><text:alphabetical-index-mark-end text:id="IMark64521320"/><text:alphabetical-index-mark-end text:id="IMark65133912"/><text:alphabetical-index-mark-end text:id="IMark74690040"/><text:alphabetical-index-mark-end text:id="IMark77328424"/><text:alphabetical-index-mark-end text:id="IMark78169656"/><text:alphabetical-index-mark-end text:id="IMark75067384"/><text:alphabetical-index-mark-end text:id="IMark74709928"/><text:alphabetical-index-mark-end text:id="IMark78253544"/>ite<text:alphabetical-index-mark-end text:id="IMark74950616"/><text:alphabetical-index-mark-end text:id="IMark74947432"/><text:alphabetical-index-mark-end text:id="IMark74117000"/><text:alphabetical-index-mark-end text:id="IMark73844424"/><text:alphabetical-index-mark-end text:id="IMark73293384"/><text:alphabetical-index-mark-end text:id="IMark73020760"/><text:alphabetical-index-mark-end text:id="IMark75120888"/><text:alphabetical-index-mark-end text:id="IMark73764584"/>3. 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3431512"/><text:alphabetical-index-mark-start text:id="IMark75069848"/>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SQL<text:alphabetical-index-mark-end text:id="IMark48635224"/><text:alphabetical-index-mark-end text:id="IMark80234456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alphabetical-index-mark-end text:id="IMark75069848"/><text:alphabetical-index-mark-end text:id="IMark73431512"/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 <text:alphabetical-index-mark-start text:id="IMark74129656"/><text:alphabetical-index-mark-start text:id="IMark80508664"/><text:alphabetical-index-mark-start text:id="IMark57025224"/><text:alphabetical-index-mark-start text:id="IMark77108344"/><text:alphabetical-index-mark-start text:id="IMark77362840"/><text:alphabetical-index-mark-start text:id="IMark56513672"/><text:alphabetical-index-mark-start text:id="IMark56740440"/><text:alphabetical-index-mark-start text:id="IMark79456904"/>code<text:alphabetical-index-mark-end text:id="IMark79456904"/><text:alphabetical-index-mark-end text:id="IMark56740440"/><text:alphabetical-index-mark-end text:id="IMark56513672"/><text:alphabetical-index-mark-end text:id="IMark77362840"/><text:alphabetical-index-mark-end text:id="IMark77108344"/><text:alphabetical-index-mark-end text:id="IMark57025224"/><text:alphabetical-index-mark-end text:id="IMark80508664"/><text:alphabetical-index-mark-end text:id="IMark74129656"/> can be tricky, especially in the case of complex <text:alphabetical-index-mark-start text:id="IMark80069960"/><text:alphabetical-index-mark-start text:id="IMark79698408"/><text:alphabetical-index-mark-start text:id="IMark80260392"/><text:alphabetical-index-mark-start text:id="IMark75085704"/><text:alphabetical-index-mark-start text:id="IMark75080376"/><text:alphabetical-index-mark-start text:id="IMark74215016"/><text:alphabetical-index-mark-start text:id="IMark74955272"/><text:alphabetical-index-mark-start text:id="IMark74957192"/>queries<text:alphabetical-index-mark-end text:id="IMark74957192"/><text:alphabetical-index-mark-end text:id="IMark74955272"/><text:alphabetical-index-mark-end text:id="IMark74215016"/><text:alphabetical-index-mark-end text:id="IMark75080376"/><text:alphabetical-index-mark-end text:id="IMark75085704"/><text:alphabetical-index-mark-end text:id="IMark80260392"/><text:alphabetical-index-mark-end text:id="IMark79698408"/><text:alphabetical-index-mark-end text:id="IMark80069960"/>.</text:p>
      <text:p text:style-name="P50"/>
      <text:p text:style-name="P50"/>
      <text:p text:style-name="P50"><text:span text:style-name="T11">2.3.1.2.</text:span> Check that you did not include any commented text, blank lines or odd <text:alphabetical-index-mark-start text:id="IMark73738952"/><text:alphabetical-index-mark-start text:id="IMark74197560"/><text:alphabetical-index-mark-start text:id="IMark64509304"/><text:alphabetical-index-mark-start text:id="IMark74404184"/><text:alphabetical-index-mark-start text:id="IMark64186632"/><text:alphabetical-index-mark-start text:id="IMark74920968"/><text:alphabetical-index-mark-start text:id="IMark80315272"/><text:alphabetical-index-mark-start text:id="IMark80136248"/>character<text:alphabetical-index-mark-end text:id="IMark80136248"/><text:alphabetical-index-mark-end text:id="IMark80315272"/><text:alphabetical-index-mark-end text:id="IMark74920968"/><text:alphabetical-index-mark-end text:id="IMark64186632"/><text:alphabetical-index-mark-end text:id="IMark74404184"/><text:alphabetical-index-mark-end text:id="IMark64509304"/><text:alphabetical-index-mark-end text:id="IMark74197560"/><text:alphabetical-index-mark-end text:id="IMark73738952"/>s.</text:p>
      <text:p text:style-name="P50"/>
      <text:p text:style-name="P50"/>
      <text:p text:style-name="P50"><text:span text:style-name="T11">2.3.1.3.</text:span> In the case of <text:alphabetical-index-mark-start text:id="IMark66152360"/><text:alphabetical-index-mark-start text:id="IMark79097784"/><text:alphabetical-index-mark-start text:id="IMark80317192"/>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74921928"/>composite<text:alphabetical-index-mark-end text:id="IMark74921928"/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80317192"/><text:alphabetical-index-mark-end text:id="IMark79097784"/><text:alphabetical-index-mark-end text:id="IMark66152360"/> 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80133368"/><text:alphabetical-index-mark-start text:id="IMark78837656"/><text:alphabetical-index-mark-start text:id="IMark77146584"/>queries<text:alphabetical-index-mark-end text:id="IMark77146584"/>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 and <text:alphabetical-index-mark-start text:id="IMark79698408"/><text:alphabetical-index-mark-start text:id="IMark80069960"/><text:alphabetical-index-mark-start text:id="IMark80260392"/><text:alphabetical-index-mark-start text:id="IMark75085704"/><text:alphabetical-index-mark-start text:id="IMark75080376"/><text:alphabetical-index-mark-start text:id="IMark74215016"/><text:alphabetical-index-mark-start text:id="IMark74955272"/><text:alphabetical-index-mark-start text:id="IMark74957192"/>.<text:alphabetical-index-mark-start text:id="IMark74129656"/><text:alphabetical-index-mark-start text:id="IMark80508664"/><text:alphabetical-index-mark-start text:id="IMark57025224"/><text:alphabetical-index-mark-start text:id="IMark77108344"/><text:alphabetical-index-mark-start text:id="IMark77362840"/><text:alphabetical-index-mark-start text:id="IMark56513672"/><text:alphabetical-index-mark-start text:id="IMark56740440"/><text:alphabetical-index-mark-start text:id="IMark79456904"/>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3431512"/><text:alphabetical-index-mark-start text:id="IMark75069848"/>sql<text:alphabetical-index-mark-end text:id="IMark75069848"/><text:alphabetical-index-mark-end text:id="IMark73431512"/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<text:alphabetical-index-mark-end text:id="IMark79456904"/><text:alphabetical-index-mark-end text:id="IMark56740440"/><text:alphabetical-index-mark-end text:id="IMark56513672"/><text:alphabetical-index-mark-end text:id="IMark77362840"/><text:alphabetical-index-mark-end text:id="IMark77108344"/><text:alphabetical-index-mark-end text:id="IMark57025224"/><text:alphabetical-index-mark-end text:id="IMark80508664"/><text:alphabetical-index-mark-end text:id="IMark74129656"/><text:alphabetical-index-mark-end text:id="IMark74957192"/><text:alphabetical-index-mark-end text:id="IMark74955272"/><text:alphabetical-index-mark-end text:id="IMark74215016"/><text:alphabetical-index-mark-end text:id="IMark75080376"/><text:alphabetical-index-mark-end text:id="IMark75085704"/><text:alphabetical-index-mark-end text:id="IMark80260392"/><text:alphabetical-index-mark-end text:id="IMark80069960"/><text:alphabetical-index-mark-end text:id="IMark79698408"/> 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file<text:alphabetical-index-mark-end text:id="IMark48635224"/><text:alphabetical-index-mark-end text:id="IMark80234456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s, check that you have placed a “;” between each <text:alphabetical-index-mark-start text:id="IMark73764584"/><text:alphabetical-index-mark-start text:id="IMark75120888"/><text:alphabetical-index-mark-start text:id="IMark73020760"/><text:alphabetical-index-mark-start text:id="IMark73293384"/><text:alphabetical-index-mark-start text:id="IMark73844424"/><text:alphabetical-index-mark-start text:id="IMark74117000"/><text:alphabetical-index-mark-start text:id="IMark74947432"/><text:alphabetical-index-mark-start text:id="IMark74950616"/>query<text:alphabetical-index-mark-end text:id="IMark74950616"/><text:alphabetical-index-mark-end text:id="IMark74947432"/><text:alphabetical-index-mark-end text:id="IMark74117000"/><text:alphabetical-index-mark-end text:id="IMark73844424"/><text:alphabetical-index-mark-end text:id="IMark73293384"/><text:alphabetical-index-mark-end text:id="IMark73020760"/><text:alphabetical-index-mark-end text:id="IMark75120888"/><text:alphabetical-index-mark-end text:id="IMark73764584"/> and at the end of the last one.</text:p>
      <text:p text:style-name="P50"/>
      <text:p text:style-name="P50"/>
      <text:p text:style-name="P50"><text:span text:style-name="T11">2.3.1.4.</text:span> Test each <text:alphabetical-index-mark-start text:id="IMark65133912"/><text:alphabetical-index-mark-start text:id="IMark64521320"/><text:alphabetical-index-mark-start text:id="IMark73339864"/><text:alphabetical-index-mark-start text:id="IMark64215560"/><text:alphabetical-index-mark-start text:id="IMark75081336"/><text:alphabetical-index-mark-start text:id="IMark79938696"/><text:alphabetical-index-mark-start text:id="IMark74723656"/><text:alphabetical-index-mark-start text:id="IMark79776200"/>query<text:alphabetical-index-mark-end text:id="IMark79776200"/><text:alphabetical-index-mark-end text:id="IMark74723656"/><text:alphabetical-index-mark-end text:id="IMark79938696"/><text:alphabetical-index-mark-end text:id="IMark75081336"/><text:alphabetical-index-mark-end text:id="IMark64215560"/><text:alphabetical-index-mark-end text:id="IMark73339864"/><text:alphabetical-index-mark-end text:id="IMark64521320"/><text:alphabetical-index-mark-end text:id="IMark65133912"/> on its own before building <text:alphabetical-index-mark-start text:id="IMark73732440"/><text:alphabetical-index-mark-start text:id="IMark48640552"/><text:alphabetical-index-mark-start text:id="IMark73277496"/><text:alphabetical-index-mark-start text:id="IMark66153032"/><text:alphabetical-index-mark-start text:id="IMark78529624"/><text:alphabetical-index-mark-start text:id="IMark64296328"/><text:alphabetical-index-mark-start text:id="IMark80318152"/><text:alphabetical-index-mark-start text:id="IMark56755208"/>composite<text:alphabetical-index-mark-end text:id="IMark56755208"/><text:alphabetical-index-mark-end text:id="IMark80318152"/><text:alphabetical-index-mark-end text:id="IMark64296328"/><text:alphabetical-index-mark-end text:id="IMark78529624"/><text:alphabetical-index-mark-end text:id="IMark66153032"/><text:alphabetical-index-mark-end text:id="IMark73277496"/><text:alphabetical-index-mark-end text:id="IMark48640552"/><text:alphabetical-index-mark-end text:id="IMark73732440"/> <text:alphabetical-index-mark-start text:id="IMark78990888"/><text:alphabetical-index-mark-start text:id="IMark79570696"/><text:alphabetical-index-mark-start text:id="IMark80319112"/><text:alphabetical-index-mark-start text:id="IMark77143704"/><text:alphabetical-index-mark-start text:id="IMark77145624"/><text:alphabetical-index-mark-start text:id="IMark75071880"/><text:alphabetical-index-mark-start text:id="IMark78812472"/><text:alphabetical-index-mark-start text:id="IMark79558984"/>queries<text:alphabetical-index-mark-end text:id="IMark79558984"/><text:alphabetical-index-mark-end text:id="IMark78812472"/><text:alphabetical-index-mark-end text:id="IMark75071880"/><text:alphabetical-index-mark-end text:id="IMark77145624"/><text:alphabetical-index-mark-end text:id="IMark77143704"/><text:alphabetical-index-mark-end text:id="IMark80319112"/><text:alphabetical-index-mark-end text:id="IMark79570696"/><text:alphabetical-index-mark-end text:id="IMark78990888"/> or <text:alphabetical-index-mark-start text:id="IMark80312392"/><text:alphabetical-index-mark-start text:id="IMark80316232"/><text:alphabetical-index-mark-start text:id="IMark80310472"/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.<text:alphabetical-index-mark-start text:id="IMark64229000"/><text:alphabetical-index-mark-start text:id="IMark64087992"/><text:alphabetical-index-mark-start text:id="IMark80132408"/><text:alphabetical-index-mark-start text:id="IMark80459368"/><text:alphabetical-index-mark-start text:id="IMark64436136"/><text:alphabetical-index-mark-start text:id="IMark79210936"/><text:alphabetical-index-mark-start text:id="IMark80148504"/><text:alphabetical-index-mark-start text:id="IMark74956232"/><text:alphabetical-index-mark-start text:id="IMark77195672"/><text:alphabetical-index-mark-start text:id="IMark77144664"/><text:alphabetical-index-mark-start text:id="IMark80131448"/><text:alphabetical-index-mark-start text:id="IMark74953352"/><text:alphabetical-index-mark-start text:id="IMark77095432"/><text:alphabetical-index-mark-start text:id="IMark74214056"/><text:alphabetical-index-mark-start text:id="IMark74197560"/><text:alphabetical-index-mark-start text:id="IMark73738952"/>sql<text:alphabetical-index-mark-end text:id="IMark73738952"/><text:alphabetical-index-mark-end text:id="IMark74197560"/><text:alphabetical-index-mark-end text:id="IMark74214056"/><text:alphabetical-index-mark-end text:id="IMark77095432"/><text:alphabetical-index-mark-end text:id="IMark74953352"/><text:alphabetical-index-mark-end text:id="IMark80131448"/><text:alphabetical-index-mark-end text:id="IMark77144664"/><text:alphabetical-index-mark-end text:id="IMark77195672"/><text:alphabetical-index-mark-end text:id="IMark74956232"/><text:alphabetical-index-mark-end text:id="IMark80148504"/><text:alphabetical-index-mark-end text:id="IMark79210936"/><text:alphabetical-index-mark-end text:id="IMark64436136"/><text:alphabetical-index-mark-end text:id="IMark80459368"/><text:alphabetical-index-mark-end text:id="IMark80132408"/><text:alphabetical-index-mark-end text:id="IMark6408799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alphabetical-index-mark-end text:id="IMark80310472"/><text:alphabetical-index-mark-end text:id="IMark80316232"/><text:alphabetical-index-mark-end text:id="IMark80312392"/> <text:alphabetical-index-mark-start text:id="IMark64509304"/><text:alphabetical-index-mark-start text:id="IMark74404184"/><text:alphabetical-index-mark-start text:id="IMark64186632"/><text:alphabetical-index-mark-start text:id="IMark74920968"/><text:alphabetical-index-mark-start text:id="IMark80315272"/><text:alphabetical-index-mark-start text:id="IMark80136248"/><text:alphabetical-index-mark-start text:id="IMark75084744"/><text:alphabetical-index-mark-start text:id="IMark74143304"/>file<text:alphabetical-index-mark-end text:id="IMark74143304"/><text:alphabetical-index-mark-end text:id="IMark75084744"/><text:alphabetical-index-mark-end text:id="IMark80136248"/><text:alphabetical-index-mark-end text:id="IMark80315272"/><text:alphabetical-index-mark-end text:id="IMark74920968"/><text:alphabetical-index-mark-end text:id="IMark64186632"/><text:alphabetical-index-mark-end text:id="IMark74404184"/><text:alphabetical-index-mark-end text:id="IMark64509304"/>s.</text:p>
      <text:p text:style-name="P16"/>
      <text:p text:style-name="P16"/>
      <text:h text:style-name="Heading_20_3" text:outline-level="3"><text:bookmark-start text:name="__RefHeading___Toc959_76759228"/>2.3.2. <text:span text:style-name="T17">Retrieval of </text:span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4117000"/><text:alphabetical-index-mark-start text:id="IMark74947432"/><text:span text:style-name="T17">query</text:span><text:alphabetical-index-mark-end text:id="IMark74947432"/><text:alphabetical-index-mark-end text:id="IMark74117000"/>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span text:style-name="T17"> </text:span><text:alphabetical-index-mark-start text:id="IMark74950616"/>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<text:alphabetical-index-mark-start text:id="IMark79698408"/><text:alphabetical-index-mark-start text:id="IMark80069960"/><text:alphabetical-index-mark-start text:id="IMark80260392"/><text:alphabetical-index-mark-start text:id="IMark75085704"/><text:alphabetical-index-mark-start text:id="IMark75080376"/><text:alphabetical-index-mark-start text:id="IMark74215016"/><text:alphabetical-index-mark-start text:id="IMark74955272"/><text:alphabetical-index-mark-start text:id="IMark74957192"/><text:alphabetical-index-mark-start text:id="IMark74129656"/><text:span text:style-name="T17">result</text:span><text:alphabetical-index-mark-end text:id="IMark74129656"/><text:alphabetical-index-mark-end text:id="IMark74957192"/><text:alphabetical-index-mark-end text:id="IMark74955272"/><text:alphabetical-index-mark-end text:id="IMark74215016"/><text:alphabetical-index-mark-end text:id="IMark75080376"/><text:alphabetical-index-mark-end text:id="IMark75085704"/><text:alphabetical-index-mark-end text:id="IMark80260392"/><text:alphabetical-index-mark-end text:id="IMark80069960"/><text:alphabetical-index-mark-end text:id="IMark79698408"/><text:span text:style-name="T17">s</text:span><text:alphabetical-index-mark-end text:id="IMark48635224"/><text:alphabetical-index-mark-end text:id="IMark80234456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alphabetical-index-mark-end text:id="IMark74950616"/><text:span text:style-name="T17">.</text:span><text:bookmark-end text:name="__RefHeading___Toc959_76759228"/></text:h>
      <text:p text:style-name="P16"/>
      <text:p text:style-name="P17"><text:span text:style-name="T17">Some </text:span><text:alphabetical-index-mark-start text:id="IMark56513672"/><text:alphabetical-index-mark-start text:id="IMark56740440"/><text:alphabetical-index-mark-start text:id="IMark79456904"/>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span text:style-name="T17">queries</text:span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<text:alphabetical-index-mark-end text:id="IMark79456904"/><text:alphabetical-index-mark-end text:id="IMark56740440"/><text:alphabetical-index-mark-end text:id="IMark56513672"/><text:span text:style-name="T17"> </text:span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80133368"/><text:alphabetical-index-mark-start text:id="IMark78837656"/><text:span text:style-name="T17">return</text:span>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<text:span text:style-name="T17"> </text:span><text:alphabetical-index-mark-start text:id="IMark77146584"/><text:alphabetical-index-mark-start text:id="IMark66152360"/><text:alphabetical-index-mark-start text:id="IMark79097784"/><text:alphabetical-index-mark-start text:id="IMark80317192"/>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74921928"/><text:alphabetical-index-mark-start text:id="IMark74709928"/><text:alphabetical-index-mark-start text:id="IMark78169656"/><text:alphabetical-index-mark-start text:id="IMark75067384"/><text:alphabetical-index-mark-start text:id="IMark74690040"/><text:alphabetical-index-mark-start text:id="IMark77328424"/><text:alphabetical-index-mark-start text:id="IMark78913416"/><text:alphabetical-index-mark-start text:id="IMark78914376"/><text:alphabetical-index-mark-start text:id="IMark77098312"/><text:alphabetical-index-mark-start text:id="IMark78627496"/><text:span text:style-name="T17">result</text:span><text:alphabetical-index-mark-end text:id="IMark78627496"/><text:alphabetical-index-mark-end text:id="IMark77098312"/><text:alphabetical-index-mark-end text:id="IMark78914376"/><text:alphabetical-index-mark-end text:id="IMark78913416"/><text:alphabetical-index-mark-end text:id="IMark77328424"/><text:alphabetical-index-mark-end text:id="IMark74690040"/><text:alphabetical-index-mark-end text:id="IMark75067384"/><text:alphabetical-index-mark-end text:id="IMark78169656"/><text:alphabetical-index-mark-end text:id="IMark74709928"/><text:span text:style-name="T17">s</text:span><text:alphabetical-index-mark-end text:id="IMark74921928"/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80317192"/><text:alphabetical-index-mark-end text:id="IMark79097784"/><text:alphabetical-index-mark-end text:id="IMark66152360"/><text:alphabetical-index-mark-end text:id="IMark77146584"/><text:span text:style-name="T17">, while others do not. A </text:span><text:alphabetical-index-mark-start text:id="IMark74404184"/><text:alphabetical-index-mark-start text:id="IMark64509304"/><text:alphabetical-index-mark-start text:id="IMark64186632"/><text:alphabetical-index-mark-start text:id="IMark74920968"/><text:alphabetical-index-mark-start text:id="IMark80315272"/><text:alphabetical-index-mark-start text:id="IMark80136248"/><text:alphabetical-index-mark-start text:id="IMark75084744"/><text:alphabetical-index-mark-start text:id="IMark74143304"/><text:alphabetical-index-mark-start text:id="IMark80312392"/><text:span text:style-name="T17">SELECT</text:span><text:alphabetical-index-mark-end text:id="IMark80312392"/><text:alphabetical-index-mark-end text:id="IMark74143304"/><text:alphabetical-index-mark-end text:id="IMark75084744"/><text:alphabetical-index-mark-end text:id="IMark80136248"/><text:alphabetical-index-mark-end text:id="IMark80315272"/><text:alphabetical-index-mark-end text:id="IMark74920968"/><text:alphabetical-index-mark-end text:id="IMark64186632"/><text:alphabetical-index-mark-end text:id="IMark64509304"/><text:alphabetical-index-mark-end text:id="IMark74404184"/><text:span text:style-name="T17"> produces essentially a </text:span><text:alphabetical-index-mark-start text:id="IMark80316232"/><text:alphabetical-index-mark-start text:id="IMark80310472"/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64087992"/><text:span text:style-name="T17">select</text:span><text:alphabetical-index-mark-end text:id="IMark6408799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alphabetical-index-mark-end text:id="IMark80310472"/><text:alphabetical-index-mark-end text:id="IMark80316232"/><text:span text:style-name="T17">ion or </text:span><text:alphabetical-index-mark-start text:id="IMark80132408"/><text:alphabetical-index-mark-start text:id="IMark80459368"/><text:alphabetical-index-mark-start text:id="IMark64436136"/><text:alphabetical-index-mark-start text:id="IMark79210936"/><text:alphabetical-index-mark-start text:id="IMark80148504"/><text:alphabetical-index-mark-start text:id="IMark74956232"/><text:alphabetical-index-mark-start text:id="IMark77195672"/><text:alphabetical-index-mark-start text:id="IMark77144664"/><text:alphabetical-index-mark-start text:id="IMark80131448"/><text:span text:style-name="T17">listing</text:span><text:alphabetical-index-mark-end text:id="IMark80131448"/><text:alphabetical-index-mark-end text:id="IMark77144664"/><text:alphabetical-index-mark-end text:id="IMark77195672"/><text:alphabetical-index-mark-end text:id="IMark74956232"/><text:alphabetical-index-mark-end text:id="IMark80148504"/><text:alphabetical-index-mark-end text:id="IMark79210936"/><text:alphabetical-index-mark-end text:id="IMark64436136"/><text:alphabetical-index-mark-end text:id="IMark80459368"/><text:alphabetical-index-mark-end text:id="IMark80132408"/><text:span text:style-name="T17">, while an </text:span><text:alphabetical-index-mark-start text:id="IMark74953352"/><text:alphabetical-index-mark-start text:id="IMark77095432"/><text:alphabetical-index-mark-start text:id="IMark74214056"/><text:alphabetical-index-mark-start text:id="IMark74197560"/><text:alphabetical-index-mark-start text:id="IMark73738952"/><text:alphabetical-index-mark-start text:id="IMark78990888"/><text:alphabetical-index-mark-start text:id="IMark79570696"/><text:alphabetical-index-mark-start text:id="IMark80319112"/><text:alphabetical-index-mark-start text:id="IMark77143704"/><text:span text:style-name="T17">INSERT</text:span><text:alphabetical-index-mark-end text:id="IMark77143704"/><text:alphabetical-index-mark-end text:id="IMark80319112"/><text:alphabetical-index-mark-end text:id="IMark79570696"/><text:alphabetical-index-mark-end text:id="IMark78990888"/><text:alphabetical-index-mark-end text:id="IMark73738952"/><text:alphabetical-index-mark-end text:id="IMark74197560"/><text:alphabetical-index-mark-end text:id="IMark74214056"/><text:alphabetical-index-mark-end text:id="IMark77095432"/><text:alphabetical-index-mark-end text:id="IMark74953352"/><text:span text:style-name="T17"> does not. </text:span></text:p>
      <text:p text:style-name="P17"/>
      <text:p text:style-name="P17"/>
      <text:p text:style-name="P17"><text:span text:style-name="T17">In the case of those </text:span><text:alphabetical-index-mark-start text:id="IMark66153032"/><text:alphabetical-index-mark-start text:id="IMark78529624"/><text:alphabetical-index-mark-start text:id="IMark64296328"/><text:alphabetical-index-mark-start text:id="IMark80318152"/><text:alphabetical-index-mark-start text:id="IMark56755208"/><text:alphabetical-index-mark-start text:id="IMark65133912"/><text:alphabetical-index-mark-start text:id="IMark64521320"/><text:alphabetical-index-mark-start text:id="IMark73339864"/><text:alphabetical-index-mark-start text:id="IMark64215560"/><text:alphabetical-index-mark-start text:id="IMark75081336"/><text:alphabetical-index-mark-start text:id="IMark79938696"/><text:alphabetical-index-mark-start text:id="IMark74723656"/><text:alphabetical-index-mark-start text:id="IMark79776200"/><text:alphabetical-index-mark-start text:id="IMark73829608"/><text:alphabetical-index-mark-start text:id="IMark74961032"/><text:alphabetical-index-mark-start text:id="IMark80130488"/><text:alphabetical-index-mark-start text:id="IMark73775032"/><text:alphabetical-index-mark-start text:id="IMark77754824"/><text:span text:style-name="T17">SQL</text:span><text:alphabetical-index-mark-end text:id="IMark77754824"/><text:alphabetical-index-mark-end text:id="IMark73775032"/><text:alphabetical-index-mark-end text:id="IMark80130488"/><text:alphabetical-index-mark-end text:id="IMark74961032"/><text:alphabetical-index-mark-end text:id="IMark73829608"/><text:alphabetical-index-mark-end text:id="IMark79776200"/><text:alphabetical-index-mark-end text:id="IMark74723656"/><text:alphabetical-index-mark-end text:id="IMark79938696"/><text:alphabetical-index-mark-end text:id="IMark75081336"/><text:alphabetical-index-mark-end text:id="IMark64215560"/><text:alphabetical-index-mark-end text:id="IMark73339864"/><text:alphabetical-index-mark-end text:id="IMark64521320"/><text:alphabetical-index-mark-end text:id="IMark65133912"/><text:alphabetical-index-mark-end text:id="IMark56755208"/><text:alphabetical-index-mark-end text:id="IMark80318152"/><text:alphabetical-index-mark-end text:id="IMark64296328"/><text:alphabetical-index-mark-end text:id="IMark78529624"/><text:alphabetical-index-mark-end text:id="IMark66153032"/><text:span text:style-name="T17"> and </text:span><text:alphabetical-index-mark-start text:id="IMark78912456"/><text:span text:style-name="T17">HDFql</text:span><text:alphabetical-index-mark-end text:id="IMark78912456"/><text:span text:style-name="T17"> </text:span><text:alphabetical-index-mark-start text:id="IMark77096392"/><text:alphabetical-index-mark-start text:id="IMark74961992"/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span text:style-name="T17">queries</text:span>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alphabetical-index-mark-end text:id="IMark74961992"/><text:alphabetical-index-mark-end text:id="IMark77096392"/><text:span text:style-name="T17"> that do </text:span><text:alphabetical-index-mark-start text:id="IMark74117000"/><text:alphabetical-index-mark-start text:id="IMark74947432"/><text:alphabetical-index-mark-start text:id="IMark79698408"/><text:alphabetical-index-mark-start text:id="IMark80069960"/><text:alphabetical-index-mark-start text:id="IMark80260392"/><text:alphabetical-index-mark-start text:id="IMark75085704"/><text:alphabetical-index-mark-start text:id="IMark75080376"/><text:alphabetical-index-mark-start text:id="IMark74215016"/><text:alphabetical-index-mark-start text:id="IMark74955272"/><text:span text:style-name="T17">return</text:span><text:alphabetical-index-mark-end text:id="IMark74955272"/><text:alphabetical-index-mark-end text:id="IMark74215016"/><text:alphabetical-index-mark-end text:id="IMark75080376"/><text:alphabetical-index-mark-end text:id="IMark75085704"/><text:alphabetical-index-mark-end text:id="IMark80260392"/><text:alphabetical-index-mark-end text:id="IMark80069960"/><text:alphabetical-index-mark-end text:id="IMark79698408"/><text:alphabetical-index-mark-end text:id="IMark74947432"/><text:alphabetical-index-mark-end text:id="IMark74117000"/><text:span text:style-name="T17"> </text:span><text:alphabetical-index-mark-start text:id="IMark74957192"/><text:alphabetical-index-mark-start text:id="IMark74129656"/><text:alphabetical-index-mark-start text:id="IMark74950616"/>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80234456"/><text:alphabetical-index-mark-start text:id="IMark48635224"/><text:alphabetical-index-mark-start text:id="IMark57025224"/><text:alphabetical-index-mark-start text:id="IMark80508664"/><text:alphabetical-index-mark-start text:id="IMark77362840"/><text:alphabetical-index-mark-start text:id="IMark77108344"/><text:alphabetical-index-mark-start text:id="IMark78911496"/><text:alphabetical-index-mark-start text:id="IMark73898184"/><text:alphabetical-index-mark-start text:id="IMark77145624"/><text:span text:style-name="T17">result</text:span><text:alphabetical-index-mark-end text:id="IMark77145624"/><text:alphabetical-index-mark-end text:id="IMark73898184"/><text:alphabetical-index-mark-end text:id="IMark78911496"/><text:alphabetical-index-mark-end text:id="IMark77108344"/><text:alphabetical-index-mark-end text:id="IMark77362840"/><text:alphabetical-index-mark-end text:id="IMark80508664"/><text:alphabetical-index-mark-end text:id="IMark57025224"/><text:alphabetical-index-mark-end text:id="IMark48635224"/><text:alphabetical-index-mark-end text:id="IMark80234456"/><text:span text:style-name="T17">s</text:span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alphabetical-index-mark-end text:id="IMark74950616"/><text:alphabetical-index-mark-end text:id="IMark74129656"/><text:alphabetical-index-mark-end text:id="IMark74957192"/><text:span text:style-name="T17"> in the form of </text:span><text:alphabetical-index-mark-start text:id="IMark56513672"/><text:alphabetical-index-mark-start text:id="IMark56740440"/><text:alphabetical-index-mark-start text:id="IMark79456904"/>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span text:style-name="T17">listing</text:span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<text:alphabetical-index-mark-end text:id="IMark79456904"/><text:alphabetical-index-mark-end text:id="IMark56740440"/><text:alphabetical-index-mark-end text:id="IMark56513672"/><text:span text:style-name="T17">s, </text:span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80133368"/><text:alphabetical-index-mark-start text:id="IMark78837656"/><text:alphabetical-index-mark-start text:id="IMark74709928"/><text:alphabetical-index-mark-start text:id="IMark78169656"/><text:alphabetical-index-mark-start text:id="IMark75067384"/><text:alphabetical-index-mark-start text:id="IMark74690040"/><text:alphabetical-index-mark-start text:id="IMark77328424"/><text:alphabetical-index-mark-start text:id="IMark78913416"/><text:alphabetical-index-mark-start text:id="IMark78914376"/><text:alphabetical-index-mark-start text:id="IMark77098312"/><text:alphabetical-index-mark-start text:id="IMark78627496"/><text:span text:style-name="T17">sql</text:span><text:alphabetical-index-mark-end text:id="IMark78627496"/><text:alphabetical-index-mark-end text:id="IMark77098312"/><text:alphabetical-index-mark-end text:id="IMark78914376"/><text:alphabetical-index-mark-end text:id="IMark78913416"/><text:alphabetical-index-mark-end text:id="IMark77328424"/><text:alphabetical-index-mark-end text:id="IMark74690040"/><text:alphabetical-index-mark-end text:id="IMark75067384"/><text:alphabetical-index-mark-end text:id="IMark78169656"/><text:alphabetical-index-mark-end text:id="IMark74709928"/>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<text:span text:style-name="T17">p stores them into a </text:span><text:alphabetical-index-mark-start text:id="IMark77146584"/><text:alphabetical-index-mark-start text:id="IMark66152360"/><text:alphabetical-index-mark-start text:id="IMark79097784"/><text:alphabetical-index-mark-start text:id="IMark80317192"/>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74921928"/><text:span text:style-name="T17">file</text:span><text:alphabetical-index-mark-end text:id="IMark74921928"/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80317192"/><text:alphabetical-index-mark-end text:id="IMark79097784"/><text:alphabetical-index-mark-end text:id="IMark66152360"/><text:alphabetical-index-mark-end text:id="IMark77146584"/><text:span text:style-name="T17"> </text:span><text:alphabetical-index-mark-start text:id="IMark74404184"/><text:alphabetical-index-mark-start text:id="IMark64509304"/><text:alphabetical-index-mark-start text:id="IMark64186632"/><text:alphabetical-index-mark-start text:id="IMark74920968"/><text:alphabetical-index-mark-start text:id="IMark80315272"/><text:alphabetical-index-mark-start text:id="IMark80136248"/><text:alphabetical-index-mark-start text:id="IMark75084744"/><text:alphabetical-index-mark-start text:id="IMark74143304"/><text:alphabetical-index-mark-start text:id="IMark80312392"/><text:span text:style-name="T17">call</text:span><text:alphabetical-index-mark-end text:id="IMark80312392"/><text:alphabetical-index-mark-end text:id="IMark74143304"/><text:alphabetical-index-mark-end text:id="IMark75084744"/><text:alphabetical-index-mark-end text:id="IMark80136248"/><text:alphabetical-index-mark-end text:id="IMark80315272"/><text:alphabetical-index-mark-end text:id="IMark74920968"/><text:alphabetical-index-mark-end text:id="IMark64186632"/><text:alphabetical-index-mark-end text:id="IMark64509304"/><text:alphabetical-index-mark-end text:id="IMark74404184"/><text:span text:style-name="T17">ed </text:span><text:alphabetical-index-mark-start text:id="IMark80316232"/><text:alphabetical-index-mark-start text:id="IMark80310472"/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64087992"/><text:alphabetical-index-mark-start text:id="IMark80132408"/><text:alphabetical-index-mark-start text:id="IMark80459368"/><text:alphabetical-index-mark-start text:id="IMark64436136"/><text:alphabetical-index-mark-start text:id="IMark79210936"/><text:alphabetical-index-mark-start text:id="IMark80148504"/><text:alphabetical-index-mark-start text:id="IMark74956232"/><text:alphabetical-index-mark-start text:id="IMark77195672"/><text:alphabetical-index-mark-start text:id="IMark77144664"/><text:alphabetical-index-mark-start text:id="IMark80131448"/><text:span text:style-name="T24">sql</text:span><text:alphabetical-index-mark-end text:id="IMark80131448"/><text:alphabetical-index-mark-end text:id="IMark77144664"/><text:alphabetical-index-mark-end text:id="IMark77195672"/><text:alphabetical-index-mark-end text:id="IMark74956232"/><text:alphabetical-index-mark-end text:id="IMark80148504"/><text:alphabetical-index-mark-end text:id="IMark79210936"/><text:alphabetical-index-mark-end text:id="IMark64436136"/><text:alphabetical-index-mark-end text:id="IMark80459368"/><text:alphabetical-index-mark-end text:id="IMark80132408"/><text:alphabetical-index-mark-end text:id="IMark6408799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alphabetical-index-mark-end text:id="IMark80310472"/><text:alphabetical-index-mark-end text:id="IMark80316232"/><text:span text:style-name="T24">p_</text:span><text:alphabetical-index-mark-start text:id="IMark74953352"/><text:alphabetical-index-mark-start text:id="IMark77095432"/><text:alphabetical-index-mark-start text:id="IMark74214056"/><text:alphabetical-index-mark-start text:id="IMark74197560"/><text:alphabetical-index-mark-start text:id="IMark73738952"/><text:alphabetical-index-mark-start text:id="IMark78990888"/><text:alphabetical-index-mark-start text:id="IMark79570696"/><text:alphabetical-index-mark-start text:id="IMark80319112"/><text:alphabetical-index-mark-start text:id="IMark77143704"/><text:alphabetical-index-mark-start text:id="IMark78812472"/><text:alphabetical-index-mark-start text:id="IMark75071880"/><text:alphabetical-index-mark-start text:id="IMark73732440"/><text:alphabetical-index-mark-start text:id="IMark79558984"/><text:alphabetical-index-mark-start text:id="IMark73277496"/><text:alphabetical-index-mark-start text:id="IMark48640552"/><text:alphabetical-index-mark-start text:id="IMark77053944"/><text:alphabetical-index-mark-start text:id="IMark72857432"/><text:alphabetical-index-mark-start text:id="IMark78836232"/><text:span text:style-name="T24">result</text:span><text:alphabetical-index-mark-end text:id="IMark78836232"/><text:alphabetical-index-mark-end text:id="IMark72857432"/><text:alphabetical-index-mark-end text:id="IMark77053944"/><text:alphabetical-index-mark-end text:id="IMark48640552"/><text:alphabetical-index-mark-end text:id="IMark73277496"/><text:alphabetical-index-mark-end text:id="IMark79558984"/><text:alphabetical-index-mark-end text:id="IMark73732440"/><text:alphabetical-index-mark-end text:id="IMark75071880"/><text:alphabetical-index-mark-end text:id="IMark78812472"/><text:span text:style-name="T24">s</text:span><text:alphabetical-index-mark-end text:id="IMark77143704"/><text:alphabetical-index-mark-end text:id="IMark80319112"/><text:alphabetical-index-mark-end text:id="IMark79570696"/><text:alphabetical-index-mark-end text:id="IMark78990888"/><text:alphabetical-index-mark-end text:id="IMark73738952"/><text:alphabetical-index-mark-end text:id="IMark74197560"/><text:alphabetical-index-mark-end text:id="IMark74214056"/><text:alphabetical-index-mark-end text:id="IMark77095432"/><text:alphabetical-index-mark-end text:id="IMark74953352"/><text:alphabetical-index-mark-start text:id="IMark78165736"/><text:alphabetical-index-mark-start text:id="IMark80610600"/><text:alphabetical-index-mark-start text:id="IMark74783576"/><text:alphabetical-index-mark-start text:id="IMark72870504"/><text:alphabetical-index-mark-start text:id="IMark72864488"/><text:alphabetical-index-mark-start text:id="IMark77052040"/><text:alphabetical-index-mark-start text:id="IMark77048056"/><text:alphabetical-index-mark-start text:id="IMark74795320"/><text:alphabetical-index-mark-start text:id="IMark74796824"/><text:span text:style-name="T24">.txt</text:span><text:alphabetical-index-mark-end text:id="IMark74796824"/><text:alphabetical-index-mark-end text:id="IMark74795320"/><text:alphabetical-index-mark-end text:id="IMark77048056"/><text:alphabetical-index-mark-end text:id="IMark77052040"/><text:alphabetical-index-mark-end text:id="IMark72864488"/><text:alphabetical-index-mark-end text:id="IMark72870504"/><text:alphabetical-index-mark-end text:id="IMark74783576"/><text:alphabetical-index-mark-end text:id="IMark80610600"/><text:alphabetical-index-mark-end text:id="IMark78165736"/><text:span text:style-name="T17">, in which the values for every field and record are separated with the </text:span><text:alphabetical-index-mark-start text:id="IMark74798328"/><text:alphabetical-index-mark-start text:id="IMark74799832"/><text:alphabetical-index-mark-start text:id="IMark72838376"/><text:alphabetical-index-mark-start text:id="IMark74793032"/><text:alphabetical-index-mark-start text:id="IMark74794568"/><text:alphabetical-index-mark-start text:id="IMark72845144"/><text:alphabetical-index-mark-start text:id="IMark72843640"/><text:alphabetical-index-mark-start text:id="IMark72842136"/><text:alphabetical-index-mark-start text:id="IMark72840632"/><text:span text:style-name="T17">character</text:span><text:alphabetical-index-mark-end text:id="IMark72840632"/><text:alphabetical-index-mark-end text:id="IMark72842136"/><text:alphabetical-index-mark-end text:id="IMark72843640"/><text:alphabetical-index-mark-end text:id="IMark72845144"/><text:alphabetical-index-mark-end text:id="IMark74794568"/><text:alphabetical-index-mark-end text:id="IMark74793032"/><text:alphabetical-index-mark-end text:id="IMark72838376"/><text:alphabetical-index-mark-end text:id="IMark74799832"/><text:alphabetical-index-mark-end text:id="IMark74798328"/><text:span text:style-name="T17"> “|”.</text:span></text:p>
      <text:p text:style-name="P16"/>
      <text:p text:style-name="P25">Note from example <text:span text:style-name="T11">[2.3.3.2]</text:span> below that in the case of a <text:alphabetical-index-mark-start text:id="IMark79938696"/><text:alphabetical-index-mark-start text:id="IMark74723656"/><text:alphabetical-index-mark-start text:id="IMark79776200"/><text:alphabetical-index-mark-start text:id="IMark73829608"/><text:alphabetical-index-mark-start text:id="IMark74961032"/><text:alphabetical-index-mark-start text:id="IMark80130488"/><text:alphabetical-index-mark-start text:id="IMark73775032"/><text:alphabetical-index-mark-start text:id="IMark77754824"/><text:alphabetical-index-mark-start text:id="IMark78912456"/>composite<text:alphabetical-index-mark-end text:id="IMark78912456"/><text:alphabetical-index-mark-end text:id="IMark77754824"/><text:alphabetical-index-mark-end text:id="IMark73775032"/><text:alphabetical-index-mark-end text:id="IMark80130488"/><text:alphabetical-index-mark-end text:id="IMark74961032"/><text:alphabetical-index-mark-end text:id="IMark73829608"/><text:alphabetical-index-mark-end text:id="IMark79776200"/><text:alphabetical-index-mark-end text:id="IMark74723656"/><text:alphabetical-index-mark-end text:id="IMark79938696"/> <text:alphabetical-index-mark-start text:id="IMark77096392"/><text:alphabetical-index-mark-start text:id="IMark74961992"/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query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alphabetical-index-mark-end text:id="IMark74961992"/><text:alphabetical-index-mark-end text:id="IMark77096392"/>, <text:alphabetical-index-mark-start text:id="IMark74117000"/><text:alphabetical-index-mark-start text:id="IMark74947432"/><text:alphabetical-index-mark-start text:id="IMark79698408"/><text:alphabetical-index-mark-start text:id="IMark80069960"/><text:alphabetical-index-mark-start text:id="IMark80260392"/><text:alphabetical-index-mark-start text:id="IMark75085704"/><text:alphabetical-index-mark-start text:id="IMark75080376"/><text:alphabetical-index-mark-start text:id="IMark74215016"/><text:alphabetical-index-mark-start text:id="IMark74955272"/><text:alphabetical-index-mark-start text:id="IMark80234456"/><text:alphabetical-index-mark-start text:id="IMark48635224"/><text:alphabetical-index-mark-start text:id="IMark57025224"/><text:alphabetical-index-mark-start text:id="IMark80508664"/><text:alphabetical-index-mark-start text:id="IMark77362840"/><text:alphabetical-index-mark-start text:id="IMark77108344"/><text:alphabetical-index-mark-start text:id="IMark78911496"/><text:alphabetical-index-mark-start text:id="IMark73898184"/><text:alphabetical-index-mark-start text:id="IMark77145624"/>result<text:alphabetical-index-mark-end text:id="IMark77145624"/><text:alphabetical-index-mark-end text:id="IMark73898184"/><text:alphabetical-index-mark-end text:id="IMark78911496"/><text:alphabetical-index-mark-end text:id="IMark77108344"/><text:alphabetical-index-mark-end text:id="IMark77362840"/><text:alphabetical-index-mark-end text:id="IMark80508664"/><text:alphabetical-index-mark-end text:id="IMark57025224"/><text:alphabetical-index-mark-end text:id="IMark48635224"/><text:alphabetical-index-mark-end text:id="IMark80234456"/>s<text:alphabetical-index-mark-end text:id="IMark74955272"/><text:alphabetical-index-mark-end text:id="IMark74215016"/><text:alphabetical-index-mark-end text:id="IMark75080376"/><text:alphabetical-index-mark-end text:id="IMark75085704"/><text:alphabetical-index-mark-end text:id="IMark80260392"/><text:alphabetical-index-mark-end text:id="IMark80069960"/><text:alphabetical-index-mark-end text:id="IMark79698408"/><text:alphabetical-index-mark-end text:id="IMark74947432"/><text:alphabetical-index-mark-end text:id="IMark74117000"/> for the second one will be <text:alphabetical-index-mark-start text:id="IMark74957192"/><text:alphabetical-index-mark-start text:id="IMark74129656"/><text:alphabetical-index-mark-start text:id="IMark74950616"/>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append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<text:alphabetical-index-mark-end text:id="IMark74950616"/><text:alphabetical-index-mark-end text:id="IMark74129656"/><text:alphabetical-index-mark-end text:id="IMark74957192"/>ed to the <text:alphabetical-index-mark-start text:id="IMark56513672"/><text:alphabetical-index-mark-start text:id="IMark56740440"/><text:alphabetical-index-mark-start text:id="IMark79456904"/>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80133368"/><text:alphabetical-index-mark-start text:id="IMark78837656"/>result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s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<text:alphabetical-index-mark-end text:id="IMark79456904"/><text:alphabetical-index-mark-end text:id="IMark56740440"/><text:alphabetical-index-mark-end text:id="IMark56513672"/> of the first <text:alphabetical-index-mark-start text:id="IMark74709928"/><text:alphabetical-index-mark-start text:id="IMark78169656"/><text:alphabetical-index-mark-start text:id="IMark75067384"/><text:alphabetical-index-mark-start text:id="IMark74690040"/><text:alphabetical-index-mark-start text:id="IMark77328424"/><text:alphabetical-index-mark-start text:id="IMark78913416"/><text:alphabetical-index-mark-start text:id="IMark78914376"/><text:alphabetical-index-mark-start text:id="IMark77098312"/><text:alphabetical-index-mark-start text:id="IMark78627496"/>query<text:alphabetical-index-mark-end text:id="IMark78627496"/><text:alphabetical-index-mark-end text:id="IMark77098312"/><text:alphabetical-index-mark-end text:id="IMark78914376"/><text:alphabetical-index-mark-end text:id="IMark78913416"/><text:alphabetical-index-mark-end text:id="IMark77328424"/><text:alphabetical-index-mark-end text:id="IMark74690040"/><text:alphabetical-index-mark-end text:id="IMark75067384"/><text:alphabetical-index-mark-end text:id="IMark78169656"/><text:alphabetical-index-mark-end text:id="IMark74709928"/> in <text:alphabetical-index-mark-start text:id="IMark66153032"/><text:alphabetical-index-mark-start text:id="IMark77146584"/><text:alphabetical-index-mark-start text:id="IMark66152360"/><text:alphabetical-index-mark-start text:id="IMark79097784"/><text:alphabetical-index-mark-start text:id="IMark80317192"/>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74921928"/><text:alphabetical-index-mark-start text:id="IMark74404184"/><text:alphabetical-index-mark-start text:id="IMark64509304"/><text:alphabetical-index-mark-start text:id="IMark64186632"/><text:alphabetical-index-mark-start text:id="IMark74920968"/><text:alphabetical-index-mark-start text:id="IMark80315272"/><text:alphabetical-index-mark-start text:id="IMark80136248"/><text:alphabetical-index-mark-start text:id="IMark75084744"/><text:alphabetical-index-mark-start text:id="IMark74143304"/><text:span text:style-name="T22">sql</text:span><text:alphabetical-index-mark-end text:id="IMark74143304"/><text:alphabetical-index-mark-end text:id="IMark75084744"/><text:alphabetical-index-mark-end text:id="IMark80136248"/><text:alphabetical-index-mark-end text:id="IMark80315272"/><text:alphabetical-index-mark-end text:id="IMark74920968"/><text:alphabetical-index-mark-end text:id="IMark64186632"/><text:alphabetical-index-mark-end text:id="IMark64509304"/><text:alphabetical-index-mark-end text:id="IMark74404184"/><text:alphabetical-index-mark-end text:id="IMark74921928"/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80317192"/><text:alphabetical-index-mark-end text:id="IMark79097784"/><text:alphabetical-index-mark-end text:id="IMark66152360"/><text:alphabetical-index-mark-end text:id="IMark77146584"/><text:alphabetical-index-mark-end text:id="IMark66153032"/><text:span text:style-name="T22">p_</text:span><text:alphabetical-index-mark-start text:id="IMark80312392"/><text:alphabetical-index-mark-start text:id="IMark80316232"/><text:alphabetical-index-mark-start text:id="IMark80310472"/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64087992"/><text:alphabetical-index-mark-start text:id="IMark80132408"/><text:alphabetical-index-mark-start text:id="IMark80459368"/><text:alphabetical-index-mark-start text:id="IMark64436136"/><text:alphabetical-index-mark-start text:id="IMark79210936"/><text:alphabetical-index-mark-start text:id="IMark80148504"/><text:alphabetical-index-mark-start text:id="IMark74956232"/><text:alphabetical-index-mark-start text:id="IMark77195672"/><text:alphabetical-index-mark-start text:id="IMark77144664"/><text:span text:style-name="T22">result</text:span><text:alphabetical-index-mark-end text:id="IMark77144664"/><text:alphabetical-index-mark-end text:id="IMark77195672"/><text:alphabetical-index-mark-end text:id="IMark74956232"/><text:alphabetical-index-mark-end text:id="IMark80148504"/><text:alphabetical-index-mark-end text:id="IMark79210936"/><text:alphabetical-index-mark-end text:id="IMark64436136"/><text:alphabetical-index-mark-end text:id="IMark80459368"/><text:alphabetical-index-mark-end text:id="IMark80132408"/><text:alphabetical-index-mark-end text:id="IMark64087992"/><text:span text:style-name="T22">s</text:span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alphabetical-index-mark-end text:id="IMark80310472"/><text:alphabetical-index-mark-end text:id="IMark80316232"/><text:alphabetical-index-mark-end text:id="IMark80312392"/><text:alphabetical-index-mark-start text:id="IMark80131448"/><text:alphabetical-index-mark-start text:id="IMark78529624"/><text:alphabetical-index-mark-start text:id="IMark64296328"/><text:alphabetical-index-mark-start text:id="IMark78812472"/><text:alphabetical-index-mark-start text:id="IMark75071880"/><text:alphabetical-index-mark-start text:id="IMark73732440"/><text:alphabetical-index-mark-start text:id="IMark79558984"/><text:alphabetical-index-mark-start text:id="IMark73277496"/><text:alphabetical-index-mark-start text:id="IMark48640552"/><text:span text:style-name="T22">.txt</text:span><text:alphabetical-index-mark-end text:id="IMark48640552"/><text:alphabetical-index-mark-end text:id="IMark73277496"/><text:alphabetical-index-mark-end text:id="IMark79558984"/><text:alphabetical-index-mark-end text:id="IMark73732440"/><text:alphabetical-index-mark-end text:id="IMark75071880"/><text:alphabetical-index-mark-end text:id="IMark78812472"/><text:alphabetical-index-mark-end text:id="IMark64296328"/><text:alphabetical-index-mark-end text:id="IMark78529624"/><text:alphabetical-index-mark-end text:id="IMark80131448"/>. It is up to the user in such a case to <text:alphabetical-index-mark-start text:id="IMark77053944"/><text:alphabetical-index-mark-start text:id="IMark80318152"/><text:alphabetical-index-mark-start text:id="IMark74953352"/><text:alphabetical-index-mark-start text:id="IMark77095432"/><text:alphabetical-index-mark-start text:id="IMark74214056"/><text:alphabetical-index-mark-start text:id="IMark74197560"/><text:alphabetical-index-mark-start text:id="IMark73738952"/><text:alphabetical-index-mark-start text:id="IMark78990888"/><text:alphabetical-index-mark-start text:id="IMark79570696"/>parse<text:alphabetical-index-mark-end text:id="IMark79570696"/><text:alphabetical-index-mark-end text:id="IMark78990888"/><text:alphabetical-index-mark-end text:id="IMark73738952"/><text:alphabetical-index-mark-end text:id="IMark74197560"/><text:alphabetical-index-mark-end text:id="IMark74214056"/><text:alphabetical-index-mark-end text:id="IMark77095432"/><text:alphabetical-index-mark-end text:id="IMark74953352"/><text:alphabetical-index-mark-end text:id="IMark80318152"/><text:alphabetical-index-mark-end text:id="IMark77053944"/> those <text:alphabetical-index-mark-start text:id="IMark80319112"/><text:alphabetical-index-mark-start text:id="IMark77143704"/><text:alphabetical-index-mark-start text:id="IMark56755208"/><text:alphabetical-index-mark-start text:id="IMark65133912"/><text:alphabetical-index-mark-start text:id="IMark73339864"/><text:alphabetical-index-mark-start text:id="IMark64521320"/><text:alphabetical-index-mark-start text:id="IMark75081336"/><text:alphabetical-index-mark-start text:id="IMark64215560"/><text:alphabetical-index-mark-start text:id="IMark80292072"/><text:alphabetical-index-mark-start text:id="IMark80304744"/><text:alphabetical-index-mark-start text:id="IMark80306664"/><text:alphabetical-index-mark-start text:id="IMark80308584"/><text:alphabetical-index-mark-start text:id="IMark78984952"/><text:alphabetical-index-mark-start text:id="IMark72854648"/><text:alphabetical-index-mark-start text:id="IMark78505352"/><text:alphabetical-index-mark-start text:id="IMark78502344"/><text:alphabetical-index-mark-start text:id="IMark78523976"/><text:alphabetical-index-mark-start text:id="IMark78520968"/>result<text:alphabetical-index-mark-end text:id="IMark78520968"/><text:alphabetical-index-mark-end text:id="IMark78523976"/><text:alphabetical-index-mark-end text:id="IMark78502344"/><text:alphabetical-index-mark-end text:id="IMark78505352"/><text:alphabetical-index-mark-end text:id="IMark72854648"/><text:alphabetical-index-mark-end text:id="IMark78984952"/><text:alphabetical-index-mark-end text:id="IMark80308584"/><text:alphabetical-index-mark-end text:id="IMark80306664"/><text:alphabetical-index-mark-end text:id="IMark80304744"/>s<text:alphabetical-index-mark-end text:id="IMark80292072"/><text:alphabetical-index-mark-end text:id="IMark64215560"/><text:alphabetical-index-mark-end text:id="IMark75081336"/><text:alphabetical-index-mark-end text:id="IMark64521320"/><text:alphabetical-index-mark-end text:id="IMark73339864"/><text:alphabetical-index-mark-end text:id="IMark65133912"/><text:alphabetical-index-mark-end text:id="IMark56755208"/><text:alphabetical-index-mark-end text:id="IMark77143704"/><text:alphabetical-index-mark-end text:id="IMark80319112"/> adequately, or to perform separate <text:alphabetical-index-mark-start text:id="IMark78517960"/><text:alphabetical-index-mark-start text:id="IMark80300360"/><text:alphabetical-index-mark-start text:id="IMark80297352"/><text:alphabetical-index-mark-start text:id="IMark80294344"/><text:alphabetical-index-mark-start text:id="IMark78360808"/><text:alphabetical-index-mark-start text:id="IMark78357800"/><text:alphabetical-index-mark-start text:id="IMark78363064"/><text:alphabetical-index-mark-start text:id="IMark72835176"/><text:alphabetical-index-mark-start text:id="IMark77762104"/>call<text:alphabetical-index-mark-end text:id="IMark77762104"/><text:alphabetical-index-mark-end text:id="IMark72835176"/><text:alphabetical-index-mark-end text:id="IMark78363064"/><text:alphabetical-index-mark-end text:id="IMark78357800"/><text:alphabetical-index-mark-end text:id="IMark78360808"/><text:alphabetical-index-mark-end text:id="IMark80294344"/><text:alphabetical-index-mark-end text:id="IMark80297352"/><text:alphabetical-index-mark-end text:id="IMark80300360"/><text:alphabetical-index-mark-end text:id="IMark78517960"/>s to <text:alphabetical-index-mark-start text:id="IMark77760600"/><text:alphabetical-index-mark-start text:id="IMark77759096"/><text:alphabetical-index-mark-start text:id="IMark77757592"/><text:alphabetical-index-mark-start text:id="IMark78379736"/><text:alphabetical-index-mark-start text:id="IMark77769624"/><text:alphabetical-index-mark-start text:id="IMark77768120"/><text:alphabetical-index-mark-start text:id="IMark77766616"/><text:alphabetical-index-mark-start text:id="IMark77765112"/><text:alphabetical-index-mark-start text:id="IMark77763608"/><text:alphabetical-index-mark-start text:id="IMark78702456"/><text:alphabetical-index-mark-start text:id="IMark78700952"/><text:alphabetical-index-mark-start text:id="IMark78699448"/><text:alphabetical-index-mark-start text:id="IMark77782584"/><text:alphabetical-index-mark-start text:id="IMark77781080"/><text:alphabetical-index-mark-start text:id="IMark78879608"/><text:alphabetical-index-mark-start text:id="IMark78878104"/><text:alphabetical-index-mark-start text:id="IMark78876600"/><text:alphabetical-index-mark-start text:id="IMark78875096"/>sql<text:alphabetical-index-mark-end text:id="IMark78875096"/><text:alphabetical-index-mark-end text:id="IMark78876600"/><text:alphabetical-index-mark-end text:id="IMark78878104"/><text:alphabetical-index-mark-end text:id="IMark78879608"/><text:alphabetical-index-mark-end text:id="IMark77781080"/><text:alphabetical-index-mark-end text:id="IMark77782584"/><text:alphabetical-index-mark-end text:id="IMark78699448"/><text:alphabetical-index-mark-end text:id="IMark78700952"/><text:alphabetical-index-mark-end text:id="IMark78702456"/><text:alphabetical-index-mark-end text:id="IMark77763608"/><text:alphabetical-index-mark-end text:id="IMark77765112"/><text:alphabetical-index-mark-end text:id="IMark77766616"/><text:alphabetical-index-mark-end text:id="IMark77768120"/><text:alphabetical-index-mark-end text:id="IMark77769624"/><text:alphabetical-index-mark-end text:id="IMark78379736"/><text:alphabetical-index-mark-end text:id="IMark77757592"/><text:alphabetical-index-mark-end text:id="IMark77759096"/><text:alphabetical-index-mark-end text:id="IMark77760600"/>p doing a <text:alphabetical-index-mark-start text:id="IMark78873592"/><text:alphabetical-index-mark-start text:id="IMark78872088"/><text:alphabetical-index-mark-start text:id="IMark78870584"/><text:alphabetical-index-mark-start text:id="IMark78726072"/><text:alphabetical-index-mark-start text:id="IMark78724568"/><text:alphabetical-index-mark-start text:id="IMark74652568"/><text:alphabetical-index-mark-start text:id="IMark74651064"/><text:alphabetical-index-mark-start text:id="IMark78895768"/><text:alphabetical-index-mark-start text:id="IMark78892984"/><text:alphabetical-index-mark-start text:id="IMark74653320"/><text:alphabetical-index-mark-start text:id="IMark74671208"/><text:alphabetical-index-mark-start text:id="IMark74669704"/><text:alphabetical-index-mark-start text:id="IMark74668200"/><text:alphabetical-index-mark-start text:id="IMark74666696"/><text:alphabetical-index-mark-start text:id="IMark74665192"/><text:alphabetical-index-mark-start text:id="IMark72783016"/><text:alphabetical-index-mark-start text:id="IMark72781512"/><text:alphabetical-index-mark-start text:id="IMark78952616"/>result<text:alphabetical-index-mark-end text:id="IMark78952616"/><text:alphabetical-index-mark-end text:id="IMark72781512"/><text:alphabetical-index-mark-end text:id="IMark72783016"/><text:alphabetical-index-mark-end text:id="IMark74665192"/><text:alphabetical-index-mark-end text:id="IMark74666696"/><text:alphabetical-index-mark-end text:id="IMark74668200"/><text:alphabetical-index-mark-end text:id="IMark74669704"/><text:alphabetical-index-mark-end text:id="IMark74671208"/><text:alphabetical-index-mark-end text:id="IMark74653320"/>s<text:alphabetical-index-mark-end text:id="IMark78892984"/><text:alphabetical-index-mark-end text:id="IMark78895768"/><text:alphabetical-index-mark-end text:id="IMark74651064"/><text:alphabetical-index-mark-end text:id="IMark74652568"/><text:alphabetical-index-mark-end text:id="IMark78724568"/><text:alphabetical-index-mark-end text:id="IMark78726072"/><text:alphabetical-index-mark-end text:id="IMark78870584"/><text:alphabetical-index-mark-end text:id="IMark78872088"/><text:alphabetical-index-mark-end text:id="IMark78873592"/> – producing <text:alphabetical-index-mark-start text:id="IMark78951112"/><text:alphabetical-index-mark-start text:id="IMark78949608"/><text:alphabetical-index-mark-start text:id="IMark78948104"/><text:alphabetical-index-mark-start text:id="IMark78946600"/><text:alphabetical-index-mark-start text:id="IMark80653096"/><text:alphabetical-index-mark-start text:id="IMark80654424"/><text:alphabetical-index-mark-start text:id="IMark80655752"/><text:alphabetical-index-mark-start text:id="IMark80657080"/><text:alphabetical-index-mark-start text:id="IMark80658408"/>query<text:alphabetical-index-mark-end text:id="IMark80658408"/><text:alphabetical-index-mark-end text:id="IMark80657080"/><text:alphabetical-index-mark-end text:id="IMark80655752"/><text:alphabetical-index-mark-end text:id="IMark80654424"/><text:alphabetical-index-mark-end text:id="IMark80653096"/><text:alphabetical-index-mark-end text:id="IMark78946600"/><text:alphabetical-index-mark-end text:id="IMark78948104"/><text:alphabetical-index-mark-end text:id="IMark78949608"/><text:alphabetical-index-mark-end text:id="IMark78951112"/> on each case, and extracting the data from <text:alphabetical-index-mark-start text:id="IMark77992920"/><text:alphabetical-index-mark-start text:id="IMark77994248"/><text:alphabetical-index-mark-start text:id="IMark77995576"/><text:alphabetical-index-mark-start text:id="IMark77996904"/><text:alphabetical-index-mark-start text:id="IMark77998232"/><text:alphabetical-index-mark-start text:id="IMark77999560"/><text:alphabetical-index-mark-start text:id="IMark78000888"/><text:alphabetical-index-mark-start text:id="IMark78002216"/><text:alphabetical-index-mark-start text:id="IMark78003544"/><text:alphabetical-index-mark-start text:id="IMark78004872"/><text:alphabetical-index-mark-start text:id="IMark78006200"/><text:alphabetical-index-mark-start text:id="IMark78007528"/><text:alphabetical-index-mark-start text:id="IMark78008856"/><text:alphabetical-index-mark-start text:id="IMark78010184"/><text:alphabetical-index-mark-start text:id="IMark78011512"/><text:alphabetical-index-mark-start text:id="IMark78013368"/><text:alphabetical-index-mark-start text:id="IMark78014696"/><text:alphabetical-index-mark-start text:id="IMark78016056"/><text:span text:style-name="T22">sql</text:span><text:alphabetical-index-mark-end text:id="IMark78016056"/><text:alphabetical-index-mark-end text:id="IMark78014696"/><text:alphabetical-index-mark-end text:id="IMark78013368"/><text:alphabetical-index-mark-end text:id="IMark78011512"/><text:alphabetical-index-mark-end text:id="IMark78010184"/><text:alphabetical-index-mark-end text:id="IMark78008856"/><text:alphabetical-index-mark-end text:id="IMark78007528"/><text:alphabetical-index-mark-end text:id="IMark78006200"/><text:alphabetical-index-mark-end text:id="IMark78004872"/><text:alphabetical-index-mark-end text:id="IMark78003544"/><text:alphabetical-index-mark-end text:id="IMark78002216"/><text:alphabetical-index-mark-end text:id="IMark78000888"/><text:alphabetical-index-mark-end text:id="IMark77999560"/><text:alphabetical-index-mark-end text:id="IMark77998232"/><text:alphabetical-index-mark-end text:id="IMark77996904"/><text:alphabetical-index-mark-end text:id="IMark77995576"/><text:alphabetical-index-mark-end text:id="IMark77994248"/><text:alphabetical-index-mark-end text:id="IMark77992920"/><text:span text:style-name="T22">p_</text:span><text:alphabetical-index-mark-start text:id="IMark78032456"/><text:alphabetical-index-mark-start text:id="IMark78033784"/><text:alphabetical-index-mark-start text:id="IMark78033880"/><text:alphabetical-index-mark-start text:id="IMark78456776"/><text:alphabetical-index-mark-start text:id="IMark78458104"/><text:alphabetical-index-mark-start text:id="IMark78459432"/><text:alphabetical-index-mark-start text:id="IMark78460760"/><text:alphabetical-index-mark-start text:id="IMark78462088"/><text:alphabetical-index-mark-start text:id="IMark78463416"/><text:alphabetical-index-mark-start text:id="IMark78464776"/><text:alphabetical-index-mark-start text:id="IMark78466104"/><text:alphabetical-index-mark-start text:id="IMark78467432"/><text:alphabetical-index-mark-start text:id="IMark78468760"/><text:alphabetical-index-mark-start text:id="IMark78470088"/><text:alphabetical-index-mark-start text:id="IMark78471416"/><text:alphabetical-index-mark-start text:id="IMark78472744"/><text:alphabetical-index-mark-start text:id="IMark78474072"/><text:alphabetical-index-mark-start text:id="IMark78475400"/><text:span text:style-name="T22">result</text:span><text:alphabetical-index-mark-end text:id="IMark78475400"/><text:alphabetical-index-mark-end text:id="IMark78474072"/><text:alphabetical-index-mark-end text:id="IMark78472744"/><text:alphabetical-index-mark-end text:id="IMark78471416"/><text:alphabetical-index-mark-end text:id="IMark78470088"/><text:alphabetical-index-mark-end text:id="IMark78468760"/><text:alphabetical-index-mark-end text:id="IMark78467432"/><text:alphabetical-index-mark-end text:id="IMark78466104"/><text:alphabetical-index-mark-end text:id="IMark78464776"/><text:span text:style-name="T22">s</text:span><text:alphabetical-index-mark-end text:id="IMark78463416"/><text:alphabetical-index-mark-end text:id="IMark78462088"/><text:alphabetical-index-mark-end text:id="IMark78460760"/><text:alphabetical-index-mark-end text:id="IMark78459432"/><text:alphabetical-index-mark-end text:id="IMark78458104"/><text:alphabetical-index-mark-end text:id="IMark78456776"/><text:alphabetical-index-mark-end text:id="IMark78033880"/><text:alphabetical-index-mark-end text:id="IMark78033784"/><text:alphabetical-index-mark-end text:id="IMark78032456"/><text:alphabetical-index-mark-start text:id="IMark78491800"/><text:alphabetical-index-mark-start text:id="IMark78493128"/><text:alphabetical-index-mark-start text:id="IMark78494456"/><text:alphabetical-index-mark-start text:id="IMark78496312"/><text:alphabetical-index-mark-start text:id="IMark78497640"/><text:alphabetical-index-mark-start text:id="IMark78498968"/><text:alphabetical-index-mark-start text:id="IMark75016888"/><text:alphabetical-index-mark-start text:id="IMark75018216"/><text:alphabetical-index-mark-start text:id="IMark75019544"/><text:span text:style-name="T22">.txt</text:span><text:alphabetical-index-mark-end text:id="IMark75019544"/><text:alphabetical-index-mark-end text:id="IMark75018216"/><text:alphabetical-index-mark-end text:id="IMark75016888"/><text:alphabetical-index-mark-end text:id="IMark78498968"/><text:alphabetical-index-mark-end text:id="IMark78497640"/><text:alphabetical-index-mark-end text:id="IMark78496312"/><text:alphabetical-index-mark-end text:id="IMark78494456"/><text:alphabetical-index-mark-end text:id="IMark78493128"/><text:alphabetical-index-mark-end text:id="IMark78491800"/> on each occasion.</text:p>
      <text:p text:style-name="P25"/>
      <text:p text:style-name="P41">Keep in mind that each time that <text:alphabetical-index-mark-start text:id="IMark79792072"/><text:alphabetical-index-mark-start text:id="IMark79106920"/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80133368"/><text:alphabetical-index-mark-start text:id="IMark78837656"/><text:alphabetical-index-mark-start text:id="IMark74957192"/><text:alphabetical-index-mark-start text:id="IMark74129656"/><text:alphabetical-index-mark-start text:id="IMark74950616"/>sql<text:alphabetical-index-mark-end text:id="IMark74950616"/><text:alphabetical-index-mark-end text:id="IMark74129656"/><text:alphabetical-index-mark-end text:id="IMark74957192"/>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9106920"/><text:alphabetical-index-mark-end text:id="IMark79792072"/><text:span text:style-name="T73">p</text:span> is <text:alphabetical-index-mark-start text:id="IMark79967256"/><text:alphabetical-index-mark-start text:id="IMark80503720"/><text:alphabetical-index-mark-start text:id="IMark73845800"/><text:alphabetical-index-mark-start text:id="IMark80120584"/><text:alphabetical-index-mark-start text:id="IMark79546440"/><text:alphabetical-index-mark-start text:id="IMark73579640"/><text:alphabetical-index-mark-start text:id="IMark74117000"/><text:alphabetical-index-mark-start text:id="IMark74947432"/><text:alphabetical-index-mark-start text:id="IMark79698408"/>call<text:alphabetical-index-mark-end text:id="IMark79698408"/><text:alphabetical-index-mark-end text:id="IMark74947432"/><text:alphabetical-index-mark-end text:id="IMark74117000"/><text:alphabetical-index-mark-end text:id="IMark73579640"/><text:alphabetical-index-mark-end text:id="IMark79546440"/><text:alphabetical-index-mark-end text:id="IMark80120584"/><text:alphabetical-index-mark-end text:id="IMark73845800"/><text:alphabetical-index-mark-end text:id="IMark80503720"/><text:alphabetical-index-mark-end text:id="IMark79967256"/>ed, it <text:alphabetical-index-mark-start text:id="IMark80069960"/><text:alphabetical-index-mark-start text:id="IMark80260392"/><text:alphabetical-index-mark-start text:id="IMark75085704"/><text:alphabetical-index-mark-start text:id="IMark75080376"/><text:alphabetical-index-mark-start text:id="IMark74215016"/><text:alphabetical-index-mark-start text:id="IMark74955272"/><text:alphabetical-index-mark-start text:id="IMark80234456"/><text:alphabetical-index-mark-start text:id="IMark48635224"/><text:alphabetical-index-mark-start text:id="IMark57025224"/>overwrite<text:alphabetical-index-mark-end text:id="IMark57025224"/><text:alphabetical-index-mark-end text:id="IMark48635224"/><text:alphabetical-index-mark-end text:id="IMark80234456"/><text:alphabetical-index-mark-end text:id="IMark74955272"/><text:alphabetical-index-mark-end text:id="IMark74215016"/><text:alphabetical-index-mark-end text:id="IMark75080376"/><text:alphabetical-index-mark-end text:id="IMark75085704"/><text:alphabetical-index-mark-end text:id="IMark80260392"/><text:alphabetical-index-mark-end text:id="IMark80069960"/>s <text:alphabetical-index-mark-start text:id="IMark80508664"/><text:alphabetical-index-mark-start text:id="IMark77362840"/><text:alphabetical-index-mark-start text:id="IMark77108344"/><text:alphabetical-index-mark-start text:id="IMark78911496"/><text:alphabetical-index-mark-start text:id="IMark73898184"/><text:alphabetical-index-mark-start text:id="IMark77145624"/><text:alphabetical-index-mark-start text:id="IMark77096392"/><text:alphabetical-index-mark-start text:id="IMark74961992"/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9938696"/><text:alphabetical-index-mark-start text:id="IMark74723656"/><text:alphabetical-index-mark-start text:id="IMark79776200"/>sql<text:alphabetical-index-mark-end text:id="IMark79776200"/><text:alphabetical-index-mark-end text:id="IMark74723656"/><text:alphabetical-index-mark-end text:id="IMark79938696"/>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alphabetical-index-mark-end text:id="IMark74961992"/><text:alphabetical-index-mark-end text:id="IMark77096392"/><text:alphabetical-index-mark-end text:id="IMark77145624"/><text:alphabetical-index-mark-end text:id="IMark73898184"/><text:alphabetical-index-mark-end text:id="IMark78911496"/><text:alphabetical-index-mark-end text:id="IMark77108344"/><text:alphabetical-index-mark-end text:id="IMark77362840"/><text:alphabetical-index-mark-end text:id="IMark80508664"/>p_<text:alphabetical-index-mark-start text:id="IMark73829608"/><text:alphabetical-index-mark-start text:id="IMark74961032"/><text:alphabetical-index-mark-start text:id="IMark80130488"/><text:alphabetical-index-mark-start text:id="IMark73775032"/><text:alphabetical-index-mark-start text:id="IMark77754824"/><text:alphabetical-index-mark-start text:id="IMark78912456"/><text:alphabetical-index-mark-start text:id="IMark66153032"/><text:alphabetical-index-mark-start text:id="IMark77146584"/><text:alphabetical-index-mark-start text:id="IMark66152360"/><text:alphabetical-index-mark-start text:id="IMark79097784"/><text:alphabetical-index-mark-start text:id="IMark80317192"/>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74921928"/><text:alphabetical-index-mark-start text:id="IMark74404184"/><text:alphabetical-index-mark-start text:id="IMark64509304"/>result<text:alphabetical-index-mark-end text:id="IMark64509304"/><text:alphabetical-index-mark-end text:id="IMark74404184"/><text:alphabetical-index-mark-end text:id="IMark74921928"/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80317192"/><text:alphabetical-index-mark-end text:id="IMark79097784"/>s<text:alphabetical-index-mark-end text:id="IMark66152360"/><text:alphabetical-index-mark-end text:id="IMark77146584"/><text:alphabetical-index-mark-end text:id="IMark66153032"/><text:alphabetical-index-mark-end text:id="IMark78912456"/><text:alphabetical-index-mark-end text:id="IMark77754824"/><text:alphabetical-index-mark-end text:id="IMark73775032"/><text:alphabetical-index-mark-end text:id="IMark80130488"/><text:alphabetical-index-mark-end text:id="IMark74961032"/><text:alphabetical-index-mark-end text:id="IMark73829608"/><text:alphabetical-index-mark-start text:id="IMark64186632"/><text:alphabetical-index-mark-start text:id="IMark74920968"/><text:alphabetical-index-mark-start text:id="IMark80315272"/><text:alphabetical-index-mark-start text:id="IMark80136248"/><text:alphabetical-index-mark-start text:id="IMark75084744"/><text:alphabetical-index-mark-start text:id="IMark74143304"/><text:alphabetical-index-mark-start text:id="IMark74709928"/><text:alphabetical-index-mark-start text:id="IMark78169656"/><text:alphabetical-index-mark-start text:id="IMark64087992"/>.txt<text:alphabetical-index-mark-end text:id="IMark64087992"/><text:alphabetical-index-mark-end text:id="IMark78169656"/><text:alphabetical-index-mark-end text:id="IMark74709928"/><text:alphabetical-index-mark-end text:id="IMark74143304"/><text:alphabetical-index-mark-end text:id="IMark75084744"/><text:alphabetical-index-mark-end text:id="IMark80136248"/><text:alphabetical-index-mark-end text:id="IMark80315272"/><text:alphabetical-index-mark-end text:id="IMark74920968"/><text:alphabetical-index-mark-end text:id="IMark64186632"/>, but on each <text:alphabetical-index-mark-start text:id="IMark80132408"/><text:alphabetical-index-mark-start text:id="IMark80459368"/><text:alphabetical-index-mark-start text:id="IMark64436136"/><text:alphabetical-index-mark-start text:id="IMark79210936"/><text:alphabetical-index-mark-start text:id="IMark80148504"/><text:alphabetical-index-mark-start text:id="IMark74956232"/><text:alphabetical-index-mark-start text:id="IMark77195672"/><text:alphabetical-index-mark-start text:id="IMark77144664"/><text:alphabetical-index-mark-start text:id="IMark75067384"/>call<text:alphabetical-index-mark-end text:id="IMark75067384"/><text:alphabetical-index-mark-end text:id="IMark77144664"/><text:alphabetical-index-mark-end text:id="IMark77195672"/><text:alphabetical-index-mark-end text:id="IMark74956232"/><text:alphabetical-index-mark-end text:id="IMark80148504"/><text:alphabetical-index-mark-end text:id="IMark79210936"/><text:alphabetical-index-mark-end text:id="IMark64436136"/><text:alphabetical-index-mark-end text:id="IMark80459368"/><text:alphabetical-index-mark-end text:id="IMark80132408"/>, if <text:alphabetical-index-mark-start text:id="IMark80312392"/><text:alphabetical-index-mark-start text:id="IMark80316232"/><text:alphabetical-index-mark-start text:id="IMark80310472"/><text:alphabetical-index-mark-start text:id="IMark63674312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74690040"/><text:alphabetical-index-mark-start text:id="IMark80319112"/><text:alphabetical-index-mark-start text:id="IMark77143704"/><text:alphabetical-index-mark-start text:id="IMark56755208"/><text:alphabetical-index-mark-start text:id="IMark65133912"/><text:alphabetical-index-mark-start text:id="IMark73339864"/><text:alphabetical-index-mark-start text:id="IMark64521320"/><text:alphabetical-index-mark-start text:id="IMark75081336"/><text:alphabetical-index-mark-start text:id="IMark64215560"/>result<text:alphabetical-index-mark-end text:id="IMark64215560"/><text:alphabetical-index-mark-end text:id="IMark75081336"/><text:alphabetical-index-mark-end text:id="IMark64521320"/><text:alphabetical-index-mark-end text:id="IMark73339864"/><text:alphabetical-index-mark-end text:id="IMark65133912"/><text:alphabetical-index-mark-end text:id="IMark56755208"/><text:alphabetical-index-mark-end text:id="IMark77143704"/><text:alphabetical-index-mark-end text:id="IMark80319112"/><text:alphabetical-index-mark-end text:id="IMark74690040"/>s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63674312"/><text:alphabetical-index-mark-end text:id="IMark80310472"/><text:alphabetical-index-mark-end text:id="IMark80316232"/><text:alphabetical-index-mark-end text:id="IMark80312392"/> are <text:alphabetical-index-mark-start text:id="IMark80292072"/><text:alphabetical-index-mark-start text:id="IMark80304744"/><text:alphabetical-index-mark-start text:id="IMark80306664"/><text:alphabetical-index-mark-start text:id="IMark80308584"/><text:alphabetical-index-mark-start text:id="IMark78984952"/><text:alphabetical-index-mark-start text:id="IMark77053944"/><text:alphabetical-index-mark-start text:id="IMark80318152"/><text:alphabetical-index-mark-start text:id="IMark74953352"/><text:alphabetical-index-mark-start text:id="IMark77095432"/>retrieve<text:alphabetical-index-mark-end text:id="IMark77095432"/><text:alphabetical-index-mark-end text:id="IMark74953352"/><text:alphabetical-index-mark-end text:id="IMark80318152"/><text:alphabetical-index-mark-end text:id="IMark77053944"/><text:alphabetical-index-mark-end text:id="IMark78984952"/><text:alphabetical-index-mark-end text:id="IMark80308584"/><text:alphabetical-index-mark-end text:id="IMark80306664"/><text:alphabetical-index-mark-end text:id="IMark80304744"/><text:alphabetical-index-mark-end text:id="IMark80292072"/>d more than once, <text:alphabetical-index-mark-start text:id="IMark74214056"/><text:alphabetical-index-mark-start text:id="IMark74197560"/><text:alphabetical-index-mark-start text:id="IMark73738952"/><text:alphabetical-index-mark-start text:id="IMark78990888"/><text:alphabetical-index-mark-start text:id="IMark79570696"/><text:alphabetical-index-mark-start text:id="IMark80131448"/><text:alphabetical-index-mark-start text:id="IMark78529624"/><text:alphabetical-index-mark-start text:id="IMark64296328"/><text:alphabetical-index-mark-start text:id="IMark78812472"/>listing<text:alphabetical-index-mark-end text:id="IMark78812472"/><text:alphabetical-index-mark-end text:id="IMark64296328"/><text:alphabetical-index-mark-end text:id="IMark78529624"/><text:alphabetical-index-mark-end text:id="IMark80131448"/><text:alphabetical-index-mark-end text:id="IMark79570696"/><text:alphabetical-index-mark-end text:id="IMark78990888"/><text:alphabetical-index-mark-end text:id="IMark73738952"/><text:alphabetical-index-mark-end text:id="IMark74197560"/><text:alphabetical-index-mark-end text:id="IMark74214056"/>s are <text:alphabetical-index-mark-start text:id="IMark75071880"/><text:alphabetical-index-mark-start text:id="IMark73732440"/><text:alphabetical-index-mark-start text:id="IMark79558984"/><text:alphabetical-index-mark-start text:id="IMark73277496"/><text:alphabetical-index-mark-start text:id="IMark48640552"/><text:alphabetical-index-mark-start text:id="IMark77328424"/><text:alphabetical-index-mark-start text:id="IMark78913416"/><text:alphabetical-index-mark-start text:id="IMark78914376"/><text:alphabetical-index-mark-start text:id="IMark77098312"/>append<text:alphabetical-index-mark-end text:id="IMark77098312"/><text:alphabetical-index-mark-end text:id="IMark78914376"/><text:alphabetical-index-mark-end text:id="IMark78913416"/><text:alphabetical-index-mark-end text:id="IMark77328424"/><text:alphabetical-index-mark-end text:id="IMark48640552"/><text:alphabetical-index-mark-end text:id="IMark73277496"/><text:alphabetical-index-mark-end text:id="IMark79558984"/><text:alphabetical-index-mark-end text:id="IMark73732440"/><text:alphabetical-index-mark-end text:id="IMark75071880"/>ed at the end of <text:alphabetical-index-mark-start text:id="IMark78627496"/><text:alphabetical-index-mark-start text:id="IMark56513672"/><text:alphabetical-index-mark-start text:id="IMark79456904"/><text:alphabetical-index-mark-start text:id="IMark56740440"/><text:alphabetical-index-mark-start text:id="IMark78371272"/><text:alphabetical-index-mark-start text:id="IMark77774008"/><text:alphabetical-index-mark-start text:id="IMark77775928"/><text:alphabetical-index-mark-start text:id="IMark77779336"/><text:alphabetical-index-mark-start text:id="IMark78705128"/><text:alphabetical-index-mark-start text:id="IMark78707048"/><text:alphabetical-index-mark-start text:id="IMark80289192"/><text:alphabetical-index-mark-start text:id="IMark78936136"/><text:alphabetical-index-mark-start text:id="IMark78928744"/><text:alphabetical-index-mark-start text:id="IMark74654072"/><text:alphabetical-index-mark-start text:id="IMark74656536"/><text:alphabetical-index-mark-start text:id="IMark72843640"/><text:alphabetical-index-mark-start text:id="IMark72838376"/><text:alphabetical-index-mark-start text:id="IMark79473944"/>sql<text:alphabetical-index-mark-end text:id="IMark79473944"/><text:alphabetical-index-mark-end text:id="IMark72838376"/><text:alphabetical-index-mark-end text:id="IMark72843640"/><text:alphabetical-index-mark-end text:id="IMark74656536"/><text:alphabetical-index-mark-end text:id="IMark74654072"/><text:alphabetical-index-mark-end text:id="IMark78928744"/><text:alphabetical-index-mark-end text:id="IMark78936136"/><text:alphabetical-index-mark-end text:id="IMark80289192"/><text:alphabetical-index-mark-end text:id="IMark78707048"/><text:alphabetical-index-mark-end text:id="IMark78705128"/><text:alphabetical-index-mark-end text:id="IMark77779336"/><text:alphabetical-index-mark-end text:id="IMark77775928"/><text:alphabetical-index-mark-end text:id="IMark77774008"/><text:alphabetical-index-mark-end text:id="IMark78371272"/><text:alphabetical-index-mark-end text:id="IMark56740440"/><text:alphabetical-index-mark-end text:id="IMark79456904"/><text:alphabetical-index-mark-end text:id="IMark56513672"/><text:alphabetical-index-mark-end text:id="IMark78627496"/>p_<text:alphabetical-index-mark-start text:id="IMark79476952"/><text:alphabetical-index-mark-start text:id="IMark79479960"/><text:alphabetical-index-mark-start text:id="IMark77048056"/><text:alphabetical-index-mark-start text:id="IMark74783576"/><text:alphabetical-index-mark-start text:id="IMark78979768"/><text:alphabetical-index-mark-start text:id="IMark78982776"/><text:alphabetical-index-mark-start text:id="IMark78960376"/><text:alphabetical-index-mark-start text:id="IMark78963384"/><text:alphabetical-index-mark-start text:id="IMark78966392"/><text:alphabetical-index-mark-start text:id="IMark72808040"/><text:alphabetical-index-mark-start text:id="IMark78956616"/><text:alphabetical-index-mark-start text:id="IMark78959624"/><text:alphabetical-index-mark-start text:id="IMark78945096"/><text:alphabetical-index-mark-start text:id="IMark78972824"/><text:alphabetical-index-mark-start text:id="IMark78970360"/><text:alphabetical-index-mark-start text:id="IMark72796920"/><text:alphabetical-index-mark-start text:id="IMark79470696"/><text:alphabetical-index-mark-start text:id="IMark78967896"/>result<text:alphabetical-index-mark-end text:id="IMark78967896"/><text:alphabetical-index-mark-end text:id="IMark79470696"/><text:alphabetical-index-mark-end text:id="IMark72796920"/><text:alphabetical-index-mark-end text:id="IMark78970360"/><text:alphabetical-index-mark-end text:id="IMark78972824"/><text:alphabetical-index-mark-end text:id="IMark78945096"/><text:alphabetical-index-mark-end text:id="IMark78959624"/><text:alphabetical-index-mark-end text:id="IMark78956616"/><text:alphabetical-index-mark-end text:id="IMark72808040"/>s<text:alphabetical-index-mark-end text:id="IMark78966392"/><text:alphabetical-index-mark-end text:id="IMark78963384"/><text:alphabetical-index-mark-end text:id="IMark78960376"/><text:alphabetical-index-mark-end text:id="IMark78982776"/><text:alphabetical-index-mark-end text:id="IMark78979768"/><text:alphabetical-index-mark-end text:id="IMark74783576"/><text:alphabetical-index-mark-end text:id="IMark77048056"/><text:alphabetical-index-mark-end text:id="IMark79479960"/><text:alphabetical-index-mark-end text:id="IMark79476952"/><text:alphabetical-index-mark-start text:id="IMark78767320"/><text:alphabetical-index-mark-start text:id="IMark78765816"/><text:alphabetical-index-mark-start text:id="IMark78764312"/><text:alphabetical-index-mark-start text:id="IMark78762808"/><text:alphabetical-index-mark-start text:id="IMark78761304"/><text:alphabetical-index-mark-start text:id="IMark78774840"/><text:alphabetical-index-mark-start text:id="IMark78773336"/><text:alphabetical-index-mark-start text:id="IMark78771832"/><text:alphabetical-index-mark-start text:id="IMark78770328"/>.txt<text:alphabetical-index-mark-end text:id="IMark78770328"/><text:alphabetical-index-mark-end text:id="IMark78771832"/><text:alphabetical-index-mark-end text:id="IMark78773336"/><text:alphabetical-index-mark-end text:id="IMark78774840"/><text:alphabetical-index-mark-end text:id="IMark78761304"/><text:alphabetical-index-mark-end text:id="IMark78762808"/><text:alphabetical-index-mark-end text:id="IMark78764312"/><text:alphabetical-index-mark-end text:id="IMark78765816"/><text:alphabetical-index-mark-end text:id="IMark78767320"/>, thus:</text:p>
      <text:p text:style-name="P41"><text:soft-page-break/></text:p>
      <text:p text:style-name="P41"><text:span text:style-name="T11">2.3.2.1.</text:span> 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80133368"/><text:alphabetical-index-mark-start text:id="IMark78837656"/><text:alphabetical-index-mark-start text:id="IMark74957192"/><text:alphabetical-index-mark-start text:id="IMark74129656"/><text:alphabetical-index-mark-start text:id="IMark74950616"/><text:alphabetical-index-mark-start text:id="IMark78627496"/><text:alphabetical-index-mark-start text:id="IMark56513672"/>sql<text:alphabetical-index-mark-end text:id="IMark56513672"/><text:alphabetical-index-mark-end text:id="IMark78627496"/><text:alphabetical-index-mark-end text:id="IMark74950616"/><text:alphabetical-index-mark-end text:id="IMark74129656"/><text:alphabetical-index-mark-end text:id="IMark74957192"/>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<text:alphabetical-index-mark-end text:id="IMark78599432"/><text:alphabetical-index-mark-end text:id="IMark74776728"/><text:alphabetical-index-mark-end text:id="IMark48646552"/><text:alphabetical-index-mark-end text:id="IMark80265800"/>p_<text:alphabetical-index-mark-start text:id="IMark79456904"/><text:alphabetical-index-mark-start text:id="IMark56740440"/><text:alphabetical-index-mark-start text:id="IMark78371272"/><text:alphabetical-index-mark-start text:id="IMark77774008"/><text:alphabetical-index-mark-start text:id="IMark77775928"/><text:alphabetical-index-mark-start text:id="IMark77779336"/><text:alphabetical-index-mark-start text:id="IMark78705128"/><text:alphabetical-index-mark-start text:id="IMark78707048"/><text:alphabetical-index-mark-start text:id="IMark80289192"/><text:alphabetical-index-mark-start text:id="IMark75071880"/><text:alphabetical-index-mark-start text:id="IMark73732440"/><text:alphabetical-index-mark-start text:id="IMark79558984"/><text:alphabetical-index-mark-start text:id="IMark73277496"/><text:alphabetical-index-mark-start text:id="IMark48640552"/><text:alphabetical-index-mark-start text:id="IMark77328424"/><text:alphabetical-index-mark-start text:id="IMark78913416"/><text:alphabetical-index-mark-start text:id="IMark78914376"/><text:alphabetical-index-mark-start text:id="IMark77098312"/>result<text:alphabetical-index-mark-end text:id="IMark77098312"/><text:alphabetical-index-mark-end text:id="IMark78914376"/><text:alphabetical-index-mark-end text:id="IMark78913416"/><text:alphabetical-index-mark-end text:id="IMark77328424"/><text:alphabetical-index-mark-end text:id="IMark48640552"/><text:alphabetical-index-mark-end text:id="IMark73277496"/><text:alphabetical-index-mark-end text:id="IMark79558984"/><text:alphabetical-index-mark-end text:id="IMark73732440"/><text:alphabetical-index-mark-end text:id="IMark75071880"/>s<text:alphabetical-index-mark-end text:id="IMark80289192"/><text:alphabetical-index-mark-end text:id="IMark78707048"/><text:alphabetical-index-mark-end text:id="IMark78705128"/><text:alphabetical-index-mark-end text:id="IMark77779336"/><text:alphabetical-index-mark-end text:id="IMark77775928"/><text:alphabetical-index-mark-end text:id="IMark77774008"/><text:alphabetical-index-mark-end text:id="IMark78371272"/><text:alphabetical-index-mark-end text:id="IMark56740440"/><text:alphabetical-index-mark-end text:id="IMark79456904"/><text:alphabetical-index-mark-start text:id="IMark74214056"/><text:alphabetical-index-mark-start text:id="IMark74197560"/><text:alphabetical-index-mark-start text:id="IMark73738952"/><text:alphabetical-index-mark-start text:id="IMark78990888"/><text:alphabetical-index-mark-start text:id="IMark79570696"/><text:alphabetical-index-mark-start text:id="IMark80131448"/><text:alphabetical-index-mark-start text:id="IMark78529624"/><text:alphabetical-index-mark-start text:id="IMark64296328"/><text:alphabetical-index-mark-start text:id="IMark78812472"/>.txt<text:alphabetical-index-mark-end text:id="IMark78812472"/><text:alphabetical-index-mark-end text:id="IMark64296328"/><text:alphabetical-index-mark-end text:id="IMark78529624"/><text:alphabetical-index-mark-end text:id="IMark80131448"/><text:alphabetical-index-mark-end text:id="IMark79570696"/><text:alphabetical-index-mark-end text:id="IMark78990888"/><text:alphabetical-index-mark-end text:id="IMark73738952"/><text:alphabetical-index-mark-end text:id="IMark74197560"/><text:alphabetical-index-mark-end text:id="IMark74214056"/> with one <text:alphabetical-index-mark-start text:id="IMark80292072"/><text:alphabetical-index-mark-start text:id="IMark80304744"/><text:alphabetical-index-mark-start text:id="IMark80306664"/><text:alphabetical-index-mark-start text:id="IMark80308584"/><text:alphabetical-index-mark-start text:id="IMark78984952"/><text:alphabetical-index-mark-start text:id="IMark77053944"/><text:alphabetical-index-mark-start text:id="IMark80318152"/><text:alphabetical-index-mark-start text:id="IMark74953352"/><text:alphabetical-index-mark-start text:id="IMark77095432"/>listing<text:alphabetical-index-mark-end text:id="IMark77095432"/><text:alphabetical-index-mark-end text:id="IMark74953352"/><text:alphabetical-index-mark-end text:id="IMark80318152"/><text:alphabetical-index-mark-end text:id="IMark77053944"/><text:alphabetical-index-mark-end text:id="IMark78984952"/><text:alphabetical-index-mark-end text:id="IMark80308584"/><text:alphabetical-index-mark-end text:id="IMark80306664"/><text:alphabetical-index-mark-end text:id="IMark80304744"/><text:alphabetical-index-mark-end text:id="IMark80292072"/></text:p>
      <text:p text:style-name="P41"/>
      <text:p text:style-name="P27"><text:span text:style-name="T22">./</text:span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74690040"/><text:alphabetical-index-mark-start text:id="IMark80319112"/><text:alphabetical-index-mark-start text:id="IMark77143704"/><text:alphabetical-index-mark-start text:id="IMark56755208"/><text:alphabetical-index-mark-start text:id="IMark65133912"/><text:alphabetical-index-mark-start text:id="IMark73339864"/><text:alphabetical-index-mark-start text:id="IMark64521320"/><text:alphabetical-index-mark-start text:id="IMark75081336"/><text:alphabetical-index-mark-start text:id="IMark64215560"/><text:alphabetical-index-mark-start text:id="IMark80132408"/><text:alphabetical-index-mark-start text:id="IMark80459368"/><text:alphabetical-index-mark-start text:id="IMark64436136"/><text:alphabetical-index-mark-start text:id="IMark79210936"/><text:span text:style-name="T26">sql</text:span><text:alphabetical-index-mark-end text:id="IMark79210936"/><text:alphabetical-index-mark-end text:id="IMark64436136"/><text:alphabetical-index-mark-end text:id="IMark80459368"/><text:alphabetical-index-mark-end text:id="IMark80132408"/><text:alphabetical-index-mark-end text:id="IMark64215560"/><text:alphabetical-index-mark-end text:id="IMark75081336"/><text:alphabetical-index-mark-end text:id="IMark64521320"/><text:alphabetical-index-mark-end text:id="IMark73339864"/><text:alphabetical-index-mark-end text:id="IMark65133912"/><text:alphabetical-index-mark-end text:id="IMark56755208"/><text:alphabetical-index-mark-end text:id="IMark77143704"/><text:alphabetical-index-mark-end text:id="IMark80319112"/><text:alphabetical-index-mark-end text:id="IMark74690040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span text:style-name="T30">p</text:span><text:span text:style-name="T26"> </text:span><text:alphabetical-index-mark-start text:id="IMark80148504"/><text:alphabetical-index-mark-start text:id="IMark74956232"/><text:alphabetical-index-mark-start text:id="IMark77195672"/><text:alphabetical-index-mark-start text:id="IMark77144664"/><text:alphabetical-index-mark-start text:id="IMark75067384"/><text:alphabetical-index-mark-start text:id="IMark64186632"/><text:alphabetical-index-mark-start text:id="IMark74920968"/><text:alphabetical-index-mark-start text:id="IMark80315272"/><text:alphabetical-index-mark-start text:id="IMark80136248"/><text:span text:style-name="T26">your_</text:span><text:alphabetical-index-mark-start text:id="IMark75084744"/><text:alphabetical-index-mark-start text:id="IMark74143304"/><text:alphabetical-index-mark-start text:id="IMark74709928"/><text:alphabetical-index-mark-start text:id="IMark78169656"/><text:alphabetical-index-mark-start text:id="IMark64087992"/><text:alphabetical-index-mark-start text:id="IMark73829608"/><text:alphabetical-index-mark-start text:id="IMark74961032"/><text:alphabetical-index-mark-start text:id="IMark80130488"/><text:alphabetical-index-mark-start text:id="IMark73775032"/><text:span text:style-name="T26">database</text:span><text:alphabetical-index-mark-end text:id="IMark73775032"/><text:alphabetical-index-mark-end text:id="IMark80130488"/><text:alphabetical-index-mark-end text:id="IMark74961032"/><text:alphabetical-index-mark-end text:id="IMark73829608"/><text:alphabetical-index-mark-end text:id="IMark64087992"/><text:alphabetical-index-mark-end text:id="IMark78169656"/><text:alphabetical-index-mark-end text:id="IMark74709928"/><text:alphabetical-index-mark-end text:id="IMark74143304"/><text:alphabetical-index-mark-end text:id="IMark75084744"/><text:alphabetical-index-mark-end text:id="IMark80136248"/><text:alphabetical-index-mark-end text:id="IMark80315272"/><text:alphabetical-index-mark-end text:id="IMark74920968"/><text:alphabetical-index-mark-end text:id="IMark64186632"/><text:alphabetical-index-mark-end text:id="IMark75067384"/><text:alphabetical-index-mark-end text:id="IMark77144664"/><text:alphabetical-index-mark-end text:id="IMark77195672"/><text:alphabetical-index-mark-end text:id="IMark74956232"/><text:alphabetical-index-mark-end text:id="IMark80148504"/><text:alphabetical-index-mark-start text:id="IMark77754824"/><text:alphabetical-index-mark-start text:id="IMark78912456"/><text:span text:style-name="T26">.</text:span><text:span text:style-name="T30">db</text:span><text:alphabetical-index-mark-end text:id="IMark78912456"/><text:alphabetical-index-mark-end text:id="IMark77754824"/><text:span text:style-name="T26"> </text:span><text:span text:style-name="T22">“</text:span><text:alphabetical-index-mark-start text:id="IMark66153032"/><text:alphabetical-index-mark-start text:id="IMark77146584"/><text:alphabetical-index-mark-start text:id="IMark66152360"/><text:alphabetical-index-mark-start text:id="IMark79097784"/><text:alphabetical-index-mark-start text:id="IMark80317192"/><text:alphabetical-index-mark-start text:id="IMark72881080"/><text:alphabetical-index-mark-start text:id="IMark75083784"/><text:alphabetical-index-mark-start text:id="IMark74954312"/><text:alphabetical-index-mark-start text:id="IMark74958152"/><text:span text:style-name="T22">SELECT</text:span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80317192"/><text:alphabetical-index-mark-end text:id="IMark79097784"/><text:alphabetical-index-mark-end text:id="IMark66152360"/><text:alphabetical-index-mark-end text:id="IMark77146584"/><text:alphabetical-index-mark-end text:id="IMark66153032"/><text:span text:style-name="T22"> * FROM </text:span><text:alphabetical-index-mark-start text:id="IMark74921928"/><text:alphabetical-index-mark-start text:id="IMark74404184"/><text:alphabetical-index-mark-start text:id="IMark64509304"/><text:alphabetical-index-mark-start text:id="IMark80508664"/><text:alphabetical-index-mark-start text:id="IMark77362840"/><text:alphabetical-index-mark-start text:id="IMark77108344"/><text:alphabetical-index-mark-start text:id="IMark78911496"/><text:alphabetical-index-mark-start text:id="IMark73898184"/><text:alphabetical-index-mark-start text:id="IMark77145624"/><text:span text:style-name="T22">your_</text:span><text:alphabetical-index-mark-start text:id="IMark77096392"/><text:alphabetical-index-mark-start text:id="IMark74961992"/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span text:style-name="T22">table</text:span>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alphabetical-index-mark-end text:id="IMark74961992"/><text:alphabetical-index-mark-end text:id="IMark77096392"/><text:alphabetical-index-mark-end text:id="IMark77145624"/><text:alphabetical-index-mark-end text:id="IMark73898184"/><text:alphabetical-index-mark-end text:id="IMark78911496"/><text:alphabetical-index-mark-end text:id="IMark77108344"/><text:alphabetical-index-mark-end text:id="IMark77362840"/><text:alphabetical-index-mark-end text:id="IMark80508664"/><text:alphabetical-index-mark-end text:id="IMark64509304"/><text:alphabetical-index-mark-end text:id="IMark74404184"/><text:alphabetical-index-mark-end text:id="IMark74921928"/><text:span text:style-name="T22">_1;”</text:span></text:p>
      <text:p text:style-name="P69"/>
      <text:p text:style-name="P80">for <text:alphabetical-index-mark-start text:id="IMark74947432"/><text:alphabetical-index-mark-start text:id="IMark79698408"/><text:alphabetical-index-mark-start text:id="IMark79106920"/><text:alphabetical-index-mark-start text:id="IMark79792072"/>SQL<text:alphabetical-index-mark-end text:id="IMark79792072"/><text:alphabetical-index-mark-end text:id="IMark79106920"/><text:alphabetical-index-mark-end text:id="IMark79698408"/><text:alphabetical-index-mark-end text:id="IMark74947432"/> <text:alphabetical-index-mark-start text:id="IMark80303784"/><text:alphabetical-index-mark-start text:id="IMark80307624"/>queries<text:alphabetical-index-mark-end text:id="IMark80307624"/><text:alphabetical-index-mark-end text:id="IMark80303784"/>, or</text:p>
      <text:p text:style-name="P74"/>
      <text:p text:style-name="P74">./<text:alphabetical-index-mark-start text:id="IMark78369320"/><text:alphabetical-index-mark-start text:id="IMark77774968"/><text:alphabetical-index-mark-start text:id="IMark77772088"/><text:alphabetical-index-mark-start text:id="IMark78708968"/>sql<text:alphabetical-index-mark-end text:id="IMark78708968"/><text:alphabetical-index-mark-end text:id="IMark77772088"/><text:alphabetical-index-mark-end text:id="IMark77774968"/><text:alphabetical-index-mark-end text:id="IMark78369320"/>p <text:alphabetical-index-mark-start text:id="IMark78708008"/><text:alphabetical-index-mark-start text:id="IMark78377992"/>your_<text:alphabetical-index-mark-start text:id="IMark80312392"/><text:alphabetical-index-mark-start text:id="IMark80304744"/>database<text:alphabetical-index-mark-end text:id="IMark80304744"/><text:alphabetical-index-mark-end text:id="IMark80312392"/><text:alphabetical-index-mark-end text:id="IMark78377992"/><text:alphabetical-index-mark-end text:id="IMark78708008"/><text:alphabetical-index-mark-start text:id="IMark80292072"/><text:alphabetical-index-mark-start text:id="IMark80306664"/>.h5<text:alphabetical-index-mark-end text:id="IMark80306664"/><text:alphabetical-index-mark-end text:id="IMark80292072"/> “<text:alphabetical-index-mark-start text:id="IMark80308584"/><text:alphabetical-index-mark-start text:id="IMark78984952"/>SELECT<text:alphabetical-index-mark-end text:id="IMark78984952"/><text:alphabetical-index-mark-end text:id="IMark80308584"/> FROM your _<text:alphabetical-index-mark-start text:id="IMark77053944"/><text:alphabetical-index-mark-start text:id="IMark80318152"/>dataset<text:alphabetical-index-mark-end text:id="IMark80318152"/><text:alphabetical-index-mark-end text:id="IMark77053944"/>_1”</text:p>
      <text:p text:style-name="P74"/>
      <text:p text:style-name="P80">for <text:alphabetical-index-mark-start text:id="IMark74197560"/><text:alphabetical-index-mark-start text:id="IMark73738952"/>HDFql<text:alphabetical-index-mark-end text:id="IMark73738952"/><text:alphabetical-index-mark-end text:id="IMark74197560"/> <text:alphabetical-index-mark-start text:id="IMark78990888"/><text:alphabetical-index-mark-start text:id="IMark79570696"/>queries<text:alphabetical-index-mark-end text:id="IMark79570696"/><text:alphabetical-index-mark-end text:id="IMark78990888"/>.</text:p>
      <text:p text:style-name="P69"/>
      <text:p text:style-name="P76">will <text:alphabetical-index-mark-start text:id="IMark78812472"/><text:alphabetical-index-mark-start text:id="IMark79456904"/><text:alphabetical-index-mark-start text:id="IMark56740440"/><text:alphabetical-index-mark-start text:id="IMark78371272"/><text:alphabetical-index-mark-start text:id="IMark77774008"/><text:alphabetical-index-mark-start text:id="IMark77775928"/><text:alphabetical-index-mark-start text:id="IMark77779336"/><text:alphabetical-index-mark-start text:id="IMark78705128"/><text:alphabetical-index-mark-start text:id="IMark78707048"/>overwrite<text:alphabetical-index-mark-end text:id="IMark78707048"/><text:alphabetical-index-mark-end text:id="IMark78705128"/><text:alphabetical-index-mark-end text:id="IMark77779336"/><text:alphabetical-index-mark-end text:id="IMark77775928"/><text:alphabetical-index-mark-end text:id="IMark77774008"/><text:alphabetical-index-mark-end text:id="IMark78371272"/><text:alphabetical-index-mark-end text:id="IMark56740440"/><text:alphabetical-index-mark-end text:id="IMark79456904"/><text:alphabetical-index-mark-end text:id="IMark78812472"/> any existing <text:alphabetical-index-mark-start text:id="IMark80289192"/><text:alphabetical-index-mark-start text:id="IMark75071880"/><text:alphabetical-index-mark-start text:id="IMark73732440"/><text:alphabetical-index-mark-start text:id="IMark79558984"/><text:alphabetical-index-mark-start text:id="IMark73277496"/><text:alphabetical-index-mark-start text:id="IMark48640552"/><text:alphabetical-index-mark-start text:id="IMark77328424"/><text:alphabetical-index-mark-start text:id="IMark78913416"/><text:alphabetical-index-mark-start text:id="IMark78914376"/>instance<text:alphabetical-index-mark-end text:id="IMark78914376"/><text:alphabetical-index-mark-end text:id="IMark78913416"/><text:alphabetical-index-mark-end text:id="IMark77328424"/><text:alphabetical-index-mark-end text:id="IMark48640552"/><text:alphabetical-index-mark-end text:id="IMark73277496"/><text:alphabetical-index-mark-end text:id="IMark79558984"/><text:alphabetical-index-mark-end text:id="IMark73732440"/><text:alphabetical-index-mark-end text:id="IMark75071880"/><text:alphabetical-index-mark-end text:id="IMark80289192"/> of <text:alphabetical-index-mark-start text:id="IMark77098312"/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80133368"/><text:alphabetical-index-mark-start text:id="IMark78837656"/><text:alphabetical-index-mark-start text:id="IMark74957192"/><text:alphabetical-index-mark-start text:id="IMark74129656"/><text:alphabetical-index-mark-start text:id="IMark74950616"/><text:alphabetical-index-mark-start text:id="IMark78627496"/>sql<text:alphabetical-index-mark-end text:id="IMark78627496"/><text:alphabetical-index-mark-end text:id="IMark74950616"/><text:alphabetical-index-mark-end text:id="IMark74129656"/><text:alphabetical-index-mark-end text:id="IMark74957192"/>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7098312"/>p_<text:alphabetical-index-mark-start text:id="IMark56513672"/><text:alphabetical-index-mark-start text:id="IMark80316232"/><text:alphabetical-index-mark-start text:id="IMark63674312"/><text:alphabetical-index-mark-start text:id="IMark80310472"/><text:alphabetical-index-mark-start text:id="IMark78158344"/><text:alphabetical-index-mark-start text:id="IMark80291112"/><text:alphabetical-index-mark-start text:id="IMark80302824"/><text:alphabetical-index-mark-start text:id="IMark78376072"/><text:alphabetical-index-mark-start text:id="IMark77773048"/><text:alphabetical-index-mark-start text:id="IMark78706088"/><text:alphabetical-index-mark-start text:id="IMark78372232"/><text:alphabetical-index-mark-start text:id="IMark79938696"/><text:alphabetical-index-mark-start text:id="IMark74723656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result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74723656"/><text:alphabetical-index-mark-end text:id="IMark79938696"/><text:alphabetical-index-mark-end text:id="IMark78372232"/><text:alphabetical-index-mark-end text:id="IMark78706088"/>s<text:alphabetical-index-mark-end text:id="IMark77773048"/><text:alphabetical-index-mark-end text:id="IMark78376072"/><text:alphabetical-index-mark-end text:id="IMark80302824"/><text:alphabetical-index-mark-end text:id="IMark80291112"/><text:alphabetical-index-mark-end text:id="IMark78158344"/><text:alphabetical-index-mark-end text:id="IMark80310472"/><text:alphabetical-index-mark-end text:id="IMark63674312"/><text:alphabetical-index-mark-end text:id="IMark80316232"/><text:alphabetical-index-mark-end text:id="IMark56513672"/><text:alphabetical-index-mark-start text:id="IMark74690040"/><text:alphabetical-index-mark-start text:id="IMark80319112"/><text:alphabetical-index-mark-start text:id="IMark77143704"/><text:alphabetical-index-mark-start text:id="IMark56755208"/><text:alphabetical-index-mark-start text:id="IMark65133912"/><text:alphabetical-index-mark-start text:id="IMark73339864"/><text:alphabetical-index-mark-start text:id="IMark64521320"/><text:alphabetical-index-mark-start text:id="IMark75081336"/><text:alphabetical-index-mark-start text:id="IMark64215560"/>.txt<text:alphabetical-index-mark-end text:id="IMark64215560"/><text:alphabetical-index-mark-end text:id="IMark75081336"/><text:alphabetical-index-mark-end text:id="IMark64521320"/><text:alphabetical-index-mark-end text:id="IMark73339864"/><text:alphabetical-index-mark-end text:id="IMark65133912"/><text:alphabetical-index-mark-end text:id="IMark56755208"/><text:alphabetical-index-mark-end text:id="IMark77143704"/><text:alphabetical-index-mark-end text:id="IMark80319112"/><text:alphabetical-index-mark-end text:id="IMark74690040"/> in the working <text:alphabetical-index-mark-start text:id="IMark80132408"/><text:alphabetical-index-mark-start text:id="IMark80459368"/><text:alphabetical-index-mark-start text:id="IMark64436136"/><text:alphabetical-index-mark-start text:id="IMark79210936"/><text:alphabetical-index-mark-start text:id="IMark79776200"/><text:alphabetical-index-mark-start text:id="IMark80069960"/><text:alphabetical-index-mark-start text:id="IMark80260392"/><text:alphabetical-index-mark-start text:id="IMark75085704"/><text:alphabetical-index-mark-start text:id="IMark80148504"/>folder<text:alphabetical-index-mark-end text:id="IMark80148504"/><text:alphabetical-index-mark-end text:id="IMark75085704"/><text:alphabetical-index-mark-end text:id="IMark80260392"/><text:alphabetical-index-mark-end text:id="IMark80069960"/><text:alphabetical-index-mark-end text:id="IMark79776200"/><text:alphabetical-index-mark-end text:id="IMark79210936"/><text:alphabetical-index-mark-end text:id="IMark64436136"/><text:alphabetical-index-mark-end text:id="IMark80459368"/><text:alphabetical-index-mark-end text:id="IMark80132408"/> and fill it with the contents of the <text:alphabetical-index-mark-start text:id="IMark74956232"/><text:alphabetical-index-mark-start text:id="IMark77195672"/><text:alphabetical-index-mark-start text:id="IMark77144664"/><text:alphabetical-index-mark-start text:id="IMark75067384"/><text:alphabetical-index-mark-start text:id="IMark64186632"/><text:alphabetical-index-mark-start text:id="IMark74920968"/><text:alphabetical-index-mark-start text:id="IMark80315272"/><text:alphabetical-index-mark-start text:id="IMark80136248"/><text:alphabetical-index-mark-start text:id="IMark75084744"/>SELECT<text:alphabetical-index-mark-end text:id="IMark75084744"/><text:alphabetical-index-mark-end text:id="IMark80136248"/><text:alphabetical-index-mark-end text:id="IMark80315272"/><text:alphabetical-index-mark-end text:id="IMark74920968"/><text:alphabetical-index-mark-end text:id="IMark64186632"/><text:alphabetical-index-mark-end text:id="IMark75067384"/><text:alphabetical-index-mark-end text:id="IMark77144664"/><text:alphabetical-index-mark-end text:id="IMark77195672"/><text:alphabetical-index-mark-end text:id="IMark74956232"/> <text:alphabetical-index-mark-start text:id="IMark74143304"/><text:alphabetical-index-mark-start text:id="IMark74709928"/><text:alphabetical-index-mark-start text:id="IMark78169656"/><text:alphabetical-index-mark-start text:id="IMark64087992"/><text:alphabetical-index-mark-start text:id="IMark73829608"/><text:alphabetical-index-mark-start text:id="IMark74961032"/><text:alphabetical-index-mark-start text:id="IMark80130488"/><text:alphabetical-index-mark-start text:id="IMark73775032"/><text:alphabetical-index-mark-start text:id="IMark75080376"/>operation<text:alphabetical-index-mark-end text:id="IMark75080376"/><text:alphabetical-index-mark-end text:id="IMark73775032"/><text:alphabetical-index-mark-end text:id="IMark80130488"/><text:alphabetical-index-mark-end text:id="IMark74961032"/><text:alphabetical-index-mark-end text:id="IMark73829608"/><text:alphabetical-index-mark-end text:id="IMark64087992"/><text:alphabetical-index-mark-end text:id="IMark78169656"/><text:alphabetical-index-mark-end text:id="IMark74709928"/><text:alphabetical-index-mark-end text:id="IMark74143304"/> described above.</text:p>
      <text:p text:style-name="P76"/>
      <text:p text:style-name="P76"/>
      <text:p text:style-name="P41"><text:span text:style-name="T11">2.3.2.2.</text:span> <text:alphabetical-index-mark-start text:id="IMark48635224"/><text:alphabetical-index-mark-start text:id="IMark66153032"/><text:alphabetical-index-mark-start text:id="IMark77146584"/><text:alphabetical-index-mark-start text:id="IMark66152360"/><text:alphabetical-index-mark-start text:id="IMark79097784"/><text:alphabetical-index-mark-start text:id="IMark80317192"/>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57025224"/><text:alphabetical-index-mark-start text:id="IMark79967256"/><text:alphabetical-index-mark-start text:id="IMark80503720"/><text:alphabetical-index-mark-start text:id="IMark74921928"/><text:alphabetical-index-mark-start text:id="IMark74404184"/><text:alphabetical-index-mark-start text:id="IMark64509304"/><text:alphabetical-index-mark-start text:id="IMark80508664"/><text:alphabetical-index-mark-start text:id="IMark77362840"/>sql<text:alphabetical-index-mark-end text:id="IMark77362840"/><text:alphabetical-index-mark-end text:id="IMark80508664"/><text:alphabetical-index-mark-end text:id="IMark64509304"/><text:alphabetical-index-mark-end text:id="IMark74404184"/><text:alphabetical-index-mark-end text:id="IMark74921928"/><text:alphabetical-index-mark-end text:id="IMark80503720"/><text:alphabetical-index-mark-end text:id="IMark79967256"/><text:alphabetical-index-mark-end text:id="IMark57025224"/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80317192"/><text:alphabetical-index-mark-end text:id="IMark79097784"/><text:alphabetical-index-mark-end text:id="IMark66152360"/><text:alphabetical-index-mark-end text:id="IMark77146584"/><text:alphabetical-index-mark-end text:id="IMark66153032"/><text:alphabetical-index-mark-end text:id="IMark48635224"/>p_<text:alphabetical-index-mark-start text:id="IMark77108344"/><text:alphabetical-index-mark-start text:id="IMark78911496"/><text:alphabetical-index-mark-start text:id="IMark73898184"/><text:alphabetical-index-mark-start text:id="IMark77145624"/><text:alphabetical-index-mark-start text:id="IMark77096392"/><text:alphabetical-index-mark-start text:id="IMark74961992"/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3845800"/><text:alphabetical-index-mark-start text:id="IMark79546440"/><text:alphabetical-index-mark-start text:id="IMark80120584"/><text:alphabetical-index-mark-start text:id="IMark74117000"/><text:alphabetical-index-mark-start text:id="IMark73579640"/>result<text:alphabetical-index-mark-end text:id="IMark73579640"/><text:alphabetical-index-mark-end text:id="IMark74117000"/><text:alphabetical-index-mark-end text:id="IMark80120584"/><text:alphabetical-index-mark-end text:id="IMark79546440"/><text:alphabetical-index-mark-end text:id="IMark73845800"/><text:alphabetical-index-mark-end text:id="IMark73844424"/><text:alphabetical-index-mark-end text:id="IMark73293384"/><text:alphabetical-index-mark-end text:id="IMark73020760"/><text:alphabetical-index-mark-end text:id="IMark73764584"/>s<text:alphabetical-index-mark-end text:id="IMark75120888"/><text:alphabetical-index-mark-end text:id="IMark78253544"/><text:alphabetical-index-mark-end text:id="IMark74959112"/><text:alphabetical-index-mark-end text:id="IMark74961992"/><text:alphabetical-index-mark-end text:id="IMark77096392"/><text:alphabetical-index-mark-end text:id="IMark77145624"/><text:alphabetical-index-mark-end text:id="IMark73898184"/><text:alphabetical-index-mark-end text:id="IMark78911496"/><text:alphabetical-index-mark-end text:id="IMark77108344"/><text:alphabetical-index-mark-start text:id="IMark80290152"/><text:alphabetical-index-mark-start text:id="IMark80305704"/><text:alphabetical-index-mark-start text:id="IMark80307624"/><text:alphabetical-index-mark-start text:id="IMark80303784"/><text:alphabetical-index-mark-start text:id="IMark74947432"/><text:alphabetical-index-mark-start text:id="IMark79698408"/><text:alphabetical-index-mark-start text:id="IMark79106920"/><text:alphabetical-index-mark-start text:id="IMark79792072"/><text:alphabetical-index-mark-start text:id="IMark78373192"/>.txt<text:alphabetical-index-mark-end text:id="IMark78373192"/><text:alphabetical-index-mark-end text:id="IMark79792072"/><text:alphabetical-index-mark-end text:id="IMark79106920"/><text:alphabetical-index-mark-end text:id="IMark79698408"/><text:alphabetical-index-mark-end text:id="IMark74947432"/><text:alphabetical-index-mark-end text:id="IMark80303784"/><text:alphabetical-index-mark-end text:id="IMark80307624"/><text:alphabetical-index-mark-end text:id="IMark80305704"/><text:alphabetical-index-mark-end text:id="IMark80290152"/> with two or more <text:alphabetical-index-mark-start text:id="IMark78377032"/><text:alphabetical-index-mark-start text:id="IMark78375112"/><text:alphabetical-index-mark-start text:id="IMark77776888"/><text:alphabetical-index-mark-start text:id="IMark78374152"/><text:alphabetical-index-mark-start text:id="IMark80318152"/><text:alphabetical-index-mark-start text:id="IMark77053944"/><text:alphabetical-index-mark-start text:id="IMark80308584"/><text:alphabetical-index-mark-start text:id="IMark78984952"/><text:alphabetical-index-mark-start text:id="IMark80292072"/>listing<text:alphabetical-index-mark-end text:id="IMark80292072"/><text:alphabetical-index-mark-end text:id="IMark78984952"/><text:alphabetical-index-mark-end text:id="IMark80308584"/><text:alphabetical-index-mark-end text:id="IMark77053944"/><text:alphabetical-index-mark-end text:id="IMark80318152"/><text:alphabetical-index-mark-end text:id="IMark78374152"/><text:alphabetical-index-mark-end text:id="IMark77776888"/><text:alphabetical-index-mark-end text:id="IMark78375112"/><text:alphabetical-index-mark-end text:id="IMark78377032"/>s</text:p>
      <text:p text:style-name="P41"/>
      <text:p text:style-name="P27"><text:span text:style-name="T22">./</text:span><text:alphabetical-index-mark-start text:id="IMark80304744"/><text:alphabetical-index-mark-start text:id="IMark78369320"/><text:alphabetical-index-mark-start text:id="IMark77774968"/><text:alphabetical-index-mark-start text:id="IMark77772088"/><text:alphabetical-index-mark-start text:id="IMark78708968"/><text:alphabetical-index-mark-start text:id="IMark74953352"/><text:alphabetical-index-mark-start text:id="IMark74214056"/><text:alphabetical-index-mark-start text:id="IMark77095432"/><text:alphabetical-index-mark-start text:id="IMark78954328"/><text:alphabetical-index-mark-start text:id="IMark79570696"/><text:alphabetical-index-mark-start text:id="IMark78990888"/><text:alphabetical-index-mark-start text:id="IMark74197560"/><text:alphabetical-index-mark-start text:id="IMark73738952"/><text:alphabetical-index-mark-start text:id="IMark80131448"/><text:alphabetical-index-mark-start text:id="IMark77094472"/><text:alphabetical-index-mark-start text:id="IMark64296328"/><text:alphabetical-index-mark-start text:id="IMark78529624"/><text:alphabetical-index-mark-start text:id="IMark78368360"/><text:span text:style-name="T26">sql</text:span><text:alphabetical-index-mark-end text:id="IMark78368360"/><text:alphabetical-index-mark-end text:id="IMark78529624"/><text:alphabetical-index-mark-end text:id="IMark64296328"/><text:alphabetical-index-mark-end text:id="IMark77094472"/><text:alphabetical-index-mark-end text:id="IMark80131448"/><text:alphabetical-index-mark-end text:id="IMark73738952"/><text:alphabetical-index-mark-end text:id="IMark74197560"/><text:alphabetical-index-mark-end text:id="IMark78990888"/><text:alphabetical-index-mark-end text:id="IMark79570696"/><text:alphabetical-index-mark-end text:id="IMark78954328"/><text:alphabetical-index-mark-end text:id="IMark77095432"/><text:alphabetical-index-mark-end text:id="IMark74214056"/><text:alphabetical-index-mark-end text:id="IMark74953352"/><text:alphabetical-index-mark-end text:id="IMark78708968"/><text:alphabetical-index-mark-end text:id="IMark77772088"/><text:alphabetical-index-mark-end text:id="IMark77774968"/><text:alphabetical-index-mark-end text:id="IMark78369320"/><text:alphabetical-index-mark-end text:id="IMark80304744"/><text:span text:style-name="T31">p</text:span><text:span text:style-name="T26"> </text:span><text:alphabetical-index-mark-start text:id="IMark80656696"/><text:alphabetical-index-mark-start text:id="IMark74709928"/><text:alphabetical-index-mark-start text:id="IMark74143304"/><text:alphabetical-index-mark-start text:id="IMark78169656"/><text:alphabetical-index-mark-start text:id="IMark64087992"/><text:alphabetical-index-mark-start text:id="IMark73829608"/><text:alphabetical-index-mark-start text:id="IMark74961032"/><text:alphabetical-index-mark-start text:id="IMark80130488"/><text:alphabetical-index-mark-start text:id="IMark73775032"/><text:span text:style-name="T26">your_</text:span><text:alphabetical-index-mark-start text:id="IMark75080376"/><text:alphabetical-index-mark-start text:id="IMark74956232"/><text:alphabetical-index-mark-start text:id="IMark77195672"/><text:alphabetical-index-mark-start text:id="IMark77144664"/><text:alphabetical-index-mark-start text:id="IMark75067384"/><text:alphabetical-index-mark-start text:id="IMark64186632"/><text:alphabetical-index-mark-start text:id="IMark74920968"/><text:alphabetical-index-mark-start text:id="IMark80315272"/><text:alphabetical-index-mark-start text:id="IMark80136248"/><text:span text:style-name="T26">database</text:span><text:alphabetical-index-mark-end text:id="IMark80136248"/><text:alphabetical-index-mark-end text:id="IMark80315272"/><text:alphabetical-index-mark-end text:id="IMark73775032"/><text:alphabetical-index-mark-end text:id="IMark80130488"/><text:alphabetical-index-mark-start text:id="IMark75084744"/><text:alphabetical-index-mark-start text:id="IMark80132408"/><text:span text:style-name="T26">.</text:span><text:span text:style-name="T31">db</text:span><text:alphabetical-index-mark-end text:id="IMark80132408"/><text:alphabetical-index-mark-end text:id="IMark75084744"/><text:alphabetical-index-mark-end text:id="IMark74920968"/><text:alphabetical-index-mark-end text:id="IMark64186632"/><text:alphabetical-index-mark-end text:id="IMark75067384"/><text:alphabetical-index-mark-end text:id="IMark77144664"/><text:alphabetical-index-mark-end text:id="IMark77195672"/><text:alphabetical-index-mark-end text:id="IMark74956232"/>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8169656"/><text:alphabetical-index-mark-end text:id="IMark74143304"/><text:alphabetical-index-mark-end text:id="IMark74709928"/><text:alphabetical-index-mark-end text:id="IMark80656696"/><text:span text:style-name="T26"> </text:span><text:span text:style-name="T22">“</text:span><text:alphabetical-index-mark-start text:id="IMark80459368"/><text:alphabetical-index-mark-start text:id="IMark64436136"/><text:alphabetical-index-mark-start text:id="IMark79210936"/><text:alphabetical-index-mark-start text:id="IMark79776200"/><text:alphabetical-index-mark-start text:id="IMark80069960"/><text:alphabetical-index-mark-start text:id="IMark80260392"/><text:alphabetical-index-mark-start text:id="IMark75085704"/><text:alphabetical-index-mark-start text:id="IMark80148504"/><text:alphabetical-index-mark-start text:id="IMark74690040"/><text:span text:style-name="T22">SELECT</text:span><text:alphabetical-index-mark-end text:id="IMark74690040"/><text:alphabetical-index-mark-end text:id="IMark80148504"/><text:alphabetical-index-mark-end text:id="IMark75085704"/><text:alphabetical-index-mark-end text:id="IMark80260392"/><text:alphabetical-index-mark-end text:id="IMark80069960"/><text:alphabetical-index-mark-end text:id="IMark79776200"/><text:alphabetical-index-mark-end text:id="IMark79210936"/><text:alphabetical-index-mark-end text:id="IMark64436136"/><text:alphabetical-index-mark-end text:id="IMark80459368"/><text:span text:style-name="T22"> * FROM </text:span><text:alphabetical-index-mark-start text:id="IMark80319112"/><text:alphabetical-index-mark-start text:id="IMark77143704"/><text:alphabetical-index-mark-start text:id="IMark56755208"/><text:alphabetical-index-mark-start text:id="IMark65133912"/><text:alphabetical-index-mark-start text:id="IMark73339864"/><text:alphabetical-index-mark-start text:id="IMark64521320"/><text:alphabetical-index-mark-start text:id="IMark75081336"/><text:alphabetical-index-mark-start text:id="IMark64215560"/><text:alphabetical-index-mark-start text:id="IMark56513672"/><text:span text:style-name="T22">your_</text:span><text:alphabetical-index-mark-start text:id="IMark80316232"/><text:alphabetical-index-mark-start text:id="IMark63674312"/><text:alphabetical-index-mark-start text:id="IMark80310472"/><text:alphabetical-index-mark-start text:id="IMark78158344"/><text:alphabetical-index-mark-start text:id="IMark80291112"/><text:alphabetical-index-mark-start text:id="IMark80302824"/><text:alphabetical-index-mark-start text:id="IMark78376072"/><text:alphabetical-index-mark-start text:id="IMark77773048"/><text:alphabetical-index-mark-start text:id="IMark78706088"/><text:span text:style-name="T22">table</text:span><text:alphabetical-index-mark-end text:id="IMark78706088"/><text:alphabetical-index-mark-end text:id="IMark77773048"/><text:alphabetical-index-mark-end text:id="IMark78376072"/><text:alphabetical-index-mark-end text:id="IMark80302824"/><text:alphabetical-index-mark-end text:id="IMark80291112"/><text:alphabetical-index-mark-end text:id="IMark78158344"/><text:alphabetical-index-mark-end text:id="IMark80310472"/><text:alphabetical-index-mark-end text:id="IMark63674312"/><text:alphabetical-index-mark-end text:id="IMark80316232"/><text:alphabetical-index-mark-end text:id="IMark56513672"/><text:alphabetical-index-mark-end text:id="IMark64215560"/><text:alphabetical-index-mark-end text:id="IMark75081336"/><text:alphabetical-index-mark-end text:id="IMark64521320"/><text:alphabetical-index-mark-end text:id="IMark73339864"/><text:alphabetical-index-mark-end text:id="IMark65133912"/><text:alphabetical-index-mark-end text:id="IMark56755208"/><text:alphabetical-index-mark-end text:id="IMark77143704"/><text:alphabetical-index-mark-end text:id="IMark80319112"/><text:span text:style-name="T22">_1; </text:span><text:alphabetical-index-mark-start text:id="IMark78372232"/><text:alphabetical-index-mark-start text:id="IMark79938696"/><text:alphabetical-index-mark-start text:id="IMark74723656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77098312"/><text:span text:style-name="T22">SELECT</text:span><text:alphabetical-index-mark-end text:id="IMark7709831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74723656"/><text:alphabetical-index-mark-end text:id="IMark79938696"/><text:alphabetical-index-mark-end text:id="IMark78372232"/><text:span text:style-name="T22"> * FROM </text:span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span text:style-name="T22">your_</text:span><text:alphabetical-index-mark-start text:id="IMark80135288"/><text:alphabetical-index-mark-start text:id="IMark74962952"/><text:alphabetical-index-mark-start text:id="IMark80133368"/><text:alphabetical-index-mark-start text:id="IMark78837656"/><text:alphabetical-index-mark-start text:id="IMark74957192"/><text:alphabetical-index-mark-start text:id="IMark74129656"/><text:alphabetical-index-mark-start text:id="IMark74950616"/><text:alphabetical-index-mark-start text:id="IMark78627496"/><text:alphabetical-index-mark-start text:id="IMark80289192"/><text:span text:style-name="T22">table</text:span><text:alphabetical-index-mark-end text:id="IMark80289192"/><text:alphabetical-index-mark-end text:id="IMark78627496"/><text:alphabetical-index-mark-end text:id="IMark74950616"/><text:alphabetical-index-mark-end text:id="IMark74129656"/><text:alphabetical-index-mark-end text:id="IMark74957192"/>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<text:alphabetical-index-mark-end text:id="IMark78599432"/><text:alphabetical-index-mark-end text:id="IMark74776728"/><text:alphabetical-index-mark-end text:id="IMark48646552"/><text:alphabetical-index-mark-end text:id="IMark80265800"/><text:span text:style-name="T22">_</text:span><text:span text:style-name="T27">2</text:span><text:span text:style-name="T22">;”</text:span></text:p>
      <text:p text:style-name="P69"/>
      <text:p text:style-name="P76">Will also <text:alphabetical-index-mark-start text:id="IMark78374152"/><text:alphabetical-index-mark-start text:id="IMark80318152"/><text:alphabetical-index-mark-start text:id="IMark77053944"/><text:alphabetical-index-mark-start text:id="IMark80308584"/><text:alphabetical-index-mark-start text:id="IMark78984952"/><text:alphabetical-index-mark-start text:id="IMark80292072"/><text:alphabetical-index-mark-start text:id="IMark80290152"/><text:alphabetical-index-mark-start text:id="IMark80305704"/><text:alphabetical-index-mark-start text:id="IMark80307624"/>overwrite<text:alphabetical-index-mark-end text:id="IMark80307624"/><text:alphabetical-index-mark-end text:id="IMark80305704"/><text:alphabetical-index-mark-end text:id="IMark80290152"/><text:alphabetical-index-mark-end text:id="IMark80292072"/><text:alphabetical-index-mark-end text:id="IMark78984952"/><text:alphabetical-index-mark-end text:id="IMark80308584"/><text:alphabetical-index-mark-end text:id="IMark77053944"/><text:alphabetical-index-mark-end text:id="IMark80318152"/><text:alphabetical-index-mark-end text:id="IMark78374152"/> any existing <text:alphabetical-index-mark-start text:id="IMark80303784"/><text:alphabetical-index-mark-start text:id="IMark74947432"/><text:alphabetical-index-mark-start text:id="IMark79698408"/><text:alphabetical-index-mark-start text:id="IMark79106920"/><text:alphabetical-index-mark-start text:id="IMark79792072"/><text:alphabetical-index-mark-start text:id="IMark78373192"/><text:alphabetical-index-mark-start text:id="IMark77108344"/><text:alphabetical-index-mark-start text:id="IMark78911496"/><text:alphabetical-index-mark-start text:id="IMark73898184"/>instance<text:alphabetical-index-mark-end text:id="IMark73898184"/><text:alphabetical-index-mark-end text:id="IMark78911496"/><text:alphabetical-index-mark-end text:id="IMark77108344"/><text:alphabetical-index-mark-end text:id="IMark78373192"/><text:alphabetical-index-mark-end text:id="IMark79792072"/><text:alphabetical-index-mark-end text:id="IMark79106920"/><text:alphabetical-index-mark-end text:id="IMark79698408"/><text:alphabetical-index-mark-end text:id="IMark74947432"/><text:alphabetical-index-mark-end text:id="IMark80303784"/> of <text:alphabetical-index-mark-start text:id="IMark77145624"/><text:alphabetical-index-mark-start text:id="IMark77096392"/><text:alphabetical-index-mark-start text:id="IMark74961992"/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3845800"/><text:alphabetical-index-mark-start text:id="IMark79546440"/><text:alphabetical-index-mark-start text:id="IMark80120584"/><text:alphabetical-index-mark-start text:id="IMark74117000"/><text:alphabetical-index-mark-start text:id="IMark73579640"/><text:alphabetical-index-mark-start text:id="IMark48635224"/><text:alphabetical-index-mark-start text:id="IMark66153032"/><text:alphabetical-index-mark-start text:id="IMark77146584"/>sql<text:alphabetical-index-mark-end text:id="IMark77146584"/><text:alphabetical-index-mark-end text:id="IMark66153032"/><text:alphabetical-index-mark-end text:id="IMark48635224"/><text:alphabetical-index-mark-end text:id="IMark73579640"/><text:alphabetical-index-mark-end text:id="IMark74117000"/><text:alphabetical-index-mark-end text:id="IMark80120584"/><text:alphabetical-index-mark-end text:id="IMark79546440"/><text:alphabetical-index-mark-end text:id="IMark73845800"/>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alphabetical-index-mark-end text:id="IMark74961992"/><text:alphabetical-index-mark-end text:id="IMark77096392"/><text:alphabetical-index-mark-end text:id="IMark77145624"/>p_<text:alphabetical-index-mark-start text:id="IMark66152360"/><text:alphabetical-index-mark-start text:id="IMark79097784"/><text:alphabetical-index-mark-start text:id="IMark80317192"/>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57025224"/><text:alphabetical-index-mark-start text:id="IMark79967256"/><text:alphabetical-index-mark-start text:id="IMark80503720"/><text:alphabetical-index-mark-start text:id="IMark74921928"/><text:alphabetical-index-mark-start text:id="IMark74404184"/><text:alphabetical-index-mark-start text:id="IMark64509304"/><text:alphabetical-index-mark-start text:id="IMark80508664"/><text:alphabetical-index-mark-start text:id="IMark77362840"/><text:alphabetical-index-mark-start text:id="IMark78708008"/><text:alphabetical-index-mark-start text:id="IMark80312392"/><text:alphabetical-index-mark-start text:id="IMark78377992"/>result<text:alphabetical-index-mark-end text:id="IMark78377992"/><text:alphabetical-index-mark-end text:id="IMark80312392"/><text:alphabetical-index-mark-end text:id="IMark78708008"/><text:alphabetical-index-mark-end text:id="IMark77362840"/><text:alphabetical-index-mark-end text:id="IMark80508664"/><text:alphabetical-index-mark-end text:id="IMark64509304"/><text:alphabetical-index-mark-end text:id="IMark74404184"/><text:alphabetical-index-mark-end text:id="IMark74921928"/><text:alphabetical-index-mark-end text:id="IMark80503720"/>s<text:alphabetical-index-mark-end text:id="IMark79967256"/><text:alphabetical-index-mark-end text:id="IMark57025224"/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80317192"/><text:alphabetical-index-mark-end text:id="IMark79097784"/><text:alphabetical-index-mark-end text:id="IMark66152360"/><text:alphabetical-index-mark-start text:id="IMark78436072"/><text:alphabetical-index-mark-start text:id="IMark78437992"/><text:alphabetical-index-mark-start text:id="IMark78419560"/><text:alphabetical-index-mark-start text:id="IMark78421480"/><text:alphabetical-index-mark-start text:id="IMark75071880"/><text:alphabetical-index-mark-start text:id="IMark73732440"/><text:alphabetical-index-mark-start text:id="IMark80304744"/><text:alphabetical-index-mark-start text:id="IMark78369320"/><text:alphabetical-index-mark-start text:id="IMark77774968"/>.txt<text:alphabetical-index-mark-end text:id="IMark77774968"/><text:alphabetical-index-mark-end text:id="IMark78369320"/><text:alphabetical-index-mark-end text:id="IMark80304744"/><text:alphabetical-index-mark-end text:id="IMark73732440"/><text:alphabetical-index-mark-end text:id="IMark75071880"/><text:alphabetical-index-mark-end text:id="IMark78421480"/><text:alphabetical-index-mark-end text:id="IMark78419560"/><text:alphabetical-index-mark-end text:id="IMark78437992"/><text:alphabetical-index-mark-end text:id="IMark78436072"/> and will fill it with the <text:alphabetical-index-mark-start text:id="IMark77772088"/><text:alphabetical-index-mark-start text:id="IMark78708968"/><text:alphabetical-index-mark-start text:id="IMark74953352"/><text:alphabetical-index-mark-start text:id="IMark74214056"/><text:alphabetical-index-mark-start text:id="IMark77095432"/><text:alphabetical-index-mark-start text:id="IMark78954328"/><text:alphabetical-index-mark-start text:id="IMark79570696"/><text:alphabetical-index-mark-start text:id="IMark78990888"/><text:alphabetical-index-mark-start text:id="IMark74197560"/><text:alphabetical-index-mark-start text:id="IMark73738952"/><text:alphabetical-index-mark-start text:id="IMark80131448"/><text:alphabetical-index-mark-start text:id="IMark77094472"/><text:alphabetical-index-mark-start text:id="IMark64296328"/><text:alphabetical-index-mark-start text:id="IMark78529624"/><text:alphabetical-index-mark-start text:id="IMark78368360"/><text:alphabetical-index-mark-start text:id="IMark79558984"/><text:alphabetical-index-mark-start text:id="IMark73277496"/><text:alphabetical-index-mark-start text:id="IMark48640552"/>result<text:alphabetical-index-mark-end text:id="IMark48640552"/><text:alphabetical-index-mark-end text:id="IMark73277496"/><text:alphabetical-index-mark-end text:id="IMark79558984"/><text:alphabetical-index-mark-end text:id="IMark78368360"/><text:alphabetical-index-mark-end text:id="IMark78529624"/><text:alphabetical-index-mark-end text:id="IMark64296328"/><text:alphabetical-index-mark-end text:id="IMark77094472"/><text:alphabetical-index-mark-end text:id="IMark80131448"/><text:alphabetical-index-mark-end text:id="IMark73738952"/>s<text:alphabetical-index-mark-end text:id="IMark74197560"/><text:alphabetical-index-mark-end text:id="IMark78990888"/><text:alphabetical-index-mark-end text:id="IMark79570696"/><text:alphabetical-index-mark-end text:id="IMark78954328"/><text:alphabetical-index-mark-end text:id="IMark77095432"/><text:alphabetical-index-mark-end text:id="IMark74214056"/><text:alphabetical-index-mark-end text:id="IMark74953352"/><text:alphabetical-index-mark-end text:id="IMark78708968"/><text:alphabetical-index-mark-end text:id="IMark77772088"/> of the first <text:alphabetical-index-mark-start text:id="IMark77328424"/><text:alphabetical-index-mark-start text:id="IMark80130488"/><text:alphabetical-index-mark-start text:id="IMark73775032"/><text:alphabetical-index-mark-start text:id="IMark80315272"/><text:alphabetical-index-mark-start text:id="IMark80136248"/><text:alphabetical-index-mark-start text:id="IMark78913416"/><text:alphabetical-index-mark-start text:id="IMark78914376"/><text:alphabetical-index-mark-start text:id="IMark80656696"/><text:alphabetical-index-mark-start text:id="IMark74709928"/>SELECT<text:alphabetical-index-mark-end text:id="IMark74709928"/><text:alphabetical-index-mark-end text:id="IMark80656696"/><text:alphabetical-index-mark-end text:id="IMark78914376"/><text:alphabetical-index-mark-end text:id="IMark78913416"/><text:alphabetical-index-mark-end text:id="IMark80136248"/><text:alphabetical-index-mark-end text:id="IMark80315272"/><text:alphabetical-index-mark-end text:id="IMark73775032"/><text:alphabetical-index-mark-end text:id="IMark80130488"/><text:alphabetical-index-mark-end text:id="IMark77328424"/>, and then with the <text:alphabetical-index-mark-start text:id="IMark74143304"/><text:alphabetical-index-mark-start text:id="IMark78169656"/><text:alphabetical-index-mark-start text:id="IMark64087992"/><text:alphabetical-index-mark-start text:id="IMark73829608"/><text:alphabetical-index-mark-start text:id="IMark74961032"/><text:alphabetical-index-mark-start text:id="IMark75080376"/><text:alphabetical-index-mark-start text:id="IMark74956232"/><text:alphabetical-index-mark-start text:id="IMark77195672"/><text:alphabetical-index-mark-start text:id="IMark77144664"/><text:alphabetical-index-mark-start text:id="IMark75067384"/><text:alphabetical-index-mark-start text:id="IMark64186632"/><text:alphabetical-index-mark-start text:id="IMark74920968"/><text:alphabetical-index-mark-start text:id="IMark75084744"/><text:alphabetical-index-mark-start text:id="IMark80132408"/><text:alphabetical-index-mark-start text:id="IMark78812472"/><text:alphabetical-index-mark-start text:id="IMark79456904"/><text:alphabetical-index-mark-start text:id="IMark56740440"/><text:alphabetical-index-mark-start text:id="IMark80459368"/>result<text:alphabetical-index-mark-end text:id="IMark80459368"/><text:alphabetical-index-mark-end text:id="IMark56740440"/><text:alphabetical-index-mark-end text:id="IMark79456904"/><text:alphabetical-index-mark-end text:id="IMark78812472"/><text:alphabetical-index-mark-end text:id="IMark80132408"/><text:alphabetical-index-mark-end text:id="IMark75084744"/><text:alphabetical-index-mark-end text:id="IMark74920968"/><text:alphabetical-index-mark-end text:id="IMark64186632"/><text:alphabetical-index-mark-end text:id="IMark75067384"/>s<text:alphabetical-index-mark-end text:id="IMark77144664"/><text:alphabetical-index-mark-end text:id="IMark77195672"/><text:alphabetical-index-mark-end text:id="IMark74956232"/>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8169656"/><text:alphabetical-index-mark-end text:id="IMark74143304"/> of the second <text:alphabetical-index-mark-start text:id="IMark64436136"/><text:alphabetical-index-mark-start text:id="IMark79210936"/><text:alphabetical-index-mark-start text:id="IMark79776200"/><text:alphabetical-index-mark-start text:id="IMark80069960"/><text:alphabetical-index-mark-start text:id="IMark80260392"/><text:alphabetical-index-mark-start text:id="IMark75085704"/><text:alphabetical-index-mark-start text:id="IMark80148504"/><text:alphabetical-index-mark-start text:id="IMark74690040"/><text:alphabetical-index-mark-start text:id="IMark78371272"/>query<text:alphabetical-index-mark-end text:id="IMark78371272"/><text:alphabetical-index-mark-end text:id="IMark74690040"/><text:alphabetical-index-mark-end text:id="IMark80148504"/><text:alphabetical-index-mark-end text:id="IMark75085704"/><text:alphabetical-index-mark-end text:id="IMark80260392"/><text:alphabetical-index-mark-end text:id="IMark80069960"/><text:alphabetical-index-mark-end text:id="IMark79776200"/><text:alphabetical-index-mark-end text:id="IMark79210936"/><text:alphabetical-index-mark-end text:id="IMark64436136"/> <text:alphabetical-index-mark-start text:id="IMark77774008"/><text:alphabetical-index-mark-start text:id="IMark77775928"/><text:alphabetical-index-mark-start text:id="IMark80319112"/><text:alphabetical-index-mark-start text:id="IMark77143704"/><text:alphabetical-index-mark-start text:id="IMark56755208"/><text:alphabetical-index-mark-start text:id="IMark65133912"/><text:alphabetical-index-mark-start text:id="IMark73339864"/><text:alphabetical-index-mark-start text:id="IMark64521320"/><text:alphabetical-index-mark-start text:id="IMark75081336"/>append<text:alphabetical-index-mark-end text:id="IMark75081336"/><text:alphabetical-index-mark-end text:id="IMark64521320"/><text:alphabetical-index-mark-end text:id="IMark73339864"/><text:alphabetical-index-mark-end text:id="IMark65133912"/><text:alphabetical-index-mark-end text:id="IMark56755208"/><text:alphabetical-index-mark-end text:id="IMark77143704"/><text:alphabetical-index-mark-end text:id="IMark80319112"/><text:alphabetical-index-mark-end text:id="IMark77775928"/><text:alphabetical-index-mark-end text:id="IMark77774008"/>ed to the first.</text:p>
      <text:p text:style-name="P16"/>
      <text:p text:style-name="P16"/>
      <text:h text:style-name="Heading_20_3" text:outline-level="3"><text:bookmark-start text:name="__RefHeading___Toc961_76759228"/>2.3.3. <text:alphabetical-index-mark-start text:id="IMark78158344"/><text:alphabetical-index-mark-start text:id="IMark80302824"/><text:alphabetical-index-mark-start text:id="IMark78376072"/><text:alphabetical-index-mark-start text:id="IMark77773048"/><text:alphabetical-index-mark-start text:id="IMark78706088"/><text:alphabetical-index-mark-start text:id="IMark77779336"/><text:alphabetical-index-mark-start text:id="IMark78705128"/><text:alphabetical-index-mark-start text:id="IMark78372232"/><text:alphabetical-index-mark-start text:id="IMark79938696"/><text:alphabetical-index-mark-start text:id="IMark74723656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77098312"/><text:alphabetical-index-mark-start text:id="IMark78707048"/><text:alphabetical-index-mark-start text:id="IMark74215016"/><text:span text:style-name="T18">Sql</text:span><text:alphabetical-index-mark-end text:id="IMark74215016"/><text:alphabetical-index-mark-end text:id="IMark78707048"/><text:alphabetical-index-mark-end text:id="IMark7709831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74723656"/><text:alphabetical-index-mark-end text:id="IMark79938696"/><text:alphabetical-index-mark-end text:id="IMark78372232"/><text:alphabetical-index-mark-end text:id="IMark78705128"/><text:alphabetical-index-mark-end text:id="IMark77779336"/><text:alphabetical-index-mark-end text:id="IMark78706088"/><text:alphabetical-index-mark-end text:id="IMark77773048"/><text:alphabetical-index-mark-end text:id="IMark78376072"/><text:alphabetical-index-mark-end text:id="IMark80302824"/><text:alphabetical-index-mark-end text:id="IMark78158344"/><text:span text:style-name="T18"> </text:span><text:alphabetical-index-mark-start text:id="IMark78912456"/><text:alphabetical-index-mark-start text:id="IMark80265800"/><text:alphabetical-index-mark-start text:id="IMark48646552"/><text:alphabetical-index-mark-start text:id="IMark74776728"/><text:alphabetical-index-mark-start text:id="IMark78599432"/><text:alphabetical-index-mark-start text:id="IMark73431512"/><text:alphabetical-index-mark-start text:id="IMark75069848"/><text:alphabetical-index-mark-start text:id="IMark80134328"/><text:alphabetical-index-mark-start text:id="IMark74960072"/><text:span text:style-name="T18">file</text:span><text:alphabetical-index-mark-end text:id="IMark74960072"/><text:alphabetical-index-mark-end text:id="IMark80134328"/><text:alphabetical-index-mark-end text:id="IMark75069848"/><text:alphabetical-index-mark-end text:id="IMark73431512"/><text:alphabetical-index-mark-end text:id="IMark78599432"/><text:alphabetical-index-mark-end text:id="IMark74776728"/><text:alphabetical-index-mark-end text:id="IMark48646552"/><text:alphabetical-index-mark-end text:id="IMark80265800"/><text:alphabetical-index-mark-end text:id="IMark78912456"/><text:span text:style-name="T18"> and </text:span><text:alphabetical-index-mark-start text:id="IMark80311432"/><text:alphabetical-index-mark-start text:id="IMark80135288"/><text:alphabetical-index-mark-start text:id="IMark74962952"/><text:alphabetical-index-mark-start text:id="IMark80133368"/><text:alphabetical-index-mark-start text:id="IMark78837656"/><text:alphabetical-index-mark-start text:id="IMark74957192"/><text:alphabetical-index-mark-start text:id="IMark74129656"/><text:alphabetical-index-mark-start text:id="IMark74950616"/><text:alphabetical-index-mark-start text:id="IMark78627496"/><text:span text:style-name="T18">composite</text:span><text:alphabetical-index-mark-end text:id="IMark78627496"/><text:alphabetical-index-mark-end text:id="IMark74950616"/><text:alphabetical-index-mark-end text:id="IMark74129656"/><text:alphabetical-index-mark-end text:id="IMark74957192"/><text:alphabetical-index-mark-end text:id="IMark78837656"/><text:alphabetical-index-mark-end text:id="IMark80133368"/><text:alphabetical-index-mark-end text:id="IMark74962952"/><text:alphabetical-index-mark-end text:id="IMark80135288"/><text:alphabetical-index-mark-end text:id="IMark80311432"/><text:span text:style-name="T18"> </text:span><text:alphabetical-index-mark-start text:id="IMark80289192"/><text:alphabetical-index-mark-start text:id="IMark77754824"/><text:alphabetical-index-mark-start text:id="IMark80234456"/><text:alphabetical-index-mark-start text:id="IMark74955272"/><text:alphabetical-index-mark-start text:id="IMark78375112"/><text:alphabetical-index-mark-start text:id="IMark80306664"/><text:alphabetical-index-mark-start text:id="IMark77776888"/><text:alphabetical-index-mark-start text:id="IMark78377032"/><text:alphabetical-index-mark-start text:id="IMark78438952"/><text:span text:style-name="T18">query</text:span><text:alphabetical-index-mark-end text:id="IMark78438952"/><text:alphabetical-index-mark-end text:id="IMark78377032"/><text:alphabetical-index-mark-end text:id="IMark77776888"/><text:alphabetical-index-mark-end text:id="IMark80306664"/><text:alphabetical-index-mark-end text:id="IMark78375112"/><text:alphabetical-index-mark-end text:id="IMark74955272"/><text:alphabetical-index-mark-end text:id="IMark80234456"/><text:alphabetical-index-mark-end text:id="IMark77754824"/><text:alphabetical-index-mark-end text:id="IMark80289192"/><text:span text:style-name="T18"> </text:span><text:alphabetical-index-mark-start text:id="IMark78434152"/><text:alphabetical-index-mark-start text:id="IMark77775928"/><text:alphabetical-index-mark-start text:id="IMark77774008"/><text:alphabetical-index-mark-start text:id="IMark80319112"/><text:alphabetical-index-mark-start text:id="IMark77143704"/><text:alphabetical-index-mark-start text:id="IMark56755208"/><text:alphabetical-index-mark-start text:id="IMark65133912"/><text:alphabetical-index-mark-start text:id="IMark73339864"/><text:alphabetical-index-mark-start text:id="IMark64521320"/><text:span text:style-name="T18">syntax</text:span><text:alphabetical-index-mark-end text:id="IMark64521320"/><text:alphabetical-index-mark-end text:id="IMark73339864"/><text:alphabetical-index-mark-end text:id="IMark65133912"/><text:alphabetical-index-mark-end text:id="IMark56755208"/><text:alphabetical-index-mark-end text:id="IMark77143704"/><text:alphabetical-index-mark-end text:id="IMark80319112"/><text:alphabetical-index-mark-end text:id="IMark77774008"/><text:alphabetical-index-mark-end text:id="IMark77775928"/><text:alphabetical-index-mark-end text:id="IMark78434152"/><text:span text:style-name="T18">.</text:span><text:bookmark-end text:name="__RefHeading___Toc961_76759228"/></text:h>
      <text:p text:style-name="P18"/>
      <text:p text:style-name="P26"><text:alphabetical-index-mark-start text:id="IMark80069960"/><text:alphabetical-index-mark-start text:id="IMark80260392"/><text:alphabetical-index-mark-start text:id="IMark75085704"/><text:alphabetical-index-mark-start text:id="IMark80148504"/><text:alphabetical-index-mark-start text:id="IMark74690040"/><text:alphabetical-index-mark-start text:id="IMark78371272"/><text:alphabetical-index-mark-start text:id="IMark74143304"/><text:alphabetical-index-mark-start text:id="IMark78169656"/><text:alphabetical-index-mark-start text:id="IMark64087992"/><text:alphabetical-index-mark-start text:id="IMark73829608"/><text:alphabetical-index-mark-start text:id="IMark74961032"/><text:alphabetical-index-mark-start text:id="IMark75080376"/><text:alphabetical-index-mark-start text:id="IMark74956232"/><text:alphabetical-index-mark-start text:id="IMark77195672"/><text:alphabetical-index-mark-start text:id="IMark77144664"/><text:alphabetical-index-mark-start text:id="IMark75067384"/><text:alphabetical-index-mark-start text:id="IMark64186632"/><text:alphabetical-index-mark-start text:id="IMark74920968"/>Sql<text:alphabetical-index-mark-end text:id="IMark74920968"/><text:alphabetical-index-mark-end text:id="IMark64186632"/><text:alphabetical-index-mark-end text:id="IMark75067384"/><text:alphabetical-index-mark-end text:id="IMark77144664"/><text:alphabetical-index-mark-end text:id="IMark77195672"/><text:alphabetical-index-mark-end text:id="IMark74956232"/>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8169656"/><text:alphabetical-index-mark-end text:id="IMark74143304"/><text:alphabetical-index-mark-end text:id="IMark78371272"/><text:alphabetical-index-mark-end text:id="IMark74690040"/><text:alphabetical-index-mark-end text:id="IMark80148504"/><text:alphabetical-index-mark-end text:id="IMark75085704"/><text:alphabetical-index-mark-end text:id="IMark80260392"/><text:alphabetical-index-mark-end text:id="IMark80069960"/><text:span text:style-name="T66">p</text:span> accepts <text:alphabetical-index-mark-start text:id="IMark75084744"/><text:alphabetical-index-mark-start text:id="IMark80132408"/><text:alphabetical-index-mark-start text:id="IMark78812472"/><text:alphabetical-index-mark-start text:id="IMark79456904"/><text:alphabetical-index-mark-start text:id="IMark56740440"/><text:alphabetical-index-mark-start text:id="IMark80459368"/><text:alphabetical-index-mark-start text:id="IMark77328424"/><text:alphabetical-index-mark-start text:id="IMark80130488"/><text:alphabetical-index-mark-start text:id="IMark73775032"/>single<text:alphabetical-index-mark-end text:id="IMark73775032"/><text:alphabetical-index-mark-end text:id="IMark80130488"/><text:alphabetical-index-mark-end text:id="IMark77328424"/><text:alphabetical-index-mark-end text:id="IMark80459368"/><text:alphabetical-index-mark-end text:id="IMark56740440"/><text:alphabetical-index-mark-end text:id="IMark79456904"/><text:alphabetical-index-mark-end text:id="IMark78812472"/><text:alphabetical-index-mark-end text:id="IMark80132408"/><text:alphabetical-index-mark-end text:id="IMark75084744"/> and <text:alphabetical-index-mark-start text:id="IMark80315272"/><text:alphabetical-index-mark-start text:id="IMark80136248"/><text:alphabetical-index-mark-start text:id="IMark78913416"/><text:alphabetical-index-mark-start text:id="IMark78914376"/><text:alphabetical-index-mark-start text:id="IMark80656696"/><text:alphabetical-index-mark-start text:id="IMark74709928"/><text:alphabetical-index-mark-start text:id="IMark77772088"/><text:alphabetical-index-mark-start text:id="IMark78708968"/><text:alphabetical-index-mark-start text:id="IMark74953352"/>composite<text:alphabetical-index-mark-end text:id="IMark74953352"/><text:alphabetical-index-mark-end text:id="IMark78708968"/><text:alphabetical-index-mark-end text:id="IMark77772088"/><text:alphabetical-index-mark-end text:id="IMark74709928"/><text:alphabetical-index-mark-end text:id="IMark80656696"/><text:alphabetical-index-mark-end text:id="IMark78914376"/><text:alphabetical-index-mark-end text:id="IMark78913416"/><text:alphabetical-index-mark-end text:id="IMark80136248"/><text:alphabetical-index-mark-end text:id="IMark80315272"/> <text:alphabetical-index-mark-start text:id="IMark74214056"/><text:alphabetical-index-mark-start text:id="IMark77095432"/><text:alphabetical-index-mark-start text:id="IMark78954328"/><text:alphabetical-index-mark-start text:id="IMark79570696"/><text:alphabetical-index-mark-start text:id="IMark78990888"/><text:alphabetical-index-mark-start text:id="IMark74197560"/><text:alphabetical-index-mark-start text:id="IMark73738952"/><text:alphabetical-index-mark-start text:id="IMark80131448"/><text:alphabetical-index-mark-start text:id="IMark77094472"/>queries<text:alphabetical-index-mark-end text:id="IMark77094472"/><text:alphabetical-index-mark-end text:id="IMark80131448"/><text:alphabetical-index-mark-end text:id="IMark73738952"/><text:alphabetical-index-mark-end text:id="IMark74197560"/><text:alphabetical-index-mark-end text:id="IMark78990888"/><text:alphabetical-index-mark-end text:id="IMark79570696"/><text:alphabetical-index-mark-end text:id="IMark78954328"/><text:alphabetical-index-mark-end text:id="IMark77095432"/><text:alphabetical-index-mark-end text:id="IMark74214056"/>, as well as <text:alphabetical-index-mark-start text:id="IMark64296328"/><text:alphabetical-index-mark-start text:id="IMark78529624"/><text:alphabetical-index-mark-start text:id="IMark78368360"/><text:alphabetical-index-mark-start text:id="IMark79558984"/><text:alphabetical-index-mark-start text:id="IMark73277496"/><text:alphabetical-index-mark-start text:id="IMark48640552"/><text:alphabetical-index-mark-start text:id="IMark78436072"/><text:alphabetical-index-mark-start text:id="IMark78437992"/><text:alphabetical-index-mark-start text:id="IMark78419560"/><text:alphabetical-index-mark-start text:id="IMark78421480"/><text:alphabetical-index-mark-start text:id="IMark75071880"/><text:alphabetical-index-mark-start text:id="IMark73732440"/><text:alphabetical-index-mark-start text:id="IMark80304744"/><text:alphabetical-index-mark-start text:id="IMark78369320"/><text:alphabetical-index-mark-start text:id="IMark77774968"/><text:alphabetical-index-mark-start text:id="IMark66152360"/><text:alphabetical-index-mark-start text:id="IMark79097784"/><text:alphabetical-index-mark-start text:id="IMark80317192"/>sql<text:alphabetical-index-mark-end text:id="IMark80317192"/><text:alphabetical-index-mark-end text:id="IMark79097784"/><text:alphabetical-index-mark-end text:id="IMark66152360"/><text:alphabetical-index-mark-end text:id="IMark77774968"/><text:alphabetical-index-mark-end text:id="IMark78369320"/><text:alphabetical-index-mark-end text:id="IMark80304744"/><text:alphabetical-index-mark-end text:id="IMark73732440"/><text:alphabetical-index-mark-end text:id="IMark75071880"/><text:alphabetical-index-mark-end text:id="IMark78421480"/><text:alphabetical-index-mark-end text:id="IMark78419560"/><text:alphabetical-index-mark-end text:id="IMark78437992"/><text:alphabetical-index-mark-end text:id="IMark78436072"/><text:alphabetical-index-mark-end text:id="IMark48640552"/><text:alphabetical-index-mark-end text:id="IMark73277496"/><text:alphabetical-index-mark-end text:id="IMark79558984"/><text:alphabetical-index-mark-end text:id="IMark78368360"/><text:alphabetical-index-mark-end text:id="IMark78529624"/><text:alphabetical-index-mark-end text:id="IMark64296328"/> 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57025224"/><text:alphabetical-index-mark-start text:id="IMark79967256"/><text:alphabetical-index-mark-start text:id="IMark80503720"/><text:alphabetical-index-mark-start text:id="IMark74921928"/><text:alphabetical-index-mark-start text:id="IMark74404184"/>file<text:alphabetical-index-mark-end text:id="IMark74404184"/><text:alphabetical-index-mark-end text:id="IMark74921928"/><text:alphabetical-index-mark-end text:id="IMark80503720"/><text:alphabetical-index-mark-end text:id="IMark79967256"/><text:alphabetical-index-mark-end text:id="IMark57025224"/><text:alphabetical-index-mark-end text:id="IMark74958152"/><text:alphabetical-index-mark-end text:id="IMark74954312"/><text:alphabetical-index-mark-end text:id="IMark75083784"/><text:alphabetical-index-mark-end text:id="IMark72881080"/>s as input. In all cases you should end each <text:alphabetical-index-mark-start text:id="IMark64509304"/><text:alphabetical-index-mark-start text:id="IMark80508664"/><text:alphabetical-index-mark-start text:id="IMark77362840"/><text:alphabetical-index-mark-start text:id="IMark78708008"/><text:alphabetical-index-mark-start text:id="IMark80312392"/><text:alphabetical-index-mark-start text:id="IMark78377992"/><text:alphabetical-index-mark-start text:id="IMark77145624"/><text:alphabetical-index-mark-start text:id="IMark77096392"/><text:alphabetical-index-mark-start text:id="IMark74961992"/>query<text:alphabetical-index-mark-end text:id="IMark74961992"/><text:alphabetical-index-mark-end text:id="IMark77096392"/><text:alphabetical-index-mark-end text:id="IMark77145624"/><text:alphabetical-index-mark-end text:id="IMark78377992"/><text:alphabetical-index-mark-end text:id="IMark80312392"/><text:alphabetical-index-mark-end text:id="IMark78708008"/><text:alphabetical-index-mark-end text:id="IMark77362840"/><text:alphabetical-index-mark-end text:id="IMark80508664"/><text:alphabetical-index-mark-end text:id="IMark64509304"/> with a “;” to tell 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3845800"/><text:alphabetical-index-mark-start text:id="IMark79546440"/><text:alphabetical-index-mark-start text:id="IMark80120584"/><text:alphabetical-index-mark-start text:id="IMark74117000"/><text:alphabetical-index-mark-start text:id="IMark73579640"/><text:alphabetical-index-mark-start text:id="IMark48635224"/><text:alphabetical-index-mark-start text:id="IMark66153032"/><text:alphabetical-index-mark-start text:id="IMark77146584"/><text:alphabetical-index-mark-start text:id="IMark80303784"/><text:alphabetical-index-mark-start text:id="IMark74947432"/><text:alphabetical-index-mark-start text:id="IMark79698408"/><text:alphabetical-index-mark-start text:id="IMark79106920"/><text:alphabetical-index-mark-start text:id="IMark79792072"/><text:alphabetical-index-mark-start text:id="IMark78373192"/><text:alphabetical-index-mark-start text:id="IMark77108344"/><text:alphabetical-index-mark-start text:id="IMark78911496"/><text:alphabetical-index-mark-start text:id="IMark73898184"/><text:alphabetical-index-mark-start text:id="IMark78374152"/><text:alphabetical-index-mark-start text:id="IMark80318152"/><text:alphabetical-index-mark-start text:id="IMark77053944"/>Sql<text:alphabetical-index-mark-end text:id="IMark77053944"/><text:alphabetical-index-mark-end text:id="IMark80318152"/><text:alphabetical-index-mark-end text:id="IMark78374152"/><text:alphabetical-index-mark-end text:id="IMark73898184"/><text:alphabetical-index-mark-end text:id="IMark78911496"/><text:alphabetical-index-mark-end text:id="IMark77108344"/><text:alphabetical-index-mark-end text:id="IMark78373192"/><text:alphabetical-index-mark-end text:id="IMark79792072"/><text:alphabetical-index-mark-end text:id="IMark79106920"/><text:alphabetical-index-mark-end text:id="IMark79698408"/><text:alphabetical-index-mark-end text:id="IMark74947432"/><text:alphabetical-index-mark-end text:id="IMark80303784"/><text:alphabetical-index-mark-end text:id="IMark77146584"/><text:alphabetical-index-mark-end text:id="IMark66153032"/><text:alphabetical-index-mark-end text:id="IMark48635224"/><text:alphabetical-index-mark-end text:id="IMark73579640"/><text:alphabetical-index-mark-end text:id="IMark74117000"/><text:alphabetical-index-mark-end text:id="IMark80120584"/>ite<text:alphabetical-index-mark-end text:id="IMark79546440"/><text:alphabetical-index-mark-end text:id="IMark73845800"/>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3 that each is a separate <text:alphabetical-index-mark-start text:id="IMark80308584"/><text:alphabetical-index-mark-start text:id="IMark78984952"/><text:alphabetical-index-mark-start text:id="IMark80292072"/><text:alphabetical-index-mark-start text:id="IMark80290152"/><text:alphabetical-index-mark-start text:id="IMark80305704"/><text:alphabetical-index-mark-start text:id="IMark80307624"/><text:alphabetical-index-mark-start text:id="IMark64215560"/><text:alphabetical-index-mark-start text:id="IMark80316232"/><text:alphabetical-index-mark-start text:id="IMark56513672"/>query<text:alphabetical-index-mark-end text:id="IMark56513672"/><text:alphabetical-index-mark-end text:id="IMark80316232"/><text:alphabetical-index-mark-end text:id="IMark64215560"/><text:alphabetical-index-mark-end text:id="IMark80307624"/><text:alphabetical-index-mark-end text:id="IMark80305704"/><text:alphabetical-index-mark-end text:id="IMark80290152"/><text:alphabetical-index-mark-end text:id="IMark80292072"/><text:alphabetical-index-mark-end text:id="IMark78984952"/><text:alphabetical-index-mark-end text:id="IMark80308584"/>. </text:p>
      <text:p text:style-name="P19"/>
      <text:p text:style-name="P25">Examples:</text:p>
      <text:p text:style-name="P25"/>
      <text:p text:style-name="P28"><text:span text:style-name="T11">2.3.3.1.</text:span> <text:alphabetical-index-mark-start text:id="IMark80291112"/><text:alphabetical-index-mark-start text:id="IMark78158344"/><text:alphabetical-index-mark-start text:id="IMark80302824"/><text:alphabetical-index-mark-start text:id="IMark78376072"/><text:alphabetical-index-mark-start text:id="IMark77773048"/><text:alphabetical-index-mark-start text:id="IMark78706088"/><text:alphabetical-index-mark-start text:id="IMark77779336"/><text:alphabetical-index-mark-start text:id="IMark78705128"/><text:alphabetical-index-mark-start text:id="IMark78372232"/><text:span text:style-name="T38">Single</text:span><text:alphabetical-index-mark-end text:id="IMark78372232"/><text:alphabetical-index-mark-end text:id="IMark78705128"/><text:alphabetical-index-mark-end text:id="IMark77779336"/><text:alphabetical-index-mark-end text:id="IMark78706088"/><text:alphabetical-index-mark-end text:id="IMark77773048"/><text:alphabetical-index-mark-end text:id="IMark78376072"/><text:alphabetical-index-mark-end text:id="IMark80302824"/><text:alphabetical-index-mark-end text:id="IMark78158344"/><text:alphabetical-index-mark-end text:id="IMark80291112"/><text:span text:style-name="T38"> </text:span><text:alphabetical-index-mark-start text:id="IMark79938696"/><text:alphabetical-index-mark-start text:id="IMark74723656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77098312"/><text:alphabetical-index-mark-start text:id="IMark78707048"/><text:span text:style-name="T38">query</text:span><text:alphabetical-index-mark-end text:id="IMark78707048"/><text:alphabetical-index-mark-end text:id="IMark7709831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74723656"/><text:alphabetical-index-mark-end text:id="IMark79938696"/></text:p>
      <text:p text:style-name="P70"/>
      <text:p text:style-name="P28"><text:soft-page-break/><text:span text:style-name="T22">“</text:span><text:alphabetical-index-mark-start text:id="IMark74776728"/><text:alphabetical-index-mark-start text:id="IMark78599432"/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span text:style-name="T22">SELECT</text:span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<text:alphabetical-index-mark-end text:id="IMark78599432"/><text:alphabetical-index-mark-end text:id="IMark74776728"/><text:span text:style-name="T22"> * FROM </text:span><text:alphabetical-index-mark-start text:id="IMark80133368"/><text:alphabetical-index-mark-start text:id="IMark78837656"/><text:alphabetical-index-mark-start text:id="IMark74957192"/><text:alphabetical-index-mark-start text:id="IMark74129656"/><text:alphabetical-index-mark-start text:id="IMark74950616"/><text:alphabetical-index-mark-start text:id="IMark78627496"/><text:alphabetical-index-mark-start text:id="IMark80289192"/><text:alphabetical-index-mark-start text:id="IMark77754824"/><text:alphabetical-index-mark-start text:id="IMark80234456"/><text:span text:style-name="T22">your_</text:span><text:alphabetical-index-mark-start text:id="IMark74955272"/><text:alphabetical-index-mark-start text:id="IMark78375112"/><text:alphabetical-index-mark-start text:id="IMark80306664"/><text:alphabetical-index-mark-start text:id="IMark77776888"/><text:alphabetical-index-mark-start text:id="IMark78377032"/><text:alphabetical-index-mark-start text:id="IMark78438952"/><text:alphabetical-index-mark-start text:id="IMark78434152"/><text:alphabetical-index-mark-start text:id="IMark77775928"/><text:alphabetical-index-mark-start text:id="IMark77774008"/><text:span text:style-name="T22">table</text:span><text:alphabetical-index-mark-end text:id="IMark77774008"/><text:alphabetical-index-mark-end text:id="IMark77775928"/><text:alphabetical-index-mark-end text:id="IMark78434152"/><text:alphabetical-index-mark-end text:id="IMark78438952"/><text:alphabetical-index-mark-end text:id="IMark78377032"/><text:alphabetical-index-mark-end text:id="IMark77776888"/><text:alphabetical-index-mark-end text:id="IMark80306664"/><text:alphabetical-index-mark-end text:id="IMark78375112"/><text:alphabetical-index-mark-end text:id="IMark74955272"/><text:alphabetical-index-mark-end text:id="IMark80234456"/><text:alphabetical-index-mark-end text:id="IMark77754824"/><text:alphabetical-index-mark-end text:id="IMark80289192"/><text:alphabetical-index-mark-end text:id="IMark78627496"/><text:alphabetical-index-mark-end text:id="IMark74950616"/><text:alphabetical-index-mark-end text:id="IMark74129656"/><text:alphabetical-index-mark-end text:id="IMark74957192"/><text:alphabetical-index-mark-end text:id="IMark78837656"/><text:alphabetical-index-mark-end text:id="IMark80133368"/><text:span text:style-name="T22">_1;”</text:span></text:p>
      <text:p text:style-name="P25"/>
      <text:p text:style-name="P25"/>
      <text:p text:style-name="P28"><text:span text:style-name="T11">2.3.3.2.</text:span> <text:alphabetical-index-mark-start text:id="IMark78213144"/><text:alphabetical-index-mark-start text:id="IMark78209304"/><text:alphabetical-index-mark-start text:id="IMark36129848"/><text:alphabetical-index-mark-start text:id="IMark80069960"/><text:alphabetical-index-mark-start text:id="IMark80260392"/><text:alphabetical-index-mark-start text:id="IMark75085704"/><text:alphabetical-index-mark-start text:id="IMark80148504"/><text:alphabetical-index-mark-start text:id="IMark74690040"/><text:alphabetical-index-mark-start text:id="IMark78371272"/><text:span text:style-name="T38">Composite</text:span><text:alphabetical-index-mark-end text:id="IMark78371272"/><text:alphabetical-index-mark-end text:id="IMark74690040"/><text:alphabetical-index-mark-end text:id="IMark80148504"/><text:alphabetical-index-mark-end text:id="IMark75085704"/><text:alphabetical-index-mark-end text:id="IMark80260392"/><text:alphabetical-index-mark-end text:id="IMark80069960"/><text:alphabetical-index-mark-end text:id="IMark36129848"/><text:alphabetical-index-mark-end text:id="IMark78209304"/><text:alphabetical-index-mark-end text:id="IMark78213144"/><text:span text:style-name="T38"> </text:span><text:alphabetical-index-mark-start text:id="IMark74143304"/><text:alphabetical-index-mark-start text:id="IMark78169656"/><text:alphabetical-index-mark-start text:id="IMark64087992"/><text:alphabetical-index-mark-start text:id="IMark73829608"/><text:alphabetical-index-mark-start text:id="IMark74961032"/><text:alphabetical-index-mark-start text:id="IMark75080376"/><text:alphabetical-index-mark-start text:id="IMark74956232"/><text:alphabetical-index-mark-start text:id="IMark77195672"/><text:alphabetical-index-mark-start text:id="IMark77144664"/><text:span text:style-name="T38">query</text:span><text:alphabetical-index-mark-end text:id="IMark77144664"/><text:alphabetical-index-mark-end text:id="IMark77195672"/><text:alphabetical-index-mark-end text:id="IMark74956232"/>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8169656"/><text:alphabetical-index-mark-end text:id="IMark74143304"/></text:p>
      <text:p text:style-name="P70"/>
      <text:p text:style-name="P28"><text:span text:style-name="T22">“</text:span><text:alphabetical-index-mark-start text:id="IMark78984952"/><text:alphabetical-index-mark-start text:id="IMark80308584"/><text:alphabetical-index-mark-start text:id="IMark80292072"/><text:alphabetical-index-mark-start text:id="IMark80290152"/><text:alphabetical-index-mark-start text:id="IMark80305704"/><text:alphabetical-index-mark-start text:id="IMark80307624"/><text:alphabetical-index-mark-start text:id="IMark64215560"/><text:alphabetical-index-mark-start text:id="IMark80316232"/><text:alphabetical-index-mark-start text:id="IMark56513672"/><text:span text:style-name="T22">SELECT</text:span><text:alphabetical-index-mark-end text:id="IMark56513672"/><text:alphabetical-index-mark-end text:id="IMark80316232"/><text:alphabetical-index-mark-end text:id="IMark64215560"/><text:alphabetical-index-mark-end text:id="IMark80307624"/><text:alphabetical-index-mark-end text:id="IMark80305704"/><text:alphabetical-index-mark-end text:id="IMark80290152"/><text:alphabetical-index-mark-end text:id="IMark80292072"/><text:alphabetical-index-mark-end text:id="IMark80308584"/><text:alphabetical-index-mark-end text:id="IMark78984952"/><text:span text:style-name="T22"> * FROM </text:span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3845800"/><text:alphabetical-index-mark-start text:id="IMark79546440"/><text:span text:style-name="T22">your_</text:span><text:alphabetical-index-mark-start text:id="IMark80120584"/><text:alphabetical-index-mark-start text:id="IMark74117000"/><text:alphabetical-index-mark-start text:id="IMark73579640"/><text:alphabetical-index-mark-start text:id="IMark48635224"/><text:alphabetical-index-mark-start text:id="IMark66153032"/><text:alphabetical-index-mark-start text:id="IMark77146584"/><text:alphabetical-index-mark-start text:id="IMark80303784"/><text:alphabetical-index-mark-start text:id="IMark74947432"/><text:alphabetical-index-mark-start text:id="IMark79698408"/><text:span text:style-name="T22">table</text:span><text:alphabetical-index-mark-end text:id="IMark79698408"/><text:alphabetical-index-mark-end text:id="IMark74947432"/><text:alphabetical-index-mark-end text:id="IMark80303784"/><text:alphabetical-index-mark-end text:id="IMark77146584"/><text:alphabetical-index-mark-end text:id="IMark66153032"/><text:alphabetical-index-mark-end text:id="IMark48635224"/><text:alphabetical-index-mark-end text:id="IMark73579640"/><text:alphabetical-index-mark-end text:id="IMark74117000"/><text:alphabetical-index-mark-end text:id="IMark80120584"/><text:alphabetical-index-mark-end text:id="IMark79546440"/><text:alphabetical-index-mark-end text:id="IMark73845800"/>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span text:style-name="T22">_1; </text:span><text:alphabetical-index-mark-start text:id="IMark79106920"/><text:alphabetical-index-mark-start text:id="IMark79792072"/><text:alphabetical-index-mark-start text:id="IMark78373192"/><text:alphabetical-index-mark-start text:id="IMark77108344"/><text:alphabetical-index-mark-start text:id="IMark78911496"/><text:alphabetical-index-mark-start text:id="IMark73898184"/><text:alphabetical-index-mark-start text:id="IMark78374152"/><text:alphabetical-index-mark-start text:id="IMark80318152"/><text:alphabetical-index-mark-start text:id="IMark77053944"/><text:span text:style-name="T22">SELECT</text:span><text:alphabetical-index-mark-end text:id="IMark77053944"/><text:alphabetical-index-mark-end text:id="IMark80318152"/><text:alphabetical-index-mark-end text:id="IMark78374152"/><text:alphabetical-index-mark-end text:id="IMark73898184"/><text:alphabetical-index-mark-end text:id="IMark78911496"/><text:alphabetical-index-mark-end text:id="IMark77108344"/><text:alphabetical-index-mark-end text:id="IMark78373192"/><text:alphabetical-index-mark-end text:id="IMark79792072"/><text:alphabetical-index-mark-end text:id="IMark79106920"/><text:span text:style-name="T22"> * FROM </text:span><text:alphabetical-index-mark-start text:id="IMark64509304"/><text:alphabetical-index-mark-start text:id="IMark80508664"/><text:alphabetical-index-mark-start text:id="IMark77362840"/><text:alphabetical-index-mark-start text:id="IMark78708008"/><text:alphabetical-index-mark-start text:id="IMark80312392"/><text:alphabetical-index-mark-start text:id="IMark78377992"/><text:alphabetical-index-mark-start text:id="IMark77145624"/><text:alphabetical-index-mark-start text:id="IMark77096392"/><text:alphabetical-index-mark-start text:id="IMark74961992"/><text:span text:style-name="T22">your_</text:span><text:alphabetical-index-mark-start text:id="IMark72881080"/><text:alphabetical-index-mark-start text:id="IMark75083784"/><text:alphabetical-index-mark-start text:id="IMark74954312"/><text:alphabetical-index-mark-start text:id="IMark74958152"/><text:alphabetical-index-mark-start text:id="IMark57025224"/><text:alphabetical-index-mark-start text:id="IMark79967256"/><text:alphabetical-index-mark-start text:id="IMark80503720"/><text:alphabetical-index-mark-start text:id="IMark74921928"/><text:alphabetical-index-mark-start text:id="IMark74404184"/><text:span text:style-name="T22">table</text:span><text:alphabetical-index-mark-end text:id="IMark74404184"/><text:alphabetical-index-mark-end text:id="IMark74921928"/><text:alphabetical-index-mark-end text:id="IMark80503720"/><text:alphabetical-index-mark-end text:id="IMark79967256"/><text:alphabetical-index-mark-end text:id="IMark57025224"/><text:alphabetical-index-mark-end text:id="IMark74958152"/><text:alphabetical-index-mark-end text:id="IMark74954312"/><text:alphabetical-index-mark-end text:id="IMark75083784"/><text:alphabetical-index-mark-end text:id="IMark72881080"/><text:alphabetical-index-mark-end text:id="IMark74961992"/><text:alphabetical-index-mark-end text:id="IMark77096392"/><text:alphabetical-index-mark-end text:id="IMark77145624"/><text:alphabetical-index-mark-end text:id="IMark78377992"/><text:alphabetical-index-mark-end text:id="IMark80312392"/><text:alphabetical-index-mark-end text:id="IMark78708008"/><text:alphabetical-index-mark-end text:id="IMark77362840"/><text:alphabetical-index-mark-end text:id="IMark80508664"/><text:alphabetical-index-mark-end text:id="IMark64509304"/><text:span text:style-name="T22">_2;”</text:span></text:p>
      <text:p text:style-name="P35"/>
      <text:p text:style-name="P65">Note that unli<text:span text:style-name="T74">k</text:span>e <text:alphabetical-index-mark-start text:id="IMark66152360"/><text:alphabetical-index-mark-start text:id="IMark79097784"/><text:alphabetical-index-mark-start text:id="IMark80317192"/><text:alphabetical-index-mark-start text:id="IMark74214056"/>SQL<text:alphabetical-index-mark-end text:id="IMark74214056"/><text:alphabetical-index-mark-end text:id="IMark80317192"/><text:alphabetical-index-mark-end text:id="IMark79097784"/><text:alphabetical-index-mark-end text:id="IMark66152360"/>, <text:alphabetical-index-mark-start text:id="IMark77095432"/><text:alphabetical-index-mark-start text:id="IMark78954328"/>HDFql<text:alphabetical-index-mark-end text:id="IMark78954328"/><text:alphabetical-index-mark-end text:id="IMark77095432"/> does not support <text:alphabetical-index-mark-start text:id="IMark79570696"/><text:alphabetical-index-mark-start text:id="IMark78990888"/>composite<text:alphabetical-index-mark-end text:id="IMark78990888"/><text:alphabetical-index-mark-end text:id="IMark79570696"/> <text:alphabetical-index-mark-start text:id="IMark74197560"/><text:alphabetical-index-mark-start text:id="IMark73738952"/>queries<text:alphabetical-index-mark-end text:id="IMark73738952"/><text:alphabetical-index-mark-end text:id="IMark74197560"/> at this time.</text:p>
      <text:p text:style-name="P19"/>
      <text:p text:style-name="P19"/>
      <text:h text:style-name="Heading_20_3" text:outline-level="3"><text:bookmark-start text:name="__RefHeading___Toc963_76759228"/>2.3.4. <text:alphabetical-index-mark-start text:id="IMark78914376"/><text:alphabetical-index-mark-start text:id="IMark74709928"/><text:alphabetical-index-mark-start text:id="IMark77772088"/><text:alphabetical-index-mark-start text:id="IMark78708968"/><text:alphabetical-index-mark-start text:id="IMark74953352"/><text:alphabetical-index-mark-start text:id="IMark75084744"/><text:alphabetical-index-mark-start text:id="IMark80132408"/><text:alphabetical-index-mark-start text:id="IMark78812472"/><text:alphabetical-index-mark-start text:id="IMark79456904"/><text:alphabetical-index-mark-start text:id="IMark56740440"/><text:alphabetical-index-mark-start text:id="IMark80459368"/><text:alphabetical-index-mark-start text:id="IMark77328424"/><text:alphabetical-index-mark-start text:id="IMark80130488"/><text:alphabetical-index-mark-start text:id="IMark73775032"/><text:alphabetical-index-mark-start text:id="IMark78690744"/><text:alphabetical-index-mark-start text:id="IMark78437032"/><text:alphabetical-index-mark-start text:id="IMark63674312"/><text:alphabetical-index-mark-start text:id="IMark78210264"/><text:span text:style-name="T19">System</text:span><text:alphabetical-index-mark-end text:id="IMark78210264"/><text:alphabetical-index-mark-end text:id="IMark63674312"/><text:alphabetical-index-mark-end text:id="IMark78437032"/><text:alphabetical-index-mark-end text:id="IMark78690744"/><text:alphabetical-index-mark-end text:id="IMark73775032"/><text:alphabetical-index-mark-end text:id="IMark80130488"/><text:alphabetical-index-mark-end text:id="IMark77328424"/><text:alphabetical-index-mark-end text:id="IMark80459368"/><text:alphabetical-index-mark-end text:id="IMark56740440"/><text:alphabetical-index-mark-end text:id="IMark79456904"/><text:alphabetical-index-mark-end text:id="IMark78812472"/><text:alphabetical-index-mark-end text:id="IMark80132408"/><text:alphabetical-index-mark-end text:id="IMark75084744"/><text:alphabetical-index-mark-end text:id="IMark74953352"/><text:alphabetical-index-mark-end text:id="IMark78708968"/><text:alphabetical-index-mark-end text:id="IMark77772088"/><text:alphabetical-index-mark-end text:id="IMark74709928"/><text:alphabetical-index-mark-end text:id="IMark78914376"/><text:span text:style-name="T19"> </text:span><text:alphabetical-index-mark-start text:id="IMark79063544"/><text:alphabetical-index-mark-start text:id="IMark79064504"/><text:alphabetical-index-mark-start text:id="IMark78214104"/><text:alphabetical-index-mark-start text:id="IMark78420520"/><text:alphabetical-index-mark-start text:id="IMark78215064"/><text:alphabetical-index-mark-start text:id="IMark74215016"/><text:alphabetical-index-mark-start text:id="IMark78912456"/><text:alphabetical-index-mark-start text:id="IMark80291112"/><text:alphabetical-index-mark-start text:id="IMark78158344"/><text:span text:style-name="T19">call</text:span><text:alphabetical-index-mark-end text:id="IMark78158344"/><text:alphabetical-index-mark-end text:id="IMark80291112"/><text:alphabetical-index-mark-end text:id="IMark78912456"/><text:alphabetical-index-mark-end text:id="IMark74215016"/><text:alphabetical-index-mark-end text:id="IMark78215064"/><text:alphabetical-index-mark-end text:id="IMark78420520"/><text:alphabetical-index-mark-end text:id="IMark78214104"/><text:alphabetical-index-mark-end text:id="IMark79064504"/><text:alphabetical-index-mark-end text:id="IMark79063544"/><text:span text:style-name="T19">s.</text:span><text:bookmark-end text:name="__RefHeading___Toc963_76759228"/></text:h>
      <text:p text:style-name="P20"/>
      <text:p text:style-name="P43">In theory, <text:alphabetical-index-mark-start text:id="IMark77779336"/><text:alphabetical-index-mark-start text:id="IMark78705128"/><text:alphabetical-index-mark-start text:id="IMark78372232"/><text:alphabetical-index-mark-start text:id="IMark74723656"/><text:alphabetical-index-mark-start text:id="IMark79938696"/><text:alphabetical-index-mark-start text:id="IMark65411512"/><text:alphabetical-index-mark-start text:id="IMark64190088"/><text:alphabetical-index-mark-start text:id="IMark74694808"/><text:alphabetical-index-mark-start text:id="IMark80125064"/><text:alphabetical-index-mark-start text:id="IMark64229000"/><text:alphabetical-index-mark-start text:id="IMark77098312"/><text:alphabetical-index-mark-start text:id="IMark78707048"/><text:alphabetical-index-mark-start text:id="IMark48646552"/><text:alphabetical-index-mark-start text:id="IMark80265800"/><text:alphabetical-index-mark-start text:id="IMark78212184"/><text:alphabetical-index-mark-start text:id="IMark80319112"/><text:alphabetical-index-mark-start text:id="IMark77143704"/><text:alphabetical-index-mark-start text:id="IMark74776728"/>Sql<text:alphabetical-index-mark-end text:id="IMark74776728"/><text:alphabetical-index-mark-end text:id="IMark77143704"/><text:alphabetical-index-mark-end text:id="IMark80319112"/><text:alphabetical-index-mark-end text:id="IMark78212184"/><text:alphabetical-index-mark-end text:id="IMark80265800"/><text:alphabetical-index-mark-end text:id="IMark48646552"/><text:alphabetical-index-mark-end text:id="IMark78707048"/><text:alphabetical-index-mark-end text:id="IMark77098312"/><text:alphabetical-index-mark-end text:id="IMark64229000"/><text:alphabetical-index-mark-end text:id="IMark80125064"/><text:alphabetical-index-mark-end text:id="IMark74694808"/><text:alphabetical-index-mark-end text:id="IMark64190088"/><text:alphabetical-index-mark-end text:id="IMark65411512"/><text:alphabetical-index-mark-end text:id="IMark79938696"/><text:alphabetical-index-mark-end text:id="IMark74723656"/><text:alphabetical-index-mark-end text:id="IMark78372232"/><text:alphabetical-index-mark-end text:id="IMark78705128"/><text:alphabetical-index-mark-end text:id="IMark77779336"/>p can be <text:alphabetical-index-mark-start text:id="IMark78599432"/><text:alphabetical-index-mark-start text:id="IMark73431512"/><text:alphabetical-index-mark-start text:id="IMark75069848"/>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56755208"/>call<text:alphabetical-index-mark-end text:id="IMark5675520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<text:alphabetical-index-mark-end text:id="IMark75069848"/><text:alphabetical-index-mark-end text:id="IMark73431512"/><text:alphabetical-index-mark-end text:id="IMark78599432"/>ed via a <text:alphabetical-index-mark-start text:id="IMark65133912"/><text:alphabetical-index-mark-start text:id="IMark73339864"/><text:alphabetical-index-mark-start text:id="IMark80133368"/><text:alphabetical-index-mark-start text:id="IMark78837656"/><text:alphabetical-index-mark-start text:id="IMark74957192"/><text:alphabetical-index-mark-start text:id="IMark74129656"/><text:alphabetical-index-mark-start text:id="IMark74950616"/><text:alphabetical-index-mark-start text:id="IMark78627496"/><text:alphabetical-index-mark-start text:id="IMark80289192"/><text:alphabetical-index-mark-start text:id="IMark77754824"/><text:alphabetical-index-mark-start text:id="IMark80234456"/><text:alphabetical-index-mark-start text:id="IMark74955272"/><text:alphabetical-index-mark-start text:id="IMark78375112"/><text:alphabetical-index-mark-start text:id="IMark80306664"/><text:alphabetical-index-mark-start text:id="IMark77776888"/><text:alphabetical-index-mark-start text:id="IMark78377032"/><text:alphabetical-index-mark-start text:id="IMark78438952"/><text:alphabetical-index-mark-start text:id="IMark78434152"/>system<text:alphabetical-index-mark-end text:id="IMark78434152"/><text:alphabetical-index-mark-end text:id="IMark78438952"/><text:alphabetical-index-mark-end text:id="IMark78377032"/><text:alphabetical-index-mark-end text:id="IMark77776888"/><text:alphabetical-index-mark-end text:id="IMark80306664"/><text:alphabetical-index-mark-end text:id="IMark78375112"/><text:alphabetical-index-mark-end text:id="IMark74955272"/><text:alphabetical-index-mark-end text:id="IMark80234456"/><text:alphabetical-index-mark-end text:id="IMark77754824"/><text:alphabetical-index-mark-end text:id="IMark80289192"/><text:alphabetical-index-mark-end text:id="IMark78627496"/><text:alphabetical-index-mark-end text:id="IMark74950616"/><text:alphabetical-index-mark-end text:id="IMark74129656"/><text:alphabetical-index-mark-end text:id="IMark74957192"/><text:alphabetical-index-mark-end text:id="IMark78837656"/><text:alphabetical-index-mark-end text:id="IMark80133368"/><text:alphabetical-index-mark-end text:id="IMark73339864"/><text:alphabetical-index-mark-end text:id="IMark65133912"/> <text:alphabetical-index-mark-start text:id="IMark77775928"/><text:alphabetical-index-mark-start text:id="IMark77774008"/><text:alphabetical-index-mark-start text:id="IMark64521320"/><text:alphabetical-index-mark-start text:id="IMark75081336"/><text:alphabetical-index-mark-start text:id="IMark64436136"/><text:alphabetical-index-mark-start text:id="IMark79210936"/><text:alphabetical-index-mark-start text:id="IMark79776200"/><text:alphabetical-index-mark-start text:id="IMark78226248"/><text:alphabetical-index-mark-start text:id="IMark79065464"/>call<text:alphabetical-index-mark-end text:id="IMark79065464"/><text:alphabetical-index-mark-end text:id="IMark78226248"/><text:alphabetical-index-mark-end text:id="IMark79776200"/><text:alphabetical-index-mark-end text:id="IMark79210936"/><text:alphabetical-index-mark-end text:id="IMark64436136"/><text:alphabetical-index-mark-end text:id="IMark75081336"/><text:alphabetical-index-mark-end text:id="IMark64521320"/><text:alphabetical-index-mark-end text:id="IMark77774008"/><text:alphabetical-index-mark-end text:id="IMark77775928"/> from any <text:alphabetical-index-mark-start text:id="IMark78211224"/><text:alphabetical-index-mark-start text:id="IMark75067384"/><text:alphabetical-index-mark-start text:id="IMark64186632"/><text:alphabetical-index-mark-start text:id="IMark78213144"/><text:alphabetical-index-mark-start text:id="IMark78209304"/><text:alphabetical-index-mark-start text:id="IMark36129848"/><text:alphabetical-index-mark-start text:id="IMark80069960"/><text:alphabetical-index-mark-start text:id="IMark80260392"/><text:alphabetical-index-mark-start text:id="IMark75085704"/>program<text:alphabetical-index-mark-end text:id="IMark75085704"/><text:alphabetical-index-mark-end text:id="IMark80260392"/><text:alphabetical-index-mark-end text:id="IMark80069960"/><text:alphabetical-index-mark-end text:id="IMark36129848"/><text:alphabetical-index-mark-end text:id="IMark78209304"/><text:alphabetical-index-mark-end text:id="IMark78213144"/><text:alphabetical-index-mark-end text:id="IMark64186632"/><text:alphabetical-index-mark-end text:id="IMark75067384"/><text:alphabetical-index-mark-end text:id="IMark78211224"/> written in any language without the need of having language – specific <text:alphabetical-index-mark-start text:id="IMark80148504"/><text:alphabetical-index-mark-start text:id="IMark74690040"/><text:alphabetical-index-mark-start text:id="IMark78371272"/><text:alphabetical-index-mark-start text:id="IMark78169656"/><text:alphabetical-index-mark-start text:id="IMark74143304"/><text:alphabetical-index-mark-start text:id="IMark64087992"/><text:alphabetical-index-mark-start text:id="IMark73829608"/><text:alphabetical-index-mark-start text:id="IMark74961032"/><text:alphabetical-index-mark-start text:id="IMark75080376"/>libraries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4143304"/><text:alphabetical-index-mark-end text:id="IMark78169656"/><text:alphabetical-index-mark-end text:id="IMark78371272"/><text:alphabetical-index-mark-end text:id="IMark74690040"/><text:alphabetical-index-mark-end text:id="IMark80148504"/> <text:alphabetical-index-mark-start text:id="IMark74956232"/><text:alphabetical-index-mark-start text:id="IMark77195672"/><text:alphabetical-index-mark-start text:id="IMark77144664"/><text:alphabetical-index-mark-start text:id="IMark80310472"/><text:alphabetical-index-mark-start text:id="IMark74920968"/><text:alphabetical-index-mark-start text:id="IMark64296328"/><text:alphabetical-index-mark-start text:id="IMark78529624"/><text:alphabetical-index-mark-start text:id="IMark78984952"/><text:alphabetical-index-mark-start text:id="IMark80308584"/>install<text:alphabetical-index-mark-end text:id="IMark80308584"/><text:alphabetical-index-mark-end text:id="IMark78984952"/><text:alphabetical-index-mark-end text:id="IMark78529624"/><text:alphabetical-index-mark-end text:id="IMark64296328"/><text:alphabetical-index-mark-end text:id="IMark74920968"/><text:alphabetical-index-mark-end text:id="IMark80310472"/><text:alphabetical-index-mark-end text:id="IMark77144664"/><text:alphabetical-index-mark-end text:id="IMark77195672"/><text:alphabetical-index-mark-end text:id="IMark74956232"/>ed. <text:span text:style-name="T39">It can also be </text:span><text:alphabetical-index-mark-start text:id="IMark80292072"/><text:alphabetical-index-mark-start text:id="IMark80290152"/><text:alphabetical-index-mark-start text:id="IMark80305704"/><text:alphabetical-index-mark-start text:id="IMark80307624"/><text:alphabetical-index-mark-start text:id="IMark64215560"/><text:alphabetical-index-mark-start text:id="IMark80316232"/><text:alphabetical-index-mark-start text:id="IMark56513672"/><text:alphabetical-index-mark-start text:id="IMark78368360"/><text:alphabetical-index-mark-start text:id="IMark79558984"/><text:span text:style-name="T39">call</text:span><text:alphabetical-index-mark-end text:id="IMark79558984"/><text:alphabetical-index-mark-end text:id="IMark78368360"/><text:alphabetical-index-mark-end text:id="IMark56513672"/><text:alphabetical-index-mark-end text:id="IMark80316232"/><text:alphabetical-index-mark-end text:id="IMark64215560"/><text:alphabetical-index-mark-end text:id="IMark80307624"/><text:alphabetical-index-mark-end text:id="IMark80305704"/><text:alphabetical-index-mark-end text:id="IMark80290152"/><text:alphabetical-index-mark-end text:id="IMark80292072"/><text:span text:style-name="T39">ed directly from the </text:span><text:alphabetical-index-mark-start text:id="IMark73277496"/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3845800"/><text:span text:style-name="T39">terminal</text:span><text:alphabetical-index-mark-end text:id="IMark73845800"/><text:alphabetical-index-mark-end text:id="IMark73844424"/>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alphabetical-index-mark-end text:id="IMark73277496"/><text:span text:style-name="T39"> prompt. </text:span></text:p>
      <text:p text:style-name="P43"/>
      <text:p text:style-name="P43"/>
      <text:p text:style-name="P52">If , when making a <text:alphabetical-index-mark-start text:id="IMark79698408"/><text:alphabetical-index-mark-start text:id="IMark48640552"/><text:alphabetical-index-mark-start text:id="IMark78436072"/><text:alphabetical-index-mark-start text:id="IMark79106920"/><text:alphabetical-index-mark-start text:id="IMark79792072"/><text:alphabetical-index-mark-start text:id="IMark78373192"/><text:alphabetical-index-mark-start text:id="IMark77108344"/>call<text:alphabetical-index-mark-end text:id="IMark77108344"/><text:alphabetical-index-mark-end text:id="IMark78373192"/><text:alphabetical-index-mark-end text:id="IMark79792072"/><text:alphabetical-index-mark-end text:id="IMark79106920"/><text:alphabetical-index-mark-end text:id="IMark78436072"/><text:alphabetical-index-mark-end text:id="IMark48640552"/><text:alphabetical-index-mark-end text:id="IMark79698408"/>, <text:alphabetical-index-mark-start text:id="IMark78911496"/><text:alphabetical-index-mark-start text:id="IMark73898184"/><text:alphabetical-index-mark-start text:id="IMark78374152"/><text:alphabetical-index-mark-start text:id="IMark80318152"/><text:alphabetical-index-mark-start text:id="IMark77053944"/><text:alphabetical-index-mark-start text:id="IMark78437992"/><text:alphabetical-index-mark-start text:id="IMark78419560"/><text:alphabetical-index-mark-start text:id="IMark78421480"/><text:alphabetical-index-mark-start text:id="IMark64509304"/><text:alphabetical-index-mark-start text:id="IMark80508664"/><text:alphabetical-index-mark-start text:id="IMark77362840"/><text:alphabetical-index-mark-start text:id="IMark78708008"/><text:alphabetical-index-mark-start text:id="IMark80312392"/><text:alphabetical-index-mark-start text:id="IMark78377992"/>sql<text:alphabetical-index-mark-end text:id="IMark78377992"/><text:alphabetical-index-mark-end text:id="IMark80312392"/><text:alphabetical-index-mark-end text:id="IMark78708008"/><text:alphabetical-index-mark-end text:id="IMark77362840"/><text:alphabetical-index-mark-end text:id="IMark80508664"/><text:alphabetical-index-mark-end text:id="IMark64509304"/><text:alphabetical-index-mark-end text:id="IMark78421480"/><text:alphabetical-index-mark-end text:id="IMark78419560"/><text:alphabetical-index-mark-end text:id="IMark78437992"/><text:alphabetical-index-mark-end text:id="IMark77053944"/><text:alphabetical-index-mark-end text:id="IMark80318152"/><text:alphabetical-index-mark-end text:id="IMark78374152"/><text:alphabetical-index-mark-end text:id="IMark73898184"/><text:alphabetical-index-mark-end text:id="IMark78911496"/>p answers you with</text:p>
      <text:p text:style-name="P52"/>
      <text:p text:style-name="P71">“Incorrect number of arguments”</text:p>
      <text:p text:style-name="P52"/>
      <text:p text:style-name="P52">You should: </text:p>
      <text:p text:style-name="P52"/>
      <text:p text:style-name="P52"><text:span text:style-name="T11">2.3.4.1.</text:span> First check that you have in fact written the number of arguments required by the <text:alphabetical-index-mark-start text:id="IMark74404184"/><text:alphabetical-index-mark-start text:id="IMark75071880"/><text:alphabetical-index-mark-start text:id="IMark80304744"/><text:alphabetical-index-mark-start text:id="IMark73732440"/><text:alphabetical-index-mark-start text:id="IMark77774968"/><text:alphabetical-index-mark-start text:id="IMark78369320"/><text:alphabetical-index-mark-start text:id="IMark80131448"/>program<text:alphabetical-index-mark-end text:id="IMark80131448"/><text:alphabetical-index-mark-end text:id="IMark78369320"/><text:alphabetical-index-mark-end text:id="IMark77774968"/><text:alphabetical-index-mark-end text:id="IMark73732440"/><text:alphabetical-index-mark-end text:id="IMark80304744"/><text:alphabetical-index-mark-end text:id="IMark75071880"/><text:alphabetical-index-mark-end text:id="IMark74404184"/>.</text:p>
      <text:p text:style-name="P52"/>
      <text:p text:style-name="P52"/>
      <text:p text:style-name="P52"><text:span text:style-name="T11">2.3.4.2.</text:span> Check that the <text:alphabetical-index-mark-start text:id="IMark66152360"/><text:alphabetical-index-mark-start text:id="IMark79097784"/><text:alphabetical-index-mark-start text:id="IMark80317192"/><text:alphabetical-index-mark-start text:id="IMark74214056"/><text:alphabetical-index-mark-start text:id="IMark80315272"/><text:alphabetical-index-mark-start text:id="IMark77094472"/><text:alphabetical-index-mark-start text:id="IMark78913416"/>string<text:alphabetical-index-mark-end text:id="IMark78913416"/><text:alphabetical-index-mark-end text:id="IMark77094472"/><text:alphabetical-index-mark-end text:id="IMark80315272"/><text:alphabetical-index-mark-end text:id="IMark74214056"/><text:alphabetical-index-mark-end text:id="IMark80317192"/><text:alphabetical-index-mark-end text:id="IMark79097784"/><text:alphabetical-index-mark-end text:id="IMark66152360"/>s corresponding to each argument have no spaces between <text:alphabetical-index-mark-start text:id="IMark80136248"/><text:alphabetical-index-mark-start text:id="IMark80656696"/><text:alphabetical-index-mark-start text:id="IMark78914376"/><text:alphabetical-index-mark-start text:id="IMark74709928"/><text:alphabetical-index-mark-start text:id="IMark77772088"/><text:alphabetical-index-mark-start text:id="IMark78708968"/><text:alphabetical-index-mark-start text:id="IMark74953352"/>character<text:alphabetical-index-mark-end text:id="IMark74953352"/><text:alphabetical-index-mark-end text:id="IMark78708968"/><text:alphabetical-index-mark-end text:id="IMark77772088"/><text:alphabetical-index-mark-end text:id="IMark74709928"/><text:alphabetical-index-mark-end text:id="IMark78914376"/><text:alphabetical-index-mark-end text:id="IMark80656696"/><text:alphabetical-index-mark-end text:id="IMark80136248"/>s. This might be interpreted by <text:alphabetical-index-mark-start text:id="IMark75084744"/><text:alphabetical-index-mark-start text:id="IMark80132408"/><text:alphabetical-index-mark-start text:id="IMark78812472"/><text:alphabetical-index-mark-start text:id="IMark79456904"/><text:alphabetical-index-mark-start text:id="IMark56740440"/><text:alphabetical-index-mark-start text:id="IMark80459368"/><text:alphabetical-index-mark-start text:id="IMark77328424"/><text:alphabetical-index-mark-start text:id="IMark80130488"/><text:alphabetical-index-mark-start text:id="IMark73775032"/><text:alphabetical-index-mark-start text:id="IMark78690744"/><text:alphabetical-index-mark-start text:id="IMark78437032"/><text:alphabetical-index-mark-start text:id="IMark63674312"/><text:alphabetical-index-mark-start text:id="IMark78210264"/><text:alphabetical-index-mark-start text:id="IMark79063544"/>sql<text:alphabetical-index-mark-end text:id="IMark79063544"/><text:alphabetical-index-mark-end text:id="IMark78210264"/><text:alphabetical-index-mark-end text:id="IMark63674312"/><text:alphabetical-index-mark-end text:id="IMark78437032"/><text:alphabetical-index-mark-end text:id="IMark78690744"/><text:alphabetical-index-mark-end text:id="IMark73775032"/><text:alphabetical-index-mark-end text:id="IMark80130488"/><text:alphabetical-index-mark-end text:id="IMark77328424"/><text:alphabetical-index-mark-end text:id="IMark80459368"/><text:alphabetical-index-mark-end text:id="IMark56740440"/><text:alphabetical-index-mark-end text:id="IMark79456904"/><text:alphabetical-index-mark-end text:id="IMark78812472"/><text:alphabetical-index-mark-end text:id="IMark80132408"/><text:alphabetical-index-mark-end text:id="IMark75084744"/>p as additional arguments and hence, the <text:alphabetical-index-mark-start text:id="IMark79064504"/><text:alphabetical-index-mark-start text:id="IMark78214104"/><text:alphabetical-index-mark-start text:id="IMark78420520"/><text:alphabetical-index-mark-start text:id="IMark78215064"/><text:alphabetical-index-mark-start text:id="IMark74215016"/><text:alphabetical-index-mark-start text:id="IMark78912456"/><text:alphabetical-index-mark-start text:id="IMark80291112"/>program<text:alphabetical-index-mark-end text:id="IMark80291112"/><text:alphabetical-index-mark-end text:id="IMark78912456"/><text:alphabetical-index-mark-end text:id="IMark74215016"/><text:alphabetical-index-mark-end text:id="IMark78215064"/><text:alphabetical-index-mark-end text:id="IMark78420520"/><text:alphabetical-index-mark-end text:id="IMark78214104"/><text:alphabetical-index-mark-end text:id="IMark79064504"/> rejects your <text:alphabetical-index-mark-start text:id="IMark78158344"/><text:alphabetical-index-mark-start text:id="IMark78376072"/><text:alphabetical-index-mark-start text:id="IMark80302824"/><text:alphabetical-index-mark-start text:id="IMark78706088"/><text:alphabetical-index-mark-start text:id="IMark77773048"/><text:alphabetical-index-mark-start text:id="IMark74956232"/><text:alphabetical-index-mark-start text:id="IMark77195672"/>call<text:alphabetical-index-mark-end text:id="IMark77195672"/><text:alphabetical-index-mark-end text:id="IMark74956232"/><text:alphabetical-index-mark-end text:id="IMark77773048"/><text:alphabetical-index-mark-end text:id="IMark78706088"/><text:alphabetical-index-mark-end text:id="IMark80302824"/><text:alphabetical-index-mark-end text:id="IMark78376072"/><text:alphabetical-index-mark-end text:id="IMark78158344"/>. In this case you might solve the problem by using quotes (“ “) to surround each one of your arguments.</text:p>
      <text:p text:style-name="P52"/>
      <text:p text:style-name="P52"/>
      <text:p text:style-name="P52"><text:soft-page-break/><text:span text:style-name="T11">2.3.4.3.</text:span> <text:alphabetical-index-mark-start text:id="IMark80308584"/><text:alphabetical-index-mark-start text:id="IMark80148504"/><text:alphabetical-index-mark-start text:id="IMark74690040"/><text:alphabetical-index-mark-start text:id="IMark78371272"/><text:alphabetical-index-mark-start text:id="IMark78169656"/><text:alphabetical-index-mark-start text:id="IMark74143304"/><text:alphabetical-index-mark-start text:id="IMark64087992"/><text:alphabetical-index-mark-start text:id="IMark73829608"/><text:alphabetical-index-mark-start text:id="IMark74961032"/><text:alphabetical-index-mark-start text:id="IMark75080376"/><text:alphabetical-index-mark-start text:id="IMark78211224"/><text:alphabetical-index-mark-start text:id="IMark75067384"/><text:alphabetical-index-mark-start text:id="IMark64186632"/><text:alphabetical-index-mark-start text:id="IMark78213144"/><text:alphabetical-index-mark-start text:id="IMark78209304"/><text:alphabetical-index-mark-start text:id="IMark36129848"/><text:alphabetical-index-mark-start text:id="IMark80069960"/><text:alphabetical-index-mark-start text:id="IMark80260392"/><text:alphabetical-index-mark-start text:id="IMark75085704"/><text:alphabetical-index-mark-start text:id="IMark77775928"/><text:alphabetical-index-mark-start text:id="IMark77774008"/>Sql<text:alphabetical-index-mark-end text:id="IMark77774008"/><text:alphabetical-index-mark-end text:id="IMark77775928"/><text:alphabetical-index-mark-end text:id="IMark75085704"/><text:alphabetical-index-mark-end text:id="IMark80260392"/><text:alphabetical-index-mark-end text:id="IMark80069960"/><text:alphabetical-index-mark-end text:id="IMark36129848"/><text:alphabetical-index-mark-end text:id="IMark78209304"/><text:alphabetical-index-mark-end text:id="IMark78213144"/><text:alphabetical-index-mark-end text:id="IMark64186632"/><text:alphabetical-index-mark-end text:id="IMark75067384"/><text:alphabetical-index-mark-end text:id="IMark78211224"/><text:alphabetical-index-mark-end text:id="IMark75080376"/><text:alphabetical-index-mark-end text:id="IMark74961032"/><text:alphabetical-index-mark-end text:id="IMark73829608"/>ite<text:alphabetical-index-mark-end text:id="IMark64087992"/><text:alphabetical-index-mark-end text:id="IMark74143304"/><text:alphabetical-index-mark-end text:id="IMark78169656"/><text:alphabetical-index-mark-end text:id="IMark78371272"/><text:alphabetical-index-mark-end text:id="IMark74690040"/><text:alphabetical-index-mark-end text:id="IMark80148504"/><text:alphabetical-index-mark-end text:id="IMark80308584"/>3 also requires quotes (‘ ‘ or “ “) for <text:alphabetical-index-mark-start text:id="IMark64521320"/><text:alphabetical-index-mark-start text:id="IMark75081336"/><text:alphabetical-index-mark-start text:id="IMark64436136"/><text:alphabetical-index-mark-start text:id="IMark79210936"/><text:alphabetical-index-mark-start text:id="IMark79776200"/><text:alphabetical-index-mark-start text:id="IMark78226248"/><text:alphabetical-index-mark-start text:id="IMark79065464"/>string<text:alphabetical-index-mark-end text:id="IMark79065464"/><text:alphabetical-index-mark-end text:id="IMark78226248"/><text:alphabetical-index-mark-end text:id="IMark79776200"/><text:alphabetical-index-mark-end text:id="IMark79210936"/><text:alphabetical-index-mark-end text:id="IMark64436136"/><text:alphabetical-index-mark-end text:id="IMark75081336"/><text:alphabetical-index-mark-end text:id="IMark64521320"/>s. In this case, surround your <text:alphabetical-index-mark-start text:id="IMark65133912"/><text:alphabetical-index-mark-start text:id="IMark73339864"/><text:alphabetical-index-mark-start text:id="IMark80133368"/><text:alphabetical-index-mark-start text:id="IMark78837656"/><text:alphabetical-index-mark-start text:id="IMark74957192"/><text:alphabetical-index-mark-start text:id="IMark74129656"/><text:alphabetical-index-mark-start text:id="IMark74950616"/>query<text:alphabetical-index-mark-end text:id="IMark74950616"/><text:alphabetical-index-mark-end text:id="IMark74129656"/><text:alphabetical-index-mark-end text:id="IMark74957192"/><text:alphabetical-index-mark-end text:id="IMark78837656"/><text:alphabetical-index-mark-end text:id="IMark80133368"/><text:alphabetical-index-mark-end text:id="IMark73339864"/><text:alphabetical-index-mark-end text:id="IMark65133912"/> with double quotes (“ “), and the <text:alphabetical-index-mark-start text:id="IMark78627496"/><text:alphabetical-index-mark-start text:id="IMark80289192"/><text:alphabetical-index-mark-start text:id="IMark77754824"/><text:alphabetical-index-mark-start text:id="IMark80234456"/><text:alphabetical-index-mark-start text:id="IMark74955272"/><text:alphabetical-index-mark-start text:id="IMark78375112"/><text:alphabetical-index-mark-start text:id="IMark80306664"/>string<text:alphabetical-index-mark-end text:id="IMark80306664"/><text:alphabetical-index-mark-end text:id="IMark78375112"/><text:alphabetical-index-mark-end text:id="IMark74955272"/><text:alphabetical-index-mark-end text:id="IMark80234456"/><text:alphabetical-index-mark-end text:id="IMark77754824"/><text:alphabetical-index-mark-end text:id="IMark80289192"/><text:alphabetical-index-mark-end text:id="IMark78627496"/>s inside each <text:alphabetical-index-mark-start text:id="IMark77776888"/><text:alphabetical-index-mark-start text:id="IMark78377032"/><text:alphabetical-index-mark-start text:id="IMark78438952"/><text:alphabetical-index-mark-start text:id="IMark78434152"/><text:alphabetical-index-mark-start text:id="IMark78599432"/><text:alphabetical-index-mark-start text:id="IMark73431512"/><text:alphabetical-index-mark-start text:id="IMark75069848"/>query<text:alphabetical-index-mark-end text:id="IMark75069848"/><text:alphabetical-index-mark-end text:id="IMark73431512"/><text:alphabetical-index-mark-end text:id="IMark78599432"/><text:alphabetical-index-mark-end text:id="IMark78434152"/><text:alphabetical-index-mark-end text:id="IMark78438952"/><text:alphabetical-index-mark-end text:id="IMark78377032"/><text:alphabetical-index-mark-end text:id="IMark77776888"/> with <text:alphabetical-index-mark-start text:id="IMark80134328"/><text:alphabetical-index-mark-start text:id="IMark74960072"/><text:alphabetical-index-mark-start text:id="IMark80311432"/><text:alphabetical-index-mark-start text:id="IMark80135288"/><text:alphabetical-index-mark-start text:id="IMark74962952"/><text:alphabetical-index-mark-start text:id="IMark56755208"/><text:alphabetical-index-mark-start text:id="IMark77779336"/>single<text:alphabetical-index-mark-end text:id="IMark77779336"/><text:alphabetical-index-mark-end text:id="IMark56755208"/><text:alphabetical-index-mark-end text:id="IMark74962952"/><text:alphabetical-index-mark-end text:id="IMark80135288"/><text:alphabetical-index-mark-end text:id="IMark80311432"/><text:alphabetical-index-mark-end text:id="IMark74960072"/><text:alphabetical-index-mark-end text:id="IMark80134328"/> quotes (‘ ‘). </text:p>
      <text:p text:style-name="P52"/>
      <text:p text:style-name="P52"/>
      <text:p text:style-name="P53"><text:span text:style-name="T11">2.3.4.4.</text:span> If the problem remains and you are sure about the number of arguments and the correctness of the <text:alphabetical-index-mark-start text:id="IMark74694808"/><text:alphabetical-index-mark-start text:id="IMark80125064"/><text:alphabetical-index-mark-start text:id="IMark64229000"/><text:alphabetical-index-mark-start text:id="IMark77098312"/><text:alphabetical-index-mark-start text:id="IMark78707048"/><text:alphabetical-index-mark-start text:id="IMark48646552"/><text:alphabetical-index-mark-start text:id="IMark80265800"/><text:alphabetical-index-mark-start text:id="IMark78212184"/><text:alphabetical-index-mark-start text:id="IMark80319112"/><text:alphabetical-index-mark-start text:id="IMark77143704"/><text:alphabetical-index-mark-start text:id="IMark74776728"/><text:alphabetical-index-mark-start text:id="IMark79546440"/><text:alphabetical-index-mark-start text:id="IMark80120584"/><text:alphabetical-index-mark-start text:id="IMark80292072"/>SQL<text:alphabetical-index-mark-end text:id="IMark80292072"/><text:alphabetical-index-mark-end text:id="IMark80120584"/><text:alphabetical-index-mark-end text:id="IMark79546440"/><text:alphabetical-index-mark-end text:id="IMark74776728"/><text:alphabetical-index-mark-end text:id="IMark77143704"/><text:alphabetical-index-mark-end text:id="IMark80319112"/><text:alphabetical-index-mark-end text:id="IMark78212184"/><text:alphabetical-index-mark-end text:id="IMark80265800"/><text:alphabetical-index-mark-end text:id="IMark48646552"/><text:alphabetical-index-mark-end text:id="IMark78707048"/><text:alphabetical-index-mark-end text:id="IMark77098312"/><text:alphabetical-index-mark-end text:id="IMark64229000"/><text:alphabetical-index-mark-end text:id="IMark80125064"/><text:alphabetical-index-mark-end text:id="IMark74694808"/> <text:span text:style-name="T66">or </text:span><text:alphabetical-index-mark-start text:id="IMark80290152"/><text:alphabetical-index-mark-start text:id="IMark80305704"/><text:span text:style-name="T66">HDFql</text:span><text:alphabetical-index-mark-end text:id="IMark80305704"/><text:alphabetical-index-mark-end text:id="IMark80290152"/> <text:alphabetical-index-mark-start text:id="IMark80307624"/><text:alphabetical-index-mark-start text:id="IMark64215560"/><text:alphabetical-index-mark-start text:id="IMark80316232"/><text:alphabetical-index-mark-start text:id="IMark56513672"/><text:alphabetical-index-mark-start text:id="IMark78368360"/><text:alphabetical-index-mark-start text:id="IMark79558984"/><text:alphabetical-index-mark-start text:id="IMark74117000"/>code<text:alphabetical-index-mark-end text:id="IMark74117000"/><text:alphabetical-index-mark-end text:id="IMark79558984"/><text:alphabetical-index-mark-end text:id="IMark78368360"/><text:alphabetical-index-mark-end text:id="IMark56513672"/><text:alphabetical-index-mark-end text:id="IMark80316232"/><text:alphabetical-index-mark-end text:id="IMark64215560"/><text:alphabetical-index-mark-end text:id="IMark80307624"/>, you might need to tell <text:alphabetical-index-mark-start text:id="IMark73277496"/><text:alphabetical-index-mark-start text:id="IMark74959112"/><text:alphabetical-index-mark-start text:id="IMark78253544"/><text:alphabetical-index-mark-start text:id="IMark75120888"/>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3845800"/><text:alphabetical-index-mark-start text:id="IMark48635224"/><text:alphabetical-index-mark-start text:id="IMark73579640"/><text:alphabetical-index-mark-start text:id="IMark77146584"/><text:alphabetical-index-mark-start text:id="IMark66153032"/><text:alphabetical-index-mark-start text:id="IMark74947432"/><text:alphabetical-index-mark-start text:id="IMark80303784"/><text:alphabetical-index-mark-start text:id="IMark73898184"/><text:alphabetical-index-mark-start text:id="IMark78911496"/><text:alphabetical-index-mark-start text:id="IMark78374152"/><text:alphabetical-index-mark-start text:id="IMark80318152"/><text:alphabetical-index-mark-start text:id="IMark77053944"/><text:alphabetical-index-mark-start text:id="IMark78437992"/>Sql<text:alphabetical-index-mark-end text:id="IMark78437992"/><text:alphabetical-index-mark-end text:id="IMark77053944"/><text:alphabetical-index-mark-end text:id="IMark80318152"/><text:alphabetical-index-mark-end text:id="IMark78374152"/><text:alphabetical-index-mark-end text:id="IMark78911496"/><text:alphabetical-index-mark-end text:id="IMark73898184"/><text:alphabetical-index-mark-end text:id="IMark80303784"/><text:alphabetical-index-mark-end text:id="IMark74947432"/><text:alphabetical-index-mark-end text:id="IMark66153032"/><text:alphabetical-index-mark-end text:id="IMark77146584"/><text:alphabetical-index-mark-end text:id="IMark73579640"/><text:alphabetical-index-mark-end text:id="IMark48635224"/><text:alphabetical-index-mark-end text:id="IMark73845800"/><text:alphabetical-index-mark-end text:id="IMark73844424"/>ite<text:alphabetical-index-mark-end text:id="IMark73293384"/><text:alphabetical-index-mark-end text:id="IMark73020760"/><text:alphabetical-index-mark-end text:id="IMark73764584"/><text:alphabetical-index-mark-end text:id="IMark75120888"/><text:alphabetical-index-mark-end text:id="IMark78253544"/><text:alphabetical-index-mark-end text:id="IMark74959112"/><text:alphabetical-index-mark-end text:id="IMark73277496"/>3 <text:span text:style-name="T66">or the </text:span><text:alphabetical-index-mark-start text:id="IMark78419560"/><text:alphabetical-index-mark-start text:id="IMark78421480"/><text:span text:style-name="T66">HDF5</text:span><text:alphabetical-index-mark-end text:id="IMark78421480"/><text:alphabetical-index-mark-end text:id="IMark78419560"/><text:span text:style-name="T66"> </text:span><text:alphabetical-index-mark-start text:id="IMark64509304"/><text:alphabetical-index-mark-start text:id="IMark80508664"/><text:span text:style-name="T66">libraries</text:span><text:alphabetical-index-mark-end text:id="IMark80508664"/><text:alphabetical-index-mark-end text:id="IMark64509304"/><text:span text:style-name="T66"> </text:span>that you are passing in fact, the <text:alphabetical-index-mark-start text:id="IMark77362840"/><text:alphabetical-index-mark-start text:id="IMark78708008"/><text:alphabetical-index-mark-start text:id="IMark80312392"/><text:alphabetical-index-mark-start text:id="IMark78377992"/><text:alphabetical-index-mark-start text:id="IMark79698408"/><text:alphabetical-index-mark-start text:id="IMark48640552"/><text:alphabetical-index-mark-start text:id="IMark78436072"/>character<text:alphabetical-index-mark-end text:id="IMark78436072"/><text:alphabetical-index-mark-end text:id="IMark48640552"/><text:alphabetical-index-mark-end text:id="IMark79698408"/><text:alphabetical-index-mark-end text:id="IMark78377992"/><text:alphabetical-index-mark-end text:id="IMark80312392"/><text:alphabetical-index-mark-end text:id="IMark78708008"/><text:alphabetical-index-mark-end text:id="IMark77362840"/>s that correspond to quotes (\‘ \’ instead of ‘ ‘ and \“ \” instead of “ “).</text:p>
      <text:p text:style-name="P53"/>
      <text:p text:style-name="P53">This happens, for example, when you <text:alphabetical-index-mark-start text:id="IMark74961992"/><text:alphabetical-index-mark-start text:id="IMark77096392"/><text:alphabetical-index-mark-start text:id="IMark75083784"/><text:alphabetical-index-mark-start text:id="IMark72881080"/><text:alphabetical-index-mark-start text:id="IMark74958152"/><text:alphabetical-index-mark-start text:id="IMark74954312"/><text:alphabetical-index-mark-start text:id="IMark79967256"/>call<text:alphabetical-index-mark-end text:id="IMark79967256"/><text:alphabetical-index-mark-end text:id="IMark74954312"/><text:alphabetical-index-mark-end text:id="IMark74958152"/><text:alphabetical-index-mark-end text:id="IMark72881080"/><text:alphabetical-index-mark-end text:id="IMark75083784"/><text:alphabetical-index-mark-end text:id="IMark77096392"/><text:alphabetical-index-mark-end text:id="IMark74961992"/> <text:alphabetical-index-mark-start text:id="IMark57025224"/>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alphabetical-index-mark-start text:id="IMark80304744"/><text:alphabetical-index-mark-start text:id="IMark73732440"/><text:alphabetical-index-mark-start text:id="IMark77774968"/><text:alphabetical-index-mark-start text:id="IMark78369320"/><text:alphabetical-index-mark-start text:id="IMark80131448"/><text:alphabetical-index-mark-start text:id="IMark74197560"/><text:alphabetical-index-mark-start text:id="IMark78990888"/><text:alphabetical-index-mark-start text:id="IMark79570696"/>sql<text:alphabetical-index-mark-end text:id="IMark79570696"/><text:alphabetical-index-mark-end text:id="IMark78990888"/><text:alphabetical-index-mark-end text:id="IMark74197560"/><text:alphabetical-index-mark-end text:id="IMark80131448"/><text:alphabetical-index-mark-end text:id="IMark78369320"/><text:alphabetical-index-mark-end text:id="IMark77774968"/><text:alphabetical-index-mark-end text:id="IMark73732440"/><text:alphabetical-index-mark-end text:id="IMark80304744"/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<text:alphabetical-index-mark-end text:id="IMark57025224"/>p from within the <text:alphabetical-index-mark-start text:id="IMark78954328"/><text:alphabetical-index-mark-start text:id="IMark77095432"/><text:alphabetical-index-mark-start text:id="IMark77144664"/><text:alphabetical-index-mark-start text:id="IMark78376072"/><text:alphabetical-index-mark-start text:id="IMark78158344"/><text:alphabetical-index-mark-start text:id="IMark80302824"/><text:alphabetical-index-mark-start text:id="IMark78706088"/><text:alphabetical-index-mark-start text:id="IMark77773048"/><text:alphabetical-index-mark-start text:id="IMark74956232"/><text:alphabetical-index-mark-start text:id="IMark77195672"/><text:alphabetical-index-mark-start text:id="IMark79064504"/><text:alphabetical-index-mark-start text:id="IMark78214104"/><text:alphabetical-index-mark-start text:id="IMark78420520"/><text:alphabetical-index-mark-start text:id="IMark78215064"/>system<text:alphabetical-index-mark-end text:id="IMark78215064"/><text:alphabetical-index-mark-end text:id="IMark78420520"/><text:alphabetical-index-mark-end text:id="IMark78214104"/><text:alphabetical-index-mark-end text:id="IMark79064504"/><text:alphabetical-index-mark-end text:id="IMark77195672"/><text:alphabetical-index-mark-end text:id="IMark74956232"/><text:alphabetical-index-mark-end text:id="IMark77773048"/><text:alphabetical-index-mark-end text:id="IMark78706088"/><text:alphabetical-index-mark-end text:id="IMark80302824"/><text:alphabetical-index-mark-end text:id="IMark78158344"/><text:alphabetical-index-mark-end text:id="IMark78376072"/><text:alphabetical-index-mark-end text:id="IMark77144664"/><text:alphabetical-index-mark-end text:id="IMark77095432"/><text:alphabetical-index-mark-end text:id="IMark78954328"/> function in <text:alphabetical-index-mark-start text:id="IMark74215016"/><text:alphabetical-index-mark-start text:id="IMark78912456"/><text:alphabetical-index-mark-start text:id="IMark80291112"/><text:alphabetical-index-mark-start text:id="IMark75084744"/><text:alphabetical-index-mark-start text:id="IMark80132408"/><text:alphabetical-index-mark-start text:id="IMark78812472"/><text:alphabetical-index-mark-start text:id="IMark79456904"/>Scheme<text:alphabetical-index-mark-end text:id="IMark79456904"/><text:alphabetical-index-mark-end text:id="IMark78812472"/><text:alphabetical-index-mark-end text:id="IMark80132408"/><text:alphabetical-index-mark-end text:id="IMark75084744"/><text:alphabetical-index-mark-end text:id="IMark80291112"/><text:alphabetical-index-mark-end text:id="IMark78912456"/><text:alphabetical-index-mark-end text:id="IMark74215016"/>, <text:span text:style-name="T46">so you would have to write something like</text:span>:</text:p>
      <text:p text:style-name="P52"/>
      <text:p text:style-name="P71">(<text:alphabetical-index-mark-start text:id="IMark78690744"/><text:alphabetical-index-mark-start text:id="IMark78437032"/><text:alphabetical-index-mark-start text:id="IMark63674312"/><text:alphabetical-index-mark-start text:id="IMark78210264"/><text:alphabetical-index-mark-start text:id="IMark79063544"/><text:alphabetical-index-mark-start text:id="IMark80136248"/><text:alphabetical-index-mark-start text:id="IMark80656696"/><text:alphabetical-index-mark-start text:id="IMark78914376"/><text:alphabetical-index-mark-start text:id="IMark74709928"/><text:alphabetical-index-mark-start text:id="IMark77772088"/><text:alphabetical-index-mark-start text:id="IMark78708968"/><text:alphabetical-index-mark-start text:id="IMark74953352"/><text:alphabetical-index-mark-start text:id="IMark66152360"/><text:alphabetical-index-mark-start text:id="IMark79097784"/>system<text:alphabetical-index-mark-end text:id="IMark79097784"/><text:alphabetical-index-mark-end text:id="IMark66152360"/><text:alphabetical-index-mark-end text:id="IMark74953352"/><text:alphabetical-index-mark-end text:id="IMark78708968"/><text:alphabetical-index-mark-end text:id="IMark77772088"/><text:alphabetical-index-mark-end text:id="IMark74709928"/><text:alphabetical-index-mark-end text:id="IMark78914376"/><text:alphabetical-index-mark-end text:id="IMark80656696"/><text:alphabetical-index-mark-end text:id="IMark80136248"/><text:alphabetical-index-mark-end text:id="IMark79063544"/><text:alphabetical-index-mark-end text:id="IMark78210264"/><text:alphabetical-index-mark-end text:id="IMark63674312"/><text:alphabetical-index-mark-end text:id="IMark78437032"/><text:alphabetical-index-mark-end text:id="IMark78690744"/> “./<text:alphabetical-index-mark-start text:id="IMark80317192"/><text:alphabetical-index-mark-start text:id="IMark74214056"/><text:alphabetical-index-mark-start text:id="IMark80315272"/><text:alphabetical-index-mark-start text:id="IMark77094472"/><text:alphabetical-index-mark-start text:id="IMark78913416"/><text:alphabetical-index-mark-start text:id="IMark80310472"/><text:alphabetical-index-mark-start text:id="IMark64296328"/><text:alphabetical-index-mark-start text:id="IMark74920968"/><text:alphabetical-index-mark-start text:id="IMark78984952"/><text:alphabetical-index-mark-start text:id="IMark78529624"/><text:alphabetical-index-mark-start text:id="IMark78705128"/><text:alphabetical-index-mark-start text:id="IMark74960072"/><text:alphabetical-index-mark-start text:id="IMark80134328"/><text:alphabetical-index-mark-start text:id="IMark80311432"/>sql<text:alphabetical-index-mark-end text:id="IMark80311432"/><text:alphabetical-index-mark-end text:id="IMark80134328"/><text:alphabetical-index-mark-end text:id="IMark74960072"/><text:alphabetical-index-mark-end text:id="IMark78705128"/><text:alphabetical-index-mark-end text:id="IMark78529624"/><text:alphabetical-index-mark-end text:id="IMark78984952"/><text:alphabetical-index-mark-end text:id="IMark74920968"/><text:alphabetical-index-mark-end text:id="IMark64296328"/><text:alphabetical-index-mark-end text:id="IMark80310472"/><text:alphabetical-index-mark-end text:id="IMark78913416"/><text:alphabetical-index-mark-end text:id="IMark77094472"/><text:alphabetical-index-mark-end text:id="IMark80315272"/><text:alphabetical-index-mark-end text:id="IMark74214056"/><text:alphabetical-index-mark-end text:id="IMark80317192"/>p <text:span text:style-name="T46">\</text:span>“<text:alphabetical-index-mark-start text:id="IMark80135288"/><text:alphabetical-index-mark-start text:id="IMark74962952"/><text:alphabetical-index-mark-start text:id="IMark56755208"/><text:alphabetical-index-mark-start text:id="IMark77779336"/><text:alphabetical-index-mark-start text:id="IMark77776888"/><text:alphabetical-index-mark-start text:id="IMark78377032"/><text:alphabetical-index-mark-start text:id="IMark78438952"/>your_<text:alphabetical-index-mark-start text:id="IMark78434152"/><text:alphabetical-index-mark-start text:id="IMark78599432"/><text:alphabetical-index-mark-start text:id="IMark73431512"/><text:alphabetical-index-mark-start text:id="IMark75069848"/><text:alphabetical-index-mark-start text:id="IMark78627496"/><text:alphabetical-index-mark-start text:id="IMark80289192"/><text:alphabetical-index-mark-start text:id="IMark77754824"/>database<text:alphabetical-index-mark-end text:id="IMark77754824"/><text:alphabetical-index-mark-end text:id="IMark80289192"/><text:alphabetical-index-mark-end text:id="IMark78627496"/><text:alphabetical-index-mark-end text:id="IMark75069848"/><text:alphabetical-index-mark-end text:id="IMark73431512"/><text:alphabetical-index-mark-end text:id="IMark78599432"/><text:alphabetical-index-mark-end text:id="IMark78434152"/><text:alphabetical-index-mark-end text:id="IMark78438952"/><text:alphabetical-index-mark-end text:id="IMark78377032"/><text:alphabetical-index-mark-end text:id="IMark77776888"/><text:alphabetical-index-mark-end text:id="IMark77779336"/><text:alphabetical-index-mark-end text:id="IMark56755208"/><text:alphabetical-index-mark-end text:id="IMark74962952"/><text:alphabetical-index-mark-end text:id="IMark80135288"/><text:span text:style-name="T46">\</text:span>” <text:span text:style-name="T46">\</text:span>“<text:alphabetical-index-mark-start text:id="IMark80234456"/><text:alphabetical-index-mark-start text:id="IMark74955272"/><text:alphabetical-index-mark-start text:id="IMark78375112"/><text:alphabetical-index-mark-start text:id="IMark80306664"/><text:alphabetical-index-mark-start text:id="IMark65133912"/><text:alphabetical-index-mark-start text:id="IMark73339864"/><text:alphabetical-index-mark-start text:id="IMark80133368"/>SELECT<text:alphabetical-index-mark-end text:id="IMark80133368"/><text:alphabetical-index-mark-end text:id="IMark73339864"/><text:alphabetical-index-mark-end text:id="IMark65133912"/><text:alphabetical-index-mark-end text:id="IMark80306664"/><text:alphabetical-index-mark-end text:id="IMark78375112"/><text:alphabetical-index-mark-end text:id="IMark74955272"/><text:alphabetical-index-mark-end text:id="IMark80234456"/> * FROM <text:alphabetical-index-mark-start text:id="IMark78837656"/><text:alphabetical-index-mark-start text:id="IMark74957192"/><text:alphabetical-index-mark-start text:id="IMark74129656"/><text:alphabetical-index-mark-start text:id="IMark74950616"/><text:alphabetical-index-mark-start text:id="IMark64521320"/><text:alphabetical-index-mark-start text:id="IMark75081336"/><text:alphabetical-index-mark-start text:id="IMark64436136"/>your_<text:alphabetical-index-mark-start text:id="IMark79210936"/><text:alphabetical-index-mark-start text:id="IMark79776200"/><text:alphabetical-index-mark-start text:id="IMark78226248"/><text:alphabetical-index-mark-start text:id="IMark79065464"/><text:alphabetical-index-mark-start text:id="IMark80308584"/><text:alphabetical-index-mark-start text:id="IMark80148504"/><text:alphabetical-index-mark-start text:id="IMark74690040"/>table<text:alphabetical-index-mark-end text:id="IMark74690040"/><text:alphabetical-index-mark-end text:id="IMark80148504"/><text:alphabetical-index-mark-end text:id="IMark80308584"/><text:alphabetical-index-mark-end text:id="IMark79065464"/><text:alphabetical-index-mark-end text:id="IMark78226248"/><text:alphabetical-index-mark-end text:id="IMark79776200"/><text:alphabetical-index-mark-end text:id="IMark79210936"/><text:alphabetical-index-mark-end text:id="IMark64436136"/><text:alphabetical-index-mark-end text:id="IMark75081336"/><text:alphabetical-index-mark-end text:id="IMark64521320"/><text:alphabetical-index-mark-end text:id="IMark74950616"/><text:alphabetical-index-mark-end text:id="IMark74129656"/><text:alphabetical-index-mark-end text:id="IMark74957192"/><text:alphabetical-index-mark-end text:id="IMark78837656"/>_1 WHERE your_<text:alphabetical-index-mark-start text:id="IMark78371272"/><text:alphabetical-index-mark-start text:id="IMark78169656"/><text:alphabetical-index-mark-start text:id="IMark74143304"/><text:alphabetical-index-mark-start text:id="IMark64087992"/><text:alphabetical-index-mark-start text:id="IMark73829608"/><text:alphabetical-index-mark-start text:id="IMark74961032"/><text:alphabetical-index-mark-start text:id="IMark75080376"/>string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4143304"/><text:alphabetical-index-mark-end text:id="IMark78169656"/><text:alphabetical-index-mark-end text:id="IMark78371272"/> = \‘Hello world!<text:span text:style-name="T46">\</text:span>’;\” ”)</text:p>
      <text:p text:style-name="P52"/>
      <text:p text:style-name="P54">While the same <text:alphabetical-index-mark-start text:id="IMark36129848"/><text:alphabetical-index-mark-start text:id="IMark80069960"/><text:alphabetical-index-mark-start text:id="IMark80260392"/><text:alphabetical-index-mark-start text:id="IMark75085704"/><text:alphabetical-index-mark-start text:id="IMark77775928"/><text:alphabetical-index-mark-start text:id="IMark77774008"/><text:alphabetical-index-mark-start text:id="IMark78372232"/>call<text:alphabetical-index-mark-end text:id="IMark78372232"/><text:alphabetical-index-mark-end text:id="IMark77774008"/><text:alphabetical-index-mark-end text:id="IMark77775928"/><text:alphabetical-index-mark-end text:id="IMark75085704"/><text:alphabetical-index-mark-end text:id="IMark80260392"/><text:alphabetical-index-mark-end text:id="IMark80069960"/><text:alphabetical-index-mark-end text:id="IMark36129848"/> from within a <text:alphabetical-index-mark-start text:id="IMark79938696"/><text:alphabetical-index-mark-start text:id="IMark74723656"/><text:alphabetical-index-mark-start text:id="IMark64190088"/><text:alphabetical-index-mark-start text:id="IMark65411512"/><text:alphabetical-index-mark-start text:id="IMark79106920"/><text:alphabetical-index-mark-start text:id="IMark74694808"/><text:alphabetical-index-mark-start text:id="IMark80125064"/>terminal<text:alphabetical-index-mark-end text:id="IMark80125064"/><text:alphabetical-index-mark-end text:id="IMark74694808"/><text:alphabetical-index-mark-end text:id="IMark79106920"/><text:alphabetical-index-mark-end text:id="IMark65411512"/><text:alphabetical-index-mark-end text:id="IMark64190088"/><text:alphabetical-index-mark-end text:id="IMark74723656"/><text:alphabetical-index-mark-end text:id="IMark79938696"/> would be:</text:p>
      <text:p text:style-name="P54"/>
      <text:p text:style-name="P54">./<text:alphabetical-index-mark-start text:id="IMark48646552"/><text:alphabetical-index-mark-start text:id="IMark80265800"/><text:alphabetical-index-mark-start text:id="IMark78212184"/><text:alphabetical-index-mark-start text:id="IMark80319112"/><text:alphabetical-index-mark-start text:id="IMark77143704"/><text:alphabetical-index-mark-start text:id="IMark74776728"/><text:alphabetical-index-mark-start text:id="IMark79546440"/><text:alphabetical-index-mark-start text:id="IMark80120584"/><text:alphabetical-index-mark-start text:id="IMark80292072"/><text:alphabetical-index-mark-start text:id="IMark79792072"/><text:alphabetical-index-mark-start text:id="IMark73277496"/><text:alphabetical-index-mark-start text:id="IMark74959112"/><text:alphabetical-index-mark-start text:id="IMark78253544"/><text:alphabetical-index-mark-start text:id="IMark75120888"/>sql<text:alphabetical-index-mark-end text:id="IMark75120888"/><text:alphabetical-index-mark-end text:id="IMark78253544"/><text:alphabetical-index-mark-end text:id="IMark74959112"/><text:alphabetical-index-mark-end text:id="IMark73277496"/><text:alphabetical-index-mark-end text:id="IMark79792072"/><text:alphabetical-index-mark-end text:id="IMark80292072"/><text:alphabetical-index-mark-end text:id="IMark80120584"/><text:alphabetical-index-mark-end text:id="IMark79546440"/><text:alphabetical-index-mark-end text:id="IMark74776728"/><text:alphabetical-index-mark-end text:id="IMark77143704"/><text:alphabetical-index-mark-end text:id="IMark80319112"/><text:alphabetical-index-mark-end text:id="IMark78212184"/><text:alphabetical-index-mark-end text:id="IMark80265800"/><text:alphabetical-index-mark-end text:id="IMark48646552"/>p <text:alphabetical-index-mark-start text:id="IMark73764584"/><text:alphabetical-index-mark-start text:id="IMark73020760"/><text:alphabetical-index-mark-start text:id="IMark73293384"/><text:alphabetical-index-mark-start text:id="IMark73844424"/><text:alphabetical-index-mark-start text:id="IMark73845800"/><text:alphabetical-index-mark-start text:id="IMark48635224"/><text:alphabetical-index-mark-start text:id="IMark73579640"/>your_<text:alphabetical-index-mark-start text:id="IMark77146584"/><text:alphabetical-index-mark-start text:id="IMark66153032"/><text:alphabetical-index-mark-start text:id="IMark74947432"/><text:alphabetical-index-mark-start text:id="IMark80303784"/><text:alphabetical-index-mark-start text:id="IMark73898184"/><text:alphabetical-index-mark-start text:id="IMark78911496"/><text:alphabetical-index-mark-start text:id="IMark78374152"/>database<text:alphabetical-index-mark-end text:id="IMark78374152"/><text:alphabetical-index-mark-end text:id="IMark78911496"/><text:alphabetical-index-mark-end text:id="IMark73898184"/><text:alphabetical-index-mark-end text:id="IMark80303784"/><text:alphabetical-index-mark-end text:id="IMark74947432"/><text:alphabetical-index-mark-end text:id="IMark66153032"/><text:alphabetical-index-mark-end text:id="IMark77146584"/><text:alphabetical-index-mark-end text:id="IMark73579640"/><text:alphabetical-index-mark-end text:id="IMark48635224"/><text:alphabetical-index-mark-end text:id="IMark73845800"/><text:alphabetical-index-mark-end text:id="IMark73844424"/><text:alphabetical-index-mark-end text:id="IMark73293384"/><text:alphabetical-index-mark-end text:id="IMark73020760"/><text:alphabetical-index-mark-end text:id="IMark73764584"/> <text:span text:style-name="T28">“</text:span><text:alphabetical-index-mark-start text:id="IMark80318152"/><text:alphabetical-index-mark-start text:id="IMark77053944"/><text:alphabetical-index-mark-start text:id="IMark78437992"/><text:alphabetical-index-mark-start text:id="IMark80307624"/><text:alphabetical-index-mark-start text:id="IMark64215560"/><text:alphabetical-index-mark-start text:id="IMark80316232"/><text:alphabetical-index-mark-start text:id="IMark56513672"/><text:span text:style-name="T28">SELECT</text:span><text:alphabetical-index-mark-end text:id="IMark56513672"/><text:alphabetical-index-mark-end text:id="IMark80316232"/><text:alphabetical-index-mark-end text:id="IMark64215560"/><text:alphabetical-index-mark-end text:id="IMark80307624"/><text:alphabetical-index-mark-end text:id="IMark78437992"/><text:alphabetical-index-mark-end text:id="IMark77053944"/><text:alphabetical-index-mark-end text:id="IMark80318152"/><text:span text:style-name="T28"> * FROM </text:span><text:alphabetical-index-mark-start text:id="IMark78368360"/><text:alphabetical-index-mark-start text:id="IMark79558984"/><text:alphabetical-index-mark-start text:id="IMark74117000"/><text:alphabetical-index-mark-start text:id="IMark80290152"/><text:alphabetical-index-mark-start text:id="IMark80305704"/><text:alphabetical-index-mark-start text:id="IMark78419560"/><text:alphabetical-index-mark-start text:id="IMark78421480"/><text:span text:style-name="T28">your_</text:span><text:alphabetical-index-mark-start text:id="IMark64509304"/><text:alphabetical-index-mark-start text:id="IMark80508664"/><text:alphabetical-index-mark-start text:id="IMark78708008"/><text:alphabetical-index-mark-start text:id="IMark77362840"/><text:alphabetical-index-mark-start text:id="IMark80312392"/><text:alphabetical-index-mark-start text:id="IMark78377992"/><text:alphabetical-index-mark-start text:id="IMark79698408"/><text:span text:style-name="T28">table</text:span><text:alphabetical-index-mark-end text:id="IMark79698408"/><text:alphabetical-index-mark-end text:id="IMark78377992"/><text:alphabetical-index-mark-end text:id="IMark80312392"/><text:alphabetical-index-mark-end text:id="IMark77362840"/><text:alphabetical-index-mark-end text:id="IMark78708008"/><text:alphabetical-index-mark-end text:id="IMark80508664"/><text:alphabetical-index-mark-end text:id="IMark64509304"/><text:alphabetical-index-mark-end text:id="IMark78421480"/><text:alphabetical-index-mark-end text:id="IMark78419560"/><text:alphabetical-index-mark-end text:id="IMark80305704"/><text:alphabetical-index-mark-end text:id="IMark80290152"/><text:alphabetical-index-mark-end text:id="IMark74117000"/><text:alphabetical-index-mark-end text:id="IMark79558984"/><text:alphabetical-index-mark-end text:id="IMark78368360"/><text:span text:style-name="T28">_1 WHERE your_</text:span><text:alphabetical-index-mark-start text:id="IMark48640552"/><text:alphabetical-index-mark-start text:id="IMark78436072"/>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78912456"/><text:span text:style-name="T28">string</text:span><text:alphabetical-index-mark-end text:id="IMark78912456"/>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436072"/><text:alphabetical-index-mark-end text:id="IMark48640552"/><text:span text:style-name="T28"> = \‘Hello world!</text:span><text:span text:style-name="T22">\</text:span><text:span text:style-name="T28">’;”</text:span></text:p>
      <text:p text:style-name="P77"/>
      <text:p text:style-name="P54"><text:span text:style-name="T48">o</text:span><text:span text:style-name="T47">r even:</text:span></text:p>
      <text:p text:style-name="P78"/>
      <text:p text:style-name="P73">./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alphabetical-index-mark-start text:id="IMark80304744"/><text:alphabetical-index-mark-start text:id="IMark73732440"/><text:alphabetical-index-mark-start text:id="IMark77774968"/><text:alphabetical-index-mark-start text:id="IMark78369320"/><text:alphabetical-index-mark-start text:id="IMark80131448"/><text:alphabetical-index-mark-start text:id="IMark74197560"/><text:alphabetical-index-mark-start text:id="IMark78990888"/><text:alphabetical-index-mark-start text:id="IMark79570696"/><text:alphabetical-index-mark-start text:id="IMark74961992"/>sql<text:alphabetical-index-mark-end text:id="IMark74961992"/><text:alphabetical-index-mark-end text:id="IMark79570696"/><text:alphabetical-index-mark-end text:id="IMark78990888"/><text:alphabetical-index-mark-end text:id="IMark74197560"/><text:alphabetical-index-mark-end text:id="IMark80131448"/><text:alphabetical-index-mark-end text:id="IMark78369320"/><text:alphabetical-index-mark-end text:id="IMark77774968"/><text:alphabetical-index-mark-end text:id="IMark73732440"/><text:alphabetical-index-mark-end text:id="IMark80304744"/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p <text:alphabetical-index-mark-start text:id="IMark77096392"/><text:alphabetical-index-mark-start text:id="IMark75083784"/><text:alphabetical-index-mark-start text:id="IMark72881080"/><text:alphabetical-index-mark-start text:id="IMark74958152"/><text:alphabetical-index-mark-start text:id="IMark74954312"/><text:alphabetical-index-mark-start text:id="IMark79967256"/><text:alphabetical-index-mark-start text:id="IMark56740440"/>your_<text:alphabetical-index-mark-start text:id="IMark77328424"/><text:alphabetical-index-mark-start text:id="IMark80459368"/><text:alphabetical-index-mark-start text:id="IMark73775032"/><text:alphabetical-index-mark-start text:id="IMark80130488"/><text:alphabetical-index-mark-start text:id="IMark80317192"/><text:alphabetical-index-mark-start text:id="IMark74214056"/><text:alphabetical-index-mark-start text:id="IMark80315272"/>database<text:alphabetical-index-mark-end text:id="IMark80315272"/><text:alphabetical-index-mark-end text:id="IMark74214056"/><text:alphabetical-index-mark-end text:id="IMark80317192"/><text:alphabetical-index-mark-end text:id="IMark80130488"/><text:alphabetical-index-mark-end text:id="IMark73775032"/><text:alphabetical-index-mark-end text:id="IMark80459368"/><text:alphabetical-index-mark-end text:id="IMark77328424"/><text:alphabetical-index-mark-end text:id="IMark56740440"/><text:alphabetical-index-mark-end text:id="IMark79967256"/><text:alphabetical-index-mark-end text:id="IMark74954312"/><text:alphabetical-index-mark-end text:id="IMark74958152"/><text:alphabetical-index-mark-end text:id="IMark72881080"/><text:alphabetical-index-mark-end text:id="IMark75083784"/><text:alphabetical-index-mark-end text:id="IMark77096392"/> <text:span text:style-name="T45">“</text:span><text:alphabetical-index-mark-start text:id="IMark77094472"/><text:alphabetical-index-mark-start text:id="IMark78913416"/><text:alphabetical-index-mark-start text:id="IMark80310472"/><text:alphabetical-index-mark-start text:id="IMark64296328"/><text:alphabetical-index-mark-start text:id="IMark74920968"/><text:alphabetical-index-mark-start text:id="IMark78984952"/><text:alphabetical-index-mark-start text:id="IMark78529624"/><text:span text:style-name="T45">SELECT</text:span><text:alphabetical-index-mark-end text:id="IMark78529624"/><text:alphabetical-index-mark-end text:id="IMark78984952"/><text:alphabetical-index-mark-end text:id="IMark74920968"/><text:alphabetical-index-mark-end text:id="IMark64296328"/><text:alphabetical-index-mark-end text:id="IMark80310472"/><text:alphabetical-index-mark-end text:id="IMark78913416"/><text:alphabetical-index-mark-end text:id="IMark77094472"/><text:span text:style-name="T45"> * FROM </text:span><text:alphabetical-index-mark-start text:id="IMark78705128"/><text:alphabetical-index-mark-start text:id="IMark74960072"/><text:alphabetical-index-mark-start text:id="IMark80134328"/><text:alphabetical-index-mark-start text:id="IMark80311432"/><text:alphabetical-index-mark-start text:id="IMark78690744"/><text:alphabetical-index-mark-start text:id="IMark78437032"/><text:alphabetical-index-mark-start text:id="IMark63674312"/><text:span text:style-name="T45">your_</text:span><text:alphabetical-index-mark-start text:id="IMark78210264"/><text:alphabetical-index-mark-start text:id="IMark79063544"/><text:alphabetical-index-mark-start text:id="IMark80136248"/><text:alphabetical-index-mark-start text:id="IMark80656696"/><text:alphabetical-index-mark-start text:id="IMark78914376"/><text:alphabetical-index-mark-start text:id="IMark74709928"/><text:alphabetical-index-mark-start text:id="IMark77772088"/><text:span text:style-name="T45">table</text:span><text:alphabetical-index-mark-end text:id="IMark77772088"/><text:alphabetical-index-mark-end text:id="IMark74709928"/><text:alphabetical-index-mark-end text:id="IMark78914376"/><text:alphabetical-index-mark-end text:id="IMark80656696"/><text:alphabetical-index-mark-end text:id="IMark80136248"/><text:alphabetical-index-mark-end text:id="IMark79063544"/><text:alphabetical-index-mark-end text:id="IMark78210264"/><text:alphabetical-index-mark-end text:id="IMark63674312"/><text:alphabetical-index-mark-end text:id="IMark78437032"/><text:alphabetical-index-mark-end text:id="IMark78690744"/><text:alphabetical-index-mark-end text:id="IMark80311432"/><text:alphabetical-index-mark-end text:id="IMark80134328"/><text:alphabetical-index-mark-end text:id="IMark74960072"/><text:alphabetical-index-mark-end text:id="IMark78705128"/><text:span text:style-name="T45">_1 WHERE your_</text:span><text:alphabetical-index-mark-start text:id="IMark78708968"/><text:alphabetical-index-mark-start text:id="IMark74953352"/><text:alphabetical-index-mark-start text:id="IMark66152360"/><text:alphabetical-index-mark-start text:id="IMark79097784"/><text:alphabetical-index-mark-start text:id="IMark78211224"/><text:alphabetical-index-mark-start text:id="IMark80135288"/><text:alphabetical-index-mark-start text:id="IMark74962952"/><text:span text:style-name="T45">string</text:span><text:alphabetical-index-mark-end text:id="IMark74962952"/><text:alphabetical-index-mark-end text:id="IMark80135288"/><text:alphabetical-index-mark-end text:id="IMark78211224"/><text:alphabetical-index-mark-end text:id="IMark79097784"/><text:alphabetical-index-mark-end text:id="IMark66152360"/><text:alphabetical-index-mark-end text:id="IMark74953352"/><text:alphabetical-index-mark-end text:id="IMark78708968"/><text:span text:style-name="T45"> = ‘Hello world!’;”</text:span></text:p>
      <text:p text:style-name="P78"/>
      <text:p text:style-name="P78">Other languages might require a different <text:alphabetical-index-mark-start text:id="IMark78434152"/><text:alphabetical-index-mark-start text:id="IMark78599432"/><text:alphabetical-index-mark-start text:id="IMark73431512"/><text:alphabetical-index-mark-start text:id="IMark75069848"/><text:alphabetical-index-mark-start text:id="IMark78627496"/><text:alphabetical-index-mark-start text:id="IMark80289192"/><text:alphabetical-index-mark-start text:id="IMark77754824"/>syntax<text:alphabetical-index-mark-end text:id="IMark77754824"/><text:alphabetical-index-mark-end text:id="IMark80289192"/><text:alphabetical-index-mark-end text:id="IMark78627496"/><text:alphabetical-index-mark-end text:id="IMark75069848"/><text:alphabetical-index-mark-end text:id="IMark73431512"/><text:alphabetical-index-mark-end text:id="IMark78599432"/><text:alphabetical-index-mark-end text:id="IMark78434152"/>, so you might have to try different combinations. <text:span text:style-name="T62">Note that </text:span><text:alphabetical-index-mark-start text:id="IMark78371272"/><text:alphabetical-index-mark-start text:id="IMark78169656"/><text:span text:style-name="T62">HDFql</text:span><text:alphabetical-index-mark-end text:id="IMark78169656"/><text:alphabetical-index-mark-end text:id="IMark78371272"/><text:span text:style-name="T62"> </text:span><text:alphabetical-index-mark-start text:id="IMark74143304"/><text:alphabetical-index-mark-start text:id="IMark64087992"/><text:span text:style-name="T62">queries</text:span><text:alphabetical-index-mark-end text:id="IMark64087992"/><text:alphabetical-index-mark-end text:id="IMark74143304"/><text:span text:style-name="T62"> are written very similarly to those equivalent in </text:span><text:alphabetical-index-mark-start text:id="IMark73829608"/><text:alphabetical-index-mark-start text:id="IMark74961032"/><text:alphabetical-index-mark-start text:id="IMark75080376"/><text:alphabetical-index-mark-start text:id="IMark78837656"/><text:span text:style-name="T62">SQL</text:span><text:alphabetical-index-mark-end text:id="IMark78837656"/><text:alphabetical-index-mark-end text:id="IMark75080376"/><text:alphabetical-index-mark-end text:id="IMark74961032"/><text:alphabetical-index-mark-end text:id="IMark73829608"/><text:span text:style-name="T62">, and the same caveats regarding special </text:span><text:alphabetical-index-mark-start text:id="IMark74957192"/><text:alphabetical-index-mark-start text:id="IMark74129656"/><text:span text:style-name="T62">character</text:span><text:alphabetical-index-mark-end text:id="IMark74129656"/><text:alphabetical-index-mark-end text:id="IMark74957192"/><text:span text:style-name="T62">s apply.</text:span></text:p>
      <text:p text:style-name="P78"/>
      <text:p text:style-name="P78"/>
      <text:h text:style-name="Heading_20_3" text:outline-level="3"><text:bookmark-start text:name="__RefHeading___Toc14020_852932957"/>2.3.5. Differences between <text:alphabetical-index-mark-start text:id="IMark79065464"/><text:alphabetical-index-mark-start text:id="IMark80148504"/><text:alphabetical-index-mark-start text:id="IMark74690040"/><text:alphabetical-index-mark-start text:id="IMark80234456"/>SQL<text:alphabetical-index-mark-end text:id="IMark80234456"/><text:alphabetical-index-mark-end text:id="IMark74690040"/><text:alphabetical-index-mark-end text:id="IMark80148504"/><text:alphabetical-index-mark-end text:id="IMark79065464"/> and <text:alphabetical-index-mark-start text:id="IMark74955272"/><text:alphabetical-index-mark-start text:id="IMark78375112"/>HDFql<text:alphabetical-index-mark-end text:id="IMark78375112"/><text:alphabetical-index-mark-end text:id="IMark74955272"/>.<text:bookmark-end text:name="__RefHeading___Toc14020_852932957"/></text:h>
      <text:p text:style-name="P79"/>
      <text:p text:style-name="P79">The creators of <text:alphabetical-index-mark-start text:id="IMark73339864"/><text:alphabetical-index-mark-start text:id="IMark80133368"/>HDFql<text:alphabetical-index-mark-end text:id="IMark80133368"/><text:alphabetical-index-mark-end text:id="IMark73339864"/> did an excellent work in providing <text:alphabetical-index-mark-start text:id="IMark64186632"/><text:alphabetical-index-mark-start text:id="IMark75067384"/>HDF5<text:alphabetical-index-mark-end text:id="IMark75067384"/><text:alphabetical-index-mark-end text:id="IMark64186632"/> <text:alphabetical-index-mark-start text:id="IMark78209304"/><text:alphabetical-index-mark-start text:id="IMark78213144"/><text:alphabetical-index-mark-start text:id="IMark74723656"/><text:alphabetical-index-mark-start text:id="IMark79938696"/>system<text:alphabetical-index-mark-end text:id="IMark79938696"/><text:alphabetical-index-mark-end text:id="IMark74723656"/><text:alphabetical-index-mark-end text:id="IMark78213144"/><text:alphabetical-index-mark-end text:id="IMark78209304"/>s with a <text:alphabetical-index-mark-start text:id="IMark64190088"/><text:alphabetical-index-mark-start text:id="IMark65411512"/>query<text:alphabetical-index-mark-end text:id="IMark65411512"/><text:alphabetical-index-mark-end text:id="IMark64190088"/> language that is similar to <text:alphabetical-index-mark-start text:id="IMark79106920"/><text:alphabetical-index-mark-start text:id="IMark74694808"/><text:alphabetical-index-mark-start text:id="IMark80125064"/><text:alphabetical-index-mark-start text:id="IMark36129848"/>SQL<text:alphabetical-index-mark-end text:id="IMark36129848"/><text:alphabetical-index-mark-end text:id="IMark80125064"/><text:alphabetical-index-mark-end text:id="IMark74694808"/><text:alphabetical-index-mark-end text:id="IMark79106920"/> because it eases quite considerably the learning curve involved in learning to interact with <text:alphabetical-index-mark-start text:id="IMark80069960"/><text:alphabetical-index-mark-start text:id="IMark80260392"/>HDF5<text:alphabetical-index-mark-end text:id="IMark80260392"/><text:alphabetical-index-mark-end text:id="IMark80069960"/> <text:alphabetical-index-mark-start text:id="IMark75085704"/><text:alphabetical-index-mark-start text:id="IMark77775928"/>file<text:alphabetical-index-mark-end text:id="IMark77775928"/><text:alphabetical-index-mark-end text:id="IMark75085704"/>s using its native APIs for C, C++, etc.</text:p>
      <text:p text:style-name="P79"/>
      <text:p text:style-name="P79"><text:soft-page-break/>However, partly because <text:alphabetical-index-mark-start text:id="IMark73764584"/><text:alphabetical-index-mark-start text:id="IMark73020760"/>HDFql<text:alphabetical-index-mark-end text:id="IMark73020760"/><text:alphabetical-index-mark-end text:id="IMark73764584"/> is fairly new, and partly because <text:alphabetical-index-mark-start text:id="IMark73293384"/><text:alphabetical-index-mark-start text:id="IMark73844424"/>HDF5<text:alphabetical-index-mark-end text:id="IMark73844424"/><text:alphabetical-index-mark-end text:id="IMark73293384"/> is not a <text:alphabetical-index-mark-start text:id="IMark73845800"/><text:alphabetical-index-mark-start text:id="IMark48635224"/>relational<text:alphabetical-index-mark-end text:id="IMark48635224"/><text:alphabetical-index-mark-end text:id="IMark73845800"/> <text:alphabetical-index-mark-start text:id="IMark73579640"/><text:alphabetical-index-mark-start text:id="IMark77146584"/><text:alphabetical-index-mark-start text:id="IMark66153032"/><text:alphabetical-index-mark-start text:id="IMark74947432"/>system<text:alphabetical-index-mark-end text:id="IMark74947432"/><text:alphabetical-index-mark-end text:id="IMark66153032"/><text:alphabetical-index-mark-end text:id="IMark77146584"/><text:alphabetical-index-mark-end text:id="IMark73579640"/>, <text:alphabetical-index-mark-start text:id="IMark80303784"/><text:alphabetical-index-mark-start text:id="IMark73898184"/>HDFql<text:alphabetical-index-mark-end text:id="IMark73898184"/><text:alphabetical-index-mark-end text:id="IMark80303784"/> and <text:alphabetical-index-mark-start text:id="IMark78911496"/><text:alphabetical-index-mark-start text:id="IMark78374152"/><text:alphabetical-index-mark-start text:id="IMark48646552"/><text:alphabetical-index-mark-start text:id="IMark80265800"/>SQL<text:alphabetical-index-mark-end text:id="IMark80265800"/><text:alphabetical-index-mark-end text:id="IMark48646552"/><text:alphabetical-index-mark-end text:id="IMark78374152"/><text:alphabetical-index-mark-end text:id="IMark78911496"/> have some <text:span text:style-name="T67">ostensibly simple but really </text:span>significant differences at this point. <text:span text:style-name="T62">However, the points raised above are largely applicable to </text:span><text:alphabetical-index-mark-start text:id="IMark78212184"/><text:alphabetical-index-mark-start text:id="IMark80319112"/><text:span text:style-name="T62">HDFql</text:span><text:alphabetical-index-mark-end text:id="IMark80319112"/><text:alphabetical-index-mark-end text:id="IMark78212184"/><text:span text:style-name="T62"> as well.</text:span></text:p>
      <text:p text:style-name="P79"/>
      <text:p text:style-name="P72"/>
      <text:p text:style-name="P72"/>
      <text:p text:style-name="P52"/>
      <text:h text:style-name="P98" text:outline-level="1"><text:bookmark-start text:name="__RefHeading___Toc965_76759228"/>3. Development.<text:bookmark-end text:name="__RefHeading___Toc965_76759228"/></text:h>
      <text:p text:style-name="P8"/>
      <text:p text:style-name="P29">This is a very simple, short <text:alphabetical-index-mark-start text:id="IMark80316232"/><text:alphabetical-index-mark-start text:id="IMark56513672"/><text:alphabetical-index-mark-start text:id="IMark80132408"/><text:alphabetical-index-mark-start text:id="IMark78812472"/><text:alphabetical-index-mark-start text:id="IMark79456904"/><text:alphabetical-index-mark-start text:id="IMark78368360"/><text:alphabetical-index-mark-start text:id="IMark79558984"/><text:alphabetical-index-mark-start text:id="IMark74117000"/><text:alphabetical-index-mark-start text:id="IMark80290152"/>program<text:alphabetical-index-mark-end text:id="IMark80290152"/><text:alphabetical-index-mark-end text:id="IMark74117000"/><text:alphabetical-index-mark-end text:id="IMark79558984"/><text:alphabetical-index-mark-end text:id="IMark78368360"/><text:alphabetical-index-mark-end text:id="IMark79456904"/><text:alphabetical-index-mark-end text:id="IMark78812472"/><text:alphabetical-index-mark-end text:id="IMark80132408"/><text:alphabetical-index-mark-end text:id="IMark56513672"/><text:alphabetical-index-mark-end text:id="IMark80316232"/> written in C++. I wrote it as a time – saving <text:alphabetical-index-mark-start text:id="IMark80305704"/><text:alphabetical-index-mark-start text:id="IMark78419560"/><text:alphabetical-index-mark-start text:id="IMark78421480"/><text:alphabetical-index-mark-start text:id="IMark64509304"/><text:alphabetical-index-mark-start text:id="IMark80508664"/><text:alphabetical-index-mark-start text:id="IMark78708008"/><text:alphabetical-index-mark-start text:id="IMark77362840"/><text:alphabetical-index-mark-start text:id="IMark80312392"/><text:alphabetical-index-mark-start text:id="IMark78377992"/>tool<text:alphabetical-index-mark-end text:id="IMark78377992"/><text:alphabetical-index-mark-end text:id="IMark80312392"/><text:alphabetical-index-mark-end text:id="IMark77362840"/><text:alphabetical-index-mark-end text:id="IMark78708008"/><text:alphabetical-index-mark-end text:id="IMark80508664"/><text:alphabetical-index-mark-end text:id="IMark64509304"/><text:alphabetical-index-mark-end text:id="IMark78421480"/><text:alphabetical-index-mark-end text:id="IMark78419560"/><text:alphabetical-index-mark-end text:id="IMark80305704"/> to use during the development of a <text:alphabetical-index-mark-start text:id="IMark79698408"/><text:alphabetical-index-mark-start text:id="IMark78954328"/><text:alphabetical-index-mark-start text:id="IMark77095432"/><text:alphabetical-index-mark-start text:id="IMark48640552"/><text:alphabetical-index-mark-start text:id="IMark78436072"/><text:alphabetical-index-mark-start text:id="IMark78373192"/><text:alphabetical-index-mark-start text:id="IMark77145624"/><text:alphabetical-index-mark-start text:id="IMark77108344"/><text:alphabetical-index-mark-start text:id="IMark74215016"/>dataset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436072"/><text:alphabetical-index-mark-end text:id="IMark48640552"/><text:alphabetical-index-mark-end text:id="IMark77095432"/><text:alphabetical-index-mark-end text:id="IMark78954328"/><text:alphabetical-index-mark-end text:id="IMark79698408"/> that required some degree of data <text:alphabetical-index-mark-start text:id="IMark78912456"/><text:alphabetical-index-mark-start text:id="IMark77144664"/><text:alphabetical-index-mark-start text:id="IMark78376072"/><text:alphabetical-index-mark-start text:id="IMark78158344"/><text:alphabetical-index-mark-start text:id="IMark78706088"/><text:alphabetical-index-mark-start text:id="IMark80302824"/><text:alphabetical-index-mark-start text:id="IMark74956232"/><text:alphabetical-index-mark-start text:id="IMark77773048"/><text:alphabetical-index-mark-start text:id="IMark77195672"/>preparation<text:alphabetical-index-mark-end text:id="IMark77195672"/><text:alphabetical-index-mark-end text:id="IMark77773048"/><text:alphabetical-index-mark-end text:id="IMark74956232"/><text:alphabetical-index-mark-end text:id="IMark80302824"/><text:alphabetical-index-mark-end text:id="IMark78706088"/><text:alphabetical-index-mark-end text:id="IMark78158344"/><text:alphabetical-index-mark-end text:id="IMark78376072"/><text:alphabetical-index-mark-end text:id="IMark77144664"/><text:alphabetical-index-mark-end text:id="IMark78912456"/> using a somewhat lengthy and <text:alphabetical-index-mark-start text:id="IMark79064504"/><text:alphabetical-index-mark-start text:id="IMark78420520"/><text:alphabetical-index-mark-start text:id="IMark78214104"/><text:alphabetical-index-mark-start text:id="IMark57025224"/><text:alphabetical-index-mark-start text:id="IMark78215064"/><text:alphabetical-index-mark-start text:id="IMark77892936"/><text:alphabetical-index-mark-start text:id="IMark77894856"/><text:alphabetical-index-mark-start text:id="IMark77891976"/><text:alphabetical-index-mark-start text:id="IMark77096392"/>repetitive<text:alphabetical-index-mark-end text:id="IMark77096392"/><text:alphabetical-index-mark-end text:id="IMark77891976"/><text:alphabetical-index-mark-end text:id="IMark77894856"/><text:alphabetical-index-mark-end text:id="IMark77892936"/><text:alphabetical-index-mark-end text:id="IMark78215064"/><text:alphabetical-index-mark-end text:id="IMark57025224"/><text:alphabetical-index-mark-end text:id="IMark78214104"/><text:alphabetical-index-mark-end text:id="IMark78420520"/><text:alphabetical-index-mark-end text:id="IMark79064504"/> process.</text:p>
      <text:p text:style-name="P29"/>
      <text:p text:style-name="P29">It is not meant to do miracles, but to pass <text:alphabetical-index-mark-start text:id="IMark74954312"/><text:alphabetical-index-mark-start text:id="IMark79967256"/><text:alphabetical-index-mark-start text:id="IMark56740440"/><text:alphabetical-index-mark-start text:id="IMark77328424"/><text:alphabetical-index-mark-start text:id="IMark80459368"/><text:alphabetical-index-mark-start text:id="IMark73775032"/><text:alphabetical-index-mark-start text:id="IMark80130488"/><text:alphabetical-index-mark-start text:id="IMark80317192"/><text:alphabetical-index-mark-start text:id="IMark74214056"/><text:alphabetical-index-mark-start text:id="IMark80315272"/>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alphabetical-index-mark-start text:id="IMark80304744"/><text:alphabetical-index-mark-start text:id="IMark73732440"/><text:alphabetical-index-mark-start text:id="IMark77774968"/>SQL<text:alphabetical-index-mark-end text:id="IMark77774968"/><text:alphabetical-index-mark-end text:id="IMark73732440"/><text:alphabetical-index-mark-end text:id="IMark80304744"/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<text:alphabetical-index-mark-end text:id="IMark80315272"/><text:alphabetical-index-mark-end text:id="IMark74214056"/><text:alphabetical-index-mark-end text:id="IMark80317192"/><text:alphabetical-index-mark-end text:id="IMark80130488"/><text:alphabetical-index-mark-end text:id="IMark73775032"/><text:alphabetical-index-mark-end text:id="IMark80459368"/><text:alphabetical-index-mark-end text:id="IMark77328424"/><text:alphabetical-index-mark-end text:id="IMark56740440"/><text:alphabetical-index-mark-end text:id="IMark79967256"/><text:alphabetical-index-mark-end text:id="IMark74954312"/> <text:alphabetical-index-mark-start text:id="IMark78369320"/><text:alphabetical-index-mark-start text:id="IMark80131448"/><text:alphabetical-index-mark-start text:id="IMark74197560"/><text:alphabetical-index-mark-start text:id="IMark78990888"/><text:alphabetical-index-mark-start text:id="IMark79570696"/><text:alphabetical-index-mark-start text:id="IMark74961992"/><text:alphabetical-index-mark-start text:id="IMark56755208"/><text:alphabetical-index-mark-start text:id="IMark77094472"/><text:alphabetical-index-mark-start text:id="IMark78913416"/>queries<text:alphabetical-index-mark-end text:id="IMark78913416"/><text:alphabetical-index-mark-end text:id="IMark77094472"/><text:alphabetical-index-mark-end text:id="IMark56755208"/><text:alphabetical-index-mark-end text:id="IMark74961992"/><text:alphabetical-index-mark-end text:id="IMark79570696"/><text:alphabetical-index-mark-end text:id="IMark78990888"/><text:alphabetical-index-mark-end text:id="IMark74197560"/><text:alphabetical-index-mark-end text:id="IMark80131448"/><text:alphabetical-index-mark-end text:id="IMark78369320"/> to <text:alphabetical-index-mark-start text:id="IMark80310472"/><text:alphabetical-index-mark-start text:id="IMark64296328"/><text:alphabetical-index-mark-start text:id="IMark74920968"/><text:alphabetical-index-mark-start text:id="IMark78984952"/><text:alphabetical-index-mark-start text:id="IMark78529624"/><text:alphabetical-index-mark-start text:id="IMark78705128"/><text:alphabetical-index-mark-start text:id="IMark74960072"/><text:alphabetical-index-mark-start text:id="IMark80134328"/><text:alphabetical-index-mark-start text:id="IMark80311432"/><text:alphabetical-index-mark-start text:id="IMark78690744"/><text:alphabetical-index-mark-start text:id="IMark78437032"/><text:alphabetical-index-mark-start text:id="IMark63674312"/><text:alphabetical-index-mark-start text:id="IMark78210264"/><text:alphabetical-index-mark-start text:id="IMark79063544"/><text:alphabetical-index-mark-start text:id="IMark80136248"/><text:alphabetical-index-mark-start text:id="IMark80656696"/><text:alphabetical-index-mark-start text:id="IMark78914376"/><text:alphabetical-index-mark-start text:id="IMark74709928"/><text:alphabetical-index-mark-start text:id="IMark77772088"/><text:alphabetical-index-mark-start text:id="IMark78708968"/><text:alphabetical-index-mark-start text:id="IMark74953352"/><text:alphabetical-index-mark-start text:id="IMark66152360"/><text:alphabetical-index-mark-start text:id="IMark79097784"/><text:alphabetical-index-mark-start text:id="IMark78211224"/><text:alphabetical-index-mark-start text:id="IMark80135288"/><text:alphabetical-index-mark-start text:id="IMark74962952"/><text:alphabetical-index-mark-start text:id="IMark77776888"/>Sql<text:alphabetical-index-mark-end text:id="IMark77776888"/><text:alphabetical-index-mark-end text:id="IMark74962952"/><text:alphabetical-index-mark-end text:id="IMark80135288"/><text:alphabetical-index-mark-end text:id="IMark78211224"/><text:alphabetical-index-mark-end text:id="IMark79097784"/><text:alphabetical-index-mark-end text:id="IMark66152360"/><text:alphabetical-index-mark-end text:id="IMark74953352"/><text:alphabetical-index-mark-end text:id="IMark78708968"/><text:alphabetical-index-mark-end text:id="IMark77772088"/><text:alphabetical-index-mark-end text:id="IMark74709928"/><text:alphabetical-index-mark-end text:id="IMark78914376"/><text:alphabetical-index-mark-end text:id="IMark80656696"/><text:alphabetical-index-mark-end text:id="IMark80136248"/><text:alphabetical-index-mark-end text:id="IMark79063544"/><text:alphabetical-index-mark-end text:id="IMark78210264"/><text:alphabetical-index-mark-end text:id="IMark63674312"/><text:alphabetical-index-mark-end text:id="IMark78437032"/><text:alphabetical-index-mark-end text:id="IMark78690744"/>ite<text:alphabetical-index-mark-end text:id="IMark80311432"/><text:alphabetical-index-mark-end text:id="IMark80134328"/><text:alphabetical-index-mark-end text:id="IMark74960072"/><text:alphabetical-index-mark-end text:id="IMark78705128"/><text:alphabetical-index-mark-end text:id="IMark78529624"/><text:alphabetical-index-mark-end text:id="IMark78984952"/><text:alphabetical-index-mark-end text:id="IMark74920968"/><text:alphabetical-index-mark-end text:id="IMark64296328"/><text:alphabetical-index-mark-end text:id="IMark80310472"/>3 <text:span text:style-name="T75">and </text:span><text:alphabetical-index-mark-start text:id="IMark77779336"/><text:span text:style-name="T75">HDFql</text:span><text:alphabetical-index-mark-end text:id="IMark77779336"/><text:span text:style-name="T75"> </text:span><text:alphabetical-index-mark-start text:id="IMark78438952"/><text:span text:style-name="T75">queries</text:span><text:alphabetical-index-mark-end text:id="IMark78438952"/><text:span text:style-name="T75"> to </text:span><text:alphabetical-index-mark-start text:id="IMark78377032"/><text:span text:style-name="T75">HDF5</text:span><text:alphabetical-index-mark-end text:id="IMark78377032"/><text:span text:style-name="T75"> </text:span><text:alphabetical-index-mark-start text:id="IMark77893896"/><text:span text:style-name="T75">database</text:span><text:alphabetical-index-mark-end text:id="IMark77893896"/><text:span text:style-name="T75">s </text:span>u<text:span text:style-name="T40">s</text:span>ing just two arguments, which are the <text:alphabetical-index-mark-start text:id="IMark77891016"/><text:alphabetical-index-mark-start text:id="IMark78434152"/><text:alphabetical-index-mark-start text:id="IMark78599432"/><text:alphabetical-index-mark-start text:id="IMark73431512"/><text:alphabetical-index-mark-start text:id="IMark75069848"/><text:alphabetical-index-mark-start text:id="IMark78627496"/><text:alphabetical-index-mark-start text:id="IMark80289192"/><text:alphabetical-index-mark-start text:id="IMark77754824"/><text:alphabetical-index-mark-start text:id="IMark74950616"/>database<text:alphabetical-index-mark-end text:id="IMark74950616"/><text:alphabetical-index-mark-end text:id="IMark77754824"/><text:alphabetical-index-mark-end text:id="IMark80289192"/><text:alphabetical-index-mark-end text:id="IMark78627496"/><text:alphabetical-index-mark-end text:id="IMark75069848"/><text:alphabetical-index-mark-end text:id="IMark73431512"/><text:alphabetical-index-mark-end text:id="IMark78599432"/><text:alphabetical-index-mark-end text:id="IMark78434152"/><text:alphabetical-index-mark-end text:id="IMark77891016"/> name and the <text:alphabetical-index-mark-start text:id="IMark78371272"/><text:alphabetical-index-mark-start text:id="IMark78169656"/><text:alphabetical-index-mark-start text:id="IMark74143304"/><text:alphabetical-index-mark-start text:id="IMark64087992"/><text:alphabetical-index-mark-start text:id="IMark73829608"/><text:alphabetical-index-mark-start text:id="IMark74961032"/><text:alphabetical-index-mark-start text:id="IMark75080376"/><text:alphabetical-index-mark-start text:id="IMark78837656"/><text:alphabetical-index-mark-start text:id="IMark74957192"/>string<text:alphabetical-index-mark-end text:id="IMark74957192"/><text:alphabetical-index-mark-end text:id="IMark78837656"/>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4143304"/><text:alphabetical-index-mark-end text:id="IMark78169656"/><text:alphabetical-index-mark-end text:id="IMark78371272"/> representing the <text:alphabetical-index-mark-start text:id="IMark74129656"/><text:alphabetical-index-mark-start text:id="IMark75081336"/><text:alphabetical-index-mark-start text:id="IMark64521320"/><text:alphabetical-index-mark-start text:id="IMark79210936"/><text:alphabetical-index-mark-start text:id="IMark64436136"/><text:alphabetical-index-mark-start text:id="IMark78226248"/><text:alphabetical-index-mark-start text:id="IMark79776200"/><text:alphabetical-index-mark-start text:id="IMark77875544"/><text:alphabetical-index-mark-start text:id="IMark78375112"/>query<text:alphabetical-index-mark-end text:id="IMark78375112"/><text:alphabetical-index-mark-end text:id="IMark77875544"/><text:alphabetical-index-mark-end text:id="IMark79776200"/><text:alphabetical-index-mark-end text:id="IMark78226248"/><text:alphabetical-index-mark-end text:id="IMark64436136"/><text:alphabetical-index-mark-end text:id="IMark79210936"/><text:alphabetical-index-mark-end text:id="IMark64521320"/><text:alphabetical-index-mark-end text:id="IMark75081336"/><text:alphabetical-index-mark-end text:id="IMark74129656"/> or <text:alphabetical-index-mark-start text:id="IMark74955272"/><text:alphabetical-index-mark-start text:id="IMark79065464"/><text:alphabetical-index-mark-start text:id="IMark80148504"/><text:alphabetical-index-mark-start text:id="IMark74690040"/><text:alphabetical-index-mark-start text:id="IMark80234456"/><text:alphabetical-index-mark-start text:id="IMark80308584"/><text:alphabetical-index-mark-start text:id="IMark65133912"/><text:alphabetical-index-mark-start text:id="IMark80306664"/><text:alphabetical-index-mark-start text:id="IMark77774008"/>file<text:alphabetical-index-mark-end text:id="IMark77774008"/><text:alphabetical-index-mark-end text:id="IMark80306664"/><text:alphabetical-index-mark-end text:id="IMark65133912"/><text:alphabetical-index-mark-end text:id="IMark80308584"/><text:alphabetical-index-mark-end text:id="IMark80234456"/><text:alphabetical-index-mark-end text:id="IMark74690040"/><text:alphabetical-index-mark-end text:id="IMark80148504"/><text:alphabetical-index-mark-end text:id="IMark79065464"/><text:alphabetical-index-mark-end text:id="IMark74955272"/> that contains the <text:alphabetical-index-mark-start text:id="IMark78372232"/><text:alphabetical-index-mark-start text:id="IMark73339864"/><text:alphabetical-index-mark-start text:id="IMark80133368"/><text:alphabetical-index-mark-start text:id="IMark64229000"/><text:alphabetical-index-mark-start text:id="IMark64186632"/><text:alphabetical-index-mark-start text:id="IMark75067384"/><text:alphabetical-index-mark-start text:id="IMark77775928"/><text:alphabetical-index-mark-start text:id="IMark75085704"/><text:alphabetical-index-mark-start text:id="IMark80069960"/>queries<text:alphabetical-index-mark-end text:id="IMark80069960"/><text:alphabetical-index-mark-end text:id="IMark75085704"/><text:alphabetical-index-mark-end text:id="IMark77775928"/><text:alphabetical-index-mark-end text:id="IMark75067384"/><text:alphabetical-index-mark-end text:id="IMark64186632"/><text:alphabetical-index-mark-end text:id="IMark64229000"/><text:alphabetical-index-mark-end text:id="IMark80133368"/><text:alphabetical-index-mark-end text:id="IMark73339864"/><text:alphabetical-index-mark-end text:id="IMark78372232"/>.</text:p>
      <text:p text:style-name="P29"/>
      <text:p text:style-name="P29">In the second case, when <text:alphabetical-index-mark-start text:id="IMark36129848"/><text:alphabetical-index-mark-start text:id="IMark64190088"/><text:alphabetical-index-mark-start text:id="IMark65411512"/><text:alphabetical-index-mark-start text:id="IMark78209304"/><text:alphabetical-index-mark-start text:id="IMark78213144"/><text:alphabetical-index-mark-start text:id="IMark74723656"/><text:alphabetical-index-mark-start text:id="IMark79938696"/><text:alphabetical-index-mark-start text:id="IMark77098312"/><text:alphabetical-index-mark-start text:id="IMark78707048"/><text:alphabetical-index-mark-start text:id="IMark79453880"/><text:alphabetical-index-mark-start text:id="IMark77143704"/><text:alphabetical-index-mark-start text:id="IMark73764584"/><text:alphabetical-index-mark-start text:id="IMark73020760"/><text:alphabetical-index-mark-start text:id="IMark74776728"/><text:alphabetical-index-mark-start text:id="IMark73293384"/><text:alphabetical-index-mark-start text:id="IMark73844424"/><text:alphabetical-index-mark-start text:id="IMark73845800"/><text:alphabetical-index-mark-start text:id="IMark48635224"/>sql<text:alphabetical-index-mark-end text:id="IMark48635224"/><text:alphabetical-index-mark-end text:id="IMark73845800"/><text:alphabetical-index-mark-end text:id="IMark73844424"/><text:alphabetical-index-mark-end text:id="IMark73293384"/><text:alphabetical-index-mark-end text:id="IMark74776728"/><text:alphabetical-index-mark-end text:id="IMark73020760"/><text:alphabetical-index-mark-end text:id="IMark73764584"/><text:alphabetical-index-mark-end text:id="IMark77143704"/><text:alphabetical-index-mark-end text:id="IMark79453880"/><text:alphabetical-index-mark-end text:id="IMark78707048"/><text:alphabetical-index-mark-end text:id="IMark77098312"/><text:alphabetical-index-mark-end text:id="IMark79938696"/><text:alphabetical-index-mark-end text:id="IMark74723656"/><text:alphabetical-index-mark-end text:id="IMark78213144"/><text:alphabetical-index-mark-end text:id="IMark78209304"/><text:alphabetical-index-mark-end text:id="IMark65411512"/><text:alphabetical-index-mark-end text:id="IMark64190088"/><text:alphabetical-index-mark-end text:id="IMark36129848"/>p is <text:alphabetical-index-mark-start text:id="IMark78911496"/><text:alphabetical-index-mark-start text:id="IMark78374152"/><text:alphabetical-index-mark-start text:id="IMark48646552"/><text:alphabetical-index-mark-start text:id="IMark80265800"/><text:alphabetical-index-mark-start text:id="IMark80303784"/><text:alphabetical-index-mark-start text:id="IMark73898184"/><text:alphabetical-index-mark-start text:id="IMark73579640"/><text:alphabetical-index-mark-start text:id="IMark77146584"/><text:alphabetical-index-mark-start text:id="IMark66153032"/>call<text:alphabetical-index-mark-end text:id="IMark66153032"/><text:alphabetical-index-mark-end text:id="IMark77146584"/><text:alphabetical-index-mark-end text:id="IMark73579640"/><text:alphabetical-index-mark-end text:id="IMark73898184"/><text:alphabetical-index-mark-end text:id="IMark80303784"/><text:alphabetical-index-mark-end text:id="IMark80265800"/><text:alphabetical-index-mark-end text:id="IMark48646552"/><text:alphabetical-index-mark-end text:id="IMark78374152"/><text:alphabetical-index-mark-end text:id="IMark78911496"/>ed with an <text:alphabetical-index-mark-start text:id="IMark74947432"/><text:alphabetical-index-mark-start text:id="IMark78212184"/><text:alphabetical-index-mark-start text:id="IMark80319112"/><text:alphabetical-index-mark-start text:id="IMark80120584"/><text:alphabetical-index-mark-start text:id="IMark79546440"/><text:alphabetical-index-mark-start text:id="IMark79792072"/><text:alphabetical-index-mark-start text:id="IMark80292072"/><text:alphabetical-index-mark-start text:id="IMark74959112"/><text:alphabetical-index-mark-start text:id="IMark73277496"/>.<text:alphabetical-index-mark-start text:id="IMark75120888"/><text:alphabetical-index-mark-start text:id="IMark78253544"/><text:alphabetical-index-mark-start text:id="IMark75084744"/><text:alphabetical-index-mark-start text:id="IMark80291112"/><text:alphabetical-index-mark-start text:id="IMark80318152"/><text:alphabetical-index-mark-start text:id="IMark77053944"/><text:alphabetical-index-mark-start text:id="IMark78437992"/><text:alphabetical-index-mark-start text:id="IMark64215560"/><text:alphabetical-index-mark-start text:id="IMark80307624"/><text:alphabetical-index-mark-start text:id="IMark78420520"/><text:alphabetical-index-mark-start text:id="IMark79064504"/><text:alphabetical-index-mark-start text:id="IMark78214104"/><text:alphabetical-index-mark-start text:id="IMark57025224"/><text:alphabetical-index-mark-start text:id="IMark78215064"/><text:alphabetical-index-mark-start text:id="IMark77892936"/><text:alphabetical-index-mark-start text:id="IMark77894856"/><text:alphabetical-index-mark-start text:id="IMark77891976"/><text:alphabetical-index-mark-start text:id="IMark77096392"/>sql<text:alphabetical-index-mark-end text:id="IMark77096392"/><text:alphabetical-index-mark-end text:id="IMark77891976"/><text:alphabetical-index-mark-end text:id="IMark77894856"/><text:alphabetical-index-mark-end text:id="IMark77892936"/><text:alphabetical-index-mark-end text:id="IMark78215064"/><text:alphabetical-index-mark-end text:id="IMark57025224"/><text:alphabetical-index-mark-end text:id="IMark78214104"/><text:alphabetical-index-mark-end text:id="IMark79064504"/><text:alphabetical-index-mark-end text:id="IMark78420520"/><text:alphabetical-index-mark-end text:id="IMark80307624"/><text:alphabetical-index-mark-end text:id="IMark64215560"/><text:alphabetical-index-mark-end text:id="IMark78437992"/><text:alphabetical-index-mark-end text:id="IMark77053944"/><text:alphabetical-index-mark-end text:id="IMark80318152"/><text:alphabetical-index-mark-end text:id="IMark80291112"/><text:alphabetical-index-mark-end text:id="IMark75084744"/><text:alphabetical-index-mark-end text:id="IMark78253544"/><text:alphabetical-index-mark-end text:id="IMark75120888"/><text:alphabetical-index-mark-end text:id="IMark73277496"/><text:alphabetical-index-mark-end text:id="IMark74959112"/><text:alphabetical-index-mark-end text:id="IMark80292072"/><text:alphabetical-index-mark-end text:id="IMark79792072"/><text:alphabetical-index-mark-end text:id="IMark79546440"/><text:alphabetical-index-mark-end text:id="IMark80120584"/><text:alphabetical-index-mark-end text:id="IMark80319112"/><text:alphabetical-index-mark-end text:id="IMark78212184"/><text:alphabetical-index-mark-end text:id="IMark74947432"/> <text:alphabetical-index-mark-start text:id="IMark78912456"/><text:alphabetical-index-mark-start text:id="IMark77144664"/><text:alphabetical-index-mark-start text:id="IMark78376072"/><text:alphabetical-index-mark-start text:id="IMark78158344"/><text:alphabetical-index-mark-start text:id="IMark78706088"/><text:alphabetical-index-mark-start text:id="IMark80302824"/><text:alphabetical-index-mark-start text:id="IMark74956232"/><text:alphabetical-index-mark-start text:id="IMark77773048"/><text:alphabetical-index-mark-start text:id="IMark77195672"/>file<text:alphabetical-index-mark-end text:id="IMark77195672"/><text:alphabetical-index-mark-end text:id="IMark77773048"/><text:alphabetical-index-mark-end text:id="IMark74956232"/><text:alphabetical-index-mark-end text:id="IMark80302824"/><text:alphabetical-index-mark-end text:id="IMark78706088"/><text:alphabetical-index-mark-end text:id="IMark78158344"/><text:alphabetical-index-mark-end text:id="IMark78376072"/><text:alphabetical-index-mark-end text:id="IMark77144664"/><text:alphabetical-index-mark-end text:id="IMark78912456"/> as second argument, <text:alphabetical-index-mark-start text:id="IMark79698408"/><text:alphabetical-index-mark-start text:id="IMark78954328"/><text:alphabetical-index-mark-start text:id="IMark77095432"/><text:alphabetical-index-mark-start text:id="IMark48640552"/><text:alphabetical-index-mark-start text:id="IMark78436072"/>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80305704"/><text:alphabetical-index-mark-start text:id="IMark78419560"/><text:alphabetical-index-mark-start text:id="IMark78421480"/><text:alphabetical-index-mark-start text:id="IMark64509304"/><text:alphabetical-index-mark-start text:id="IMark80508664"/><text:alphabetical-index-mark-start text:id="IMark78708008"/><text:alphabetical-index-mark-start text:id="IMark77362840"/><text:alphabetical-index-mark-start text:id="IMark80312392"/><text:alphabetical-index-mark-start text:id="IMark78377992"/>sql<text:alphabetical-index-mark-end text:id="IMark78377992"/><text:alphabetical-index-mark-end text:id="IMark80312392"/><text:alphabetical-index-mark-end text:id="IMark77362840"/><text:alphabetical-index-mark-end text:id="IMark78708008"/><text:alphabetical-index-mark-end text:id="IMark80508664"/><text:alphabetical-index-mark-end text:id="IMark64509304"/><text:alphabetical-index-mark-end text:id="IMark78421480"/><text:alphabetical-index-mark-end text:id="IMark78419560"/><text:alphabetical-index-mark-end text:id="IMark80305704"/>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436072"/><text:alphabetical-index-mark-end text:id="IMark48640552"/><text:alphabetical-index-mark-end text:id="IMark77095432"/><text:alphabetical-index-mark-end text:id="IMark78954328"/><text:alphabetical-index-mark-end text:id="IMark79698408"/>p opens the <text:alphabetical-index-mark-start text:id="IMark80316232"/><text:alphabetical-index-mark-start text:id="IMark56513672"/><text:alphabetical-index-mark-start text:id="IMark80132408"/><text:alphabetical-index-mark-start text:id="IMark78812472"/><text:alphabetical-index-mark-start text:id="IMark79456904"/><text:alphabetical-index-mark-start text:id="IMark78368360"/><text:alphabetical-index-mark-start text:id="IMark79558984"/><text:alphabetical-index-mark-start text:id="IMark74117000"/><text:alphabetical-index-mark-start text:id="IMark80290152"/>file<text:alphabetical-index-mark-end text:id="IMark80290152"/><text:alphabetical-index-mark-end text:id="IMark74117000"/><text:alphabetical-index-mark-end text:id="IMark79558984"/><text:alphabetical-index-mark-end text:id="IMark78368360"/><text:alphabetical-index-mark-end text:id="IMark79456904"/><text:alphabetical-index-mark-end text:id="IMark78812472"/><text:alphabetical-index-mark-end text:id="IMark80132408"/><text:alphabetical-index-mark-end text:id="IMark56513672"/><text:alphabetical-index-mark-end text:id="IMark80316232"/> and converts all its contents into a <text:alphabetical-index-mark-start text:id="IMark75083784"/><text:alphabetical-index-mark-start text:id="IMark74958152"/><text:alphabetical-index-mark-start text:id="IMark72881080"/><text:alphabetical-index-mark-start text:id="IMark80310472"/><text:alphabetical-index-mark-start text:id="IMark64296328"/><text:alphabetical-index-mark-start text:id="IMark74920968"/><text:alphabetical-index-mark-start text:id="IMark78984952"/><text:alphabetical-index-mark-start text:id="IMark78529624"/><text:alphabetical-index-mark-start text:id="IMark78705128"/>single<text:alphabetical-index-mark-end text:id="IMark78705128"/><text:alphabetical-index-mark-end text:id="IMark78529624"/><text:alphabetical-index-mark-end text:id="IMark78984952"/><text:alphabetical-index-mark-end text:id="IMark74920968"/><text:alphabetical-index-mark-end text:id="IMark64296328"/><text:alphabetical-index-mark-end text:id="IMark80310472"/><text:alphabetical-index-mark-end text:id="IMark72881080"/><text:alphabetical-index-mark-end text:id="IMark74958152"/><text:alphabetical-index-mark-end text:id="IMark75083784"/> <text:alphabetical-index-mark-start text:id="IMark74960072"/><text:alphabetical-index-mark-start text:id="IMark80134328"/><text:alphabetical-index-mark-start text:id="IMark80311432"/><text:alphabetical-index-mark-start text:id="IMark78690744"/><text:alphabetical-index-mark-start text:id="IMark78437032"/><text:alphabetical-index-mark-start text:id="IMark63674312"/><text:alphabetical-index-mark-start text:id="IMark78210264"/><text:alphabetical-index-mark-start text:id="IMark79063544"/><text:alphabetical-index-mark-start text:id="IMark80136248"/>string<text:alphabetical-index-mark-end text:id="IMark80136248"/><text:alphabetical-index-mark-end text:id="IMark79063544"/><text:alphabetical-index-mark-end text:id="IMark78210264"/><text:alphabetical-index-mark-end text:id="IMark63674312"/><text:alphabetical-index-mark-end text:id="IMark78437032"/><text:alphabetical-index-mark-end text:id="IMark78690744"/><text:alphabetical-index-mark-end text:id="IMark80311432"/><text:alphabetical-index-mark-end text:id="IMark80134328"/><text:alphabetical-index-mark-end text:id="IMark74960072"/>, that then is passed to <text:alphabetical-index-mark-start text:id="IMark80656696"/><text:alphabetical-index-mark-start text:id="IMark78914376"/><text:alphabetical-index-mark-start text:id="IMark74709928"/><text:alphabetical-index-mark-start text:id="IMark77772088"/><text:alphabetical-index-mark-start text:id="IMark78708968"/><text:alphabetical-index-mark-start text:id="IMark74953352"/><text:alphabetical-index-mark-start text:id="IMark66152360"/><text:alphabetical-index-mark-start text:id="IMark79097784"/><text:alphabetical-index-mark-start text:id="IMark78211224"/><text:alphabetical-index-mark-start text:id="IMark80135288"/><text:alphabetical-index-mark-start text:id="IMark74962952"/><text:alphabetical-index-mark-start text:id="IMark77776888"/><text:alphabetical-index-mark-start text:id="IMark78369320"/><text:alphabetical-index-mark-start text:id="IMark80131448"/><text:alphabetical-index-mark-start text:id="IMark74197560"/><text:alphabetical-index-mark-start text:id="IMark78990888"/><text:alphabetical-index-mark-start text:id="IMark79570696"/><text:alphabetical-index-mark-start text:id="IMark74961992"/><text:alphabetical-index-mark-start text:id="IMark56755208"/><text:alphabetical-index-mark-start text:id="IMark77094472"/><text:alphabetical-index-mark-start text:id="IMark78913416"/><text:alphabetical-index-mark-start text:id="IMark74954312"/><text:alphabetical-index-mark-start text:id="IMark79967256"/><text:alphabetical-index-mark-start text:id="IMark56740440"/><text:alphabetical-index-mark-start text:id="IMark77328424"/><text:alphabetical-index-mark-start text:id="IMark80459368"/><text:alphabetical-index-mark-start text:id="IMark73775032"/>Sql<text:alphabetical-index-mark-end text:id="IMark73775032"/><text:alphabetical-index-mark-end text:id="IMark80459368"/><text:alphabetical-index-mark-end text:id="IMark77328424"/><text:alphabetical-index-mark-end text:id="IMark56740440"/><text:alphabetical-index-mark-end text:id="IMark79967256"/><text:alphabetical-index-mark-end text:id="IMark74954312"/><text:alphabetical-index-mark-end text:id="IMark78913416"/><text:alphabetical-index-mark-end text:id="IMark77094472"/><text:alphabetical-index-mark-end text:id="IMark56755208"/><text:alphabetical-index-mark-end text:id="IMark74961992"/><text:alphabetical-index-mark-end text:id="IMark79570696"/><text:alphabetical-index-mark-end text:id="IMark78990888"/><text:alphabetical-index-mark-end text:id="IMark74197560"/><text:alphabetical-index-mark-end text:id="IMark80131448"/><text:alphabetical-index-mark-end text:id="IMark78369320"/><text:alphabetical-index-mark-end text:id="IMark77776888"/><text:alphabetical-index-mark-end text:id="IMark74962952"/><text:alphabetical-index-mark-end text:id="IMark80135288"/>ite<text:alphabetical-index-mark-end text:id="IMark78211224"/><text:alphabetical-index-mark-end text:id="IMark79097784"/><text:alphabetical-index-mark-end text:id="IMark66152360"/><text:alphabetical-index-mark-end text:id="IMark74953352"/><text:alphabetical-index-mark-end text:id="IMark78708968"/><text:alphabetical-index-mark-end text:id="IMark77772088"/><text:alphabetical-index-mark-end text:id="IMark74709928"/><text:alphabetical-index-mark-end text:id="IMark78914376"/><text:alphabetical-index-mark-end text:id="IMark80656696"/>3. <text:span text:style-name="T40">Once data is </text:span><text:alphabetical-index-mark-start text:id="IMark80130488"/><text:alphabetical-index-mark-start text:id="IMark80317192"/><text:alphabetical-index-mark-start text:id="IMark74214056"/><text:alphabetical-index-mark-start text:id="IMark80315272"/>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span text:style-name="T40">retrieve</text:span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<text:alphabetical-index-mark-end text:id="IMark80315272"/><text:alphabetical-index-mark-end text:id="IMark74214056"/><text:alphabetical-index-mark-end text:id="IMark80317192"/><text:alphabetical-index-mark-end text:id="IMark80130488"/><text:span text:style-name="T40">d from the </text:span><text:alphabetical-index-mark-start text:id="IMark80304744"/><text:alphabetical-index-mark-start text:id="IMark73732440"/><text:alphabetical-index-mark-start text:id="IMark77774968"/><text:alphabetical-index-mark-start text:id="IMark80260392"/><text:alphabetical-index-mark-start text:id="IMark77779336"/><text:alphabetical-index-mark-start text:id="IMark78438952"/><text:alphabetical-index-mark-start text:id="IMark78377032"/><text:alphabetical-index-mark-start text:id="IMark77893896"/><text:alphabetical-index-mark-start text:id="IMark73339864"/><text:span text:style-name="T40">.</text:span><text:alphabetical-index-mark-start text:id="IMark78372232"/><text:alphabetical-index-mark-start text:id="IMark80133368"/><text:alphabetical-index-mark-start text:id="IMark64229000"/><text:alphabetical-index-mark-start text:id="IMark64186632"/><text:alphabetical-index-mark-start text:id="IMark75067384"/><text:alphabetical-index-mark-start text:id="IMark77775928"/><text:alphabetical-index-mark-start text:id="IMark75085704"/><text:alphabetical-index-mark-start text:id="IMark80069960"/><text:alphabetical-index-mark-start text:id="IMark74955272"/><text:alphabetical-index-mark-start text:id="IMark79065464"/><text:alphabetical-index-mark-start text:id="IMark80148504"/><text:alphabetical-index-mark-start text:id="IMark74690040"/><text:alphabetical-index-mark-start text:id="IMark80234456"/><text:alphabetical-index-mark-start text:id="IMark80308584"/><text:alphabetical-index-mark-start text:id="IMark65133912"/><text:alphabetical-index-mark-start text:id="IMark80306664"/><text:alphabetical-index-mark-start text:id="IMark77774008"/><text:alphabetical-index-mark-start text:id="IMark74129656"/><text:span text:style-name="T40">sql</text:span><text:alphabetical-index-mark-end text:id="IMark74129656"/><text:alphabetical-index-mark-end text:id="IMark77774008"/><text:alphabetical-index-mark-end text:id="IMark80306664"/><text:alphabetical-index-mark-end text:id="IMark65133912"/><text:alphabetical-index-mark-end text:id="IMark80308584"/><text:alphabetical-index-mark-end text:id="IMark80234456"/><text:alphabetical-index-mark-end text:id="IMark74690040"/><text:alphabetical-index-mark-end text:id="IMark80148504"/><text:alphabetical-index-mark-end text:id="IMark79065464"/><text:alphabetical-index-mark-end text:id="IMark74955272"/><text:alphabetical-index-mark-end text:id="IMark80069960"/><text:alphabetical-index-mark-end text:id="IMark75085704"/><text:alphabetical-index-mark-end text:id="IMark77775928"/><text:alphabetical-index-mark-end text:id="IMark75067384"/><text:alphabetical-index-mark-end text:id="IMark64186632"/><text:alphabetical-index-mark-end text:id="IMark64229000"/><text:alphabetical-index-mark-end text:id="IMark80133368"/><text:alphabetical-index-mark-end text:id="IMark78372232"/><text:alphabetical-index-mark-end text:id="IMark73339864"/><text:alphabetical-index-mark-end text:id="IMark77893896"/><text:alphabetical-index-mark-end text:id="IMark78377032"/><text:alphabetical-index-mark-end text:id="IMark78438952"/><text:alphabetical-index-mark-end text:id="IMark77779336"/><text:alphabetical-index-mark-end text:id="IMark80260392"/><text:alphabetical-index-mark-end text:id="IMark77774968"/><text:alphabetical-index-mark-end text:id="IMark73732440"/><text:alphabetical-index-mark-end text:id="IMark80304744"/><text:span text:style-name="T40"> </text:span><text:alphabetical-index-mark-start text:id="IMark75081336"/><text:alphabetical-index-mark-start text:id="IMark64521320"/><text:alphabetical-index-mark-start text:id="IMark79210936"/><text:alphabetical-index-mark-start text:id="IMark64436136"/><text:alphabetical-index-mark-start text:id="IMark78226248"/><text:alphabetical-index-mark-start text:id="IMark79776200"/><text:alphabetical-index-mark-start text:id="IMark77875544"/><text:alphabetical-index-mark-start text:id="IMark78375112"/><text:alphabetical-index-mark-start text:id="IMark78371272"/><text:span text:style-name="T40">file</text:span><text:alphabetical-index-mark-end text:id="IMark78371272"/><text:alphabetical-index-mark-end text:id="IMark78375112"/><text:alphabetical-index-mark-end text:id="IMark77875544"/><text:alphabetical-index-mark-end text:id="IMark79776200"/><text:alphabetical-index-mark-end text:id="IMark78226248"/><text:alphabetical-index-mark-end text:id="IMark64436136"/><text:alphabetical-index-mark-end text:id="IMark79210936"/><text:alphabetical-index-mark-end text:id="IMark64521320"/><text:alphabetical-index-mark-end text:id="IMark75081336"/><text:span text:style-name="T40"> and converted into a rather long </text:span><text:alphabetical-index-mark-start text:id="IMark78169656"/><text:alphabetical-index-mark-start text:id="IMark74143304"/><text:alphabetical-index-mark-start text:id="IMark64087992"/><text:alphabetical-index-mark-start text:id="IMark73829608"/><text:alphabetical-index-mark-start text:id="IMark74961032"/><text:alphabetical-index-mark-start text:id="IMark75080376"/><text:alphabetical-index-mark-start text:id="IMark78837656"/><text:alphabetical-index-mark-start text:id="IMark74957192"/><text:alphabetical-index-mark-start text:id="IMark77891016"/><text:span text:style-name="T40">string</text:span><text:alphabetical-index-mark-end text:id="IMark77891016"/><text:alphabetical-index-mark-end text:id="IMark74957192"/><text:alphabetical-index-mark-end text:id="IMark78837656"/>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4143304"/><text:alphabetical-index-mark-end text:id="IMark78169656"/><text:span text:style-name="T40">, </text:span><text:alphabetical-index-mark-start text:id="IMark78434152"/><text:alphabetical-index-mark-start text:id="IMark78599432"/><text:alphabetical-index-mark-start text:id="IMark73431512"/><text:alphabetical-index-mark-start text:id="IMark75069848"/><text:alphabetical-index-mark-start text:id="IMark78627496"/><text:alphabetical-index-mark-start text:id="IMark80289192"/><text:alphabetical-index-mark-start text:id="IMark77754824"/><text:alphabetical-index-mark-start text:id="IMark74950616"/><text:alphabetical-index-mark-start text:id="IMark79106920"/><text:alphabetical-index-mark-start text:id="IMark80125064"/><text:alphabetical-index-mark-start text:id="IMark74694808"/><text:alphabetical-index-mark-start text:id="IMark78331400"/><text:alphabetical-index-mark-start text:id="IMark78334440"/><text:alphabetical-index-mark-start text:id="IMark78317384"/><text:alphabetical-index-mark-start text:id="IMark78320424"/><text:alphabetical-index-mark-start text:id="IMark77883832"/><text:alphabetical-index-mark-start text:id="IMark78350472"/><text:alphabetical-index-mark-start text:id="IMark78351976"/><text:span text:style-name="T40">sql</text:span><text:alphabetical-index-mark-end text:id="IMark78351976"/><text:alphabetical-index-mark-end text:id="IMark78350472"/><text:alphabetical-index-mark-end text:id="IMark77883832"/><text:alphabetical-index-mark-end text:id="IMark78320424"/><text:alphabetical-index-mark-end text:id="IMark78317384"/><text:alphabetical-index-mark-end text:id="IMark78334440"/><text:alphabetical-index-mark-end text:id="IMark78331400"/><text:alphabetical-index-mark-end text:id="IMark74694808"/><text:alphabetical-index-mark-end text:id="IMark80125064"/><text:alphabetical-index-mark-end text:id="IMark79106920"/><text:alphabetical-index-mark-end text:id="IMark74950616"/><text:alphabetical-index-mark-end text:id="IMark77754824"/><text:alphabetical-index-mark-end text:id="IMark80289192"/><text:alphabetical-index-mark-end text:id="IMark78627496"/><text:alphabetical-index-mark-end text:id="IMark75069848"/><text:alphabetical-index-mark-end text:id="IMark73431512"/><text:alphabetical-index-mark-end text:id="IMark78599432"/><text:alphabetical-index-mark-end text:id="IMark78434152"/><text:span text:style-name="T40">p treats that data exactly as in the case of a short </text:span><text:alphabetical-index-mark-start text:id="IMark74802872"/><text:alphabetical-index-mark-start text:id="IMark74804408"/><text:alphabetical-index-mark-start text:id="IMark74805912"/><text:alphabetical-index-mark-start text:id="IMark74807416"/><text:alphabetical-index-mark-start text:id="IMark74808920"/><text:alphabetical-index-mark-start text:id="IMark74810424"/><text:alphabetical-index-mark-start text:id="IMark74811928"/><text:alphabetical-index-mark-start text:id="IMark74813432"/><text:alphabetical-index-mark-start text:id="IMark74814936"/><text:span text:style-name="T40">string</text:span><text:alphabetical-index-mark-end text:id="IMark74814936"/><text:alphabetical-index-mark-end text:id="IMark74813432"/><text:alphabetical-index-mark-end text:id="IMark74811928"/><text:alphabetical-index-mark-end text:id="IMark74810424"/><text:alphabetical-index-mark-end text:id="IMark74808920"/><text:alphabetical-index-mark-end text:id="IMark74807416"/><text:alphabetical-index-mark-end text:id="IMark74805912"/><text:alphabetical-index-mark-end text:id="IMark74804408"/><text:alphabetical-index-mark-end text:id="IMark74802872"/><text:span text:style-name="T40"> </text:span><text:alphabetical-index-mark-start text:id="IMark74816472"/><text:alphabetical-index-mark-start text:id="IMark74837128"/><text:alphabetical-index-mark-start text:id="IMark74837880"/><text:alphabetical-index-mark-start text:id="IMark74840312"/><text:alphabetical-index-mark-start text:id="IMark74841064"/><text:alphabetical-index-mark-start text:id="IMark74842744"/><text:alphabetical-index-mark-start text:id="IMark74846680"/><text:alphabetical-index-mark-start text:id="IMark74850392"/><text:alphabetical-index-mark-start text:id="IMark74851896"/><text:span text:style-name="T40">query</text:span><text:alphabetical-index-mark-end text:id="IMark74851896"/><text:alphabetical-index-mark-end text:id="IMark74850392"/><text:alphabetical-index-mark-end text:id="IMark74846680"/><text:alphabetical-index-mark-end text:id="IMark74842744"/><text:alphabetical-index-mark-end text:id="IMark74841064"/><text:alphabetical-index-mark-end text:id="IMark74840312"/><text:alphabetical-index-mark-end text:id="IMark74837880"/><text:alphabetical-index-mark-end text:id="IMark74837128"/><text:alphabetical-index-mark-end text:id="IMark74816472"/><text:span text:style-name="T40">.</text:span></text:p>
      <text:p text:style-name="P46"/>
      <text:h text:style-name="Heading_20_2" text:outline-level="2"><text:bookmark-start text:name="__RefHeading___Toc967_76759228"/>3.1. Possible developments in the future.<text:bookmark-end text:name="__RefHeading___Toc967_76759228"/></text:h>
      <text:p text:style-name="P2"/>
      <text:p text:style-name="P3">Some ideas that might work in the future, but I have not tested yet are:</text:p>
      <text:p text:style-name="P42"/>
      <text:p text:style-name="P42"/>
      <text:h text:style-name="Heading_20_3" text:outline-level="3"><text:bookmark-start text:name="__RefHeading___Toc969_76759228"/>3.<text:span text:style-name="T40">1</text:span>.1. <text:span text:style-name="T40">Embed </text:span><text:alphabetical-index-mark-start text:id="IMark79570696"/><text:alphabetical-index-mark-start text:id="IMark56755208"/><text:alphabetical-index-mark-start text:id="IMark77094472"/><text:alphabetical-index-mark-start text:id="IMark78913416"/><text:alphabetical-index-mark-start text:id="IMark74954312"/><text:alphabetical-index-mark-start text:id="IMark79967256"/><text:alphabetical-index-mark-start text:id="IMark56740440"/><text:alphabetical-index-mark-start text:id="IMark77328424"/><text:alphabetical-index-mark-start text:id="IMark80459368"/><text:alphabetical-index-mark-start text:id="IMark73775032"/><text:alphabetical-index-mark-start text:id="IMark74960072"/><text:alphabetical-index-mark-start text:id="IMark80134328"/><text:alphabetical-index-mark-start text:id="IMark80311432"/><text:alphabetical-index-mark-start text:id="IMark78690744"/><text:alphabetical-index-mark-start text:id="IMark78437032"/><text:alphabetical-index-mark-start text:id="IMark63674312"/><text:alphabetical-index-mark-start text:id="IMark78210264"/><text:alphabetical-index-mark-start text:id="IMark79063544"/><text:span text:style-name="T40">sql</text:span><text:alphabetical-index-mark-end text:id="IMark79063544"/><text:alphabetical-index-mark-end text:id="IMark78210264"/><text:alphabetical-index-mark-end text:id="IMark63674312"/><text:alphabetical-index-mark-end text:id="IMark78437032"/><text:alphabetical-index-mark-end text:id="IMark78690744"/><text:alphabetical-index-mark-end text:id="IMark80311432"/><text:alphabetical-index-mark-end text:id="IMark80134328"/><text:alphabetical-index-mark-end text:id="IMark74960072"/><text:alphabetical-index-mark-end text:id="IMark73775032"/><text:alphabetical-index-mark-end text:id="IMark80459368"/><text:alphabetical-index-mark-end text:id="IMark77328424"/><text:alphabetical-index-mark-end text:id="IMark56740440"/><text:alphabetical-index-mark-end text:id="IMark79967256"/><text:alphabetical-index-mark-end text:id="IMark74954312"/><text:alphabetical-index-mark-end text:id="IMark78913416"/><text:alphabetical-index-mark-end text:id="IMark77094472"/><text:alphabetical-index-mark-end text:id="IMark56755208"/><text:alphabetical-index-mark-end text:id="IMark79570696"/><text:span text:style-name="T40">p in a multi </text:span><text:alphabetical-index-mark-start text:id="IMark80136248"/><text:alphabetical-index-mark-start text:id="IMark75083784"/><text:alphabetical-index-mark-start text:id="IMark74958152"/><text:alphabetical-index-mark-start text:id="IMark72881080"/><text:alphabetical-index-mark-start text:id="IMark80310472"/><text:alphabetical-index-mark-start text:id="IMark64296328"/><text:alphabetical-index-mark-start text:id="IMark74920968"/><text:alphabetical-index-mark-start text:id="IMark78984952"/><text:alphabetical-index-mark-start text:id="IMark78529624"/><text:span text:style-name="T40">thread</text:span><text:alphabetical-index-mark-end text:id="IMark78529624"/><text:alphabetical-index-mark-end text:id="IMark78984952"/><text:alphabetical-index-mark-end text:id="IMark74920968"/><text:alphabetical-index-mark-end text:id="IMark64296328"/><text:alphabetical-index-mark-end text:id="IMark80310472"/><text:alphabetical-index-mark-end text:id="IMark72881080"/><text:alphabetical-index-mark-end text:id="IMark74958152"/><text:alphabetical-index-mark-end text:id="IMark75083784"/><text:alphabetical-index-mark-end text:id="IMark80136248"/><text:span text:style-name="T40">ed </text:span><text:alphabetical-index-mark-start text:id="IMark78705128"/><text:alphabetical-index-mark-start text:id="IMark80316232"/><text:alphabetical-index-mark-start text:id="IMark56513672"/><text:alphabetical-index-mark-start text:id="IMark80132408"/><text:alphabetical-index-mark-start text:id="IMark78812472"/><text:alphabetical-index-mark-start text:id="IMark79456904"/><text:alphabetical-index-mark-start text:id="IMark78368360"/><text:alphabetical-index-mark-start text:id="IMark79558984"/><text:alphabetical-index-mark-start text:id="IMark74117000"/><text:span text:style-name="T40">environment</text:span><text:alphabetical-index-mark-end text:id="IMark74117000"/><text:alphabetical-index-mark-end text:id="IMark79558984"/><text:alphabetical-index-mark-end text:id="IMark78368360"/><text:alphabetical-index-mark-end text:id="IMark79456904"/><text:alphabetical-index-mark-end text:id="IMark78812472"/><text:alphabetical-index-mark-end text:id="IMark80132408"/><text:alphabetical-index-mark-end text:id="IMark56513672"/><text:alphabetical-index-mark-end text:id="IMark80316232"/><text:alphabetical-index-mark-end text:id="IMark78705128"/><text:span text:style-name="T40">.</text:span><text:bookmark-end text:name="__RefHeading___Toc969_76759228"/></text:h>
      <text:p text:style-name="P44"/>
      <text:p text:style-name="P44"><text:alphabetical-index-mark-start text:id="IMark48640552"/><text:alphabetical-index-mark-start text:id="IMark78436072"/>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80305704"/><text:alphabetical-index-mark-start text:id="IMark78419560"/><text:alphabetical-index-mark-start text:id="IMark78421480"/><text:alphabetical-index-mark-start text:id="IMark64509304"/><text:alphabetical-index-mark-start text:id="IMark80508664"/><text:alphabetical-index-mark-start text:id="IMark78708008"/><text:alphabetical-index-mark-start text:id="IMark77362840"/><text:alphabetical-index-mark-start text:id="IMark80312392"/><text:alphabetical-index-mark-start text:id="IMark78377992"/><text:alphabetical-index-mark-start text:id="IMark78912456"/><text:alphabetical-index-mark-start text:id="IMark77144664"/><text:alphabetical-index-mark-start text:id="IMark78376072"/><text:span text:style-name="T40">S</text:span>ql<text:alphabetical-index-mark-end text:id="IMark78376072"/><text:alphabetical-index-mark-end text:id="IMark77144664"/><text:alphabetical-index-mark-end text:id="IMark78912456"/><text:alphabetical-index-mark-end text:id="IMark78377992"/><text:alphabetical-index-mark-end text:id="IMark80312392"/><text:alphabetical-index-mark-end text:id="IMark77362840"/><text:alphabetical-index-mark-end text:id="IMark78708008"/><text:alphabetical-index-mark-end text:id="IMark80508664"/><text:alphabetical-index-mark-end text:id="IMark64509304"/><text:alphabetical-index-mark-end text:id="IMark78421480"/><text:alphabetical-index-mark-end text:id="IMark78419560"/><text:alphabetical-index-mark-end text:id="IMark80305704"/>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436072"/><text:alphabetical-index-mark-end text:id="IMark48640552"/>p <text:span text:style-name="T40">could work</text:span> in a multi <text:alphabetical-index-mark-start text:id="IMark78158344"/><text:alphabetical-index-mark-start text:id="IMark78706088"/><text:alphabetical-index-mark-start text:id="IMark80302824"/><text:alphabetical-index-mark-start text:id="IMark74956232"/><text:alphabetical-index-mark-start text:id="IMark77773048"/><text:alphabetical-index-mark-start text:id="IMark77195672"/><text:alphabetical-index-mark-start text:id="IMark74947432"/><text:alphabetical-index-mark-start text:id="IMark78212184"/><text:alphabetical-index-mark-start text:id="IMark80319112"/>thread<text:alphabetical-index-mark-end text:id="IMark80319112"/><text:alphabetical-index-mark-end text:id="IMark78212184"/><text:alphabetical-index-mark-end text:id="IMark74947432"/><text:alphabetical-index-mark-end text:id="IMark77195672"/><text:alphabetical-index-mark-end text:id="IMark77773048"/><text:alphabetical-index-mark-end text:id="IMark74956232"/><text:alphabetical-index-mark-end text:id="IMark80302824"/><text:alphabetical-index-mark-end text:id="IMark78706088"/><text:alphabetical-index-mark-end text:id="IMark78158344"/>ed <text:alphabetical-index-mark-start text:id="IMark80120584"/><text:alphabetical-index-mark-start text:id="IMark79546440"/><text:alphabetical-index-mark-start text:id="IMark79792072"/><text:alphabetical-index-mark-start text:id="IMark80292072"/><text:alphabetical-index-mark-start text:id="IMark74959112"/><text:alphabetical-index-mark-start text:id="IMark73277496"/><text:alphabetical-index-mark-start text:id="IMark75120888"/><text:alphabetical-index-mark-start text:id="IMark78253544"/><text:alphabetical-index-mark-start text:id="IMark75084744"/>environment<text:alphabetical-index-mark-end text:id="IMark75084744"/><text:alphabetical-index-mark-end text:id="IMark78253544"/><text:alphabetical-index-mark-end text:id="IMark75120888"/><text:alphabetical-index-mark-end text:id="IMark73277496"/><text:alphabetical-index-mark-end text:id="IMark74959112"/><text:alphabetical-index-mark-end text:id="IMark80292072"/><text:alphabetical-index-mark-end text:id="IMark79792072"/><text:alphabetical-index-mark-end text:id="IMark79546440"/><text:alphabetical-index-mark-end text:id="IMark80120584"/> <text:span text:style-name="T68">for </text:span><text:alphabetical-index-mark-start text:id="IMark80291112"/><text:alphabetical-index-mark-start text:id="IMark80318152"/><text:alphabetical-index-mark-start text:id="IMark77053944"/><text:alphabetical-index-mark-start text:id="IMark78437992"/><text:alphabetical-index-mark-start text:id="IMark64215560"/><text:alphabetical-index-mark-start text:id="IMark80307624"/><text:span text:style-name="T68">Sql</text:span><text:alphabetical-index-mark-end text:id="IMark80307624"/><text:alphabetical-index-mark-end text:id="IMark64215560"/><text:alphabetical-index-mark-end text:id="IMark78437992"/><text:alphabetical-index-mark-end text:id="IMark77053944"/><text:span text:style-name="T68">ite</text:span><text:alphabetical-index-mark-end text:id="IMark80318152"/><text:alphabetical-index-mark-end text:id="IMark80291112"/><text:span text:style-name="T68">3 </text:span>provided by <text:alphabetical-index-mark-start text:id="IMark78420520"/><text:alphabetical-index-mark-start text:id="IMark79064504"/><text:alphabetical-index-mark-start text:id="IMark78214104"/><text:alphabetical-index-mark-start text:id="IMark57025224"/><text:alphabetical-index-mark-start text:id="IMark78215064"/><text:alphabetical-index-mark-start text:id="IMark77892936"/><text:alphabetical-index-mark-start text:id="IMark77894856"/><text:alphabetical-index-mark-start text:id="IMark77891976"/><text:alphabetical-index-mark-start text:id="IMark77096392"/>OpenMP<text:alphabetical-index-mark-end text:id="IMark77096392"/><text:alphabetical-index-mark-end text:id="IMark77891976"/><text:alphabetical-index-mark-end text:id="IMark77894856"/><text:alphabetical-index-mark-end text:id="IMark77892936"/><text:alphabetical-index-mark-end text:id="IMark78215064"/><text:alphabetical-index-mark-end text:id="IMark57025224"/><text:alphabetical-index-mark-end text:id="IMark78214104"/><text:alphabetical-index-mark-end text:id="IMark79064504"/><text:alphabetical-index-mark-end text:id="IMark78420520"/> or some <text:alphabetical-index-mark-start text:id="IMark78911496"/><text:alphabetical-index-mark-start text:id="IMark78374152"/><text:alphabetical-index-mark-start text:id="IMark48646552"/><text:alphabetical-index-mark-start text:id="IMark80265800"/><text:alphabetical-index-mark-start text:id="IMark80303784"/><text:alphabetical-index-mark-start text:id="IMark73898184"/><text:alphabetical-index-mark-start text:id="IMark73579640"/><text:alphabetical-index-mark-start text:id="IMark77146584"/><text:alphabetical-index-mark-start text:id="IMark66153032"/>MPI<text:alphabetical-index-mark-end text:id="IMark66153032"/><text:alphabetical-index-mark-end text:id="IMark77146584"/><text:alphabetical-index-mark-end text:id="IMark73579640"/><text:alphabetical-index-mark-end text:id="IMark73898184"/><text:alphabetical-index-mark-end text:id="IMark80303784"/><text:alphabetical-index-mark-end text:id="IMark80265800"/><text:alphabetical-index-mark-end text:id="IMark48646552"/><text:alphabetical-index-mark-end text:id="IMark78374152"/><text:alphabetical-index-mark-end text:id="IMark78911496"/> <text:alphabetical-index-mark-start text:id="IMark36129848"/><text:alphabetical-index-mark-start text:id="IMark64190088"/><text:alphabetical-index-mark-start text:id="IMark65411512"/><text:alphabetical-index-mark-start text:id="IMark78209304"/><text:alphabetical-index-mark-start text:id="IMark78213144"/><text:alphabetical-index-mark-start text:id="IMark74723656"/><text:alphabetical-index-mark-start text:id="IMark79938696"/><text:alphabetical-index-mark-start text:id="IMark77098312"/><text:alphabetical-index-mark-start text:id="IMark78707048"/>library<text:alphabetical-index-mark-end text:id="IMark78707048"/><text:alphabetical-index-mark-end text:id="IMark77098312"/><text:alphabetical-index-mark-end text:id="IMark79938696"/><text:alphabetical-index-mark-end text:id="IMark74723656"/><text:alphabetical-index-mark-end text:id="IMark78213144"/><text:alphabetical-index-mark-end text:id="IMark78209304"/><text:alphabetical-index-mark-end text:id="IMark65411512"/><text:alphabetical-index-mark-end text:id="IMark64190088"/><text:alphabetical-index-mark-end text:id="IMark36129848"/> <text:span text:style-name="T40">integrated into a </text:span><text:alphabetical-index-mark-start text:id="IMark79453880"/><text:alphabetical-index-mark-start text:id="IMark77143704"/><text:alphabetical-index-mark-start text:id="IMark73764584"/><text:alphabetical-index-mark-start text:id="IMark73020760"/><text:alphabetical-index-mark-start text:id="IMark74776728"/><text:alphabetical-index-mark-start text:id="IMark73293384"/><text:alphabetical-index-mark-start text:id="IMark73844424"/><text:alphabetical-index-mark-start text:id="IMark73845800"/><text:alphabetical-index-mark-start text:id="IMark48635224"/><text:span text:style-name="T40">program</text:span><text:alphabetical-index-mark-end text:id="IMark48635224"/><text:alphabetical-index-mark-end text:id="IMark73845800"/><text:alphabetical-index-mark-end text:id="IMark73844424"/><text:alphabetical-index-mark-end text:id="IMark73293384"/><text:alphabetical-index-mark-end text:id="IMark74776728"/><text:alphabetical-index-mark-end text:id="IMark73020760"/><text:alphabetical-index-mark-end text:id="IMark73764584"/><text:alphabetical-index-mark-end text:id="IMark77143704"/><text:alphabetical-index-mark-end text:id="IMark79453880"/><text:span text:style-name="T40"> that </text:span><text:alphabetical-index-mark-start text:id="IMark80130488"/><text:alphabetical-index-mark-start text:id="IMark80317192"/><text:alphabetical-index-mark-start text:id="IMark74214056"/><text:alphabetical-index-mark-start text:id="IMark80315272"/>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span text:style-name="T40">call</text:span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<text:alphabetical-index-mark-end text:id="IMark80315272"/><text:alphabetical-index-mark-end text:id="IMark74214056"/><text:alphabetical-index-mark-end text:id="IMark80317192"/><text:alphabetical-index-mark-end text:id="IMark80130488"/><text:span text:style-name="T40">s </text:span><text:alphabetical-index-mark-start text:id="IMark80304744"/><text:alphabetical-index-mark-start text:id="IMark73732440"/><text:alphabetical-index-mark-start text:id="IMark77774968"/><text:alphabetical-index-mark-start text:id="IMark80260392"/><text:alphabetical-index-mark-start text:id="IMark77779336"/><text:alphabetical-index-mark-start text:id="IMark78438952"/><text:alphabetical-index-mark-start text:id="IMark78377032"/><text:alphabetical-index-mark-start text:id="IMark77893896"/><text:alphabetical-index-mark-start text:id="IMark73339864"/><text:alphabetical-index-mark-start text:id="IMark78372232"/><text:alphabetical-index-mark-start text:id="IMark80133368"/><text:alphabetical-index-mark-start text:id="IMark64229000"/><text:alphabetical-index-mark-start text:id="IMark64186632"/><text:alphabetical-index-mark-start text:id="IMark75067384"/><text:alphabetical-index-mark-start text:id="IMark77775928"/><text:alphabetical-index-mark-start text:id="IMark75085704"/><text:alphabetical-index-mark-start text:id="IMark80069960"/><text:alphabetical-index-mark-start text:id="IMark74955272"/><text:span text:style-name="T40">sql</text:span><text:alphabetical-index-mark-end text:id="IMark74955272"/><text:alphabetical-index-mark-end text:id="IMark80069960"/><text:alphabetical-index-mark-end text:id="IMark75085704"/><text:alphabetical-index-mark-end text:id="IMark77775928"/><text:alphabetical-index-mark-end text:id="IMark75067384"/><text:alphabetical-index-mark-end text:id="IMark64186632"/><text:alphabetical-index-mark-end text:id="IMark64229000"/><text:alphabetical-index-mark-end text:id="IMark80133368"/><text:alphabetical-index-mark-end text:id="IMark78372232"/><text:alphabetical-index-mark-end text:id="IMark73339864"/><text:alphabetical-index-mark-end text:id="IMark77893896"/><text:alphabetical-index-mark-end text:id="IMark78377032"/><text:alphabetical-index-mark-end text:id="IMark78438952"/><text:alphabetical-index-mark-end text:id="IMark77779336"/><text:alphabetical-index-mark-end text:id="IMark80260392"/><text:alphabetical-index-mark-end text:id="IMark77774968"/><text:alphabetical-index-mark-end text:id="IMark73732440"/><text:alphabetical-index-mark-end text:id="IMark80304744"/><text:span text:style-name="T40">p</text:span>. <text:span text:style-name="T40">The only thing to consider is how </text:span><text:alphabetical-index-mark-start text:id="IMark79065464"/><text:alphabetical-index-mark-start text:id="IMark80148504"/><text:alphabetical-index-mark-start text:id="IMark74690040"/><text:alphabetical-index-mark-start text:id="IMark80234456"/><text:alphabetical-index-mark-start text:id="IMark80308584"/><text:alphabetical-index-mark-start text:id="IMark65133912"/><text:alphabetical-index-mark-start text:id="IMark80306664"/><text:alphabetical-index-mark-start text:id="IMark77774008"/><text:alphabetical-index-mark-start text:id="IMark74129656"/><text:span text:style-name="T40">table</text:span><text:alphabetical-index-mark-end text:id="IMark74129656"/><text:alphabetical-index-mark-end text:id="IMark77774008"/><text:alphabetical-index-mark-end text:id="IMark80306664"/><text:alphabetical-index-mark-end text:id="IMark65133912"/><text:alphabetical-index-mark-end text:id="IMark80308584"/><text:alphabetical-index-mark-end text:id="IMark80234456"/><text:alphabetical-index-mark-end text:id="IMark74690040"/><text:alphabetical-index-mark-end text:id="IMark80148504"/><text:alphabetical-index-mark-end text:id="IMark79065464"/><text:span text:style-name="T40"> </text:span><text:alphabetical-index-mark-start text:id="IMark75081336"/><text:alphabetical-index-mark-start text:id="IMark64521320"/><text:alphabetical-index-mark-start text:id="IMark79210936"/><text:alphabetical-index-mark-start text:id="IMark64436136"/><text:alphabetical-index-mark-start text:id="IMark78226248"/><text:alphabetical-index-mark-start text:id="IMark79776200"/><text:alphabetical-index-mark-start text:id="IMark77875544"/><text:alphabetical-index-mark-start text:id="IMark78375112"/><text:alphabetical-index-mark-start text:id="IMark78371272"/><text:alphabetical-index-mark-start text:id="IMark80656696"/><text:alphabetical-index-mark-start text:id="IMark78169656"/><text:alphabetical-index-mark-start text:id="IMark74143304"/><text:alphabetical-index-mark-start text:id="IMark64087992"/><text:alphabetical-index-mark-start text:id="IMark73829608"/><text:alphabetical-index-mark-start text:id="IMark74961032"/><text:alphabetical-index-mark-start text:id="IMark75080376"/><text:alphabetical-index-mark-start text:id="IMark78837656"/><text:alphabetical-index-mark-start text:id="IMark74957192"/><text:span text:style-name="T40">lock</text:span><text:alphabetical-index-mark-end text:id="IMark74957192"/><text:alphabetical-index-mark-end text:id="IMark78837656"/><text:alphabetical-index-mark-end text:id="IMark75080376"/><text:alphabetical-index-mark-end text:id="IMark74961032"/><text:alphabetical-index-mark-end text:id="IMark73829608"/><text:alphabetical-index-mark-end text:id="IMark64087992"/><text:alphabetical-index-mark-end text:id="IMark74143304"/><text:alphabetical-index-mark-end text:id="IMark78169656"/><text:alphabetical-index-mark-end text:id="IMark80656696"/><text:span text:style-name="T40">ing</text:span><text:alphabetical-index-mark-end text:id="IMark78371272"/><text:alphabetical-index-mark-end text:id="IMark78375112"/><text:alphabetical-index-mark-end text:id="IMark77875544"/><text:alphabetical-index-mark-end text:id="IMark79776200"/><text:alphabetical-index-mark-end text:id="IMark78226248"/><text:alphabetical-index-mark-end text:id="IMark64436136"/><text:alphabetical-index-mark-end text:id="IMark79210936"/><text:alphabetical-index-mark-end text:id="IMark64521320"/><text:alphabetical-index-mark-end text:id="IMark75081336"/><text:span text:style-name="T40"> will be </text:span><text:alphabetical-index-mark-start text:id="IMark77891016"/><text:alphabetical-index-mark-start text:id="IMark78434152"/><text:alphabetical-index-mark-start text:id="IMark78599432"/><text:alphabetical-index-mark-start text:id="IMark73431512"/><text:alphabetical-index-mark-start text:id="IMark75069848"/><text:alphabetical-index-mark-start text:id="IMark78627496"/><text:alphabetical-index-mark-start text:id="IMark80289192"/><text:alphabetical-index-mark-start text:id="IMark77754824"/><text:alphabetical-index-mark-start text:id="IMark74950616"/><text:span text:style-name="T40">manage</text:span><text:alphabetical-index-mark-end text:id="IMark74950616"/><text:alphabetical-index-mark-end text:id="IMark77754824"/><text:alphabetical-index-mark-end text:id="IMark80289192"/><text:alphabetical-index-mark-end text:id="IMark78627496"/><text:alphabetical-index-mark-end text:id="IMark75069848"/><text:alphabetical-index-mark-end text:id="IMark73431512"/><text:alphabetical-index-mark-end text:id="IMark78599432"/><text:alphabetical-index-mark-end text:id="IMark78434152"/><text:alphabetical-index-mark-end text:id="IMark77891016"/><text:span text:style-name="T40">d by </text:span><text:alphabetical-index-mark-start text:id="IMark79106920"/><text:alphabetical-index-mark-start text:id="IMark80125064"/><text:alphabetical-index-mark-start text:id="IMark74694808"/><text:alphabetical-index-mark-start text:id="IMark74709928"/><text:alphabetical-index-mark-start text:id="IMark78914376"/><text:alphabetical-index-mark-start text:id="IMark78708968"/><text:alphabetical-index-mark-start text:id="IMark77772088"/><text:alphabetical-index-mark-start text:id="IMark74953352"/><text:alphabetical-index-mark-start text:id="IMark66152360"/><text:alphabetical-index-mark-start text:id="IMark79097784"/><text:alphabetical-index-mark-start text:id="IMark80135288"/><text:alphabetical-index-mark-start text:id="IMark78211224"/><text:alphabetical-index-mark-start text:id="IMark77776888"/><text:alphabetical-index-mark-start text:id="IMark74962952"/><text:alphabetical-index-mark-start text:id="IMark80131448"/><text:alphabetical-index-mark-start text:id="IMark78369320"/><text:alphabetical-index-mark-start text:id="IMark78990888"/><text:alphabetical-index-mark-start text:id="IMark74197560"/><text:alphabetical-index-mark-start text:id="IMark74889016"/><text:alphabetical-index-mark-start text:id="IMark74890936"/><text:alphabetical-index-mark-start text:id="IMark74892856"/><text:alphabetical-index-mark-start text:id="IMark74894776"/><text:alphabetical-index-mark-start text:id="IMark74872072"/><text:alphabetical-index-mark-start text:id="IMark74873992"/><text:alphabetical-index-mark-start text:id="IMark74875912"/><text:alphabetical-index-mark-start text:id="IMark74859928"/><text:alphabetical-index-mark-start text:id="IMark74961992"/><text:span text:style-name="T40">Sql</text:span><text:alphabetical-index-mark-end text:id="IMark74961992"/><text:alphabetical-index-mark-end text:id="IMark74859928"/><text:alphabetical-index-mark-end text:id="IMark74875912"/><text:alphabetical-index-mark-end text:id="IMark74873992"/><text:alphabetical-index-mark-end text:id="IMark74872072"/><text:alphabetical-index-mark-end text:id="IMark74894776"/><text:alphabetical-index-mark-end text:id="IMark74892856"/><text:alphabetical-index-mark-end text:id="IMark74890936"/><text:alphabetical-index-mark-end text:id="IMark74889016"/><text:alphabetical-index-mark-end text:id="IMark74197560"/><text:alphabetical-index-mark-end text:id="IMark78990888"/><text:alphabetical-index-mark-end text:id="IMark78369320"/><text:alphabetical-index-mark-end text:id="IMark80131448"/><text:alphabetical-index-mark-end text:id="IMark74962952"/><text:alphabetical-index-mark-end text:id="IMark77776888"/><text:alphabetical-index-mark-end text:id="IMark78211224"/><text:alphabetical-index-mark-end text:id="IMark80135288"/><text:alphabetical-index-mark-end text:id="IMark79097784"/><text:span text:style-name="T40">ite</text:span><text:alphabetical-index-mark-end text:id="IMark66152360"/><text:alphabetical-index-mark-end text:id="IMark74953352"/><text:alphabetical-index-mark-end text:id="IMark77772088"/><text:alphabetical-index-mark-end text:id="IMark78708968"/><text:alphabetical-index-mark-end text:id="IMark78914376"/><text:alphabetical-index-mark-end text:id="IMark74709928"/><text:alphabetical-index-mark-end text:id="IMark74694808"/><text:alphabetical-index-mark-end text:id="IMark80125064"/><text:alphabetical-index-mark-end text:id="IMark79106920"/><text:span text:style-name="T40">3 in practice.</text:span></text:p>
      <text:p text:style-name="P44"/>
      <text:p text:style-name="P66">At this moment I am using non – <text:alphabetical-index-mark-start text:id="IMark77328424"/><text:alphabetical-index-mark-start text:id="IMark80459368"/>MPI<text:alphabetical-index-mark-end text:id="IMark80459368"/><text:alphabetical-index-mark-end text:id="IMark77328424"/> <text:alphabetical-index-mark-start text:id="IMark73775032"/><text:alphabetical-index-mark-start text:id="IMark74960072"/>libraries<text:alphabetical-index-mark-end text:id="IMark74960072"/><text:alphabetical-index-mark-end text:id="IMark73775032"/> for <text:alphabetical-index-mark-start text:id="IMark80134328"/><text:alphabetical-index-mark-start text:id="IMark80311432"/>HDF5<text:alphabetical-index-mark-end text:id="IMark80311432"/><text:alphabetical-index-mark-end text:id="IMark80134328"/> and <text:alphabetical-index-mark-start text:id="IMark78690744"/><text:alphabetical-index-mark-start text:id="IMark78437032"/>HDFql<text:alphabetical-index-mark-end text:id="IMark78437032"/><text:alphabetical-index-mark-end text:id="IMark78690744"/>, but co<text:alphabetical-index-mark-start text:id="IMark63674312"/><text:alphabetical-index-mark-start text:id="IMark78210264"/>mpi<text:alphabetical-index-mark-end text:id="IMark78210264"/><text:alphabetical-index-mark-end text:id="IMark63674312"/>lation does make use of <text:alphabetical-index-mark-start text:id="IMark79063544"/><text:alphabetical-index-mark-start text:id="IMark80136248"/>OpenMP<text:alphabetical-index-mark-end text:id="IMark80136248"/><text:alphabetical-index-mark-end text:id="IMark79063544"/>.</text:p>
      <text:p text:style-name="P44"/>
      <text:p text:style-name="P44"/>
      <text:h text:style-name="Heading_20_3" text:outline-level="3"><text:bookmark-start text:name="__RefHeading___Toc971_76759228"/>3.<text:span text:style-name="T40">1</text:span>.2. <text:alphabetical-index-mark-start text:id="IMark74920968"/><text:alphabetical-index-mark-start text:id="IMark78529624"/><text:alphabetical-index-mark-start text:id="IMark78705128"/><text:alphabetical-index-mark-start text:id="IMark80316232"/><text:alphabetical-index-mark-start text:id="IMark56513672"/><text:alphabetical-index-mark-start text:id="IMark80132408"/><text:alphabetical-index-mark-start text:id="IMark78812472"/><text:alphabetical-index-mark-start text:id="IMark79456904"/><text:alphabetical-index-mark-start text:id="IMark78368360"/>Call<text:alphabetical-index-mark-end text:id="IMark78368360"/><text:alphabetical-index-mark-end text:id="IMark79456904"/><text:alphabetical-index-mark-end text:id="IMark78812472"/><text:alphabetical-index-mark-end text:id="IMark80132408"/><text:alphabetical-index-mark-end text:id="IMark56513672"/><text:alphabetical-index-mark-end text:id="IMark80316232"/><text:alphabetical-index-mark-end text:id="IMark78705128"/><text:alphabetical-index-mark-end text:id="IMark78529624"/><text:alphabetical-index-mark-end text:id="IMark74920968"/> <text:alphabetical-index-mark-start text:id="IMark79558984"/><text:alphabetical-index-mark-start text:id="IMark74117000"/><text:alphabetical-index-mark-start text:id="IMark79698408"/><text:alphabetical-index-mark-start text:id="IMark80290152"/><text:alphabetical-index-mark-start text:id="IMark77095432"/><text:alphabetical-index-mark-start text:id="IMark78954328"/><text:alphabetical-index-mark-start text:id="IMark74889976"/><text:alphabetical-index-mark-start text:id="IMark74893816"/><text:alphabetical-index-mark-start text:id="IMark74873032"/><text:alphabetical-index-mark-start text:id="IMark74876872"/><text:alphabetical-index-mark-start text:id="IMark79570696"/><text:alphabetical-index-mark-start text:id="IMark48640552"/><text:alphabetical-index-mark-start text:id="IMark78436072"/>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80305704"/>sql<text:alphabetical-index-mark-end text:id="IMark80305704"/>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436072"/><text:alphabetical-index-mark-end text:id="IMark48640552"/><text:alphabetical-index-mark-end text:id="IMark79570696"/><text:alphabetical-index-mark-end text:id="IMark74876872"/><text:alphabetical-index-mark-end text:id="IMark74873032"/><text:alphabetical-index-mark-end text:id="IMark74893816"/><text:alphabetical-index-mark-end text:id="IMark74889976"/><text:alphabetical-index-mark-end text:id="IMark78954328"/><text:alphabetical-index-mark-end text:id="IMark77095432"/><text:alphabetical-index-mark-end text:id="IMark80290152"/><text:alphabetical-index-mark-end text:id="IMark79698408"/><text:alphabetical-index-mark-end text:id="IMark74117000"/><text:alphabetical-index-mark-end text:id="IMark79558984"/>p from within an un<text:alphabetical-index-mark-start text:id="IMark78419560"/><text:alphabetical-index-mark-start text:id="IMark78421480"/><text:alphabetical-index-mark-start text:id="IMark64509304"/><text:alphabetical-index-mark-start text:id="IMark80508664"/><text:alphabetical-index-mark-start text:id="IMark78708008"/><text:alphabetical-index-mark-start text:id="IMark77362840"/><text:alphabetical-index-mark-start text:id="IMark80312392"/><text:alphabetical-index-mark-start text:id="IMark78377992"/><text:alphabetical-index-mark-start text:id="IMark78912456"/>common<text:alphabetical-index-mark-end text:id="IMark78912456"/><text:alphabetical-index-mark-end text:id="IMark78377992"/><text:alphabetical-index-mark-end text:id="IMark80312392"/><text:alphabetical-index-mark-end text:id="IMark77362840"/><text:alphabetical-index-mark-end text:id="IMark78708008"/><text:alphabetical-index-mark-end text:id="IMark80508664"/><text:alphabetical-index-mark-end text:id="IMark64509304"/><text:alphabetical-index-mark-end text:id="IMark78421480"/><text:alphabetical-index-mark-end text:id="IMark78419560"/> language.<text:bookmark-end text:name="__RefHeading___Toc971_76759228"/></text:h>
      <text:p text:style-name="P45"/>
      <text:p text:style-name="P45"><text:soft-page-break/><text:span text:style-name="T41">It would be possible to use </text:span><text:alphabetical-index-mark-start text:id="IMark78158344"/><text:alphabetical-index-mark-start text:id="IMark78706088"/><text:alphabetical-index-mark-start text:id="IMark80302824"/><text:alphabetical-index-mark-start text:id="IMark74956232"/><text:alphabetical-index-mark-start text:id="IMark77773048"/><text:alphabetical-index-mark-start text:id="IMark77195672"/><text:alphabetical-index-mark-start text:id="IMark74947432"/><text:alphabetical-index-mark-start text:id="IMark78212184"/><text:alphabetical-index-mark-start text:id="IMark80319112"/><text:alphabetical-index-mark-start text:id="IMark80120584"/><text:alphabetical-index-mark-start text:id="IMark79546440"/><text:alphabetical-index-mark-start text:id="IMark79792072"/><text:alphabetical-index-mark-start text:id="IMark80292072"/><text:alphabetical-index-mark-start text:id="IMark74959112"/><text:alphabetical-index-mark-start text:id="IMark73277496"/><text:alphabetical-index-mark-start text:id="IMark75120888"/><text:alphabetical-index-mark-start text:id="IMark78253544"/><text:alphabetical-index-mark-start text:id="IMark75084744"/><text:span text:style-name="T41">sql</text:span><text:alphabetical-index-mark-end text:id="IMark75084744"/><text:alphabetical-index-mark-end text:id="IMark78253544"/><text:alphabetical-index-mark-end text:id="IMark75120888"/><text:alphabetical-index-mark-end text:id="IMark73277496"/><text:alphabetical-index-mark-end text:id="IMark74959112"/><text:alphabetical-index-mark-end text:id="IMark80292072"/><text:alphabetical-index-mark-end text:id="IMark79792072"/><text:alphabetical-index-mark-end text:id="IMark79546440"/><text:alphabetical-index-mark-end text:id="IMark80120584"/><text:alphabetical-index-mark-end text:id="IMark80319112"/><text:alphabetical-index-mark-end text:id="IMark78212184"/><text:alphabetical-index-mark-end text:id="IMark74947432"/><text:alphabetical-index-mark-end text:id="IMark77195672"/><text:alphabetical-index-mark-end text:id="IMark77773048"/><text:alphabetical-index-mark-end text:id="IMark74956232"/><text:alphabetical-index-mark-end text:id="IMark80302824"/><text:alphabetical-index-mark-end text:id="IMark78706088"/><text:alphabetical-index-mark-end text:id="IMark78158344"/><text:span text:style-name="T41">p with a language</text:span> like <text:alphabetical-index-mark-start text:id="IMark77053944"/><text:alphabetical-index-mark-start text:id="IMark78437992"/><text:alphabetical-index-mark-start text:id="IMark64215560"/><text:alphabetical-index-mark-start text:id="IMark80307624"/><text:alphabetical-index-mark-start text:id="IMark80291112"/><text:alphabetical-index-mark-start text:id="IMark80318152"/><text:alphabetical-index-mark-start text:id="IMark82136376"/><text:alphabetical-index-mark-start text:id="IMark36129848"/><text:alphabetical-index-mark-start text:id="IMark64190088"/>Scheme<text:alphabetical-index-mark-end text:id="IMark64190088"/><text:alphabetical-index-mark-end text:id="IMark36129848"/><text:alphabetical-index-mark-end text:id="IMark82136376"/><text:alphabetical-index-mark-end text:id="IMark80318152"/><text:alphabetical-index-mark-end text:id="IMark80291112"/><text:alphabetical-index-mark-end text:id="IMark80307624"/><text:alphabetical-index-mark-end text:id="IMark64215560"/><text:alphabetical-index-mark-end text:id="IMark78437992"/><text:alphabetical-index-mark-end text:id="IMark77053944"/> or <text:alphabetical-index-mark-start text:id="IMark65411512"/><text:alphabetical-index-mark-start text:id="IMark78209304"/><text:alphabetical-index-mark-start text:id="IMark78213144"/><text:alphabetical-index-mark-start text:id="IMark74723656"/><text:alphabetical-index-mark-start text:id="IMark79938696"/><text:alphabetical-index-mark-start text:id="IMark77098312"/><text:alphabetical-index-mark-start text:id="IMark78707048"/><text:alphabetical-index-mark-start text:id="IMark78911496"/><text:alphabetical-index-mark-start text:id="IMark78374152"/>Fortran<text:alphabetical-index-mark-end text:id="IMark78374152"/><text:alphabetical-index-mark-end text:id="IMark78911496"/><text:alphabetical-index-mark-end text:id="IMark78707048"/><text:alphabetical-index-mark-end text:id="IMark77098312"/><text:alphabetical-index-mark-end text:id="IMark79938696"/><text:alphabetical-index-mark-end text:id="IMark74723656"/><text:alphabetical-index-mark-end text:id="IMark78213144"/><text:alphabetical-index-mark-end text:id="IMark78209304"/><text:alphabetical-index-mark-end text:id="IMark65411512"/> using a <text:alphabetical-index-mark-start text:id="IMark48646552"/><text:alphabetical-index-mark-start text:id="IMark80265800"/><text:alphabetical-index-mark-start text:id="IMark80303784"/><text:alphabetical-index-mark-start text:id="IMark73898184"/><text:alphabetical-index-mark-start text:id="IMark73579640"/><text:alphabetical-index-mark-start text:id="IMark77146584"/><text:alphabetical-index-mark-start text:id="IMark66153032"/><text:alphabetical-index-mark-start text:id="IMark78420520"/><text:alphabetical-index-mark-start text:id="IMark79064504"/><text:alphabetical-index-mark-start text:id="IMark78214104"/><text:alphabetical-index-mark-start text:id="IMark57025224"/><text:alphabetical-index-mark-start text:id="IMark78215064"/><text:alphabetical-index-mark-start text:id="IMark77892936"/><text:alphabetical-index-mark-start text:id="IMark77894856"/><text:alphabetical-index-mark-start text:id="IMark77891976"/><text:alphabetical-index-mark-start text:id="IMark77096392"/><text:alphabetical-index-mark-start text:id="IMark56755208"/><text:alphabetical-index-mark-start text:id="IMark79453880"/>system<text:alphabetical-index-mark-end text:id="IMark79453880"/><text:alphabetical-index-mark-end text:id="IMark56755208"/><text:alphabetical-index-mark-end text:id="IMark77096392"/><text:alphabetical-index-mark-end text:id="IMark77891976"/><text:alphabetical-index-mark-end text:id="IMark77894856"/><text:alphabetical-index-mark-end text:id="IMark77892936"/><text:alphabetical-index-mark-end text:id="IMark78215064"/><text:alphabetical-index-mark-end text:id="IMark57025224"/><text:alphabetical-index-mark-end text:id="IMark78214104"/><text:alphabetical-index-mark-end text:id="IMark79064504"/><text:alphabetical-index-mark-end text:id="IMark78420520"/><text:alphabetical-index-mark-end text:id="IMark66153032"/><text:alphabetical-index-mark-end text:id="IMark77146584"/><text:alphabetical-index-mark-end text:id="IMark73579640"/><text:alphabetical-index-mark-end text:id="IMark73898184"/><text:alphabetical-index-mark-end text:id="IMark80303784"/><text:alphabetical-index-mark-end text:id="IMark80265800"/><text:alphabetical-index-mark-end text:id="IMark48646552"/> <text:alphabetical-index-mark-start text:id="IMark77143704"/><text:alphabetical-index-mark-start text:id="IMark73764584"/><text:alphabetical-index-mark-start text:id="IMark73020760"/><text:alphabetical-index-mark-start text:id="IMark74776728"/><text:alphabetical-index-mark-start text:id="IMark73293384"/><text:alphabetical-index-mark-start text:id="IMark73844424"/><text:alphabetical-index-mark-start text:id="IMark73845800"/><text:alphabetical-index-mark-start text:id="IMark48635224"/><text:alphabetical-index-mark-start text:id="IMark80130488"/>call<text:alphabetical-index-mark-end text:id="IMark80130488"/><text:alphabetical-index-mark-end text:id="IMark48635224"/><text:alphabetical-index-mark-end text:id="IMark73845800"/><text:alphabetical-index-mark-end text:id="IMark73844424"/><text:alphabetical-index-mark-end text:id="IMark73293384"/><text:alphabetical-index-mark-end text:id="IMark74776728"/><text:alphabetical-index-mark-end text:id="IMark73020760"/><text:alphabetical-index-mark-end text:id="IMark73764584"/><text:alphabetical-index-mark-end text:id="IMark77143704"/> and thus eliminating the need for <text:alphabetical-index-mark-start text:id="IMark80317192"/><text:alphabetical-index-mark-start text:id="IMark74214056"/><text:alphabetical-index-mark-start text:id="IMark80315272"/>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alphabetical-index-mark-start text:id="IMark80304744"/><text:alphabetical-index-mark-start text:id="IMark73732440"/><text:alphabetical-index-mark-start text:id="IMark77774968"/><text:alphabetical-index-mark-start text:id="IMark80260392"/><text:alphabetical-index-mark-start text:id="IMark77779336"/><text:alphabetical-index-mark-start text:id="IMark78438952"/><text:alphabetical-index-mark-start text:id="IMark78377032"/><text:alphabetical-index-mark-start text:id="IMark77893896"/><text:alphabetical-index-mark-start text:id="IMark73339864"/><text:alphabetical-index-mark-start text:id="IMark78372232"/><text:alphabetical-index-mark-start text:id="IMark80133368"/><text:alphabetical-index-mark-start text:id="IMark64229000"/><text:alphabetical-index-mark-start text:id="IMark64186632"/><text:alphabetical-index-mark-start text:id="IMark75067384"/><text:alphabetical-index-mark-start text:id="IMark77775928"/><text:alphabetical-index-mark-start text:id="IMark75085704"/><text:alphabetical-index-mark-start text:id="IMark80069960"/><text:alphabetical-index-mark-start text:id="IMark74955272"/><text:alphabetical-index-mark-start text:id="IMark77094472"/>Sql<text:alphabetical-index-mark-end text:id="IMark77094472"/><text:alphabetical-index-mark-end text:id="IMark74955272"/><text:alphabetical-index-mark-end text:id="IMark80069960"/><text:alphabetical-index-mark-end text:id="IMark75085704"/><text:alphabetical-index-mark-end text:id="IMark77775928"/><text:alphabetical-index-mark-end text:id="IMark75067384"/><text:alphabetical-index-mark-end text:id="IMark64186632"/><text:alphabetical-index-mark-end text:id="IMark64229000"/><text:alphabetical-index-mark-end text:id="IMark80133368"/><text:alphabetical-index-mark-end text:id="IMark78372232"/><text:alphabetical-index-mark-end text:id="IMark73339864"/><text:alphabetical-index-mark-end text:id="IMark77893896"/><text:alphabetical-index-mark-end text:id="IMark78377032"/><text:alphabetical-index-mark-end text:id="IMark78438952"/><text:alphabetical-index-mark-end text:id="IMark77779336"/><text:alphabetical-index-mark-end text:id="IMark80260392"/><text:alphabetical-index-mark-end text:id="IMark77774968"/><text:alphabetical-index-mark-end text:id="IMark73732440"/>ite<text:alphabetical-index-mark-end text:id="IMark80304744"/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<text:alphabetical-index-mark-end text:id="IMark80315272"/><text:alphabetical-index-mark-end text:id="IMark74214056"/><text:alphabetical-index-mark-end text:id="IMark80317192"/>3 <text:alphabetical-index-mark-start text:id="IMark79065464"/><text:alphabetical-index-mark-start text:id="IMark80148504"/><text:alphabetical-index-mark-start text:id="IMark74690040"/><text:alphabetical-index-mark-start text:id="IMark80234456"/><text:alphabetical-index-mark-start text:id="IMark80308584"/><text:alphabetical-index-mark-start text:id="IMark65133912"/><text:alphabetical-index-mark-start text:id="IMark80306664"/><text:alphabetical-index-mark-start text:id="IMark77774008"/><text:alphabetical-index-mark-start text:id="IMark74129656"/>libraries<text:alphabetical-index-mark-end text:id="IMark74129656"/><text:alphabetical-index-mark-end text:id="IMark77774008"/><text:alphabetical-index-mark-end text:id="IMark80306664"/><text:alphabetical-index-mark-end text:id="IMark65133912"/><text:alphabetical-index-mark-end text:id="IMark80308584"/><text:alphabetical-index-mark-end text:id="IMark80234456"/><text:alphabetical-index-mark-end text:id="IMark74690040"/><text:alphabetical-index-mark-end text:id="IMark80148504"/><text:alphabetical-index-mark-end text:id="IMark79065464"/> for those languages that are hard to come by and not updated often.</text:p>
      <text:p text:style-name="P45"/>
      <text:p text:style-name="P66"><text:alphabetical-index-mark-start text:id="IMark73829608"/><text:alphabetical-index-mark-start text:id="IMark74961032"/>HDF5<text:alphabetical-index-mark-end text:id="IMark74961032"/><text:alphabetical-index-mark-end text:id="IMark73829608"/> support for <text:alphabetical-index-mark-start text:id="IMark75080376"/><text:alphabetical-index-mark-start text:id="IMark78837656"/>Fortran<text:alphabetical-index-mark-end text:id="IMark78837656"/><text:alphabetical-index-mark-end text:id="IMark75080376"/> is better than in the case of <text:alphabetical-index-mark-start text:id="IMark74957192"/><text:alphabetical-index-mark-start text:id="IMark75081336"/>relational<text:alphabetical-index-mark-end text:id="IMark75081336"/><text:alphabetical-index-mark-end text:id="IMark74957192"/> <text:alphabetical-index-mark-start text:id="IMark64521320"/><text:alphabetical-index-mark-start text:id="IMark79210936"/>database<text:alphabetical-index-mark-end text:id="IMark79210936"/><text:alphabetical-index-mark-end text:id="IMark64521320"/>s.</text:p>
      <text:p text:style-name="P44"/>
      <text:p text:style-name="P44"/>
      <text:h text:style-name="Heading_20_3" text:outline-level="3"><text:bookmark-start text:name="__RefHeading___Toc973_76759228"/>3.<text:span text:style-name="T40">1</text:span>.3. Provide multi <text:alphabetical-index-mark-start text:id="IMark78371272"/><text:alphabetical-index-mark-start text:id="IMark78434152"/><text:alphabetical-index-mark-start text:id="IMark78599432"/><text:alphabetical-index-mark-start text:id="IMark73431512"/><text:alphabetical-index-mark-start text:id="IMark75069848"/><text:alphabetical-index-mark-start text:id="IMark78627496"/><text:alphabetical-index-mark-start text:id="IMark80289192"/><text:alphabetical-index-mark-start text:id="IMark77754824"/><text:alphabetical-index-mark-start text:id="IMark74950616"/>thread<text:alphabetical-index-mark-end text:id="IMark74950616"/><text:alphabetical-index-mark-end text:id="IMark77754824"/><text:alphabetical-index-mark-end text:id="IMark80289192"/><text:alphabetical-index-mark-end text:id="IMark78627496"/><text:alphabetical-index-mark-end text:id="IMark75069848"/><text:alphabetical-index-mark-end text:id="IMark73431512"/><text:alphabetical-index-mark-end text:id="IMark78599432"/><text:alphabetical-index-mark-end text:id="IMark78434152"/><text:alphabetical-index-mark-end text:id="IMark78371272"/>ing capability from within <text:alphabetical-index-mark-start text:id="IMark79097784"/><text:alphabetical-index-mark-start text:id="IMark80135288"/><text:alphabetical-index-mark-start text:id="IMark78211224"/><text:alphabetical-index-mark-start text:id="IMark77776888"/><text:alphabetical-index-mark-start text:id="IMark74962952"/><text:alphabetical-index-mark-start text:id="IMark80131448"/><text:alphabetical-index-mark-start text:id="IMark78369320"/><text:alphabetical-index-mark-start text:id="IMark78990888"/><text:alphabetical-index-mark-start text:id="IMark74197560"/><text:alphabetical-index-mark-start text:id="IMark74889016"/><text:alphabetical-index-mark-start text:id="IMark74890936"/><text:alphabetical-index-mark-start text:id="IMark74892856"/><text:alphabetical-index-mark-start text:id="IMark74894776"/><text:alphabetical-index-mark-start text:id="IMark74872072"/><text:alphabetical-index-mark-start text:id="IMark74873992"/><text:alphabetical-index-mark-start text:id="IMark74875912"/><text:alphabetical-index-mark-start text:id="IMark74859928"/><text:alphabetical-index-mark-start text:id="IMark74961992"/>sql<text:alphabetical-index-mark-end text:id="IMark74961992"/><text:alphabetical-index-mark-end text:id="IMark74859928"/><text:alphabetical-index-mark-end text:id="IMark74875912"/><text:alphabetical-index-mark-end text:id="IMark74873992"/><text:alphabetical-index-mark-end text:id="IMark74872072"/><text:alphabetical-index-mark-end text:id="IMark74894776"/><text:alphabetical-index-mark-end text:id="IMark74892856"/><text:alphabetical-index-mark-end text:id="IMark74890936"/><text:alphabetical-index-mark-end text:id="IMark74889016"/><text:alphabetical-index-mark-end text:id="IMark74197560"/><text:alphabetical-index-mark-end text:id="IMark78990888"/><text:alphabetical-index-mark-end text:id="IMark78369320"/><text:alphabetical-index-mark-end text:id="IMark80131448"/><text:alphabetical-index-mark-end text:id="IMark74962952"/><text:alphabetical-index-mark-end text:id="IMark77776888"/><text:alphabetical-index-mark-end text:id="IMark78211224"/><text:alphabetical-index-mark-end text:id="IMark80135288"/><text:alphabetical-index-mark-end text:id="IMark79097784"/>p.<text:bookmark-end text:name="__RefHeading___Toc973_76759228"/></text:h>
      <text:p text:style-name="P44"/>
      <text:p text:style-name="P47"><text:alphabetical-index-mark-start text:id="IMark74709928"/><text:alphabetical-index-mark-start text:id="IMark78914376"/><text:alphabetical-index-mark-start text:id="IMark78708968"/><text:alphabetical-index-mark-start text:id="IMark77772088"/><text:alphabetical-index-mark-start text:id="IMark74953352"/><text:alphabetical-index-mark-start text:id="IMark66152360"/><text:alphabetical-index-mark-start text:id="IMark74954312"/><text:alphabetical-index-mark-start text:id="IMark78913416"/><text:alphabetical-index-mark-start text:id="IMark56740440"/>MPI<text:alphabetical-index-mark-end text:id="IMark56740440"/><text:alphabetical-index-mark-end text:id="IMark78913416"/><text:alphabetical-index-mark-end text:id="IMark74954312"/><text:alphabetical-index-mark-end text:id="IMark66152360"/><text:alphabetical-index-mark-end text:id="IMark74953352"/><text:alphabetical-index-mark-end text:id="IMark77772088"/><text:alphabetical-index-mark-end text:id="IMark78708968"/><text:alphabetical-index-mark-end text:id="IMark78914376"/><text:alphabetical-index-mark-end text:id="IMark74709928"/> would probably be overkill <text:span text:style-name="T68">and complicate things for the user quite abit</text:span>, but <text:alphabetical-index-mark-start text:id="IMark79967256"/><text:alphabetical-index-mark-start text:id="IMark79319768"/><text:alphabetical-index-mark-start text:id="IMark79288344"/><text:alphabetical-index-mark-start text:id="IMark79290264"/><text:alphabetical-index-mark-start text:id="IMark79292184"/><text:alphabetical-index-mark-start text:id="IMark79294104"/><text:alphabetical-index-mark-start text:id="IMark79296024"/><text:alphabetical-index-mark-start text:id="IMark74860888"/><text:alphabetical-index-mark-start text:id="IMark80136248"/>OpenMP<text:alphabetical-index-mark-end text:id="IMark80136248"/><text:alphabetical-index-mark-end text:id="IMark74860888"/><text:alphabetical-index-mark-end text:id="IMark79296024"/><text:alphabetical-index-mark-end text:id="IMark79294104"/><text:alphabetical-index-mark-end text:id="IMark79292184"/><text:alphabetical-index-mark-end text:id="IMark79290264"/><text:alphabetical-index-mark-end text:id="IMark79288344"/><text:alphabetical-index-mark-end text:id="IMark79319768"/><text:alphabetical-index-mark-end text:id="IMark79967256"/> could feasibly work. The issue with <text:alphabetical-index-mark-start text:id="IMark79063544"/><text:alphabetical-index-mark-start text:id="IMark63674312"/><text:alphabetical-index-mark-start text:id="IMark78210264"/><text:alphabetical-index-mark-start text:id="IMark78690744"/><text:alphabetical-index-mark-start text:id="IMark78437032"/><text:alphabetical-index-mark-start text:id="IMark80134328"/><text:alphabetical-index-mark-start text:id="IMark80311432"/><text:alphabetical-index-mark-start text:id="IMark73775032"/><text:alphabetical-index-mark-start text:id="IMark74960072"/>table<text:alphabetical-index-mark-end text:id="IMark74960072"/><text:alphabetical-index-mark-end text:id="IMark73775032"/><text:alphabetical-index-mark-end text:id="IMark80311432"/><text:alphabetical-index-mark-end text:id="IMark80134328"/><text:alphabetical-index-mark-end text:id="IMark78437032"/><text:alphabetical-index-mark-end text:id="IMark78690744"/><text:alphabetical-index-mark-end text:id="IMark78210264"/><text:alphabetical-index-mark-end text:id="IMark63674312"/><text:alphabetical-index-mark-end text:id="IMark79063544"/> <text:alphabetical-index-mark-start text:id="IMark77328424"/><text:alphabetical-index-mark-start text:id="IMark80459368"/><text:alphabetical-index-mark-start text:id="IMark75083784"/><text:alphabetical-index-mark-start text:id="IMark72881080"/><text:alphabetical-index-mark-start text:id="IMark74958152"/><text:alphabetical-index-mark-start text:id="IMark64296328"/><text:alphabetical-index-mark-start text:id="IMark80310472"/><text:alphabetical-index-mark-start text:id="IMark74891896"/><text:alphabetical-index-mark-start text:id="IMark74874952"/><text:alphabetical-index-mark-start text:id="IMark79287384"/><text:alphabetical-index-mark-start text:id="IMark79291224"/><text:alphabetical-index-mark-start text:id="IMark79295064"/><text:alphabetical-index-mark-start text:id="IMark79297944"/><text:alphabetical-index-mark-start text:id="IMark78984952"/><text:alphabetical-index-mark-start text:id="IMark78421480"/><text:alphabetical-index-mark-start text:id="IMark78419560"/><text:alphabetical-index-mark-start text:id="IMark64509304"/><text:alphabetical-index-mark-start text:id="IMark80508664"/>lock<text:alphabetical-index-mark-end text:id="IMark80508664"/><text:alphabetical-index-mark-end text:id="IMark64509304"/><text:alphabetical-index-mark-end text:id="IMark78419560"/><text:alphabetical-index-mark-end text:id="IMark78421480"/><text:alphabetical-index-mark-end text:id="IMark78984952"/><text:alphabetical-index-mark-end text:id="IMark79297944"/><text:alphabetical-index-mark-end text:id="IMark79295064"/><text:alphabetical-index-mark-end text:id="IMark79291224"/><text:alphabetical-index-mark-end text:id="IMark79287384"/>ing<text:alphabetical-index-mark-end text:id="IMark74874952"/><text:alphabetical-index-mark-end text:id="IMark74891896"/><text:alphabetical-index-mark-end text:id="IMark80310472"/><text:alphabetical-index-mark-end text:id="IMark64296328"/><text:alphabetical-index-mark-end text:id="IMark74958152"/><text:alphabetical-index-mark-end text:id="IMark72881080"/><text:alphabetical-index-mark-end text:id="IMark75083784"/><text:alphabetical-index-mark-end text:id="IMark80459368"/><text:alphabetical-index-mark-end text:id="IMark77328424"/> remains and <text:alphabetical-index-mark-start text:id="IMark78708008"/><text:alphabetical-index-mark-start text:id="IMark77362840"/><text:alphabetical-index-mark-start text:id="IMark80312392"/><text:alphabetical-index-mark-start text:id="IMark78377992"/><text:alphabetical-index-mark-start text:id="IMark78912456"/><text:alphabetical-index-mark-start text:id="IMark79558984"/><text:alphabetical-index-mark-start text:id="IMark74117000"/><text:alphabetical-index-mark-start text:id="IMark79698408"/><text:alphabetical-index-mark-start text:id="IMark80290152"/><text:alphabetical-index-mark-start text:id="IMark77095432"/><text:alphabetical-index-mark-start text:id="IMark78954328"/><text:alphabetical-index-mark-start text:id="IMark74889976"/><text:alphabetical-index-mark-start text:id="IMark74893816"/><text:alphabetical-index-mark-start text:id="IMark74873032"/><text:alphabetical-index-mark-start text:id="IMark74876872"/><text:alphabetical-index-mark-start text:id="IMark79570696"/><text:alphabetical-index-mark-start text:id="IMark48640552"/><text:alphabetical-index-mark-start text:id="IMark78436072"/>SQL<text:alphabetical-index-mark-end text:id="IMark78436072"/><text:alphabetical-index-mark-end text:id="IMark48640552"/><text:alphabetical-index-mark-end text:id="IMark79570696"/><text:alphabetical-index-mark-end text:id="IMark74876872"/><text:alphabetical-index-mark-end text:id="IMark74873032"/><text:alphabetical-index-mark-end text:id="IMark74893816"/><text:alphabetical-index-mark-end text:id="IMark74889976"/><text:alphabetical-index-mark-end text:id="IMark78954328"/><text:alphabetical-index-mark-end text:id="IMark77095432"/><text:alphabetical-index-mark-end text:id="IMark80290152"/><text:alphabetical-index-mark-end text:id="IMark79698408"/><text:alphabetical-index-mark-end text:id="IMark74117000"/><text:alphabetical-index-mark-end text:id="IMark79558984"/><text:alphabetical-index-mark-end text:id="IMark78912456"/><text:alphabetical-index-mark-end text:id="IMark78377992"/><text:alphabetical-index-mark-end text:id="IMark80312392"/><text:alphabetical-index-mark-end text:id="IMark77362840"/><text:alphabetical-index-mark-end text:id="IMark78708008"/> scripts for a multi 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80305704"/><text:alphabetical-index-mark-start text:id="IMark74920968"/><text:alphabetical-index-mark-start text:id="IMark78529624"/><text:alphabetical-index-mark-start text:id="IMark78705128"/><text:alphabetical-index-mark-start text:id="IMark80316232"/>thread<text:alphabetical-index-mark-end text:id="IMark80316232"/><text:alphabetical-index-mark-end text:id="IMark78705128"/><text:alphabetical-index-mark-end text:id="IMark78529624"/><text:alphabetical-index-mark-end text:id="IMark74920968"/><text:alphabetical-index-mark-end text:id="IMark80305704"/><text:alphabetical-index-mark-end text:id="IMark74215016"/><text:alphabetical-index-mark-end text:id="IMark77108344"/><text:alphabetical-index-mark-end text:id="IMark77145624"/><text:alphabetical-index-mark-end text:id="IMark78373192"/>ed <text:alphabetical-index-mark-start text:id="IMark56513672"/><text:alphabetical-index-mark-start text:id="IMark80132408"/><text:alphabetical-index-mark-start text:id="IMark78812472"/><text:alphabetical-index-mark-start text:id="IMark79456904"/><text:alphabetical-index-mark-start text:id="IMark78368360"/><text:alphabetical-index-mark-start text:id="IMark74871112"/><text:alphabetical-index-mark-start text:id="IMark79318808"/><text:alphabetical-index-mark-start text:id="IMark79293144"/><text:alphabetical-index-mark-start text:id="IMark78376072"/>environment<text:alphabetical-index-mark-end text:id="IMark78376072"/><text:alphabetical-index-mark-end text:id="IMark79293144"/><text:alphabetical-index-mark-end text:id="IMark79318808"/><text:alphabetical-index-mark-end text:id="IMark74871112"/><text:alphabetical-index-mark-end text:id="IMark78368360"/><text:alphabetical-index-mark-end text:id="IMark79456904"/><text:alphabetical-index-mark-end text:id="IMark78812472"/><text:alphabetical-index-mark-end text:id="IMark80132408"/><text:alphabetical-index-mark-end text:id="IMark56513672"/> would require some extra care, but it is still possible.</text:p>
      <text:p text:style-name="P47"/>
      <text:p text:style-name="P66"><text:alphabetical-index-mark-start text:id="IMark78706088"/><text:alphabetical-index-mark-start text:id="IMark80302824"/>HDF5<text:alphabetical-index-mark-end text:id="IMark80302824"/><text:alphabetical-index-mark-end text:id="IMark78706088"/> <text:alphabetical-index-mark-start text:id="IMark74956232"/><text:alphabetical-index-mark-start text:id="IMark77773048"/>file<text:alphabetical-index-mark-end text:id="IMark77773048"/><text:alphabetical-index-mark-end text:id="IMark74956232"/>s are better prepared, on the other hand, to deal with multi – <text:alphabetical-index-mark-start text:id="IMark77195672"/><text:alphabetical-index-mark-start text:id="IMark74947432"/>thread<text:alphabetical-index-mark-end text:id="IMark74947432"/><text:alphabetical-index-mark-end text:id="IMark77195672"/>ing since they have been conceived from the beginning to store very large amounts of data, something that more ofthen than not requires very fast access.</text:p>
      <text:p text:style-name="P47"/>
      <text:p text:style-name="P47"/>
      <text:h text:style-name="Heading_20_2" text:outline-level="2"><text:bookmark-start text:name="__RefHeading___Toc975_76759228"/>3.2. <text:alphabetical-index-mark-start text:id="IMark80292072"/><text:alphabetical-index-mark-start text:id="IMark73277496"/><text:alphabetical-index-mark-start text:id="IMark75120888"/><text:alphabetical-index-mark-start text:id="IMark78253544"/><text:alphabetical-index-mark-start text:id="IMark75084744"/><text:alphabetical-index-mark-start text:id="IMark78169656"/><text:alphabetical-index-mark-start text:id="IMark77053944"/><text:alphabetical-index-mark-start text:id="IMark78437992"/><text:alphabetical-index-mark-start text:id="IMark64215560"/>Operating<text:alphabetical-index-mark-end text:id="IMark64215560"/><text:alphabetical-index-mark-end text:id="IMark78437992"/><text:alphabetical-index-mark-end text:id="IMark77053944"/><text:alphabetical-index-mark-end text:id="IMark78169656"/><text:alphabetical-index-mark-end text:id="IMark75084744"/><text:alphabetical-index-mark-end text:id="IMark78253544"/><text:alphabetical-index-mark-end text:id="IMark75120888"/><text:alphabetical-index-mark-end text:id="IMark73277496"/><text:alphabetical-index-mark-end text:id="IMark80292072"/> <text:alphabetical-index-mark-start text:id="IMark80307624"/><text:alphabetical-index-mark-start text:id="IMark80291112"/><text:alphabetical-index-mark-start text:id="IMark80318152"/><text:alphabetical-index-mark-start text:id="IMark82136376"/><text:alphabetical-index-mark-start text:id="IMark36129848"/><text:alphabetical-index-mark-start text:id="IMark64190088"/><text:alphabetical-index-mark-start text:id="IMark65411512"/><text:alphabetical-index-mark-start text:id="IMark78209304"/><text:alphabetical-index-mark-start text:id="IMark78213144"/><text:alphabetical-index-mark-start text:id="IMark74723656"/><text:alphabetical-index-mark-start text:id="IMark79938696"/><text:alphabetical-index-mark-start text:id="IMark77098312"/><text:alphabetical-index-mark-start text:id="IMark78707048"/><text:alphabetical-index-mark-start text:id="IMark78911496"/><text:alphabetical-index-mark-start text:id="IMark78374152"/><text:alphabetical-index-mark-start text:id="IMark80148504"/><text:alphabetical-index-mark-start text:id="IMark79065464"/><text:alphabetical-index-mark-start text:id="IMark74690040"/>system<text:alphabetical-index-mark-end text:id="IMark74690040"/><text:alphabetical-index-mark-end text:id="IMark79065464"/><text:alphabetical-index-mark-end text:id="IMark80148504"/><text:alphabetical-index-mark-end text:id="IMark78374152"/><text:alphabetical-index-mark-end text:id="IMark78911496"/><text:alphabetical-index-mark-end text:id="IMark78707048"/><text:alphabetical-index-mark-end text:id="IMark77098312"/><text:alphabetical-index-mark-end text:id="IMark79938696"/><text:alphabetical-index-mark-end text:id="IMark74723656"/><text:alphabetical-index-mark-end text:id="IMark78213144"/><text:alphabetical-index-mark-end text:id="IMark78209304"/><text:alphabetical-index-mark-end text:id="IMark65411512"/><text:alphabetical-index-mark-end text:id="IMark64190088"/><text:alphabetical-index-mark-end text:id="IMark36129848"/><text:alphabetical-index-mark-end text:id="IMark82136376"/><text:alphabetical-index-mark-end text:id="IMark80318152"/><text:alphabetical-index-mark-end text:id="IMark80291112"/><text:alphabetical-index-mark-end text:id="IMark80307624"/>.<text:bookmark-end text:name="__RefHeading___Toc975_76759228"/></text:h>
      <text:p text:style-name="P47"/>
      <text:p text:style-name="P47">I developed <text:alphabetical-index-mark-start text:id="IMark65133912"/><text:alphabetical-index-mark-start text:id="IMark80306664"/><text:alphabetical-index-mark-start text:id="IMark77774008"/><text:alphabetical-index-mark-start text:id="IMark74129656"/><text:alphabetical-index-mark-start text:id="IMark80317192"/><text:alphabetical-index-mark-start text:id="IMark74214056"/><text:alphabetical-index-mark-start text:id="IMark80315272"/>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alphabetical-index-mark-start text:id="IMark80304744"/><text:alphabetical-index-mark-start text:id="IMark73732440"/><text:alphabetical-index-mark-start text:id="IMark77774968"/><text:alphabetical-index-mark-start text:id="IMark80260392"/><text:alphabetical-index-mark-start text:id="IMark77779336"/><text:alphabetical-index-mark-start text:id="IMark78438952"/>sql<text:alphabetical-index-mark-end text:id="IMark78438952"/><text:alphabetical-index-mark-end text:id="IMark77779336"/><text:alphabetical-index-mark-end text:id="IMark80260392"/><text:alphabetical-index-mark-end text:id="IMark77774968"/><text:alphabetical-index-mark-end text:id="IMark73732440"/><text:alphabetical-index-mark-end text:id="IMark80304744"/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<text:alphabetical-index-mark-end text:id="IMark80315272"/><text:alphabetical-index-mark-end text:id="IMark74214056"/><text:alphabetical-index-mark-end text:id="IMark80317192"/><text:alphabetical-index-mark-end text:id="IMark74129656"/><text:alphabetical-index-mark-end text:id="IMark77774008"/><text:alphabetical-index-mark-end text:id="IMark80306664"/><text:alphabetical-index-mark-end text:id="IMark65133912"/>p on a <text:alphabetical-index-mark-start text:id="IMark78377032"/><text:alphabetical-index-mark-start text:id="IMark77893896"/><text:alphabetical-index-mark-start text:id="IMark73339864"/><text:alphabetical-index-mark-start text:id="IMark78372232"/><text:alphabetical-index-mark-start text:id="IMark80133368"/><text:alphabetical-index-mark-start text:id="IMark64229000"/><text:alphabetical-index-mark-start text:id="IMark64186632"/><text:alphabetical-index-mark-start text:id="IMark75067384"/><text:alphabetical-index-mark-start text:id="IMark77775928"/>Linux<text:alphabetical-index-mark-end text:id="IMark77775928"/><text:alphabetical-index-mark-end text:id="IMark75067384"/><text:alphabetical-index-mark-end text:id="IMark64186632"/><text:alphabetical-index-mark-end text:id="IMark64229000"/><text:alphabetical-index-mark-end text:id="IMark80133368"/><text:alphabetical-index-mark-end text:id="IMark78372232"/><text:alphabetical-index-mark-end text:id="IMark73339864"/><text:alphabetical-index-mark-end text:id="IMark77893896"/><text:alphabetical-index-mark-end text:id="IMark78377032"/> machine to use within a <text:alphabetical-index-mark-start text:id="IMark75085704"/><text:alphabetical-index-mark-start text:id="IMark80069960"/><text:alphabetical-index-mark-start text:id="IMark74955272"/><text:alphabetical-index-mark-start text:id="IMark77094472"/><text:alphabetical-index-mark-start text:id="IMark77143704"/><text:alphabetical-index-mark-start text:id="IMark73764584"/><text:alphabetical-index-mark-start text:id="IMark73020760"/><text:alphabetical-index-mark-start text:id="IMark74776728"/><text:alphabetical-index-mark-start text:id="IMark73293384"/>Linux<text:alphabetical-index-mark-end text:id="IMark73293384"/><text:alphabetical-index-mark-end text:id="IMark74776728"/><text:alphabetical-index-mark-end text:id="IMark73020760"/><text:alphabetical-index-mark-end text:id="IMark73764584"/><text:alphabetical-index-mark-end text:id="IMark77143704"/><text:alphabetical-index-mark-end text:id="IMark77094472"/><text:alphabetical-index-mark-end text:id="IMark74955272"/><text:alphabetical-index-mark-end text:id="IMark80069960"/><text:alphabetical-index-mark-end text:id="IMark75085704"/> <text:alphabetical-index-mark-start text:id="IMark73844424"/><text:alphabetical-index-mark-start text:id="IMark73845800"/><text:alphabetical-index-mark-start text:id="IMark48635224"/><text:alphabetical-index-mark-start text:id="IMark80130488"/><text:alphabetical-index-mark-start text:id="IMark48646552"/><text:alphabetical-index-mark-start text:id="IMark80265800"/><text:alphabetical-index-mark-start text:id="IMark80303784"/><text:alphabetical-index-mark-start text:id="IMark73898184"/><text:alphabetical-index-mark-start text:id="IMark73579640"/>environment<text:alphabetical-index-mark-end text:id="IMark73579640"/><text:alphabetical-index-mark-end text:id="IMark73898184"/><text:alphabetical-index-mark-end text:id="IMark80303784"/><text:alphabetical-index-mark-end text:id="IMark80265800"/><text:alphabetical-index-mark-end text:id="IMark48646552"/><text:alphabetical-index-mark-end text:id="IMark80130488"/><text:alphabetical-index-mark-end text:id="IMark48635224"/><text:alphabetical-index-mark-end text:id="IMark73845800"/><text:alphabetical-index-mark-end text:id="IMark73844424"/> with <text:alphabetical-index-mark-start text:id="IMark77146584"/><text:alphabetical-index-mark-start text:id="IMark66153032"/><text:alphabetical-index-mark-start text:id="IMark78420520"/><text:alphabetical-index-mark-start text:id="IMark79064504"/><text:alphabetical-index-mark-start text:id="IMark78214104"/><text:alphabetical-index-mark-start text:id="IMark57025224"/><text:alphabetical-index-mark-start text:id="IMark78215064"/><text:alphabetical-index-mark-start text:id="IMark77892936"/><text:alphabetical-index-mark-start text:id="IMark77894856"/>gcc<text:alphabetical-index-mark-end text:id="IMark77894856"/><text:alphabetical-index-mark-end text:id="IMark77892936"/><text:alphabetical-index-mark-end text:id="IMark78215064"/><text:alphabetical-index-mark-end text:id="IMark57025224"/><text:alphabetical-index-mark-end text:id="IMark78214104"/><text:alphabetical-index-mark-end text:id="IMark79064504"/><text:alphabetical-index-mark-end text:id="IMark78420520"/><text:alphabetical-index-mark-end text:id="IMark66153032"/><text:alphabetical-index-mark-end text:id="IMark77146584"/>. I see no problems for any reasonably seasoned user to co<text:alphabetical-index-mark-start text:id="IMark77891976"/><text:alphabetical-index-mark-start text:id="IMark77096392"/><text:alphabetical-index-mark-start text:id="IMark56755208"/><text:alphabetical-index-mark-start text:id="IMark79453880"/><text:alphabetical-index-mark-start text:id="IMark64087992"/><text:alphabetical-index-mark-start text:id="IMark74143304"/><text:alphabetical-index-mark-start text:id="IMark74888056"/><text:alphabetical-index-mark-start text:id="IMark74858968"/><text:alphabetical-index-mark-start text:id="IMark79317848"/>mpi<text:alphabetical-index-mark-end text:id="IMark79317848"/><text:alphabetical-index-mark-end text:id="IMark74858968"/><text:alphabetical-index-mark-end text:id="IMark74888056"/><text:alphabetical-index-mark-end text:id="IMark74143304"/><text:alphabetical-index-mark-end text:id="IMark64087992"/><text:alphabetical-index-mark-end text:id="IMark79453880"/><text:alphabetical-index-mark-end text:id="IMark56755208"/><text:alphabetical-index-mark-end text:id="IMark77096392"/><text:alphabetical-index-mark-end text:id="IMark77891976"/>le it for a <text:alphabetical-index-mark-start text:id="IMark79210936"/><text:alphabetical-index-mark-start text:id="IMark64521320"/><text:alphabetical-index-mark-start text:id="IMark74957192"/><text:alphabetical-index-mark-start text:id="IMark75081336"/><text:alphabetical-index-mark-start text:id="IMark75080376"/><text:alphabetical-index-mark-start text:id="IMark78837656"/><text:alphabetical-index-mark-start text:id="IMark73829608"/><text:alphabetical-index-mark-start text:id="IMark74961032"/><text:alphabetical-index-mark-start text:id="IMark64436136"/>Windows<text:alphabetical-index-mark-end text:id="IMark64436136"/><text:alphabetical-index-mark-end text:id="IMark74961032"/><text:alphabetical-index-mark-end text:id="IMark73829608"/><text:alphabetical-index-mark-end text:id="IMark78837656"/><text:alphabetical-index-mark-end text:id="IMark75080376"/><text:alphabetical-index-mark-end text:id="IMark75081336"/><text:alphabetical-index-mark-end text:id="IMark74957192"/><text:alphabetical-index-mark-end text:id="IMark64521320"/><text:alphabetical-index-mark-end text:id="IMark79210936"/> 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77891016"/><text:alphabetical-index-mark-start text:id="IMark80135288"/><text:alphabetical-index-mark-start text:id="IMark79097784"/><text:alphabetical-index-mark-start text:id="IMark78211224"/><text:alphabetical-index-mark-start text:id="IMark77776888"/><text:alphabetical-index-mark-start text:id="IMark74962952"/><text:alphabetical-index-mark-start text:id="IMark80131448"/><text:alphabetical-index-mark-start text:id="IMark78369320"/><text:alphabetical-index-mark-start text:id="IMark78990888"/><text:alphabetical-index-mark-start text:id="IMark74197560"/><text:alphabetical-index-mark-start text:id="IMark74889016"/><text:alphabetical-index-mark-start text:id="IMark74890936"/><text:alphabetical-index-mark-start text:id="IMark74892856"/>system<text:alphabetical-index-mark-end text:id="IMark74892856"/><text:alphabetical-index-mark-end text:id="IMark74890936"/><text:alphabetical-index-mark-end text:id="IMark74889016"/><text:alphabetical-index-mark-end text:id="IMark74197560"/><text:alphabetical-index-mark-end text:id="IMark78990888"/><text:alphabetical-index-mark-end text:id="IMark78369320"/><text:alphabetical-index-mark-end text:id="IMark80131448"/><text:alphabetical-index-mark-end text:id="IMark74962952"/><text:alphabetical-index-mark-end text:id="IMark77776888"/><text:alphabetical-index-mark-end text:id="IMark78211224"/><text:alphabetical-index-mark-end text:id="IMark79097784"/><text:alphabetical-index-mark-end text:id="IMark80135288"/><text:alphabetical-index-mark-end text:id="IMark77891016"/>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, <text:span text:style-name="T63">except whenever it might be employed within a cluster </text:span><text:alphabetical-index-mark-start text:id="IMark74894776"/><text:alphabetical-index-mark-start text:id="IMark74872072"/><text:span text:style-name="T63">environment</text:span><text:alphabetical-index-mark-end text:id="IMark74872072"/><text:alphabetical-index-mark-end text:id="IMark74894776"/><text:span text:style-name="T63"> using any for of </text:span><text:alphabetical-index-mark-start text:id="IMark74873992"/><text:alphabetical-index-mark-start text:id="IMark74875912"/><text:span text:style-name="T63">MPI</text:span><text:alphabetical-index-mark-end text:id="IMark74875912"/><text:alphabetical-index-mark-end text:id="IMark74873992"/>. <text:span text:style-name="T63">MS </text:span><text:alphabetical-index-mark-start text:id="IMark74859928"/><text:alphabetical-index-mark-start text:id="IMark74961992"/><text:span text:style-name="T63">Windows</text:span><text:alphabetical-index-mark-end text:id="IMark74961992"/><text:alphabetical-index-mark-end text:id="IMark74859928"/><text:span text:style-name="T63"> </text:span><text:alphabetical-index-mark-start text:id="IMark78371272"/><text:alphabetical-index-mark-start text:id="IMark78434152"/><text:alphabetical-index-mark-start text:id="IMark78599432"/><text:alphabetical-index-mark-start text:id="IMark73431512"/><text:span text:style-name="T63">system</text:span><text:alphabetical-index-mark-end text:id="IMark73431512"/><text:alphabetical-index-mark-end text:id="IMark78599432"/><text:alphabetical-index-mark-end text:id="IMark78434152"/><text:alphabetical-index-mark-end text:id="IMark78371272"/><text:span text:style-name="T63">s will probably be unable to </text:span><text:alphabetical-index-mark-start text:id="IMark75069848"/><text:alphabetical-index-mark-start text:id="IMark78627496"/><text:span text:style-name="T63">handle</text:span><text:alphabetical-index-mark-end text:id="IMark78627496"/><text:alphabetical-index-mark-end text:id="IMark75069848"/> <text:alphabetical-index-mark-start text:id="IMark80289192"/><text:alphabetical-index-mark-start text:id="IMark77754824"/><text:span text:style-name="T63">MPI</text:span><text:alphabetical-index-mark-end text:id="IMark77754824"/><text:alphabetical-index-mark-end text:id="IMark80289192"/><text:span text:style-name="T63"> </text:span><text:alphabetical-index-mark-start text:id="IMark74950616"/><text:alphabetical-index-mark-start text:id="IMark79106920"/><text:span text:style-name="T63">call</text:span><text:alphabetical-index-mark-end text:id="IMark79106920"/><text:alphabetical-index-mark-end text:id="IMark74950616"/><text:span text:style-name="T63">s.</text:span></text:p>
      <text:h text:style-name="P98" text:outline-level="1"><text:bookmark-start text:name="__RefHeading___Toc977_76759228"/>4. Structure<text:bookmark-end text:name="__RefHeading___Toc977_76759228"/></text:h>
      <text:p text:style-name="P8"/>
      <text:p text:style-name="P39">In the main <text:alphabetical-index-mark-start text:id="IMark74954312"/><text:alphabetical-index-mark-start text:id="IMark78913416"/><text:alphabetical-index-mark-start text:id="IMark56740440"/><text:alphabetical-index-mark-start text:id="IMark77144664"/><text:alphabetical-index-mark-start text:id="IMark79967256"/><text:alphabetical-index-mark-start text:id="IMark79319768"/><text:alphabetical-index-mark-start text:id="IMark79288344"/><text:alphabetical-index-mark-start text:id="IMark79290264"/><text:alphabetical-index-mark-start text:id="IMark79292184"/>folder<text:alphabetical-index-mark-end text:id="IMark79292184"/><text:alphabetical-index-mark-end text:id="IMark79290264"/><text:alphabetical-index-mark-end text:id="IMark79288344"/><text:alphabetical-index-mark-end text:id="IMark79319768"/><text:alphabetical-index-mark-end text:id="IMark79967256"/><text:alphabetical-index-mark-end text:id="IMark77144664"/><text:alphabetical-index-mark-end text:id="IMark56740440"/><text:alphabetical-index-mark-end text:id="IMark78913416"/><text:alphabetical-index-mark-end text:id="IMark74954312"/> of the project you will find a couple of <text:alphabetical-index-mark-start text:id="IMark79294104"/><text:alphabetical-index-mark-start text:id="IMark79296024"/><text:alphabetical-index-mark-start text:id="IMark74860888"/><text:alphabetical-index-mark-start text:id="IMark80136248"/><text:alphabetical-index-mark-start text:id="IMark80132408"/><text:alphabetical-index-mark-start text:id="IMark56513672"/><text:alphabetical-index-mark-start text:id="IMark78812472"/><text:alphabetical-index-mark-start text:id="IMark79456904"/><text:alphabetical-index-mark-start text:id="IMark78368360"/>.cpp<text:alphabetical-index-mark-end text:id="IMark78368360"/><text:alphabetical-index-mark-end text:id="IMark79456904"/><text:alphabetical-index-mark-end text:id="IMark78812472"/><text:alphabetical-index-mark-end text:id="IMark56513672"/><text:alphabetical-index-mark-end text:id="IMark80132408"/><text:alphabetical-index-mark-end text:id="IMark80136248"/><text:alphabetical-index-mark-end text:id="IMark74860888"/><text:alphabetical-index-mark-end text:id="IMark79296024"/><text:alphabetical-index-mark-end text:id="IMark79294104"/> and <text:alphabetical-index-mark-start text:id="IMark74871112"/><text:alphabetical-index-mark-start text:id="IMark79318808"/><text:alphabetical-index-mark-start text:id="IMark79293144"/><text:alphabetical-index-mark-start text:id="IMark78376072"/>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80305704"/>.hpp<text:alphabetical-index-mark-end text:id="IMark80305704"/>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376072"/><text:alphabetical-index-mark-end text:id="IMark79293144"/><text:alphabetical-index-mark-end text:id="IMark79318808"/><text:alphabetical-index-mark-end text:id="IMark74871112"/> <text:alphabetical-index-mark-start text:id="IMark74920968"/><text:alphabetical-index-mark-start text:id="IMark78529624"/><text:alphabetical-index-mark-start text:id="IMark78705128"/><text:alphabetical-index-mark-start text:id="IMark80316232"/><text:alphabetical-index-mark-start text:id="IMark78708008"/><text:alphabetical-index-mark-start text:id="IMark77362840"/><text:alphabetical-index-mark-start text:id="IMark80312392"/><text:alphabetical-index-mark-start text:id="IMark78377992"/><text:alphabetical-index-mark-start text:id="IMark78912456"/>file<text:alphabetical-index-mark-end text:id="IMark78912456"/><text:alphabetical-index-mark-end text:id="IMark78377992"/><text:alphabetical-index-mark-end text:id="IMark80312392"/><text:alphabetical-index-mark-end text:id="IMark77362840"/><text:alphabetical-index-mark-end text:id="IMark78708008"/><text:alphabetical-index-mark-end text:id="IMark80316232"/><text:alphabetical-index-mark-end text:id="IMark78705128"/><text:alphabetical-index-mark-end text:id="IMark78529624"/><text:alphabetical-index-mark-end text:id="IMark74920968"/>s, as well as text <text:alphabetical-index-mark-start text:id="IMark79558984"/><text:alphabetical-index-mark-start text:id="IMark74117000"/><text:alphabetical-index-mark-start text:id="IMark79698408"/><text:alphabetical-index-mark-start text:id="IMark80290152"/><text:alphabetical-index-mark-start text:id="IMark77095432"/><text:alphabetical-index-mark-start text:id="IMark78954328"/><text:alphabetical-index-mark-start text:id="IMark74889976"/><text:alphabetical-index-mark-start text:id="IMark74893816"/><text:alphabetical-index-mark-start text:id="IMark74873032"/>file<text:alphabetical-index-mark-end text:id="IMark74873032"/><text:alphabetical-index-mark-end text:id="IMark74893816"/><text:alphabetical-index-mark-end text:id="IMark74889976"/><text:alphabetical-index-mark-end text:id="IMark78954328"/><text:alphabetical-index-mark-end text:id="IMark77095432"/><text:alphabetical-index-mark-end text:id="IMark80290152"/><text:alphabetical-index-mark-end text:id="IMark79698408"/><text:alphabetical-index-mark-end text:id="IMark74117000"/><text:alphabetical-index-mark-end text:id="IMark79558984"/>s containing <text:alphabetical-index-mark-start text:id="IMark74876872"/><text:alphabetical-index-mark-start text:id="IMark79570696"/><text:alphabetical-index-mark-start text:id="IMark48640552"/><text:alphabetical-index-mark-start text:id="IMark78436072"/><text:alphabetical-index-mark-start text:id="IMark77328424"/><text:alphabetical-index-mark-start text:id="IMark80459368"/><text:alphabetical-index-mark-start text:id="IMark75083784"/><text:alphabetical-index-mark-start text:id="IMark72881080"/><text:alphabetical-index-mark-start text:id="IMark74958152"/>license<text:alphabetical-index-mark-end text:id="IMark74958152"/><text:alphabetical-index-mark-end text:id="IMark72881080"/><text:alphabetical-index-mark-end text:id="IMark75083784"/><text:alphabetical-index-mark-end text:id="IMark80459368"/><text:alphabetical-index-mark-end text:id="IMark77328424"/><text:alphabetical-index-mark-end text:id="IMark78436072"/><text:alphabetical-index-mark-end text:id="IMark48640552"/><text:alphabetical-index-mark-end text:id="IMark79570696"/><text:alphabetical-index-mark-end text:id="IMark74876872"/> and contribution in<text:alphabetical-index-mark-start text:id="IMark64296328"/><text:alphabetical-index-mark-start text:id="IMark80310472"/><text:alphabetical-index-mark-start text:id="IMark74891896"/><text:alphabetical-index-mark-start text:id="IMark74874952"/><text:alphabetical-index-mark-start text:id="IMark79287384"/><text:alphabetical-index-mark-start text:id="IMark79291224"/><text:alphabetical-index-mark-start text:id="IMark79295064"/><text:alphabetical-index-mark-start text:id="IMark79297944"/><text:alphabetical-index-mark-start text:id="IMark78984952"/>format<text:alphabetical-index-mark-end text:id="IMark78984952"/><text:alphabetical-index-mark-end text:id="IMark79297944"/><text:alphabetical-index-mark-end text:id="IMark79295064"/><text:alphabetical-index-mark-end text:id="IMark79291224"/><text:alphabetical-index-mark-end text:id="IMark79287384"/><text:alphabetical-index-mark-end text:id="IMark74874952"/><text:alphabetical-index-mark-end text:id="IMark74891896"/><text:alphabetical-index-mark-end text:id="IMark80310472"/><text:alphabetical-index-mark-end text:id="IMark64296328"/>ion.</text:p>
      <text:p text:style-name="P37"/>
      <text:p text:style-name="P37">The <text:span text:style-name="T34">main </text:span>project <text:alphabetical-index-mark-start text:id="IMark80508664"/><text:alphabetical-index-mark-start text:id="IMark79063544"/><text:alphabetical-index-mark-start text:id="IMark63674312"/><text:alphabetical-index-mark-start text:id="IMark78210264"/><text:alphabetical-index-mark-start text:id="IMark78690744"/><text:alphabetical-index-mark-start text:id="IMark78437032"/><text:alphabetical-index-mark-start text:id="IMark80134328"/><text:alphabetical-index-mark-start text:id="IMark80311432"/><text:alphabetical-index-mark-start text:id="IMark73775032"/>f<text:span text:style-name="T34">older</text:span><text:alphabetical-index-mark-end text:id="IMark73775032"/><text:alphabetical-index-mark-end text:id="IMark80311432"/><text:alphabetical-index-mark-end text:id="IMark80134328"/><text:alphabetical-index-mark-end text:id="IMark78437032"/><text:alphabetical-index-mark-end text:id="IMark78690744"/><text:alphabetical-index-mark-end text:id="IMark78210264"/><text:alphabetical-index-mark-end text:id="IMark63674312"/><text:alphabetical-index-mark-end text:id="IMark79063544"/><text:alphabetical-index-mark-end text:id="IMark80508664"/> <text:span text:style-name="T34">also </text:span>contains two <text:span text:style-name="T34">sub </text:span><text:alphabetical-index-mark-start text:id="IMark74960072"/><text:alphabetical-index-mark-start text:id="IMark74858008"/><text:alphabetical-index-mark-start text:id="IMark78158344"/><text:alphabetical-index-mark-start text:id="IMark80656696"/><text:alphabetical-index-mark-start text:id="IMark74947432"/><text:alphabetical-index-mark-start text:id="IMark77195672"/><text:alphabetical-index-mark-start text:id="IMark74956232"/><text:alphabetical-index-mark-start text:id="IMark77773048"/><text:alphabetical-index-mark-start text:id="IMark78706088"/>folder<text:alphabetical-index-mark-end text:id="IMark78706088"/><text:alphabetical-index-mark-end text:id="IMark77773048"/><text:alphabetical-index-mark-end text:id="IMark74956232"/><text:alphabetical-index-mark-end text:id="IMark77195672"/><text:alphabetical-index-mark-end text:id="IMark74947432"/><text:alphabetical-index-mark-end text:id="IMark80656696"/><text:alphabetical-index-mark-end text:id="IMark78158344"/><text:alphabetical-index-mark-end text:id="IMark74858008"/><text:alphabetical-index-mark-end text:id="IMark74960072"/>s:</text:p>
      <text:p text:style-name="P37"/>
      <text:h text:style-name="Heading_20_2" text:outline-level="2"><text:bookmark-start text:name="__RefHeading___Toc979_76759228"/>4.1. <text:alphabetical-index-mark-start text:id="IMark80319112"/><text:alphabetical-index-mark-start text:id="IMark79546440"/><text:alphabetical-index-mark-start text:id="IMark80291112"/><text:alphabetical-index-mark-start text:id="IMark80307624"/><text:alphabetical-index-mark-start text:id="IMark80318152"/><text:alphabetical-index-mark-start text:id="IMark82136376"/><text:alphabetical-index-mark-start text:id="IMark36129848"/><text:alphabetical-index-mark-start text:id="IMark64190088"/><text:alphabetical-index-mark-start text:id="IMark65411512"/>/doc<text:bookmark-end text:name="__RefHeading___Toc979_76759228"/><text:alphabetical-index-mark-end text:id="IMark65411512"/><text:alphabetical-index-mark-end text:id="IMark64190088"/><text:alphabetical-index-mark-end text:id="IMark36129848"/><text:alphabetical-index-mark-end text:id="IMark82136376"/><text:alphabetical-index-mark-end text:id="IMark80318152"/><text:alphabetical-index-mark-end text:id="IMark80307624"/><text:alphabetical-index-mark-end text:id="IMark80291112"/><text:alphabetical-index-mark-end text:id="IMark79546440"/><text:alphabetical-index-mark-end text:id="IMark80319112"/></text:h>
      <text:p text:style-name="P38"/>
      <text:p text:style-name="P38">This <text:alphabetical-index-mark-start text:id="IMark74723656"/><text:alphabetical-index-mark-start text:id="IMark79938696"/><text:alphabetical-index-mark-start text:id="IMark77098312"/><text:alphabetical-index-mark-start text:id="IMark78707048"/><text:alphabetical-index-mark-start text:id="IMark78911496"/><text:alphabetical-index-mark-start text:id="IMark78374152"/><text:alphabetical-index-mark-start text:id="IMark80148504"/><text:alphabetical-index-mark-start text:id="IMark79065464"/><text:alphabetical-index-mark-start text:id="IMark74690040"/>folder<text:alphabetical-index-mark-end text:id="IMark74690040"/><text:alphabetical-index-mark-end text:id="IMark79065464"/><text:alphabetical-index-mark-end text:id="IMark80148504"/><text:alphabetical-index-mark-end text:id="IMark78374152"/><text:alphabetical-index-mark-end text:id="IMark78911496"/><text:alphabetical-index-mark-end text:id="IMark78707048"/><text:alphabetical-index-mark-end text:id="IMark77098312"/><text:alphabetical-index-mark-end text:id="IMark79938696"/><text:alphabetical-index-mark-end text:id="IMark74723656"/> contains the manual for <text:alphabetical-index-mark-start text:id="IMark80292072"/><text:alphabetical-index-mark-start text:id="IMark73277496"/><text:alphabetical-index-mark-start text:id="IMark75120888"/><text:alphabetical-index-mark-start text:id="IMark78253544"/><text:alphabetical-index-mark-start text:id="IMark75084744"/><text:alphabetical-index-mark-start text:id="IMark78169656"/><text:alphabetical-index-mark-start text:id="IMark77053944"/><text:alphabetical-index-mark-start text:id="IMark78437992"/><text:alphabetical-index-mark-start text:id="IMark64215560"/><text:alphabetical-index-mark-start text:id="IMark74959112"/><text:alphabetical-index-mark-start text:id="IMark80308584"/><text:alphabetical-index-mark-start text:id="IMark80234456"/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77891016"/>sql<text:alphabetical-index-mark-end text:id="IMark77891016"/>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<text:alphabetical-index-mark-end text:id="IMark80234456"/><text:alphabetical-index-mark-end text:id="IMark80308584"/><text:alphabetical-index-mark-end text:id="IMark74959112"/><text:alphabetical-index-mark-end text:id="IMark64215560"/><text:alphabetical-index-mark-end text:id="IMark78437992"/><text:alphabetical-index-mark-end text:id="IMark77053944"/><text:alphabetical-index-mark-end text:id="IMark78169656"/><text:alphabetical-index-mark-end text:id="IMark75084744"/><text:alphabetical-index-mark-end text:id="IMark78253544"/><text:alphabetical-index-mark-end text:id="IMark75120888"/><text:alphabetical-index-mark-end text:id="IMark73277496"/><text:alphabetical-index-mark-end text:id="IMark80292072"/>p.</text:p>
      <text:p text:style-name="P38"/>
      <text:p text:style-name="P38"/>
      <text:h text:style-name="Heading_20_2" text:outline-level="2"><text:bookmark-start text:name="__RefHeading___Toc981_76759228"/>4.2. <text:alphabetical-index-mark-start text:id="IMark80131448"/><text:alphabetical-index-mark-start text:id="IMark78990888"/><text:alphabetical-index-mark-start text:id="IMark74197560"/><text:alphabetical-index-mark-start text:id="IMark74889016"/><text:alphabetical-index-mark-start text:id="IMark74890936"/><text:alphabetical-index-mark-start text:id="IMark74892856"/><text:alphabetical-index-mark-start text:id="IMark79210936"/><text:alphabetical-index-mark-start text:id="IMark64521320"/><text:alphabetical-index-mark-start text:id="IMark74957192"/>/examples<text:bookmark-end text:name="__RefHeading___Toc981_76759228"/><text:alphabetical-index-mark-end text:id="IMark74957192"/><text:alphabetical-index-mark-end text:id="IMark64521320"/><text:alphabetical-index-mark-end text:id="IMark79210936"/><text:alphabetical-index-mark-end text:id="IMark74892856"/><text:alphabetical-index-mark-end text:id="IMark74890936"/><text:alphabetical-index-mark-end text:id="IMark74889016"/><text:alphabetical-index-mark-end text:id="IMark74197560"/><text:alphabetical-index-mark-end text:id="IMark78990888"/><text:alphabetical-index-mark-end text:id="IMark80131448"/></text:h>
      <text:p text:style-name="P38"/>
      <text:p text:style-name="P38">This <text:alphabetical-index-mark-start text:id="IMark78837656"/><text:alphabetical-index-mark-start text:id="IMark73829608"/><text:alphabetical-index-mark-start text:id="IMark74961032"/><text:alphabetical-index-mark-start text:id="IMark64436136"/><text:alphabetical-index-mark-start text:id="IMark77891976"/><text:alphabetical-index-mark-start text:id="IMark77096392"/><text:alphabetical-index-mark-start text:id="IMark56755208"/><text:alphabetical-index-mark-start text:id="IMark79453880"/><text:alphabetical-index-mark-start text:id="IMark64087992"/>folder<text:alphabetical-index-mark-end text:id="IMark64087992"/><text:alphabetical-index-mark-end text:id="IMark79453880"/><text:alphabetical-index-mark-end text:id="IMark56755208"/><text:alphabetical-index-mark-end text:id="IMark77096392"/><text:alphabetical-index-mark-end text:id="IMark77891976"/><text:alphabetical-index-mark-end text:id="IMark64436136"/><text:alphabetical-index-mark-end text:id="IMark74961032"/><text:alphabetical-index-mark-end text:id="IMark73829608"/><text:alphabetical-index-mark-end text:id="IMark78837656"/> contains a fe<text:span text:style-name="T64">w</text:span> example <text:alphabetical-index-mark-start text:id="IMark74143304"/><text:alphabetical-index-mark-start text:id="IMark74888056"/><text:alphabetical-index-mark-start text:id="IMark74858968"/><text:alphabetical-index-mark-start text:id="IMark79317848"/><text:alphabetical-index-mark-start text:id="IMark77146584"/><text:alphabetical-index-mark-start text:id="IMark66153032"/><text:alphabetical-index-mark-start text:id="IMark78420520"/><text:alphabetical-index-mark-start text:id="IMark79064504"/><text:alphabetical-index-mark-start text:id="IMark78214104"/>file<text:alphabetical-index-mark-end text:id="IMark78214104"/><text:alphabetical-index-mark-end text:id="IMark79064504"/><text:alphabetical-index-mark-end text:id="IMark78420520"/><text:alphabetical-index-mark-end text:id="IMark66153032"/><text:alphabetical-index-mark-end text:id="IMark77146584"/><text:alphabetical-index-mark-end text:id="IMark79317848"/><text:alphabetical-index-mark-end text:id="IMark74858968"/><text:alphabetical-index-mark-end text:id="IMark74888056"/><text:alphabetical-index-mark-end text:id="IMark74143304"/>s, including a <text:alphabetical-index-mark-start text:id="IMark57025224"/><text:alphabetical-index-mark-start text:id="IMark78215064"/><text:alphabetical-index-mark-start text:id="IMark77892936"/><text:alphabetical-index-mark-start text:id="IMark77894856"/><text:alphabetical-index-mark-start text:id="IMark73844424"/><text:alphabetical-index-mark-start text:id="IMark73845800"/><text:alphabetical-index-mark-start text:id="IMark48635224"/><text:alphabetical-index-mark-start text:id="IMark80130488"/><text:alphabetical-index-mark-start text:id="IMark48646552"/>database<text:alphabetical-index-mark-end text:id="IMark48646552"/><text:alphabetical-index-mark-end text:id="IMark80130488"/><text:alphabetical-index-mark-end text:id="IMark48635224"/><text:alphabetical-index-mark-end text:id="IMark73845800"/><text:alphabetical-index-mark-end text:id="IMark73844424"/><text:alphabetical-index-mark-end text:id="IMark77894856"/><text:alphabetical-index-mark-end text:id="IMark77892936"/><text:alphabetical-index-mark-end text:id="IMark78215064"/><text:alphabetical-index-mark-end text:id="IMark57025224"/>s and <text:alphabetical-index-mark-start text:id="IMark80265800"/><text:alphabetical-index-mark-start text:id="IMark80303784"/><text:alphabetical-index-mark-start text:id="IMark73898184"/><text:alphabetical-index-mark-start text:id="IMark73579640"/><text:alphabetical-index-mark-start text:id="IMark75085704"/><text:alphabetical-index-mark-start text:id="IMark80069960"/><text:alphabetical-index-mark-start text:id="IMark74955272"/><text:alphabetical-index-mark-start text:id="IMark77094472"/><text:alphabetical-index-mark-start text:id="IMark77143704"/>.<text:alphabetical-index-mark-start text:id="IMark73764584"/><text:alphabetical-index-mark-start text:id="IMark73020760"/><text:alphabetical-index-mark-start text:id="IMark74776728"/><text:alphabetical-index-mark-start text:id="IMark73293384"/><text:alphabetical-index-mark-start text:id="IMark78377032"/><text:alphabetical-index-mark-start text:id="IMark77893896"/><text:alphabetical-index-mark-start text:id="IMark73339864"/><text:alphabetical-index-mark-start text:id="IMark78372232"/><text:alphabetical-index-mark-start text:id="IMark80133368"/><text:alphabetical-index-mark-start text:id="IMark64229000"/><text:alphabetical-index-mark-start text:id="IMark64186632"/><text:alphabetical-index-mark-start text:id="IMark75067384"/><text:alphabetical-index-mark-start text:id="IMark77775928"/><text:alphabetical-index-mark-start text:id="IMark65133912"/><text:alphabetical-index-mark-start text:id="IMark80306664"/><text:alphabetical-index-mark-start text:id="IMark77774008"/><text:alphabetical-index-mark-start text:id="IMark74129656"/><text:alphabetical-index-mark-start text:id="IMark80317192"/>sql<text:alphabetical-index-mark-end text:id="IMark80317192"/><text:alphabetical-index-mark-end text:id="IMark74129656"/><text:alphabetical-index-mark-end text:id="IMark77774008"/><text:alphabetical-index-mark-end text:id="IMark80306664"/><text:alphabetical-index-mark-end text:id="IMark65133912"/><text:alphabetical-index-mark-end text:id="IMark77775928"/><text:alphabetical-index-mark-end text:id="IMark75067384"/><text:alphabetical-index-mark-end text:id="IMark64186632"/><text:alphabetical-index-mark-end text:id="IMark64229000"/><text:alphabetical-index-mark-end text:id="IMark80133368"/><text:alphabetical-index-mark-end text:id="IMark78372232"/><text:alphabetical-index-mark-end text:id="IMark73339864"/><text:alphabetical-index-mark-end text:id="IMark77893896"/><text:alphabetical-index-mark-end text:id="IMark78377032"/><text:alphabetical-index-mark-end text:id="IMark73293384"/><text:alphabetical-index-mark-end text:id="IMark74776728"/><text:alphabetical-index-mark-end text:id="IMark73020760"/><text:alphabetical-index-mark-end text:id="IMark73764584"/><text:alphabetical-index-mark-end text:id="IMark77143704"/><text:alphabetical-index-mark-end text:id="IMark77094472"/><text:alphabetical-index-mark-end text:id="IMark74955272"/><text:alphabetical-index-mark-end text:id="IMark80069960"/><text:alphabetical-index-mark-end text:id="IMark75085704"/><text:alphabetical-index-mark-end text:id="IMark73579640"/><text:alphabetical-index-mark-end text:id="IMark73898184"/><text:alphabetical-index-mark-end text:id="IMark80303784"/><text:alphabetical-index-mark-end text:id="IMark80265800"/> <text:alphabetical-index-mark-start text:id="IMark74214056"/><text:alphabetical-index-mark-start text:id="IMark80315272"/>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alphabetical-index-mark-start text:id="IMark80304744"/><text:alphabetical-index-mark-start text:id="IMark73732440"/>file<text:alphabetical-index-mark-end text:id="IMark73732440"/><text:alphabetical-index-mark-end text:id="IMark80304744"/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<text:alphabetical-index-mark-end text:id="IMark80315272"/><text:alphabetical-index-mark-end text:id="IMark74214056"/>s.</text:p>
      <text:p text:style-name="P38"/>
      <text:p text:style-name="P38"/>
      <text:p text:style-name="P38"/>
      <text:p text:style-name="P8"/>
      <text:p text:style-name="P8"/>
      <text:h text:style-name="P98" text:outline-level="1"><text:bookmark-start text:name="__RefHeading___Toc983_76759228"/>5. Use<text:bookmark-end text:name="__RefHeading___Toc983_76759228"/></text:h>
      <text:p text:style-name="P15"/>
      <text:h text:style-name="Heading_20_2" text:outline-level="2"><text:bookmark-start text:name="__RefHeading___Toc985_76759228"/>5.1. <text:alphabetical-index-mark-start text:id="IMark75069848"/><text:alphabetical-index-mark-start text:id="IMark80289192"/><text:alphabetical-index-mark-start text:id="IMark77754824"/><text:alphabetical-index-mark-start text:id="IMark74950616"/><text:alphabetical-index-mark-start text:id="IMark79106920"/><text:alphabetical-index-mark-start text:id="IMark74709928"/><text:alphabetical-index-mark-start text:id="IMark79296984"/><text:alphabetical-index-mark-start text:id="IMark78914376"/><text:alphabetical-index-mark-start text:id="IMark78708968"/>Install<text:alphabetical-index-mark-end text:id="IMark78708968"/><text:alphabetical-index-mark-end text:id="IMark78914376"/><text:alphabetical-index-mark-end text:id="IMark79296984"/><text:alphabetical-index-mark-end text:id="IMark74709928"/><text:alphabetical-index-mark-end text:id="IMark79106920"/><text:alphabetical-index-mark-end text:id="IMark74950616"/><text:alphabetical-index-mark-end text:id="IMark77754824"/><text:alphabetical-index-mark-end text:id="IMark80289192"/><text:alphabetical-index-mark-end text:id="IMark75069848"/>ation<text:bookmark-end text:name="__RefHeading___Toc985_76759228"/></text:h>
      <text:p text:style-name="P30"/>
      <text:p text:style-name="P30">Uncompress and copy the contents of this <text:alphabetical-index-mark-start text:id="IMark74953352"/><text:alphabetical-index-mark-start text:id="IMark82510168"/><text:alphabetical-index-mark-start text:id="IMark82512088"/><text:alphabetical-index-mark-start text:id="IMark8251400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74874952"/>file<text:alphabetical-index-mark-end text:id="IMark74874952"/>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4008"/><text:alphabetical-index-mark-end text:id="IMark82512088"/><text:alphabetical-index-mark-end text:id="IMark82510168"/><text:alphabetical-index-mark-end text:id="IMark74953352"/> wherever you want in your <text:alphabetical-index-mark-start text:id="IMark79287384"/><text:alphabetical-index-mark-start text:id="IMark79291224"/><text:alphabetical-index-mark-start text:id="IMark79295064"/><text:alphabetical-index-mark-start text:id="IMark79297944"/><text:alphabetical-index-mark-start text:id="IMark78984952"/><text:alphabetical-index-mark-start text:id="IMark74876872"/><text:alphabetical-index-mark-start text:id="IMark79570696"/><text:alphabetical-index-mark-start text:id="IMark48640552"/><text:alphabetical-index-mark-start text:id="IMark78436072"/><text:alphabetical-index-mark-start text:id="IMark77328424"/><text:alphabetical-index-mark-start text:id="IMark80459368"/><text:alphabetical-index-mark-start text:id="IMark75083784"/><text:alphabetical-index-mark-start text:id="IMark72881080"/><text:alphabetical-index-mark-start text:id="IMark74958152"/><text:alphabetical-index-mark-start text:id="IMark79558984"/><text:alphabetical-index-mark-start text:id="IMark74117000"/><text:alphabetical-index-mark-start text:id="IMark79698408"/><text:alphabetical-index-mark-start text:id="IMark80290152"/>system<text:alphabetical-index-mark-end text:id="IMark80290152"/><text:alphabetical-index-mark-end text:id="IMark79698408"/><text:alphabetical-index-mark-end text:id="IMark74117000"/><text:alphabetical-index-mark-end text:id="IMark79558984"/><text:alphabetical-index-mark-end text:id="IMark74958152"/><text:alphabetical-index-mark-end text:id="IMark72881080"/><text:alphabetical-index-mark-end text:id="IMark75083784"/><text:alphabetical-index-mark-end text:id="IMark80459368"/><text:alphabetical-index-mark-end text:id="IMark77328424"/><text:alphabetical-index-mark-end text:id="IMark78436072"/><text:alphabetical-index-mark-end text:id="IMark48640552"/><text:alphabetical-index-mark-end text:id="IMark79570696"/><text:alphabetical-index-mark-end text:id="IMark74876872"/><text:alphabetical-index-mark-end text:id="IMark78984952"/><text:alphabetical-index-mark-end text:id="IMark79297944"/><text:alphabetical-index-mark-end text:id="IMark79295064"/><text:alphabetical-index-mark-end text:id="IMark79291224"/><text:alphabetical-index-mark-end text:id="IMark79287384"/>.</text:p>
      <text:p text:style-name="P30"/>
      <text:p text:style-name="P30">Copy <text:alphabetical-index-mark-start text:id="IMark74893816"/><text:alphabetical-index-mark-start text:id="IMark74873032"/><text:alphabetical-index-mark-start text:id="IMark74920968"/><text:alphabetical-index-mark-start text:id="IMark78529624"/><text:alphabetical-index-mark-start text:id="IMark78705128"/><text:alphabetical-index-mark-start text:id="IMark80316232"/><text:alphabetical-index-mark-start text:id="IMark78708008"/><text:alphabetical-index-mark-start text:id="IMark77362840"/><text:alphabetical-index-mark-start text:id="IMark80312392"/><text:alphabetical-index-mark-start text:id="IMark78377992"/><text:alphabetical-index-mark-start text:id="IMark78912456"/><text:alphabetical-index-mark-start text:id="IMark74871112"/><text:alphabetical-index-mark-start text:id="IMark79318808"/><text:alphabetical-index-mark-start text:id="IMark79293144"/><text:alphabetical-index-mark-start text:id="IMark78376072"/>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80305704"/><text:alphabetical-index-mark-start text:id="IMark79294104"/><text:alphabetical-index-mark-start text:id="IMark79296024"/><text:alphabetical-index-mark-start text:id="IMark74860888"/><text:alphabetical-index-mark-start text:id="IMark80136248"/><text:alphabetical-index-mark-start text:id="IMark80132408"/><text:alphabetical-index-mark-start text:id="IMark56513672"/><text:alphabetical-index-mark-start text:id="IMark78812472"/><text:span text:style-name="T22">sql</text:span><text:alphabetical-index-mark-end text:id="IMark78812472"/><text:alphabetical-index-mark-end text:id="IMark56513672"/><text:alphabetical-index-mark-end text:id="IMark80132408"/><text:alphabetical-index-mark-end text:id="IMark80136248"/><text:alphabetical-index-mark-end text:id="IMark74860888"/><text:alphabetical-index-mark-end text:id="IMark79296024"/><text:alphabetical-index-mark-end text:id="IMark79294104"/><text:alphabetical-index-mark-end text:id="IMark80305704"/>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376072"/><text:alphabetical-index-mark-end text:id="IMark79293144"/><text:alphabetical-index-mark-end text:id="IMark79318808"/><text:alphabetical-index-mark-end text:id="IMark74871112"/><text:alphabetical-index-mark-end text:id="IMark78912456"/><text:alphabetical-index-mark-end text:id="IMark78377992"/><text:span text:style-name="T22">ite</text:span><text:alphabetical-index-mark-end text:id="IMark80312392"/><text:alphabetical-index-mark-end text:id="IMark77362840"/><text:alphabetical-index-mark-end text:id="IMark78708008"/><text:alphabetical-index-mark-end text:id="IMark80316232"/><text:alphabetical-index-mark-end text:id="IMark78705128"/><text:alphabetical-index-mark-end text:id="IMark78529624"/><text:alphabetical-index-mark-end text:id="IMark74920968"/><text:alphabetical-index-mark-end text:id="IMark74873032"/><text:alphabetical-index-mark-end text:id="IMark74893816"/><text:span text:style-name="T22">3</text:span><text:alphabetical-index-mark-start text:id="IMark79456904"/><text:alphabetical-index-mark-start text:id="IMark78368360"/><text:alphabetical-index-mark-start text:id="IMark74954312"/><text:alphabetical-index-mark-start text:id="IMark78913416"/><text:alphabetical-index-mark-start text:id="IMark56740440"/><text:alphabetical-index-mark-start text:id="IMark77144664"/><text:alphabetical-index-mark-start text:id="IMark79967256"/><text:alphabetical-index-mark-start text:id="IMark79319768"/><text:alphabetical-index-mark-start text:id="IMark79288344"/><text:span text:style-name="T22">.cpp</text:span><text:alphabetical-index-mark-end text:id="IMark79288344"/><text:alphabetical-index-mark-end text:id="IMark79319768"/><text:alphabetical-index-mark-end text:id="IMark79967256"/><text:alphabetical-index-mark-end text:id="IMark77144664"/><text:alphabetical-index-mark-end text:id="IMark56740440"/><text:alphabetical-index-mark-end text:id="IMark78913416"/><text:alphabetical-index-mark-end text:id="IMark74954312"/><text:alphabetical-index-mark-end text:id="IMark78368360"/><text:alphabetical-index-mark-end text:id="IMark79456904"/> and <text:alphabetical-index-mark-start text:id="IMark79290264"/><text:alphabetical-index-mark-start text:id="IMark79292184"/><text:alphabetical-index-mark-start text:id="IMark64509304"/><text:alphabetical-index-mark-start text:id="IMark78419560"/><text:alphabetical-index-mark-start text:id="IMark79289304"/><text:alphabetical-index-mark-start text:id="IMark82513048"/><text:alphabetical-index-mark-start text:id="IMark82591736"/><text:alphabetical-index-mark-start text:id="IMark80302824"/><text:alphabetical-index-mark-start text:id="IMark80508664"/><text:alphabetical-index-mark-start text:id="IMark79063544"/><text:alphabetical-index-mark-start text:id="IMark63674312"/><text:alphabetical-index-mark-start text:id="IMark78210264"/><text:alphabetical-index-mark-start text:id="IMark78690744"/><text:alphabetical-index-mark-start text:id="IMark78437032"/><text:alphabetical-index-mark-start text:id="IMark80134328"/><text:alphabetical-index-mark-start text:id="IMark80311432"/><text:alphabetical-index-mark-start text:id="IMark73775032"/><text:alphabetical-index-mark-start text:id="IMark74858008"/><text:alphabetical-index-mark-start text:id="IMark74960072"/><text:alphabetical-index-mark-start text:id="IMark78158344"/><text:alphabetical-index-mark-start text:id="IMark80656696"/><text:alphabetical-index-mark-start text:id="IMark74947432"/><text:alphabetical-index-mark-start text:id="IMark77195672"/><text:alphabetical-index-mark-start text:id="IMark74956232"/><text:alphabetical-index-mark-start text:id="IMark77773048"/><text:alphabetical-index-mark-start text:id="IMark78706088"/><text:alphabetical-index-mark-start text:id="IMark80120584"/><text:span text:style-name="T22">sql</text:span><text:alphabetical-index-mark-end text:id="IMark80120584"/><text:alphabetical-index-mark-end text:id="IMark78706088"/><text:alphabetical-index-mark-end text:id="IMark77773048"/><text:alphabetical-index-mark-end text:id="IMark74956232"/><text:alphabetical-index-mark-end text:id="IMark77195672"/><text:alphabetical-index-mark-end text:id="IMark74947432"/><text:alphabetical-index-mark-end text:id="IMark80656696"/><text:alphabetical-index-mark-end text:id="IMark78158344"/><text:alphabetical-index-mark-end text:id="IMark74960072"/><text:alphabetical-index-mark-end text:id="IMark74858008"/><text:alphabetical-index-mark-end text:id="IMark73775032"/><text:alphabetical-index-mark-end text:id="IMark80311432"/><text:alphabetical-index-mark-end text:id="IMark80134328"/><text:alphabetical-index-mark-end text:id="IMark78437032"/><text:alphabetical-index-mark-end text:id="IMark78690744"/><text:alphabetical-index-mark-end text:id="IMark78210264"/><text:alphabetical-index-mark-end text:id="IMark63674312"/><text:alphabetical-index-mark-end text:id="IMark79063544"/><text:span text:style-name="T22">ite</text:span><text:alphabetical-index-mark-end text:id="IMark80508664"/><text:alphabetical-index-mark-end text:id="IMark80302824"/><text:alphabetical-index-mark-end text:id="IMark82591736"/><text:alphabetical-index-mark-end text:id="IMark82513048"/><text:alphabetical-index-mark-end text:id="IMark79289304"/><text:alphabetical-index-mark-end text:id="IMark78419560"/><text:alphabetical-index-mark-end text:id="IMark64509304"/><text:alphabetical-index-mark-end text:id="IMark79292184"/><text:alphabetical-index-mark-end text:id="IMark79290264"/><text:span text:style-name="T22">3.h</text:span> to the same <text:alphabetical-index-mark-start text:id="IMark78212184"/><text:alphabetical-index-mark-start text:id="IMark82492264"/><text:alphabetical-index-mark-start text:id="IMark79546440"/><text:alphabetical-index-mark-start text:id="IMark80319112"/><text:alphabetical-index-mark-start text:id="IMark80291112"/><text:alphabetical-index-mark-start text:id="IMark80307624"/><text:alphabetical-index-mark-start text:id="IMark80318152"/><text:alphabetical-index-mark-start text:id="IMark82136376"/><text:alphabetical-index-mark-start text:id="IMark36129848"/>folder<text:alphabetical-index-mark-end text:id="IMark36129848"/><text:alphabetical-index-mark-end text:id="IMark82136376"/><text:alphabetical-index-mark-end text:id="IMark80318152"/><text:alphabetical-index-mark-end text:id="IMark80307624"/><text:alphabetical-index-mark-end text:id="IMark80291112"/><text:alphabetical-index-mark-end text:id="IMark80319112"/><text:alphabetical-index-mark-end text:id="IMark79546440"/><text:alphabetical-index-mark-end text:id="IMark82492264"/><text:alphabetical-index-mark-end text:id="IMark78212184"/> or open <text:alphabetical-index-mark-start text:id="IMark64190088"/><text:alphabetical-index-mark-start text:id="IMark65411512"/><text:alphabetical-index-mark-start text:id="IMark79792072"/><text:alphabetical-index-mark-start text:id="IMark78213144"/><text:alphabetical-index-mark-start text:id="IMark78209304"/><text:alphabetical-index-mark-start text:id="IMark82511128"/><text:alphabetical-index-mark-start text:id="IMark73277496"/><text:alphabetical-index-mark-start text:id="IMark80292072"/><text:alphabetical-index-mark-start text:id="IMark75120888"/><text:alphabetical-index-mark-start text:id="IMark78253544"/><text:alphabetical-index-mark-start text:id="IMark75084744"/><text:alphabetical-index-mark-start text:id="IMark78169656"/><text:alphabetical-index-mark-start text:id="IMark77053944"/><text:alphabetical-index-mark-start text:id="IMark78437992"/><text:alphabetical-index-mark-start text:id="IMark64215560"/><text:alphabetical-index-mark-start text:id="IMark74959112"/><text:alphabetical-index-mark-start text:id="IMark80308584"/><text:alphabetical-index-mark-start text:id="IMark80234456"/><text:span text:style-name="T22">sql</text:span><text:alphabetical-index-mark-end text:id="IMark80234456"/><text:alphabetical-index-mark-end text:id="IMark80308584"/><text:alphabetical-index-mark-end text:id="IMark74959112"/><text:alphabetical-index-mark-end text:id="IMark64215560"/><text:alphabetical-index-mark-end text:id="IMark78437992"/><text:alphabetical-index-mark-end text:id="IMark77053944"/><text:alphabetical-index-mark-end text:id="IMark78169656"/><text:alphabetical-index-mark-end text:id="IMark75084744"/><text:alphabetical-index-mark-end text:id="IMark78253544"/><text:alphabetical-index-mark-end text:id="IMark75120888"/><text:alphabetical-index-mark-end text:id="IMark80292072"/><text:alphabetical-index-mark-end text:id="IMark73277496"/><text:alphabetical-index-mark-end text:id="IMark82511128"/><text:alphabetical-index-mark-end text:id="IMark78209304"/><text:alphabetical-index-mark-end text:id="IMark78213144"/><text:alphabetical-index-mark-end text:id="IMark79792072"/><text:alphabetical-index-mark-end text:id="IMark65411512"/><text:alphabetical-index-mark-end text:id="IMark64190088"/><text:span text:style-name="T22">p1</text:span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77891016"/><text:alphabetical-index-mark-start text:id="IMark74723656"/><text:alphabetical-index-mark-start text:id="IMark79938696"/><text:alphabetical-index-mark-start text:id="IMark77098312"/><text:span text:style-name="T22">.hpp</text:span><text:alphabetical-index-mark-end text:id="IMark77098312"/><text:alphabetical-index-mark-end text:id="IMark79938696"/><text:alphabetical-index-mark-end text:id="IMark74723656"/><text:alphabetical-index-mark-end text:id="IMark77891016"/>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 and modify the <text:span text:style-name="T22">#include "</text:span><text:alphabetical-index-mark-start text:id="IMark78707048"/><text:alphabetical-index-mark-start text:id="IMark78911496"/><text:alphabetical-index-mark-start text:id="IMark78374152"/><text:alphabetical-index-mark-start text:id="IMark80148504"/><text:alphabetical-index-mark-start text:id="IMark79065464"/><text:alphabetical-index-mark-start text:id="IMark74690040"/><text:alphabetical-index-mark-start text:id="IMark80135288"/><text:alphabetical-index-mark-start text:id="IMark78211224"/><text:alphabetical-index-mark-start text:id="IMark79097784"/><text:alphabetical-index-mark-start text:id="IMark74962952"/><text:alphabetical-index-mark-start text:id="IMark77776888"/><text:alphabetical-index-mark-start text:id="IMark78990888"/><text:alphabetical-index-mark-start text:id="IMark80131448"/><text:alphabetical-index-mark-start text:id="IMark74197560"/><text:alphabetical-index-mark-start text:id="IMark74889016"/><text:alphabetical-index-mark-start text:id="IMark74890936"/><text:alphabetical-index-mark-start text:id="IMark74892856"/><text:alphabetical-index-mark-start text:id="IMark79210936"/><text:alphabetical-index-mark-start text:id="IMark64521320"/><text:alphabetical-index-mark-start text:id="IMark74957192"/><text:alphabetical-index-mark-start text:id="IMark78369320"/><text:alphabetical-index-mark-start text:id="IMark75080376"/><text:alphabetical-index-mark-start text:id="IMark75081336"/><text:alphabetical-index-mark-start text:id="IMark78837656"/><text:alphabetical-index-mark-start text:id="IMark73829608"/><text:alphabetical-index-mark-start text:id="IMark74961032"/><text:alphabetical-index-mark-start text:id="IMark64436136"/><text:span text:style-name="T22">sql</text:span><text:alphabetical-index-mark-end text:id="IMark64436136"/><text:alphabetical-index-mark-end text:id="IMark74961032"/><text:alphabetical-index-mark-end text:id="IMark73829608"/><text:alphabetical-index-mark-end text:id="IMark78837656"/><text:alphabetical-index-mark-end text:id="IMark75081336"/><text:alphabetical-index-mark-end text:id="IMark75080376"/><text:alphabetical-index-mark-end text:id="IMark78369320"/><text:alphabetical-index-mark-end text:id="IMark74957192"/><text:alphabetical-index-mark-end text:id="IMark64521320"/><text:alphabetical-index-mark-end text:id="IMark79210936"/><text:alphabetical-index-mark-end text:id="IMark74892856"/><text:alphabetical-index-mark-end text:id="IMark74890936"/><text:alphabetical-index-mark-end text:id="IMark74889016"/><text:alphabetical-index-mark-end text:id="IMark74197560"/><text:alphabetical-index-mark-end text:id="IMark80131448"/><text:alphabetical-index-mark-end text:id="IMark78990888"/><text:alphabetical-index-mark-end text:id="IMark77776888"/><text:alphabetical-index-mark-end text:id="IMark74962952"/><text:span text:style-name="T22">ite</text:span><text:alphabetical-index-mark-end text:id="IMark79097784"/><text:alphabetical-index-mark-end text:id="IMark78211224"/><text:alphabetical-index-mark-end text:id="IMark80135288"/><text:alphabetical-index-mark-end text:id="IMark74690040"/><text:alphabetical-index-mark-end text:id="IMark79065464"/><text:alphabetical-index-mark-end text:id="IMark80148504"/><text:alphabetical-index-mark-end text:id="IMark78374152"/><text:alphabetical-index-mark-end text:id="IMark78911496"/><text:alphabetical-index-mark-end text:id="IMark78707048"/><text:span text:style-name="T22">3.h"</text:span> line <text:span text:style-name="T35">in </text:span><text:alphabetical-index-mark-start text:id="IMark77891976"/><text:alphabetical-index-mark-start text:id="IMark77096392"/><text:alphabetical-index-mark-start text:id="IMark56755208"/><text:alphabetical-index-mark-start text:id="IMark79453880"/><text:alphabetical-index-mark-start text:id="IMark64087992"/><text:alphabetical-index-mark-start text:id="IMark77774968"/><text:alphabetical-index-mark-start text:id="IMark80315272"/><text:alphabetical-index-mark-start text:id="IMark74214056"/><text:alphabetical-index-mark-start text:id="IMark74921928"/><text:alphabetical-index-mark-start text:id="IMark80503720"/><text:alphabetical-index-mark-start text:id="IMark73738952"/><text:alphabetical-index-mark-start text:id="IMark75071880"/><text:alphabetical-index-mark-start text:id="IMark74404184"/><text:alphabetical-index-mark-start text:id="IMark80304744"/><text:alphabetical-index-mark-start text:id="IMark73732440"/><text:alphabetical-index-mark-start text:id="IMark80265800"/><text:alphabetical-index-mark-start text:id="IMark80303784"/><text:alphabetical-index-mark-start text:id="IMark73898184"/><text:span text:style-name="T25">sql</text:span><text:alphabetical-index-mark-end text:id="IMark73898184"/><text:alphabetical-index-mark-end text:id="IMark80303784"/><text:alphabetical-index-mark-end text:id="IMark80265800"/><text:alphabetical-index-mark-end text:id="IMark73732440"/><text:alphabetical-index-mark-end text:id="IMark80304744"/><text:alphabetical-index-mark-end text:id="IMark74404184"/><text:alphabetical-index-mark-end text:id="IMark75071880"/><text:alphabetical-index-mark-end text:id="IMark73738952"/><text:alphabetical-index-mark-end text:id="IMark80503720"/><text:alphabetical-index-mark-end text:id="IMark74921928"/><text:alphabetical-index-mark-end text:id="IMark74214056"/><text:alphabetical-index-mark-end text:id="IMark80315272"/><text:alphabetical-index-mark-end text:id="IMark77774968"/><text:alphabetical-index-mark-end text:id="IMark64087992"/><text:alphabetical-index-mark-end text:id="IMark79453880"/><text:alphabetical-index-mark-end text:id="IMark56755208"/><text:alphabetical-index-mark-end text:id="IMark77096392"/><text:alphabetical-index-mark-end text:id="IMark77891976"/><text:span text:style-name="T25">p1</text:span><text:alphabetical-index-mark-start text:id="IMark73579640"/><text:alphabetical-index-mark-start text:id="IMark75085704"/><text:alphabetical-index-mark-start text:id="IMark80069960"/><text:alphabetical-index-mark-start text:id="IMark74955272"/><text:alphabetical-index-mark-start text:id="IMark77094472"/><text:alphabetical-index-mark-start text:id="IMark77143704"/><text:alphabetical-index-mark-start text:id="IMark73764584"/><text:alphabetical-index-mark-start text:id="IMark73020760"/><text:alphabetical-index-mark-start text:id="IMark74776728"/><text:span text:style-name="T25">.hpp</text:span><text:alphabetical-index-mark-end text:id="IMark74776728"/><text:alphabetical-index-mark-end text:id="IMark73020760"/><text:alphabetical-index-mark-end text:id="IMark73764584"/><text:alphabetical-index-mark-end text:id="IMark77143704"/><text:alphabetical-index-mark-end text:id="IMark77094472"/><text:alphabetical-index-mark-end text:id="IMark74955272"/><text:alphabetical-index-mark-end text:id="IMark80069960"/><text:alphabetical-index-mark-end text:id="IMark75085704"/><text:alphabetical-index-mark-end text:id="IMark73579640"/><text:span text:style-name="T35"> </text:span>accordingly, with the <text:alphabetical-index-mark-start text:id="IMark73293384"/><text:alphabetical-index-mark-start text:id="IMark78377032"/><text:alphabetical-index-mark-start text:id="IMark77893896"/><text:alphabetical-index-mark-start text:id="IMark73339864"/><text:alphabetical-index-mark-start text:id="IMark78372232"/><text:alphabetical-index-mark-start text:id="IMark80133368"/><text:alphabetical-index-mark-start text:id="IMark64229000"/><text:alphabetical-index-mark-start text:id="IMark64186632"/><text:alphabetical-index-mark-start text:id="IMark75067384"/>path<text:alphabetical-index-mark-end text:id="IMark75067384"/><text:alphabetical-index-mark-end text:id="IMark64186632"/><text:alphabetical-index-mark-end text:id="IMark64229000"/><text:alphabetical-index-mark-end text:id="IMark80133368"/><text:alphabetical-index-mark-end text:id="IMark78372232"/><text:alphabetical-index-mark-end text:id="IMark73339864"/><text:alphabetical-index-mark-end text:id="IMark77893896"/><text:alphabetical-index-mark-end text:id="IMark78377032"/><text:alphabetical-index-mark-end text:id="IMark73293384"/> to <text:alphabetical-index-mark-start text:id="IMark77775928"/><text:alphabetical-index-mark-start text:id="IMark65133912"/><text:alphabetical-index-mark-start text:id="IMark80306664"/><text:alphabetical-index-mark-start text:id="IMark77774008"/><text:alphabetical-index-mark-start text:id="IMark74129656"/><text:alphabetical-index-mark-start text:id="IMark80317192"/><text:alphabetical-index-mark-start text:id="IMark57025224"/><text:alphabetical-index-mark-start text:id="IMark78215064"/><text:alphabetical-index-mark-start text:id="IMark77892936"/><text:alphabetical-index-mark-start text:id="IMark77894856"/><text:alphabetical-index-mark-start text:id="IMark73844424"/><text:alphabetical-index-mark-start text:id="IMark73845800"/><text:alphabetical-index-mark-start text:id="IMark48635224"/><text:alphabetical-index-mark-start text:id="IMark80130488"/><text:alphabetical-index-mark-start text:id="IMark48646552"/><text:alphabetical-index-mark-start text:id="IMark74143304"/><text:alphabetical-index-mark-start text:id="IMark74888056"/><text:alphabetical-index-mark-start text:id="IMark74858968"/><text:alphabetical-index-mark-start text:id="IMark79317848"/><text:alphabetical-index-mark-start text:id="IMark77146584"/><text:alphabetical-index-mark-start text:id="IMark66153032"/><text:alphabetical-index-mark-start text:id="IMark78420520"/><text:alphabetical-index-mark-start text:id="IMark79064504"/><text:alphabetical-index-mark-start text:id="IMark78214104"/><text:alphabetical-index-mark-start text:id="IMark77779336"/><text:alphabetical-index-mark-start text:id="IMark80260392"/><text:alphabetical-index-mark-start text:id="IMark74694808"/><text:span text:style-name="T22">sql</text:span><text:alphabetical-index-mark-end text:id="IMark74694808"/><text:alphabetical-index-mark-end text:id="IMark80260392"/><text:alphabetical-index-mark-end text:id="IMark77779336"/><text:alphabetical-index-mark-end text:id="IMark78214104"/><text:alphabetical-index-mark-end text:id="IMark79064504"/><text:alphabetical-index-mark-end text:id="IMark78420520"/><text:alphabetical-index-mark-end text:id="IMark66153032"/><text:alphabetical-index-mark-end text:id="IMark77146584"/><text:alphabetical-index-mark-end text:id="IMark79317848"/><text:alphabetical-index-mark-end text:id="IMark74858968"/><text:alphabetical-index-mark-end text:id="IMark74888056"/><text:alphabetical-index-mark-end text:id="IMark74143304"/><text:alphabetical-index-mark-end text:id="IMark48646552"/><text:alphabetical-index-mark-end text:id="IMark80130488"/><text:alphabetical-index-mark-end text:id="IMark48635224"/><text:alphabetical-index-mark-end text:id="IMark73845800"/><text:alphabetical-index-mark-end text:id="IMark73844424"/><text:alphabetical-index-mark-end text:id="IMark77894856"/><text:span text:style-name="T22">ite</text:span><text:alphabetical-index-mark-end text:id="IMark77892936"/><text:alphabetical-index-mark-end text:id="IMark78215064"/><text:alphabetical-index-mark-end text:id="IMark57025224"/><text:alphabetical-index-mark-end text:id="IMark80317192"/><text:alphabetical-index-mark-end text:id="IMark74129656"/><text:alphabetical-index-mark-end text:id="IMark77774008"/><text:alphabetical-index-mark-end text:id="IMark80306664"/><text:alphabetical-index-mark-end text:id="IMark65133912"/><text:alphabetical-index-mark-end text:id="IMark77775928"/><text:span text:style-name="T22">3.h</text:span> on your <text:alphabetical-index-mark-start text:id="IMark78438952"/><text:alphabetical-index-mark-start text:id="IMark74872072"/><text:alphabetical-index-mark-start text:id="IMark74894776"/><text:alphabetical-index-mark-start text:id="IMark74873992"/><text:alphabetical-index-mark-start text:id="IMark80125064"/><text:alphabetical-index-mark-start text:id="IMark74859928"/><text:alphabetical-index-mark-start text:id="IMark74875912"/><text:alphabetical-index-mark-start text:id="IMark74961992"/><text:alphabetical-index-mark-start text:id="IMark78371272"/><text:alphabetical-index-mark-start text:id="IMark78434152"/><text:alphabetical-index-mark-start text:id="IMark73431512"/><text:alphabetical-index-mark-start text:id="IMark78599432"/><text:alphabetical-index-mark-start text:id="IMark80289192"/><text:alphabetical-index-mark-start text:id="IMark75069848"/><text:alphabetical-index-mark-start text:id="IMark77754824"/><text:alphabetical-index-mark-start text:id="IMark74950616"/><text:alphabetical-index-mark-start text:id="IMark79106920"/><text:alphabetical-index-mark-start text:id="IMark74709928"/>system<text:alphabetical-index-mark-end text:id="IMark74709928"/><text:alphabetical-index-mark-end text:id="IMark79106920"/><text:alphabetical-index-mark-end text:id="IMark74950616"/><text:alphabetical-index-mark-end text:id="IMark77754824"/><text:alphabetical-index-mark-end text:id="IMark75069848"/><text:alphabetical-index-mark-end text:id="IMark80289192"/><text:alphabetical-index-mark-end text:id="IMark78599432"/><text:alphabetical-index-mark-end text:id="IMark73431512"/><text:alphabetical-index-mark-end text:id="IMark78434152"/><text:alphabetical-index-mark-end text:id="IMark78371272"/><text:alphabetical-index-mark-end text:id="IMark74961992"/><text:alphabetical-index-mark-end text:id="IMark74875912"/><text:alphabetical-index-mark-end text:id="IMark74859928"/><text:alphabetical-index-mark-end text:id="IMark80125064"/><text:alphabetical-index-mark-end text:id="IMark74873992"/><text:alphabetical-index-mark-end text:id="IMark74894776"/><text:alphabetical-index-mark-end text:id="IMark74872072"/><text:alphabetical-index-mark-end text:id="IMark78438952"/>.</text:p>
      <text:p text:style-name="P30"/>
      <text:p text:style-name="P30"/>
      <text:h text:style-name="Heading_20_3" text:outline-level="3"><text:bookmark-start text:name="__RefHeading___Toc987_76759228"/><text:span text:style-name="T20">5.1.1. </text:span>Co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74874952"/><text:alphabetical-index-mark-start text:id="IMark77095432"/><text:alphabetical-index-mark-start text:id="IMark74889976"/><text:alphabetical-index-mark-start text:id="IMark78954328"/>mpi<text:alphabetical-index-mark-end text:id="IMark78954328"/><text:alphabetical-index-mark-end text:id="IMark74889976"/><text:alphabetical-index-mark-end text:id="IMark77095432"/><text:alphabetical-index-mark-end text:id="IMark74874952"/>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2088"/>l<text:span text:style-name="T20">ation</text:span><text:bookmark-end text:name="__RefHeading___Toc987_76759228"/></text:h>
      <text:p text:style-name="P30"/>
      <text:p text:style-name="P33">In a <text:alphabetical-index-mark-start text:id="IMark74871112"/><text:alphabetical-index-mark-start text:id="IMark79318808"/><text:alphabetical-index-mark-start text:id="IMark79293144"/><text:alphabetical-index-mark-start text:id="IMark78376072"/>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80305704"/>Linux<text:alphabetical-index-mark-end text:id="IMark80305704"/>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376072"/><text:alphabetical-index-mark-end text:id="IMark79293144"/><text:alphabetical-index-mark-end text:id="IMark79318808"/><text:alphabetical-index-mark-end text:id="IMark74871112"/> <text:alphabetical-index-mark-start text:id="IMark79294104"/><text:alphabetical-index-mark-start text:id="IMark79296024"/><text:alphabetical-index-mark-start text:id="IMark74860888"/><text:alphabetical-index-mark-start text:id="IMark80136248"/><text:alphabetical-index-mark-start text:id="IMark80132408"/><text:alphabetical-index-mark-start text:id="IMark56513672"/><text:alphabetical-index-mark-start text:id="IMark78812472"/><text:alphabetical-index-mark-start text:id="IMark78708968"/><text:alphabetical-index-mark-start text:id="IMark74893816"/><text:alphabetical-index-mark-start text:id="IMark74873032"/><text:alphabetical-index-mark-start text:id="IMark74920968"/><text:alphabetical-index-mark-start text:id="IMark78529624"/><text:alphabetical-index-mark-start text:id="IMark78705128"/><text:alphabetical-index-mark-start text:id="IMark80316232"/><text:alphabetical-index-mark-start text:id="IMark78708008"/><text:alphabetical-index-mark-start text:id="IMark77362840"/><text:alphabetical-index-mark-start text:id="IMark80312392"/><text:alphabetical-index-mark-start text:id="IMark78627496"/>system<text:alphabetical-index-mark-end text:id="IMark78627496"/><text:alphabetical-index-mark-end text:id="IMark80312392"/><text:alphabetical-index-mark-end text:id="IMark77362840"/><text:alphabetical-index-mark-end text:id="IMark78708008"/><text:alphabetical-index-mark-end text:id="IMark80316232"/><text:alphabetical-index-mark-end text:id="IMark78705128"/><text:alphabetical-index-mark-end text:id="IMark78529624"/><text:alphabetical-index-mark-end text:id="IMark74920968"/><text:alphabetical-index-mark-end text:id="IMark74873032"/><text:alphabetical-index-mark-end text:id="IMark74893816"/><text:alphabetical-index-mark-end text:id="IMark78708968"/><text:alphabetical-index-mark-end text:id="IMark78812472"/><text:alphabetical-index-mark-end text:id="IMark56513672"/><text:alphabetical-index-mark-end text:id="IMark80132408"/><text:alphabetical-index-mark-end text:id="IMark80136248"/><text:alphabetical-index-mark-end text:id="IMark74860888"/><text:alphabetical-index-mark-end text:id="IMark79296024"/><text:alphabetical-index-mark-end text:id="IMark79294104"/> using <text:alphabetical-index-mark-start text:id="IMark66152360"/><text:alphabetical-index-mark-start text:id="IMark79456904"/><text:alphabetical-index-mark-start text:id="IMark78368360"/><text:alphabetical-index-mark-start text:id="IMark74954312"/><text:alphabetical-index-mark-start text:id="IMark78913416"/><text:alphabetical-index-mark-start text:id="IMark56740440"/><text:alphabetical-index-mark-start text:id="IMark77144664"/><text:alphabetical-index-mark-start text:id="IMark79967256"/><text:alphabetical-index-mark-start text:id="IMark79319768"/>gcc<text:alphabetical-index-mark-end text:id="IMark79319768"/><text:alphabetical-index-mark-end text:id="IMark79967256"/><text:alphabetical-index-mark-end text:id="IMark77144664"/><text:alphabetical-index-mark-end text:id="IMark56740440"/><text:alphabetical-index-mark-end text:id="IMark78913416"/><text:alphabetical-index-mark-end text:id="IMark74954312"/><text:alphabetical-index-mark-end text:id="IMark78368360"/><text:alphabetical-index-mark-end text:id="IMark79456904"/><text:alphabetical-index-mark-end text:id="IMark66152360"/>:</text:p>
      <text:p text:style-name="P67"/>
      <text:p text:style-name="P67"><text:alphabetical-index-mark-start text:id="IMark63674312"/><text:alphabetical-index-mark-start text:id="IMark78210264"/><text:alphabetical-index-mark-start text:id="IMark78690744"/><text:alphabetical-index-mark-start text:id="IMark78437032"/><text:alphabetical-index-mark-start text:id="IMark80134328"/><text:alphabetical-index-mark-start text:id="IMark80311432"/><text:alphabetical-index-mark-start text:id="IMark73775032"/><text:alphabetical-index-mark-start text:id="IMark74858008"/><text:alphabetical-index-mark-start text:id="IMark74960072"/>g++<text:alphabetical-index-mark-end text:id="IMark74960072"/><text:alphabetical-index-mark-end text:id="IMark74858008"/><text:alphabetical-index-mark-end text:id="IMark73775032"/><text:alphabetical-index-mark-end text:id="IMark80311432"/><text:alphabetical-index-mark-end text:id="IMark80134328"/><text:alphabetical-index-mark-end text:id="IMark78437032"/><text:alphabetical-index-mark-end text:id="IMark78690744"/><text:alphabetical-index-mark-end text:id="IMark78210264"/><text:alphabetical-index-mark-end text:id="IMark63674312"/> -std=c++17 -Wall -O3 -c <text:alphabetical-index-mark-start text:id="IMark78158344"/><text:alphabetical-index-mark-start text:id="IMark80656696"/><text:alphabetical-index-mark-start text:id="IMark74947432"/><text:alphabetical-index-mark-start text:id="IMark77195672"/><text:alphabetical-index-mark-start text:id="IMark74956232"/><text:alphabetical-index-mark-start text:id="IMark77773048"/><text:alphabetical-index-mark-start text:id="IMark78706088"/><text:alphabetical-index-mark-start text:id="IMark80120584"/><text:alphabetical-index-mark-start text:id="IMark79291224"/><text:alphabetical-index-mark-start text:id="IMark79290264"/><text:alphabetical-index-mark-start text:id="IMark79292184"/><text:alphabetical-index-mark-start text:id="IMark64509304"/><text:alphabetical-index-mark-start text:id="IMark78419560"/><text:alphabetical-index-mark-start text:id="IMark79289304"/><text:alphabetical-index-mark-start text:id="IMark82513048"/><text:alphabetical-index-mark-start text:id="IMark82591736"/><text:alphabetical-index-mark-start text:id="IMark80302824"/><text:alphabetical-index-mark-start text:id="IMark80508664"/>sql<text:alphabetical-index-mark-end text:id="IMark80508664"/><text:alphabetical-index-mark-end text:id="IMark80302824"/><text:alphabetical-index-mark-end text:id="IMark82591736"/><text:alphabetical-index-mark-end text:id="IMark82513048"/><text:alphabetical-index-mark-end text:id="IMark79289304"/><text:alphabetical-index-mark-end text:id="IMark78419560"/><text:alphabetical-index-mark-end text:id="IMark64509304"/><text:alphabetical-index-mark-end text:id="IMark79292184"/><text:alphabetical-index-mark-end text:id="IMark79290264"/><text:alphabetical-index-mark-end text:id="IMark79291224"/><text:alphabetical-index-mark-end text:id="IMark80120584"/><text:alphabetical-index-mark-end text:id="IMark78706088"/><text:alphabetical-index-mark-end text:id="IMark77773048"/><text:alphabetical-index-mark-end text:id="IMark74956232"/><text:alphabetical-index-mark-end text:id="IMark77195672"/><text:alphabetical-index-mark-end text:id="IMark74947432"/><text:alphabetical-index-mark-end text:id="IMark80656696"/><text:alphabetical-index-mark-end text:id="IMark78158344"/>p0<text:alphabetical-index-mark-start text:id="IMark79287384"/><text:alphabetical-index-mark-start text:id="IMark78212184"/><text:alphabetical-index-mark-start text:id="IMark82492264"/><text:alphabetical-index-mark-start text:id="IMark79546440"/><text:alphabetical-index-mark-start text:id="IMark80319112"/><text:alphabetical-index-mark-start text:id="IMark80291112"/><text:alphabetical-index-mark-start text:id="IMark80307624"/><text:alphabetical-index-mark-start text:id="IMark80318152"/><text:alphabetical-index-mark-start text:id="IMark82136376"/>.cpp<text:alphabetical-index-mark-end text:id="IMark82136376"/><text:alphabetical-index-mark-end text:id="IMark80318152"/><text:alphabetical-index-mark-end text:id="IMark80307624"/><text:alphabetical-index-mark-end text:id="IMark80291112"/><text:alphabetical-index-mark-end text:id="IMark80319112"/><text:alphabetical-index-mark-end text:id="IMark79546440"/><text:alphabetical-index-mark-end text:id="IMark82492264"/><text:alphabetical-index-mark-end text:id="IMark78212184"/><text:alphabetical-index-mark-end text:id="IMark79287384"/> <text:alphabetical-index-mark-start text:id="IMark36129848"/><text:alphabetical-index-mark-start text:id="IMark79295064"/><text:alphabetical-index-mark-start text:id="IMark64190088"/><text:alphabetical-index-mark-start text:id="IMark65411512"/><text:alphabetical-index-mark-start text:id="IMark79792072"/><text:alphabetical-index-mark-start text:id="IMark78213144"/><text:alphabetical-index-mark-start text:id="IMark78209304"/><text:alphabetical-index-mark-start text:id="IMark82511128"/><text:alphabetical-index-mark-start text:id="IMark73277496"/><text:alphabetical-index-mark-start text:id="IMark80292072"/><text:alphabetical-index-mark-start text:id="IMark75120888"/><text:alphabetical-index-mark-start text:id="IMark78253544"/><text:alphabetical-index-mark-start text:id="IMark75084744"/><text:alphabetical-index-mark-start text:id="IMark78169656"/><text:alphabetical-index-mark-start text:id="IMark77053944"/><text:alphabetical-index-mark-start text:id="IMark78437992"/><text:alphabetical-index-mark-start text:id="IMark64215560"/><text:alphabetical-index-mark-start text:id="IMark74959112"/>sql<text:alphabetical-index-mark-end text:id="IMark74959112"/><text:alphabetical-index-mark-end text:id="IMark64215560"/><text:alphabetical-index-mark-end text:id="IMark78437992"/><text:alphabetical-index-mark-end text:id="IMark77053944"/><text:alphabetical-index-mark-end text:id="IMark78169656"/><text:alphabetical-index-mark-end text:id="IMark75084744"/><text:alphabetical-index-mark-end text:id="IMark78253544"/><text:alphabetical-index-mark-end text:id="IMark75120888"/><text:alphabetical-index-mark-end text:id="IMark80292072"/><text:alphabetical-index-mark-end text:id="IMark73277496"/><text:alphabetical-index-mark-end text:id="IMark82511128"/><text:alphabetical-index-mark-end text:id="IMark78209304"/><text:alphabetical-index-mark-end text:id="IMark78213144"/><text:alphabetical-index-mark-end text:id="IMark79792072"/><text:alphabetical-index-mark-end text:id="IMark65411512"/><text:alphabetical-index-mark-end text:id="IMark64190088"/><text:alphabetical-index-mark-end text:id="IMark79295064"/><text:alphabetical-index-mark-end text:id="IMark36129848"/>p1<text:alphabetical-index-mark-start text:id="IMark80308584"/><text:alphabetical-index-mark-start text:id="IMark80234456"/><text:alphabetical-index-mark-start text:id="IMark79297944"/><text:alphabetical-index-mark-start text:id="IMark78984952"/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.cpp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<text:alphabetical-index-mark-end text:id="IMark78984952"/><text:alphabetical-index-mark-end text:id="IMark79297944"/><text:alphabetical-index-mark-end text:id="IMark80234456"/><text:alphabetical-index-mark-end text:id="IMark80308584"/></text:p>
      <text:p text:style-name="P30"/>
      <text:p text:style-name="P30"><text:alphabetical-index-mark-start text:id="IMark77098312"/><text:alphabetical-index-mark-start text:id="IMark74876872"/><text:alphabetical-index-mark-start text:id="IMark79570696"/><text:alphabetical-index-mark-start text:id="IMark74962952"/><text:alphabetical-index-mark-start text:id="IMark77776888"/><text:alphabetical-index-mark-start text:id="IMark78990888"/><text:alphabetical-index-mark-start text:id="IMark80131448"/><text:alphabetical-index-mark-start text:id="IMark74197560"/><text:alphabetical-index-mark-start text:id="IMark74889016"/>Link<text:alphabetical-index-mark-end text:id="IMark74889016"/><text:alphabetical-index-mark-end text:id="IMark74197560"/><text:alphabetical-index-mark-end text:id="IMark80131448"/><text:alphabetical-index-mark-end text:id="IMark78990888"/><text:alphabetical-index-mark-end text:id="IMark77776888"/><text:alphabetical-index-mark-end text:id="IMark74962952"/><text:alphabetical-index-mark-end text:id="IMark79570696"/><text:alphabetical-index-mark-end text:id="IMark74876872"/><text:alphabetical-index-mark-end text:id="IMark77098312"/> as:</text:p>
      <text:p text:style-name="P30"/>
      <text:p text:style-name="P75"><text:alphabetical-index-mark-start text:id="IMark64521320"/><text:alphabetical-index-mark-start text:id="IMark74957192"/>g++<text:alphabetical-index-mark-end text:id="IMark74957192"/><text:alphabetical-index-mark-end text:id="IMark64521320"/> -std=c++17 -Wall -O3 <text:alphabetical-index-mark-start text:id="IMark78369320"/><text:alphabetical-index-mark-start text:id="IMark75080376"/><text:alphabetical-index-mark-start text:id="IMark75081336"/><text:alphabetical-index-mark-start text:id="IMark78837656"/>sql<text:alphabetical-index-mark-end text:id="IMark78837656"/><text:alphabetical-index-mark-end text:id="IMark75081336"/><text:alphabetical-index-mark-end text:id="IMark75080376"/><text:alphabetical-index-mark-end text:id="IMark78369320"/>p0.o <text:alphabetical-index-mark-start text:id="IMark73829608"/><text:alphabetical-index-mark-start text:id="IMark74961032"/><text:alphabetical-index-mark-start text:id="IMark64436136"/><text:alphabetical-index-mark-start text:id="IMark48640552"/>sql<text:alphabetical-index-mark-end text:id="IMark48640552"/><text:alphabetical-index-mark-end text:id="IMark64436136"/><text:alphabetical-index-mark-end text:id="IMark74961032"/><text:alphabetical-index-mark-end text:id="IMark73829608"/>p1.o -o <text:alphabetical-index-mark-start text:id="IMark78707048"/><text:alphabetical-index-mark-start text:id="IMark78911496"/><text:alphabetical-index-mark-start text:id="IMark78374152"/><text:alphabetical-index-mark-start text:id="IMark80148504"/>sql<text:alphabetical-index-mark-end text:id="IMark80148504"/><text:alphabetical-index-mark-end text:id="IMark78374152"/><text:alphabetical-index-mark-end text:id="IMark78911496"/><text:alphabetical-index-mark-end text:id="IMark78707048"/>p -<text:alphabetical-index-mark-start text:id="IMark79065464"/><text:alphabetical-index-mark-start text:id="IMark74690040"/>l<text:alphabetical-index-mark-start text:id="IMark80135288"/><text:alphabetical-index-mark-start text:id="IMark78211224"/><text:alphabetical-index-mark-start text:id="IMark79097784"/><text:alphabetical-index-mark-start text:id="IMark78436072"/><text:alphabetical-index-mark-start text:id="IMark77328424"/><text:alphabetical-index-mark-start text:id="IMark77891976"/>sql<text:alphabetical-index-mark-end text:id="IMark77891976"/><text:alphabetical-index-mark-end text:id="IMark77328424"/><text:alphabetical-index-mark-end text:id="IMark78436072"/><text:alphabetical-index-mark-end text:id="IMark79097784"/>ite<text:alphabetical-index-mark-end text:id="IMark78211224"/><text:alphabetical-index-mark-end text:id="IMark80135288"/><text:alphabetical-index-mark-end text:id="IMark74690040"/><text:alphabetical-index-mark-end text:id="IMark79065464"/>3 -f<text:alphabetical-index-mark-start text:id="IMark77096392"/><text:alphabetical-index-mark-start text:id="IMark56755208"/>openmp<text:alphabetical-index-mark-end text:id="IMark56755208"/><text:alphabetical-index-mark-end text:id="IMark77096392"/> -I[<text:alphabetical-index-mark-start text:id="IMark79453880"/><text:alphabetical-index-mark-start text:id="IMark64087992"/>path<text:alphabetical-index-mark-end text:id="IMark64087992"/><text:alphabetical-index-mark-end text:id="IMark79453880"/> to your <text:alphabetical-index-mark-start text:id="IMark77774968"/><text:alphabetical-index-mark-start text:id="IMark80315272"/>HDFql<text:alphabetical-index-mark-end text:id="IMark80315272"/><text:alphabetical-index-mark-end text:id="IMark77774968"/> include <text:alphabetical-index-mark-start text:id="IMark74214056"/><text:alphabetical-index-mark-start text:id="IMark74921928"/>folder<text:alphabetical-index-mark-end text:id="IMark74921928"/><text:alphabetical-index-mark-end text:id="IMark74214056"/>] [<text:alphabetical-index-mark-start text:id="IMark80503720"/><text:alphabetical-index-mark-start text:id="IMark73738952"/>path<text:alphabetical-index-mark-end text:id="IMark73738952"/><text:alphabetical-index-mark-end text:id="IMark80503720"/> to your <text:alphabetical-index-mark-start text:id="IMark75071880"/><text:alphabetical-index-mark-start text:id="IMark74404184"/>HDFql<text:alphabetical-index-mark-end text:id="IMark74404184"/><text:alphabetical-index-mark-end text:id="IMark75071880"/> wrapper/cpp <text:alphabetical-index-mark-start text:id="IMark80304744"/><text:alphabetical-index-mark-start text:id="IMark73732440"/>folder<text:alphabetical-index-mark-end text:id="IMark73732440"/><text:alphabetical-index-mark-end text:id="IMark80304744"/>]/lib<text:alphabetical-index-mark-start text:id="IMark80265800"/><text:alphabetical-index-mark-start text:id="IMark80303784"/>HDFql<text:alphabetical-index-mark-end text:id="IMark80303784"/><text:alphabetical-index-mark-end text:id="IMark80265800"/>.a -ldl</text:p>
      <text:p text:style-name="P75"/>
      <text:p text:style-name="P81">where </text:p>
      <text:p text:style-name="P75"/>
      <text:p text:style-name="P75">[<text:alphabetical-index-mark-start text:id="IMark77094472"/><text:alphabetical-index-mark-start text:id="IMark77143704"/>path<text:alphabetical-index-mark-end text:id="IMark77143704"/><text:alphabetical-index-mark-end text:id="IMark77094472"/> to your <text:alphabetical-index-mark-start text:id="IMark73764584"/><text:alphabetical-index-mark-start text:id="IMark73020760"/>HDFql<text:alphabetical-index-mark-end text:id="IMark73020760"/><text:alphabetical-index-mark-end text:id="IMark73764584"/> include <text:alphabetical-index-mark-start text:id="IMark74776728"/><text:alphabetical-index-mark-start text:id="IMark73293384"/>folder<text:alphabetical-index-mark-end text:id="IMark73293384"/><text:alphabetical-index-mark-end text:id="IMark74776728"/>]<text:span text:style-name="T47"> </text:span></text:p>
      <text:p text:style-name="P81"/>
      <text:p text:style-name="P75"><text:span text:style-name="T47">is the </text:span><text:alphabetical-index-mark-start text:id="IMark64186632"/><text:alphabetical-index-mark-start text:id="IMark75067384"/><text:span text:style-name="T47">path</text:span><text:alphabetical-index-mark-end text:id="IMark75067384"/><text:alphabetical-index-mark-end text:id="IMark64186632"/><text:span text:style-name="T47"> on your computer to the include </text:span><text:alphabetical-index-mark-start text:id="IMark72881080"/><text:alphabetical-index-mark-start text:id="IMark74958152"/><text:span text:style-name="T47">folder</text:span><text:alphabetical-index-mark-end text:id="IMark74958152"/><text:alphabetical-index-mark-end text:id="IMark72881080"/><text:span text:style-name="T47"> of </text:span><text:alphabetical-index-mark-start text:id="IMark77894856"/><text:alphabetical-index-mark-start text:id="IMark73844424"/><text:span text:style-name="T47">HDFql</text:span><text:alphabetical-index-mark-end text:id="IMark73844424"/><text:alphabetical-index-mark-end text:id="IMark77894856"/><text:span text:style-name="T47">. In my case, for example, this is</text:span></text:p>
      <text:p text:style-name="P81"/>
      <text:p text:style-name="P75">/usr/include/<text:alphabetical-index-mark-start text:id="IMark77779336"/><text:alphabetical-index-mark-start text:id="IMark80260392"/>hdfql<text:alphabetical-index-mark-end text:id="IMark80260392"/><text:alphabetical-index-mark-end text:id="IMark77779336"/>/serial/include/</text:p>
      <text:p text:style-name="P81"/>
      <text:p text:style-name="P81">and for the wrappers</text:p>
      <text:p text:style-name="P81"><text:soft-page-break/></text:p>
      <text:p text:style-name="P75">/usr/include/<text:alphabetical-index-mark-start text:id="IMark80317192"/><text:alphabetical-index-mark-start text:id="IMark57025224"/>hdfql<text:alphabetical-index-mark-end text:id="IMark57025224"/><text:alphabetical-index-mark-end text:id="IMark80317192"/>/serial/wrapper/cpp/</text:p>
      <text:p text:style-name="P75"/>
      <text:p text:style-name="P30"/>
      <text:p text:style-name="P48">Users with other <text:alphabetical-index-mark-start text:id="IMark74894776"/><text:alphabetical-index-mark-start text:id="IMark74873992"/><text:alphabetical-index-mark-start text:id="IMark80125064"/><text:alphabetical-index-mark-start text:id="IMark74859928"/><text:alphabetical-index-mark-start text:id="IMark74875912"/><text:alphabetical-index-mark-start text:id="IMark74961992"/><text:alphabetical-index-mark-start text:id="IMark78371272"/><text:alphabetical-index-mark-start text:id="IMark78434152"/><text:alphabetical-index-mark-start text:id="IMark73431512"/>operating<text:alphabetical-index-mark-end text:id="IMark73431512"/><text:alphabetical-index-mark-end text:id="IMark78434152"/><text:alphabetical-index-mark-end text:id="IMark78371272"/><text:alphabetical-index-mark-end text:id="IMark74961992"/><text:alphabetical-index-mark-end text:id="IMark74875912"/><text:alphabetical-index-mark-end text:id="IMark74859928"/><text:alphabetical-index-mark-end text:id="IMark80125064"/><text:alphabetical-index-mark-end text:id="IMark74873992"/><text:alphabetical-index-mark-end text:id="IMark74894776"/> <text:alphabetical-index-mark-start text:id="IMark78599432"/><text:alphabetical-index-mark-start text:id="IMark80289192"/><text:alphabetical-index-mark-start text:id="IMark75069848"/><text:alphabetical-index-mark-start text:id="IMark77754824"/><text:alphabetical-index-mark-start text:id="IMark74950616"/><text:alphabetical-index-mark-start text:id="IMark79106920"/><text:alphabetical-index-mark-start text:id="IMark74709928"/><text:alphabetical-index-mark-start text:id="IMark80290152"/><text:alphabetical-index-mark-start text:id="IMark79698408"/><text:alphabetical-index-mark-start text:id="IMark82510168"/><text:alphabetical-index-mark-start text:id="IMark74953352"/><text:alphabetical-index-mark-start text:id="IMark82514008"/>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74874952"/>system<text:alphabetical-index-mark-end text:id="IMark74874952"/>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2088"/><text:alphabetical-index-mark-end text:id="IMark82514008"/><text:alphabetical-index-mark-end text:id="IMark74953352"/><text:alphabetical-index-mark-end text:id="IMark82510168"/><text:alphabetical-index-mark-end text:id="IMark79698408"/><text:alphabetical-index-mark-end text:id="IMark80290152"/><text:alphabetical-index-mark-end text:id="IMark74709928"/><text:alphabetical-index-mark-end text:id="IMark79106920"/><text:alphabetical-index-mark-end text:id="IMark74950616"/><text:alphabetical-index-mark-end text:id="IMark77754824"/><text:alphabetical-index-mark-end text:id="IMark75069848"/><text:alphabetical-index-mark-end text:id="IMark80289192"/><text:alphabetical-index-mark-end text:id="IMark78599432"/>s or co<text:alphabetical-index-mark-start text:id="IMark77095432"/><text:alphabetical-index-mark-start text:id="IMark74889976"/><text:alphabetical-index-mark-start text:id="IMark78954328"/><text:alphabetical-index-mark-start text:id="IMark78914376"/><text:alphabetical-index-mark-start text:id="IMark79296984"/><text:alphabetical-index-mark-start text:id="IMark78912456"/><text:alphabetical-index-mark-start text:id="IMark78377992"/><text:alphabetical-index-mark-start text:id="IMark79456904"/><text:alphabetical-index-mark-start text:id="IMark66152360"/>mpi<text:alphabetical-index-mark-end text:id="IMark66152360"/><text:alphabetical-index-mark-end text:id="IMark79456904"/><text:alphabetical-index-mark-end text:id="IMark78377992"/><text:alphabetical-index-mark-end text:id="IMark78912456"/><text:alphabetical-index-mark-end text:id="IMark79296984"/><text:alphabetical-index-mark-end text:id="IMark78914376"/><text:alphabetical-index-mark-end text:id="IMark78954328"/><text:alphabetical-index-mark-end text:id="IMark74889976"/><text:alphabetical-index-mark-end text:id="IMark77095432"/>lers will find little or no <text:alphabetical-index-mark-start text:id="IMark78368360"/><text:alphabetical-index-mark-start text:id="IMark74954312"/><text:alphabetical-index-mark-start text:id="IMark78913416"/><text:alphabetical-index-mark-start text:id="IMark56740440"/><text:alphabetical-index-mark-start text:id="IMark77144664"/><text:alphabetical-index-mark-start text:id="IMark79967256"/><text:alphabetical-index-mark-start text:id="IMark79319768"/><text:alphabetical-index-mark-start text:id="IMark79294104"/><text:alphabetical-index-mark-start text:id="IMark79296024"/>trouble<text:alphabetical-index-mark-end text:id="IMark79296024"/><text:alphabetical-index-mark-end text:id="IMark79294104"/><text:alphabetical-index-mark-end text:id="IMark79319768"/><text:alphabetical-index-mark-end text:id="IMark79967256"/><text:alphabetical-index-mark-end text:id="IMark77144664"/><text:alphabetical-index-mark-end text:id="IMark56740440"/><text:alphabetical-index-mark-end text:id="IMark78913416"/><text:alphabetical-index-mark-end text:id="IMark74954312"/><text:alphabetical-index-mark-end text:id="IMark78368360"/> adapting the co<text:alphabetical-index-mark-start text:id="IMark74860888"/><text:alphabetical-index-mark-start text:id="IMark80136248"/><text:alphabetical-index-mark-start text:id="IMark80132408"/><text:alphabetical-index-mark-start text:id="IMark56513672"/><text:alphabetical-index-mark-start text:id="IMark78812472"/><text:alphabetical-index-mark-start text:id="IMark78708968"/><text:alphabetical-index-mark-start text:id="IMark74893816"/><text:alphabetical-index-mark-start text:id="IMark74873032"/><text:alphabetical-index-mark-start text:id="IMark74920968"/>mpi<text:alphabetical-index-mark-end text:id="IMark74920968"/><text:alphabetical-index-mark-end text:id="IMark74873032"/><text:alphabetical-index-mark-end text:id="IMark74893816"/><text:alphabetical-index-mark-end text:id="IMark78708968"/><text:alphabetical-index-mark-end text:id="IMark78812472"/><text:alphabetical-index-mark-end text:id="IMark56513672"/><text:alphabetical-index-mark-end text:id="IMark80132408"/><text:alphabetical-index-mark-end text:id="IMark80136248"/><text:alphabetical-index-mark-end text:id="IMark74860888"/>le and <text:alphabetical-index-mark-start text:id="IMark78529624"/><text:alphabetical-index-mark-start text:id="IMark78705128"/><text:alphabetical-index-mark-start text:id="IMark80316232"/><text:alphabetical-index-mark-start text:id="IMark78708008"/><text:alphabetical-index-mark-start text:id="IMark77362840"/><text:alphabetical-index-mark-start text:id="IMark80312392"/><text:alphabetical-index-mark-start text:id="IMark78627496"/><text:alphabetical-index-mark-start text:id="IMark74871112"/><text:alphabetical-index-mark-start text:id="IMark79318808"/>link<text:alphabetical-index-mark-end text:id="IMark79318808"/><text:alphabetical-index-mark-end text:id="IMark74871112"/><text:alphabetical-index-mark-end text:id="IMark78627496"/><text:alphabetical-index-mark-end text:id="IMark80312392"/><text:alphabetical-index-mark-end text:id="IMark77362840"/><text:alphabetical-index-mark-end text:id="IMark78708008"/><text:alphabetical-index-mark-end text:id="IMark80316232"/><text:alphabetical-index-mark-end text:id="IMark78705128"/><text:alphabetical-index-mark-end text:id="IMark78529624"/> <text:alphabetical-index-mark-start text:id="IMark79293144"/><text:alphabetical-index-mark-start text:id="IMark78376072"/><text:alphabetical-index-mark-start text:id="IMark78373192"/><text:alphabetical-index-mark-start text:id="IMark77145624"/><text:alphabetical-index-mark-start text:id="IMark77108344"/><text:alphabetical-index-mark-start text:id="IMark74215016"/><text:alphabetical-index-mark-start text:id="IMark80305704"/><text:alphabetical-index-mark-start text:id="IMark79288344"/><text:alphabetical-index-mark-start text:id="IMark79063544"/>snippet<text:alphabetical-index-mark-end text:id="IMark79063544"/><text:alphabetical-index-mark-end text:id="IMark79288344"/><text:alphabetical-index-mark-end text:id="IMark80305704"/>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376072"/><text:alphabetical-index-mark-end text:id="IMark79293144"/>s above. Please let me know your <text:alphabetical-index-mark-start text:id="IMark77772088"/><text:alphabetical-index-mark-start text:id="IMark80234456"/><text:alphabetical-index-mark-start text:id="IMark80308584"/><text:alphabetical-index-mark-start text:id="IMark79297944"/><text:alphabetical-index-mark-start text:id="IMark78984952"/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36129848"/><text:alphabetical-index-mark-start text:id="IMark79295064"/><text:alphabetical-index-mark-start text:id="IMark64190088"/><text:alphabetical-index-mark-start text:id="IMark65411512"/><text:alphabetical-index-mark-start text:id="IMark79792072"/><text:alphabetical-index-mark-start text:id="IMark78213144"/><text:alphabetical-index-mark-start text:id="IMark78209304"/><text:alphabetical-index-mark-start text:id="IMark82511128"/>result<text:alphabetical-index-mark-end text:id="IMark82511128"/><text:alphabetical-index-mark-end text:id="IMark78209304"/><text:alphabetical-index-mark-end text:id="IMark78213144"/><text:alphabetical-index-mark-end text:id="IMark79792072"/><text:alphabetical-index-mark-end text:id="IMark65411512"/><text:alphabetical-index-mark-end text:id="IMark64190088"/><text:alphabetical-index-mark-end text:id="IMark79295064"/><text:alphabetical-index-mark-end text:id="IMark36129848"/><text:alphabetical-index-mark-end text:id="IMark79315928"/>s<text:alphabetical-index-mark-end text:id="IMark77875544"/><text:alphabetical-index-mark-end text:id="IMark78375112"/><text:alphabetical-index-mark-end text:id="IMark78226248"/><text:alphabetical-index-mark-end text:id="IMark79776200"/><text:alphabetical-index-mark-end text:id="IMark78984952"/><text:alphabetical-index-mark-end text:id="IMark79297944"/><text:alphabetical-index-mark-end text:id="IMark80308584"/><text:alphabetical-index-mark-end text:id="IMark80234456"/><text:alphabetical-index-mark-end text:id="IMark77772088"/> in this regard.</text:p>
      <text:p text:style-name="P48"/>
      <text:p text:style-name="P30"/>
      <text:h text:style-name="Heading_20_2" text:outline-level="2"><text:bookmark-start text:name="__RefHeading___Toc989_76759228"/>5.2. <text:span text:style-name="T20">De</text:span><text:alphabetical-index-mark-start text:id="IMark78169656"/><text:alphabetical-index-mark-start text:id="IMark78437992"/><text:alphabetical-index-mark-start text:id="IMark64215560"/><text:alphabetical-index-mark-start text:id="IMark74959112"/><text:alphabetical-index-mark-start text:id="IMark79287384"/><text:alphabetical-index-mark-start text:id="IMark78212184"/><text:alphabetical-index-mark-start text:id="IMark82492264"/><text:alphabetical-index-mark-start text:id="IMark79546440"/><text:alphabetical-index-mark-start text:id="IMark80319112"/>install<text:alphabetical-index-mark-end text:id="IMark80319112"/><text:alphabetical-index-mark-end text:id="IMark79546440"/><text:alphabetical-index-mark-end text:id="IMark82492264"/><text:alphabetical-index-mark-end text:id="IMark78212184"/><text:alphabetical-index-mark-end text:id="IMark79287384"/><text:alphabetical-index-mark-end text:id="IMark74959112"/><text:alphabetical-index-mark-end text:id="IMark64215560"/><text:alphabetical-index-mark-end text:id="IMark78437992"/><text:alphabetical-index-mark-end text:id="IMark78169656"/><text:span text:style-name="T20">ation</text:span><text:bookmark-end text:name="__RefHeading___Toc989_76759228"/></text:h>
      <text:p text:style-name="P30"/>
      <text:p text:style-name="P30">Delete the <text:alphabetical-index-mark-start text:id="IMark78158344"/><text:alphabetical-index-mark-start text:id="IMark80656696"/><text:alphabetical-index-mark-start text:id="IMark74947432"/><text:alphabetical-index-mark-start text:id="IMark77195672"/><text:alphabetical-index-mark-start text:id="IMark74956232"/><text:alphabetical-index-mark-start text:id="IMark77773048"/><text:alphabetical-index-mark-start text:id="IMark78706088"/><text:alphabetical-index-mark-start text:id="IMark80120584"/><text:alphabetical-index-mark-start text:id="IMark79291224"/>folder<text:alphabetical-index-mark-end text:id="IMark79291224"/><text:alphabetical-index-mark-end text:id="IMark80120584"/><text:alphabetical-index-mark-end text:id="IMark78706088"/><text:alphabetical-index-mark-end text:id="IMark77773048"/><text:alphabetical-index-mark-end text:id="IMark74956232"/><text:alphabetical-index-mark-end text:id="IMark77195672"/><text:alphabetical-index-mark-end text:id="IMark74947432"/><text:alphabetical-index-mark-end text:id="IMark80656696"/><text:alphabetical-index-mark-end text:id="IMark78158344"/> containing the contents of this <text:alphabetical-index-mark-start text:id="IMark79290264"/><text:alphabetical-index-mark-start text:id="IMark79292184"/><text:alphabetical-index-mark-start text:id="IMark64509304"/><text:alphabetical-index-mark-start text:id="IMark78419560"/><text:alphabetical-index-mark-start text:id="IMark79289304"/><text:alphabetical-index-mark-start text:id="IMark82513048"/><text:alphabetical-index-mark-start text:id="IMark82591736"/><text:alphabetical-index-mark-start text:id="IMark80302824"/><text:alphabetical-index-mark-start text:id="IMark80508664"/>file<text:alphabetical-index-mark-end text:id="IMark80508664"/><text:alphabetical-index-mark-end text:id="IMark80302824"/><text:alphabetical-index-mark-end text:id="IMark82591736"/><text:alphabetical-index-mark-end text:id="IMark82513048"/><text:alphabetical-index-mark-end text:id="IMark79289304"/><text:alphabetical-index-mark-end text:id="IMark78419560"/><text:alphabetical-index-mark-end text:id="IMark64509304"/><text:alphabetical-index-mark-end text:id="IMark79292184"/><text:alphabetical-index-mark-end text:id="IMark79290264"/> from your <text:alphabetical-index-mark-start text:id="IMark63674312"/><text:alphabetical-index-mark-start text:id="IMark78210264"/><text:alphabetical-index-mark-start text:id="IMark78690744"/><text:alphabetical-index-mark-start text:id="IMark78437032"/><text:alphabetical-index-mark-start text:id="IMark80134328"/><text:alphabetical-index-mark-start text:id="IMark80311432"/><text:alphabetical-index-mark-start text:id="IMark73775032"/><text:alphabetical-index-mark-start text:id="IMark74858008"/><text:alphabetical-index-mark-start text:id="IMark74960072"/><text:alphabetical-index-mark-start text:id="IMark77891016"/><text:alphabetical-index-mark-start text:id="IMark79938696"/><text:alphabetical-index-mark-start text:id="IMark74723656"/><text:alphabetical-index-mark-start text:id="IMark82589816"/><text:alphabetical-index-mark-start text:id="IMark74876872"/><text:alphabetical-index-mark-start text:id="IMark77098312"/><text:alphabetical-index-mark-start text:id="IMark79570696"/><text:alphabetical-index-mark-start text:id="IMark74962952"/><text:alphabetical-index-mark-start text:id="IMark77776888"/>system<text:alphabetical-index-mark-end text:id="IMark77776888"/><text:alphabetical-index-mark-end text:id="IMark74962952"/><text:alphabetical-index-mark-end text:id="IMark79570696"/><text:alphabetical-index-mark-end text:id="IMark77098312"/><text:alphabetical-index-mark-end text:id="IMark74876872"/><text:alphabetical-index-mark-end text:id="IMark82589816"/><text:alphabetical-index-mark-end text:id="IMark74723656"/><text:alphabetical-index-mark-end text:id="IMark79938696"/><text:alphabetical-index-mark-end text:id="IMark77891016"/><text:alphabetical-index-mark-end text:id="IMark74960072"/><text:alphabetical-index-mark-end text:id="IMark74858008"/><text:alphabetical-index-mark-end text:id="IMark73775032"/><text:alphabetical-index-mark-end text:id="IMark80311432"/><text:alphabetical-index-mark-end text:id="IMark80134328"/><text:alphabetical-index-mark-end text:id="IMark78437032"/><text:alphabetical-index-mark-end text:id="IMark78690744"/><text:alphabetical-index-mark-end text:id="IMark78210264"/><text:alphabetical-index-mark-end text:id="IMark63674312"/>. <text:span text:style-name="T69">In order to un</text:span><text:alphabetical-index-mark-start text:id="IMark78990888"/><text:alphabetical-index-mark-start text:id="IMark80131448"/><text:span text:style-name="T69">install</text:span><text:alphabetical-index-mark-end text:id="IMark80131448"/><text:alphabetical-index-mark-end text:id="IMark78990888"/><text:span text:style-name="T69"> </text:span><text:alphabetical-index-mark-start text:id="IMark74197560"/><text:alphabetical-index-mark-start text:id="IMark74889016"/><text:span text:style-name="T69">OpenMP</text:span><text:alphabetical-index-mark-end text:id="IMark74889016"/><text:alphabetical-index-mark-end text:id="IMark74197560"/><text:span text:style-name="T69">, </text:span><text:alphabetical-index-mark-start text:id="IMark74890936"/><text:alphabetical-index-mark-start text:id="IMark79210936"/><text:alphabetical-index-mark-start text:id="IMark74892856"/><text:alphabetical-index-mark-start text:id="IMark80303784"/><text:alphabetical-index-mark-start text:id="IMark80265800"/><text:alphabetical-index-mark-start text:id="IMark80304744"/><text:span text:style-name="T69">Sql</text:span><text:alphabetical-index-mark-end text:id="IMark80304744"/><text:alphabetical-index-mark-end text:id="IMark80265800"/><text:alphabetical-index-mark-end text:id="IMark80303784"/><text:alphabetical-index-mark-end text:id="IMark74892856"/><text:span text:style-name="T69">ite</text:span><text:alphabetical-index-mark-end text:id="IMark79210936"/><text:alphabetical-index-mark-end text:id="IMark74890936"/><text:span text:style-name="T69">3 and other </text:span><text:alphabetical-index-mark-start text:id="IMark73732440"/><text:alphabetical-index-mark-start text:id="IMark75071880"/><text:span text:style-name="T69">libraries</text:span><text:alphabetical-index-mark-end text:id="IMark75071880"/><text:alphabetical-index-mark-end text:id="IMark73732440"/><text:span text:style-name="T69"> involved, refer to their respective manuals.</text:span></text:p>
      <text:p text:style-name="P30"/>
      <text:p text:style-name="P30"/>
      <text:h text:style-name="Heading_20_2" text:outline-level="2"><text:bookmark-start text:name="__RefHeading___Toc991_76759228"/>5.3. <text:alphabetical-index-mark-start text:id="IMark79453880"/><text:alphabetical-index-mark-start text:id="IMark77096392"/><text:alphabetical-index-mark-start text:id="IMark56755208"/><text:alphabetical-index-mark-start text:id="IMark79065464"/><text:alphabetical-index-mark-start text:id="IMark74690040"/><text:alphabetical-index-mark-start text:id="IMark80135288"/><text:alphabetical-index-mark-start text:id="IMark78211224"/><text:span text:style-name="T50">Call</text:span><text:alphabetical-index-mark-end text:id="IMark78211224"/><text:alphabetical-index-mark-end text:id="IMark80135288"/><text:alphabetical-index-mark-end text:id="IMark74690040"/><text:alphabetical-index-mark-end text:id="IMark79065464"/><text:alphabetical-index-mark-end text:id="IMark56755208"/><text:alphabetical-index-mark-end text:id="IMark77096392"/><text:alphabetical-index-mark-end text:id="IMark79453880"/><text:span text:style-name="T50">ing </text:span><text:alphabetical-index-mark-start text:id="IMark79097784"/><text:alphabetical-index-mark-start text:id="IMark78436072"/><text:alphabetical-index-mark-start text:id="IMark77328424"/><text:alphabetical-index-mark-start text:id="IMark77891976"/><text:alphabetical-index-mark-start text:id="IMark78707048"/><text:alphabetical-index-mark-start text:id="IMark78911496"/><text:alphabetical-index-mark-start text:id="IMark78374152"/><text:alphabetical-index-mark-start text:id="IMark80148504"/><text:alphabetical-index-mark-start text:id="IMark73829608"/><text:alphabetical-index-mark-start text:id="IMark74961032"/><text:alphabetical-index-mark-start text:id="IMark64436136"/><text:alphabetical-index-mark-start text:id="IMark48640552"/><text:alphabetical-index-mark-start text:id="IMark78369320"/><text:alphabetical-index-mark-start text:id="IMark75080376"/><text:span text:style-name="T50">sql</text:span><text:alphabetical-index-mark-end text:id="IMark75080376"/><text:alphabetical-index-mark-end text:id="IMark78369320"/><text:alphabetical-index-mark-end text:id="IMark48640552"/><text:alphabetical-index-mark-end text:id="IMark64436136"/><text:alphabetical-index-mark-end text:id="IMark74961032"/><text:alphabetical-index-mark-end text:id="IMark73829608"/><text:alphabetical-index-mark-end text:id="IMark80148504"/><text:alphabetical-index-mark-end text:id="IMark78374152"/><text:alphabetical-index-mark-end text:id="IMark78911496"/><text:alphabetical-index-mark-end text:id="IMark78707048"/><text:alphabetical-index-mark-end text:id="IMark77891976"/><text:alphabetical-index-mark-end text:id="IMark77328424"/><text:alphabetical-index-mark-end text:id="IMark78436072"/><text:alphabetical-index-mark-end text:id="IMark79097784"/><text:span text:style-name="T50">p with two arguments.</text:span><text:bookmark-end text:name="__RefHeading___Toc991_76759228"/></text:h>
      <text:p text:style-name="P30"/>
      <text:p text:style-name="P30">Assuming that you have <text:alphabetical-index-mark-start text:id="IMark73898184"/><text:alphabetical-index-mark-start text:id="IMark75083784"/><text:alphabetical-index-mark-start text:id="IMark80459368"/><text:alphabetical-index-mark-start text:id="IMark75085704"/><text:alphabetical-index-mark-start text:id="IMark73579640"/><text:alphabetical-index-mark-start text:id="IMark74955272"/><text:alphabetical-index-mark-start text:id="IMark80069960"/><text:alphabetical-index-mark-start text:id="IMark74776728"/><text:alphabetical-index-mark-start text:id="IMark73293384"/><text:alphabetical-index-mark-start text:id="IMark73764584"/><text:alphabetical-index-mark-start text:id="IMark73020760"/><text:alphabetical-index-mark-start text:id="IMark77094472"/><text:alphabetical-index-mark-start text:id="IMark77143704"/><text:alphabetical-index-mark-start text:id="IMark78377032"/><text:alphabetical-index-mark-start text:id="IMark77893896"/><text:alphabetical-index-mark-start text:id="IMark78372232"/><text:alphabetical-index-mark-start text:id="IMark73339864"/><text:alphabetical-index-mark-start text:id="IMark64229000"/>sql<text:alphabetical-index-mark-end text:id="IMark64229000"/><text:alphabetical-index-mark-end text:id="IMark73339864"/><text:alphabetical-index-mark-end text:id="IMark78372232"/><text:alphabetical-index-mark-end text:id="IMark77893896"/><text:alphabetical-index-mark-end text:id="IMark78377032"/><text:alphabetical-index-mark-end text:id="IMark77143704"/><text:alphabetical-index-mark-end text:id="IMark77094472"/><text:alphabetical-index-mark-end text:id="IMark73020760"/><text:alphabetical-index-mark-end text:id="IMark73764584"/><text:alphabetical-index-mark-end text:id="IMark73293384"/><text:alphabetical-index-mark-end text:id="IMark74776728"/><text:alphabetical-index-mark-end text:id="IMark80069960"/><text:alphabetical-index-mark-end text:id="IMark74955272"/><text:alphabetical-index-mark-end text:id="IMark73579640"/><text:alphabetical-index-mark-end text:id="IMark75085704"/><text:alphabetical-index-mark-end text:id="IMark80459368"/><text:alphabetical-index-mark-end text:id="IMark75083784"/><text:alphabetical-index-mark-end text:id="IMark73898184"/>p on the same <text:alphabetical-index-mark-start text:id="IMark80133368"/><text:alphabetical-index-mark-start text:id="IMark73845800"/><text:alphabetical-index-mark-start text:id="IMark48635224"/><text:alphabetical-index-mark-start text:id="IMark80130488"/><text:alphabetical-index-mark-start text:id="IMark64186632"/><text:alphabetical-index-mark-start text:id="IMark75067384"/><text:alphabetical-index-mark-start text:id="IMark48646552"/><text:alphabetical-index-mark-start text:id="IMark74143304"/><text:alphabetical-index-mark-start text:id="IMark74888056"/>folder<text:alphabetical-index-mark-end text:id="IMark74888056"/><text:alphabetical-index-mark-end text:id="IMark74143304"/><text:alphabetical-index-mark-end text:id="IMark48646552"/><text:alphabetical-index-mark-end text:id="IMark75067384"/><text:alphabetical-index-mark-end text:id="IMark64186632"/><text:alphabetical-index-mark-end text:id="IMark80130488"/><text:alphabetical-index-mark-end text:id="IMark48635224"/><text:alphabetical-index-mark-end text:id="IMark73845800"/><text:alphabetical-index-mark-end text:id="IMark80133368"/> that holds your <text:alphabetical-index-mark-start text:id="IMark72881080"/><text:alphabetical-index-mark-start text:id="IMark74958152"/><text:alphabetical-index-mark-start text:id="IMark74858968"/><text:alphabetical-index-mark-start text:id="IMark79317848"/><text:alphabetical-index-mark-start text:id="IMark77894856"/><text:alphabetical-index-mark-start text:id="IMark73844424"/><text:alphabetical-index-mark-start text:id="IMark77146584"/><text:alphabetical-index-mark-start text:id="IMark78420520"/><text:alphabetical-index-mark-start text:id="IMark66153032"/>database<text:alphabetical-index-mark-end text:id="IMark66153032"/><text:alphabetical-index-mark-end text:id="IMark78420520"/><text:alphabetical-index-mark-end text:id="IMark77146584"/><text:alphabetical-index-mark-end text:id="IMark73844424"/><text:alphabetical-index-mark-end text:id="IMark77894856"/><text:alphabetical-index-mark-end text:id="IMark79317848"/><text:alphabetical-index-mark-end text:id="IMark74858968"/><text:alphabetical-index-mark-end text:id="IMark74958152"/><text:alphabetical-index-mark-end text:id="IMark72881080"/>, <text:span text:style-name="T42">you are using a </text:span><text:alphabetical-index-mark-start text:id="IMark78214104"/><text:alphabetical-index-mark-start text:id="IMark79064504"/><text:alphabetical-index-mark-start text:id="IMark80260392"/><text:alphabetical-index-mark-start text:id="IMark77779336"/><text:alphabetical-index-mark-start text:id="IMark74694808"/><text:alphabetical-index-mark-start text:id="IMark77775928"/><text:alphabetical-index-mark-start text:id="IMark79558984"/><text:alphabetical-index-mark-start text:id="IMark80306664"/><text:alphabetical-index-mark-start text:id="IMark65133912"/><text:span text:style-name="T42">Linux</text:span><text:alphabetical-index-mark-end text:id="IMark65133912"/><text:alphabetical-index-mark-end text:id="IMark80306664"/><text:alphabetical-index-mark-end text:id="IMark79558984"/><text:alphabetical-index-mark-end text:id="IMark77775928"/><text:alphabetical-index-mark-end text:id="IMark74694808"/><text:alphabetical-index-mark-end text:id="IMark77779336"/><text:alphabetical-index-mark-end text:id="IMark80260392"/><text:alphabetical-index-mark-end text:id="IMark79064504"/><text:alphabetical-index-mark-end text:id="IMark78214104"/><text:span text:style-name="T42"> </text:span><text:alphabetical-index-mark-start text:id="IMark74129656"/><text:alphabetical-index-mark-start text:id="IMark77774008"/><text:alphabetical-index-mark-start text:id="IMark57025224"/><text:alphabetical-index-mark-start text:id="IMark80317192"/><text:alphabetical-index-mark-start text:id="IMark78215064"/><text:alphabetical-index-mark-start text:id="IMark74117000"/><text:alphabetical-index-mark-start text:id="IMark77892936"/><text:alphabetical-index-mark-start text:id="IMark78438952"/><text:alphabetical-index-mark-start text:id="IMark74872072"/><text:alphabetical-index-mark-start text:id="IMark80234456"/><text:alphabetical-index-mark-start text:id="IMark77772088"/><text:alphabetical-index-mark-start text:id="IMark80308584"/><text:alphabetical-index-mark-start text:id="IMark79297944"/><text:alphabetical-index-mark-start text:id="IMark78984952"/><text:alphabetical-index-mark-start text:id="IMark79776200"/><text:alphabetical-index-mark-start text:id="IMark78226248"/><text:alphabetical-index-mark-start text:id="IMark78375112"/><text:alphabetical-index-mark-start text:id="IMark77875544"/><text:span text:style-name="T42">system</text:span><text:alphabetical-index-mark-end text:id="IMark77875544"/><text:alphabetical-index-mark-end text:id="IMark78375112"/><text:alphabetical-index-mark-end text:id="IMark78226248"/><text:alphabetical-index-mark-end text:id="IMark79776200"/><text:alphabetical-index-mark-end text:id="IMark78984952"/><text:alphabetical-index-mark-end text:id="IMark79297944"/><text:alphabetical-index-mark-end text:id="IMark80308584"/><text:alphabetical-index-mark-end text:id="IMark77772088"/><text:alphabetical-index-mark-end text:id="IMark80234456"/><text:alphabetical-index-mark-end text:id="IMark74872072"/><text:alphabetical-index-mark-end text:id="IMark78438952"/><text:alphabetical-index-mark-end text:id="IMark77892936"/><text:alphabetical-index-mark-end text:id="IMark74117000"/><text:alphabetical-index-mark-end text:id="IMark78215064"/><text:alphabetical-index-mark-end text:id="IMark80317192"/><text:alphabetical-index-mark-end text:id="IMark57025224"/><text:alphabetical-index-mark-end text:id="IMark77774008"/><text:alphabetical-index-mark-end text:id="IMark74129656"/>, <text:span text:style-name="T51">and you do not want to use a </text:span><text:alphabetical-index-mark-start text:id="IMark79315928"/><text:alphabetical-index-mark-start text:id="IMark36129848"/><text:alphabetical-index-mark-start text:id="IMark79295064"/><text:alphabetical-index-mark-start text:id="IMark64190088"/><text:alphabetical-index-mark-start text:id="IMark65411512"/><text:alphabetical-index-mark-start text:id="IMark79792072"/><text:span text:style-name="T51">macro</text:span><text:alphabetical-index-mark-end text:id="IMark79792072"/><text:alphabetical-index-mark-end text:id="IMark65411512"/><text:alphabetical-index-mark-end text:id="IMark64190088"/><text:alphabetical-index-mark-end text:id="IMark79295064"/><text:alphabetical-index-mark-end text:id="IMark36129848"/><text:alphabetical-index-mark-end text:id="IMark79315928"/><text:span text:style-name="T51">, </text:span>briefly, in a <text:alphabetical-index-mark-start text:id="IMark78213144"/><text:alphabetical-index-mark-start text:id="IMark78209304"/><text:alphabetical-index-mark-start text:id="IMark82511128"/><text:alphabetical-index-mark-start text:id="IMark79293144"/><text:alphabetical-index-mark-start text:id="IMark78376072"/><text:alphabetical-index-mark-start text:id="IMark78373192"/><text:alphabetical-index-mark-start text:id="IMark77145624"/><text:alphabetical-index-mark-start text:id="IMark77108344"/><text:alphabetical-index-mark-start text:id="IMark74215016"/>terminal<text:alphabetical-index-mark-end text:id="IMark74215016"/><text:alphabetical-index-mark-end text:id="IMark77108344"/><text:alphabetical-index-mark-end text:id="IMark77145624"/><text:alphabetical-index-mark-end text:id="IMark78373192"/><text:alphabetical-index-mark-end text:id="IMark78376072"/><text:alphabetical-index-mark-end text:id="IMark79293144"/><text:alphabetical-index-mark-end text:id="IMark82511128"/><text:alphabetical-index-mark-end text:id="IMark78209304"/><text:alphabetical-index-mark-end text:id="IMark78213144"/> write:</text:p>
      <text:p text:style-name="P30"/>
      <text:p text:style-name="P67">./<text:alphabetical-index-mark-start text:id="IMark78705128"/><text:alphabetical-index-mark-start text:id="IMark80316232"/><text:alphabetical-index-mark-start text:id="IMark78708008"/><text:alphabetical-index-mark-start text:id="IMark77362840"/><text:alphabetical-index-mark-start text:id="IMark80312392"/><text:alphabetical-index-mark-start text:id="IMark78627496"/><text:alphabetical-index-mark-start text:id="IMark74871112"/><text:alphabetical-index-mark-start text:id="IMark79318808"/><text:alphabetical-index-mark-start text:id="IMark74860888"/><text:alphabetical-index-mark-start text:id="IMark80136248"/><text:alphabetical-index-mark-start text:id="IMark80132408"/><text:alphabetical-index-mark-start text:id="IMark56513672"/><text:alphabetical-index-mark-start text:id="IMark78812472"/><text:alphabetical-index-mark-start text:id="IMark78708968"/><text:alphabetical-index-mark-start text:id="IMark74893816"/><text:alphabetical-index-mark-start text:id="IMark74873032"/><text:alphabetical-index-mark-start text:id="IMark74920968"/><text:alphabetical-index-mark-start text:id="IMark78368360"/>sql<text:alphabetical-index-mark-end text:id="IMark78368360"/><text:alphabetical-index-mark-end text:id="IMark74920968"/><text:alphabetical-index-mark-end text:id="IMark74873032"/><text:alphabetical-index-mark-end text:id="IMark74893816"/><text:alphabetical-index-mark-end text:id="IMark78708968"/><text:alphabetical-index-mark-end text:id="IMark78812472"/><text:alphabetical-index-mark-end text:id="IMark56513672"/><text:alphabetical-index-mark-end text:id="IMark80132408"/><text:alphabetical-index-mark-end text:id="IMark80136248"/><text:alphabetical-index-mark-end text:id="IMark74860888"/><text:alphabetical-index-mark-end text:id="IMark79318808"/><text:alphabetical-index-mark-end text:id="IMark74871112"/><text:alphabetical-index-mark-end text:id="IMark78627496"/><text:alphabetical-index-mark-end text:id="IMark80312392"/><text:alphabetical-index-mark-end text:id="IMark77362840"/><text:alphabetical-index-mark-end text:id="IMark78708008"/><text:alphabetical-index-mark-end text:id="IMark80316232"/><text:alphabetical-index-mark-end text:id="IMark78705128"/>p [db] [<text:alphabetical-index-mark-start text:id="IMark74954312"/><text:alphabetical-index-mark-start text:id="IMark78913416"/><text:alphabetical-index-mark-start text:id="IMark56740440"/><text:alphabetical-index-mark-start text:id="IMark77144664"/><text:alphabetical-index-mark-start text:id="IMark79967256"/><text:alphabetical-index-mark-start text:id="IMark79319768"/><text:alphabetical-index-mark-start text:id="IMark79294104"/><text:alphabetical-index-mark-start text:id="IMark79296024"/><text:alphabetical-index-mark-start text:id="IMark77095432"/>query<text:alphabetical-index-mark-end text:id="IMark77095432"/><text:alphabetical-index-mark-end text:id="IMark79296024"/><text:alphabetical-index-mark-end text:id="IMark79294104"/><text:alphabetical-index-mark-end text:id="IMark79319768"/><text:alphabetical-index-mark-end text:id="IMark79967256"/><text:alphabetical-index-mark-end text:id="IMark77144664"/><text:alphabetical-index-mark-end text:id="IMark56740440"/><text:alphabetical-index-mark-end text:id="IMark78913416"/><text:alphabetical-index-mark-end text:id="IMark74954312"/>]</text:p>
      <text:p text:style-name="P30"/>
      <text:p text:style-name="P30">where</text:p>
      <text:p text:style-name="P30"/>
      <text:p text:style-name="P32"><text:span text:style-name="T22">[db]</text:span> is the <text:alphabetical-index-mark-start text:id="IMark66152360"/><text:alphabetical-index-mark-start text:id="IMark78599432"/><text:alphabetical-index-mark-start text:id="IMark80289192"/><text:alphabetical-index-mark-start text:id="IMark75069848"/><text:alphabetical-index-mark-start text:id="IMark77754824"/><text:alphabetical-index-mark-start text:id="IMark74950616"/><text:alphabetical-index-mark-start text:id="IMark79106920"/><text:alphabetical-index-mark-start text:id="IMark74709928"/><text:alphabetical-index-mark-start text:id="IMark80290152"/>database<text:alphabetical-index-mark-end text:id="IMark80290152"/><text:alphabetical-index-mark-end text:id="IMark74709928"/><text:alphabetical-index-mark-end text:id="IMark79106920"/><text:alphabetical-index-mark-end text:id="IMark74950616"/><text:alphabetical-index-mark-end text:id="IMark77754824"/><text:alphabetical-index-mark-end text:id="IMark75069848"/><text:alphabetical-index-mark-end text:id="IMark80289192"/><text:alphabetical-index-mark-end text:id="IMark78599432"/><text:alphabetical-index-mark-end text:id="IMark66152360"/> that you want to <text:alphabetical-index-mark-start text:id="IMark79698408"/><text:alphabetical-index-mark-start text:id="IMark82510168"/><text:alphabetical-index-mark-start text:id="IMark74953352"/><text:alphabetical-index-mark-start text:id="IMark82514008"/>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query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2088"/><text:alphabetical-index-mark-end text:id="IMark82514008"/><text:alphabetical-index-mark-end text:id="IMark74953352"/><text:alphabetical-index-mark-end text:id="IMark82510168"/><text:alphabetical-index-mark-end text:id="IMark79698408"/>, <text:span text:style-name="T70">either a </text:span><text:alphabetical-index-mark-start text:id="IMark74874952"/><text:alphabetical-index-mark-start text:id="IMark74894776"/><text:span text:style-name="T70">.db</text:span><text:alphabetical-index-mark-end text:id="IMark74894776"/><text:alphabetical-index-mark-end text:id="IMark74874952"/><text:span text:style-name="T70"> or </text:span><text:alphabetical-index-mark-start text:id="IMark74873992"/><text:alphabetical-index-mark-start text:id="IMark80125064"/><text:span text:style-name="T70">.h5</text:span><text:alphabetical-index-mark-end text:id="IMark80125064"/><text:alphabetical-index-mark-end text:id="IMark74873992"/><text:span text:style-name="T70"> type</text:span>.</text:p>
      <text:p text:style-name="P30"/>
      <text:p text:style-name="P30"><text:span text:style-name="T22">[</text:span><text:alphabetical-index-mark-start text:id="IMark73277496"/><text:alphabetical-index-mark-start text:id="IMark75120888"/><text:alphabetical-index-mark-start text:id="IMark80292072"/><text:alphabetical-index-mark-start text:id="IMark75084744"/><text:alphabetical-index-mark-start text:id="IMark78253544"/><text:alphabetical-index-mark-start text:id="IMark77053944"/><text:alphabetical-index-mark-start text:id="IMark78169656"/><text:alphabetical-index-mark-start text:id="IMark78437992"/><text:alphabetical-index-mark-start text:id="IMark64215560"/><text:span text:style-name="T22">query</text:span><text:alphabetical-index-mark-end text:id="IMark64215560"/><text:alphabetical-index-mark-end text:id="IMark78437992"/><text:alphabetical-index-mark-end text:id="IMark78169656"/><text:alphabetical-index-mark-end text:id="IMark77053944"/><text:alphabetical-index-mark-end text:id="IMark78253544"/><text:alphabetical-index-mark-end text:id="IMark75084744"/><text:alphabetical-index-mark-end text:id="IMark80292072"/><text:alphabetical-index-mark-end text:id="IMark75120888"/><text:alphabetical-index-mark-end text:id="IMark73277496"/><text:span text:style-name="T22">]</text:span> is a <text:alphabetical-index-mark-start text:id="IMark74959112"/><text:alphabetical-index-mark-start text:id="IMark79287384"/><text:alphabetical-index-mark-start text:id="IMark78212184"/><text:alphabetical-index-mark-start text:id="IMark82492264"/><text:alphabetical-index-mark-start text:id="IMark79546440"/><text:alphabetical-index-mark-start text:id="IMark80319112"/><text:alphabetical-index-mark-start text:id="IMark80307624"/><text:alphabetical-index-mark-start text:id="IMark80291112"/><text:alphabetical-index-mark-start text:id="IMark82136376"/><text:alphabetical-index-mark-start text:id="IMark80318152"/><text:alphabetical-index-mark-start text:id="IMark63674312"/><text:alphabetical-index-mark-start text:id="IMark78210264"/><text:alphabetical-index-mark-start text:id="IMark78690744"/><text:alphabetical-index-mark-start text:id="IMark78437032"/><text:alphabetical-index-mark-start text:id="IMark80134328"/><text:alphabetical-index-mark-start text:id="IMark80311432"/><text:alphabetical-index-mark-start text:id="IMark73775032"/><text:alphabetical-index-mark-start text:id="IMark74858008"/><text:alphabetical-index-mark-start text:id="IMark74960072"/><text:alphabetical-index-mark-start text:id="IMark77891016"/><text:alphabetical-index-mark-start text:id="IMark79938696"/><text:alphabetical-index-mark-start text:id="IMark74723656"/><text:alphabetical-index-mark-start text:id="IMark82589816"/><text:alphabetical-index-mark-start text:id="IMark74876872"/><text:alphabetical-index-mark-start text:id="IMark77098312"/><text:alphabetical-index-mark-start text:id="IMark79570696"/><text:alphabetical-index-mark-start text:id="IMark74962952"/>Sql<text:alphabetical-index-mark-end text:id="IMark74962952"/><text:alphabetical-index-mark-end text:id="IMark79570696"/><text:alphabetical-index-mark-end text:id="IMark77098312"/><text:alphabetical-index-mark-end text:id="IMark74876872"/><text:alphabetical-index-mark-end text:id="IMark82589816"/><text:alphabetical-index-mark-end text:id="IMark74723656"/><text:alphabetical-index-mark-end text:id="IMark79938696"/><text:alphabetical-index-mark-end text:id="IMark77891016"/><text:alphabetical-index-mark-end text:id="IMark74960072"/><text:alphabetical-index-mark-end text:id="IMark74858008"/><text:alphabetical-index-mark-end text:id="IMark73775032"/><text:alphabetical-index-mark-end text:id="IMark80311432"/><text:alphabetical-index-mark-end text:id="IMark80134328"/><text:alphabetical-index-mark-end text:id="IMark78437032"/><text:alphabetical-index-mark-end text:id="IMark78690744"/><text:alphabetical-index-mark-end text:id="IMark78210264"/><text:alphabetical-index-mark-end text:id="IMark63674312"/><text:alphabetical-index-mark-end text:id="IMark80318152"/>ite<text:alphabetical-index-mark-end text:id="IMark82136376"/><text:alphabetical-index-mark-end text:id="IMark80291112"/><text:alphabetical-index-mark-end text:id="IMark80307624"/><text:alphabetical-index-mark-end text:id="IMark80319112"/><text:alphabetical-index-mark-end text:id="IMark79546440"/><text:alphabetical-index-mark-end text:id="IMark82492264"/><text:alphabetical-index-mark-end text:id="IMark78212184"/><text:alphabetical-index-mark-end text:id="IMark79287384"/><text:alphabetical-index-mark-end text:id="IMark74959112"/>3 - compatible <text:alphabetical-index-mark-start text:id="IMark77776888"/><text:alphabetical-index-mark-start text:id="IMark79290264"/><text:alphabetical-index-mark-start text:id="IMark79292184"/><text:alphabetical-index-mark-start text:id="IMark64509304"/><text:alphabetical-index-mark-start text:id="IMark78419560"/><text:alphabetical-index-mark-start text:id="IMark79289304"/><text:alphabetical-index-mark-start text:id="IMark82513048"/><text:alphabetical-index-mark-start text:id="IMark82591736"/><text:alphabetical-index-mark-start text:id="IMark80302824"/><text:alphabetical-index-mark-start text:id="IMark80508664"/><text:alphabetical-index-mark-start text:id="IMark78158344"/><text:alphabetical-index-mark-start text:id="IMark80656696"/><text:alphabetical-index-mark-start text:id="IMark74947432"/><text:alphabetical-index-mark-start text:id="IMark77195672"/><text:alphabetical-index-mark-start text:id="IMark74956232"/><text:alphabetical-index-mark-start text:id="IMark77773048"/><text:alphabetical-index-mark-start text:id="IMark78706088"/><text:alphabetical-index-mark-start text:id="IMark80120584"/>SQL<text:alphabetical-index-mark-end text:id="IMark80120584"/><text:alphabetical-index-mark-end text:id="IMark78706088"/><text:alphabetical-index-mark-end text:id="IMark77773048"/><text:alphabetical-index-mark-end text:id="IMark74956232"/><text:alphabetical-index-mark-end text:id="IMark77195672"/><text:alphabetical-index-mark-end text:id="IMark74947432"/><text:alphabetical-index-mark-end text:id="IMark80656696"/><text:alphabetical-index-mark-end text:id="IMark78158344"/><text:alphabetical-index-mark-end text:id="IMark80508664"/><text:alphabetical-index-mark-end text:id="IMark80302824"/><text:alphabetical-index-mark-end text:id="IMark82591736"/><text:alphabetical-index-mark-end text:id="IMark82513048"/><text:alphabetical-index-mark-end text:id="IMark79289304"/><text:alphabetical-index-mark-end text:id="IMark78419560"/><text:alphabetical-index-mark-end text:id="IMark64509304"/><text:alphabetical-index-mark-end text:id="IMark79292184"/><text:alphabetical-index-mark-end text:id="IMark79290264"/><text:alphabetical-index-mark-end text:id="IMark77776888"/> <text:alphabetical-index-mark-start text:id="IMark79291224"/><text:alphabetical-index-mark-start text:id="IMark74404184"/><text:alphabetical-index-mark-start text:id="IMark78990888"/><text:alphabetical-index-mark-start text:id="IMark80131448"/><text:alphabetical-index-mark-start text:id="IMark83200968"/><text:alphabetical-index-mark-start text:id="IMark74197560"/><text:alphabetical-index-mark-start text:id="IMark74889016"/><text:alphabetical-index-mark-start text:id="IMark74892856"/><text:alphabetical-index-mark-start text:id="IMark80303784"/>query<text:alphabetical-index-mark-end text:id="IMark80303784"/><text:alphabetical-index-mark-end text:id="IMark74892856"/><text:alphabetical-index-mark-end text:id="IMark74889016"/><text:alphabetical-index-mark-end text:id="IMark74197560"/><text:alphabetical-index-mark-end text:id="IMark83200968"/><text:alphabetical-index-mark-end text:id="IMark80131448"/><text:alphabetical-index-mark-end text:id="IMark78990888"/><text:alphabetical-index-mark-end text:id="IMark74404184"/><text:alphabetical-index-mark-end text:id="IMark79291224"/> or the name of a <text:alphabetical-index-mark-start text:id="IMark80265800"/><text:alphabetical-index-mark-start text:id="IMark80304744"/><text:alphabetical-index-mark-start text:id="IMark74890936"/><text:alphabetical-index-mark-start text:id="IMark79210936"/><text:alphabetical-index-mark-start text:id="IMark73732440"/><text:alphabetical-index-mark-start text:id="IMark75071880"/><text:alphabetical-index-mark-start text:id="IMark73738952"/><text:alphabetical-index-mark-start text:id="IMark80503720"/><text:alphabetical-index-mark-start text:id="IMark74921928"/>.<text:alphabetical-index-mark-start text:id="IMark74214056"/><text:alphabetical-index-mark-start text:id="IMark80315272"/><text:alphabetical-index-mark-start text:id="IMark77774968"/><text:alphabetical-index-mark-start text:id="IMark83224024"/><text:alphabetical-index-mark-start text:id="IMark83225944"/><text:alphabetical-index-mark-start text:id="IMark83227864"/><text:alphabetical-index-mark-start text:id="IMark83229784"/><text:alphabetical-index-mark-start text:id="IMark64087992"/><text:alphabetical-index-mark-start text:id="IMark79453880"/><text:alphabetical-index-mark-start text:id="IMark77096392"/><text:alphabetical-index-mark-start text:id="IMark56755208"/><text:alphabetical-index-mark-start text:id="IMark79065464"/><text:alphabetical-index-mark-start text:id="IMark74690040"/><text:alphabetical-index-mark-start text:id="IMark80135288"/><text:alphabetical-index-mark-start text:id="IMark78211224"/><text:alphabetical-index-mark-start text:id="IMark83216280"/><text:alphabetical-index-mark-start text:id="IMark79097784"/><text:alphabetical-index-mark-start text:id="IMark78436072"/>sql<text:alphabetical-index-mark-end text:id="IMark78436072"/><text:alphabetical-index-mark-end text:id="IMark79097784"/><text:alphabetical-index-mark-end text:id="IMark83216280"/><text:alphabetical-index-mark-end text:id="IMark78211224"/><text:alphabetical-index-mark-end text:id="IMark80135288"/><text:alphabetical-index-mark-end text:id="IMark74690040"/><text:alphabetical-index-mark-end text:id="IMark79065464"/><text:alphabetical-index-mark-end text:id="IMark56755208"/><text:alphabetical-index-mark-end text:id="IMark77096392"/><text:alphabetical-index-mark-end text:id="IMark79453880"/><text:alphabetical-index-mark-end text:id="IMark64087992"/><text:alphabetical-index-mark-end text:id="IMark83229784"/><text:alphabetical-index-mark-end text:id="IMark83227864"/><text:alphabetical-index-mark-end text:id="IMark83225944"/><text:alphabetical-index-mark-end text:id="IMark83224024"/><text:alphabetical-index-mark-end text:id="IMark77774968"/><text:alphabetical-index-mark-end text:id="IMark80315272"/><text:alphabetical-index-mark-end text:id="IMark74214056"/><text:alphabetical-index-mark-end text:id="IMark74921928"/><text:alphabetical-index-mark-end text:id="IMark80503720"/><text:alphabetical-index-mark-end text:id="IMark73738952"/><text:alphabetical-index-mark-end text:id="IMark75071880"/><text:alphabetical-index-mark-end text:id="IMark73732440"/><text:alphabetical-index-mark-end text:id="IMark79210936"/><text:alphabetical-index-mark-end text:id="IMark74890936"/><text:alphabetical-index-mark-end text:id="IMark80304744"/><text:alphabetical-index-mark-end text:id="IMark80265800"/> <text:alphabetical-index-mark-start text:id="IMark77328424"/><text:alphabetical-index-mark-start text:id="IMark77891976"/><text:alphabetical-index-mark-start text:id="IMark78707048"/><text:alphabetical-index-mark-start text:id="IMark78911496"/><text:alphabetical-index-mark-start text:id="IMark78374152"/><text:alphabetical-index-mark-start text:id="IMark80148504"/><text:alphabetical-index-mark-start text:id="IMark73829608"/><text:alphabetical-index-mark-start text:id="IMark74961032"/><text:alphabetical-index-mark-start text:id="IMark64436136"/>file<text:alphabetical-index-mark-end text:id="IMark64436136"/><text:alphabetical-index-mark-end text:id="IMark74961032"/><text:alphabetical-index-mark-end text:id="IMark73829608"/><text:alphabetical-index-mark-end text:id="IMark80148504"/><text:alphabetical-index-mark-end text:id="IMark78374152"/><text:alphabetical-index-mark-end text:id="IMark78911496"/><text:alphabetical-index-mark-end text:id="IMark78707048"/><text:alphabetical-index-mark-end text:id="IMark77891976"/><text:alphabetical-index-mark-end text:id="IMark77328424"/> <text:span text:style-name="T70">if performed against a </text:span><text:alphabetical-index-mark-start text:id="IMark48640552"/><text:alphabetical-index-mark-start text:id="IMark78369320"/><text:span text:style-name="T70">.db</text:span><text:alphabetical-index-mark-end text:id="IMark78369320"/><text:alphabetical-index-mark-end text:id="IMark48640552"/><text:span text:style-name="T70"> </text:span><text:alphabetical-index-mark-start text:id="IMark75080376"/><text:alphabetical-index-mark-start text:id="IMark78837656"/><text:span text:style-name="T70">file</text:span><text:alphabetical-index-mark-end text:id="IMark78837656"/><text:alphabetical-index-mark-end text:id="IMark75080376"/><text:span text:style-name="T70"> or an </text:span><text:alphabetical-index-mark-start text:id="IMark75081336"/><text:alphabetical-index-mark-start text:id="IMark74957192"/><text:span text:style-name="T70">HDFql</text:span><text:alphabetical-index-mark-end text:id="IMark74957192"/><text:alphabetical-index-mark-end text:id="IMark75081336"/><text:span text:style-name="T70"> </text:span><text:alphabetical-index-mark-start text:id="IMark64521320"/><text:alphabetical-index-mark-start text:id="IMark83219160"/><text:span text:style-name="T70">query</text:span><text:alphabetical-index-mark-end text:id="IMark83219160"/><text:alphabetical-index-mark-end text:id="IMark64521320"/><text:span text:style-name="T70"> performed agains a </text:span><text:alphabetical-index-mark-start text:id="IMark83224984"/><text:alphabetical-index-mark-start text:id="IMark83228824"/><text:span text:style-name="T70">.h5</text:span><text:alphabetical-index-mark-end text:id="IMark83228824"/><text:alphabetical-index-mark-end text:id="IMark83224984"/><text:span text:style-name="T70"> </text:span><text:alphabetical-index-mark-start text:id="IMark72881080"/><text:alphabetical-index-mark-start text:id="IMark74958152"/><text:span text:style-name="T70">database</text:span><text:alphabetical-index-mark-end text:id="IMark74958152"/><text:alphabetical-index-mark-end text:id="IMark72881080"/>.</text:p>
      <text:p text:style-name="P30"/>
      <text:p text:style-name="P34">For example:</text:p>
      <text:p text:style-name="P34"/>
      <text:p text:style-name="P34"><text:soft-page-break/><text:span text:style-name="T22">./</text:span><text:alphabetical-index-mark-start text:id="IMark75067384"/><text:alphabetical-index-mark-start text:id="IMark48646552"/><text:alphabetical-index-mark-start text:id="IMark74143304"/><text:alphabetical-index-mark-start text:id="IMark74888056"/><text:alphabetical-index-mark-start text:id="IMark73898184"/><text:alphabetical-index-mark-start text:id="IMark75083784"/><text:alphabetical-index-mark-start text:id="IMark80459368"/><text:alphabetical-index-mark-start text:id="IMark75085704"/><text:alphabetical-index-mark-start text:id="IMark73579640"/><text:alphabetical-index-mark-start text:id="IMark74955272"/><text:alphabetical-index-mark-start text:id="IMark80069960"/><text:alphabetical-index-mark-start text:id="IMark74776728"/><text:alphabetical-index-mark-start text:id="IMark73293384"/><text:alphabetical-index-mark-start text:id="IMark73764584"/><text:alphabetical-index-mark-start text:id="IMark73020760"/><text:alphabetical-index-mark-start text:id="IMark77094472"/><text:alphabetical-index-mark-start text:id="IMark77143704"/><text:alphabetical-index-mark-start text:id="IMark78377032"/><text:span text:style-name="T22">sql</text:span><text:alphabetical-index-mark-end text:id="IMark78377032"/><text:alphabetical-index-mark-end text:id="IMark77143704"/><text:alphabetical-index-mark-end text:id="IMark77094472"/><text:alphabetical-index-mark-end text:id="IMark73020760"/><text:alphabetical-index-mark-end text:id="IMark73764584"/><text:alphabetical-index-mark-end text:id="IMark73293384"/><text:alphabetical-index-mark-end text:id="IMark74776728"/><text:alphabetical-index-mark-end text:id="IMark80069960"/><text:alphabetical-index-mark-end text:id="IMark74955272"/><text:alphabetical-index-mark-end text:id="IMark73579640"/><text:alphabetical-index-mark-end text:id="IMark75085704"/><text:alphabetical-index-mark-end text:id="IMark80459368"/><text:alphabetical-index-mark-end text:id="IMark75083784"/><text:alphabetical-index-mark-end text:id="IMark73898184"/><text:alphabetical-index-mark-end text:id="IMark74888056"/><text:alphabetical-index-mark-end text:id="IMark74143304"/><text:alphabetical-index-mark-end text:id="IMark48646552"/><text:alphabetical-index-mark-end text:id="IMark75067384"/><text:span text:style-name="T22">p </text:span><text:alphabetical-index-mark-start text:id="IMark77893896"/><text:alphabetical-index-mark-start text:id="IMark78372232"/><text:alphabetical-index-mark-start text:id="IMark73339864"/><text:alphabetical-index-mark-start text:id="IMark64229000"/><text:alphabetical-index-mark-start text:id="IMark80305704"/><text:alphabetical-index-mark-start text:id="IMark79288344"/><text:alphabetical-index-mark-start text:id="IMark78214104"/><text:alphabetical-index-mark-start text:id="IMark79064504"/><text:alphabetical-index-mark-start text:id="IMark80260392"/><text:span text:style-name="T22">your_</text:span><text:alphabetical-index-mark-start text:id="IMark77779336"/><text:alphabetical-index-mark-start text:id="IMark74694808"/><text:alphabetical-index-mark-start text:id="IMark77775928"/><text:alphabetical-index-mark-start text:id="IMark79558984"/><text:alphabetical-index-mark-start text:id="IMark80306664"/><text:alphabetical-index-mark-start text:id="IMark65133912"/><text:alphabetical-index-mark-start text:id="IMark74129656"/><text:alphabetical-index-mark-start text:id="IMark77774008"/><text:alphabetical-index-mark-start text:id="IMark57025224"/><text:span text:style-name="T22">database</text:span><text:alphabetical-index-mark-end text:id="IMark57025224"/><text:alphabetical-index-mark-end text:id="IMark77774008"/><text:alphabetical-index-mark-end text:id="IMark74129656"/><text:alphabetical-index-mark-end text:id="IMark65133912"/><text:alphabetical-index-mark-end text:id="IMark80306664"/><text:alphabetical-index-mark-end text:id="IMark79558984"/><text:alphabetical-index-mark-end text:id="IMark77775928"/><text:alphabetical-index-mark-end text:id="IMark74694808"/><text:alphabetical-index-mark-end text:id="IMark77779336"/><text:alphabetical-index-mark-end text:id="IMark80260392"/><text:alphabetical-index-mark-end text:id="IMark79064504"/><text:alphabetical-index-mark-end text:id="IMark78214104"/><text:alphabetical-index-mark-end text:id="IMark79288344"/><text:alphabetical-index-mark-end text:id="IMark80305704"/><text:alphabetical-index-mark-end text:id="IMark64229000"/><text:alphabetical-index-mark-end text:id="IMark73339864"/><text:alphabetical-index-mark-end text:id="IMark78372232"/><text:alphabetical-index-mark-end text:id="IMark77893896"/><text:alphabetical-index-mark-start text:id="IMark80317192"/><text:alphabetical-index-mark-start text:id="IMark78215064"/><text:span text:style-name="T22">.</text:span><text:span text:style-name="T32">db</text:span><text:alphabetical-index-mark-end text:id="IMark78215064"/><text:alphabetical-index-mark-end text:id="IMark80317192"/><text:span text:style-name="T22"> “</text:span><text:alphabetical-index-mark-start text:id="IMark74117000"/><text:alphabetical-index-mark-start text:id="IMark77892936"/><text:alphabetical-index-mark-start text:id="IMark78438952"/><text:alphabetical-index-mark-start text:id="IMark74872072"/><text:alphabetical-index-mark-start text:id="IMark80234456"/><text:alphabetical-index-mark-start text:id="IMark77772088"/><text:alphabetical-index-mark-start text:id="IMark80308584"/><text:alphabetical-index-mark-start text:id="IMark79297944"/><text:alphabetical-index-mark-start text:id="IMark78984952"/><text:span text:style-name="T22">SELECT</text:span><text:alphabetical-index-mark-end text:id="IMark78984952"/><text:alphabetical-index-mark-end text:id="IMark79297944"/><text:alphabetical-index-mark-end text:id="IMark80308584"/><text:alphabetical-index-mark-end text:id="IMark77772088"/><text:alphabetical-index-mark-end text:id="IMark80234456"/><text:alphabetical-index-mark-end text:id="IMark74872072"/><text:alphabetical-index-mark-end text:id="IMark78438952"/><text:alphabetical-index-mark-end text:id="IMark77892936"/><text:alphabetical-index-mark-end text:id="IMark74117000"/><text:span text:style-name="T22"> * FROM </text:span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36129848"/><text:alphabetical-index-mark-start text:id="IMark79295064"/><text:alphabetical-index-mark-start text:id="IMark64190088"/><text:alphabetical-index-mark-start text:id="IMark65411512"/><text:span text:style-name="T22">your_</text:span><text:alphabetical-index-mark-start text:id="IMark79792072"/><text:alphabetical-index-mark-start text:id="IMark78209304"/><text:alphabetical-index-mark-start text:id="IMark78213144"/><text:alphabetical-index-mark-start text:id="IMark82511128"/><text:alphabetical-index-mark-start text:id="IMark79293144"/><text:alphabetical-index-mark-start text:id="IMark78376072"/><text:alphabetical-index-mark-start text:id="IMark78373192"/><text:alphabetical-index-mark-start text:id="IMark77145624"/><text:alphabetical-index-mark-start text:id="IMark77108344"/><text:span text:style-name="T22">table</text:span><text:alphabetical-index-mark-end text:id="IMark77108344"/><text:alphabetical-index-mark-end text:id="IMark77145624"/><text:alphabetical-index-mark-end text:id="IMark78373192"/><text:alphabetical-index-mark-end text:id="IMark78376072"/><text:alphabetical-index-mark-end text:id="IMark79293144"/><text:alphabetical-index-mark-end text:id="IMark82511128"/><text:alphabetical-index-mark-end text:id="IMark78213144"/><text:alphabetical-index-mark-end text:id="IMark78209304"/><text:alphabetical-index-mark-end text:id="IMark79792072"/><text:alphabetical-index-mark-end text:id="IMark65411512"/><text:alphabetical-index-mark-end text:id="IMark64190088"/><text:alphabetical-index-mark-end text:id="IMark79295064"/><text:alphabetical-index-mark-end text:id="IMark36129848"/>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<text:span text:style-name="T22">_</text:span><text:span text:style-name="T23">1</text:span><text:span text:style-name="T22">;”</text:span> will send this <text:alphabetical-index-mark-start text:id="IMark74215016"/><text:alphabetical-index-mark-start text:id="IMark78529624"/><text:alphabetical-index-mark-start text:id="IMark79063544"/><text:alphabetical-index-mark-start text:id="IMark83217240"/><text:alphabetical-index-mark-start text:id="IMark83226904"/><text:alphabetical-index-mark-start text:id="IMark78913416"/><text:alphabetical-index-mark-start text:id="IMark74954312"/><text:alphabetical-index-mark-start text:id="IMark56740440"/><text:alphabetical-index-mark-start text:id="IMark77144664"/>SELECT<text:alphabetical-index-mark-end text:id="IMark77144664"/><text:alphabetical-index-mark-end text:id="IMark56740440"/><text:alphabetical-index-mark-end text:id="IMark74954312"/><text:alphabetical-index-mark-end text:id="IMark78913416"/><text:alphabetical-index-mark-end text:id="IMark83226904"/><text:alphabetical-index-mark-end text:id="IMark83217240"/><text:alphabetical-index-mark-end text:id="IMark79063544"/><text:alphabetical-index-mark-end text:id="IMark78529624"/><text:alphabetical-index-mark-end text:id="IMark74215016"/> <text:alphabetical-index-mark-start text:id="IMark79967256"/><text:alphabetical-index-mark-start text:id="IMark79319768"/><text:alphabetical-index-mark-start text:id="IMark79294104"/><text:alphabetical-index-mark-start text:id="IMark79296024"/><text:alphabetical-index-mark-start text:id="IMark77095432"/><text:alphabetical-index-mark-start text:id="IMark78705128"/><text:alphabetical-index-mark-start text:id="IMark80316232"/><text:alphabetical-index-mark-start text:id="IMark78708008"/><text:alphabetical-index-mark-start text:id="IMark77362840"/>query<text:alphabetical-index-mark-end text:id="IMark77362840"/><text:alphabetical-index-mark-end text:id="IMark78708008"/><text:alphabetical-index-mark-end text:id="IMark80316232"/><text:alphabetical-index-mark-end text:id="IMark78705128"/><text:alphabetical-index-mark-end text:id="IMark77095432"/><text:alphabetical-index-mark-end text:id="IMark79296024"/><text:alphabetical-index-mark-end text:id="IMark79294104"/><text:alphabetical-index-mark-end text:id="IMark79319768"/><text:alphabetical-index-mark-end text:id="IMark79967256"/> to <text:alphabetical-index-mark-start text:id="IMark80312392"/><text:alphabetical-index-mark-start text:id="IMark78627496"/><text:alphabetical-index-mark-start text:id="IMark74871112"/><text:alphabetical-index-mark-start text:id="IMark79318808"/><text:alphabetical-index-mark-start text:id="IMark74860888"/><text:alphabetical-index-mark-start text:id="IMark80136248"/><text:alphabetical-index-mark-start text:id="IMark80132408"/><text:alphabetical-index-mark-start text:id="IMark56513672"/><text:alphabetical-index-mark-start text:id="IMark78812472"/><text:span text:style-name="T22">your_</text:span><text:alphabetical-index-mark-start text:id="IMark78708968"/><text:alphabetical-index-mark-start text:id="IMark74893816"/><text:alphabetical-index-mark-start text:id="IMark74873032"/><text:alphabetical-index-mark-start text:id="IMark74920968"/><text:alphabetical-index-mark-start text:id="IMark78368360"/><text:alphabetical-index-mark-start text:id="IMark74889976"/><text:alphabetical-index-mark-start text:id="IMark78914376"/><text:alphabetical-index-mark-start text:id="IMark78954328"/><text:alphabetical-index-mark-start text:id="IMark78912456"/><text:span text:style-name="T22">database</text:span><text:alphabetical-index-mark-end text:id="IMark78912456"/><text:alphabetical-index-mark-end text:id="IMark78954328"/><text:alphabetical-index-mark-end text:id="IMark78914376"/><text:alphabetical-index-mark-end text:id="IMark74889976"/><text:alphabetical-index-mark-end text:id="IMark78368360"/><text:alphabetical-index-mark-end text:id="IMark74920968"/><text:alphabetical-index-mark-end text:id="IMark74873032"/><text:alphabetical-index-mark-end text:id="IMark74893816"/><text:alphabetical-index-mark-end text:id="IMark78708968"/><text:alphabetical-index-mark-end text:id="IMark78812472"/><text:alphabetical-index-mark-end text:id="IMark56513672"/><text:alphabetical-index-mark-end text:id="IMark80132408"/><text:alphabetical-index-mark-end text:id="IMark80136248"/><text:alphabetical-index-mark-end text:id="IMark74860888"/><text:alphabetical-index-mark-end text:id="IMark79318808"/><text:alphabetical-index-mark-end text:id="IMark74871112"/><text:alphabetical-index-mark-end text:id="IMark78627496"/><text:alphabetical-index-mark-end text:id="IMark80312392"/> and <text:alphabetical-index-mark-start text:id="IMark79296984"/><text:alphabetical-index-mark-start text:id="IMark79456904"/><text:alphabetical-index-mark-start text:id="IMark78377992"/><text:alphabetical-index-mark-start text:id="IMark74859928"/><text:alphabetical-index-mark-start text:id="IMark74875912"/><text:alphabetical-index-mark-start text:id="IMark79698408"/><text:alphabetical-index-mark-start text:id="IMark82510168"/><text:alphabetical-index-mark-start text:id="IMark74953352"/><text:alphabetical-index-mark-start text:id="IMark82514008"/>return<text:alphabetical-index-mark-end text:id="IMark82514008"/><text:alphabetical-index-mark-end text:id="IMark74953352"/><text:alphabetical-index-mark-end text:id="IMark82510168"/><text:alphabetical-index-mark-end text:id="IMark79698408"/><text:alphabetical-index-mark-end text:id="IMark74875912"/><text:alphabetical-index-mark-end text:id="IMark74859928"/><text:alphabetical-index-mark-end text:id="IMark78377992"/><text:alphabetical-index-mark-end text:id="IMark79456904"/><text:alphabetical-index-mark-end text:id="IMark79296984"/> the data of all records contained in 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66152360"/><text:alphabetical-index-mark-start text:id="IMark78599432"/><text:alphabetical-index-mark-start text:id="IMark80289192"/><text:alphabetical-index-mark-start text:id="IMark75069848"/><text:span text:style-name="T22">your_</text:span><text:alphabetical-index-mark-start text:id="IMark77754824"/><text:alphabetical-index-mark-start text:id="IMark74950616"/><text:alphabetical-index-mark-start text:id="IMark79106920"/><text:alphabetical-index-mark-start text:id="IMark74709928"/><text:alphabetical-index-mark-start text:id="IMark80290152"/><text:alphabetical-index-mark-start text:id="IMark74874952"/><text:alphabetical-index-mark-start text:id="IMark74894776"/><text:alphabetical-index-mark-start text:id="IMark74873992"/><text:alphabetical-index-mark-start text:id="IMark80125064"/><text:span text:style-name="T22">table</text:span><text:alphabetical-index-mark-end text:id="IMark80125064"/><text:alphabetical-index-mark-end text:id="IMark74873992"/><text:alphabetical-index-mark-end text:id="IMark74894776"/><text:alphabetical-index-mark-end text:id="IMark74874952"/><text:alphabetical-index-mark-end text:id="IMark80290152"/><text:alphabetical-index-mark-end text:id="IMark74709928"/><text:alphabetical-index-mark-end text:id="IMark79106920"/><text:alphabetical-index-mark-end text:id="IMark74950616"/><text:alphabetical-index-mark-end text:id="IMark77754824"/><text:alphabetical-index-mark-end text:id="IMark75069848"/><text:alphabetical-index-mark-end text:id="IMark80289192"/><text:alphabetical-index-mark-end text:id="IMark78599432"/><text:alphabetical-index-mark-end text:id="IMark66152360"/>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2088"/><text:span text:style-name="T22">_</text:span><text:span text:style-name="T23">1</text:span>. The <text:alphabetical-index-mark-start text:id="IMark78371272"/><text:alphabetical-index-mark-start text:id="IMark74961992"/><text:alphabetical-index-mark-start text:id="IMark73431512"/><text:alphabetical-index-mark-start text:id="IMark78434152"/><text:alphabetical-index-mark-start text:id="IMark74858968"/><text:alphabetical-index-mark-start text:id="IMark79317848"/><text:alphabetical-index-mark-start text:id="IMark77894856"/><text:alphabetical-index-mark-start text:id="IMark73277496"/><text:alphabetical-index-mark-start text:id="IMark75120888"/><text:alphabetical-index-mark-start text:id="IMark80292072"/><text:alphabetical-index-mark-start text:id="IMark75084744"/><text:alphabetical-index-mark-start text:id="IMark78253544"/><text:alphabetical-index-mark-start text:id="IMark77053944"/><text:alphabetical-index-mark-start text:id="IMark78169656"/><text:alphabetical-index-mark-start text:id="IMark78437992"/><text:alphabetical-index-mark-start text:id="IMark64215560"/><text:alphabetical-index-mark-start text:id="IMark73844424"/><text:alphabetical-index-mark-start text:id="IMark80318152"/>result<text:alphabetical-index-mark-end text:id="IMark80318152"/><text:alphabetical-index-mark-end text:id="IMark73844424"/><text:alphabetical-index-mark-end text:id="IMark64215560"/><text:alphabetical-index-mark-end text:id="IMark78437992"/><text:alphabetical-index-mark-end text:id="IMark78169656"/><text:alphabetical-index-mark-end text:id="IMark77053944"/><text:alphabetical-index-mark-end text:id="IMark78253544"/><text:alphabetical-index-mark-end text:id="IMark75084744"/><text:alphabetical-index-mark-end text:id="IMark80292072"/>s<text:alphabetical-index-mark-end text:id="IMark75120888"/><text:alphabetical-index-mark-end text:id="IMark73277496"/><text:alphabetical-index-mark-end text:id="IMark77894856"/><text:alphabetical-index-mark-end text:id="IMark79317848"/><text:alphabetical-index-mark-end text:id="IMark74858968"/><text:alphabetical-index-mark-end text:id="IMark78434152"/><text:alphabetical-index-mark-end text:id="IMark73431512"/><text:alphabetical-index-mark-end text:id="IMark74961992"/><text:alphabetical-index-mark-end text:id="IMark78371272"/> will be saved to <text:alphabetical-index-mark-start text:id="IMark63674312"/><text:alphabetical-index-mark-start text:id="IMark78210264"/><text:alphabetical-index-mark-start text:id="IMark78690744"/><text:alphabetical-index-mark-start text:id="IMark78437032"/><text:alphabetical-index-mark-start text:id="IMark80134328"/><text:alphabetical-index-mark-start text:id="IMark80311432"/><text:alphabetical-index-mark-start text:id="IMark73775032"/><text:alphabetical-index-mark-start text:id="IMark74858008"/><text:alphabetical-index-mark-start text:id="IMark74960072"/><text:alphabetical-index-mark-start text:id="IMark77891016"/><text:alphabetical-index-mark-start text:id="IMark79938696"/><text:alphabetical-index-mark-start text:id="IMark74723656"/><text:alphabetical-index-mark-start text:id="IMark82589816"/><text:alphabetical-index-mark-start text:id="IMark74876872"/><text:alphabetical-index-mark-start text:id="IMark77098312"/><text:alphabetical-index-mark-start text:id="IMark79570696"/><text:alphabetical-index-mark-start text:id="IMark74962952"/><text:alphabetical-index-mark-start text:id="IMark74959112"/><text:span text:style-name="T22">sql</text:span><text:alphabetical-index-mark-end text:id="IMark74959112"/><text:alphabetical-index-mark-end text:id="IMark74962952"/><text:alphabetical-index-mark-end text:id="IMark79570696"/><text:alphabetical-index-mark-end text:id="IMark77098312"/><text:alphabetical-index-mark-end text:id="IMark74876872"/><text:alphabetical-index-mark-end text:id="IMark82589816"/><text:alphabetical-index-mark-end text:id="IMark74723656"/><text:alphabetical-index-mark-end text:id="IMark79938696"/><text:alphabetical-index-mark-end text:id="IMark77891016"/><text:alphabetical-index-mark-end text:id="IMark74960072"/><text:alphabetical-index-mark-end text:id="IMark74858008"/><text:alphabetical-index-mark-end text:id="IMark73775032"/><text:alphabetical-index-mark-end text:id="IMark80311432"/><text:alphabetical-index-mark-end text:id="IMark80134328"/><text:alphabetical-index-mark-end text:id="IMark78437032"/><text:alphabetical-index-mark-end text:id="IMark78690744"/><text:alphabetical-index-mark-end text:id="IMark78210264"/><text:alphabetical-index-mark-end text:id="IMark63674312"/><text:span text:style-name="T22">_</text:span><text:alphabetical-index-mark-start text:id="IMark79287384"/><text:alphabetical-index-mark-start text:id="IMark78212184"/><text:alphabetical-index-mark-start text:id="IMark82492264"/><text:alphabetical-index-mark-start text:id="IMark79546440"/><text:alphabetical-index-mark-start text:id="IMark80319112"/><text:alphabetical-index-mark-start text:id="IMark80307624"/><text:alphabetical-index-mark-start text:id="IMark80291112"/><text:alphabetical-index-mark-start text:id="IMark82136376"/><text:alphabetical-index-mark-start text:id="IMark77146584"/><text:alphabetical-index-mark-start text:id="IMark77776888"/><text:alphabetical-index-mark-start text:id="IMark79290264"/><text:alphabetical-index-mark-start text:id="IMark79292184"/><text:alphabetical-index-mark-start text:id="IMark64509304"/><text:alphabetical-index-mark-start text:id="IMark78419560"/><text:alphabetical-index-mark-start text:id="IMark79289304"/><text:alphabetical-index-mark-start text:id="IMark82513048"/><text:alphabetical-index-mark-start text:id="IMark82591736"/><text:alphabetical-index-mark-start text:id="IMark80302824"/><text:span text:style-name="T22">result</text:span><text:alphabetical-index-mark-end text:id="IMark80302824"/><text:alphabetical-index-mark-end text:id="IMark82591736"/><text:alphabetical-index-mark-end text:id="IMark82513048"/><text:alphabetical-index-mark-end text:id="IMark79289304"/><text:alphabetical-index-mark-end text:id="IMark78419560"/><text:alphabetical-index-mark-end text:id="IMark64509304"/><text:alphabetical-index-mark-end text:id="IMark79292184"/><text:alphabetical-index-mark-end text:id="IMark79290264"/><text:alphabetical-index-mark-end text:id="IMark77776888"/><text:span text:style-name="T22">s</text:span><text:alphabetical-index-mark-end text:id="IMark77146584"/><text:alphabetical-index-mark-end text:id="IMark82136376"/><text:alphabetical-index-mark-end text:id="IMark80291112"/><text:alphabetical-index-mark-end text:id="IMark80307624"/><text:alphabetical-index-mark-end text:id="IMark80319112"/><text:alphabetical-index-mark-end text:id="IMark79546440"/><text:alphabetical-index-mark-end text:id="IMark82492264"/><text:alphabetical-index-mark-end text:id="IMark78212184"/><text:alphabetical-index-mark-end text:id="IMark79287384"/><text:alphabetical-index-mark-start text:id="IMark80508664"/><text:alphabetical-index-mark-start text:id="IMark78158344"/><text:alphabetical-index-mark-start text:id="IMark80656696"/><text:alphabetical-index-mark-start text:id="IMark74947432"/><text:alphabetical-index-mark-start text:id="IMark77195672"/><text:alphabetical-index-mark-start text:id="IMark74956232"/><text:alphabetical-index-mark-start text:id="IMark77773048"/><text:alphabetical-index-mark-start text:id="IMark78706088"/><text:alphabetical-index-mark-start text:id="IMark80120584"/><text:span text:style-name="T22">.txt</text:span><text:alphabetical-index-mark-end text:id="IMark80120584"/><text:alphabetical-index-mark-end text:id="IMark78706088"/><text:alphabetical-index-mark-end text:id="IMark77773048"/><text:alphabetical-index-mark-end text:id="IMark74956232"/><text:alphabetical-index-mark-end text:id="IMark77195672"/><text:alphabetical-index-mark-end text:id="IMark74947432"/><text:alphabetical-index-mark-end text:id="IMark80656696"/><text:alphabetical-index-mark-end text:id="IMark78158344"/><text:alphabetical-index-mark-end text:id="IMark80508664"/>.</text:p>
      <text:p text:style-name="P30"/>
      <text:p text:style-name="P36"><text:span text:style-name="T22">./</text:span><text:alphabetical-index-mark-start text:id="IMark79065464"/><text:alphabetical-index-mark-start text:id="IMark74690040"/><text:alphabetical-index-mark-start text:id="IMark80135288"/><text:alphabetical-index-mark-start text:id="IMark78211224"/><text:alphabetical-index-mark-start text:id="IMark83216280"/><text:alphabetical-index-mark-start text:id="IMark79097784"/><text:alphabetical-index-mark-start text:id="IMark78436072"/><text:alphabetical-index-mark-start text:id="IMark79291224"/><text:alphabetical-index-mark-start text:id="IMark74404184"/><text:alphabetical-index-mark-start text:id="IMark78990888"/><text:alphabetical-index-mark-start text:id="IMark80131448"/><text:alphabetical-index-mark-start text:id="IMark83200968"/><text:alphabetical-index-mark-start text:id="IMark74197560"/><text:alphabetical-index-mark-start text:id="IMark74889016"/><text:alphabetical-index-mark-start text:id="IMark74892856"/><text:alphabetical-index-mark-start text:id="IMark80303784"/><text:alphabetical-index-mark-start text:id="IMark48640552"/><text:alphabetical-index-mark-start text:id="IMark78369320"/><text:span text:style-name="T22">sql</text:span><text:alphabetical-index-mark-end text:id="IMark78369320"/><text:alphabetical-index-mark-end text:id="IMark48640552"/><text:alphabetical-index-mark-end text:id="IMark80303784"/><text:alphabetical-index-mark-end text:id="IMark74892856"/><text:alphabetical-index-mark-end text:id="IMark74889016"/><text:alphabetical-index-mark-end text:id="IMark74197560"/><text:alphabetical-index-mark-end text:id="IMark83200968"/><text:alphabetical-index-mark-end text:id="IMark80131448"/><text:alphabetical-index-mark-end text:id="IMark78990888"/><text:alphabetical-index-mark-end text:id="IMark74404184"/><text:alphabetical-index-mark-end text:id="IMark79291224"/><text:alphabetical-index-mark-end text:id="IMark78436072"/><text:alphabetical-index-mark-end text:id="IMark79097784"/><text:alphabetical-index-mark-end text:id="IMark83216280"/><text:alphabetical-index-mark-end text:id="IMark78211224"/><text:alphabetical-index-mark-end text:id="IMark80135288"/><text:alphabetical-index-mark-end text:id="IMark74690040"/><text:alphabetical-index-mark-end text:id="IMark79065464"/><text:span text:style-name="T22">p </text:span><text:alphabetical-index-mark-start text:id="IMark75080376"/><text:alphabetical-index-mark-start text:id="IMark78837656"/><text:alphabetical-index-mark-start text:id="IMark75081336"/><text:alphabetical-index-mark-start text:id="IMark74957192"/><text:alphabetical-index-mark-start text:id="IMark64521320"/><text:alphabetical-index-mark-start text:id="IMark83219160"/><text:alphabetical-index-mark-start text:id="IMark78420520"/><text:alphabetical-index-mark-start text:id="IMark83224984"/><text:alphabetical-index-mark-start text:id="IMark83228824"/><text:span text:style-name="T22">your_</text:span><text:alphabetical-index-mark-start text:id="IMark74958152"/><text:alphabetical-index-mark-start text:id="IMark72881080"/><text:alphabetical-index-mark-start text:id="IMark80133368"/><text:alphabetical-index-mark-start text:id="IMark66153032"/><text:alphabetical-index-mark-start text:id="IMark48635224"/><text:alphabetical-index-mark-start text:id="IMark73845800"/><text:alphabetical-index-mark-start text:id="IMark64186632"/><text:alphabetical-index-mark-start text:id="IMark80130488"/><text:alphabetical-index-mark-start text:id="IMark77328424"/><text:span text:style-name="T22">database</text:span><text:alphabetical-index-mark-end text:id="IMark77328424"/><text:alphabetical-index-mark-end text:id="IMark80130488"/><text:alphabetical-index-mark-end text:id="IMark64186632"/><text:alphabetical-index-mark-end text:id="IMark73845800"/><text:alphabetical-index-mark-end text:id="IMark48635224"/><text:alphabetical-index-mark-end text:id="IMark66153032"/><text:alphabetical-index-mark-end text:id="IMark80133368"/><text:alphabetical-index-mark-end text:id="IMark72881080"/><text:alphabetical-index-mark-end text:id="IMark74958152"/><text:alphabetical-index-mark-end text:id="IMark83228824"/><text:alphabetical-index-mark-end text:id="IMark83224984"/><text:alphabetical-index-mark-end text:id="IMark78420520"/><text:alphabetical-index-mark-end text:id="IMark83219160"/><text:alphabetical-index-mark-end text:id="IMark64521320"/><text:alphabetical-index-mark-end text:id="IMark74957192"/><text:alphabetical-index-mark-end text:id="IMark75081336"/><text:alphabetical-index-mark-end text:id="IMark78837656"/><text:alphabetical-index-mark-end text:id="IMark75080376"/><text:alphabetical-index-mark-start text:id="IMark77891976"/><text:alphabetical-index-mark-start text:id="IMark75067384"/><text:span text:style-name="T22">.</text:span><text:span text:style-name="T32">db</text:span><text:alphabetical-index-mark-end text:id="IMark75067384"/><text:alphabetical-index-mark-end text:id="IMark77891976"/><text:span text:style-name="T22"> “</text:span><text:alphabetical-index-mark-start text:id="IMark48646552"/><text:alphabetical-index-mark-start text:id="IMark74143304"/><text:alphabetical-index-mark-start text:id="IMark74888056"/><text:alphabetical-index-mark-start text:id="IMark73898184"/><text:alphabetical-index-mark-start text:id="IMark75083784"/><text:alphabetical-index-mark-start text:id="IMark80459368"/><text:alphabetical-index-mark-start text:id="IMark75085704"/><text:alphabetical-index-mark-start text:id="IMark73579640"/><text:alphabetical-index-mark-start text:id="IMark74955272"/><text:span text:style-name="T22">SELECT</text:span><text:alphabetical-index-mark-end text:id="IMark74955272"/><text:alphabetical-index-mark-end text:id="IMark73579640"/><text:alphabetical-index-mark-end text:id="IMark75085704"/><text:alphabetical-index-mark-end text:id="IMark80459368"/><text:alphabetical-index-mark-end text:id="IMark75083784"/><text:alphabetical-index-mark-end text:id="IMark73898184"/><text:alphabetical-index-mark-end text:id="IMark74888056"/><text:alphabetical-index-mark-end text:id="IMark74143304"/><text:alphabetical-index-mark-end text:id="IMark48646552"/><text:span text:style-name="T22"> * FROM </text:span><text:alphabetical-index-mark-start text:id="IMark80069960"/><text:alphabetical-index-mark-start text:id="IMark74776728"/><text:alphabetical-index-mark-start text:id="IMark73293384"/><text:alphabetical-index-mark-start text:id="IMark73764584"/><text:alphabetical-index-mark-start text:id="IMark73020760"/><text:alphabetical-index-mark-start text:id="IMark77094472"/><text:alphabetical-index-mark-start text:id="IMark77143704"/><text:alphabetical-index-mark-start text:id="IMark78377032"/><text:alphabetical-index-mark-start text:id="IMark78707048"/><text:span text:style-name="T22">your_</text:span><text:alphabetical-index-mark-start text:id="IMark78911496"/><text:alphabetical-index-mark-start text:id="IMark78374152"/><text:alphabetical-index-mark-start text:id="IMark77893896"/><text:alphabetical-index-mark-start text:id="IMark78372232"/><text:alphabetical-index-mark-start text:id="IMark73339864"/><text:alphabetical-index-mark-start text:id="IMark64229000"/><text:alphabetical-index-mark-start text:id="IMark80305704"/><text:alphabetical-index-mark-start text:id="IMark79288344"/><text:alphabetical-index-mark-start text:id="IMark78214104"/><text:span text:style-name="T22">table</text:span><text:alphabetical-index-mark-end text:id="IMark78214104"/><text:alphabetical-index-mark-end text:id="IMark79288344"/><text:alphabetical-index-mark-end text:id="IMark80305704"/><text:alphabetical-index-mark-end text:id="IMark64229000"/><text:alphabetical-index-mark-end text:id="IMark73339864"/><text:alphabetical-index-mark-end text:id="IMark78372232"/><text:alphabetical-index-mark-end text:id="IMark77893896"/><text:alphabetical-index-mark-end text:id="IMark78374152"/><text:alphabetical-index-mark-end text:id="IMark78911496"/><text:alphabetical-index-mark-end text:id="IMark78707048"/><text:alphabetical-index-mark-end text:id="IMark78377032"/><text:alphabetical-index-mark-end text:id="IMark77143704"/><text:alphabetical-index-mark-end text:id="IMark77094472"/><text:alphabetical-index-mark-end text:id="IMark73020760"/><text:alphabetical-index-mark-end text:id="IMark73764584"/><text:alphabetical-index-mark-end text:id="IMark73293384"/><text:alphabetical-index-mark-end text:id="IMark74776728"/><text:alphabetical-index-mark-end text:id="IMark80069960"/><text:span text:style-name="T22">_</text:span><text:span text:style-name="T23">1</text:span><text:span text:style-name="T22">;</text:span><text:alphabetical-index-mark-start text:id="IMark79064504"/><text:alphabetical-index-mark-start text:id="IMark80260392"/><text:alphabetical-index-mark-start text:id="IMark77779336"/><text:alphabetical-index-mark-start text:id="IMark74694808"/><text:alphabetical-index-mark-start text:id="IMark77775928"/><text:alphabetical-index-mark-start text:id="IMark79558984"/><text:alphabetical-index-mark-start text:id="IMark80306664"/><text:alphabetical-index-mark-start text:id="IMark65133912"/><text:alphabetical-index-mark-start text:id="IMark74129656"/><text:span text:style-name="T22">SELECT</text:span><text:alphabetical-index-mark-end text:id="IMark74129656"/><text:alphabetical-index-mark-end text:id="IMark65133912"/><text:alphabetical-index-mark-end text:id="IMark80306664"/><text:alphabetical-index-mark-end text:id="IMark79558984"/><text:alphabetical-index-mark-end text:id="IMark77775928"/><text:alphabetical-index-mark-end text:id="IMark74694808"/><text:alphabetical-index-mark-end text:id="IMark77779336"/><text:alphabetical-index-mark-end text:id="IMark80260392"/><text:alphabetical-index-mark-end text:id="IMark79064504"/><text:span text:style-name="T22"> * FROM </text:span><text:alphabetical-index-mark-start text:id="IMark77774008"/><text:alphabetical-index-mark-start text:id="IMark57025224"/><text:alphabetical-index-mark-start text:id="IMark80148504"/><text:alphabetical-index-mark-start text:id="IMark73829608"/><text:alphabetical-index-mark-start text:id="IMark80317192"/><text:alphabetical-index-mark-start text:id="IMark78215064"/><text:alphabetical-index-mark-start text:id="IMark74961032"/><text:alphabetical-index-mark-start text:id="IMark64436136"/><text:alphabetical-index-mark-start text:id="IMark74117000"/><text:span text:style-name="T22">your_</text:span><text:alphabetical-index-mark-start text:id="IMark77892936"/><text:alphabetical-index-mark-start text:id="IMark78438952"/><text:alphabetical-index-mark-start text:id="IMark74872072"/><text:alphabetical-index-mark-start text:id="IMark80234456"/><text:alphabetical-index-mark-start text:id="IMark77772088"/><text:alphabetical-index-mark-start text:id="IMark80308584"/><text:alphabetical-index-mark-start text:id="IMark79297944"/><text:alphabetical-index-mark-start text:id="IMark78984952"/><text:alphabetical-index-mark-start text:id="IMark80265800"/><text:span text:style-name="T22">table</text:span><text:alphabetical-index-mark-end text:id="IMark80265800"/><text:alphabetical-index-mark-end text:id="IMark78984952"/><text:alphabetical-index-mark-end text:id="IMark79297944"/><text:alphabetical-index-mark-end text:id="IMark80308584"/><text:alphabetical-index-mark-end text:id="IMark77772088"/><text:alphabetical-index-mark-end text:id="IMark80234456"/><text:alphabetical-index-mark-end text:id="IMark74872072"/><text:alphabetical-index-mark-end text:id="IMark78438952"/><text:alphabetical-index-mark-end text:id="IMark77892936"/><text:alphabetical-index-mark-end text:id="IMark74117000"/><text:alphabetical-index-mark-end text:id="IMark64436136"/><text:alphabetical-index-mark-end text:id="IMark74961032"/><text:alphabetical-index-mark-end text:id="IMark78215064"/><text:alphabetical-index-mark-end text:id="IMark80317192"/><text:alphabetical-index-mark-end text:id="IMark73829608"/><text:alphabetical-index-mark-end text:id="IMark80148504"/><text:alphabetical-index-mark-end text:id="IMark57025224"/><text:alphabetical-index-mark-end text:id="IMark77774008"/><text:span text:style-name="T22">_</text:span><text:span text:style-name="T23">2</text:span><text:span text:style-name="T22">;”</text:span> will send <text:s/><text:span text:style-name="T33">both </text:span><text:alphabetical-index-mark-start text:id="IMark80304744"/><text:alphabetical-index-mark-start text:id="IMark74890936"/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36129848"/><text:alphabetical-index-mark-start text:id="IMark79295064"/><text:span text:style-name="T33">SELECT</text:span><text:alphabetical-index-mark-end text:id="IMark79295064"/><text:alphabetical-index-mark-end text:id="IMark36129848"/>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<text:alphabetical-index-mark-end text:id="IMark74890936"/><text:alphabetical-index-mark-end text:id="IMark80304744"/><text:span text:style-name="T33"> </text:span><text:alphabetical-index-mark-start text:id="IMark64190088"/><text:alphabetical-index-mark-start text:id="IMark65411512"/><text:alphabetical-index-mark-start text:id="IMark79792072"/><text:alphabetical-index-mark-start text:id="IMark78209304"/><text:alphabetical-index-mark-start text:id="IMark78213144"/><text:alphabetical-index-mark-start text:id="IMark82511128"/><text:alphabetical-index-mark-start text:id="IMark79293144"/><text:alphabetical-index-mark-start text:id="IMark78376072"/><text:alphabetical-index-mark-start text:id="IMark78373192"/><text:span text:style-name="T33">queries</text:span><text:alphabetical-index-mark-end text:id="IMark78373192"/><text:alphabetical-index-mark-end text:id="IMark78376072"/><text:alphabetical-index-mark-end text:id="IMark79293144"/><text:alphabetical-index-mark-end text:id="IMark82511128"/><text:alphabetical-index-mark-end text:id="IMark78213144"/><text:alphabetical-index-mark-end text:id="IMark78209304"/><text:alphabetical-index-mark-end text:id="IMark79792072"/><text:alphabetical-index-mark-end text:id="IMark65411512"/><text:alphabetical-index-mark-end text:id="IMark64190088"/><text:span text:style-name="T33"> (</text:span><text:alphabetical-index-mark-start text:id="IMark77145624"/><text:alphabetical-index-mark-start text:id="IMark77108344"/><text:alphabetical-index-mark-start text:id="IMark79210936"/><text:alphabetical-index-mark-start text:id="IMark73732440"/><text:alphabetical-index-mark-start text:id="IMark75071880"/><text:alphabetical-index-mark-start text:id="IMark79967256"/><text:alphabetical-index-mark-start text:id="IMark79319768"/><text:alphabetical-index-mark-start text:id="IMark79294104"/><text:alphabetical-index-mark-start text:id="IMark79296024"/><text:span text:style-name="T33">composite</text:span><text:alphabetical-index-mark-end text:id="IMark79296024"/><text:alphabetical-index-mark-end text:id="IMark79294104"/><text:alphabetical-index-mark-end text:id="IMark79319768"/><text:alphabetical-index-mark-end text:id="IMark79967256"/><text:alphabetical-index-mark-end text:id="IMark75071880"/><text:alphabetical-index-mark-end text:id="IMark73732440"/><text:alphabetical-index-mark-end text:id="IMark79210936"/><text:alphabetical-index-mark-end text:id="IMark77108344"/><text:alphabetical-index-mark-end text:id="IMark77145624"/><text:span text:style-name="T33"> </text:span><text:alphabetical-index-mark-start text:id="IMark77095432"/><text:alphabetical-index-mark-start text:id="IMark78705128"/><text:alphabetical-index-mark-start text:id="IMark80316232"/><text:alphabetical-index-mark-start text:id="IMark78708008"/><text:alphabetical-index-mark-start text:id="IMark77362840"/><text:alphabetical-index-mark-start text:id="IMark74215016"/><text:alphabetical-index-mark-start text:id="IMark78529624"/><text:alphabetical-index-mark-start text:id="IMark79063544"/><text:alphabetical-index-mark-start text:id="IMark83217240"/><text:span text:style-name="T33">query</text:span><text:alphabetical-index-mark-end text:id="IMark83217240"/><text:alphabetical-index-mark-end text:id="IMark79063544"/><text:alphabetical-index-mark-end text:id="IMark78529624"/><text:alphabetical-index-mark-end text:id="IMark74215016"/><text:alphabetical-index-mark-end text:id="IMark77362840"/><text:alphabetical-index-mark-end text:id="IMark78708008"/><text:alphabetical-index-mark-end text:id="IMark80316232"/><text:alphabetical-index-mark-end text:id="IMark78705128"/><text:alphabetical-index-mark-end text:id="IMark77095432"/><text:span text:style-name="T33">) to </text:span><text:alphabetical-index-mark-start text:id="IMark83226904"/><text:alphabetical-index-mark-start text:id="IMark78913416"/><text:alphabetical-index-mark-start text:id="IMark74954312"/><text:alphabetical-index-mark-start text:id="IMark56740440"/><text:alphabetical-index-mark-start text:id="IMark77144664"/><text:alphabetical-index-mark-start text:id="IMark73738952"/><text:alphabetical-index-mark-start text:id="IMark80503720"/><text:alphabetical-index-mark-start text:id="IMark79296984"/><text:alphabetical-index-mark-start text:id="IMark79456904"/><text:span text:style-name="T23">your_</text:span><text:alphabetical-index-mark-start text:id="IMark78377992"/><text:alphabetical-index-mark-start text:id="IMark74859928"/><text:alphabetical-index-mark-start text:id="IMark74875912"/><text:alphabetical-index-mark-start text:id="IMark79698408"/><text:alphabetical-index-mark-start text:id="IMark82510168"/><text:alphabetical-index-mark-start text:id="IMark74953352"/><text:alphabetical-index-mark-start text:id="IMark82514008"/><text:alphabetical-index-mark-start text:id="IMark80312392"/><text:alphabetical-index-mark-start text:id="IMark78627496"/><text:span text:style-name="T23">database</text:span><text:alphabetical-index-mark-end text:id="IMark78627496"/><text:alphabetical-index-mark-end text:id="IMark80312392"/><text:alphabetical-index-mark-end text:id="IMark82514008"/><text:alphabetical-index-mark-end text:id="IMark74953352"/><text:alphabetical-index-mark-end text:id="IMark82510168"/><text:alphabetical-index-mark-end text:id="IMark79698408"/><text:alphabetical-index-mark-end text:id="IMark74875912"/><text:alphabetical-index-mark-end text:id="IMark74859928"/><text:alphabetical-index-mark-end text:id="IMark78377992"/><text:alphabetical-index-mark-end text:id="IMark79456904"/><text:alphabetical-index-mark-end text:id="IMark79296984"/><text:alphabetical-index-mark-end text:id="IMark80503720"/><text:alphabetical-index-mark-end text:id="IMark73738952"/><text:alphabetical-index-mark-end text:id="IMark77144664"/><text:alphabetical-index-mark-end text:id="IMark56740440"/><text:alphabetical-index-mark-end text:id="IMark74954312"/><text:alphabetical-index-mark-end text:id="IMark78913416"/><text:alphabetical-index-mark-end text:id="IMark83226904"/><text:span text:style-name="T33">, and </text:span><text:alphabetical-index-mark-start text:id="IMark74871112"/><text:alphabetical-index-mark-start text:id="IMark79318808"/><text:alphabetical-index-mark-start text:id="IMark74860888"/><text:alphabetical-index-mark-start text:id="IMark80136248"/><text:alphabetical-index-mark-start text:id="IMark80132408"/><text:alphabetical-index-mark-start text:id="IMark56513672"/><text:alphabetical-index-mark-start text:id="IMark78812472"/><text:alphabetical-index-mark-start text:id="IMark78708968"/><text:alphabetical-index-mark-start text:id="IMark74893816"/><text:alphabetical-index-mark-start text:id="IMark74873032"/><text:alphabetical-index-mark-start text:id="IMark74920968"/><text:alphabetical-index-mark-start text:id="IMark78368360"/><text:alphabetical-index-mark-start text:id="IMark74889976"/><text:alphabetical-index-mark-start text:id="IMark78914376"/><text:alphabetical-index-mark-start text:id="IMark78954328"/><text:alphabetical-index-mark-start text:id="IMark78912456"/><text:alphabetical-index-mark-start text:id="IMark74921928"/><text:alphabetical-index-mark-start text:id="IMark74214056"/><text:span text:style-name="T23">sql</text:span><text:alphabetical-index-mark-end text:id="IMark74214056"/><text:alphabetical-index-mark-end text:id="IMark74921928"/><text:alphabetical-index-mark-end text:id="IMark78912456"/><text:alphabetical-index-mark-end text:id="IMark78954328"/><text:alphabetical-index-mark-end text:id="IMark78914376"/><text:alphabetical-index-mark-end text:id="IMark74889976"/><text:alphabetical-index-mark-end text:id="IMark78368360"/><text:alphabetical-index-mark-end text:id="IMark74920968"/><text:alphabetical-index-mark-end text:id="IMark74873032"/><text:alphabetical-index-mark-end text:id="IMark74893816"/><text:alphabetical-index-mark-end text:id="IMark78708968"/><text:alphabetical-index-mark-end text:id="IMark78812472"/><text:alphabetical-index-mark-end text:id="IMark56513672"/><text:alphabetical-index-mark-end text:id="IMark80132408"/><text:alphabetical-index-mark-end text:id="IMark80136248"/><text:alphabetical-index-mark-end text:id="IMark74860888"/><text:alphabetical-index-mark-end text:id="IMark79318808"/><text:alphabetical-index-mark-end text:id="IMark74871112"/><text:span text:style-name="T23">_</text:span>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66152360"/><text:alphabetical-index-mark-start text:id="IMark78599432"/><text:alphabetical-index-mark-start text:id="IMark80289192"/><text:alphabetical-index-mark-start text:id="IMark75069848"/><text:alphabetical-index-mark-start text:id="IMark77754824"/><text:alphabetical-index-mark-start text:id="IMark74950616"/><text:alphabetical-index-mark-start text:id="IMark79106920"/><text:alphabetical-index-mark-start text:id="IMark74709928"/><text:alphabetical-index-mark-start text:id="IMark80290152"/><text:alphabetical-index-mark-start text:id="IMark74874952"/><text:alphabetical-index-mark-start text:id="IMark74894776"/><text:alphabetical-index-mark-start text:id="IMark74873992"/><text:alphabetical-index-mark-start text:id="IMark80125064"/><text:span text:style-name="T23">result</text:span><text:alphabetical-index-mark-end text:id="IMark80125064"/><text:alphabetical-index-mark-end text:id="IMark74873992"/><text:alphabetical-index-mark-end text:id="IMark74894776"/><text:alphabetical-index-mark-end text:id="IMark74874952"/><text:alphabetical-index-mark-end text:id="IMark80290152"/><text:alphabetical-index-mark-end text:id="IMark74709928"/><text:alphabetical-index-mark-end text:id="IMark79106920"/><text:alphabetical-index-mark-end text:id="IMark74950616"/><text:alphabetical-index-mark-end text:id="IMark77754824"/><text:span text:style-name="T23">s</text:span><text:alphabetical-index-mark-end text:id="IMark75069848"/><text:alphabetical-index-mark-end text:id="IMark80289192"/><text:alphabetical-index-mark-end text:id="IMark78599432"/><text:alphabetical-index-mark-end text:id="IMark66152360"/>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2088"/><text:alphabetical-index-mark-start text:id="IMark80315272"/><text:alphabetical-index-mark-start text:id="IMark77774968"/><text:alphabetical-index-mark-start text:id="IMark78371272"/><text:alphabetical-index-mark-start text:id="IMark74961992"/><text:alphabetical-index-mark-start text:id="IMark73431512"/><text:alphabetical-index-mark-start text:id="IMark78434152"/><text:alphabetical-index-mark-start text:id="IMark74858968"/><text:alphabetical-index-mark-start text:id="IMark79317848"/><text:alphabetical-index-mark-start text:id="IMark77894856"/><text:span text:style-name="T23">.txt</text:span><text:alphabetical-index-mark-end text:id="IMark77894856"/><text:alphabetical-index-mark-end text:id="IMark79317848"/><text:alphabetical-index-mark-end text:id="IMark74858968"/><text:alphabetical-index-mark-end text:id="IMark78434152"/><text:alphabetical-index-mark-end text:id="IMark73431512"/><text:alphabetical-index-mark-end text:id="IMark74961992"/><text:alphabetical-index-mark-end text:id="IMark78371272"/><text:alphabetical-index-mark-end text:id="IMark77774968"/><text:alphabetical-index-mark-end text:id="IMark80315272"/><text:span text:style-name="T33"> will store the </text:span><text:alphabetical-index-mark-start text:id="IMark73277496"/><text:alphabetical-index-mark-start text:id="IMark75120888"/><text:alphabetical-index-mark-start text:id="IMark80292072"/><text:alphabetical-index-mark-start text:id="IMark75084744"/><text:alphabetical-index-mark-start text:id="IMark78253544"/><text:alphabetical-index-mark-start text:id="IMark77053944"/><text:alphabetical-index-mark-start text:id="IMark78169656"/><text:alphabetical-index-mark-start text:id="IMark78437992"/><text:alphabetical-index-mark-start text:id="IMark64215560"/><text:alphabetical-index-mark-start text:id="IMark73844424"/><text:alphabetical-index-mark-start text:id="IMark80318152"/><text:alphabetical-index-mark-start text:id="IMark83224024"/><text:alphabetical-index-mark-start text:id="IMark63674312"/><text:alphabetical-index-mark-start text:id="IMark78210264"/><text:alphabetical-index-mark-start text:id="IMark78690744"/><text:alphabetical-index-mark-start text:id="IMark78437032"/><text:alphabetical-index-mark-start text:id="IMark80134328"/><text:alphabetical-index-mark-start text:id="IMark80311432"/><text:span text:style-name="T33">result</text:span><text:alphabetical-index-mark-end text:id="IMark80311432"/><text:alphabetical-index-mark-end text:id="IMark80134328"/><text:alphabetical-index-mark-end text:id="IMark78437032"/><text:alphabetical-index-mark-end text:id="IMark78690744"/><text:alphabetical-index-mark-end text:id="IMark78210264"/><text:alphabetical-index-mark-end text:id="IMark63674312"/><text:alphabetical-index-mark-end text:id="IMark83224024"/><text:alphabetical-index-mark-end text:id="IMark80318152"/><text:alphabetical-index-mark-end text:id="IMark73844424"/><text:span text:style-name="T33">s</text:span><text:alphabetical-index-mark-end text:id="IMark64215560"/><text:alphabetical-index-mark-end text:id="IMark78437992"/><text:alphabetical-index-mark-end text:id="IMark78169656"/><text:alphabetical-index-mark-end text:id="IMark77053944"/><text:alphabetical-index-mark-end text:id="IMark78253544"/><text:alphabetical-index-mark-end text:id="IMark75084744"/><text:alphabetical-index-mark-end text:id="IMark80292072"/><text:alphabetical-index-mark-end text:id="IMark75120888"/><text:alphabetical-index-mark-end text:id="IMark73277496"/><text:span text:style-name="T33"> of both </text:span><text:alphabetical-index-mark-start text:id="IMark73775032"/><text:alphabetical-index-mark-start text:id="IMark74858008"/><text:alphabetical-index-mark-start text:id="IMark74960072"/><text:alphabetical-index-mark-start text:id="IMark77891016"/><text:alphabetical-index-mark-start text:id="IMark79938696"/><text:alphabetical-index-mark-start text:id="IMark74723656"/><text:alphabetical-index-mark-start text:id="IMark82589816"/><text:alphabetical-index-mark-start text:id="IMark74876872"/><text:alphabetical-index-mark-start text:id="IMark77098312"/><text:span text:style-name="T33">queries</text:span><text:alphabetical-index-mark-end text:id="IMark77098312"/><text:alphabetical-index-mark-end text:id="IMark74876872"/><text:alphabetical-index-mark-end text:id="IMark82589816"/><text:alphabetical-index-mark-end text:id="IMark74723656"/><text:alphabetical-index-mark-end text:id="IMark79938696"/><text:alphabetical-index-mark-end text:id="IMark77891016"/><text:alphabetical-index-mark-end text:id="IMark74960072"/><text:alphabetical-index-mark-end text:id="IMark74858008"/><text:alphabetical-index-mark-end text:id="IMark73775032"/><text:span text:style-name="T33">.</text:span></text:p>
      <text:p text:style-name="P36"/>
      <text:p text:style-name="P36"><text:span text:style-name="T22">./</text:span><text:alphabetical-index-mark-start text:id="IMark56755208"/><text:alphabetical-index-mark-start text:id="IMark77096392"/><text:alphabetical-index-mark-start text:id="IMark79570696"/><text:alphabetical-index-mark-start text:id="IMark74962952"/><text:alphabetical-index-mark-start text:id="IMark74959112"/><text:alphabetical-index-mark-start text:id="IMark79065464"/><text:alphabetical-index-mark-start text:id="IMark74690040"/><text:alphabetical-index-mark-start text:id="IMark80135288"/><text:alphabetical-index-mark-start text:id="IMark78211224"/><text:alphabetical-index-mark-start text:id="IMark83216280"/><text:alphabetical-index-mark-start text:id="IMark79097784"/><text:alphabetical-index-mark-start text:id="IMark78436072"/><text:alphabetical-index-mark-start text:id="IMark79291224"/><text:alphabetical-index-mark-start text:id="IMark74404184"/><text:alphabetical-index-mark-start text:id="IMark78990888"/><text:alphabetical-index-mark-start text:id="IMark80131448"/><text:alphabetical-index-mark-start text:id="IMark83200968"/><text:alphabetical-index-mark-start text:id="IMark74197560"/><text:span text:style-name="T23">sql</text:span><text:alphabetical-index-mark-end text:id="IMark74197560"/><text:alphabetical-index-mark-end text:id="IMark83200968"/><text:alphabetical-index-mark-end text:id="IMark80131448"/><text:alphabetical-index-mark-end text:id="IMark78990888"/><text:alphabetical-index-mark-end text:id="IMark74404184"/><text:alphabetical-index-mark-end text:id="IMark79291224"/><text:alphabetical-index-mark-end text:id="IMark78436072"/><text:alphabetical-index-mark-end text:id="IMark79097784"/><text:alphabetical-index-mark-end text:id="IMark83216280"/><text:alphabetical-index-mark-end text:id="IMark78211224"/><text:alphabetical-index-mark-end text:id="IMark80135288"/><text:alphabetical-index-mark-end text:id="IMark74690040"/><text:alphabetical-index-mark-end text:id="IMark79065464"/><text:alphabetical-index-mark-end text:id="IMark74959112"/><text:alphabetical-index-mark-end text:id="IMark74962952"/><text:alphabetical-index-mark-end text:id="IMark79570696"/><text:alphabetical-index-mark-end text:id="IMark77096392"/><text:alphabetical-index-mark-end text:id="IMark56755208"/><text:span text:style-name="T23">p </text:span><text:alphabetical-index-mark-start text:id="IMark74889016"/><text:alphabetical-index-mark-start text:id="IMark74892856"/><text:alphabetical-index-mark-start text:id="IMark80303784"/><text:alphabetical-index-mark-start text:id="IMark48640552"/><text:alphabetical-index-mark-start text:id="IMark78369320"/><text:alphabetical-index-mark-start text:id="IMark83225944"/><text:alphabetical-index-mark-start text:id="IMark83227864"/><text:alphabetical-index-mark-start text:id="IMark77776888"/><text:alphabetical-index-mark-start text:id="IMark75080376"/><text:span text:style-name="T23">your_</text:span><text:alphabetical-index-mark-start text:id="IMark78837656"/><text:alphabetical-index-mark-start text:id="IMark75081336"/><text:alphabetical-index-mark-start text:id="IMark74957192"/><text:alphabetical-index-mark-start text:id="IMark64521320"/><text:alphabetical-index-mark-start text:id="IMark83219160"/><text:alphabetical-index-mark-start text:id="IMark78420520"/><text:alphabetical-index-mark-start text:id="IMark83224984"/><text:alphabetical-index-mark-start text:id="IMark83228824"/><text:alphabetical-index-mark-start text:id="IMark74958152"/><text:span text:style-name="T23">database</text:span><text:alphabetical-index-mark-end text:id="IMark74958152"/><text:alphabetical-index-mark-end text:id="IMark83228824"/><text:alphabetical-index-mark-end text:id="IMark83224984"/><text:alphabetical-index-mark-end text:id="IMark78420520"/><text:alphabetical-index-mark-end text:id="IMark83219160"/><text:alphabetical-index-mark-end text:id="IMark64521320"/><text:alphabetical-index-mark-end text:id="IMark74957192"/><text:alphabetical-index-mark-end text:id="IMark75081336"/><text:alphabetical-index-mark-end text:id="IMark78837656"/><text:alphabetical-index-mark-end text:id="IMark75080376"/><text:alphabetical-index-mark-end text:id="IMark77776888"/><text:alphabetical-index-mark-end text:id="IMark83227864"/><text:alphabetical-index-mark-end text:id="IMark83225944"/><text:alphabetical-index-mark-end text:id="IMark78369320"/><text:alphabetical-index-mark-end text:id="IMark48640552"/><text:alphabetical-index-mark-end text:id="IMark80303784"/><text:alphabetical-index-mark-end text:id="IMark74892856"/><text:alphabetical-index-mark-end text:id="IMark74889016"/><text:alphabetical-index-mark-start text:id="IMark72881080"/><text:alphabetical-index-mark-start text:id="IMark80133368"/><text:span text:style-name="T23">.</text:span><text:span text:style-name="T32">db</text:span><text:alphabetical-index-mark-end text:id="IMark80133368"/><text:alphabetical-index-mark-end text:id="IMark72881080"/><text:span text:style-name="T23"> your_</text:span><text:alphabetical-index-mark-start text:id="IMark66153032"/><text:alphabetical-index-mark-start text:id="IMark48635224"/><text:alphabetical-index-mark-start text:id="IMark73845800"/><text:alphabetical-index-mark-start text:id="IMark64186632"/><text:alphabetical-index-mark-start text:id="IMark80130488"/><text:alphabetical-index-mark-start text:id="IMark77328424"/><text:alphabetical-index-mark-start text:id="IMark79290264"/><text:alphabetical-index-mark-start text:id="IMark79292184"/><text:alphabetical-index-mark-start text:id="IMark77891976"/><text:span text:style-name="T23">file</text:span><text:alphabetical-index-mark-end text:id="IMark77891976"/><text:alphabetical-index-mark-end text:id="IMark79292184"/><text:alphabetical-index-mark-end text:id="IMark79290264"/><text:alphabetical-index-mark-end text:id="IMark77328424"/><text:alphabetical-index-mark-end text:id="IMark80130488"/><text:alphabetical-index-mark-end text:id="IMark64186632"/><text:alphabetical-index-mark-end text:id="IMark73845800"/><text:alphabetical-index-mark-end text:id="IMark48635224"/><text:alphabetical-index-mark-end text:id="IMark66153032"/><text:alphabetical-index-mark-start text:id="IMark75067384"/><text:alphabetical-index-mark-start text:id="IMark64509304"/><text:alphabetical-index-mark-start text:id="IMark78419560"/><text:alphabetical-index-mark-start text:id="IMark48646552"/><text:alphabetical-index-mark-start text:id="IMark74143304"/><text:alphabetical-index-mark-start text:id="IMark74888056"/><text:alphabetical-index-mark-start text:id="IMark73898184"/><text:alphabetical-index-mark-start text:id="IMark75083784"/><text:alphabetical-index-mark-start text:id="IMark80459368"/><text:span text:style-name="T23">.</text:span><text:alphabetical-index-mark-start text:id="IMark75085704"/><text:alphabetical-index-mark-start text:id="IMark73579640"/><text:alphabetical-index-mark-start text:id="IMark74955272"/><text:alphabetical-index-mark-start text:id="IMark79289304"/><text:alphabetical-index-mark-start text:id="IMark82513048"/><text:alphabetical-index-mark-start text:id="IMark82591736"/><text:alphabetical-index-mark-start text:id="IMark80069960"/><text:alphabetical-index-mark-start text:id="IMark74776728"/><text:alphabetical-index-mark-start text:id="IMark73293384"/><text:alphabetical-index-mark-start text:id="IMark73764584"/><text:alphabetical-index-mark-start text:id="IMark73020760"/><text:alphabetical-index-mark-start text:id="IMark77094472"/><text:alphabetical-index-mark-start text:id="IMark77143704"/><text:alphabetical-index-mark-start text:id="IMark78377032"/><text:alphabetical-index-mark-start text:id="IMark78707048"/><text:alphabetical-index-mark-start text:id="IMark78911496"/><text:alphabetical-index-mark-start text:id="IMark78374152"/><text:alphabetical-index-mark-start text:id="IMark77893896"/><text:span text:style-name="T23">sql</text:span><text:alphabetical-index-mark-end text:id="IMark77893896"/><text:alphabetical-index-mark-end text:id="IMark78374152"/><text:alphabetical-index-mark-end text:id="IMark78911496"/><text:alphabetical-index-mark-end text:id="IMark78707048"/><text:alphabetical-index-mark-end text:id="IMark78377032"/><text:alphabetical-index-mark-end text:id="IMark77143704"/><text:alphabetical-index-mark-end text:id="IMark77094472"/><text:alphabetical-index-mark-end text:id="IMark73020760"/><text:alphabetical-index-mark-end text:id="IMark73764584"/><text:alphabetical-index-mark-end text:id="IMark73293384"/><text:alphabetical-index-mark-end text:id="IMark74776728"/><text:alphabetical-index-mark-end text:id="IMark80069960"/><text:alphabetical-index-mark-end text:id="IMark82591736"/><text:alphabetical-index-mark-end text:id="IMark82513048"/><text:alphabetical-index-mark-end text:id="IMark79289304"/><text:alphabetical-index-mark-end text:id="IMark74955272"/><text:alphabetical-index-mark-end text:id="IMark73579640"/><text:alphabetical-index-mark-end text:id="IMark75085704"/><text:alphabetical-index-mark-end text:id="IMark80459368"/><text:alphabetical-index-mark-end text:id="IMark75083784"/><text:alphabetical-index-mark-end text:id="IMark73898184"/><text:alphabetical-index-mark-end text:id="IMark74888056"/><text:alphabetical-index-mark-end text:id="IMark74143304"/><text:alphabetical-index-mark-end text:id="IMark48646552"/><text:alphabetical-index-mark-end text:id="IMark78419560"/><text:alphabetical-index-mark-end text:id="IMark64509304"/><text:alphabetical-index-mark-end text:id="IMark75067384"/><text:span text:style-name="T33"> will send the </text:span><text:alphabetical-index-mark-start text:id="IMark78372232"/><text:alphabetical-index-mark-start text:id="IMark73339864"/><text:alphabetical-index-mark-start text:id="IMark64229000"/><text:alphabetical-index-mark-start text:id="IMark80305704"/><text:alphabetical-index-mark-start text:id="IMark79288344"/><text:alphabetical-index-mark-start text:id="IMark78214104"/><text:alphabetical-index-mark-start text:id="IMark80302824"/><text:alphabetical-index-mark-start text:id="IMark83229784"/><text:alphabetical-index-mark-start text:id="IMark79287384"/><text:span text:style-name="T33">queries</text:span><text:alphabetical-index-mark-end text:id="IMark79287384"/><text:alphabetical-index-mark-end text:id="IMark83229784"/><text:alphabetical-index-mark-end text:id="IMark80302824"/><text:alphabetical-index-mark-end text:id="IMark78214104"/><text:alphabetical-index-mark-end text:id="IMark79288344"/><text:alphabetical-index-mark-end text:id="IMark80305704"/><text:alphabetical-index-mark-end text:id="IMark64229000"/><text:alphabetical-index-mark-end text:id="IMark73339864"/><text:alphabetical-index-mark-end text:id="IMark78372232"/><text:span text:style-name="T33"> contained in </text:span><text:span text:style-name="T23">your_</text:span><text:alphabetical-index-mark-start text:id="IMark78212184"/><text:alphabetical-index-mark-start text:id="IMark79064504"/><text:alphabetical-index-mark-start text:id="IMark80260392"/><text:alphabetical-index-mark-start text:id="IMark77779336"/><text:alphabetical-index-mark-start text:id="IMark74694808"/><text:alphabetical-index-mark-start text:id="IMark77775928"/><text:alphabetical-index-mark-start text:id="IMark79558984"/><text:alphabetical-index-mark-start text:id="IMark80306664"/><text:alphabetical-index-mark-start text:id="IMark65133912"/><text:span text:style-name="T23">file</text:span><text:alphabetical-index-mark-end text:id="IMark65133912"/><text:alphabetical-index-mark-end text:id="IMark80306664"/><text:alphabetical-index-mark-end text:id="IMark79558984"/><text:alphabetical-index-mark-end text:id="IMark77775928"/><text:alphabetical-index-mark-end text:id="IMark74694808"/><text:alphabetical-index-mark-end text:id="IMark77779336"/><text:alphabetical-index-mark-end text:id="IMark80260392"/><text:alphabetical-index-mark-end text:id="IMark79064504"/><text:alphabetical-index-mark-end text:id="IMark78212184"/><text:alphabetical-index-mark-start text:id="IMark74129656"/><text:alphabetical-index-mark-start text:id="IMark82492264"/><text:alphabetical-index-mark-start text:id="IMark79546440"/><text:alphabetical-index-mark-start text:id="IMark80319112"/><text:alphabetical-index-mark-start text:id="IMark83401704"/><text:alphabetical-index-mark-start text:id="IMark77774008"/><text:alphabetical-index-mark-start text:id="IMark57025224"/><text:alphabetical-index-mark-start text:id="IMark80148504"/><text:alphabetical-index-mark-start text:id="IMark73829608"/><text:span text:style-name="T23">.</text:span><text:alphabetical-index-mark-start text:id="IMark80317192"/><text:alphabetical-index-mark-start text:id="IMark78215064"/><text:alphabetical-index-mark-start text:id="IMark74961032"/><text:alphabetical-index-mark-start text:id="IMark64436136"/><text:alphabetical-index-mark-start text:id="IMark74117000"/><text:alphabetical-index-mark-start text:id="IMark77892936"/><text:alphabetical-index-mark-start text:id="IMark78438952"/><text:alphabetical-index-mark-start text:id="IMark74872072"/><text:alphabetical-index-mark-start text:id="IMark80234456"/><text:alphabetical-index-mark-start text:id="IMark77772088"/><text:alphabetical-index-mark-start text:id="IMark80308584"/><text:alphabetical-index-mark-start text:id="IMark79297944"/><text:alphabetical-index-mark-start text:id="IMark78984952"/><text:alphabetical-index-mark-start text:id="IMark80265800"/><text:alphabetical-index-mark-start text:id="IMark80307624"/><text:alphabetical-index-mark-start text:id="IMark80291112"/><text:alphabetical-index-mark-start text:id="IMark82136376"/><text:alphabetical-index-mark-start text:id="IMark80304744"/><text:span text:style-name="T23">sql</text:span><text:alphabetical-index-mark-end text:id="IMark80304744"/><text:alphabetical-index-mark-end text:id="IMark82136376"/><text:alphabetical-index-mark-end text:id="IMark80291112"/><text:alphabetical-index-mark-end text:id="IMark80307624"/><text:alphabetical-index-mark-end text:id="IMark80265800"/><text:alphabetical-index-mark-end text:id="IMark78984952"/><text:alphabetical-index-mark-end text:id="IMark79297944"/><text:alphabetical-index-mark-end text:id="IMark80308584"/><text:alphabetical-index-mark-end text:id="IMark77772088"/><text:alphabetical-index-mark-end text:id="IMark80234456"/><text:alphabetical-index-mark-end text:id="IMark74872072"/><text:alphabetical-index-mark-end text:id="IMark78438952"/><text:alphabetical-index-mark-end text:id="IMark77892936"/><text:alphabetical-index-mark-end text:id="IMark74117000"/><text:alphabetical-index-mark-end text:id="IMark64436136"/><text:alphabetical-index-mark-end text:id="IMark74961032"/><text:alphabetical-index-mark-end text:id="IMark78215064"/><text:alphabetical-index-mark-end text:id="IMark80317192"/><text:alphabetical-index-mark-end text:id="IMark73829608"/><text:alphabetical-index-mark-end text:id="IMark80148504"/><text:alphabetical-index-mark-end text:id="IMark57025224"/><text:alphabetical-index-mark-end text:id="IMark77774008"/><text:alphabetical-index-mark-end text:id="IMark83401704"/><text:alphabetical-index-mark-end text:id="IMark80319112"/><text:alphabetical-index-mark-end text:id="IMark79546440"/><text:alphabetical-index-mark-end text:id="IMark82492264"/><text:alphabetical-index-mark-end text:id="IMark74129656"/><text:span text:style-name="T33"> to </text:span><text:alphabetical-index-mark-start text:id="IMark74890936"/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36129848"/><text:alphabetical-index-mark-start text:id="IMark79295064"/><text:alphabetical-index-mark-start text:id="IMark64190088"/><text:span text:style-name="T33">your_</text:span><text:alphabetical-index-mark-start text:id="IMark65411512"/><text:alphabetical-index-mark-start text:id="IMark79792072"/><text:alphabetical-index-mark-start text:id="IMark78209304"/><text:alphabetical-index-mark-start text:id="IMark78213144"/><text:alphabetical-index-mark-start text:id="IMark82511128"/><text:alphabetical-index-mark-start text:id="IMark79293144"/><text:alphabetical-index-mark-start text:id="IMark78376072"/><text:alphabetical-index-mark-start text:id="IMark78373192"/><text:alphabetical-index-mark-start text:id="IMark77145624"/><text:span text:style-name="T33">database</text:span><text:alphabetical-index-mark-end text:id="IMark77145624"/><text:alphabetical-index-mark-end text:id="IMark78373192"/><text:alphabetical-index-mark-end text:id="IMark78376072"/><text:alphabetical-index-mark-end text:id="IMark79293144"/><text:alphabetical-index-mark-end text:id="IMark82511128"/><text:alphabetical-index-mark-end text:id="IMark78213144"/><text:alphabetical-index-mark-end text:id="IMark78209304"/><text:alphabetical-index-mark-end text:id="IMark79792072"/><text:alphabetical-index-mark-end text:id="IMark65411512"/><text:alphabetical-index-mark-end text:id="IMark64190088"/><text:alphabetical-index-mark-end text:id="IMark79295064"/><text:alphabetical-index-mark-end text:id="IMark36129848"/>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<text:alphabetical-index-mark-end text:id="IMark74890936"/><text:span text:style-name="T33"> as a </text:span><text:alphabetical-index-mark-start text:id="IMark77108344"/><text:alphabetical-index-mark-start text:id="IMark79210936"/><text:alphabetical-index-mark-start text:id="IMark73732440"/><text:alphabetical-index-mark-start text:id="IMark75071880"/><text:alphabetical-index-mark-start text:id="IMark79967256"/><text:alphabetical-index-mark-start text:id="IMark79319768"/><text:alphabetical-index-mark-start text:id="IMark79294104"/><text:alphabetical-index-mark-start text:id="IMark79296024"/><text:alphabetical-index-mark-start text:id="IMark77095432"/><text:span text:style-name="T33">composite</text:span><text:alphabetical-index-mark-end text:id="IMark77095432"/><text:alphabetical-index-mark-end text:id="IMark79296024"/><text:alphabetical-index-mark-end text:id="IMark79294104"/><text:alphabetical-index-mark-end text:id="IMark79319768"/><text:alphabetical-index-mark-end text:id="IMark79967256"/><text:alphabetical-index-mark-end text:id="IMark75071880"/><text:alphabetical-index-mark-end text:id="IMark73732440"/><text:alphabetical-index-mark-end text:id="IMark79210936"/><text:alphabetical-index-mark-end text:id="IMark77108344"/><text:span text:style-name="T33"> </text:span><text:alphabetical-index-mark-start text:id="IMark78705128"/><text:alphabetical-index-mark-start text:id="IMark80316232"/><text:alphabetical-index-mark-start text:id="IMark78708008"/><text:alphabetical-index-mark-start text:id="IMark77362840"/><text:alphabetical-index-mark-start text:id="IMark74215016"/><text:alphabetical-index-mark-start text:id="IMark78529624"/><text:alphabetical-index-mark-start text:id="IMark79063544"/><text:alphabetical-index-mark-start text:id="IMark83217240"/><text:alphabetical-index-mark-start text:id="IMark77146584"/><text:span text:style-name="T33">query</text:span><text:alphabetical-index-mark-end text:id="IMark77146584"/><text:alphabetical-index-mark-end text:id="IMark83217240"/><text:alphabetical-index-mark-end text:id="IMark79063544"/><text:alphabetical-index-mark-end text:id="IMark78529624"/><text:alphabetical-index-mark-end text:id="IMark74215016"/><text:alphabetical-index-mark-end text:id="IMark77362840"/><text:alphabetical-index-mark-end text:id="IMark78708008"/><text:alphabetical-index-mark-end text:id="IMark80316232"/><text:alphabetical-index-mark-end text:id="IMark78705128"/><text:span text:style-name="T33">. See the </text:span><text:alphabetical-index-mark-start text:id="IMark64087992"/><text:alphabetical-index-mark-start text:id="IMark83226904"/><text:alphabetical-index-mark-start text:id="IMark78913416"/><text:alphabetical-index-mark-start text:id="IMark74954312"/><text:alphabetical-index-mark-start text:id="IMark56740440"/><text:alphabetical-index-mark-start text:id="IMark77144664"/><text:alphabetical-index-mark-start text:id="IMark73738952"/><text:alphabetical-index-mark-start text:id="IMark80503720"/><text:alphabetical-index-mark-start text:id="IMark79296984"/><text:span text:style-name="T33">/</text:span><text:span text:style-name="T23">examples</text:span><text:alphabetical-index-mark-end text:id="IMark79296984"/><text:alphabetical-index-mark-end text:id="IMark80503720"/><text:alphabetical-index-mark-end text:id="IMark73738952"/><text:alphabetical-index-mark-end text:id="IMark77144664"/><text:alphabetical-index-mark-end text:id="IMark56740440"/><text:alphabetical-index-mark-end text:id="IMark74954312"/><text:alphabetical-index-mark-end text:id="IMark78913416"/><text:alphabetical-index-mark-end text:id="IMark83226904"/><text:alphabetical-index-mark-end text:id="IMark64087992"/><text:span text:style-name="T33"> </text:span><text:alphabetical-index-mark-start text:id="IMark79456904"/><text:alphabetical-index-mark-start text:id="IMark78377992"/><text:alphabetical-index-mark-start text:id="IMark74859928"/><text:alphabetical-index-mark-start text:id="IMark74875912"/><text:alphabetical-index-mark-start text:id="IMark79698408"/><text:alphabetical-index-mark-start text:id="IMark82510168"/><text:alphabetical-index-mark-start text:id="IMark74953352"/><text:alphabetical-index-mark-start text:id="IMark82514008"/><text:alphabetical-index-mark-start text:id="IMark80312392"/><text:span text:style-name="T33">folder</text:span><text:alphabetical-index-mark-end text:id="IMark80312392"/><text:alphabetical-index-mark-end text:id="IMark82514008"/><text:alphabetical-index-mark-end text:id="IMark74953352"/><text:alphabetical-index-mark-end text:id="IMark82510168"/><text:alphabetical-index-mark-end text:id="IMark79698408"/><text:alphabetical-index-mark-end text:id="IMark74875912"/><text:alphabetical-index-mark-end text:id="IMark74859928"/><text:alphabetical-index-mark-end text:id="IMark78377992"/><text:alphabetical-index-mark-end text:id="IMark79456904"/><text:span text:style-name="T33"> for more.</text:span></text:p>
      <text:p text:style-name="P30"/>
      <text:p text:style-name="P31"><text:alphabetical-index-mark-start text:id="IMark74950616"/><text:alphabetical-index-mark-start text:id="IMark79106920"/><text:alphabetical-index-mark-start text:id="IMark74709928"/><text:alphabetical-index-mark-start text:id="IMark80290152"/><text:alphabetical-index-mark-start text:id="IMark74874952"/><text:alphabetical-index-mark-start text:id="IMark74894776"/><text:alphabetical-index-mark-start text:id="IMark74873992"/><text:alphabetical-index-mark-start text:id="IMark80125064"/><text:alphabetical-index-mark-start text:id="IMark80656696"/>Query<text:alphabetical-index-mark-end text:id="IMark80656696"/><text:alphabetical-index-mark-end text:id="IMark80125064"/><text:alphabetical-index-mark-end text:id="IMark74873992"/><text:alphabetical-index-mark-end text:id="IMark74894776"/><text:alphabetical-index-mark-end text:id="IMark74874952"/><text:alphabetical-index-mark-end text:id="IMark80290152"/><text:alphabetical-index-mark-end text:id="IMark74709928"/><text:alphabetical-index-mark-end text:id="IMark79106920"/><text:alphabetical-index-mark-end text:id="IMark74950616"/> 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66152360"/><text:alphabetical-index-mark-start text:id="IMark78599432"/><text:alphabetical-index-mark-start text:id="IMark80289192"/><text:alphabetical-index-mark-start text:id="IMark75069848"/><text:alphabetical-index-mark-start text:id="IMark74947432"/><text:alphabetical-index-mark-start text:id="IMark80315272"/><text:alphabetical-index-mark-start text:id="IMark77774968"/><text:alphabetical-index-mark-start text:id="IMark78371272"/><text:alphabetical-index-mark-start text:id="IMark74961992"/><text:alphabetical-index-mark-start text:id="IMark73431512"/><text:alphabetical-index-mark-start text:id="IMark78434152"/><text:alphabetical-index-mark-start text:id="IMark74858968"/><text:alphabetical-index-mark-start text:id="IMark79317848"/>result<text:alphabetical-index-mark-end text:id="IMark79317848"/><text:alphabetical-index-mark-end text:id="IMark74858968"/><text:alphabetical-index-mark-end text:id="IMark78434152"/><text:alphabetical-index-mark-end text:id="IMark73431512"/><text:alphabetical-index-mark-end text:id="IMark74961992"/><text:alphabetical-index-mark-end text:id="IMark78371272"/><text:alphabetical-index-mark-end text:id="IMark77774968"/><text:alphabetical-index-mark-end text:id="IMark80315272"/><text:alphabetical-index-mark-end text:id="IMark74947432"/>s<text:alphabetical-index-mark-end text:id="IMark75069848"/><text:alphabetical-index-mark-end text:id="IMark80289192"/><text:alphabetical-index-mark-end text:id="IMark78599432"/><text:alphabetical-index-mark-end text:id="IMark66152360"/>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2088"/> are written as a continuous <text:alphabetical-index-mark-start text:id="IMark77894856"/><text:alphabetical-index-mark-start text:id="IMark77195672"/><text:alphabetical-index-mark-start text:id="IMark74956232"/><text:alphabetical-index-mark-start text:id="IMark73844424"/><text:alphabetical-index-mark-start text:id="IMark80318152"/><text:alphabetical-index-mark-start text:id="IMark83224024"/><text:alphabetical-index-mark-start text:id="IMark63674312"/><text:alphabetical-index-mark-start text:id="IMark78210264"/><text:alphabetical-index-mark-start text:id="IMark78690744"/>string<text:alphabetical-index-mark-end text:id="IMark78690744"/><text:alphabetical-index-mark-end text:id="IMark78210264"/><text:alphabetical-index-mark-end text:id="IMark63674312"/><text:alphabetical-index-mark-end text:id="IMark83224024"/><text:alphabetical-index-mark-end text:id="IMark80318152"/><text:alphabetical-index-mark-end text:id="IMark73844424"/><text:alphabetical-index-mark-end text:id="IMark74956232"/><text:alphabetical-index-mark-end text:id="IMark77195672"/><text:alphabetical-index-mark-end text:id="IMark77894856"/> to <text:alphabetical-index-mark-start text:id="IMark78437032"/><text:alphabetical-index-mark-start text:id="IMark80134328"/><text:alphabetical-index-mark-start text:id="IMark80311432"/><text:alphabetical-index-mark-start text:id="IMark73277496"/><text:alphabetical-index-mark-start text:id="IMark75120888"/><text:alphabetical-index-mark-start text:id="IMark80292072"/><text:alphabetical-index-mark-start text:id="IMark75084744"/><text:alphabetical-index-mark-start text:id="IMark78253544"/><text:alphabetical-index-mark-start text:id="IMark77053944"/><text:alphabetical-index-mark-start text:id="IMark78169656"/><text:alphabetical-index-mark-start text:id="IMark78437992"/><text:alphabetical-index-mark-start text:id="IMark64215560"/><text:alphabetical-index-mark-start text:id="IMark73775032"/><text:alphabetical-index-mark-start text:id="IMark74858008"/><text:alphabetical-index-mark-start text:id="IMark74960072"/><text:alphabetical-index-mark-start text:id="IMark77891016"/><text:alphabetical-index-mark-start text:id="IMark79938696"/><text:alphabetical-index-mark-start text:id="IMark74723656"/><text:span text:style-name="T22">sql</text:span><text:alphabetical-index-mark-end text:id="IMark74723656"/><text:alphabetical-index-mark-end text:id="IMark79938696"/><text:alphabetical-index-mark-end text:id="IMark77891016"/><text:alphabetical-index-mark-end text:id="IMark74960072"/><text:alphabetical-index-mark-end text:id="IMark74858008"/><text:alphabetical-index-mark-end text:id="IMark73775032"/><text:alphabetical-index-mark-end text:id="IMark64215560"/><text:alphabetical-index-mark-end text:id="IMark78437992"/><text:alphabetical-index-mark-end text:id="IMark78169656"/><text:alphabetical-index-mark-end text:id="IMark77053944"/><text:alphabetical-index-mark-end text:id="IMark78253544"/><text:alphabetical-index-mark-end text:id="IMark75084744"/><text:alphabetical-index-mark-end text:id="IMark80292072"/><text:alphabetical-index-mark-end text:id="IMark75120888"/><text:alphabetical-index-mark-end text:id="IMark73277496"/><text:alphabetical-index-mark-end text:id="IMark80311432"/><text:alphabetical-index-mark-end text:id="IMark80134328"/><text:alphabetical-index-mark-end text:id="IMark78437032"/><text:span text:style-name="T22">p_</text:span><text:alphabetical-index-mark-start text:id="IMark82589816"/><text:alphabetical-index-mark-start text:id="IMark74876872"/><text:alphabetical-index-mark-start text:id="IMark77098312"/><text:alphabetical-index-mark-start text:id="IMark78706088"/><text:alphabetical-index-mark-start text:id="IMark77773048"/><text:alphabetical-index-mark-start text:id="IMark79453880"/><text:alphabetical-index-mark-start text:id="IMark80120584"/><text:alphabetical-index-mark-start text:id="IMark78627496"/><text:alphabetical-index-mark-start text:id="IMark74871112"/><text:alphabetical-index-mark-start text:id="IMark79318808"/><text:alphabetical-index-mark-start text:id="IMark56755208"/><text:alphabetical-index-mark-start text:id="IMark77096392"/><text:alphabetical-index-mark-start text:id="IMark79570696"/><text:alphabetical-index-mark-start text:id="IMark74962952"/><text:alphabetical-index-mark-start text:id="IMark74959112"/><text:alphabetical-index-mark-start text:id="IMark79065464"/><text:alphabetical-index-mark-start text:id="IMark74690040"/><text:alphabetical-index-mark-start text:id="IMark80135288"/><text:span text:style-name="T22">result</text:span><text:alphabetical-index-mark-end text:id="IMark80135288"/><text:alphabetical-index-mark-end text:id="IMark74690040"/><text:alphabetical-index-mark-end text:id="IMark79065464"/><text:alphabetical-index-mark-end text:id="IMark74959112"/><text:alphabetical-index-mark-end text:id="IMark74962952"/><text:alphabetical-index-mark-end text:id="IMark79570696"/><text:alphabetical-index-mark-end text:id="IMark77096392"/><text:alphabetical-index-mark-end text:id="IMark56755208"/><text:alphabetical-index-mark-end text:id="IMark79318808"/><text:span text:style-name="T22">s</text:span><text:alphabetical-index-mark-end text:id="IMark74871112"/><text:alphabetical-index-mark-end text:id="IMark78627496"/><text:alphabetical-index-mark-end text:id="IMark80120584"/><text:alphabetical-index-mark-end text:id="IMark79453880"/><text:alphabetical-index-mark-end text:id="IMark77773048"/><text:alphabetical-index-mark-end text:id="IMark78706088"/><text:alphabetical-index-mark-end text:id="IMark77098312"/><text:alphabetical-index-mark-end text:id="IMark74876872"/><text:alphabetical-index-mark-end text:id="IMark82589816"/><text:alphabetical-index-mark-start text:id="IMark78211224"/><text:alphabetical-index-mark-start text:id="IMark83216280"/><text:alphabetical-index-mark-start text:id="IMark79097784"/><text:alphabetical-index-mark-start text:id="IMark78436072"/><text:alphabetical-index-mark-start text:id="IMark79291224"/><text:alphabetical-index-mark-start text:id="IMark74404184"/><text:alphabetical-index-mark-start text:id="IMark78990888"/><text:alphabetical-index-mark-start text:id="IMark80131448"/><text:alphabetical-index-mark-start text:id="IMark83200968"/><text:span text:style-name="T22">.txt</text:span><text:alphabetical-index-mark-end text:id="IMark83200968"/><text:alphabetical-index-mark-end text:id="IMark80131448"/><text:alphabetical-index-mark-end text:id="IMark78990888"/><text:alphabetical-index-mark-end text:id="IMark74404184"/><text:alphabetical-index-mark-end text:id="IMark79291224"/><text:alphabetical-index-mark-end text:id="IMark78436072"/><text:alphabetical-index-mark-end text:id="IMark79097784"/><text:alphabetical-index-mark-end text:id="IMark83216280"/><text:alphabetical-index-mark-end text:id="IMark78211224"/>. Data fields are separated with a "|" <text:alphabetical-index-mark-start text:id="IMark74197560"/><text:alphabetical-index-mark-start text:id="IMark74860888"/><text:alphabetical-index-mark-start text:id="IMark80136248"/><text:alphabetical-index-mark-start text:id="IMark80132408"/><text:alphabetical-index-mark-start text:id="IMark74889016"/><text:alphabetical-index-mark-start text:id="IMark74892856"/><text:alphabetical-index-mark-start text:id="IMark80303784"/><text:alphabetical-index-mark-start text:id="IMark48640552"/><text:alphabetical-index-mark-start text:id="IMark78369320"/>character<text:alphabetical-index-mark-end text:id="IMark78369320"/><text:alphabetical-index-mark-end text:id="IMark48640552"/><text:alphabetical-index-mark-end text:id="IMark80303784"/><text:alphabetical-index-mark-end text:id="IMark74892856"/><text:alphabetical-index-mark-end text:id="IMark74889016"/><text:alphabetical-index-mark-end text:id="IMark80132408"/><text:alphabetical-index-mark-end text:id="IMark80136248"/><text:alphabetical-index-mark-end text:id="IMark74860888"/><text:alphabetical-index-mark-end text:id="IMark74197560"/>. <text:span text:style-name="T51">At the end of the </text:span><text:alphabetical-index-mark-start text:id="IMark83225944"/><text:alphabetical-index-mark-start text:id="IMark83227864"/><text:alphabetical-index-mark-start text:id="IMark77776888"/><text:alphabetical-index-mark-start text:id="IMark75080376"/><text:alphabetical-index-mark-start text:id="IMark78837656"/><text:alphabetical-index-mark-start text:id="IMark75081336"/><text:span text:style-name="T51">query</text:span><text:alphabetical-index-mark-end text:id="IMark75081336"/><text:alphabetical-index-mark-end text:id="IMark78837656"/><text:alphabetical-index-mark-end text:id="IMark75080376"/><text:alphabetical-index-mark-end text:id="IMark77776888"/><text:alphabetical-index-mark-end text:id="IMark83227864"/><text:alphabetical-index-mark-end text:id="IMark83225944"/><text:span text:style-name="T51"> </text:span><text:alphabetical-index-mark-start text:id="IMark74957192"/><text:alphabetical-index-mark-start text:id="IMark64521320"/><text:alphabetical-index-mark-start text:id="IMark83219160"/><text:alphabetical-index-mark-start text:id="IMark78420520"/><text:alphabetical-index-mark-start text:id="IMark83224984"/><text:alphabetical-index-mark-start text:id="IMark83228824"/><text:alphabetical-index-mark-start text:id="IMark74958152"/><text:alphabetical-index-mark-start text:id="IMark56513672"/><text:alphabetical-index-mark-start text:id="IMark78812472"/><text:alphabetical-index-mark-start text:id="IMark72881080"/><text:alphabetical-index-mark-start text:id="IMark80133368"/><text:alphabetical-index-mark-start text:id="IMark78708968"/><text:span text:style-name="T51">result</text:span><text:alphabetical-index-mark-end text:id="IMark78708968"/><text:alphabetical-index-mark-end text:id="IMark80133368"/><text:alphabetical-index-mark-end text:id="IMark72881080"/><text:alphabetical-index-mark-end text:id="IMark78812472"/><text:alphabetical-index-mark-end text:id="IMark56513672"/><text:alphabetical-index-mark-end text:id="IMark74958152"/><text:span text:style-name="T51">s</text:span><text:alphabetical-index-mark-end text:id="IMark83228824"/><text:alphabetical-index-mark-end text:id="IMark83224984"/><text:alphabetical-index-mark-end text:id="IMark78420520"/><text:alphabetical-index-mark-end text:id="IMark83219160"/><text:alphabetical-index-mark-end text:id="IMark64521320"/><text:alphabetical-index-mark-end text:id="IMark74957192"/><text:span text:style-name="T51"> you will find </text:span><text:span text:style-name="T29">“|EOQ|”</text:span><text:span text:style-name="T51"> for </text:span><text:span text:style-name="T49">“End Of </text:span><text:alphabetical-index-mark-start text:id="IMark74893816"/><text:alphabetical-index-mark-start text:id="IMark66153032"/><text:alphabetical-index-mark-start text:id="IMark48635224"/><text:alphabetical-index-mark-start text:id="IMark73845800"/><text:alphabetical-index-mark-start text:id="IMark64186632"/><text:alphabetical-index-mark-start text:id="IMark80130488"/><text:span text:style-name="T49">Query</text:span><text:alphabetical-index-mark-end text:id="IMark80130488"/><text:alphabetical-index-mark-end text:id="IMark64186632"/><text:alphabetical-index-mark-end text:id="IMark73845800"/><text:alphabetical-index-mark-end text:id="IMark48635224"/><text:alphabetical-index-mark-end text:id="IMark66153032"/><text:alphabetical-index-mark-end text:id="IMark74893816"/><text:span text:style-name="T49">”</text:span><text:span text:style-name="T51">, meaning that one </text:span><text:alphabetical-index-mark-start text:id="IMark77328424"/><text:alphabetical-index-mark-start text:id="IMark79290264"/><text:alphabetical-index-mark-start text:id="IMark79292184"/><text:alphabetical-index-mark-start text:id="IMark77891976"/><text:alphabetical-index-mark-start text:id="IMark74873032"/><text:alphabetical-index-mark-start text:id="IMark74920968"/><text:span text:style-name="T51">query</text:span><text:alphabetical-index-mark-end text:id="IMark74920968"/><text:alphabetical-index-mark-end text:id="IMark74873032"/><text:alphabetical-index-mark-end text:id="IMark77891976"/><text:alphabetical-index-mark-end text:id="IMark79292184"/><text:alphabetical-index-mark-end text:id="IMark79290264"/><text:alphabetical-index-mark-end text:id="IMark77328424"/><text:span text:style-name="T51"> – for example, a </text:span><text:alphabetical-index-mark-start text:id="IMark75067384"/><text:alphabetical-index-mark-start text:id="IMark64509304"/><text:alphabetical-index-mark-start text:id="IMark78419560"/><text:alphabetical-index-mark-start text:id="IMark48646552"/><text:alphabetical-index-mark-start text:id="IMark74143304"/><text:alphabetical-index-mark-start text:id="IMark74888056"/><text:span text:style-name="T51">SELECT</text:span><text:alphabetical-index-mark-end text:id="IMark74888056"/><text:alphabetical-index-mark-end text:id="IMark74143304"/><text:alphabetical-index-mark-end text:id="IMark48646552"/><text:alphabetical-index-mark-end text:id="IMark78419560"/><text:alphabetical-index-mark-end text:id="IMark64509304"/><text:alphabetical-index-mark-end text:id="IMark75067384"/><text:span text:style-name="T51"> – produced a </text:span><text:alphabetical-index-mark-start text:id="IMark73898184"/><text:alphabetical-index-mark-start text:id="IMark75083784"/><text:alphabetical-index-mark-start text:id="IMark80459368"/><text:alphabetical-index-mark-start text:id="IMark75085704"/><text:alphabetical-index-mark-start text:id="IMark73579640"/><text:alphabetical-index-mark-start text:id="IMark74955272"/><text:span text:style-name="T51">listing</text:span><text:alphabetical-index-mark-end text:id="IMark74955272"/><text:alphabetical-index-mark-end text:id="IMark73579640"/><text:alphabetical-index-mark-end text:id="IMark75085704"/><text:alphabetical-index-mark-end text:id="IMark80459368"/><text:alphabetical-index-mark-end text:id="IMark75083784"/><text:alphabetical-index-mark-end text:id="IMark73898184"/><text:span text:style-name="T51"> that reaches op to that point.</text:span></text:p>
      <text:p text:style-name="P31"/>
      <text:p text:style-name="P31"><text:span text:style-name="T51">This is useful whenever you run </text:span><text:alphabetical-index-mark-start text:id="IMark64229000"/><text:alphabetical-index-mark-start text:id="IMark80305704"/><text:alphabetical-index-mark-start text:id="IMark79288344"/><text:alphabetical-index-mark-start text:id="IMark78214104"/><text:alphabetical-index-mark-start text:id="IMark80302824"/><text:alphabetical-index-mark-start text:id="IMark83229784"/><text:span text:style-name="T51">multiple</text:span><text:alphabetical-index-mark-end text:id="IMark83229784"/><text:alphabetical-index-mark-end text:id="IMark80302824"/><text:alphabetical-index-mark-end text:id="IMark78214104"/><text:alphabetical-index-mark-end text:id="IMark79288344"/><text:alphabetical-index-mark-end text:id="IMark80305704"/><text:alphabetical-index-mark-end text:id="IMark64229000"/><text:span text:style-name="T51"> </text:span><text:alphabetical-index-mark-start text:id="IMark79287384"/><text:alphabetical-index-mark-start text:id="IMark74889976"/><text:alphabetical-index-mark-start text:id="IMark78914376"/><text:alphabetical-index-mark-start text:id="IMark78212184"/><text:alphabetical-index-mark-start text:id="IMark79064504"/><text:alphabetical-index-mark-start text:id="IMark80260392"/><text:span text:style-name="T51">queries</text:span><text:alphabetical-index-mark-end text:id="IMark80260392"/><text:alphabetical-index-mark-end text:id="IMark79064504"/><text:alphabetical-index-mark-end text:id="IMark78212184"/><text:alphabetical-index-mark-end text:id="IMark78914376"/><text:alphabetical-index-mark-end text:id="IMark74889976"/><text:alphabetical-index-mark-end text:id="IMark79287384"/><text:span text:style-name="T51"> that produce </text:span><text:alphabetical-index-mark-start text:id="IMark77779336"/><text:alphabetical-index-mark-start text:id="IMark74694808"/><text:alphabetical-index-mark-start text:id="IMark77775928"/><text:alphabetical-index-mark-start text:id="IMark79558984"/><text:alphabetical-index-mark-start text:id="IMark80306664"/><text:alphabetical-index-mark-start text:id="IMark65133912"/><text:alphabetical-index-mark-start text:id="IMark78954328"/><text:alphabetical-index-mark-start text:id="IMark78912456"/><text:alphabetical-index-mark-start text:id="IMark74129656"/><text:alphabetical-index-mark-start text:id="IMark82492264"/><text:alphabetical-index-mark-start text:id="IMark79546440"/><text:alphabetical-index-mark-start text:id="IMark80319112"/><text:span text:style-name="T51">result</text:span><text:alphabetical-index-mark-end text:id="IMark80319112"/><text:alphabetical-index-mark-end text:id="IMark79546440"/><text:alphabetical-index-mark-end text:id="IMark82492264"/><text:alphabetical-index-mark-end text:id="IMark74129656"/><text:alphabetical-index-mark-end text:id="IMark78912456"/><text:alphabetical-index-mark-end text:id="IMark78954328"/><text:span text:style-name="T51">s</text:span><text:alphabetical-index-mark-end text:id="IMark65133912"/><text:alphabetical-index-mark-end text:id="IMark80306664"/><text:alphabetical-index-mark-end text:id="IMark79558984"/><text:alphabetical-index-mark-end text:id="IMark77775928"/><text:alphabetical-index-mark-end text:id="IMark74694808"/><text:alphabetical-index-mark-end text:id="IMark77779336"/><text:span text:style-name="T51">. With </text:span><text:span text:style-name="T29">“|EOQ|”</text:span><text:span text:style-name="T51"> you could </text:span><text:alphabetical-index-mark-start text:id="IMark83401704"/><text:alphabetical-index-mark-start text:id="IMark77774008"/><text:alphabetical-index-mark-start text:id="IMark57025224"/><text:alphabetical-index-mark-start text:id="IMark80148504"/><text:alphabetical-index-mark-start text:id="IMark73829608"/><text:alphabetical-index-mark-start text:id="IMark80317192"/><text:span text:style-name="T51">parse</text:span><text:alphabetical-index-mark-end text:id="IMark80317192"/><text:alphabetical-index-mark-end text:id="IMark73829608"/><text:alphabetical-index-mark-end text:id="IMark80148504"/><text:alphabetical-index-mark-end text:id="IMark57025224"/><text:alphabetical-index-mark-end text:id="IMark77774008"/><text:alphabetical-index-mark-end text:id="IMark83401704"/><text:span text:style-name="T51"> </text:span><text:alphabetical-index-mark-start text:id="IMark78215064"/><text:alphabetical-index-mark-start text:id="IMark74961032"/><text:alphabetical-index-mark-start text:id="IMark64436136"/><text:alphabetical-index-mark-start text:id="IMark74117000"/><text:alphabetical-index-mark-start text:id="IMark77892936"/><text:alphabetical-index-mark-start text:id="IMark78438952"/><text:alphabetical-index-mark-start text:id="IMark74872072"/><text:alphabetical-index-mark-start text:id="IMark80234456"/><text:alphabetical-index-mark-start text:id="IMark77772088"/><text:alphabetical-index-mark-start text:id="IMark80308584"/><text:alphabetical-index-mark-start text:id="IMark79297944"/><text:alphabetical-index-mark-start text:id="IMark78984952"/><text:span text:style-name="T29">sql</text:span><text:alphabetical-index-mark-end text:id="IMark78984952"/><text:alphabetical-index-mark-end text:id="IMark79297944"/><text:alphabetical-index-mark-end text:id="IMark80308584"/><text:alphabetical-index-mark-end text:id="IMark77772088"/><text:alphabetical-index-mark-end text:id="IMark80234456"/><text:alphabetical-index-mark-end text:id="IMark74872072"/><text:alphabetical-index-mark-end text:id="IMark78438952"/><text:alphabetical-index-mark-end text:id="IMark77892936"/><text:alphabetical-index-mark-end text:id="IMark74117000"/><text:alphabetical-index-mark-end text:id="IMark64436136"/><text:alphabetical-index-mark-end text:id="IMark74961032"/><text:alphabetical-index-mark-end text:id="IMark78215064"/><text:span text:style-name="T29">_</text:span><text:alphabetical-index-mark-start text:id="IMark80265800"/><text:alphabetical-index-mark-start text:id="IMark80307624"/><text:alphabetical-index-mark-start text:id="IMark80291112"/><text:alphabetical-index-mark-start text:id="IMark82136376"/><text:alphabetical-index-mark-start text:id="IMark80304744"/><text:alphabetical-index-mark-start text:id="IMark74890936"/><text:span text:style-name="T29">query</text:span><text:alphabetical-index-mark-end text:id="IMark74890936"/><text:alphabetical-index-mark-end text:id="IMark80304744"/><text:alphabetical-index-mark-end text:id="IMark82136376"/><text:alphabetical-index-mark-end text:id="IMark80291112"/><text:alphabetical-index-mark-end text:id="IMark80307624"/><text:alphabetical-index-mark-end text:id="IMark80265800"/><text:span text:style-name="T29">_</text:span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36129848"/><text:alphabetical-index-mark-start text:id="IMark79295064"/><text:alphabetical-index-mark-start text:id="IMark64190088"/><text:alphabetical-index-mark-start text:id="IMark65411512"/><text:alphabetical-index-mark-start text:id="IMark79792072"/><text:alphabetical-index-mark-start text:id="IMark78209304"/><text:alphabetical-index-mark-start text:id="IMark78213144"/><text:span text:style-name="T29">result</text:span><text:alphabetical-index-mark-end text:id="IMark78213144"/><text:alphabetical-index-mark-end text:id="IMark78209304"/><text:alphabetical-index-mark-end text:id="IMark79792072"/><text:alphabetical-index-mark-end text:id="IMark65411512"/><text:alphabetical-index-mark-end text:id="IMark64190088"/><text:alphabetical-index-mark-end text:id="IMark79295064"/><text:span text:style-name="T29">s</text:span><text:alphabetical-index-mark-end text:id="IMark36129848"/>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<text:alphabetical-index-mark-start text:id="IMark82511128"/><text:alphabetical-index-mark-start text:id="IMark79293144"/><text:alphabetical-index-mark-start text:id="IMark78376072"/><text:alphabetical-index-mark-start text:id="IMark78373192"/><text:alphabetical-index-mark-start text:id="IMark77145624"/><text:alphabetical-index-mark-start text:id="IMark77108344"/><text:span text:style-name="T29">.txt</text:span><text:alphabetical-index-mark-end text:id="IMark77108344"/><text:alphabetical-index-mark-end text:id="IMark77145624"/><text:alphabetical-index-mark-end text:id="IMark78373192"/><text:alphabetical-index-mark-end text:id="IMark78376072"/><text:alphabetical-index-mark-end text:id="IMark79293144"/><text:alphabetical-index-mark-end text:id="IMark82511128"/><text:span text:style-name="T51"> in a more easy way to separate the </text:span><text:alphabetical-index-mark-start text:id="IMark79210936"/><text:alphabetical-index-mark-start text:id="IMark73732440"/><text:alphabetical-index-mark-start text:id="IMark75071880"/><text:alphabetical-index-mark-start text:id="IMark79967256"/><text:alphabetical-index-mark-start text:id="IMark79319768"/><text:alphabetical-index-mark-start text:id="IMark79294104"/><text:alphabetical-index-mark-start text:id="IMark79296024"/><text:alphabetical-index-mark-start text:id="IMark77095432"/><text:alphabetical-index-mark-start text:id="IMark78705128"/><text:alphabetical-index-mark-start text:id="IMark80316232"/><text:alphabetical-index-mark-start text:id="IMark78708008"/><text:alphabetical-index-mark-start text:id="IMark77362840"/><text:span text:style-name="T51">result</text:span><text:alphabetical-index-mark-end text:id="IMark77362840"/><text:alphabetical-index-mark-end text:id="IMark78708008"/><text:alphabetical-index-mark-end text:id="IMark80316232"/><text:alphabetical-index-mark-end text:id="IMark78705128"/><text:alphabetical-index-mark-end text:id="IMark77095432"/><text:alphabetical-index-mark-end text:id="IMark79296024"/><text:span text:style-name="T51">s</text:span><text:alphabetical-index-mark-end text:id="IMark79294104"/><text:alphabetical-index-mark-end text:id="IMark79319768"/><text:alphabetical-index-mark-end text:id="IMark79967256"/><text:alphabetical-index-mark-end text:id="IMark75071880"/><text:alphabetical-index-mark-end text:id="IMark73732440"/><text:alphabetical-index-mark-end text:id="IMark79210936"/><text:span text:style-name="T51"> that correspond to one </text:span><text:alphabetical-index-mark-start text:id="IMark74215016"/><text:alphabetical-index-mark-start text:id="IMark78529624"/><text:alphabetical-index-mark-start text:id="IMark79063544"/><text:alphabetical-index-mark-start text:id="IMark83217240"/><text:alphabetical-index-mark-start text:id="IMark77146584"/><text:alphabetical-index-mark-start text:id="IMark74921928"/><text:span text:style-name="T51">query</text:span><text:alphabetical-index-mark-end text:id="IMark74921928"/><text:alphabetical-index-mark-end text:id="IMark77146584"/><text:alphabetical-index-mark-end text:id="IMark83217240"/><text:alphabetical-index-mark-end text:id="IMark79063544"/><text:alphabetical-index-mark-end text:id="IMark78529624"/><text:alphabetical-index-mark-end text:id="IMark74215016"/><text:span text:style-name="T51"> from those from another one.</text:span></text:p>
      <text:p text:style-name="P30"/>
      <text:p text:style-name="P30"><text:span text:style-name="T52">Also, remember to p</text:span>ay attention to the <text:alphabetical-index-mark-start text:id="IMark74953352"/><text:alphabetical-index-mark-start text:id="IMark82514008"/><text:alphabetical-index-mark-start text:id="IMark80312392"/><text:alphabetical-index-mark-start text:id="IMark78158344"/><text:alphabetical-index-mark-start text:id="IMark74214056"/><text:alphabetical-index-mark-start text:id="IMark77754824"/><text:alphabetical-index-mark-start text:id="IMark80508664"/><text:alphabetical-index-mark-start text:id="IMark81794760"/><text:alphabetical-index-mark-start text:id="IMark81793624"/>path<text:alphabetical-index-mark-end text:id="IMark81793624"/><text:alphabetical-index-mark-end text:id="IMark81794760"/><text:alphabetical-index-mark-end text:id="IMark80508664"/><text:alphabetical-index-mark-end text:id="IMark77754824"/><text:alphabetical-index-mark-end text:id="IMark74214056"/><text:alphabetical-index-mark-end text:id="IMark78158344"/><text:alphabetical-index-mark-end text:id="IMark80312392"/><text:alphabetical-index-mark-end text:id="IMark82514008"/><text:alphabetical-index-mark-end text:id="IMark74953352"/> to <text:span text:style-name="T22">[db]</text:span> and <text:span text:style-name="T22">[</text:span><text:alphabetical-index-mark-start text:id="IMark81797032"/><text:alphabetical-index-mark-start text:id="IMark81795896"/><text:alphabetical-index-mark-start text:id="IMark81798168"/><text:alphabetical-index-mark-start text:id="IMark77894856"/><text:alphabetical-index-mark-start text:id="IMark77195672"/><text:alphabetical-index-mark-start text:id="IMark74956232"/><text:alphabetical-index-mark-start text:id="IMark73844424"/><text:alphabetical-index-mark-start text:id="IMark80318152"/><text:alphabetical-index-mark-start text:id="IMark83224024"/><text:span text:style-name="T22">query</text:span><text:alphabetical-index-mark-end text:id="IMark83224024"/><text:alphabetical-index-mark-end text:id="IMark80318152"/><text:alphabetical-index-mark-end text:id="IMark73844424"/><text:alphabetical-index-mark-end text:id="IMark74956232"/><text:alphabetical-index-mark-end text:id="IMark77195672"/><text:alphabetical-index-mark-end text:id="IMark77894856"/><text:alphabetical-index-mark-end text:id="IMark81798168"/><text:alphabetical-index-mark-end text:id="IMark81795896"/><text:alphabetical-index-mark-end text:id="IMark81797032"/><text:span text:style-name="T22">]</text:span> if it is a <text:alphabetical-index-mark-start text:id="IMark63674312"/><text:alphabetical-index-mark-start text:id="IMark78210264"/><text:alphabetical-index-mark-start text:id="IMark78690744"/>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66152360"/>.<text:alphabetical-index-mark-start text:id="IMark78599432"/><text:alphabetical-index-mark-start text:id="IMark80289192"/><text:alphabetical-index-mark-start text:id="IMark75069848"/><text:alphabetical-index-mark-start text:id="IMark74947432"/><text:alphabetical-index-mark-start text:id="IMark80315272"/><text:alphabetical-index-mark-start text:id="IMark77774968"/><text:alphabetical-index-mark-start text:id="IMark78371272"/><text:alphabetical-index-mark-start text:id="IMark74961992"/><text:alphabetical-index-mark-start text:id="IMark73431512"/><text:alphabetical-index-mark-start text:id="IMark78434152"/><text:alphabetical-index-mark-start text:id="IMark74858968"/><text:alphabetical-index-mark-start text:id="IMark79317848"/><text:alphabetical-index-mark-start text:id="IMark74950616"/><text:alphabetical-index-mark-start text:id="IMark79106920"/><text:alphabetical-index-mark-start text:id="IMark74709928"/><text:alphabetical-index-mark-start text:id="IMark80290152"/><text:alphabetical-index-mark-start text:id="IMark74874952"/><text:alphabetical-index-mark-start text:id="IMark74894776"/>sql<text:alphabetical-index-mark-end text:id="IMark74894776"/><text:alphabetical-index-mark-end text:id="IMark74874952"/><text:alphabetical-index-mark-end text:id="IMark80290152"/><text:alphabetical-index-mark-end text:id="IMark74709928"/><text:alphabetical-index-mark-end text:id="IMark79106920"/><text:alphabetical-index-mark-end text:id="IMark74950616"/><text:alphabetical-index-mark-end text:id="IMark79317848"/><text:alphabetical-index-mark-end text:id="IMark74858968"/><text:alphabetical-index-mark-end text:id="IMark78434152"/><text:alphabetical-index-mark-end text:id="IMark73431512"/><text:alphabetical-index-mark-end text:id="IMark74961992"/><text:alphabetical-index-mark-end text:id="IMark78371272"/><text:alphabetical-index-mark-end text:id="IMark77774968"/><text:alphabetical-index-mark-end text:id="IMark80315272"/><text:alphabetical-index-mark-end text:id="IMark74947432"/><text:alphabetical-index-mark-end text:id="IMark75069848"/><text:alphabetical-index-mark-end text:id="IMark80289192"/><text:alphabetical-index-mark-end text:id="IMark78599432"/><text:alphabetical-index-mark-end text:id="IMark66152360"/>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2088"/><text:alphabetical-index-mark-end text:id="IMark78690744"/><text:alphabetical-index-mark-end text:id="IMark78210264"/><text:alphabetical-index-mark-end text:id="IMark63674312"/> <text:alphabetical-index-mark-start text:id="IMark74873992"/><text:alphabetical-index-mark-start text:id="IMark80125064"/><text:alphabetical-index-mark-start text:id="IMark80656696"/><text:alphabetical-index-mark-start text:id="IMark79289304"/><text:alphabetical-index-mark-start text:id="IMark82513048"/><text:alphabetical-index-mark-start text:id="IMark78437032"/><text:alphabetical-index-mark-start text:id="IMark80134328"/><text:alphabetical-index-mark-start text:id="IMark80311432"/><text:alphabetical-index-mark-start text:id="IMark73277496"/>file<text:alphabetical-index-mark-end text:id="IMark73277496"/><text:alphabetical-index-mark-end text:id="IMark80311432"/><text:alphabetical-index-mark-end text:id="IMark80134328"/><text:alphabetical-index-mark-end text:id="IMark78437032"/><text:alphabetical-index-mark-end text:id="IMark82513048"/><text:alphabetical-index-mark-end text:id="IMark79289304"/><text:alphabetical-index-mark-end text:id="IMark80656696"/><text:alphabetical-index-mark-end text:id="IMark80125064"/><text:alphabetical-index-mark-end text:id="IMark74873992"/>. If they are not in the same <text:alphabetical-index-mark-start text:id="IMark75120888"/><text:alphabetical-index-mark-start text:id="IMark80292072"/><text:alphabetical-index-mark-start text:id="IMark75084744"/><text:alphabetical-index-mark-start text:id="IMark78253544"/><text:alphabetical-index-mark-start text:id="IMark77053944"/><text:alphabetical-index-mark-start text:id="IMark78169656"/><text:alphabetical-index-mark-start text:id="IMark78437992"/><text:alphabetical-index-mark-start text:id="IMark64215560"/><text:alphabetical-index-mark-start text:id="IMark73775032"/>folder<text:alphabetical-index-mark-end text:id="IMark73775032"/><text:alphabetical-index-mark-end text:id="IMark64215560"/><text:alphabetical-index-mark-end text:id="IMark78437992"/><text:alphabetical-index-mark-end text:id="IMark78169656"/><text:alphabetical-index-mark-end text:id="IMark77053944"/><text:alphabetical-index-mark-end text:id="IMark78253544"/><text:alphabetical-index-mark-end text:id="IMark75084744"/><text:alphabetical-index-mark-end text:id="IMark80292072"/><text:alphabetical-index-mark-end text:id="IMark75120888"/> as <text:alphabetical-index-mark-start text:id="IMark74858008"/><text:alphabetical-index-mark-start text:id="IMark74960072"/><text:alphabetical-index-mark-start text:id="IMark77891016"/><text:alphabetical-index-mark-start text:id="IMark79938696"/><text:alphabetical-index-mark-start text:id="IMark74723656"/><text:alphabetical-index-mark-start text:id="IMark82591736"/><text:alphabetical-index-mark-start text:id="IMark80069960"/><text:alphabetical-index-mark-start text:id="IMark79318808"/><text:alphabetical-index-mark-start text:id="IMark56755208"/><text:alphabetical-index-mark-start text:id="IMark77096392"/><text:alphabetical-index-mark-start text:id="IMark79570696"/><text:alphabetical-index-mark-start text:id="IMark74962952"/><text:alphabetical-index-mark-start text:id="IMark74959112"/><text:alphabetical-index-mark-start text:id="IMark79065464"/><text:alphabetical-index-mark-start text:id="IMark74690040"/><text:alphabetical-index-mark-start text:id="IMark80135288"/><text:alphabetical-index-mark-start text:id="IMark74776728"/><text:alphabetical-index-mark-start text:id="IMark82589816"/>sql<text:alphabetical-index-mark-end text:id="IMark82589816"/><text:alphabetical-index-mark-end text:id="IMark74776728"/><text:alphabetical-index-mark-end text:id="IMark80135288"/><text:alphabetical-index-mark-end text:id="IMark74690040"/><text:alphabetical-index-mark-end text:id="IMark79065464"/><text:alphabetical-index-mark-end text:id="IMark74959112"/><text:alphabetical-index-mark-end text:id="IMark74962952"/><text:alphabetical-index-mark-end text:id="IMark79570696"/><text:alphabetical-index-mark-end text:id="IMark77096392"/><text:alphabetical-index-mark-end text:id="IMark56755208"/><text:alphabetical-index-mark-end text:id="IMark79318808"/><text:alphabetical-index-mark-end text:id="IMark80069960"/><text:alphabetical-index-mark-end text:id="IMark82591736"/><text:alphabetical-index-mark-end text:id="IMark74723656"/><text:alphabetical-index-mark-end text:id="IMark79938696"/><text:alphabetical-index-mark-end text:id="IMark77891016"/><text:alphabetical-index-mark-end text:id="IMark74960072"/><text:alphabetical-index-mark-end text:id="IMark74858008"/>c, then you will need to provide full <text:alphabetical-index-mark-start text:id="IMark74876872"/><text:alphabetical-index-mark-start text:id="IMark77098312"/><text:alphabetical-index-mark-start text:id="IMark78706088"/><text:alphabetical-index-mark-start text:id="IMark77773048"/><text:alphabetical-index-mark-start text:id="IMark79453880"/><text:alphabetical-index-mark-start text:id="IMark80120584"/><text:alphabetical-index-mark-start text:id="IMark78627496"/><text:alphabetical-index-mark-start text:id="IMark74871112"/><text:alphabetical-index-mark-start text:id="IMark73293384"/>path<text:alphabetical-index-mark-end text:id="IMark73293384"/><text:alphabetical-index-mark-end text:id="IMark74871112"/><text:alphabetical-index-mark-end text:id="IMark78627496"/><text:alphabetical-index-mark-end text:id="IMark80120584"/><text:alphabetical-index-mark-end text:id="IMark79453880"/><text:alphabetical-index-mark-end text:id="IMark77773048"/><text:alphabetical-index-mark-end text:id="IMark78706088"/><text:alphabetical-index-mark-end text:id="IMark77098312"/><text:alphabetical-index-mark-end text:id="IMark74876872"/>s or add those <text:alphabetical-index-mark-start text:id="IMark74197560"/><text:alphabetical-index-mark-start text:id="IMark74860888"/><text:alphabetical-index-mark-start text:id="IMark80136248"/><text:alphabetical-index-mark-start text:id="IMark80132408"/><text:alphabetical-index-mark-start text:id="IMark74889016"/><text:alphabetical-index-mark-start text:id="IMark74892856"/><text:alphabetical-index-mark-start text:id="IMark80303784"/><text:alphabetical-index-mark-start text:id="IMark48640552"/><text:alphabetical-index-mark-start text:id="IMark78369320"/>file<text:alphabetical-index-mark-end text:id="IMark78369320"/><text:alphabetical-index-mark-end text:id="IMark48640552"/><text:alphabetical-index-mark-end text:id="IMark80303784"/><text:alphabetical-index-mark-end text:id="IMark74892856"/><text:alphabetical-index-mark-end text:id="IMark74889016"/><text:alphabetical-index-mark-end text:id="IMark80132408"/><text:alphabetical-index-mark-end text:id="IMark80136248"/><text:alphabetical-index-mark-end text:id="IMark74860888"/><text:alphabetical-index-mark-end text:id="IMark74197560"/>s or <text:alphabetical-index-mark-start text:id="IMark78211224"/><text:alphabetical-index-mark-start text:id="IMark83216280"/><text:alphabetical-index-mark-start text:id="IMark79097784"/><text:alphabetical-index-mark-start text:id="IMark78436072"/><text:alphabetical-index-mark-start text:id="IMark79291224"/><text:alphabetical-index-mark-start text:id="IMark74404184"/><text:alphabetical-index-mark-start text:id="IMark78990888"/><text:alphabetical-index-mark-start text:id="IMark80131448"/><text:alphabetical-index-mark-start text:id="IMark83200968"/>folder<text:alphabetical-index-mark-end text:id="IMark83200968"/><text:alphabetical-index-mark-end text:id="IMark80131448"/><text:alphabetical-index-mark-end text:id="IMark78990888"/><text:alphabetical-index-mark-end text:id="IMark74404184"/><text:alphabetical-index-mark-end text:id="IMark79291224"/><text:alphabetical-index-mark-end text:id="IMark78436072"/><text:alphabetical-index-mark-end text:id="IMark79097784"/><text:alphabetical-index-mark-end text:id="IMark83216280"/><text:alphabetical-index-mark-end text:id="IMark78211224"/>s to your $<text:alphabetical-index-mark-start text:id="IMark73764584"/><text:alphabetical-index-mark-start text:id="IMark83225944"/><text:alphabetical-index-mark-start text:id="IMark83227864"/><text:alphabetical-index-mark-start text:id="IMark77776888"/><text:alphabetical-index-mark-start text:id="IMark75080376"/><text:alphabetical-index-mark-start text:id="IMark78837656"/><text:alphabetical-index-mark-start text:id="IMark75081336"/><text:alphabetical-index-mark-start text:id="IMark81799304"/><text:alphabetical-index-mark-start text:id="IMark81800440"/>PATH<text:alphabetical-index-mark-end text:id="IMark81800440"/><text:alphabetical-index-mark-end text:id="IMark81799304"/><text:alphabetical-index-mark-end text:id="IMark75081336"/><text:alphabetical-index-mark-end text:id="IMark78837656"/><text:alphabetical-index-mark-end text:id="IMark75080376"/><text:alphabetical-index-mark-end text:id="IMark77776888"/><text:alphabetical-index-mark-end text:id="IMark83227864"/><text:alphabetical-index-mark-end text:id="IMark83225944"/><text:alphabetical-index-mark-end text:id="IMark73764584"/>.</text:p>
      <text:p text:style-name="P30"/>
      <text:p text:style-name="P30"/>
      <text:h text:style-name="Heading_20_2" text:outline-level="2"><text:bookmark-start text:name="__RefHeading___Toc8555_467953159"/>5.<text:span text:style-name="T53">4</text:span>. <text:alphabetical-index-mark-start text:id="IMark83219160"/><text:alphabetical-index-mark-start text:id="IMark83224984"/><text:alphabetical-index-mark-start text:id="IMark83228824"/><text:alphabetical-index-mark-start text:id="IMark73020760"/><text:alphabetical-index-mark-start text:id="IMark77094472"/><text:alphabetical-index-mark-start text:id="IMark77143704"/><text:alphabetical-index-mark-start text:id="IMark78377032"/><text:span text:style-name="T50">Call</text:span><text:alphabetical-index-mark-end text:id="IMark78377032"/><text:alphabetical-index-mark-end text:id="IMark77143704"/><text:alphabetical-index-mark-end text:id="IMark77094472"/><text:alphabetical-index-mark-end text:id="IMark73020760"/><text:alphabetical-index-mark-end text:id="IMark83228824"/><text:alphabetical-index-mark-end text:id="IMark83224984"/><text:alphabetical-index-mark-end text:id="IMark83219160"/><text:span text:style-name="T50">ing </text:span><text:alphabetical-index-mark-start text:id="IMark74893816"/><text:alphabetical-index-mark-start text:id="IMark66153032"/><text:alphabetical-index-mark-start text:id="IMark48635224"/><text:alphabetical-index-mark-start text:id="IMark73845800"/><text:alphabetical-index-mark-start text:id="IMark64186632"/><text:alphabetical-index-mark-start text:id="IMark80130488"/><text:alphabetical-index-mark-start text:id="IMark78707048"/><text:alphabetical-index-mark-start text:id="IMark78911496"/><text:alphabetical-index-mark-start text:id="IMark77328424"/><text:alphabetical-index-mark-start text:id="IMark79290264"/><text:alphabetical-index-mark-start text:id="IMark79292184"/><text:alphabetical-index-mark-start text:id="IMark77891976"/><text:alphabetical-index-mark-start text:id="IMark74873032"/><text:alphabetical-index-mark-start text:id="IMark74920968"/><text:span text:style-name="T50">sql</text:span><text:alphabetical-index-mark-end text:id="IMark74920968"/><text:alphabetical-index-mark-end text:id="IMark74873032"/><text:alphabetical-index-mark-end text:id="IMark77891976"/><text:alphabetical-index-mark-end text:id="IMark79292184"/><text:alphabetical-index-mark-end text:id="IMark79290264"/><text:alphabetical-index-mark-end text:id="IMark77328424"/><text:alphabetical-index-mark-end text:id="IMark78911496"/><text:alphabetical-index-mark-end text:id="IMark78707048"/><text:alphabetical-index-mark-end text:id="IMark80130488"/><text:alphabetical-index-mark-end text:id="IMark64186632"/><text:alphabetical-index-mark-end text:id="IMark73845800"/><text:alphabetical-index-mark-end text:id="IMark48635224"/><text:alphabetical-index-mark-end text:id="IMark66153032"/><text:alphabetical-index-mark-end text:id="IMark74893816"/><text:span text:style-name="T50">p with three arguments.</text:span><text:bookmark-end text:name="__RefHeading___Toc8555_467953159"/></text:h>
      <text:p text:style-name="P30"/>
      <text:p text:style-name="P55">If you want to use <text:alphabetical-index-mark-start text:id="IMark48646552"/><text:alphabetical-index-mark-start text:id="IMark74143304"/><text:alphabetical-index-mark-start text:id="IMark74888056"/><text:alphabetical-index-mark-start text:id="IMark73898184"/><text:alphabetical-index-mark-start text:id="IMark75083784"/><text:alphabetical-index-mark-start text:id="IMark80459368"/>macro<text:alphabetical-index-mark-end text:id="IMark80459368"/><text:alphabetical-index-mark-end text:id="IMark75083784"/><text:alphabetical-index-mark-end text:id="IMark73898184"/><text:alphabetical-index-mark-end text:id="IMark74888056"/><text:alphabetical-index-mark-end text:id="IMark74143304"/><text:alphabetical-index-mark-end text:id="IMark48646552"/>s with <text:alphabetical-index-mark-start text:id="IMark75085704"/><text:alphabetical-index-mark-start text:id="IMark73579640"/><text:alphabetical-index-mark-start text:id="IMark74955272"/><text:alphabetical-index-mark-start text:id="IMark78368360"/><text:alphabetical-index-mark-start text:id="IMark77893896"/><text:alphabetical-index-mark-start text:id="IMark73339864"/><text:alphabetical-index-mark-start text:id="IMark78372232"/><text:alphabetical-index-mark-start text:id="IMark81832424"/><text:alphabetical-index-mark-start text:id="IMark64087992"/><text:alphabetical-index-mark-start text:id="IMark83226904"/><text:alphabetical-index-mark-start text:id="IMark64229000"/><text:alphabetical-index-mark-start text:id="IMark80305704"/>sql<text:alphabetical-index-mark-end text:id="IMark80305704"/><text:alphabetical-index-mark-end text:id="IMark64229000"/><text:alphabetical-index-mark-end text:id="IMark83226904"/><text:alphabetical-index-mark-end text:id="IMark64087992"/><text:alphabetical-index-mark-end text:id="IMark81832424"/><text:alphabetical-index-mark-end text:id="IMark78372232"/><text:alphabetical-index-mark-end text:id="IMark73339864"/><text:alphabetical-index-mark-end text:id="IMark77893896"/><text:alphabetical-index-mark-end text:id="IMark78368360"/><text:alphabetical-index-mark-end text:id="IMark74955272"/><text:alphabetical-index-mark-end text:id="IMark73579640"/><text:alphabetical-index-mark-end text:id="IMark75085704"/>p, the <text:alphabetical-index-mark-start text:id="IMark79288344"/><text:alphabetical-index-mark-start text:id="IMark78214104"/><text:alphabetical-index-mark-start text:id="IMark80302824"/><text:alphabetical-index-mark-start text:id="IMark83229784"/><text:alphabetical-index-mark-start text:id="IMark79287384"/><text:alphabetical-index-mark-start text:id="IMark74889976"/>syntax<text:alphabetical-index-mark-end text:id="IMark74889976"/><text:alphabetical-index-mark-end text:id="IMark79287384"/><text:alphabetical-index-mark-end text:id="IMark83229784"/><text:alphabetical-index-mark-end text:id="IMark80302824"/><text:alphabetical-index-mark-end text:id="IMark78214104"/><text:alphabetical-index-mark-end text:id="IMark79288344"/> for a <text:alphabetical-index-mark-start text:id="IMark78914376"/><text:alphabetical-index-mark-start text:id="IMark78212184"/><text:alphabetical-index-mark-start text:id="IMark79064504"/><text:alphabetical-index-mark-start text:id="IMark80260392"/><text:alphabetical-index-mark-start text:id="IMark78954328"/><text:alphabetical-index-mark-start text:id="IMark78912456"/>call<text:alphabetical-index-mark-end text:id="IMark78912456"/><text:alphabetical-index-mark-end text:id="IMark78954328"/><text:alphabetical-index-mark-end text:id="IMark80260392"/><text:alphabetical-index-mark-end text:id="IMark79064504"/><text:alphabetical-index-mark-end text:id="IMark78212184"/><text:alphabetical-index-mark-end text:id="IMark78914376"/> uses one more argument, which is the <text:alphabetical-index-mark-start text:id="IMark74129656"/><text:alphabetical-index-mark-start text:id="IMark82492264"/><text:alphabetical-index-mark-start text:id="IMark79546440"/><text:alphabetical-index-mark-start text:id="IMark80319112"/><text:alphabetical-index-mark-start text:id="IMark77779336"/><text:alphabetical-index-mark-start text:id="IMark74694808"/>macro<text:alphabetical-index-mark-end text:id="IMark74694808"/><text:alphabetical-index-mark-end text:id="IMark77779336"/><text:alphabetical-index-mark-end text:id="IMark80319112"/><text:alphabetical-index-mark-end text:id="IMark79546440"/><text:alphabetical-index-mark-end text:id="IMark82492264"/><text:alphabetical-index-mark-end text:id="IMark74129656"/> that you want to use, like:</text:p>
      <text:p text:style-name="P55"/>
      <text:p text:style-name="P68">./<text:alphabetical-index-mark-start text:id="IMark65133912"/><text:alphabetical-index-mark-start text:id="IMark78913416"/><text:alphabetical-index-mark-start text:id="IMark83401704"/><text:alphabetical-index-mark-start text:id="IMark77774008"/><text:alphabetical-index-mark-start text:id="IMark57025224"/><text:alphabetical-index-mark-start text:id="IMark80148504"/><text:alphabetical-index-mark-start text:id="IMark73829608"/><text:alphabetical-index-mark-start text:id="IMark80317192"/><text:alphabetical-index-mark-start text:id="IMark74954312"/><text:alphabetical-index-mark-start text:id="IMark78215064"/><text:alphabetical-index-mark-start text:id="IMark74961032"/><text:alphabetical-index-mark-start text:id="IMark64436136"/><text:alphabetical-index-mark-start text:id="IMark74117000"/><text:alphabetical-index-mark-start text:id="IMark77892936"/><text:alphabetical-index-mark-start text:id="IMark78438952"/><text:alphabetical-index-mark-start text:id="IMark74872072"/><text:alphabetical-index-mark-start text:id="IMark80234456"/><text:alphabetical-index-mark-start text:id="IMark77772088"/>sql<text:alphabetical-index-mark-end text:id="IMark77772088"/><text:alphabetical-index-mark-end text:id="IMark80234456"/><text:alphabetical-index-mark-end text:id="IMark74872072"/><text:alphabetical-index-mark-end text:id="IMark78438952"/><text:alphabetical-index-mark-end text:id="IMark77892936"/><text:alphabetical-index-mark-end text:id="IMark74117000"/><text:alphabetical-index-mark-end text:id="IMark64436136"/><text:alphabetical-index-mark-end text:id="IMark74961032"/><text:alphabetical-index-mark-end text:id="IMark78215064"/><text:alphabetical-index-mark-end text:id="IMark74954312"/><text:alphabetical-index-mark-end text:id="IMark80317192"/><text:alphabetical-index-mark-end text:id="IMark73829608"/><text:alphabetical-index-mark-end text:id="IMark80148504"/><text:alphabetical-index-mark-end text:id="IMark57025224"/><text:alphabetical-index-mark-end text:id="IMark77774008"/><text:alphabetical-index-mark-end text:id="IMark83401704"/><text:alphabetical-index-mark-end text:id="IMark78913416"/><text:alphabetical-index-mark-end text:id="IMark65133912"/>p [db] [<text:alphabetical-index-mark-start text:id="IMark80308584"/><text:alphabetical-index-mark-start text:id="IMark79297944"/><text:alphabetical-index-mark-start text:id="IMark78984952"/><text:alphabetical-index-mark-start text:id="IMark56740440"/><text:alphabetical-index-mark-start text:id="IMark77144664"/><text:alphabetical-index-mark-start text:id="IMark80265800"/><text:alphabetical-index-mark-start text:id="IMark80307624"/><text:alphabetical-index-mark-start text:id="IMark80291112"/><text:alphabetical-index-mark-start text:id="IMark82136376"/>query<text:alphabetical-index-mark-end text:id="IMark82136376"/><text:alphabetical-index-mark-end text:id="IMark80291112"/><text:alphabetical-index-mark-end text:id="IMark80307624"/><text:alphabetical-index-mark-end text:id="IMark80265800"/><text:alphabetical-index-mark-end text:id="IMark77144664"/><text:alphabetical-index-mark-end text:id="IMark56740440"/><text:alphabetical-index-mark-end text:id="IMark78984952"/><text:alphabetical-index-mark-end text:id="IMark79297944"/><text:alphabetical-index-mark-end text:id="IMark80308584"/>] <text:span text:style-name="T52">[</text:span><text:alphabetical-index-mark-start text:id="IMark80304744"/><text:alphabetical-index-mark-start text:id="IMark74890936"/><text:alphabetical-index-mark-start text:id="IMark73738952"/><text:alphabetical-index-mark-start text:id="IMark80503720"/><text:alphabetical-index-mark-start text:id="IMark79295064"/><text:alphabetical-index-mark-start text:id="IMark64190088"/><text:span text:style-name="T52">macro</text:span><text:alphabetical-index-mark-end text:id="IMark64190088"/><text:alphabetical-index-mark-end text:id="IMark79295064"/><text:alphabetical-index-mark-end text:id="IMark80503720"/><text:alphabetical-index-mark-end text:id="IMark73738952"/><text:alphabetical-index-mark-end text:id="IMark74890936"/><text:alphabetical-index-mark-end text:id="IMark80304744"/><text:span text:style-name="T52">]</text:span></text:p>
      <text:p text:style-name="P55"/>
      <text:p text:style-name="P55">Where <text:span text:style-name="T47">[</text:span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36129848"/><text:span text:style-name="T47">macro</text:span><text:alphabetical-index-mark-end text:id="IMark36129848"/><text:alphabetical-index-mark-end text:id="IMark79315928"/><text:alphabetical-index-mark-end text:id="IMark77875544"/><text:alphabetical-index-mark-end text:id="IMark78375112"/><text:alphabetical-index-mark-end text:id="IMark78226248"/><text:alphabetical-index-mark-end text:id="IMark79776200"/><text:span text:style-name="T47">]</text:span> represents the <text:alphabetical-index-mark-start text:id="IMark79456904"/><text:alphabetical-index-mark-start text:id="IMark82511128"/><text:alphabetical-index-mark-start text:id="IMark79293144"/><text:alphabetical-index-mark-start text:id="IMark78376072"/><text:alphabetical-index-mark-start text:id="IMark78373192"/><text:alphabetical-index-mark-start text:id="IMark77145624"/>macro<text:alphabetical-index-mark-end text:id="IMark77145624"/><text:alphabetical-index-mark-end text:id="IMark78373192"/><text:alphabetical-index-mark-end text:id="IMark78376072"/><text:alphabetical-index-mark-end text:id="IMark79293144"/><text:alphabetical-index-mark-end text:id="IMark82511128"/><text:alphabetical-index-mark-end text:id="IMark79456904"/> name that you intend to <text:alphabetical-index-mark-start text:id="IMark77108344"/><text:alphabetical-index-mark-start text:id="IMark78377992"/><text:alphabetical-index-mark-start text:id="IMark79296024"/><text:alphabetical-index-mark-start text:id="IMark77095432"/><text:alphabetical-index-mark-start text:id="IMark78705128"/><text:alphabetical-index-mark-start text:id="IMark80316232"/>call<text:alphabetical-index-mark-end text:id="IMark80316232"/><text:alphabetical-index-mark-end text:id="IMark78705128"/><text:alphabetical-index-mark-end text:id="IMark77095432"/><text:alphabetical-index-mark-end text:id="IMark79296024"/><text:alphabetical-index-mark-end text:id="IMark78377992"/><text:alphabetical-index-mark-end text:id="IMark77108344"/>. Currently there are t<text:span text:style-name="T71">hree</text:span> <text:alphabetical-index-mark-start text:id="IMark78708008"/><text:alphabetical-index-mark-start text:id="IMark77362840"/><text:alphabetical-index-mark-start text:id="IMark79210936"/><text:alphabetical-index-mark-start text:id="IMark73732440"/><text:alphabetical-index-mark-start text:id="IMark75071880"/><text:alphabetical-index-mark-start text:id="IMark79967256"/>macro<text:alphabetical-index-mark-end text:id="IMark79967256"/><text:alphabetical-index-mark-end text:id="IMark75071880"/><text:alphabetical-index-mark-end text:id="IMark73732440"/><text:alphabetical-index-mark-end text:id="IMark79210936"/><text:alphabetical-index-mark-end text:id="IMark77362840"/><text:alphabetical-index-mark-end text:id="IMark78708008"/>s:</text:p>
      <text:p text:style-name="P55"/>
      <text:h text:style-name="Heading_20_3" text:outline-level="3"><text:bookmark-start text:name="__RefHeading___Toc6740_413320909"/><text:soft-page-break/>5.<text:span text:style-name="T53">4</text:span>.1. <text:alphabetical-index-mark-start text:id="IMark77146584"/><text:alphabetical-index-mark-start text:id="IMark74875912"/><text:alphabetical-index-mark-start text:id="IMark74859928"/><text:alphabetical-index-mark-start text:id="IMark82510168"/><text:alphabetical-index-mark-start text:id="IMark79698408"/><text:alphabetical-index-mark-start text:id="IMark81801576"/>OPEN_<text:alphabetical-index-mark-start text:id="IMark74953352"/><text:alphabetical-index-mark-start text:id="IMark82514008"/><text:alphabetical-index-mark-start text:id="IMark80312392"/><text:alphabetical-index-mark-start text:id="IMark78158344"/><text:alphabetical-index-mark-start text:id="IMark74214056"/><text:alphabetical-index-mark-start text:id="IMark77754824"/>QUERY<text:alphabetical-index-mark-end text:id="IMark77754824"/><text:alphabetical-index-mark-end text:id="IMark74214056"/><text:alphabetical-index-mark-end text:id="IMark78158344"/><text:alphabetical-index-mark-end text:id="IMark80312392"/><text:alphabetical-index-mark-end text:id="IMark82514008"/><text:alphabetical-index-mark-end text:id="IMark74953352"/>_CLOSE<text:bookmark-end text:name="__RefHeading___Toc6740_413320909"/><text:alphabetical-index-mark-end text:id="IMark81801576"/><text:alphabetical-index-mark-end text:id="IMark79698408"/><text:alphabetical-index-mark-end text:id="IMark82510168"/><text:alphabetical-index-mark-end text:id="IMark74859928"/><text:alphabetical-index-mark-end text:id="IMark74875912"/><text:alphabetical-index-mark-end text:id="IMark77146584"/></text:h>
      <text:p text:style-name="P55"/>
      <text:p text:style-name="P55">This <text:alphabetical-index-mark-start text:id="IMark81793624"/><text:alphabetical-index-mark-start text:id="IMark81792488"/><text:alphabetical-index-mark-start text:id="IMark74958152"/><text:alphabetical-index-mark-start text:id="IMark56513672"/><text:alphabetical-index-mark-start text:id="IMark81797032"/><text:alphabetical-index-mark-start text:id="IMark81795896"/>macro<text:alphabetical-index-mark-end text:id="IMark81795896"/><text:alphabetical-index-mark-end text:id="IMark81797032"/><text:alphabetical-index-mark-end text:id="IMark56513672"/><text:alphabetical-index-mark-end text:id="IMark74958152"/><text:alphabetical-index-mark-end text:id="IMark81792488"/><text:alphabetical-index-mark-end text:id="IMark81793624"/> will open the <text:alphabetical-index-mark-start text:id="IMark81798168"/><text:alphabetical-index-mark-start text:id="IMark77894856"/><text:alphabetical-index-mark-start text:id="IMark77195672"/><text:alphabetical-index-mark-start text:id="IMark74956232"/><text:alphabetical-index-mark-start text:id="IMark73844424"/><text:alphabetical-index-mark-start text:id="IMark80318152"/>database<text:alphabetical-index-mark-end text:id="IMark80318152"/><text:alphabetical-index-mark-end text:id="IMark73844424"/><text:alphabetical-index-mark-end text:id="IMark74956232"/><text:alphabetical-index-mark-end text:id="IMark77195672"/><text:alphabetical-index-mark-end text:id="IMark77894856"/><text:alphabetical-index-mark-end text:id="IMark81798168"/>, perform the <text:alphabetical-index-mark-start text:id="IMark83224024"/><text:alphabetical-index-mark-start text:id="IMark78812472"/><text:alphabetical-index-mark-start text:id="IMark83223064"/><text:alphabetical-index-mark-start text:id="IMark83225944"/><text:alphabetical-index-mark-start text:id="IMark73764584"/><text:alphabetical-index-mark-start text:id="IMark83227864"/>query<text:alphabetical-index-mark-end text:id="IMark83227864"/><text:alphabetical-index-mark-end text:id="IMark73764584"/><text:alphabetical-index-mark-end text:id="IMark83225944"/><text:alphabetical-index-mark-end text:id="IMark83223064"/><text:alphabetical-index-mark-end text:id="IMark78812472"/><text:alphabetical-index-mark-end text:id="IMark83224024"/> you want, and then close the <text:alphabetical-index-mark-start text:id="IMark77776888"/><text:alphabetical-index-mark-start text:id="IMark75080376"/><text:alphabetical-index-mark-start text:id="IMark78837656"/><text:alphabetical-index-mark-start text:id="IMark75081336"/>dat<text:span text:style-name="T54">a</text:span>base<text:alphabetical-index-mark-end text:id="IMark75081336"/><text:alphabetical-index-mark-end text:id="IMark78837656"/><text:alphabetical-index-mark-end text:id="IMark75080376"/><text:alphabetical-index-mark-end text:id="IMark77776888"/>. <text:span text:style-name="T54">In the case of </text:span><text:alphabetical-index-mark-start text:id="IMark81799304"/><text:alphabetical-index-mark-start text:id="IMark81800440"/><text:alphabetical-index-mark-start text:id="IMark78211224"/><text:alphabetical-index-mark-start text:id="IMark83216280"/><text:span text:style-name="T54">queries</text:span><text:alphabetical-index-mark-end text:id="IMark83216280"/><text:alphabetical-index-mark-end text:id="IMark78211224"/><text:alphabetical-index-mark-end text:id="IMark81800440"/><text:alphabetical-index-mark-end text:id="IMark81799304"/><text:span text:style-name="T54"> that produce </text:span><text:alphabetical-index-mark-start text:id="IMark79097784"/><text:alphabetical-index-mark-start text:id="IMark78436072"/><text:alphabetical-index-mark-start text:id="IMark79291224"/><text:alphabetical-index-mark-start text:id="IMark74404184"/><text:span text:style-name="T54">listing</text:span><text:alphabetical-index-mark-end text:id="IMark74404184"/><text:alphabetical-index-mark-end text:id="IMark79291224"/><text:alphabetical-index-mark-end text:id="IMark78436072"/><text:alphabetical-index-mark-end text:id="IMark79097784"/><text:span text:style-name="T54">s as </text:span><text:alphabetical-index-mark-start text:id="IMark78990888"/><text:alphabetical-index-mark-start text:id="IMark80131448"/><text:alphabetical-index-mark-start text:id="IMark83200968"/><text:alphabetical-index-mark-start text:id="IMark74197560"/><text:alphabetical-index-mark-start text:id="IMark74860888"/><text:alphabetical-index-mark-start text:id="IMark80136248"/><text:alphabetical-index-mark-start text:id="IMark80132408"/><text:alphabetical-index-mark-start text:id="IMark74889016"/><text:span text:style-name="T54">result</text:span><text:alphabetical-index-mark-end text:id="IMark74889016"/><text:alphabetical-index-mark-end text:id="IMark80132408"/><text:alphabetical-index-mark-end text:id="IMark80136248"/><text:alphabetical-index-mark-end text:id="IMark74860888"/><text:span text:style-name="T54">s</text:span><text:alphabetical-index-mark-end text:id="IMark74197560"/><text:alphabetical-index-mark-end text:id="IMark83200968"/><text:alphabetical-index-mark-end text:id="IMark80131448"/><text:alphabetical-index-mark-end text:id="IMark78990888"/><text:span text:style-name="T54">, they will be available at </text:span><text:alphabetical-index-mark-start text:id="IMark74892856"/><text:alphabetical-index-mark-start text:id="IMark80303784"/><text:alphabetical-index-mark-start text:id="IMark48640552"/><text:alphabetical-index-mark-start text:id="IMark78369320"/><text:span text:style-name="T54">file</text:span><text:alphabetical-index-mark-end text:id="IMark78369320"/><text:alphabetical-index-mark-end text:id="IMark48640552"/><text:alphabetical-index-mark-end text:id="IMark80303784"/><text:alphabetical-index-mark-end text:id="IMark74892856"/><text:span text:style-name="T54"> </text:span><text:alphabetical-index-mark-start text:id="IMark74876872"/><text:alphabetical-index-mark-start text:id="IMark77098312"/><text:alphabetical-index-mark-start text:id="IMark78706088"/><text:alphabetical-index-mark-start text:id="IMark77773048"/><text:alphabetical-index-mark-start text:id="IMark79453880"/><text:alphabetical-index-mark-start text:id="IMark80120584"/><text:alphabetical-index-mark-start text:id="IMark78627496"/><text:alphabetical-index-mark-start text:id="IMark74871112"/><text:span text:style-name="T54">sql</text:span><text:alphabetical-index-mark-end text:id="IMark74871112"/><text:alphabetical-index-mark-end text:id="IMark78627496"/><text:alphabetical-index-mark-end text:id="IMark80120584"/><text:alphabetical-index-mark-end text:id="IMark79453880"/><text:alphabetical-index-mark-end text:id="IMark77773048"/><text:alphabetical-index-mark-end text:id="IMark78706088"/><text:alphabetical-index-mark-end text:id="IMark77098312"/><text:alphabetical-index-mark-end text:id="IMark74876872"/><text:span text:style-name="T54">p_</text:span><text:alphabetical-index-mark-start text:id="IMark73293384"/><text:alphabetical-index-mark-start text:id="IMark74858008"/><text:alphabetical-index-mark-start text:id="IMark74960072"/><text:alphabetical-index-mark-start text:id="IMark77891016"/><text:alphabetical-index-mark-start text:id="IMark79938696"/><text:alphabetical-index-mark-start text:id="IMark74723656"/><text:alphabetical-index-mark-start text:id="IMark82591736"/><text:alphabetical-index-mark-start text:id="IMark80069960"/><text:span text:style-name="T54">result</text:span><text:alphabetical-index-mark-end text:id="IMark80069960"/><text:alphabetical-index-mark-end text:id="IMark82591736"/><text:alphabetical-index-mark-end text:id="IMark74723656"/><text:alphabetical-index-mark-end text:id="IMark79938696"/><text:span text:style-name="T54">s</text:span><text:alphabetical-index-mark-end text:id="IMark77891016"/><text:alphabetical-index-mark-end text:id="IMark74960072"/><text:alphabetical-index-mark-end text:id="IMark74858008"/><text:alphabetical-index-mark-end text:id="IMark73293384"/><text:alphabetical-index-mark-start text:id="IMark79318808"/><text:alphabetical-index-mark-start text:id="IMark56755208"/><text:alphabetical-index-mark-start text:id="IMark77096392"/><text:alphabetical-index-mark-start text:id="IMark79570696"/><text:span text:style-name="T54">.txt</text:span><text:alphabetical-index-mark-end text:id="IMark79570696"/><text:alphabetical-index-mark-end text:id="IMark77096392"/><text:alphabetical-index-mark-end text:id="IMark56755208"/><text:alphabetical-index-mark-end text:id="IMark79318808"/><text:span text:style-name="T54">. You will need a text editor to see them or use </text:span><text:alphabetical-index-mark-start text:id="IMark74962952"/><text:alphabetical-index-mark-start text:id="IMark74959112"/><text:alphabetical-index-mark-start text:id="IMark79065464"/><text:alphabetical-index-mark-start text:id="IMark74690040"/><text:alphabetical-index-mark-start text:id="IMark80135288"/><text:alphabetical-index-mark-start text:id="IMark74776728"/><text:alphabetical-index-mark-start text:id="IMark82589816"/><text:alphabetical-index-mark-start text:id="IMark75120888"/><text:span text:style-name="T54">OPEN_</text:span><text:alphabetical-index-mark-start text:id="IMark80292072"/><text:alphabetical-index-mark-start text:id="IMark75084744"/><text:alphabetical-index-mark-start text:id="IMark78253544"/><text:alphabetical-index-mark-start text:id="IMark77053944"/><text:span text:style-name="T54">QUERY</text:span><text:alphabetical-index-mark-end text:id="IMark77053944"/><text:alphabetical-index-mark-end text:id="IMark78253544"/><text:alphabetical-index-mark-end text:id="IMark75084744"/><text:alphabetical-index-mark-end text:id="IMark80292072"/><text:span text:style-name="T54">_CLOSE</text:span><text:alphabetical-index-mark-end text:id="IMark75120888"/><text:alphabetical-index-mark-end text:id="IMark82589816"/><text:alphabetical-index-mark-end text:id="IMark74776728"/><text:alphabetical-index-mark-end text:id="IMark80135288"/><text:span text:style-name="T54">_SHOW</text:span><text:alphabetical-index-mark-end text:id="IMark74690040"/><text:alphabetical-index-mark-end text:id="IMark79065464"/><text:alphabetical-index-mark-end text:id="IMark74959112"/><text:alphabetical-index-mark-end text:id="IMark74962952"/><text:span text:style-name="T54"> to see them no your console.</text:span></text:p>
      <text:p text:style-name="P55"/>
      <text:p text:style-name="P57">Remember that data in <text:alphabetical-index-mark-start text:id="IMark80656696"/><text:alphabetical-index-mark-start text:id="IMark79289304"/><text:alphabetical-index-mark-start text:id="IMark82513048"/><text:alphabetical-index-mark-start text:id="IMark78437032"/><text:alphabetical-index-mark-start text:id="IMark80134328"/><text:alphabetical-index-mark-start text:id="IMark80311432"/><text:alphabetical-index-mark-start text:id="IMark73277496"/><text:alphabetical-index-mark-start text:id="IMark63674312"/>sql<text:alphabetical-index-mark-end text:id="IMark63674312"/><text:alphabetical-index-mark-end text:id="IMark73277496"/><text:alphabetical-index-mark-end text:id="IMark80311432"/><text:alphabetical-index-mark-end text:id="IMark80134328"/><text:alphabetical-index-mark-end text:id="IMark78437032"/><text:alphabetical-index-mark-end text:id="IMark82513048"/><text:alphabetical-index-mark-end text:id="IMark79289304"/><text:alphabetical-index-mark-end text:id="IMark80656696"/>p_<text:alphabetical-index-mark-start text:id="IMark78210264"/><text:alphabetical-index-mark-start text:id="IMark78690744"/>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66152360"/>result<text:alphabetical-index-mark-end text:id="IMark66152360"/><text:alphabetical-index-mark-end text:id="IMark74891896"/><text:alphabetical-index-mark-end text:id="IMark64296328"/><text:alphabetical-index-mark-end text:id="IMark80310472"/>s<text:alphabetical-index-mark-end text:id="IMark78421480"/><text:alphabetical-index-mark-end text:id="IMark82512088"/><text:alphabetical-index-mark-end text:id="IMark78690744"/><text:alphabetical-index-mark-end text:id="IMark78210264"/><text:alphabetical-index-mark-start text:id="IMark78599432"/><text:alphabetical-index-mark-start text:id="IMark80289192"/><text:alphabetical-index-mark-start text:id="IMark75069848"/><text:alphabetical-index-mark-start text:id="IMark74947432"/>.txt<text:alphabetical-index-mark-end text:id="IMark74947432"/><text:alphabetical-index-mark-end text:id="IMark75069848"/><text:alphabetical-index-mark-end text:id="IMark80289192"/><text:alphabetical-index-mark-end text:id="IMark78599432"/> is not <text:alphabetical-index-mark-start text:id="IMark80315272"/><text:alphabetical-index-mark-start text:id="IMark77774968"/><text:alphabetical-index-mark-start text:id="IMark78371272"/><text:alphabetical-index-mark-start text:id="IMark74961992"/>format<text:alphabetical-index-mark-end text:id="IMark74961992"/><text:alphabetical-index-mark-end text:id="IMark78371272"/><text:alphabetical-index-mark-end text:id="IMark77774968"/><text:alphabetical-index-mark-end text:id="IMark80315272"/>ted; it is just a <text:alphabetical-index-mark-start text:id="IMark73431512"/><text:alphabetical-index-mark-start text:id="IMark78434152"/><text:alphabetical-index-mark-start text:id="IMark74858968"/><text:alphabetical-index-mark-start text:id="IMark79317848"/>string<text:alphabetical-index-mark-end text:id="IMark79317848"/><text:alphabetical-index-mark-end text:id="IMark74858968"/><text:alphabetical-index-mark-end text:id="IMark78434152"/><text:alphabetical-index-mark-end text:id="IMark73431512"/> of <text:alphabetical-index-mark-start text:id="IMark74950616"/><text:alphabetical-index-mark-start text:id="IMark79106920"/><text:alphabetical-index-mark-start text:id="IMark74709928"/><text:alphabetical-index-mark-start text:id="IMark80290152"/>character<text:alphabetical-index-mark-end text:id="IMark80290152"/><text:alphabetical-index-mark-end text:id="IMark74709928"/><text:alphabetical-index-mark-end text:id="IMark79106920"/><text:alphabetical-index-mark-end text:id="IMark74950616"/>s and it is up to the user – be it a <text:alphabetical-index-mark-start text:id="IMark74874952"/><text:alphabetical-index-mark-start text:id="IMark74894776"/><text:alphabetical-index-mark-start text:id="IMark72881080"/><text:alphabetical-index-mark-start text:id="IMark78708968"/>program<text:alphabetical-index-mark-end text:id="IMark78708968"/><text:alphabetical-index-mark-end text:id="IMark72881080"/><text:alphabetical-index-mark-end text:id="IMark74894776"/><text:alphabetical-index-mark-end text:id="IMark74874952"/> or a person - to make sense of those contents.</text:p>
      <text:p text:style-name="P55"/>
      <text:p text:style-name="P55"/>
      <text:h text:style-name="Heading_20_3" text:outline-level="3"><text:bookmark-start text:name="__RefHeading___Toc6742_413320909"/>5.<text:span text:style-name="T53">4</text:span>.2. <text:alphabetical-index-mark-start text:id="IMark83228824"/><text:alphabetical-index-mark-start text:id="IMark77094472"/><text:alphabetical-index-mark-start text:id="IMark77143704"/><text:alphabetical-index-mark-start text:id="IMark78377032"/><text:alphabetical-index-mark-start text:id="IMark74893816"/><text:alphabetical-index-mark-start text:id="IMark66153032"/>TEST_DB<text:bookmark-end text:name="__RefHeading___Toc6742_413320909"/><text:alphabetical-index-mark-end text:id="IMark66153032"/><text:alphabetical-index-mark-end text:id="IMark74893816"/><text:alphabetical-index-mark-end text:id="IMark78377032"/><text:alphabetical-index-mark-end text:id="IMark77143704"/><text:alphabetical-index-mark-end text:id="IMark77094472"/><text:alphabetical-index-mark-end text:id="IMark83228824"/></text:h>
      <text:p text:style-name="P55"/>
      <text:p text:style-name="P55">This <text:alphabetical-index-mark-start text:id="IMark64186632"/><text:alphabetical-index-mark-start text:id="IMark80130488"/><text:alphabetical-index-mark-start text:id="IMark78707048"/><text:alphabetical-index-mark-start text:id="IMark78911496"/><text:alphabetical-index-mark-start text:id="IMark77328424"/><text:alphabetical-index-mark-start text:id="IMark79290264"/>macro<text:alphabetical-index-mark-end text:id="IMark79290264"/><text:alphabetical-index-mark-end text:id="IMark77328424"/><text:alphabetical-index-mark-end text:id="IMark78911496"/><text:alphabetical-index-mark-end text:id="IMark78707048"/><text:alphabetical-index-mark-end text:id="IMark80130488"/><text:alphabetical-index-mark-end text:id="IMark64186632"/> will not <text:alphabetical-index-mark-start text:id="IMark79292184"/><text:alphabetical-index-mark-start text:id="IMark77891976"/><text:alphabetical-index-mark-start text:id="IMark74873032"/><text:alphabetical-index-mark-start text:id="IMark74920968"/><text:alphabetical-index-mark-start text:id="IMark75067384"/><text:alphabetical-index-mark-start text:id="IMark78374152"/>execute<text:alphabetical-index-mark-end text:id="IMark78374152"/><text:alphabetical-index-mark-end text:id="IMark75067384"/><text:alphabetical-index-mark-end text:id="IMark74920968"/><text:alphabetical-index-mark-end text:id="IMark74873032"/><text:alphabetical-index-mark-end text:id="IMark77891976"/><text:alphabetical-index-mark-end text:id="IMark79292184"/> a <text:alphabetical-index-mark-start text:id="IMark78419560"/><text:alphabetical-index-mark-start text:id="IMark64509304"/><text:alphabetical-index-mark-start text:id="IMark82492264"/><text:alphabetical-index-mark-start text:id="IMark74129656"/><text:alphabetical-index-mark-start text:id="IMark79546440"/><text:alphabetical-index-mark-start text:id="IMark80319112"/>query<text:alphabetical-index-mark-end text:id="IMark80319112"/><text:alphabetical-index-mark-end text:id="IMark79546440"/><text:alphabetical-index-mark-end text:id="IMark74129656"/><text:alphabetical-index-mark-end text:id="IMark82492264"/><text:alphabetical-index-mark-end text:id="IMark64509304"/><text:alphabetical-index-mark-end text:id="IMark78419560"/>, but will test if the <text:alphabetical-index-mark-start text:id="IMark77779336"/><text:alphabetical-index-mark-start text:id="IMark74694808"/><text:alphabetical-index-mark-start text:id="IMark78914376"/><text:alphabetical-index-mark-start text:id="IMark78212184"/><text:alphabetical-index-mark-start text:id="IMark79064504"/><text:alphabetical-index-mark-start text:id="IMark80260392"/>database<text:alphabetical-index-mark-end text:id="IMark80260392"/><text:alphabetical-index-mark-end text:id="IMark79064504"/><text:alphabetical-index-mark-end text:id="IMark78212184"/><text:alphabetical-index-mark-end text:id="IMark78914376"/><text:alphabetical-index-mark-end text:id="IMark74694808"/><text:alphabetical-index-mark-end text:id="IMark77779336"/> is available or not. <text:span text:style-name="T54">If the </text:span><text:alphabetical-index-mark-start text:id="IMark78954328"/><text:alphabetical-index-mark-start text:id="IMark78912456"/><text:alphabetical-index-mark-start text:id="IMark79288344"/><text:alphabetical-index-mark-start text:id="IMark78214104"/><text:span text:style-name="T54">database</text:span><text:alphabetical-index-mark-end text:id="IMark78214104"/><text:alphabetical-index-mark-end text:id="IMark79288344"/><text:alphabetical-index-mark-end text:id="IMark78912456"/><text:alphabetical-index-mark-end text:id="IMark78954328"/><text:span text:style-name="T54"> does not exist, it will create it, since </text:span><text:alphabetical-index-mark-start text:id="IMark80302824"/><text:alphabetical-index-mark-start text:id="IMark83229784"/><text:alphabetical-index-mark-start text:id="IMark79287384"/><text:alphabetical-index-mark-start text:id="IMark74889976"/><text:alphabetical-index-mark-start text:id="IMark75085704"/><text:alphabetical-index-mark-start text:id="IMark73579640"/><text:alphabetical-index-mark-start text:id="IMark74955272"/><text:alphabetical-index-mark-start text:id="IMark78368360"/><text:alphabetical-index-mark-start text:id="IMark77893896"/><text:alphabetical-index-mark-start text:id="IMark73339864"/><text:alphabetical-index-mark-start text:id="IMark78372232"/><text:alphabetical-index-mark-start text:id="IMark81832424"/><text:span text:style-name="T54">Sql</text:span><text:alphabetical-index-mark-end text:id="IMark81832424"/><text:alphabetical-index-mark-end text:id="IMark78372232"/><text:alphabetical-index-mark-end text:id="IMark73339864"/><text:alphabetical-index-mark-end text:id="IMark77893896"/><text:alphabetical-index-mark-end text:id="IMark78368360"/><text:alphabetical-index-mark-end text:id="IMark74955272"/><text:alphabetical-index-mark-end text:id="IMark73579640"/><text:alphabetical-index-mark-end text:id="IMark75085704"/><text:span text:style-name="T54">ite</text:span><text:alphabetical-index-mark-end text:id="IMark74889976"/><text:alphabetical-index-mark-end text:id="IMark79287384"/><text:alphabetical-index-mark-end text:id="IMark83229784"/><text:alphabetical-index-mark-end text:id="IMark80302824"/><text:span text:style-name="T54">3 does that and </text:span><text:alphabetical-index-mark-start text:id="IMark64087992"/><text:alphabetical-index-mark-start text:id="IMark83226904"/><text:alphabetical-index-mark-start text:id="IMark64229000"/><text:alphabetical-index-mark-start text:id="IMark80305704"/><text:alphabetical-index-mark-start text:id="IMark48646552"/><text:alphabetical-index-mark-start text:id="IMark74143304"/><text:alphabetical-index-mark-start text:id="IMark74888056"/><text:alphabetical-index-mark-start text:id="IMark73898184"/><text:span text:style-name="T54">sql</text:span><text:alphabetical-index-mark-end text:id="IMark73898184"/><text:alphabetical-index-mark-end text:id="IMark74888056"/><text:alphabetical-index-mark-end text:id="IMark74143304"/><text:alphabetical-index-mark-end text:id="IMark48646552"/><text:alphabetical-index-mark-end text:id="IMark80305704"/><text:alphabetical-index-mark-end text:id="IMark64229000"/><text:alphabetical-index-mark-end text:id="IMark83226904"/><text:alphabetical-index-mark-end text:id="IMark64087992"/><text:span text:style-name="T54">p passes every argument to </text:span><text:alphabetical-index-mark-start text:id="IMark75083784"/><text:alphabetical-index-mark-start text:id="IMark80459368"/><text:alphabetical-index-mark-start text:id="IMark77775928"/><text:alphabetical-index-mark-start text:id="IMark80306664"/><text:alphabetical-index-mark-start text:id="IMark79558984"/><text:alphabetical-index-mark-start text:id="IMark80308584"/><text:alphabetical-index-mark-start text:id="IMark79297944"/><text:alphabetical-index-mark-start text:id="IMark78984952"/><text:alphabetical-index-mark-start text:id="IMark56740440"/><text:alphabetical-index-mark-start text:id="IMark77144664"/><text:alphabetical-index-mark-start text:id="IMark80265800"/><text:alphabetical-index-mark-start text:id="IMark80307624"/><text:span text:style-name="T54">Sql</text:span><text:alphabetical-index-mark-end text:id="IMark80307624"/><text:alphabetical-index-mark-end text:id="IMark80265800"/><text:alphabetical-index-mark-end text:id="IMark77144664"/><text:alphabetical-index-mark-end text:id="IMark56740440"/><text:alphabetical-index-mark-end text:id="IMark78984952"/><text:alphabetical-index-mark-end text:id="IMark79297944"/><text:alphabetical-index-mark-end text:id="IMark80308584"/><text:alphabetical-index-mark-end text:id="IMark79558984"/><text:span text:style-name="T54">ite</text:span><text:alphabetical-index-mark-end text:id="IMark80306664"/><text:alphabetical-index-mark-end text:id="IMark77775928"/><text:alphabetical-index-mark-end text:id="IMark80459368"/><text:alphabetical-index-mark-end text:id="IMark75083784"/><text:span text:style-name="T54">3 as is.</text:span></text:p>
      <text:p text:style-name="P55"/>
      <text:p text:style-name="P60">To change the behavior of <text:alphabetical-index-mark-start text:id="IMark57025224"/><text:alphabetical-index-mark-start text:id="IMark80148504"/><text:alphabetical-index-mark-start text:id="IMark73829608"/><text:alphabetical-index-mark-start text:id="IMark80317192"/>TEST_DB<text:alphabetical-index-mark-end text:id="IMark80317192"/><text:alphabetical-index-mark-end text:id="IMark73829608"/><text:alphabetical-index-mark-end text:id="IMark80148504"/><text:alphabetical-index-mark-end text:id="IMark57025224"/> you would need to change <text:alphabetical-index-mark-start text:id="IMark74954312"/><text:alphabetical-index-mark-start text:id="IMark78215064"/><text:alphabetical-index-mark-start text:id="IMark74961032"/><text:alphabetical-index-mark-start text:id="IMark64436136"/><text:alphabetical-index-mark-start text:id="IMark74117000"/><text:alphabetical-index-mark-start text:id="IMark77892936"/><text:alphabetical-index-mark-start text:id="IMark78438952"/><text:alphabetical-index-mark-start text:id="IMark74872072"/><text:alphabetical-index-mark-start text:id="IMark80234456"/><text:alphabetical-index-mark-start text:id="IMark77772088"/><text:alphabetical-index-mark-start text:id="IMark65411512"/><text:alphabetical-index-mark-start text:id="IMark80304744"/>Sql<text:alphabetical-index-mark-end text:id="IMark80304744"/><text:alphabetical-index-mark-end text:id="IMark65411512"/><text:alphabetical-index-mark-end text:id="IMark77772088"/><text:alphabetical-index-mark-end text:id="IMark80234456"/><text:alphabetical-index-mark-end text:id="IMark74872072"/><text:alphabetical-index-mark-end text:id="IMark78438952"/><text:alphabetical-index-mark-end text:id="IMark77892936"/><text:alphabetical-index-mark-end text:id="IMark74117000"/>ite<text:alphabetical-index-mark-end text:id="IMark64436136"/><text:alphabetical-index-mark-end text:id="IMark74961032"/><text:alphabetical-index-mark-end text:id="IMark78215064"/><text:alphabetical-index-mark-end text:id="IMark74954312"/>3’s behavior by means of reconfiguration or custom <text:alphabetical-index-mark-start text:id="IMark74890936"/><text:alphabetical-index-mark-start text:id="IMark73738952"/><text:alphabetical-index-mark-start text:id="IMark80503720"/><text:alphabetical-index-mark-start text:id="IMark79295064"/>program<text:alphabetical-index-mark-end text:id="IMark79295064"/><text:alphabetical-index-mark-end text:id="IMark80503720"/><text:alphabetical-index-mark-end text:id="IMark73738952"/><text:alphabetical-index-mark-end text:id="IMark74890936"/>ming.</text:p>
      <text:p text:style-name="P60"/>
      <text:p text:style-name="P60"/>
      <text:h text:style-name="Heading_20_3" text:outline-level="3"><text:bookmark-start text:name="__RefHeading___Toc10215_1965016994"/>5.4.3. <text:alphabetical-index-mark-start text:id="IMark79319768"/><text:alphabetical-index-mark-start text:id="IMark79776200"/>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36129848"/><text:alphabetical-index-mark-start text:id="IMark74215016"/>OPEN_<text:alphabetical-index-mark-start text:id="IMark77108344"/><text:alphabetical-index-mark-start text:id="IMark78377992"/><text:alphabetical-index-mark-start text:id="IMark79296024"/><text:alphabetical-index-mark-start text:id="IMark77095432"/>QUERY<text:alphabetical-index-mark-end text:id="IMark77095432"/><text:alphabetical-index-mark-end text:id="IMark79296024"/><text:alphabetical-index-mark-end text:id="IMark78377992"/><text:alphabetical-index-mark-end text:id="IMark77108344"/>_CLOSE<text:alphabetical-index-mark-end text:id="IMark74215016"/><text:alphabetical-index-mark-end text:id="IMark36129848"/><text:alphabetical-index-mark-end text:id="IMark79315928"/><text:alphabetical-index-mark-end text:id="IMark77875544"/>_SHOW<text:bookmark-end text:name="__RefHeading___Toc10215_1965016994"/><text:alphabetical-index-mark-end text:id="IMark78375112"/><text:alphabetical-index-mark-end text:id="IMark78226248"/><text:alphabetical-index-mark-end text:id="IMark79776200"/><text:alphabetical-index-mark-end text:id="IMark79319768"/></text:h>
      <text:p text:style-name="P55"/>
      <text:p text:style-name="P56">This one does the same as <text:alphabetical-index-mark-start text:id="IMark79456904"/><text:alphabetical-index-mark-start text:id="IMark82511128"/><text:alphabetical-index-mark-start text:id="IMark79293144"/><text:alphabetical-index-mark-start text:id="IMark78376072"/>OPEN_<text:alphabetical-index-mark-start text:id="IMark78373192"/><text:alphabetical-index-mark-start text:id="IMark77145624"/><text:alphabetical-index-mark-start text:id="IMark78529624"/><text:alphabetical-index-mark-start text:id="IMark77362840"/>QUERY<text:alphabetical-index-mark-end text:id="IMark77362840"/><text:alphabetical-index-mark-end text:id="IMark78529624"/><text:alphabetical-index-mark-end text:id="IMark77145624"/><text:alphabetical-index-mark-end text:id="IMark78373192"/>_CLOSE<text:alphabetical-index-mark-end text:id="IMark78376072"/><text:alphabetical-index-mark-end text:id="IMark79293144"/><text:alphabetical-index-mark-end text:id="IMark82511128"/><text:alphabetical-index-mark-end text:id="IMark79456904"/> but after finishing, shows the contents of <text:alphabetical-index-mark-start text:id="IMark78708008"/><text:alphabetical-index-mark-start text:id="IMark79210936"/><text:alphabetical-index-mark-start text:id="IMark73732440"/><text:alphabetical-index-mark-start text:id="IMark75071880"/><text:alphabetical-index-mark-start text:id="IMark79967256"/><text:alphabetical-index-mark-start text:id="IMark83217240"/><text:alphabetical-index-mark-start text:id="IMark79063544"/><text:alphabetical-index-mark-start text:id="IMark74921928"/>sql<text:alphabetical-index-mark-end text:id="IMark74921928"/><text:alphabetical-index-mark-end text:id="IMark79063544"/><text:alphabetical-index-mark-end text:id="IMark83217240"/><text:alphabetical-index-mark-end text:id="IMark79967256"/><text:alphabetical-index-mark-end text:id="IMark75071880"/><text:alphabetical-index-mark-end text:id="IMark73732440"/><text:alphabetical-index-mark-end text:id="IMark79210936"/><text:alphabetical-index-mark-end text:id="IMark78708008"/>p_<text:alphabetical-index-mark-start text:id="IMark74875912"/><text:alphabetical-index-mark-start text:id="IMark77146584"/><text:alphabetical-index-mark-start text:id="IMark74859928"/><text:alphabetical-index-mark-start text:id="IMark82510168"/><text:alphabetical-index-mark-start text:id="IMark79698408"/><text:alphabetical-index-mark-start text:id="IMark81801576"/><text:alphabetical-index-mark-start text:id="IMark74953352"/><text:alphabetical-index-mark-start text:id="IMark82514008"/>result<text:alphabetical-index-mark-end text:id="IMark82514008"/><text:alphabetical-index-mark-end text:id="IMark74953352"/><text:alphabetical-index-mark-end text:id="IMark81801576"/><text:alphabetical-index-mark-end text:id="IMark79698408"/>s<text:alphabetical-index-mark-end text:id="IMark82510168"/><text:alphabetical-index-mark-end text:id="IMark74859928"/><text:alphabetical-index-mark-end text:id="IMark77146584"/><text:alphabetical-index-mark-end text:id="IMark74875912"/><text:alphabetical-index-mark-start text:id="IMark80312392"/><text:alphabetical-index-mark-start text:id="IMark78158344"/><text:alphabetical-index-mark-start text:id="IMark74214056"/><text:alphabetical-index-mark-start text:id="IMark77754824"/>.txt<text:alphabetical-index-mark-end text:id="IMark77754824"/><text:alphabetical-index-mark-end text:id="IMark74214056"/><text:alphabetical-index-mark-end text:id="IMark78158344"/><text:alphabetical-index-mark-end text:id="IMark80312392"/>. It is important to remember that the contents of this <text:alphabetical-index-mark-start text:id="IMark81794760"/><text:alphabetical-index-mark-start text:id="IMark80508664"/><text:alphabetical-index-mark-start text:id="IMark78169656"/><text:alphabetical-index-mark-start text:id="IMark83224024"/>file<text:alphabetical-index-mark-end text:id="IMark83224024"/><text:alphabetical-index-mark-end text:id="IMark78169656"/><text:alphabetical-index-mark-end text:id="IMark80508664"/><text:alphabetical-index-mark-end text:id="IMark81794760"/> are not <text:alphabetical-index-mark-start text:id="IMark78812472"/><text:alphabetical-index-mark-start text:id="IMark83223064"/><text:alphabetical-index-mark-start text:id="IMark83225944"/><text:alphabetical-index-mark-start text:id="IMark73764584"/>format<text:alphabetical-index-mark-end text:id="IMark73764584"/><text:alphabetical-index-mark-end text:id="IMark83225944"/><text:alphabetical-index-mark-end text:id="IMark83223064"/><text:alphabetical-index-mark-end text:id="IMark78812472"/>ted, so in the case of complex <text:alphabetical-index-mark-start text:id="IMark83227864"/><text:alphabetical-index-mark-start text:id="IMark81798168"/><text:alphabetical-index-mark-start text:id="IMark77894856"/><text:alphabetical-index-mark-start text:id="IMark77195672"/>queries<text:alphabetical-index-mark-end text:id="IMark77195672"/><text:alphabetical-index-mark-end text:id="IMark77894856"/><text:alphabetical-index-mark-end text:id="IMark81798168"/><text:alphabetical-index-mark-end text:id="IMark83227864"/> you may see a lot of pretty confusing <text:alphabetical-index-mark-start text:id="IMark74956232"/><text:alphabetical-index-mark-start text:id="IMark73844424"/><text:alphabetical-index-mark-start text:id="IMark80318152"/><text:alphabetical-index-mark-start text:id="IMark81793624"/>character<text:alphabetical-index-mark-end text:id="IMark81793624"/><text:alphabetical-index-mark-end text:id="IMark80318152"/><text:alphabetical-index-mark-end text:id="IMark73844424"/><text:alphabetical-index-mark-end text:id="IMark74956232"/>s if you don’t know what you are looking for. </text:p>
      <text:p text:style-name="P56"/>
      <text:p text:style-name="P56">Yet, for simple <text:alphabetical-index-mark-start text:id="IMark81797032"/><text:alphabetical-index-mark-start text:id="IMark81795896"/><text:alphabetical-index-mark-start text:id="IMark77776888"/><text:alphabetical-index-mark-start text:id="IMark75080376"/>queries<text:alphabetical-index-mark-end text:id="IMark75080376"/><text:alphabetical-index-mark-end text:id="IMark77776888"/><text:alphabetical-index-mark-end text:id="IMark81795896"/><text:alphabetical-index-mark-end text:id="IMark81797032"/> it might be convenient, as well as for testing <text:alphabetical-index-mark-start text:id="IMark78837656"/><text:alphabetical-index-mark-start text:id="IMark75081336"/><text:alphabetical-index-mark-start text:id="IMark78437992"/><text:alphabetical-index-mark-start text:id="IMark81799304"/>queries<text:alphabetical-index-mark-end text:id="IMark81799304"/><text:alphabetical-index-mark-end text:id="IMark78437992"/><text:alphabetical-index-mark-end text:id="IMark75081336"/><text:alphabetical-index-mark-end text:id="IMark78837656"/> and evaluating the kind of <text:alphabetical-index-mark-start text:id="IMark81800440"/><text:alphabetical-index-mark-start text:id="IMark78211224"/><text:alphabetical-index-mark-start text:id="IMark83216280"/><text:alphabetical-index-mark-start text:id="IMark79097784"/><text:alphabetical-index-mark-start text:id="IMark78436072"/><text:alphabetical-index-mark-start text:id="IMark79291224"/><text:alphabetical-index-mark-start text:id="IMark74404184"/><text:alphabetical-index-mark-start text:id="IMark74860888"/>result<text:alphabetical-index-mark-end text:id="IMark74860888"/><text:alphabetical-index-mark-end text:id="IMark74404184"/><text:alphabetical-index-mark-end text:id="IMark79291224"/><text:alphabetical-index-mark-end text:id="IMark78436072"/>s<text:alphabetical-index-mark-end text:id="IMark79097784"/><text:alphabetical-index-mark-end text:id="IMark83216280"/><text:alphabetical-index-mark-end text:id="IMark78211224"/><text:alphabetical-index-mark-end text:id="IMark81800440"/> that they produce.</text:p>
      <text:p text:style-name="P55"/>
      <text:p text:style-name="P55"/>
      <text:p text:style-name="P55">In effect, when you <text:alphabetical-index-mark-start text:id="IMark83200968"/><text:alphabetical-index-mark-start text:id="IMark74197560"/><text:alphabetical-index-mark-start text:id="IMark74892856"/><text:alphabetical-index-mark-start text:id="IMark80303784"/><text:alphabetical-index-mark-start text:id="IMark48640552"/><text:alphabetical-index-mark-start text:id="IMark78369320"/>call<text:alphabetical-index-mark-end text:id="IMark78369320"/><text:alphabetical-index-mark-end text:id="IMark48640552"/><text:alphabetical-index-mark-end text:id="IMark80303784"/><text:alphabetical-index-mark-end text:id="IMark74892856"/><text:alphabetical-index-mark-end text:id="IMark74197560"/><text:alphabetical-index-mark-end text:id="IMark83200968"/> <text:alphabetical-index-mark-start text:id="IMark74876872"/><text:alphabetical-index-mark-start text:id="IMark77098312"/><text:alphabetical-index-mark-start text:id="IMark78706088"/><text:alphabetical-index-mark-start text:id="IMark77773048"/><text:alphabetical-index-mark-start text:id="IMark79453880"/><text:alphabetical-index-mark-start text:id="IMark80120584"/><text:alphabetical-index-mark-start text:id="IMark78627496"/><text:alphabetical-index-mark-start text:id="IMark74871112"/><text:alphabetical-index-mark-start text:id="IMark79938696"/><text:alphabetical-index-mark-start text:id="IMark74723656"/><text:alphabetical-index-mark-start text:id="IMark82591736"/><text:alphabetical-index-mark-start text:id="IMark80069960"/>sql<text:alphabetical-index-mark-end text:id="IMark80069960"/><text:alphabetical-index-mark-end text:id="IMark82591736"/><text:alphabetical-index-mark-end text:id="IMark74723656"/><text:alphabetical-index-mark-end text:id="IMark79938696"/><text:alphabetical-index-mark-end text:id="IMark74871112"/><text:alphabetical-index-mark-end text:id="IMark78627496"/><text:alphabetical-index-mark-end text:id="IMark80120584"/><text:alphabetical-index-mark-end text:id="IMark79453880"/><text:alphabetical-index-mark-end text:id="IMark77773048"/><text:alphabetical-index-mark-end text:id="IMark78706088"/><text:alphabetical-index-mark-end text:id="IMark77098312"/><text:alphabetical-index-mark-end text:id="IMark74876872"/>p using two arguments and no <text:alphabetical-index-mark-start text:id="IMark73293384"/><text:alphabetical-index-mark-start text:id="IMark74858008"/><text:alphabetical-index-mark-start text:id="IMark74960072"/><text:alphabetical-index-mark-start text:id="IMark77891016"/><text:alphabetical-index-mark-start text:id="IMark79318808"/><text:alphabetical-index-mark-start text:id="IMark56755208"/>macro<text:alphabetical-index-mark-end text:id="IMark56755208"/><text:alphabetical-index-mark-end text:id="IMark79318808"/><text:alphabetical-index-mark-end text:id="IMark77891016"/><text:alphabetical-index-mark-end text:id="IMark74960072"/><text:alphabetical-index-mark-end text:id="IMark74858008"/><text:alphabetical-index-mark-end text:id="IMark73293384"/>, the <text:alphabetical-index-mark-start text:id="IMark77096392"/><text:alphabetical-index-mark-start text:id="IMark79570696"/><text:alphabetical-index-mark-start text:id="IMark80292072"/><text:alphabetical-index-mark-start text:id="IMark75084744"/><text:alphabetical-index-mark-start text:id="IMark78253544"/><text:alphabetical-index-mark-start text:id="IMark77053944"/>program<text:alphabetical-index-mark-end text:id="IMark77053944"/><text:alphabetical-index-mark-end text:id="IMark78253544"/><text:alphabetical-index-mark-end text:id="IMark75084744"/><text:alphabetical-index-mark-end text:id="IMark80292072"/><text:alphabetical-index-mark-end text:id="IMark79570696"/><text:alphabetical-index-mark-end text:id="IMark77096392"/> by default will <text:alphabetical-index-mark-start text:id="IMark80135288"/><text:alphabetical-index-mark-start text:id="IMark74776728"/><text:alphabetical-index-mark-start text:id="IMark82589816"/><text:alphabetical-index-mark-start text:id="IMark75120888"/><text:alphabetical-index-mark-start text:id="IMark74962952"/><text:alphabetical-index-mark-start text:id="IMark74959112"/>execute<text:alphabetical-index-mark-end text:id="IMark74959112"/><text:alphabetical-index-mark-end text:id="IMark74962952"/><text:alphabetical-index-mark-end text:id="IMark75120888"/><text:alphabetical-index-mark-end text:id="IMark82589816"/><text:alphabetical-index-mark-end text:id="IMark74776728"/><text:alphabetical-index-mark-end text:id="IMark80135288"/> with <text:alphabetical-index-mark-start text:id="IMark79065464"/><text:alphabetical-index-mark-start text:id="IMark74690040"/><text:alphabetical-index-mark-start text:id="IMark73775032"/><text:alphabetical-index-mark-start text:id="IMark64215560"/><text:alphabetical-index-mark-start text:id="IMark80125064"/><text:alphabetical-index-mark-start text:id="IMark74873992"/>OPEN_<text:alphabetical-index-mark-start text:id="IMark80133368"/><text:alphabetical-index-mark-start text:id="IMark74894776"/><text:alphabetical-index-mark-start text:id="IMark74874952"/><text:alphabetical-index-mark-start text:id="IMark72881080"/><text:alphabetical-index-mark-start text:id="IMark78708968"/><text:alphabetical-index-mark-start text:id="IMark74950616"/>QUERY<text:alphabetical-index-mark-end text:id="IMark74950616"/><text:alphabetical-index-mark-end text:id="IMark78708968"/><text:alphabetical-index-mark-end text:id="IMark72881080"/><text:alphabetical-index-mark-end text:id="IMark74874952"/><text:alphabetical-index-mark-end text:id="IMark74894776"/><text:alphabetical-index-mark-end text:id="IMark80133368"/>_CLOSE<text:alphabetical-index-mark-end text:id="IMark74873992"/><text:alphabetical-index-mark-end text:id="IMark80125064"/><text:alphabetical-index-mark-end text:id="IMark64215560"/><text:alphabetical-index-mark-end text:id="IMark73775032"/><text:alphabetical-index-mark-end text:id="IMark74690040"/><text:alphabetical-index-mark-end text:id="IMark79065464"/>. In the future other <text:alphabetical-index-mark-start text:id="IMark79106920"/><text:alphabetical-index-mark-start text:id="IMark74709928"/><text:alphabetical-index-mark-start text:id="IMark80290152"/><text:alphabetical-index-mark-start text:id="IMark73431512"/><text:alphabetical-index-mark-start text:id="IMark78434152"/><text:alphabetical-index-mark-start text:id="IMark74858968"/>macro<text:alphabetical-index-mark-end text:id="IMark74858968"/><text:alphabetical-index-mark-end text:id="IMark78434152"/><text:alphabetical-index-mark-end text:id="IMark73431512"/><text:alphabetical-index-mark-end text:id="IMark80290152"/><text:alphabetical-index-mark-end text:id="IMark74709928"/><text:alphabetical-index-mark-end text:id="IMark79106920"/>s might be designed.</text:p>
      <text:p text:style-name="P9"/>
      <text:h text:style-name="P98" text:outline-level="1"><text:bookmark-start text:name="__RefHeading___Toc993_76759228"/>6. Sources<text:bookmark-end text:name="__RefHeading___Toc993_76759228"/></text:h>
      <text:p text:style-name="P8"/>
      <text:p text:style-name="P12"><text:span text:style-name="T12">6.</text:span><text:span text:style-name="T13">1</text:span><text:span text:style-name="T12">.</text:span><text:span text:style-name="T10"> </text:span><text:alphabetical-index-mark-start text:id="IMark74947432"/><text:alphabetical-index-mark-start text:id="IMark78210264"/><text:alphabetical-index-mark-start text:id="IMark78690744"/><text:alphabetical-index-mark-start text:id="IMark82512088"/><text:alphabetical-index-mark-start text:id="IMark78421480"/><text:alphabetical-index-mark-start text:id="IMark80310472"/><text:alphabetical-index-mark-start text:id="IMark64296328"/><text:alphabetical-index-mark-start text:id="IMark74891896"/><text:alphabetical-index-mark-start text:id="IMark66152360"/><text:alphabetical-index-mark-start text:id="IMark80656696"/><text:alphabetical-index-mark-start text:id="IMark79289304"/><text:alphabetical-index-mark-start text:id="IMark82513048"/><text:alphabetical-index-mark-start text:id="IMark78437032"/><text:alphabetical-index-mark-start text:id="IMark80134328"/><text:alphabetical-index-mark-start text:id="IMark80311432"/><text:alphabetical-index-mark-start text:id="IMark73277496"/><text:alphabetical-index-mark-start text:id="IMark63674312"/><text:alphabetical-index-mark-start text:id="IMark64521320"/><text:alphabetical-index-mark-start text:id="IMark78420520"/><text:alphabetical-index-mark-start text:id="IMark74957192"/><text:alphabetical-index-mark-start text:id="IMark83224984"/><text:alphabetical-index-mark-start text:id="IMark83219160"/><text:alphabetical-index-mark-start text:id="IMark73020760"/><text:alphabetical-index-mark-start text:id="IMark77094472"/><text:alphabetical-index-mark-start text:id="IMark83228824"/><text:alphabetical-index-mark-start text:id="IMark77143704"/><text:alphabetical-index-mark-start text:id="IMark78377032"/>Sql<text:alphabetical-index-mark-end text:id="IMark78377032"/><text:alphabetical-index-mark-end text:id="IMark77143704"/><text:alphabetical-index-mark-end text:id="IMark83228824"/><text:alphabetical-index-mark-end text:id="IMark77094472"/><text:alphabetical-index-mark-end text:id="IMark73020760"/><text:alphabetical-index-mark-end text:id="IMark83219160"/><text:alphabetical-index-mark-end text:id="IMark83224984"/><text:alphabetical-index-mark-end text:id="IMark74957192"/><text:alphabetical-index-mark-end text:id="IMark78420520"/><text:alphabetical-index-mark-end text:id="IMark64521320"/><text:alphabetical-index-mark-end text:id="IMark63674312"/><text:alphabetical-index-mark-end text:id="IMark73277496"/><text:alphabetical-index-mark-end text:id="IMark80311432"/><text:alphabetical-index-mark-end text:id="IMark80134328"/><text:alphabetical-index-mark-end text:id="IMark78437032"/><text:alphabetical-index-mark-end text:id="IMark82513048"/><text:alphabetical-index-mark-end text:id="IMark79289304"/><text:alphabetical-index-mark-end text:id="IMark80656696"/>ite<text:alphabetical-index-mark-end text:id="IMark66152360"/><text:alphabetical-index-mark-end text:id="IMark74891896"/><text:alphabetical-index-mark-end text:id="IMark64296328"/><text:alphabetical-index-mark-end text:id="IMark80310472"/><text:alphabetical-index-mark-end text:id="IMark78421480"/><text:alphabetical-index-mark-end text:id="IMark82512088"/><text:alphabetical-index-mark-end text:id="IMark78690744"/><text:alphabetical-index-mark-end text:id="IMark78210264"/><text:alphabetical-index-mark-end text:id="IMark74947432"/>.org. (2000). <text:alphabetical-index-mark-start text:id="IMark74893816"/><text:alphabetical-index-mark-start text:id="IMark66153032"/><text:alphabetical-index-mark-start text:id="IMark73845800"/><text:alphabetical-index-mark-start text:id="IMark48635224"/><text:alphabetical-index-mark-start text:id="IMark80291112"/><text:alphabetical-index-mark-start text:id="IMark64186632"/><text:alphabetical-index-mark-start text:id="IMark80130488"/><text:alphabetical-index-mark-start text:id="IMark78707048"/><text:alphabetical-index-mark-start text:id="IMark78911496"/><text:alphabetical-index-mark-start text:id="IMark77328424"/><text:alphabetical-index-mark-start text:id="IMark79290264"/><text:alphabetical-index-mark-start text:id="IMark79292184"/><text:alphabetical-index-mark-start text:id="IMark77891976"/><text:alphabetical-index-mark-start text:id="IMark74873032"/><text:alphabetical-index-mark-start text:id="IMark74920968"/><text:alphabetical-index-mark-start text:id="IMark75067384"/><text:alphabetical-index-mark-start text:id="IMark78374152"/><text:alphabetical-index-mark-start text:id="IMark77779336"/><text:alphabetical-index-mark-start text:id="IMark74694808"/><text:alphabetical-index-mark-start text:id="IMark78914376"/><text:alphabetical-index-mark-start text:id="IMark78212184"/><text:alphabetical-index-mark-start text:id="IMark79064504"/><text:alphabetical-index-mark-start text:id="IMark80260392"/><text:alphabetical-index-mark-start text:id="IMark78419560"/><text:alphabetical-index-mark-start text:id="IMark64509304"/><text:alphabetical-index-mark-start text:id="IMark82492264"/><text:alphabetical-index-mark-start text:id="IMark74129656"/>SQL<text:alphabetical-index-mark-end text:id="IMark74129656"/><text:alphabetical-index-mark-end text:id="IMark82492264"/><text:alphabetical-index-mark-end text:id="IMark64509304"/><text:alphabetical-index-mark-end text:id="IMark78419560"/><text:alphabetical-index-mark-end text:id="IMark80260392"/><text:alphabetical-index-mark-end text:id="IMark79064504"/><text:alphabetical-index-mark-end text:id="IMark78212184"/><text:alphabetical-index-mark-end text:id="IMark78914376"/><text:alphabetical-index-mark-end text:id="IMark74694808"/><text:alphabetical-index-mark-end text:id="IMark77779336"/><text:alphabetical-index-mark-end text:id="IMark78374152"/><text:alphabetical-index-mark-end text:id="IMark75067384"/><text:alphabetical-index-mark-end text:id="IMark74920968"/><text:alphabetical-index-mark-end text:id="IMark74873032"/><text:alphabetical-index-mark-end text:id="IMark77891976"/><text:alphabetical-index-mark-end text:id="IMark79292184"/><text:alphabetical-index-mark-end text:id="IMark79290264"/><text:alphabetical-index-mark-end text:id="IMark77328424"/>ite<text:alphabetical-index-mark-end text:id="IMark78911496"/><text:alphabetical-index-mark-end text:id="IMark78707048"/><text:alphabetical-index-mark-end text:id="IMark80130488"/><text:alphabetical-index-mark-end text:id="IMark64186632"/><text:alphabetical-index-mark-end text:id="IMark80291112"/><text:alphabetical-index-mark-end text:id="IMark48635224"/><text:alphabetical-index-mark-end text:id="IMark73845800"/><text:alphabetical-index-mark-end text:id="IMark66153032"/><text:alphabetical-index-mark-end text:id="IMark74893816"/> Home Page. [online] Available at: https://www<text:alphabetical-index-mark-start text:id="IMark79546440"/><text:alphabetical-index-mark-start text:id="IMark80319112"/><text:alphabetical-index-mark-start text:id="IMark78954328"/><text:alphabetical-index-mark-start text:id="IMark78912456"/><text:alphabetical-index-mark-start text:id="IMark79288344"/><text:alphabetical-index-mark-start text:id="IMark78214104"/><text:alphabetical-index-mark-start text:id="IMark75085704"/><text:alphabetical-index-mark-start text:id="IMark73579640"/><text:alphabetical-index-mark-start text:id="IMark74955272"/>.<text:alphabetical-index-mark-start text:id="IMark78368360"/><text:alphabetical-index-mark-start text:id="IMark77893896"/><text:alphabetical-index-mark-start text:id="IMark73339864"/><text:alphabetical-index-mark-start text:id="IMark78372232"/><text:alphabetical-index-mark-start text:id="IMark81832424"/><text:alphabetical-index-mark-start text:id="IMark80302824"/><text:alphabetical-index-mark-start text:id="IMark83229784"/><text:alphabetical-index-mark-start text:id="IMark79287384"/><text:alphabetical-index-mark-start text:id="IMark74889976"/><text:alphabetical-index-mark-start text:id="IMark82136376"/><text:alphabetical-index-mark-start text:id="IMark64087992"/><text:alphabetical-index-mark-start text:id="IMark83226904"/><text:alphabetical-index-mark-start text:id="IMark64229000"/><text:alphabetical-index-mark-start text:id="IMark80305704"/><text:alphabetical-index-mark-start text:id="IMark48646552"/><text:alphabetical-index-mark-start text:id="IMark74143304"/><text:alphabetical-index-mark-start text:id="IMark74888056"/><text:alphabetical-index-mark-start text:id="IMark73898184"/><text:alphabetical-index-mark-start text:id="IMark79558984"/><text:alphabetical-index-mark-start text:id="IMark80308584"/><text:alphabetical-index-mark-start text:id="IMark79297944"/><text:alphabetical-index-mark-start text:id="IMark78984952"/><text:alphabetical-index-mark-start text:id="IMark56740440"/><text:alphabetical-index-mark-start text:id="IMark77144664"/><text:alphabetical-index-mark-start text:id="IMark80265800"/><text:alphabetical-index-mark-start text:id="IMark80307624"/><text:alphabetical-index-mark-start text:id="IMark75083784"/><text:alphabetical-index-mark-start text:id="IMark80459368"/><text:alphabetical-index-mark-start text:id="IMark77775928"/><text:alphabetical-index-mark-start text:id="IMark80306664"/>sql<text:alphabetical-index-mark-end text:id="IMark80306664"/><text:alphabetical-index-mark-end text:id="IMark77775928"/><text:alphabetical-index-mark-end text:id="IMark80459368"/><text:alphabetical-index-mark-end text:id="IMark75083784"/><text:alphabetical-index-mark-end text:id="IMark80307624"/><text:alphabetical-index-mark-end text:id="IMark80265800"/><text:alphabetical-index-mark-end text:id="IMark77144664"/><text:alphabetical-index-mark-end text:id="IMark56740440"/><text:alphabetical-index-mark-end text:id="IMark78984952"/><text:alphabetical-index-mark-end text:id="IMark79297944"/><text:alphabetical-index-mark-end text:id="IMark80308584"/><text:alphabetical-index-mark-end text:id="IMark79558984"/><text:alphabetical-index-mark-end text:id="IMark73898184"/><text:alphabetical-index-mark-end text:id="IMark74888056"/><text:alphabetical-index-mark-end text:id="IMark74143304"/><text:alphabetical-index-mark-end text:id="IMark48646552"/><text:alphabetical-index-mark-end text:id="IMark80305704"/><text:alphabetical-index-mark-end text:id="IMark64229000"/><text:alphabetical-index-mark-end text:id="IMark83226904"/><text:alphabetical-index-mark-end text:id="IMark64087992"/><text:alphabetical-index-mark-end text:id="IMark82136376"/><text:alphabetical-index-mark-end text:id="IMark74955272"/><text:alphabetical-index-mark-end text:id="IMark73579640"/><text:alphabetical-index-mark-end text:id="IMark75085704"/><text:alphabetical-index-mark-end text:id="IMark78214104"/><text:alphabetical-index-mark-end text:id="IMark79288344"/><text:alphabetical-index-mark-end text:id="IMark78912456"/><text:alphabetical-index-mark-end text:id="IMark78954328"/><text:alphabetical-index-mark-end text:id="IMark80319112"/><text:alphabetical-index-mark-end text:id="IMark79546440"/>ite<text:alphabetical-index-mark-end text:id="IMark74889976"/><text:alphabetical-index-mark-end text:id="IMark79287384"/><text:alphabetical-index-mark-end text:id="IMark83229784"/><text:alphabetical-index-mark-end text:id="IMark80302824"/><text:alphabetical-index-mark-end text:id="IMark81832424"/><text:alphabetical-index-mark-end text:id="IMark78372232"/><text:alphabetical-index-mark-end text:id="IMark73339864"/><text:alphabetical-index-mark-end text:id="IMark77893896"/><text:alphabetical-index-mark-end text:id="IMark78368360"/>.org/index.html [Acc<text:alphabetical-index-mark-start text:id="IMark78913416"/>es<text:alphabetical-index-mark-end text:id="IMark78913416"/>sed 26 Aug. 2019].</text:p>
      <text:p text:style-name="P12"/>
      <text:p text:style-name="P4"><text:bookmark text:name="js-reference-string-0"/><text:span text:style-name="T14">6.2.</text:span><text:span text:style-name="T56"> </text:span><text:alphabetical-index-mark-start text:id="IMark79295064"/><text:alphabetical-index-mark-start text:id="IMark74954312"/><text:alphabetical-index-mark-start text:id="IMark78215064"/><text:alphabetical-index-mark-start text:id="IMark74961032"/><text:alphabetical-index-mark-start text:id="IMark64436136"/><text:alphabetical-index-mark-start text:id="IMark74117000"/><text:alphabetical-index-mark-start text:id="IMark77892936"/><text:alphabetical-index-mark-start text:id="IMark78438952"/><text:alphabetical-index-mark-start text:id="IMark74872072"/>Sql<text:alphabetical-index-mark-end text:id="IMark74872072"/><text:alphabetical-index-mark-end text:id="IMark78438952"/><text:alphabetical-index-mark-end text:id="IMark77892936"/><text:alphabetical-index-mark-end text:id="IMark74117000"/><text:alphabetical-index-mark-end text:id="IMark64436136"/><text:alphabetical-index-mark-end text:id="IMark74961032"/>ite<text:alphabetical-index-mark-end text:id="IMark78215064"/><text:alphabetical-index-mark-end text:id="IMark74954312"/><text:alphabetical-index-mark-end text:id="IMark79295064"/>.org. (20<text:span text:style-name="T56">00</text:span>). <text:alphabetical-index-mark-start text:id="IMark80234456"/><text:alphabetical-index-mark-start text:id="IMark77772088"/><text:alphabetical-index-mark-start text:id="IMark65411512"/><text:span text:style-name="T21">Command</text:span><text:alphabetical-index-mark-end text:id="IMark65411512"/><text:alphabetical-index-mark-end text:id="IMark77772088"/><text:alphabetical-index-mark-end text:id="IMark80234456"/><text:span text:style-name="T21"> Line Shell For </text:span><text:alphabetical-index-mark-start text:id="IMark80304744"/><text:alphabetical-index-mark-start text:id="IMark57025224"/><text:alphabetical-index-mark-start text:id="IMark80148504"/><text:alphabetical-index-mark-start text:id="IMark73829608"/><text:alphabetical-index-mark-start text:id="IMark80317192"/><text:alphabetical-index-mark-start text:id="IMark64190088"/><text:alphabetical-index-mark-start text:id="IMark79792072"/><text:alphabetical-index-mark-start text:id="IMark78209304"/><text:alphabetical-index-mark-start text:id="IMark78213144"/><text:span text:style-name="T21">SQL</text:span><text:alphabetical-index-mark-end text:id="IMark78213144"/><text:alphabetical-index-mark-end text:id="IMark78209304"/><text:alphabetical-index-mark-end text:id="IMark79792072"/><text:alphabetical-index-mark-end text:id="IMark64190088"/><text:alphabetical-index-mark-end text:id="IMark80317192"/><text:alphabetical-index-mark-end text:id="IMark73829608"/><text:span text:style-name="T21">ite</text:span><text:alphabetical-index-mark-end text:id="IMark80148504"/><text:alphabetical-index-mark-end text:id="IMark57025224"/><text:alphabetical-index-mark-end text:id="IMark80304744"/>. [online] Available at: https://www<text:alphabetical-index-mark-start text:id="IMark79296984"/><text:alphabetical-index-mark-start text:id="IMark79776200"/><text:alphabetical-index-mark-start text:id="IMark79319768"/>.<text:alphabetical-index-mark-start text:id="IMark78226248"/><text:alphabetical-index-mark-start text:id="IMark78375112"/><text:alphabetical-index-mark-start text:id="IMark77875544"/><text:alphabetical-index-mark-start text:id="IMark79315928"/><text:alphabetical-index-mark-start text:id="IMark36129848"/><text:alphabetical-index-mark-start text:id="IMark74215016"/><text:alphabetical-index-mark-start text:id="IMark77108344"/><text:alphabetical-index-mark-start text:id="IMark78377992"/><text:alphabetical-index-mark-start text:id="IMark79296024"/>sql<text:alphabetical-index-mark-end text:id="IMark79296024"/><text:alphabetical-index-mark-end text:id="IMark78377992"/><text:alphabetical-index-mark-end text:id="IMark77108344"/><text:alphabetical-index-mark-end text:id="IMark74215016"/><text:alphabetical-index-mark-end text:id="IMark36129848"/><text:alphabetical-index-mark-end text:id="IMark79315928"/><text:alphabetical-index-mark-end text:id="IMark79319768"/><text:alphabetical-index-mark-end text:id="IMark79776200"/><text:alphabetical-index-mark-end text:id="IMark79296984"/>ite<text:alphabetical-index-mark-end text:id="IMark77875544"/><text:alphabetical-index-mark-end text:id="IMark78375112"/><text:alphabetical-index-mark-end text:id="IMark78226248"/>.org/cli.html [Accessed 10 Oct. 2019].</text:p>
      <text:p text:style-name="P4"/>
      <text:p text:style-name="P4"/>
      <text:p text:style-name="P6"><text:span text:style-name="T59">6.3.</text:span><text:span text:style-name="T58"> </text:span><text:bookmark text:name="js-reference-string-2"/><text:span text:style-name="T58">The HDF Group. (2019). </text:span><text:span text:style-name="T60">The HDF Group - ensuring long-term access and usability of HDF data and supporting users of HDF technologies</text:span><text:span text:style-name="T58">. [online] Available at: https://www.hdfgroup.org [Accessed 18 Oct. 2019].</text:span><text:bookmark text:name="js-reference-string-02"/></text:p>
      <text:p text:style-name="P5"/>
      <text:p text:style-name="P5"/>
      <text:p text:style-name="P6"><text:span text:style-name="T59">6.4.</text:span><text:span text:style-name="T58"> </text:span><text:bookmark text:name="js-reference-string-01"/><text:alphabetical-index-mark-start text:id="IMark74921928"/><text:alphabetical-index-mark-start text:id="IMark79698408"/>Hdfql<text:alphabetical-index-mark-end text:id="IMark79698408"/><text:alphabetical-index-mark-end text:id="IMark74921928"/>.com. (2019). <text:span text:style-name="T21">The easy way to </text:span><text:alphabetical-index-mark-start text:id="IMark81801576"/><text:alphabetical-index-mark-start text:id="IMark74953352"/><text:span text:style-name="T21">manage</text:span><text:alphabetical-index-mark-end text:id="IMark74953352"/><text:alphabetical-index-mark-end text:id="IMark81801576"/><text:span text:style-name="T21"> </text:span><text:alphabetical-index-mark-start text:id="IMark82514008"/><text:alphabetical-index-mark-start text:id="IMark74875912"/><text:span text:style-name="T21">HDF5</text:span><text:alphabetical-index-mark-end text:id="IMark74875912"/><text:alphabetical-index-mark-end text:id="IMark82514008"/><text:span text:style-name="T21"> data</text:span>. [online] Available at: http://www.<text:alphabetical-index-mark-start text:id="IMark77146584"/><text:alphabetical-index-mark-start text:id="IMark74859928"/>hdfql<text:alphabetical-index-mark-end text:id="IMark74859928"/><text:alphabetical-index-mark-end text:id="IMark77146584"/>.com/ [Accessed 18 Oct. 2019].</text:p>
      <text:p text:style-name="P4"/>
      <text:p text:style-name="P11"/>
      <text:p text:style-name="P11"/>
      <text:p text:style-name="P8"/>
      <text:p text:style-name="P8"/>
      <text:p text:style-name="P8"/>
      <text:alphabetical-index text:style-name="Sect1" text:name="Alphabetical Index1">
        <text:alphabetical-index-source text:alphabetical-separators="true" text:sort-algorithm="alphanumeric" fo:language="en" fo:country="US">
          <text:index-title-template text:style-name="Heading_20_1">7. 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Text_20_body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Text_20_body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h text:style-name="P98" text:outline-level="1">7. Alphabetical Index</text:h>
          </text:index-title>
          <text:p text:style-name="P99"/>
          <text:p text:style-name="P99">A</text:p>
          <text:p text:style-name="P95"/>
          <text:p text:style-name="P95">advantage<text:tab/>1, 5p.</text:p>
          <text:p text:style-name="P95">append<text:tab/>8p.</text:p>
          <text:p text:style-name="P99"/>
          <text:p text:style-name="P99"/>
          <text:p text:style-name="P99">C</text:p>
          <text:p text:style-name="P95"/>
          <text:p text:style-name="P95">call<text:tab/>3, 8, 10p., 13p., 18p.</text:p>
          <text:p text:style-name="P95">Call<text:tab/>3, 13, 17p.</text:p>
          <text:p text:style-name="P95">character<text:tab/>5, 7p., 10p., 18p.</text:p>
          <text:p text:style-name="P95">code<text:tab/>6pp., 11</text:p>
          <text:p text:style-name="P95">command<text:tab/>1, 5p.</text:p>
          <text:p text:style-name="P95">Command<text:tab/>20</text:p>
          <text:p text:style-name="P95">common<text:tab/>1, 3, 5, 13</text:p>
          <text:p text:style-name="P95">composite<text:tab/>3, 7pp., 18</text:p>
          <text:p text:style-name="P95">Composite<text:tab/>7, 10</text:p>
          <text:p text:style-name="P95">contribute<text:tab/>2</text:p>
          <text:p text:style-name="P95">CONTRIBUTING<text:tab/>2</text:p>
          <text:p text:style-name="P95">COPYING<text:tab/>2</text:p>
          <text:p text:style-name="P99"/>
          <text:p text:style-name="P99"/>
          <text:p text:style-name="P99">D</text:p>
          <text:p text:style-name="P95"/>
          <text:p text:style-name="P95">database<text:tab/>1, 5p., 9, 11, 13pp., 17pp.</text:p>
          <text:p text:style-name="P95">database.db<text:tab/>9</text:p>
          <text:p text:style-name="P95">dataset<text:tab/>5, 9, 13</text:p>
          <text:p text:style-name="P95">DBMS<text:tab/>7</text:p>
          <text:p text:style-name="P95">develop<text:tab/>1</text:p>
          <text:p text:style-name="P95">developer<text:tab/>1</text:p>
          <text:p text:style-name="P95">dialect<text:tab/>3, 7</text:p>
          <text:p text:style-name="P95">dot<text:tab/>1, 5</text:p>
          <text:p text:style-name="P99"><text:soft-page-break/></text:p>
          <text:p text:style-name="P99"/>
          <text:p text:style-name="P99">E</text:p>
          <text:p text:style-name="P95"/>
          <text:p text:style-name="P95">Edronkin<text:tab/>1</text:p>
          <text:p text:style-name="P95">environment<text:tab/>3, 13p.</text:p>
          <text:p text:style-name="P95">es<text:tab/>2, 20</text:p>
          <text:p text:style-name="P95">execute<text:tab/>5, 19</text:p>
          <text:p text:style-name="P99"/>
          <text:p text:style-name="P99"/>
          <text:p text:style-name="P99">F</text:p>
          <text:p text:style-name="P95"/>
          <text:p text:style-name="P95">factor<text:tab/>7</text:p>
          <text:p text:style-name="P95">file<text:tab/>1pp., 5, 7pp., 11, 13pp.</text:p>
          <text:p text:style-name="P95">folder<text:tab/>9, 15pp.</text:p>
          <text:p text:style-name="P95">format<text:tab/>2, 5, 15, 19</text:p>
          <text:p text:style-name="P95">Fortran<text:tab/>14</text:p>
          <text:p text:style-name="P99"/>
          <text:p text:style-name="P99"/>
          <text:p text:style-name="P99">G</text:p>
          <text:p text:style-name="P95"/>
          <text:p text:style-name="P95">g++<text:tab/>16</text:p>
          <text:p text:style-name="P95">gcc<text:tab/>14, 16</text:p>
          <text:p text:style-name="P99"/>
          <text:p text:style-name="P99"/>
          <text:p text:style-name="P99">H</text:p>
          <text:p text:style-name="P95"/>
          <text:p text:style-name="P95">handle<text:tab/>5, 14</text:p>
          <text:p text:style-name="P95">hdf5<text:tab/>1</text:p>
          <text:p text:style-name="P95">HDF5<text:tab/>1p., 5p., 11pp., 20</text:p>
          <text:p text:style-name="P95">hdfql<text:tab/>1, 16p., 20</text:p>
          <text:p text:style-name="P95">Hdfql<text:tab/>20</text:p>
          <text:p text:style-name="P95">HDFql<text:tab/>2p., 5p., 8pp., 16p.</text:p>
          <text:p text:style-name="P99"/>
          <text:p text:style-name="P99"/>
          <text:p text:style-name="P99">I</text:p>
          <text:p text:style-name="P95"/>
          <text:p text:style-name="P95"><text:soft-page-break/>independent<text:tab/>5</text:p>
          <text:p text:style-name="P95">information<text:tab/>2</text:p>
          <text:p text:style-name="P95">INSERT<text:tab/>8</text:p>
          <text:p text:style-name="P95">install<text:tab/>2p., 10, 17</text:p>
          <text:p text:style-name="P95">Install<text:tab/>3, 16</text:p>
          <text:p text:style-name="P95">instance<text:tab/>9</text:p>
          <text:p text:style-name="P99"/>
          <text:p text:style-name="P99"/>
          <text:p text:style-name="P99">L</text:p>
          <text:p text:style-name="P95"/>
          <text:p text:style-name="P95">libraries<text:tab/>10p., 13p., 17</text:p>
          <text:p text:style-name="P95">library<text:tab/>13</text:p>
          <text:p text:style-name="P95">license<text:tab/>2, 15</text:p>
          <text:p text:style-name="P95">License<text:tab/>2p.</text:p>
          <text:p text:style-name="P95">link<text:tab/>17</text:p>
          <text:p text:style-name="P95">Link<text:tab/>16</text:p>
          <text:p text:style-name="P95">Linux<text:tab/>14, 16p.</text:p>
          <text:p text:style-name="P95">listing<text:tab/>8p., 18p.</text:p>
          <text:p text:style-name="P95">lock<text:tab/>13p.</text:p>
          <text:p text:style-name="P95">locking<text:tab/>13p.</text:p>
          <text:p text:style-name="P95">lsqlite<text:tab/>16</text:p>
          <text:p text:style-name="P99"/>
          <text:p text:style-name="P99"/>
          <text:p text:style-name="P99">M</text:p>
          <text:p text:style-name="P95"/>
          <text:p text:style-name="P95">macro<text:tab/>17pp.</text:p>
          <text:p text:style-name="P95">manage<text:tab/>7, 13, 20</text:p>
          <text:p text:style-name="P95">MariaDB<text:tab/>5</text:p>
          <text:p text:style-name="P95">module<text:tab/>2</text:p>
          <text:p text:style-name="P95">mpi<text:tab/>3, 13p., 16p.</text:p>
          <text:p text:style-name="P95">MPI<text:tab/>13p.</text:p>
          <text:p text:style-name="P95">multiple<text:tab/>18</text:p>
          <text:p text:style-name="P95">Mysql<text:tab/>5</text:p>
          <text:p text:style-name="P99"><text:soft-page-break/></text:p>
          <text:p text:style-name="P99"/>
          <text:p text:style-name="P99">O</text:p>
          <text:p text:style-name="P95"/>
          <text:p text:style-name="P95">OPEN_QUERY_CLOSE<text:tab/>4, 19</text:p>
          <text:p text:style-name="P95">OPEN_QUERY_CLOSE_SHOW<text:tab/>4, 19</text:p>
          <text:p text:style-name="P95">openmp<text:tab/>16</text:p>
          <text:p text:style-name="P95">OpenMP<text:tab/>13p., 17</text:p>
          <text:p text:style-name="P95">operating<text:tab/>17</text:p>
          <text:p text:style-name="P95">Operating<text:tab/>3, 14</text:p>
          <text:p text:style-name="P95">operation<text:tab/>9</text:p>
          <text:p text:style-name="P95">orcid<text:tab/>1</text:p>
          <text:p text:style-name="P95">overwrite<text:tab/>8p.</text:p>
          <text:p text:style-name="P99"/>
          <text:p text:style-name="P99"/>
          <text:p text:style-name="P99">P</text:p>
          <text:p text:style-name="P95"/>
          <text:p text:style-name="P95">parse<text:tab/>8, 18</text:p>
          <text:p text:style-name="P95">path<text:tab/>16, 18</text:p>
          <text:p text:style-name="P95">PATH<text:tab/>18</text:p>
          <text:p text:style-name="P95">PostgreSQL<text:tab/>5</text:p>
          <text:p text:style-name="P95">preparation<text:tab/>13</text:p>
          <text:p text:style-name="P95">program<text:tab/>1, 5, 7, 10, 13, 19</text:p>
          <text:p text:style-name="P95">project<text:tab/>1p.</text:p>
          <text:p text:style-name="P99"/>
          <text:p text:style-name="P99"/>
          <text:p text:style-name="P99">Q</text:p>
          <text:p text:style-name="P95"/>
          <text:p text:style-name="P95">ql<text:tab/>7</text:p>
          <text:p text:style-name="P95">queries<text:tab/>1, 5pp., 13, 18p.</text:p>
          <text:p text:style-name="P95">query<text:tab/>1, 3, 5pp., 13, 17pp.</text:p>
          <text:p text:style-name="P95">Query<text:tab/>18</text:p>
          <text:p text:style-name="P95">QUERY<text:tab/>4, 19</text:p>
          <text:p text:style-name="P99"/>
          <text:p text:style-name="P99"/>
          <text:p text:style-name="P99"><text:soft-page-break/>R</text:p>
          <text:p text:style-name="P95"/>
          <text:p text:style-name="P95">RDBMS<text:tab/>7</text:p>
          <text:p text:style-name="P95">README<text:tab/>2</text:p>
          <text:p text:style-name="P95">relational<text:tab/>5, 12, 14</text:p>
          <text:p text:style-name="P95">Relational<text:tab/>7</text:p>
          <text:p text:style-name="P95">repetitive<text:tab/>5, 13</text:p>
          <text:p text:style-name="P95">result<text:tab/>3, 6, 8p., 17pp.</text:p>
          <text:p text:style-name="P95">results<text:tab/>3, 8p., 17pp.</text:p>
          <text:p text:style-name="P95">retrieve<text:tab/>8, 13</text:p>
          <text:p text:style-name="P95">return<text:tab/>8, 18</text:p>
          <text:p text:style-name="P99"/>
          <text:p text:style-name="P99"/>
          <text:p text:style-name="P99">S</text:p>
          <text:p text:style-name="P95"/>
          <text:p text:style-name="P95">Scheme<text:tab/>11, 14</text:p>
          <text:p text:style-name="P95">select<text:tab/>8</text:p>
          <text:p text:style-name="P95">SELECT<text:tab/>8pp., 18</text:p>
          <text:p text:style-name="P95">sentence<text:tab/>5</text:p>
          <text:p text:style-name="P95">server<text:tab/>5</text:p>
          <text:p text:style-name="P95">setting<text:tab/>2</text:p>
          <text:p text:style-name="P95">single<text:tab/>5p., 9, 11, 13</text:p>
          <text:p text:style-name="P95">Single<text:tab/>9</text:p>
          <text:p text:style-name="P95">snippet<text:tab/>17</text:p>
          <text:p text:style-name="P95">sql<text:tab/>1pp., 5pp., 13pp.</text:p>
          <text:p text:style-name="P95">Sql<text:tab/>1pp., 5pp., 13p., 17, 19p.</text:p>
          <text:p text:style-name="P95">SQL<text:tab/>1, 3, 5pp., 17, 20</text:p>
          <text:p text:style-name="P95">sqlite<text:tab/>1, 16, 20</text:p>
          <text:p text:style-name="P95">Sqlite<text:tab/>1pp., 5pp., 11, 13p., 17, 19p.</text:p>
          <text:p text:style-name="P95">SQLite<text:tab/>20</text:p>
          <text:p text:style-name="P95">Sqlite3<text:tab/>1</text:p>
          <text:p text:style-name="P95">string<text:tab/>10p., 13, 18p.</text:p>
          <text:p text:style-name="P95">syntax<text:tab/>3, 5, 9, 11, 18</text:p>
          <text:p text:style-name="P95"><text:soft-page-break/>system<text:tab/>2p., 5, 7, 10pp., 14, 16p.</text:p>
          <text:p text:style-name="P95">System<text:tab/>3, 10</text:p>
          <text:p text:style-name="P99"/>
          <text:p text:style-name="P99"/>
          <text:p text:style-name="P99">T</text:p>
          <text:p text:style-name="P95"/>
          <text:p text:style-name="P95">table<text:tab/>6, 9pp., 13p., 18</text:p>
          <text:p text:style-name="P95">Table<text:tab/>3</text:p>
          <text:p text:style-name="P95">terminal<text:tab/>1, 10p., 17</text:p>
          <text:p text:style-name="P95">TEST_DB<text:tab/>4, 19</text:p>
          <text:p text:style-name="P95">thread<text:tab/>3, 13p.</text:p>
          <text:p text:style-name="P95">tool<text:tab/>5, 13</text:p>
          <text:p text:style-name="P95">trouble<text:tab/>17</text:p>
          <text:p text:style-name="P99"/>
          <text:p text:style-name="P99"/>
          <text:p text:style-name="P99">W</text:p>
          <text:p text:style-name="P95"/>
          <text:p text:style-name="P95">Windows<text:tab/>14</text:p>
          <text:p text:style-name="P99"/>
          <text:p text:style-name="P99"/>
          <text:p text:style-name="P99">Y</text:p>
          <text:p text:style-name="P95"/>
          <text:p text:style-name="P95">your_database<text:tab/>9, 11, 18</text:p>
          <text:p text:style-name="P95">your_database.db<text:tab/>9</text:p>
          <text:p text:style-name="P95">your_table<text:tab/>9pp., 18</text:p>
          <text:p text:style-name="P99"/>
          <text:p text:style-name="P99"/>
          <text:p text:style-name="P99">.</text:p>
          <text:p text:style-name="P95"/>
          <text:p text:style-name="P95">.cpp<text:tab/>15p.</text:p>
          <text:p text:style-name="P95">.db<text:tab/>9, 17p.</text:p>
          <text:p text:style-name="P95">.h5<text:tab/>9, 17</text:p>
          <text:p text:style-name="P95">.hpp<text:tab/>15p.</text:p>
          <text:p text:style-name="P95">.sql<text:tab/>1, 7p., 13, 15, 17p., 20</text:p>
          <text:p text:style-name="P95">.txt<text:tab/>8p., 18p.</text:p>
          <text:p text:style-name="P99"/>
          <text:p text:style-name="P99"><text:soft-page-break/></text:p>
          <text:p text:style-name="P99">/</text:p>
          <text:p text:style-name="P95"/>
          <text:p text:style-name="P95">/doc<text:tab/>3, 15</text:p>
          <text:p text:style-name="P95">/examples<text:tab/>3, 15, 18</text:p>
        </text:index-body>
      </text:alphabetical-index>
      <text:p text:style-name="P49"/>
      <text:p text:style-name="P8"/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2T14:43:04.266971651</meta:creation-date>
    <dc:date>2019-10-21T14:38:40.698873798</dc:date>
    <meta:editing-duration>P6DT1H32M10S</meta:editing-duration>
    <meta:editing-cycles>120</meta:editing-cycles>
    <meta:generator>LibreOffice/5.1.6.2$Linux_X86_64 LibreOffice_project/10m0$Build-2</meta:generator>
    <meta:document-statistic meta:table-count="0" meta:image-count="0" meta:object-count="0" meta:page-count="27" meta:paragraph-count="357" meta:word-count="3670" meta:character-count="21240" meta:non-whitespace-character-count="17916"/>
  </office:meta>
</office:document-meta>
</file>